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2/styles.xml" manifest:media-type="text/xml"/>
  <manifest:file-entry manifest:full-path="Object 2/meta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3/styles.xml" manifest:media-type="text/xml"/>
  <manifest:file-entry manifest:full-path="Object 3/meta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2.49mm"/>
    </style:style>
    <style:style style:name="co3" style:family="table-column">
      <style:table-column-properties fo:break-before="auto" style:column-width="125.8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time-style style:name="N40">
      <number:hours number:style="long"/>
      <number:text>:</number:text>
      <number:minutes number:style="long"/>
    </number:time-style>
    <style:style style:name="ce1" style:family="table-cell" style:parent-style-name="Default" style:data-style-name="N40">
      <style:text-properties style:text-position=""/>
    </style:style>
    <style:style style:name="ce2" style:family="table-cell" style:parent-style-name="Default" style:data-style-name="N2">
      <style:text-properties style:text-position=""/>
    </style:style>
    <style:style style:name="ce3" style:family="table-cell" style:parent-style-name="Default" style:data-style-name="N2">
      <style:text-properties style:text-position="" fo:font-size="8pt" style:font-size-asian="8pt" style:font-size-complex="8pt"/>
    </style:style>
    <style:style style:name="ce4" style:family="table-cell" style:parent-style-name="Default">
      <style:text-properties style:text-position="" fo:font-size="8pt" style:font-size-asian="8pt" style:font-size-complex="8pt"/>
    </style:style>
    <style:style style:name="ce5" style:family="table-cell" style:parent-style-name="Default" style:data-style-name="N40"/>
    <style:style style:name="ce6" style:family="table-cell" style:parent-style-name="Default" style:data-style-name="N2"/>
    <style:style style:name="ce7" style:family="table-cell" style:parent-style-name="Default" style:data-style-name="N2">
      <style:text-properties fo:font-size="8pt" style:font-size-asian="8pt" style:font-size-complex="8pt"/>
    </style:style>
    <style:style style:name="ce8" style:family="table-cell" style:parent-style-name="Default">
      <style:text-properties fo:font-size="8pt" style:font-size-asian="8pt" style:font-size-complex="8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10p_scenario1_no" table:style-name="ta1">
        <table:table-column table:style-name="co1" table:default-cell-style-name="ce1"/>
        <table:table-column table:style-name="co1" table:number-columns-repeated="2" table:default-cell-style-name="Default"/>
        <table:table-column table:style-name="co2" table:number-columns-repeated="10" table:default-cell-style-name="ce3"/>
        <table:table-column table:style-name="co2" table:number-columns-repeated="20" table:default-cell-style-name="ce4"/>
        <table:table-column table:style-name="co3" table:default-cell-style-name="Default"/>
        <table:table-row table:style-name="ro1">
          <table:table-cell/>
          <table:table-cell office:value-type="string" calcext:value-type="string">
            <text:p>Moyenne</text:p>
          </table:table-cell>
          <table:table-cell office:value-type="string" calcext:value-type="string">
            <text:p>Ecart-type</text:p>
          </table:table-cell>
          <table:table-cell table:number-columns-repeated="31"/>
        </table:table-row>
        <table:table-row table:style-name="ro1">
          <table:table-cell office:value-type="time" office:time-value="PT00H00M00S" calcext:value-type="time">
            <text:p>00:00</text:p>
          </table:table-cell>
          <table:table-cell table:style-name="ce2" table:formula="of:=AVERAGE([.D2:.AG2])" office:value-type="float" office:value="100.463" calcext:value-type="float">
            <text:p>100.46</text:p>
          </table:table-cell>
          <table:table-cell table:style-name="ce2" table:formula="of:=STDEV([.D2:.AG2])" office:value-type="float" office:value="3.01257611150095" calcext:value-type="float">
            <text:p>3.01</text:p>
          </table:table-cell>
          <table:table-cell office:value-type="float" office:value="100.79" calcext:value-type="float">
            <text:p>100.79</text:p>
          </table:table-cell>
          <table:table-cell office:value-type="float" office:value="98.84" calcext:value-type="float">
            <text:p>98.84</text:p>
          </table:table-cell>
          <table:table-cell office:value-type="float" office:value="98.39" calcext:value-type="float">
            <text:p>98.39</text:p>
          </table:table-cell>
          <table:table-cell office:value-type="float" office:value="97.51" calcext:value-type="float">
            <text:p>97.51</text:p>
          </table:table-cell>
          <table:table-cell office:value-type="float" office:value="94.47" calcext:value-type="float">
            <text:p>94.47</text:p>
          </table:table-cell>
          <table:table-cell office:value-type="float" office:value="101.59" calcext:value-type="float">
            <text:p>101.59</text:p>
          </table:table-cell>
          <table:table-cell office:value-type="float" office:value="106.49" calcext:value-type="float">
            <text:p>106.49</text:p>
          </table:table-cell>
          <table:table-cell office:value-type="float" office:value="94.23" calcext:value-type="float">
            <text:p>94.23</text:p>
          </table:table-cell>
          <table:table-cell office:value-type="float" office:value="101.3" calcext:value-type="float">
            <text:p>101.30</text:p>
          </table:table-cell>
          <table:table-cell office:value-type="float" office:value="97.05" calcext:value-type="float">
            <text:p>97.05</text:p>
          </table:table-cell>
          <table:table-cell office:value-type="float" office:value="103" calcext:value-type="float">
            <text:p>103</text:p>
          </table:table-cell>
          <table:table-cell office:value-type="float" office:value="102.38" calcext:value-type="float">
            <text:p>102.38</text:p>
          </table:table-cell>
          <table:table-cell office:value-type="float" office:value="98.44" calcext:value-type="float">
            <text:p>98.44</text:p>
          </table:table-cell>
          <table:table-cell office:value-type="float" office:value="99.58" calcext:value-type="float">
            <text:p>99.58</text:p>
          </table:table-cell>
          <table:table-cell office:value-type="float" office:value="100.98" calcext:value-type="float">
            <text:p>100.98</text:p>
          </table:table-cell>
          <table:table-cell office:value-type="float" office:value="100.24" calcext:value-type="float">
            <text:p>100.24</text:p>
          </table:table-cell>
          <table:table-cell office:value-type="float" office:value="104.79" calcext:value-type="float">
            <text:p>104.79</text:p>
          </table:table-cell>
          <table:table-cell office:value-type="float" office:value="104.81" calcext:value-type="float">
            <text:p>104.81</text:p>
          </table:table-cell>
          <table:table-cell office:value-type="float" office:value="96.85" calcext:value-type="float">
            <text:p>96.85</text:p>
          </table:table-cell>
          <table:table-cell office:value-type="float" office:value="104.36" calcext:value-type="float">
            <text:p>104.36</text:p>
          </table:table-cell>
          <table:table-cell office:value-type="float" office:value="101.25" calcext:value-type="float">
            <text:p>101.25</text:p>
          </table:table-cell>
          <table:table-cell office:value-type="float" office:value="100.32" calcext:value-type="float">
            <text:p>100.32</text:p>
          </table:table-cell>
          <table:table-cell office:value-type="float" office:value="98.75" calcext:value-type="float">
            <text:p>98.75</text:p>
          </table:table-cell>
          <table:table-cell office:value-type="float" office:value="100.64" calcext:value-type="float">
            <text:p>100.64</text:p>
          </table:table-cell>
          <table:table-cell office:value-type="float" office:value="99.22" calcext:value-type="float">
            <text:p>99.22</text:p>
          </table:table-cell>
          <table:table-cell office:value-type="float" office:value="106.02" calcext:value-type="float">
            <text:p>106.02</text:p>
          </table:table-cell>
          <table:table-cell office:value-type="float" office:value="100.46" calcext:value-type="float">
            <text:p>100.46</text:p>
          </table:table-cell>
          <table:table-cell office:value-type="float" office:value="98.53" calcext:value-type="float">
            <text:p>98.53</text:p>
          </table:table-cell>
          <table:table-cell office:value-type="float" office:value="101.74" calcext:value-type="float">
            <text:p>101.74</text:p>
          </table:table-cell>
          <table:table-cell office:value-type="float" office:value="100.87" calcext:value-type="float">
            <text:p>100.87</text:p>
          </table:table-cell>
          <table:table-cell/>
        </table:table-row>
        <table:table-row table:style-name="ro1">
          <table:table-cell office:value-type="time" office:time-value="PT01H00M00S" calcext:value-type="time">
            <text:p>01:00</text:p>
          </table:table-cell>
          <table:table-cell table:style-name="ce2" table:formula="of:=AVERAGE([.D3:.AG3])" office:value-type="float" office:value="96.3206666666667" calcext:value-type="float">
            <text:p>96.32</text:p>
          </table:table-cell>
          <table:table-cell table:style-name="ce2" table:formula="of:=STDEV([.D3:.AG3])" office:value-type="float" office:value="3.96231814187999" calcext:value-type="float">
            <text:p>3.96</text:p>
          </table:table-cell>
          <table:table-cell office:value-type="float" office:value="91.63" calcext:value-type="float">
            <text:p>91.63</text:p>
          </table:table-cell>
          <table:table-cell office:value-type="float" office:value="93.55" calcext:value-type="float">
            <text:p>93.55</text:p>
          </table:table-cell>
          <table:table-cell office:value-type="float" office:value="91.1" calcext:value-type="float">
            <text:p>91.10</text:p>
          </table:table-cell>
          <table:table-cell office:value-type="float" office:value="93.89" calcext:value-type="float">
            <text:p>93.89</text:p>
          </table:table-cell>
          <table:table-cell office:value-type="float" office:value="100.34" calcext:value-type="float">
            <text:p>100.34</text:p>
          </table:table-cell>
          <table:table-cell office:value-type="float" office:value="90.83" calcext:value-type="float">
            <text:p>90.83</text:p>
          </table:table-cell>
          <table:table-cell office:value-type="float" office:value="91.99" calcext:value-type="float">
            <text:p>91.99</text:p>
          </table:table-cell>
          <table:table-cell office:value-type="float" office:value="96.44" calcext:value-type="float">
            <text:p>96.44</text:p>
          </table:table-cell>
          <table:table-cell office:value-type="float" office:value="98.5" calcext:value-type="float">
            <text:p>98.50</text:p>
          </table:table-cell>
          <table:table-cell office:value-type="float" office:value="92.21" calcext:value-type="float">
            <text:p>92.21</text:p>
          </table:table-cell>
          <table:table-cell office:value-type="float" office:value="98.26" calcext:value-type="float">
            <text:p>98.26</text:p>
          </table:table-cell>
          <table:table-cell office:value-type="float" office:value="98.93" calcext:value-type="float">
            <text:p>98.93</text:p>
          </table:table-cell>
          <table:table-cell office:value-type="float" office:value="101.17" calcext:value-type="float">
            <text:p>101.17</text:p>
          </table:table-cell>
          <table:table-cell office:value-type="float" office:value="97.53" calcext:value-type="float">
            <text:p>97.53</text:p>
          </table:table-cell>
          <table:table-cell office:value-type="float" office:value="95.42" calcext:value-type="float">
            <text:p>95.42</text:p>
          </table:table-cell>
          <table:table-cell office:value-type="float" office:value="95.68" calcext:value-type="float">
            <text:p>95.68</text:p>
          </table:table-cell>
          <table:table-cell office:value-type="float" office:value="85.57" calcext:value-type="float">
            <text:p>85.57</text:p>
          </table:table-cell>
          <table:table-cell office:value-type="float" office:value="94.07" calcext:value-type="float">
            <text:p>94.07</text:p>
          </table:table-cell>
          <table:table-cell office:value-type="float" office:value="100.48" calcext:value-type="float">
            <text:p>100.48</text:p>
          </table:table-cell>
          <table:table-cell office:value-type="float" office:value="94.77" calcext:value-type="float">
            <text:p>94.77</text:p>
          </table:table-cell>
          <table:table-cell office:value-type="float" office:value="96.95" calcext:value-type="float">
            <text:p>96.95</text:p>
          </table:table-cell>
          <table:table-cell office:value-type="float" office:value="95.04" calcext:value-type="float">
            <text:p>95.04</text:p>
          </table:table-cell>
          <table:table-cell office:value-type="float" office:value="99.75" calcext:value-type="float">
            <text:p>99.75</text:p>
          </table:table-cell>
          <table:table-cell office:value-type="float" office:value="97.73" calcext:value-type="float">
            <text:p>97.73</text:p>
          </table:table-cell>
          <table:table-cell office:value-type="float" office:value="97.89" calcext:value-type="float">
            <text:p>97.89</text:p>
          </table:table-cell>
          <table:table-cell office:value-type="float" office:value="99" calcext:value-type="float">
            <text:p>99</text:p>
          </table:table-cell>
          <table:table-cell office:value-type="float" office:value="105.01" calcext:value-type="float">
            <text:p>105.01</text:p>
          </table:table-cell>
          <table:table-cell office:value-type="float" office:value="98.29" calcext:value-type="float">
            <text:p>98.29</text:p>
          </table:table-cell>
          <table:table-cell office:value-type="float" office:value="96.4" calcext:value-type="float">
            <text:p>96.4</text:p>
          </table:table-cell>
          <table:table-cell office:value-type="float" office:value="101.2" calcext:value-type="float">
            <text:p>101.2</text:p>
          </table:table-cell>
          <table:table-cell/>
        </table:table-row>
        <table:table-row table:style-name="ro1">
          <table:table-cell office:value-type="time" office:time-value="PT02H00M00S" calcext:value-type="time">
            <text:p>02:00</text:p>
          </table:table-cell>
          <table:table-cell table:style-name="ce2" table:formula="of:=AVERAGE([.D4:.AG4])" office:value-type="float" office:value="99.5233333333333" calcext:value-type="float">
            <text:p>99.52</text:p>
          </table:table-cell>
          <table:table-cell table:style-name="ce2" table:formula="of:=STDEV([.D4:.AG4])" office:value-type="float" office:value="4.59317434621337" calcext:value-type="float">
            <text:p>4.59</text:p>
          </table:table-cell>
          <table:table-cell office:value-type="float" office:value="100.32" calcext:value-type="float">
            <text:p>100.32</text:p>
          </table:table-cell>
          <table:table-cell office:value-type="float" office:value="102.75" calcext:value-type="float">
            <text:p>102.75</text:p>
          </table:table-cell>
          <table:table-cell office:value-type="float" office:value="103.86" calcext:value-type="float">
            <text:p>103.86</text:p>
          </table:table-cell>
          <table:table-cell office:value-type="float" office:value="93.14" calcext:value-type="float">
            <text:p>93.14</text:p>
          </table:table-cell>
          <table:table-cell office:value-type="float" office:value="99.54" calcext:value-type="float">
            <text:p>99.54</text:p>
          </table:table-cell>
          <table:table-cell office:value-type="float" office:value="90.36" calcext:value-type="float">
            <text:p>90.36</text:p>
          </table:table-cell>
          <table:table-cell office:value-type="float" office:value="107.16" calcext:value-type="float">
            <text:p>107.16</text:p>
          </table:table-cell>
          <table:table-cell office:value-type="float" office:value="98.77" calcext:value-type="float">
            <text:p>98.77</text:p>
          </table:table-cell>
          <table:table-cell office:value-type="float" office:value="95.74" calcext:value-type="float">
            <text:p>95.74</text:p>
          </table:table-cell>
          <table:table-cell office:value-type="float" office:value="98.99" calcext:value-type="float">
            <text:p>98.99</text:p>
          </table:table-cell>
          <table:table-cell office:value-type="float" office:value="98.84" calcext:value-type="float">
            <text:p>98.84</text:p>
          </table:table-cell>
          <table:table-cell office:value-type="float" office:value="105.83" calcext:value-type="float">
            <text:p>105.83</text:p>
          </table:table-cell>
          <table:table-cell office:value-type="float" office:value="100.36" calcext:value-type="float">
            <text:p>100.36</text:p>
          </table:table-cell>
          <table:table-cell office:value-type="float" office:value="103.07" calcext:value-type="float">
            <text:p>103.07</text:p>
          </table:table-cell>
          <table:table-cell office:value-type="float" office:value="95.9" calcext:value-type="float">
            <text:p>95.9</text:p>
          </table:table-cell>
          <table:table-cell office:value-type="float" office:value="91.26" calcext:value-type="float">
            <text:p>91.26</text:p>
          </table:table-cell>
          <table:table-cell office:value-type="float" office:value="93.79" calcext:value-type="float">
            <text:p>93.79</text:p>
          </table:table-cell>
          <table:table-cell office:value-type="float" office:value="95.47" calcext:value-type="float">
            <text:p>95.47</text:p>
          </table:table-cell>
          <table:table-cell office:value-type="float" office:value="107.28" calcext:value-type="float">
            <text:p>107.28</text:p>
          </table:table-cell>
          <table:table-cell office:value-type="float" office:value="98.96" calcext:value-type="float">
            <text:p>98.96</text:p>
          </table:table-cell>
          <table:table-cell office:value-type="float" office:value="102.38" calcext:value-type="float">
            <text:p>102.38</text:p>
          </table:table-cell>
          <table:table-cell office:value-type="float" office:value="109.43" calcext:value-type="float">
            <text:p>109.43</text:p>
          </table:table-cell>
          <table:table-cell office:value-type="float" office:value="101.33" calcext:value-type="float">
            <text:p>101.33</text:p>
          </table:table-cell>
          <table:table-cell office:value-type="float" office:value="98.55" calcext:value-type="float">
            <text:p>98.55</text:p>
          </table:table-cell>
          <table:table-cell office:value-type="float" office:value="101.5" calcext:value-type="float">
            <text:p>101.5</text:p>
          </table:table-cell>
          <table:table-cell office:value-type="float" office:value="95.35" calcext:value-type="float">
            <text:p>95.35</text:p>
          </table:table-cell>
          <table:table-cell office:value-type="float" office:value="98.83" calcext:value-type="float">
            <text:p>98.83</text:p>
          </table:table-cell>
          <table:table-cell office:value-type="float" office:value="97.04" calcext:value-type="float">
            <text:p>97.04</text:p>
          </table:table-cell>
          <table:table-cell office:value-type="float" office:value="99.63" calcext:value-type="float">
            <text:p>99.63</text:p>
          </table:table-cell>
          <table:table-cell office:value-type="float" office:value="100.27" calcext:value-type="float">
            <text:p>100.27</text:p>
          </table:table-cell>
          <table:table-cell/>
        </table:table-row>
        <table:table-row table:style-name="ro1">
          <table:table-cell office:value-type="time" office:time-value="PT03H00M00S" calcext:value-type="time">
            <text:p>03:00</text:p>
          </table:table-cell>
          <table:table-cell table:style-name="ce2" table:formula="of:=AVERAGE([.D5:.AG5])" office:value-type="float" office:value="104.359333333333" calcext:value-type="float">
            <text:p>104.36</text:p>
          </table:table-cell>
          <table:table-cell table:style-name="ce2" table:formula="of:=STDEV([.D5:.AG5])" office:value-type="float" office:value="5.76156045273975" calcext:value-type="float">
            <text:p>5.76</text:p>
          </table:table-cell>
          <table:table-cell office:value-type="float" office:value="105.77" calcext:value-type="float">
            <text:p>105.77</text:p>
          </table:table-cell>
          <table:table-cell office:value-type="float" office:value="114.67" calcext:value-type="float">
            <text:p>114.67</text:p>
          </table:table-cell>
          <table:table-cell office:value-type="float" office:value="112.77" calcext:value-type="float">
            <text:p>112.77</text:p>
          </table:table-cell>
          <table:table-cell office:value-type="float" office:value="93.17" calcext:value-type="float">
            <text:p>93.17</text:p>
          </table:table-cell>
          <table:table-cell office:value-type="float" office:value="102.68" calcext:value-type="float">
            <text:p>102.68</text:p>
          </table:table-cell>
          <table:table-cell office:value-type="float" office:value="105" calcext:value-type="float">
            <text:p>105.00</text:p>
          </table:table-cell>
          <table:table-cell office:value-type="float" office:value="104.24" calcext:value-type="float">
            <text:p>104.24</text:p>
          </table:table-cell>
          <table:table-cell office:value-type="float" office:value="102.97" calcext:value-type="float">
            <text:p>102.97</text:p>
          </table:table-cell>
          <table:table-cell office:value-type="float" office:value="100.31" calcext:value-type="float">
            <text:p>100.31</text:p>
          </table:table-cell>
          <table:table-cell office:value-type="float" office:value="106.18" calcext:value-type="float">
            <text:p>106.18</text:p>
          </table:table-cell>
          <table:table-cell office:value-type="float" office:value="106.4" calcext:value-type="float">
            <text:p>106.4</text:p>
          </table:table-cell>
          <table:table-cell office:value-type="float" office:value="98.79" calcext:value-type="float">
            <text:p>98.79</text:p>
          </table:table-cell>
          <table:table-cell office:value-type="float" office:value="114.35" calcext:value-type="float">
            <text:p>114.35</text:p>
          </table:table-cell>
          <table:table-cell office:value-type="float" office:value="107.85" calcext:value-type="float">
            <text:p>107.85</text:p>
          </table:table-cell>
          <table:table-cell office:value-type="float" office:value="99.13" calcext:value-type="float">
            <text:p>99.13</text:p>
          </table:table-cell>
          <table:table-cell office:value-type="float" office:value="110.8" calcext:value-type="float">
            <text:p>110.8</text:p>
          </table:table-cell>
          <table:table-cell office:value-type="float" office:value="101.22" calcext:value-type="float">
            <text:p>101.22</text:p>
          </table:table-cell>
          <table:table-cell office:value-type="float" office:value="105.46" calcext:value-type="float">
            <text:p>105.46</text:p>
          </table:table-cell>
          <table:table-cell office:value-type="float" office:value="109.89" calcext:value-type="float">
            <text:p>109.89</text:p>
          </table:table-cell>
          <table:table-cell office:value-type="float" office:value="103.63" calcext:value-type="float">
            <text:p>103.63</text:p>
          </table:table-cell>
          <table:table-cell office:value-type="float" office:value="99.6" calcext:value-type="float">
            <text:p>99.6</text:p>
          </table:table-cell>
          <table:table-cell office:value-type="float" office:value="104.56" calcext:value-type="float">
            <text:p>104.56</text:p>
          </table:table-cell>
          <table:table-cell office:value-type="float" office:value="99.1" calcext:value-type="float">
            <text:p>99.1</text:p>
          </table:table-cell>
          <table:table-cell office:value-type="float" office:value="110.58" calcext:value-type="float">
            <text:p>110.58</text:p>
          </table:table-cell>
          <table:table-cell office:value-type="float" office:value="100.12" calcext:value-type="float">
            <text:p>100.12</text:p>
          </table:table-cell>
          <table:table-cell office:value-type="float" office:value="107.29" calcext:value-type="float">
            <text:p>107.29</text:p>
          </table:table-cell>
          <table:table-cell office:value-type="float" office:value="93.7" calcext:value-type="float">
            <text:p>93.7</text:p>
          </table:table-cell>
          <table:table-cell office:value-type="float" office:value="110.23" calcext:value-type="float">
            <text:p>110.23</text:p>
          </table:table-cell>
          <table:table-cell office:value-type="float" office:value="106.34" calcext:value-type="float">
            <text:p>106.34</text:p>
          </table:table-cell>
          <table:table-cell office:value-type="float" office:value="93.98" calcext:value-type="float">
            <text:p>93.98</text:p>
          </table:table-cell>
          <table:table-cell/>
        </table:table-row>
        <table:table-row table:style-name="ro1">
          <table:table-cell office:value-type="time" office:time-value="PT04H00M00S" calcext:value-type="time">
            <text:p>04:00</text:p>
          </table:table-cell>
          <table:table-cell table:style-name="ce2" table:formula="of:=AVERAGE([.D6:.AG6])" office:value-type="float" office:value="120.745" calcext:value-type="float">
            <text:p>120.75</text:p>
          </table:table-cell>
          <table:table-cell table:style-name="ce2" table:formula="of:=STDEV([.D6:.AG6])" office:value-type="float" office:value="3.5056415124472" calcext:value-type="float">
            <text:p>3.51</text:p>
          </table:table-cell>
          <table:table-cell office:value-type="float" office:value="126.04" calcext:value-type="float">
            <text:p>126.04</text:p>
          </table:table-cell>
          <table:table-cell office:value-type="float" office:value="119.41" calcext:value-type="float">
            <text:p>119.41</text:p>
          </table:table-cell>
          <table:table-cell office:value-type="float" office:value="113.75" calcext:value-type="float">
            <text:p>113.75</text:p>
          </table:table-cell>
          <table:table-cell office:value-type="float" office:value="123.51" calcext:value-type="float">
            <text:p>123.51</text:p>
          </table:table-cell>
          <table:table-cell office:value-type="float" office:value="119.02" calcext:value-type="float">
            <text:p>119.02</text:p>
          </table:table-cell>
          <table:table-cell office:value-type="float" office:value="117.67" calcext:value-type="float">
            <text:p>117.67</text:p>
          </table:table-cell>
          <table:table-cell office:value-type="float" office:value="121.22" calcext:value-type="float">
            <text:p>121.22</text:p>
          </table:table-cell>
          <table:table-cell office:value-type="float" office:value="115.36" calcext:value-type="float">
            <text:p>115.36</text:p>
          </table:table-cell>
          <table:table-cell office:value-type="float" office:value="129.99" calcext:value-type="float">
            <text:p>129.99</text:p>
          </table:table-cell>
          <table:table-cell office:value-type="float" office:value="123.16" calcext:value-type="float">
            <text:p>123.16</text:p>
          </table:table-cell>
          <table:table-cell office:value-type="float" office:value="126.93" calcext:value-type="float">
            <text:p>126.93</text:p>
          </table:table-cell>
          <table:table-cell office:value-type="float" office:value="121.36" calcext:value-type="float">
            <text:p>121.36</text:p>
          </table:table-cell>
          <table:table-cell office:value-type="float" office:value="119.9" calcext:value-type="float">
            <text:p>119.9</text:p>
          </table:table-cell>
          <table:table-cell office:value-type="float" office:value="124.88" calcext:value-type="float">
            <text:p>124.88</text:p>
          </table:table-cell>
          <table:table-cell office:value-type="float" office:value="121.88" calcext:value-type="float">
            <text:p>121.88</text:p>
          </table:table-cell>
          <table:table-cell office:value-type="float" office:value="119.21" calcext:value-type="float">
            <text:p>119.21</text:p>
          </table:table-cell>
          <table:table-cell office:value-type="float" office:value="120.83" calcext:value-type="float">
            <text:p>120.83</text:p>
          </table:table-cell>
          <table:table-cell office:value-type="float" office:value="117.94" calcext:value-type="float">
            <text:p>117.94</text:p>
          </table:table-cell>
          <table:table-cell office:value-type="float" office:value="123.2" calcext:value-type="float">
            <text:p>123.2</text:p>
          </table:table-cell>
          <table:table-cell office:value-type="float" office:value="117.98" calcext:value-type="float">
            <text:p>117.98</text:p>
          </table:table-cell>
          <table:table-cell office:value-type="float" office:value="116.4" calcext:value-type="float">
            <text:p>116.4</text:p>
          </table:table-cell>
          <table:table-cell office:value-type="float" office:value="120.28" calcext:value-type="float">
            <text:p>120.28</text:p>
          </table:table-cell>
          <table:table-cell office:value-type="float" office:value="119.62" calcext:value-type="float">
            <text:p>119.62</text:p>
          </table:table-cell>
          <table:table-cell office:value-type="float" office:value="117.05" calcext:value-type="float">
            <text:p>117.05</text:p>
          </table:table-cell>
          <table:table-cell office:value-type="float" office:value="121.21" calcext:value-type="float">
            <text:p>121.21</text:p>
          </table:table-cell>
          <table:table-cell office:value-type="float" office:value="123.21" calcext:value-type="float">
            <text:p>123.21</text:p>
          </table:table-cell>
          <table:table-cell office:value-type="float" office:value="121.03" calcext:value-type="float">
            <text:p>121.03</text:p>
          </table:table-cell>
          <table:table-cell office:value-type="float" office:value="117.31" calcext:value-type="float">
            <text:p>117.31</text:p>
          </table:table-cell>
          <table:table-cell office:value-type="float" office:value="120.48" calcext:value-type="float">
            <text:p>120.48</text:p>
          </table:table-cell>
          <table:table-cell office:value-type="float" office:value="122.52" calcext:value-type="float">
            <text:p>122.52</text:p>
          </table:table-cell>
          <table:table-cell/>
        </table:table-row>
        <table:table-row table:style-name="ro1">
          <table:table-cell office:value-type="time" office:time-value="PT05H00M00S" calcext:value-type="time">
            <text:p>05:00</text:p>
          </table:table-cell>
          <table:table-cell table:style-name="ce2" table:formula="of:=AVERAGE([.D7:.AG7])" office:value-type="float" office:value="127.997333333333" calcext:value-type="float">
            <text:p>128.00</text:p>
          </table:table-cell>
          <table:table-cell table:style-name="ce2" table:formula="of:=STDEV([.D7:.AG7])" office:value-type="float" office:value="1.88990409049358" calcext:value-type="float">
            <text:p>1.89</text:p>
          </table:table-cell>
          <table:table-cell office:value-type="float" office:value="126.76" calcext:value-type="float">
            <text:p>126.76</text:p>
          </table:table-cell>
          <table:table-cell office:value-type="float" office:value="124.83" calcext:value-type="float">
            <text:p>124.83</text:p>
          </table:table-cell>
          <table:table-cell office:value-type="float" office:value="130.09" calcext:value-type="float">
            <text:p>130.09</text:p>
          </table:table-cell>
          <table:table-cell office:value-type="float" office:value="128.45" calcext:value-type="float">
            <text:p>128.45</text:p>
          </table:table-cell>
          <table:table-cell office:value-type="float" office:value="125.37" calcext:value-type="float">
            <text:p>125.37</text:p>
          </table:table-cell>
          <table:table-cell office:value-type="float" office:value="129.65" calcext:value-type="float">
            <text:p>129.65</text:p>
          </table:table-cell>
          <table:table-cell office:value-type="float" office:value="128.69" calcext:value-type="float">
            <text:p>128.69</text:p>
          </table:table-cell>
          <table:table-cell office:value-type="float" office:value="126" calcext:value-type="float">
            <text:p>126.00</text:p>
          </table:table-cell>
          <table:table-cell office:value-type="float" office:value="126.57" calcext:value-type="float">
            <text:p>126.57</text:p>
          </table:table-cell>
          <table:table-cell office:value-type="float" office:value="131.28" calcext:value-type="float">
            <text:p>131.28</text:p>
          </table:table-cell>
          <table:table-cell office:value-type="float" office:value="127.41" calcext:value-type="float">
            <text:p>127.41</text:p>
          </table:table-cell>
          <table:table-cell office:value-type="float" office:value="129.01" calcext:value-type="float">
            <text:p>129.01</text:p>
          </table:table-cell>
          <table:table-cell office:value-type="float" office:value="128.69" calcext:value-type="float">
            <text:p>128.69</text:p>
          </table:table-cell>
          <table:table-cell office:value-type="float" office:value="128.59" calcext:value-type="float">
            <text:p>128.59</text:p>
          </table:table-cell>
          <table:table-cell office:value-type="float" office:value="129.69" calcext:value-type="float">
            <text:p>129.69</text:p>
          </table:table-cell>
          <table:table-cell office:value-type="float" office:value="125.49" calcext:value-type="float">
            <text:p>125.49</text:p>
          </table:table-cell>
          <table:table-cell office:value-type="float" office:value="125.45" calcext:value-type="float">
            <text:p>125.45</text:p>
          </table:table-cell>
          <table:table-cell office:value-type="float" office:value="130.66" calcext:value-type="float">
            <text:p>130.66</text:p>
          </table:table-cell>
          <table:table-cell office:value-type="float" office:value="128.03" calcext:value-type="float">
            <text:p>128.03</text:p>
          </table:table-cell>
          <table:table-cell office:value-type="float" office:value="126.59" calcext:value-type="float">
            <text:p>126.59</text:p>
          </table:table-cell>
          <table:table-cell office:value-type="float" office:value="124.87" calcext:value-type="float">
            <text:p>124.87</text:p>
          </table:table-cell>
          <table:table-cell office:value-type="float" office:value="129.77" calcext:value-type="float">
            <text:p>129.77</text:p>
          </table:table-cell>
          <table:table-cell office:value-type="float" office:value="128.74" calcext:value-type="float">
            <text:p>128.74</text:p>
          </table:table-cell>
          <table:table-cell office:value-type="float" office:value="127.24" calcext:value-type="float">
            <text:p>127.24</text:p>
          </table:table-cell>
          <table:table-cell office:value-type="float" office:value="130.33" calcext:value-type="float">
            <text:p>130.33</text:p>
          </table:table-cell>
          <table:table-cell office:value-type="float" office:value="129.84" calcext:value-type="float">
            <text:p>129.84</text:p>
          </table:table-cell>
          <table:table-cell office:value-type="float" office:value="129.65" calcext:value-type="float">
            <text:p>129.65</text:p>
          </table:table-cell>
          <table:table-cell office:value-type="float" office:value="125.27" calcext:value-type="float">
            <text:p>125.27</text:p>
          </table:table-cell>
          <table:table-cell office:value-type="float" office:value="128.71" calcext:value-type="float">
            <text:p>128.71</text:p>
          </table:table-cell>
          <table:table-cell office:value-type="float" office:value="128.2" calcext:value-type="float">
            <text:p>128.2</text:p>
          </table:table-cell>
          <table:table-cell/>
        </table:table-row>
        <table:table-row table:style-name="ro1">
          <table:table-cell office:value-type="time" office:time-value="PT06H00M00S" calcext:value-type="time">
            <text:p>06:00</text:p>
          </table:table-cell>
          <table:table-cell table:style-name="ce2" table:formula="of:=AVERAGE([.D8:.AG8])" office:value-type="float" office:value="126.798333333333" calcext:value-type="float">
            <text:p>126.80</text:p>
          </table:table-cell>
          <table:table-cell table:style-name="ce2" table:formula="of:=STDEV([.D8:.AG8])" office:value-type="float" office:value="1.73761446327674" calcext:value-type="float">
            <text:p>1.74</text:p>
          </table:table-cell>
          <table:table-cell office:value-type="float" office:value="126.49" calcext:value-type="float">
            <text:p>126.49</text:p>
          </table:table-cell>
          <table:table-cell office:value-type="float" office:value="126.62" calcext:value-type="float">
            <text:p>126.62</text:p>
          </table:table-cell>
          <table:table-cell office:value-type="float" office:value="125.89" calcext:value-type="float">
            <text:p>125.89</text:p>
          </table:table-cell>
          <table:table-cell office:value-type="float" office:value="125.65" calcext:value-type="float">
            <text:p>125.65</text:p>
          </table:table-cell>
          <table:table-cell office:value-type="float" office:value="126.85" calcext:value-type="float">
            <text:p>126.85</text:p>
          </table:table-cell>
          <table:table-cell office:value-type="float" office:value="129" calcext:value-type="float">
            <text:p>129.00</text:p>
          </table:table-cell>
          <table:table-cell office:value-type="float" office:value="128.02" calcext:value-type="float">
            <text:p>128.02</text:p>
          </table:table-cell>
          <table:table-cell office:value-type="float" office:value="129.6" calcext:value-type="float">
            <text:p>129.60</text:p>
          </table:table-cell>
          <table:table-cell office:value-type="float" office:value="124.23" calcext:value-type="float">
            <text:p>124.23</text:p>
          </table:table-cell>
          <table:table-cell office:value-type="float" office:value="128.74" calcext:value-type="float">
            <text:p>128.74</text:p>
          </table:table-cell>
          <table:table-cell office:value-type="float" office:value="129.62" calcext:value-type="float">
            <text:p>129.62</text:p>
          </table:table-cell>
          <table:table-cell office:value-type="float" office:value="124.41" calcext:value-type="float">
            <text:p>124.41</text:p>
          </table:table-cell>
          <table:table-cell office:value-type="float" office:value="125.3" calcext:value-type="float">
            <text:p>125.3</text:p>
          </table:table-cell>
          <table:table-cell office:value-type="float" office:value="124.79" calcext:value-type="float">
            <text:p>124.79</text:p>
          </table:table-cell>
          <table:table-cell office:value-type="float" office:value="126.17" calcext:value-type="float">
            <text:p>126.17</text:p>
          </table:table-cell>
          <table:table-cell office:value-type="float" office:value="129.08" calcext:value-type="float">
            <text:p>129.08</text:p>
          </table:table-cell>
          <table:table-cell office:value-type="float" office:value="124.31" calcext:value-type="float">
            <text:p>124.31</text:p>
          </table:table-cell>
          <table:table-cell office:value-type="float" office:value="126.71" calcext:value-type="float">
            <text:p>126.71</text:p>
          </table:table-cell>
          <table:table-cell office:value-type="float" office:value="127.95" calcext:value-type="float">
            <text:p>127.95</text:p>
          </table:table-cell>
          <table:table-cell office:value-type="float" office:value="126.37" calcext:value-type="float">
            <text:p>126.37</text:p>
          </table:table-cell>
          <table:table-cell office:value-type="float" office:value="126.11" calcext:value-type="float">
            <text:p>126.11</text:p>
          </table:table-cell>
          <table:table-cell office:value-type="float" office:value="129.35" calcext:value-type="float">
            <text:p>129.35</text:p>
          </table:table-cell>
          <table:table-cell office:value-type="float" office:value="123.64" calcext:value-type="float">
            <text:p>123.64</text:p>
          </table:table-cell>
          <table:table-cell office:value-type="float" office:value="127.08" calcext:value-type="float">
            <text:p>127.08</text:p>
          </table:table-cell>
          <table:table-cell office:value-type="float" office:value="129.32" calcext:value-type="float">
            <text:p>129.32</text:p>
          </table:table-cell>
          <table:table-cell office:value-type="float" office:value="125.99" calcext:value-type="float">
            <text:p>125.99</text:p>
          </table:table-cell>
          <table:table-cell office:value-type="float" office:value="127.79" calcext:value-type="float">
            <text:p>127.79</text:p>
          </table:table-cell>
          <table:table-cell office:value-type="float" office:value="127.31" calcext:value-type="float">
            <text:p>127.31</text:p>
          </table:table-cell>
          <table:table-cell office:value-type="float" office:value="125.55" calcext:value-type="float">
            <text:p>125.55</text:p>
          </table:table-cell>
          <table:table-cell office:value-type="float" office:value="126.01" calcext:value-type="float">
            <text:p>126.01</text:p>
          </table:table-cell>
          <table:table-cell/>
        </table:table-row>
        <table:table-row table:style-name="ro1">
          <table:table-cell office:value-type="time" office:time-value="PT07H00M00S" calcext:value-type="time">
            <text:p>07:00</text:p>
          </table:table-cell>
          <table:table-cell table:style-name="ce2" table:formula="of:=AVERAGE([.D9:.AG9])" office:value-type="float" office:value="202.313" calcext:value-type="float">
            <text:p>202.31</text:p>
          </table:table-cell>
          <table:table-cell table:style-name="ce2" table:formula="of:=STDEV([.D9:.AG9])" office:value-type="float" office:value="13.0554391228199" calcext:value-type="float">
            <text:p>13.06</text:p>
          </table:table-cell>
          <table:table-cell office:value-type="float" office:value="208.76" calcext:value-type="float">
            <text:p>208.76</text:p>
          </table:table-cell>
          <table:table-cell office:value-type="float" office:value="228.54" calcext:value-type="float">
            <text:p>228.54</text:p>
          </table:table-cell>
          <table:table-cell office:value-type="float" office:value="222.66" calcext:value-type="float">
            <text:p>222.66</text:p>
          </table:table-cell>
          <table:table-cell office:value-type="float" office:value="211.94" calcext:value-type="float">
            <text:p>211.94</text:p>
          </table:table-cell>
          <table:table-cell office:value-type="float" office:value="171.47" calcext:value-type="float">
            <text:p>171.47</text:p>
          </table:table-cell>
          <table:table-cell office:value-type="float" office:value="201.43" calcext:value-type="float">
            <text:p>201.43</text:p>
          </table:table-cell>
          <table:table-cell office:value-type="float" office:value="220.99" calcext:value-type="float">
            <text:p>220.99</text:p>
          </table:table-cell>
          <table:table-cell office:value-type="float" office:value="194.95" calcext:value-type="float">
            <text:p>194.95</text:p>
          </table:table-cell>
          <table:table-cell office:value-type="float" office:value="200.69" calcext:value-type="float">
            <text:p>200.69</text:p>
          </table:table-cell>
          <table:table-cell office:value-type="float" office:value="219.81" calcext:value-type="float">
            <text:p>219.81</text:p>
          </table:table-cell>
          <table:table-cell office:value-type="float" office:value="197.5" calcext:value-type="float">
            <text:p>197.5</text:p>
          </table:table-cell>
          <table:table-cell office:value-type="float" office:value="190.3" calcext:value-type="float">
            <text:p>190.3</text:p>
          </table:table-cell>
          <table:table-cell office:value-type="float" office:value="209.24" calcext:value-type="float">
            <text:p>209.24</text:p>
          </table:table-cell>
          <table:table-cell office:value-type="float" office:value="188.43" calcext:value-type="float">
            <text:p>188.43</text:p>
          </table:table-cell>
          <table:table-cell office:value-type="float" office:value="193.45" calcext:value-type="float">
            <text:p>193.45</text:p>
          </table:table-cell>
          <table:table-cell office:value-type="float" office:value="197.64" calcext:value-type="float">
            <text:p>197.64</text:p>
          </table:table-cell>
          <table:table-cell office:value-type="float" office:value="207.97" calcext:value-type="float">
            <text:p>207.97</text:p>
          </table:table-cell>
          <table:table-cell office:value-type="float" office:value="193.68" calcext:value-type="float">
            <text:p>193.68</text:p>
          </table:table-cell>
          <table:table-cell office:value-type="float" office:value="207.47" calcext:value-type="float">
            <text:p>207.47</text:p>
          </table:table-cell>
          <table:table-cell office:value-type="float" office:value="192.19" calcext:value-type="float">
            <text:p>192.19</text:p>
          </table:table-cell>
          <table:table-cell office:value-type="float" office:value="196.45" calcext:value-type="float">
            <text:p>196.45</text:p>
          </table:table-cell>
          <table:table-cell office:value-type="float" office:value="197.4" calcext:value-type="float">
            <text:p>197.4</text:p>
          </table:table-cell>
          <table:table-cell office:value-type="float" office:value="189.33" calcext:value-type="float">
            <text:p>189.33</text:p>
          </table:table-cell>
          <table:table-cell office:value-type="float" office:value="177.67" calcext:value-type="float">
            <text:p>177.67</text:p>
          </table:table-cell>
          <table:table-cell office:value-type="float" office:value="203.12" calcext:value-type="float">
            <text:p>203.12</text:p>
          </table:table-cell>
          <table:table-cell office:value-type="float" office:value="213.51" calcext:value-type="float">
            <text:p>213.51</text:p>
          </table:table-cell>
          <table:table-cell office:value-type="float" office:value="218.28" calcext:value-type="float">
            <text:p>218.28</text:p>
          </table:table-cell>
          <table:table-cell office:value-type="float" office:value="200.21" calcext:value-type="float">
            <text:p>200.21</text:p>
          </table:table-cell>
          <table:table-cell office:value-type="float" office:value="203.15" calcext:value-type="float">
            <text:p>203.15</text:p>
          </table:table-cell>
          <table:table-cell office:value-type="float" office:value="211.16" calcext:value-type="float">
            <text:p>211.16</text:p>
          </table:table-cell>
          <table:table-cell/>
        </table:table-row>
        <table:table-row table:style-name="ro1">
          <table:table-cell office:value-type="time" office:time-value="PT08H00M00S" calcext:value-type="time">
            <text:p>08:00</text:p>
          </table:table-cell>
          <table:table-cell table:style-name="ce2" table:formula="of:=AVERAGE([.D10:.AG10])" office:value-type="float" office:value="327.691666666667" calcext:value-type="float">
            <text:p>327.69</text:p>
          </table:table-cell>
          <table:table-cell table:style-name="ce2" table:formula="of:=STDEV([.D10:.AG10])" office:value-type="float" office:value="41.795065628846" calcext:value-type="float">
            <text:p>41.80</text:p>
          </table:table-cell>
          <table:table-cell office:value-type="float" office:value="276.1" calcext:value-type="float">
            <text:p>276.10</text:p>
          </table:table-cell>
          <table:table-cell office:value-type="float" office:value="380.45" calcext:value-type="float">
            <text:p>380.45</text:p>
          </table:table-cell>
          <table:table-cell office:value-type="float" office:value="364.36" calcext:value-type="float">
            <text:p>364.36</text:p>
          </table:table-cell>
          <table:table-cell office:value-type="float" office:value="294.92" calcext:value-type="float">
            <text:p>294.92</text:p>
          </table:table-cell>
          <table:table-cell office:value-type="float" office:value="359.41" calcext:value-type="float">
            <text:p>359.41</text:p>
          </table:table-cell>
          <table:table-cell office:value-type="float" office:value="322.25" calcext:value-type="float">
            <text:p>322.25</text:p>
          </table:table-cell>
          <table:table-cell office:value-type="float" office:value="308.38" calcext:value-type="float">
            <text:p>308.38</text:p>
          </table:table-cell>
          <table:table-cell office:value-type="float" office:value="346.24" calcext:value-type="float">
            <text:p>346.24</text:p>
          </table:table-cell>
          <table:table-cell office:value-type="float" office:value="307.1" calcext:value-type="float">
            <text:p>307.10</text:p>
          </table:table-cell>
          <table:table-cell office:value-type="float" office:value="341.68" calcext:value-type="float">
            <text:p>341.68</text:p>
          </table:table-cell>
          <table:table-cell office:value-type="float" office:value="304.46" calcext:value-type="float">
            <text:p>304.46</text:p>
          </table:table-cell>
          <table:table-cell office:value-type="float" office:value="296.12" calcext:value-type="float">
            <text:p>296.12</text:p>
          </table:table-cell>
          <table:table-cell office:value-type="float" office:value="346.79" calcext:value-type="float">
            <text:p>346.79</text:p>
          </table:table-cell>
          <table:table-cell office:value-type="float" office:value="437.83" calcext:value-type="float">
            <text:p>437.83</text:p>
          </table:table-cell>
          <table:table-cell office:value-type="float" office:value="326.26" calcext:value-type="float">
            <text:p>326.26</text:p>
          </table:table-cell>
          <table:table-cell office:value-type="float" office:value="359.78" calcext:value-type="float">
            <text:p>359.78</text:p>
          </table:table-cell>
          <table:table-cell office:value-type="float" office:value="350.63" calcext:value-type="float">
            <text:p>350.63</text:p>
          </table:table-cell>
          <table:table-cell office:value-type="float" office:value="273.07" calcext:value-type="float">
            <text:p>273.07</text:p>
          </table:table-cell>
          <table:table-cell office:value-type="float" office:value="285.34" calcext:value-type="float">
            <text:p>285.34</text:p>
          </table:table-cell>
          <table:table-cell office:value-type="float" office:value="359.05" calcext:value-type="float">
            <text:p>359.05</text:p>
          </table:table-cell>
          <table:table-cell office:value-type="float" office:value="291.88" calcext:value-type="float">
            <text:p>291.88</text:p>
          </table:table-cell>
          <table:table-cell office:value-type="float" office:value="294.54" calcext:value-type="float">
            <text:p>294.54</text:p>
          </table:table-cell>
          <table:table-cell office:value-type="float" office:value="332.14" calcext:value-type="float">
            <text:p>332.14</text:p>
          </table:table-cell>
          <table:table-cell office:value-type="float" office:value="285.93" calcext:value-type="float">
            <text:p>285.93</text:p>
          </table:table-cell>
          <table:table-cell office:value-type="float" office:value="362.71" calcext:value-type="float">
            <text:p>362.71</text:p>
          </table:table-cell>
          <table:table-cell office:value-type="float" office:value="289.57" calcext:value-type="float">
            <text:p>289.57</text:p>
          </table:table-cell>
          <table:table-cell office:value-type="float" office:value="336.01" calcext:value-type="float">
            <text:p>336.01</text:p>
          </table:table-cell>
          <table:table-cell office:value-type="float" office:value="295.67" calcext:value-type="float">
            <text:p>295.67</text:p>
          </table:table-cell>
          <table:table-cell office:value-type="float" office:value="280.11" calcext:value-type="float">
            <text:p>280.11</text:p>
          </table:table-cell>
          <table:table-cell office:value-type="float" office:value="421.97" calcext:value-type="float">
            <text:p>421.97</text:p>
          </table:table-cell>
          <table:table-cell/>
        </table:table-row>
        <table:table-row table:style-name="ro1">
          <table:table-cell office:value-type="time" office:time-value="PT09H00M00S" calcext:value-type="time">
            <text:p>09:00</text:p>
          </table:table-cell>
          <table:table-cell table:style-name="ce2" table:formula="of:=AVERAGE([.D11:.AG11])" office:value-type="float" office:value="561.563333333333" calcext:value-type="float">
            <text:p>561.56</text:p>
          </table:table-cell>
          <table:table-cell table:style-name="ce2" table:formula="of:=STDEV([.D11:.AG11])" office:value-type="float" office:value="329.135564055963" calcext:value-type="float">
            <text:p>329.14</text:p>
          </table:table-cell>
          <table:table-cell office:value-type="float" office:value="819.53" calcext:value-type="float">
            <text:p>819.53</text:p>
          </table:table-cell>
          <table:table-cell office:value-type="float" office:value="519.46" calcext:value-type="float">
            <text:p>519.46</text:p>
          </table:table-cell>
          <table:table-cell office:value-type="float" office:value="1177.04" calcext:value-type="float">
            <text:p>1177.04</text:p>
          </table:table-cell>
          <table:table-cell office:value-type="float" office:value="247.18" calcext:value-type="float">
            <text:p>247.18</text:p>
          </table:table-cell>
          <table:table-cell office:value-type="float" office:value="557.88" calcext:value-type="float">
            <text:p>557.88</text:p>
          </table:table-cell>
          <table:table-cell office:value-type="float" office:value="1274.11" calcext:value-type="float">
            <text:p>1274.11</text:p>
          </table:table-cell>
          <table:table-cell office:value-type="float" office:value="623.44" calcext:value-type="float">
            <text:p>623.44</text:p>
          </table:table-cell>
          <table:table-cell office:value-type="float" office:value="442.99" calcext:value-type="float">
            <text:p>442.99</text:p>
          </table:table-cell>
          <table:table-cell office:value-type="float" office:value="341.28" calcext:value-type="float">
            <text:p>341.28</text:p>
          </table:table-cell>
          <table:table-cell office:value-type="float" office:value="279.4" calcext:value-type="float">
            <text:p>279.40</text:p>
          </table:table-cell>
          <table:table-cell office:value-type="float" office:value="220.52" calcext:value-type="float">
            <text:p>220.52</text:p>
          </table:table-cell>
          <table:table-cell office:value-type="float" office:value="431.53" calcext:value-type="float">
            <text:p>431.53</text:p>
          </table:table-cell>
          <table:table-cell office:value-type="float" office:value="457.42" calcext:value-type="float">
            <text:p>457.42</text:p>
          </table:table-cell>
          <table:table-cell office:value-type="float" office:value="425.99" calcext:value-type="float">
            <text:p>425.99</text:p>
          </table:table-cell>
          <table:table-cell office:value-type="float" office:value="644.54" calcext:value-type="float">
            <text:p>644.54</text:p>
          </table:table-cell>
          <table:table-cell office:value-type="float" office:value="939.4" calcext:value-type="float">
            <text:p>939.4</text:p>
          </table:table-cell>
          <table:table-cell office:value-type="float" office:value="364.76" calcext:value-type="float">
            <text:p>364.76</text:p>
          </table:table-cell>
          <table:table-cell office:value-type="float" office:value="209.98" calcext:value-type="float">
            <text:p>209.98</text:p>
          </table:table-cell>
          <table:table-cell office:value-type="float" office:value="1169.68" calcext:value-type="float">
            <text:p>1169.68</text:p>
          </table:table-cell>
          <table:table-cell office:value-type="float" office:value="373.06" calcext:value-type="float">
            <text:p>373.06</text:p>
          </table:table-cell>
          <table:table-cell office:value-type="float" office:value="228.95" calcext:value-type="float">
            <text:p>228.95</text:p>
          </table:table-cell>
          <table:table-cell office:value-type="float" office:value="282.48" calcext:value-type="float">
            <text:p>282.48</text:p>
          </table:table-cell>
          <table:table-cell office:value-type="float" office:value="500.72" calcext:value-type="float">
            <text:p>500.72</text:p>
          </table:table-cell>
          <table:table-cell office:value-type="float" office:value="189.4" calcext:value-type="float">
            <text:p>189.4</text:p>
          </table:table-cell>
          <table:table-cell office:value-type="float" office:value="268.79" calcext:value-type="float">
            <text:p>268.79</text:p>
          </table:table-cell>
          <table:table-cell office:value-type="float" office:value="1027.47" calcext:value-type="float">
            <text:p>1027.47</text:p>
          </table:table-cell>
          <table:table-cell office:value-type="float" office:value="360.12" calcext:value-type="float">
            <text:p>360.12</text:p>
          </table:table-cell>
          <table:table-cell office:value-type="float" office:value="909.4" calcext:value-type="float">
            <text:p>909.4</text:p>
          </table:table-cell>
          <table:table-cell office:value-type="float" office:value="1072.93" calcext:value-type="float">
            <text:p>1072.93</text:p>
          </table:table-cell>
          <table:table-cell office:value-type="float" office:value="487.45" calcext:value-type="float">
            <text:p>487.45</text:p>
          </table:table-cell>
          <table:table-cell/>
        </table:table-row>
        <table:table-row table:style-name="ro1">
          <table:table-cell office:value-type="time" office:time-value="PT10H00M00S" calcext:value-type="time">
            <text:p>10:00</text:p>
          </table:table-cell>
          <table:table-cell table:style-name="ce2" table:formula="of:=AVERAGE([.D12:.AG12])" office:value-type="float" office:value="264.223333333333" calcext:value-type="float">
            <text:p>264.22</text:p>
          </table:table-cell>
          <table:table-cell table:style-name="ce2" table:formula="of:=STDEV([.D12:.AG12])" office:value-type="float" office:value="251.069247644238" calcext:value-type="float">
            <text:p>251.07</text:p>
          </table:table-cell>
          <table:table-cell office:value-type="float" office:value="291.26" calcext:value-type="float">
            <text:p>291.26</text:p>
          </table:table-cell>
          <table:table-cell office:value-type="float" office:value="140.9" calcext:value-type="float">
            <text:p>140.90</text:p>
          </table:table-cell>
          <table:table-cell office:value-type="float" office:value="815.04" calcext:value-type="float">
            <text:p>815.04</text:p>
          </table:table-cell>
          <table:table-cell office:value-type="float" office:value="124.12" calcext:value-type="float">
            <text:p>124.12</text:p>
          </table:table-cell>
          <table:table-cell office:value-type="float" office:value="174.17" calcext:value-type="float">
            <text:p>174.17</text:p>
          </table:table-cell>
          <table:table-cell office:value-type="float" office:value="985.07" calcext:value-type="float">
            <text:p>985.07</text:p>
          </table:table-cell>
          <table:table-cell office:value-type="float" office:value="212.61" calcext:value-type="float">
            <text:p>212.61</text:p>
          </table:table-cell>
          <table:table-cell office:value-type="float" office:value="133.16" calcext:value-type="float">
            <text:p>133.16</text:p>
          </table:table-cell>
          <table:table-cell office:value-type="float" office:value="124.07" calcext:value-type="float">
            <text:p>124.07</text:p>
          </table:table-cell>
          <table:table-cell office:value-type="float" office:value="120.33" calcext:value-type="float">
            <text:p>120.33</text:p>
          </table:table-cell>
          <table:table-cell office:value-type="float" office:value="122.45" calcext:value-type="float">
            <text:p>122.45</text:p>
          </table:table-cell>
          <table:table-cell office:value-type="float" office:value="125.16" calcext:value-type="float">
            <text:p>125.16</text:p>
          </table:table-cell>
          <table:table-cell office:value-type="float" office:value="130.02" calcext:value-type="float">
            <text:p>130.02</text:p>
          </table:table-cell>
          <table:table-cell office:value-type="float" office:value="123.82" calcext:value-type="float">
            <text:p>123.82</text:p>
          </table:table-cell>
          <table:table-cell office:value-type="float" office:value="193.78" calcext:value-type="float">
            <text:p>193.78</text:p>
          </table:table-cell>
          <table:table-cell office:value-type="float" office:value="412.44" calcext:value-type="float">
            <text:p>412.44</text:p>
          </table:table-cell>
          <table:table-cell office:value-type="float" office:value="123.07" calcext:value-type="float">
            <text:p>123.07</text:p>
          </table:table-cell>
          <table:table-cell office:value-type="float" office:value="124.61" calcext:value-type="float">
            <text:p>124.61</text:p>
          </table:table-cell>
          <table:table-cell office:value-type="float" office:value="879.13" calcext:value-type="float">
            <text:p>879.13</text:p>
          </table:table-cell>
          <table:table-cell office:value-type="float" office:value="122.31" calcext:value-type="float">
            <text:p>122.31</text:p>
          </table:table-cell>
          <table:table-cell office:value-type="float" office:value="123.56" calcext:value-type="float">
            <text:p>123.56</text:p>
          </table:table-cell>
          <table:table-cell office:value-type="float" office:value="124.1" calcext:value-type="float">
            <text:p>124.1</text:p>
          </table:table-cell>
          <table:table-cell office:value-type="float" office:value="138.32" calcext:value-type="float">
            <text:p>138.32</text:p>
          </table:table-cell>
          <table:table-cell office:value-type="float" office:value="124.57" calcext:value-type="float">
            <text:p>124.57</text:p>
          </table:table-cell>
          <table:table-cell office:value-type="float" office:value="124.36" calcext:value-type="float">
            <text:p>124.36</text:p>
          </table:table-cell>
          <table:table-cell office:value-type="float" office:value="537.54" calcext:value-type="float">
            <text:p>537.54</text:p>
          </table:table-cell>
          <table:table-cell office:value-type="float" office:value="121.95" calcext:value-type="float">
            <text:p>121.95</text:p>
          </table:table-cell>
          <table:table-cell office:value-type="float" office:value="403.67" calcext:value-type="float">
            <text:p>403.67</text:p>
          </table:table-cell>
          <table:table-cell office:value-type="float" office:value="626.43" calcext:value-type="float">
            <text:p>626.43</text:p>
          </table:table-cell>
          <table:table-cell office:value-type="float" office:value="124.68" calcext:value-type="float">
            <text:p>124.68</text:p>
          </table:table-cell>
          <table:table-cell/>
        </table:table-row>
        <table:table-row table:style-name="ro1">
          <table:table-cell office:value-type="time" office:time-value="PT11H00M00S" calcext:value-type="time">
            <text:p>11:00</text:p>
          </table:table-cell>
          <table:table-cell table:style-name="ce2" table:formula="of:=AVERAGE([.D13:.AG13])" office:value-type="float" office:value="123.73" calcext:value-type="float">
            <text:p>123.73</text:p>
          </table:table-cell>
          <table:table-cell table:style-name="ce2" table:formula="of:=STDEV([.D13:.AG13])" office:value-type="float" office:value="14.2037668631757" calcext:value-type="float">
            <text:p>14.20</text:p>
          </table:table-cell>
          <table:table-cell office:value-type="float" office:value="121.74" calcext:value-type="float">
            <text:p>121.74</text:p>
          </table:table-cell>
          <table:table-cell office:value-type="float" office:value="122.32" calcext:value-type="float">
            <text:p>122.32</text:p>
          </table:table-cell>
          <table:table-cell office:value-type="float" office:value="130.13" calcext:value-type="float">
            <text:p>130.13</text:p>
          </table:table-cell>
          <table:table-cell office:value-type="float" office:value="120.81" calcext:value-type="float">
            <text:p>120.81</text:p>
          </table:table-cell>
          <table:table-cell office:value-type="float" office:value="117.39" calcext:value-type="float">
            <text:p>117.39</text:p>
          </table:table-cell>
          <table:table-cell office:value-type="float" office:value="188.97" calcext:value-type="float">
            <text:p>188.97</text:p>
          </table:table-cell>
          <table:table-cell office:value-type="float" office:value="118.4" calcext:value-type="float">
            <text:p>118.40</text:p>
          </table:table-cell>
          <table:table-cell office:value-type="float" office:value="117.46" calcext:value-type="float">
            <text:p>117.46</text:p>
          </table:table-cell>
          <table:table-cell office:value-type="float" office:value="117.71" calcext:value-type="float">
            <text:p>117.71</text:p>
          </table:table-cell>
          <table:table-cell office:value-type="float" office:value="120.89" calcext:value-type="float">
            <text:p>120.89</text:p>
          </table:table-cell>
          <table:table-cell office:value-type="float" office:value="117.9" calcext:value-type="float">
            <text:p>117.9</text:p>
          </table:table-cell>
          <table:table-cell office:value-type="float" office:value="119.63" calcext:value-type="float">
            <text:p>119.63</text:p>
          </table:table-cell>
          <table:table-cell office:value-type="float" office:value="120.78" calcext:value-type="float">
            <text:p>120.78</text:p>
          </table:table-cell>
          <table:table-cell office:value-type="float" office:value="121.05" calcext:value-type="float">
            <text:p>121.05</text:p>
          </table:table-cell>
          <table:table-cell office:value-type="float" office:value="119.91" calcext:value-type="float">
            <text:p>119.91</text:p>
          </table:table-cell>
          <table:table-cell office:value-type="float" office:value="119.14" calcext:value-type="float">
            <text:p>119.14</text:p>
          </table:table-cell>
          <table:table-cell office:value-type="float" office:value="119.37" calcext:value-type="float">
            <text:p>119.37</text:p>
          </table:table-cell>
          <table:table-cell office:value-type="float" office:value="123.88" calcext:value-type="float">
            <text:p>123.88</text:p>
          </table:table-cell>
          <table:table-cell office:value-type="float" office:value="156.63" calcext:value-type="float">
            <text:p>156.63</text:p>
          </table:table-cell>
          <table:table-cell office:value-type="float" office:value="120.04" calcext:value-type="float">
            <text:p>120.04</text:p>
          </table:table-cell>
          <table:table-cell office:value-type="float" office:value="117.62" calcext:value-type="float">
            <text:p>117.62</text:p>
          </table:table-cell>
          <table:table-cell office:value-type="float" office:value="119.79" calcext:value-type="float">
            <text:p>119.79</text:p>
          </table:table-cell>
          <table:table-cell office:value-type="float" office:value="118.39" calcext:value-type="float">
            <text:p>118.39</text:p>
          </table:table-cell>
          <table:table-cell office:value-type="float" office:value="121.77" calcext:value-type="float">
            <text:p>121.77</text:p>
          </table:table-cell>
          <table:table-cell office:value-type="float" office:value="120.55" calcext:value-type="float">
            <text:p>120.55</text:p>
          </table:table-cell>
          <table:table-cell office:value-type="float" office:value="119.64" calcext:value-type="float">
            <text:p>119.64</text:p>
          </table:table-cell>
          <table:table-cell office:value-type="float" office:value="119.2" calcext:value-type="float">
            <text:p>119.2</text:p>
          </table:table-cell>
          <table:table-cell office:value-type="float" office:value="119.85" calcext:value-type="float">
            <text:p>119.85</text:p>
          </table:table-cell>
          <table:table-cell office:value-type="float" office:value="120.95" calcext:value-type="float">
            <text:p>120.95</text:p>
          </table:table-cell>
          <table:table-cell office:value-type="float" office:value="119.99" calcext:value-type="float">
            <text:p>119.99</text:p>
          </table:table-cell>
          <table:table-cell/>
        </table:table-row>
        <table:table-row table:style-name="ro1">
          <table:table-cell office:value-type="time" office:time-value="PT12H00M00S" calcext:value-type="time">
            <text:p>12:00</text:p>
          </table:table-cell>
          <table:table-cell table:style-name="ce2" table:formula="of:=AVERAGE([.D14:.AG14])" office:value-type="float" office:value="120.219" calcext:value-type="float">
            <text:p>120.22</text:p>
          </table:table-cell>
          <table:table-cell table:style-name="ce2" table:formula="of:=STDEV([.D14:.AG14])" office:value-type="float" office:value="1.25989422106614" calcext:value-type="float">
            <text:p>1.26</text:p>
          </table:table-cell>
          <table:table-cell office:value-type="float" office:value="121.16" calcext:value-type="float">
            <text:p>121.16</text:p>
          </table:table-cell>
          <table:table-cell office:value-type="float" office:value="118.96" calcext:value-type="float">
            <text:p>118.96</text:p>
          </table:table-cell>
          <table:table-cell office:value-type="float" office:value="120.12" calcext:value-type="float">
            <text:p>120.12</text:p>
          </table:table-cell>
          <table:table-cell office:value-type="float" office:value="120.51" calcext:value-type="float">
            <text:p>120.51</text:p>
          </table:table-cell>
          <table:table-cell office:value-type="float" office:value="120.43" calcext:value-type="float">
            <text:p>120.43</text:p>
          </table:table-cell>
          <table:table-cell office:value-type="float" office:value="119.18" calcext:value-type="float">
            <text:p>119.18</text:p>
          </table:table-cell>
          <table:table-cell office:value-type="float" office:value="118" calcext:value-type="float">
            <text:p>118.00</text:p>
          </table:table-cell>
          <table:table-cell office:value-type="float" office:value="123.05" calcext:value-type="float">
            <text:p>123.05</text:p>
          </table:table-cell>
          <table:table-cell office:value-type="float" office:value="121.95" calcext:value-type="float">
            <text:p>121.95</text:p>
          </table:table-cell>
          <table:table-cell office:value-type="float" office:value="119.63" calcext:value-type="float">
            <text:p>119.63</text:p>
          </table:table-cell>
          <table:table-cell office:value-type="float" office:value="119.89" calcext:value-type="float">
            <text:p>119.89</text:p>
          </table:table-cell>
          <table:table-cell office:value-type="float" office:value="119.61" calcext:value-type="float">
            <text:p>119.61</text:p>
          </table:table-cell>
          <table:table-cell office:value-type="float" office:value="119.84" calcext:value-type="float">
            <text:p>119.84</text:p>
          </table:table-cell>
          <table:table-cell office:value-type="float" office:value="121.42" calcext:value-type="float">
            <text:p>121.42</text:p>
          </table:table-cell>
          <table:table-cell office:value-type="float" office:value="120.37" calcext:value-type="float">
            <text:p>120.37</text:p>
          </table:table-cell>
          <table:table-cell office:value-type="float" office:value="120.14" calcext:value-type="float">
            <text:p>120.14</text:p>
          </table:table-cell>
          <table:table-cell office:value-type="float" office:value="118.13" calcext:value-type="float">
            <text:p>118.13</text:p>
          </table:table-cell>
          <table:table-cell office:value-type="float" office:value="118.98" calcext:value-type="float">
            <text:p>118.98</text:p>
          </table:table-cell>
          <table:table-cell office:value-type="float" office:value="120.9" calcext:value-type="float">
            <text:p>120.9</text:p>
          </table:table-cell>
          <table:table-cell office:value-type="float" office:value="121.68" calcext:value-type="float">
            <text:p>121.68</text:p>
          </table:table-cell>
          <table:table-cell office:value-type="float" office:value="122.49" calcext:value-type="float">
            <text:p>122.49</text:p>
          </table:table-cell>
          <table:table-cell office:value-type="float" office:value="119.45" calcext:value-type="float">
            <text:p>119.45</text:p>
          </table:table-cell>
          <table:table-cell office:value-type="float" office:value="119.91" calcext:value-type="float">
            <text:p>119.91</text:p>
          </table:table-cell>
          <table:table-cell office:value-type="float" office:value="119.18" calcext:value-type="float">
            <text:p>119.18</text:p>
          </table:table-cell>
          <table:table-cell office:value-type="float" office:value="119.69" calcext:value-type="float">
            <text:p>119.69</text:p>
          </table:table-cell>
          <table:table-cell office:value-type="float" office:value="118" calcext:value-type="float">
            <text:p>118</text:p>
          </table:table-cell>
          <table:table-cell office:value-type="float" office:value="121.19" calcext:value-type="float">
            <text:p>121.19</text:p>
          </table:table-cell>
          <table:table-cell office:value-type="float" office:value="120.88" calcext:value-type="float">
            <text:p>120.88</text:p>
          </table:table-cell>
          <table:table-cell office:value-type="float" office:value="121.62" calcext:value-type="float">
            <text:p>121.62</text:p>
          </table:table-cell>
          <table:table-cell office:value-type="float" office:value="120.21" calcext:value-type="float">
            <text:p>120.21</text:p>
          </table:table-cell>
          <table:table-cell/>
        </table:table-row>
        <table:table-row table:style-name="ro1">
          <table:table-cell office:value-type="time" office:time-value="PT13H00M00S" calcext:value-type="time">
            <text:p>13:00</text:p>
          </table:table-cell>
          <table:table-cell table:style-name="ce2" table:formula="of:=AVERAGE([.D15:.AG15])" office:value-type="float" office:value="118.081333333333" calcext:value-type="float">
            <text:p>118.08</text:p>
          </table:table-cell>
          <table:table-cell table:style-name="ce2" table:formula="of:=STDEV([.D15:.AG15])" office:value-type="float" office:value="1.64858713455792" calcext:value-type="float">
            <text:p>1.65</text:p>
          </table:table-cell>
          <table:table-cell office:value-type="float" office:value="119.45" calcext:value-type="float">
            <text:p>119.45</text:p>
          </table:table-cell>
          <table:table-cell office:value-type="float" office:value="119.92" calcext:value-type="float">
            <text:p>119.92</text:p>
          </table:table-cell>
          <table:table-cell office:value-type="float" office:value="118.86" calcext:value-type="float">
            <text:p>118.86</text:p>
          </table:table-cell>
          <table:table-cell office:value-type="float" office:value="117.53" calcext:value-type="float">
            <text:p>117.53</text:p>
          </table:table-cell>
          <table:table-cell office:value-type="float" office:value="117.96" calcext:value-type="float">
            <text:p>117.96</text:p>
          </table:table-cell>
          <table:table-cell office:value-type="float" office:value="117.75" calcext:value-type="float">
            <text:p>117.75</text:p>
          </table:table-cell>
          <table:table-cell office:value-type="float" office:value="119.03" calcext:value-type="float">
            <text:p>119.03</text:p>
          </table:table-cell>
          <table:table-cell office:value-type="float" office:value="116.59" calcext:value-type="float">
            <text:p>116.59</text:p>
          </table:table-cell>
          <table:table-cell office:value-type="float" office:value="119.64" calcext:value-type="float">
            <text:p>119.64</text:p>
          </table:table-cell>
          <table:table-cell office:value-type="float" office:value="117.91" calcext:value-type="float">
            <text:p>117.91</text:p>
          </table:table-cell>
          <table:table-cell office:value-type="float" office:value="118.28" calcext:value-type="float">
            <text:p>118.28</text:p>
          </table:table-cell>
          <table:table-cell office:value-type="float" office:value="117.09" calcext:value-type="float">
            <text:p>117.09</text:p>
          </table:table-cell>
          <table:table-cell office:value-type="float" office:value="118.32" calcext:value-type="float">
            <text:p>118.32</text:p>
          </table:table-cell>
          <table:table-cell office:value-type="float" office:value="117.81" calcext:value-type="float">
            <text:p>117.81</text:p>
          </table:table-cell>
          <table:table-cell office:value-type="float" office:value="120.82" calcext:value-type="float">
            <text:p>120.82</text:p>
          </table:table-cell>
          <table:table-cell office:value-type="float" office:value="121.72" calcext:value-type="float">
            <text:p>121.72</text:p>
          </table:table-cell>
          <table:table-cell office:value-type="float" office:value="116.56" calcext:value-type="float">
            <text:p>116.56</text:p>
          </table:table-cell>
          <table:table-cell office:value-type="float" office:value="116.9" calcext:value-type="float">
            <text:p>116.9</text:p>
          </table:table-cell>
          <table:table-cell office:value-type="float" office:value="117.83" calcext:value-type="float">
            <text:p>117.83</text:p>
          </table:table-cell>
          <table:table-cell office:value-type="float" office:value="115.72" calcext:value-type="float">
            <text:p>115.72</text:p>
          </table:table-cell>
          <table:table-cell office:value-type="float" office:value="116.17" calcext:value-type="float">
            <text:p>116.17</text:p>
          </table:table-cell>
          <table:table-cell office:value-type="float" office:value="116.37" calcext:value-type="float">
            <text:p>116.37</text:p>
          </table:table-cell>
          <table:table-cell table:number-columns-repeated="2" office:value-type="float" office:value="115.69" calcext:value-type="float">
            <text:p>115.69</text:p>
          </table:table-cell>
          <table:table-cell office:value-type="float" office:value="117.49" calcext:value-type="float">
            <text:p>117.49</text:p>
          </table:table-cell>
          <table:table-cell office:value-type="float" office:value="120.35" calcext:value-type="float">
            <text:p>120.35</text:p>
          </table:table-cell>
          <table:table-cell office:value-type="float" office:value="116.49" calcext:value-type="float">
            <text:p>116.49</text:p>
          </table:table-cell>
          <table:table-cell office:value-type="float" office:value="121.05" calcext:value-type="float">
            <text:p>121.05</text:p>
          </table:table-cell>
          <table:table-cell office:value-type="float" office:value="118.64" calcext:value-type="float">
            <text:p>118.64</text:p>
          </table:table-cell>
          <table:table-cell office:value-type="float" office:value="118.81" calcext:value-type="float">
            <text:p>118.81</text:p>
          </table:table-cell>
          <table:table-cell/>
        </table:table-row>
        <table:table-row table:style-name="ro1">
          <table:table-cell office:value-type="time" office:time-value="PT14H00M00S" calcext:value-type="time">
            <text:p>14:00</text:p>
          </table:table-cell>
          <table:table-cell table:style-name="ce2" table:formula="of:=AVERAGE([.D16:.AG16])" office:value-type="float" office:value="121.659333333333" calcext:value-type="float">
            <text:p>121.66</text:p>
          </table:table-cell>
          <table:table-cell table:style-name="ce2" table:formula="of:=STDEV([.D16:.AG16])" office:value-type="float" office:value="1.41686621988721" calcext:value-type="float">
            <text:p>1.42</text:p>
          </table:table-cell>
          <table:table-cell office:value-type="float" office:value="120.36" calcext:value-type="float">
            <text:p>120.36</text:p>
          </table:table-cell>
          <table:table-cell office:value-type="float" office:value="120.69" calcext:value-type="float">
            <text:p>120.69</text:p>
          </table:table-cell>
          <table:table-cell office:value-type="float" office:value="118.93" calcext:value-type="float">
            <text:p>118.93</text:p>
          </table:table-cell>
          <table:table-cell office:value-type="float" office:value="121.19" calcext:value-type="float">
            <text:p>121.19</text:p>
          </table:table-cell>
          <table:table-cell office:value-type="float" office:value="119.52" calcext:value-type="float">
            <text:p>119.52</text:p>
          </table:table-cell>
          <table:table-cell office:value-type="float" office:value="122.99" calcext:value-type="float">
            <text:p>122.99</text:p>
          </table:table-cell>
          <table:table-cell office:value-type="float" office:value="124.91" calcext:value-type="float">
            <text:p>124.91</text:p>
          </table:table-cell>
          <table:table-cell office:value-type="float" office:value="121.25" calcext:value-type="float">
            <text:p>121.25</text:p>
          </table:table-cell>
          <table:table-cell office:value-type="float" office:value="121.71" calcext:value-type="float">
            <text:p>121.71</text:p>
          </table:table-cell>
          <table:table-cell office:value-type="float" office:value="122.19" calcext:value-type="float">
            <text:p>122.19</text:p>
          </table:table-cell>
          <table:table-cell office:value-type="float" office:value="122.21" calcext:value-type="float">
            <text:p>122.21</text:p>
          </table:table-cell>
          <table:table-cell office:value-type="float" office:value="123.64" calcext:value-type="float">
            <text:p>123.64</text:p>
          </table:table-cell>
          <table:table-cell office:value-type="float" office:value="121.72" calcext:value-type="float">
            <text:p>121.72</text:p>
          </table:table-cell>
          <table:table-cell office:value-type="float" office:value="119.88" calcext:value-type="float">
            <text:p>119.88</text:p>
          </table:table-cell>
          <table:table-cell office:value-type="float" office:value="123.85" calcext:value-type="float">
            <text:p>123.85</text:p>
          </table:table-cell>
          <table:table-cell office:value-type="float" office:value="123.63" calcext:value-type="float">
            <text:p>123.63</text:p>
          </table:table-cell>
          <table:table-cell office:value-type="float" office:value="120.14" calcext:value-type="float">
            <text:p>120.14</text:p>
          </table:table-cell>
          <table:table-cell office:value-type="float" office:value="120.92" calcext:value-type="float">
            <text:p>120.92</text:p>
          </table:table-cell>
          <table:table-cell office:value-type="float" office:value="120.3" calcext:value-type="float">
            <text:p>120.3</text:p>
          </table:table-cell>
          <table:table-cell office:value-type="float" office:value="121.22" calcext:value-type="float">
            <text:p>121.22</text:p>
          </table:table-cell>
          <table:table-cell office:value-type="float" office:value="122.27" calcext:value-type="float">
            <text:p>122.27</text:p>
          </table:table-cell>
          <table:table-cell office:value-type="float" office:value="123.29" calcext:value-type="float">
            <text:p>123.29</text:p>
          </table:table-cell>
          <table:table-cell office:value-type="float" office:value="122.41" calcext:value-type="float">
            <text:p>122.41</text:p>
          </table:table-cell>
          <table:table-cell office:value-type="float" office:value="121.13" calcext:value-type="float">
            <text:p>121.13</text:p>
          </table:table-cell>
          <table:table-cell office:value-type="float" office:value="121.6" calcext:value-type="float">
            <text:p>121.6</text:p>
          </table:table-cell>
          <table:table-cell office:value-type="float" office:value="120.92" calcext:value-type="float">
            <text:p>120.92</text:p>
          </table:table-cell>
          <table:table-cell office:value-type="float" office:value="121.94" calcext:value-type="float">
            <text:p>121.94</text:p>
          </table:table-cell>
          <table:table-cell office:value-type="float" office:value="121.77" calcext:value-type="float">
            <text:p>121.77</text:p>
          </table:table-cell>
          <table:table-cell office:value-type="float" office:value="120.01" calcext:value-type="float">
            <text:p>120.01</text:p>
          </table:table-cell>
          <table:table-cell office:value-type="float" office:value="123.19" calcext:value-type="float">
            <text:p>123.19</text:p>
          </table:table-cell>
          <table:table-cell/>
        </table:table-row>
        <table:table-row table:style-name="ro1">
          <table:table-cell office:value-type="time" office:time-value="PT15H00M00S" calcext:value-type="time">
            <text:p>15:00</text:p>
          </table:table-cell>
          <table:table-cell table:style-name="ce2" table:formula="of:=AVERAGE([.D17:.AG17])" office:value-type="float" office:value="126.052333333333" calcext:value-type="float">
            <text:p>126.05</text:p>
          </table:table-cell>
          <table:table-cell table:style-name="ce2" table:formula="of:=STDEV([.D17:.AG17])" office:value-type="float" office:value="1.08296108547061" calcext:value-type="float">
            <text:p>1.08</text:p>
          </table:table-cell>
          <table:table-cell office:value-type="float" office:value="125.79" calcext:value-type="float">
            <text:p>125.79</text:p>
          </table:table-cell>
          <table:table-cell office:value-type="float" office:value="124.84" calcext:value-type="float">
            <text:p>124.84</text:p>
          </table:table-cell>
          <table:table-cell office:value-type="float" office:value="125.69" calcext:value-type="float">
            <text:p>125.69</text:p>
          </table:table-cell>
          <table:table-cell office:value-type="float" office:value="125.47" calcext:value-type="float">
            <text:p>125.47</text:p>
          </table:table-cell>
          <table:table-cell office:value-type="float" office:value="125.16" calcext:value-type="float">
            <text:p>125.16</text:p>
          </table:table-cell>
          <table:table-cell office:value-type="float" office:value="126.43" calcext:value-type="float">
            <text:p>126.43</text:p>
          </table:table-cell>
          <table:table-cell office:value-type="float" office:value="123.52" calcext:value-type="float">
            <text:p>123.52</text:p>
          </table:table-cell>
          <table:table-cell office:value-type="float" office:value="125.78" calcext:value-type="float">
            <text:p>125.78</text:p>
          </table:table-cell>
          <table:table-cell office:value-type="float" office:value="125.85" calcext:value-type="float">
            <text:p>125.85</text:p>
          </table:table-cell>
          <table:table-cell office:value-type="float" office:value="127.65" calcext:value-type="float">
            <text:p>127.65</text:p>
          </table:table-cell>
          <table:table-cell office:value-type="float" office:value="126.83" calcext:value-type="float">
            <text:p>126.83</text:p>
          </table:table-cell>
          <table:table-cell office:value-type="float" office:value="126.51" calcext:value-type="float">
            <text:p>126.51</text:p>
          </table:table-cell>
          <table:table-cell office:value-type="float" office:value="125.95" calcext:value-type="float">
            <text:p>125.95</text:p>
          </table:table-cell>
          <table:table-cell office:value-type="float" office:value="126.09" calcext:value-type="float">
            <text:p>126.09</text:p>
          </table:table-cell>
          <table:table-cell office:value-type="float" office:value="125.41" calcext:value-type="float">
            <text:p>125.41</text:p>
          </table:table-cell>
          <table:table-cell office:value-type="float" office:value="125.78" calcext:value-type="float">
            <text:p>125.78</text:p>
          </table:table-cell>
          <table:table-cell office:value-type="float" office:value="126.48" calcext:value-type="float">
            <text:p>126.48</text:p>
          </table:table-cell>
          <table:table-cell office:value-type="float" office:value="126.73" calcext:value-type="float">
            <text:p>126.73</text:p>
          </table:table-cell>
          <table:table-cell office:value-type="float" office:value="127.52" calcext:value-type="float">
            <text:p>127.52</text:p>
          </table:table-cell>
          <table:table-cell office:value-type="float" office:value="126.49" calcext:value-type="float">
            <text:p>126.49</text:p>
          </table:table-cell>
          <table:table-cell office:value-type="float" office:value="126.72" calcext:value-type="float">
            <text:p>126.72</text:p>
          </table:table-cell>
          <table:table-cell office:value-type="float" office:value="124.58" calcext:value-type="float">
            <text:p>124.58</text:p>
          </table:table-cell>
          <table:table-cell office:value-type="float" office:value="127.84" calcext:value-type="float">
            <text:p>127.84</text:p>
          </table:table-cell>
          <table:table-cell office:value-type="float" office:value="126.28" calcext:value-type="float">
            <text:p>126.28</text:p>
          </table:table-cell>
          <table:table-cell office:value-type="float" office:value="126.38" calcext:value-type="float">
            <text:p>126.38</text:p>
          </table:table-cell>
          <table:table-cell office:value-type="float" office:value="125.18" calcext:value-type="float">
            <text:p>125.18</text:p>
          </table:table-cell>
          <table:table-cell office:value-type="float" office:value="126.26" calcext:value-type="float">
            <text:p>126.26</text:p>
          </table:table-cell>
          <table:table-cell office:value-type="float" office:value="127.32" calcext:value-type="float">
            <text:p>127.32</text:p>
          </table:table-cell>
          <table:table-cell office:value-type="float" office:value="123.43" calcext:value-type="float">
            <text:p>123.43</text:p>
          </table:table-cell>
          <table:table-cell office:value-type="float" office:value="127.61" calcext:value-type="float">
            <text:p>127.61</text:p>
          </table:table-cell>
          <table:table-cell/>
        </table:table-row>
        <table:table-row table:style-name="ro1">
          <table:table-cell office:value-type="time" office:time-value="PT16H00M00S" calcext:value-type="time">
            <text:p>16:00</text:p>
          </table:table-cell>
          <table:table-cell table:style-name="ce2" table:formula="of:=AVERAGE([.D18:.AG18])" office:value-type="float" office:value="168.058666666667" calcext:value-type="float">
            <text:p>168.06</text:p>
          </table:table-cell>
          <table:table-cell table:style-name="ce2" table:formula="of:=STDEV([.D18:.AG18])" office:value-type="float" office:value="19.6756588170525" calcext:value-type="float">
            <text:p>19.68</text:p>
          </table:table-cell>
          <table:table-cell office:value-type="float" office:value="162.15" calcext:value-type="float">
            <text:p>162.15</text:p>
          </table:table-cell>
          <table:table-cell office:value-type="float" office:value="173.23" calcext:value-type="float">
            <text:p>173.23</text:p>
          </table:table-cell>
          <table:table-cell office:value-type="float" office:value="177.61" calcext:value-type="float">
            <text:p>177.61</text:p>
          </table:table-cell>
          <table:table-cell office:value-type="float" office:value="140.66" calcext:value-type="float">
            <text:p>140.66</text:p>
          </table:table-cell>
          <table:table-cell office:value-type="float" office:value="196.76" calcext:value-type="float">
            <text:p>196.76</text:p>
          </table:table-cell>
          <table:table-cell office:value-type="float" office:value="179.35" calcext:value-type="float">
            <text:p>179.35</text:p>
          </table:table-cell>
          <table:table-cell office:value-type="float" office:value="164.82" calcext:value-type="float">
            <text:p>164.82</text:p>
          </table:table-cell>
          <table:table-cell office:value-type="float" office:value="172.07" calcext:value-type="float">
            <text:p>172.07</text:p>
          </table:table-cell>
          <table:table-cell office:value-type="float" office:value="158.49" calcext:value-type="float">
            <text:p>158.49</text:p>
          </table:table-cell>
          <table:table-cell office:value-type="float" office:value="155.97" calcext:value-type="float">
            <text:p>155.97</text:p>
          </table:table-cell>
          <table:table-cell office:value-type="float" office:value="149.83" calcext:value-type="float">
            <text:p>149.83</text:p>
          </table:table-cell>
          <table:table-cell office:value-type="float" office:value="170.3" calcext:value-type="float">
            <text:p>170.3</text:p>
          </table:table-cell>
          <table:table-cell office:value-type="float" office:value="156.28" calcext:value-type="float">
            <text:p>156.28</text:p>
          </table:table-cell>
          <table:table-cell office:value-type="float" office:value="157.84" calcext:value-type="float">
            <text:p>157.84</text:p>
          </table:table-cell>
          <table:table-cell office:value-type="float" office:value="157.96" calcext:value-type="float">
            <text:p>157.96</text:p>
          </table:table-cell>
          <table:table-cell office:value-type="float" office:value="144.67" calcext:value-type="float">
            <text:p>144.67</text:p>
          </table:table-cell>
          <table:table-cell office:value-type="float" office:value="214.86" calcext:value-type="float">
            <text:p>214.86</text:p>
          </table:table-cell>
          <table:table-cell office:value-type="float" office:value="205.57" calcext:value-type="float">
            <text:p>205.57</text:p>
          </table:table-cell>
          <table:table-cell office:value-type="float" office:value="190.73" calcext:value-type="float">
            <text:p>190.73</text:p>
          </table:table-cell>
          <table:table-cell office:value-type="float" office:value="142.32" calcext:value-type="float">
            <text:p>142.32</text:p>
          </table:table-cell>
          <table:table-cell office:value-type="float" office:value="176.9" calcext:value-type="float">
            <text:p>176.9</text:p>
          </table:table-cell>
          <table:table-cell office:value-type="float" office:value="144.97" calcext:value-type="float">
            <text:p>144.97</text:p>
          </table:table-cell>
          <table:table-cell office:value-type="float" office:value="189.41" calcext:value-type="float">
            <text:p>189.41</text:p>
          </table:table-cell>
          <table:table-cell office:value-type="float" office:value="187.47" calcext:value-type="float">
            <text:p>187.47</text:p>
          </table:table-cell>
          <table:table-cell office:value-type="float" office:value="186.8" calcext:value-type="float">
            <text:p>186.8</text:p>
          </table:table-cell>
          <table:table-cell office:value-type="float" office:value="141.96" calcext:value-type="float">
            <text:p>141.96</text:p>
          </table:table-cell>
          <table:table-cell office:value-type="float" office:value="157.38" calcext:value-type="float">
            <text:p>157.38</text:p>
          </table:table-cell>
          <table:table-cell office:value-type="float" office:value="174.94" calcext:value-type="float">
            <text:p>174.94</text:p>
          </table:table-cell>
          <table:table-cell office:value-type="float" office:value="163.52" calcext:value-type="float">
            <text:p>163.52</text:p>
          </table:table-cell>
          <table:table-cell office:value-type="float" office:value="146.94" calcext:value-type="float">
            <text:p>146.94</text:p>
          </table:table-cell>
          <table:table-cell/>
        </table:table-row>
        <table:table-row table:style-name="ro1">
          <table:table-cell office:value-type="time" office:time-value="PT17H00M00S" calcext:value-type="time">
            <text:p>17:00</text:p>
          </table:table-cell>
          <table:table-cell table:style-name="ce2" table:formula="of:=AVERAGE([.D19:.AG19])" office:value-type="float" office:value="204.393333333333" calcext:value-type="float">
            <text:p>204.39</text:p>
          </table:table-cell>
          <table:table-cell table:style-name="ce2" table:formula="of:=STDEV([.D19:.AG19])" office:value-type="float" office:value="41.8929214112339" calcext:value-type="float">
            <text:p>41.89</text:p>
          </table:table-cell>
          <table:table-cell office:value-type="float" office:value="139.08" calcext:value-type="float">
            <text:p>139.08</text:p>
          </table:table-cell>
          <table:table-cell office:value-type="float" office:value="190.64" calcext:value-type="float">
            <text:p>190.64</text:p>
          </table:table-cell>
          <table:table-cell office:value-type="float" office:value="235.23" calcext:value-type="float">
            <text:p>235.23</text:p>
          </table:table-cell>
          <table:table-cell office:value-type="float" office:value="204.98" calcext:value-type="float">
            <text:p>204.98</text:p>
          </table:table-cell>
          <table:table-cell office:value-type="float" office:value="225.75" calcext:value-type="float">
            <text:p>225.75</text:p>
          </table:table-cell>
          <table:table-cell office:value-type="float" office:value="229.11" calcext:value-type="float">
            <text:p>229.11</text:p>
          </table:table-cell>
          <table:table-cell office:value-type="float" office:value="153.68" calcext:value-type="float">
            <text:p>153.68</text:p>
          </table:table-cell>
          <table:table-cell office:value-type="float" office:value="226.92" calcext:value-type="float">
            <text:p>226.92</text:p>
          </table:table-cell>
          <table:table-cell office:value-type="float" office:value="198.9" calcext:value-type="float">
            <text:p>198.90</text:p>
          </table:table-cell>
          <table:table-cell office:value-type="float" office:value="172.76" calcext:value-type="float">
            <text:p>172.76</text:p>
          </table:table-cell>
          <table:table-cell office:value-type="float" office:value="182.56" calcext:value-type="float">
            <text:p>182.56</text:p>
          </table:table-cell>
          <table:table-cell office:value-type="float" office:value="241.28" calcext:value-type="float">
            <text:p>241.28</text:p>
          </table:table-cell>
          <table:table-cell office:value-type="float" office:value="178.51" calcext:value-type="float">
            <text:p>178.51</text:p>
          </table:table-cell>
          <table:table-cell office:value-type="float" office:value="180.49" calcext:value-type="float">
            <text:p>180.49</text:p>
          </table:table-cell>
          <table:table-cell office:value-type="float" office:value="258.1" calcext:value-type="float">
            <text:p>258.1</text:p>
          </table:table-cell>
          <table:table-cell office:value-type="float" office:value="223.07" calcext:value-type="float">
            <text:p>223.07</text:p>
          </table:table-cell>
          <table:table-cell office:value-type="float" office:value="298.09" calcext:value-type="float">
            <text:p>298.09</text:p>
          </table:table-cell>
          <table:table-cell office:value-type="float" office:value="254.15" calcext:value-type="float">
            <text:p>254.15</text:p>
          </table:table-cell>
          <table:table-cell office:value-type="float" office:value="220.48" calcext:value-type="float">
            <text:p>220.48</text:p>
          </table:table-cell>
          <table:table-cell office:value-type="float" office:value="161.13" calcext:value-type="float">
            <text:p>161.13</text:p>
          </table:table-cell>
          <table:table-cell office:value-type="float" office:value="181.98" calcext:value-type="float">
            <text:p>181.98</text:p>
          </table:table-cell>
          <table:table-cell office:value-type="float" office:value="205.54" calcext:value-type="float">
            <text:p>205.54</text:p>
          </table:table-cell>
          <table:table-cell office:value-type="float" office:value="210.3" calcext:value-type="float">
            <text:p>210.3</text:p>
          </table:table-cell>
          <table:table-cell office:value-type="float" office:value="310.16" calcext:value-type="float">
            <text:p>310.16</text:p>
          </table:table-cell>
          <table:table-cell office:value-type="float" office:value="212.26" calcext:value-type="float">
            <text:p>212.26</text:p>
          </table:table-cell>
          <table:table-cell office:value-type="float" office:value="133.89" calcext:value-type="float">
            <text:p>133.89</text:p>
          </table:table-cell>
          <table:table-cell office:value-type="float" office:value="184.65" calcext:value-type="float">
            <text:p>184.65</text:p>
          </table:table-cell>
          <table:table-cell office:value-type="float" office:value="159.7" calcext:value-type="float">
            <text:p>159.7</text:p>
          </table:table-cell>
          <table:table-cell office:value-type="float" office:value="189.23" calcext:value-type="float">
            <text:p>189.23</text:p>
          </table:table-cell>
          <table:table-cell office:value-type="float" office:value="169.18" calcext:value-type="float">
            <text:p>169.18</text:p>
          </table:table-cell>
          <table:table-cell/>
        </table:table-row>
        <table:table-row table:style-name="ro1">
          <table:table-cell office:value-type="time" office:time-value="PT18H00M00S" calcext:value-type="time">
            <text:p>18:00</text:p>
          </table:table-cell>
          <table:table-cell table:style-name="ce2" table:formula="of:=AVERAGE([.D20:.AG20])" office:value-type="float" office:value="208.875" calcext:value-type="float">
            <text:p>208.88</text:p>
          </table:table-cell>
          <table:table-cell table:style-name="ce2" table:formula="of:=STDEV([.D20:.AG20])" office:value-type="float" office:value="58.4436007381593" calcext:value-type="float">
            <text:p>58.44</text:p>
          </table:table-cell>
          <table:table-cell office:value-type="float" office:value="135.26" calcext:value-type="float">
            <text:p>135.26</text:p>
          </table:table-cell>
          <table:table-cell office:value-type="float" office:value="163.29" calcext:value-type="float">
            <text:p>163.29</text:p>
          </table:table-cell>
          <table:table-cell office:value-type="float" office:value="212.83" calcext:value-type="float">
            <text:p>212.83</text:p>
          </table:table-cell>
          <table:table-cell office:value-type="float" office:value="217.88" calcext:value-type="float">
            <text:p>217.88</text:p>
          </table:table-cell>
          <table:table-cell office:value-type="float" office:value="217.19" calcext:value-type="float">
            <text:p>217.19</text:p>
          </table:table-cell>
          <table:table-cell office:value-type="float" office:value="269.8" calcext:value-type="float">
            <text:p>269.80</text:p>
          </table:table-cell>
          <table:table-cell office:value-type="float" office:value="147.18" calcext:value-type="float">
            <text:p>147.18</text:p>
          </table:table-cell>
          <table:table-cell office:value-type="float" office:value="311.28" calcext:value-type="float">
            <text:p>311.28</text:p>
          </table:table-cell>
          <table:table-cell office:value-type="float" office:value="216.46" calcext:value-type="float">
            <text:p>216.46</text:p>
          </table:table-cell>
          <table:table-cell office:value-type="float" office:value="196.69" calcext:value-type="float">
            <text:p>196.69</text:p>
          </table:table-cell>
          <table:table-cell office:value-type="float" office:value="258.48" calcext:value-type="float">
            <text:p>258.48</text:p>
          </table:table-cell>
          <table:table-cell office:value-type="float" office:value="230.45" calcext:value-type="float">
            <text:p>230.45</text:p>
          </table:table-cell>
          <table:table-cell office:value-type="float" office:value="182.57" calcext:value-type="float">
            <text:p>182.57</text:p>
          </table:table-cell>
          <table:table-cell office:value-type="float" office:value="218.16" calcext:value-type="float">
            <text:p>218.16</text:p>
          </table:table-cell>
          <table:table-cell office:value-type="float" office:value="198.54" calcext:value-type="float">
            <text:p>198.54</text:p>
          </table:table-cell>
          <table:table-cell office:value-type="float" office:value="278.79" calcext:value-type="float">
            <text:p>278.79</text:p>
          </table:table-cell>
          <table:table-cell office:value-type="float" office:value="282.02" calcext:value-type="float">
            <text:p>282.02</text:p>
          </table:table-cell>
          <table:table-cell office:value-type="float" office:value="219.46" calcext:value-type="float">
            <text:p>219.46</text:p>
          </table:table-cell>
          <table:table-cell office:value-type="float" office:value="294.15" calcext:value-type="float">
            <text:p>294.15</text:p>
          </table:table-cell>
          <table:table-cell office:value-type="float" office:value="169.71" calcext:value-type="float">
            <text:p>169.71</text:p>
          </table:table-cell>
          <table:table-cell office:value-type="float" office:value="172.26" calcext:value-type="float">
            <text:p>172.26</text:p>
          </table:table-cell>
          <table:table-cell office:value-type="float" office:value="200.58" calcext:value-type="float">
            <text:p>200.58</text:p>
          </table:table-cell>
          <table:table-cell office:value-type="float" office:value="158.17" calcext:value-type="float">
            <text:p>158.17</text:p>
          </table:table-cell>
          <table:table-cell office:value-type="float" office:value="354.01" calcext:value-type="float">
            <text:p>354.01</text:p>
          </table:table-cell>
          <table:table-cell office:value-type="float" office:value="231.34" calcext:value-type="float">
            <text:p>231.34</text:p>
          </table:table-cell>
          <table:table-cell office:value-type="float" office:value="114.92" calcext:value-type="float">
            <text:p>114.92</text:p>
          </table:table-cell>
          <table:table-cell office:value-type="float" office:value="173.41" calcext:value-type="float">
            <text:p>173.41</text:p>
          </table:table-cell>
          <table:table-cell office:value-type="float" office:value="119.77" calcext:value-type="float">
            <text:p>119.77</text:p>
          </table:table-cell>
          <table:table-cell office:value-type="float" office:value="192.55" calcext:value-type="float">
            <text:p>192.55</text:p>
          </table:table-cell>
          <table:table-cell office:value-type="float" office:value="129.05" calcext:value-type="float">
            <text:p>129.05</text:p>
          </table:table-cell>
          <table:table-cell/>
        </table:table-row>
        <table:table-row table:style-name="ro1">
          <table:table-cell office:value-type="time" office:time-value="PT19H00M00S" calcext:value-type="time">
            <text:p>19:00</text:p>
          </table:table-cell>
          <table:table-cell table:style-name="ce2" table:formula="of:=AVERAGE([.D21:.AG21])" office:value-type="float" office:value="113.527333333333" calcext:value-type="float">
            <text:p>113.53</text:p>
          </table:table-cell>
          <table:table-cell table:style-name="ce2" table:formula="of:=STDEV([.D21:.AG21])" office:value-type="float" office:value="13.1194333175908" calcext:value-type="float">
            <text:p>13.12</text:p>
          </table:table-cell>
          <table:table-cell office:value-type="float" office:value="109.28" calcext:value-type="float">
            <text:p>109.28</text:p>
          </table:table-cell>
          <table:table-cell office:value-type="float" office:value="107.11" calcext:value-type="float">
            <text:p>107.11</text:p>
          </table:table-cell>
          <table:table-cell office:value-type="float" office:value="106.08" calcext:value-type="float">
            <text:p>106.08</text:p>
          </table:table-cell>
          <table:table-cell office:value-type="float" office:value="110.28" calcext:value-type="float">
            <text:p>110.28</text:p>
          </table:table-cell>
          <table:table-cell office:value-type="float" office:value="109.88" calcext:value-type="float">
            <text:p>109.88</text:p>
          </table:table-cell>
          <table:table-cell office:value-type="float" office:value="111.36" calcext:value-type="float">
            <text:p>111.36</text:p>
          </table:table-cell>
          <table:table-cell office:value-type="float" office:value="106.21" calcext:value-type="float">
            <text:p>106.21</text:p>
          </table:table-cell>
          <table:table-cell office:value-type="float" office:value="150.33" calcext:value-type="float">
            <text:p>150.33</text:p>
          </table:table-cell>
          <table:table-cell office:value-type="float" office:value="107.82" calcext:value-type="float">
            <text:p>107.82</text:p>
          </table:table-cell>
          <table:table-cell office:value-type="float" office:value="111.31" calcext:value-type="float">
            <text:p>111.31</text:p>
          </table:table-cell>
          <table:table-cell office:value-type="float" office:value="114.58" calcext:value-type="float">
            <text:p>114.58</text:p>
          </table:table-cell>
          <table:table-cell office:value-type="float" office:value="110.01" calcext:value-type="float">
            <text:p>110.01</text:p>
          </table:table-cell>
          <table:table-cell office:value-type="float" office:value="105.63" calcext:value-type="float">
            <text:p>105.63</text:p>
          </table:table-cell>
          <table:table-cell office:value-type="float" office:value="109.42" calcext:value-type="float">
            <text:p>109.42</text:p>
          </table:table-cell>
          <table:table-cell office:value-type="float" office:value="108.02" calcext:value-type="float">
            <text:p>108.02</text:p>
          </table:table-cell>
          <table:table-cell office:value-type="float" office:value="113.28" calcext:value-type="float">
            <text:p>113.28</text:p>
          </table:table-cell>
          <table:table-cell office:value-type="float" office:value="109.62" calcext:value-type="float">
            <text:p>109.62</text:p>
          </table:table-cell>
          <table:table-cell office:value-type="float" office:value="108.86" calcext:value-type="float">
            <text:p>108.86</text:p>
          </table:table-cell>
          <table:table-cell office:value-type="float" office:value="143.85" calcext:value-type="float">
            <text:p>143.85</text:p>
          </table:table-cell>
          <table:table-cell office:value-type="float" office:value="106.5" calcext:value-type="float">
            <text:p>106.5</text:p>
          </table:table-cell>
          <table:table-cell office:value-type="float" office:value="107.84" calcext:value-type="float">
            <text:p>107.84</text:p>
          </table:table-cell>
          <table:table-cell office:value-type="float" office:value="107.8" calcext:value-type="float">
            <text:p>107.8</text:p>
          </table:table-cell>
          <table:table-cell office:value-type="float" office:value="107.26" calcext:value-type="float">
            <text:p>107.26</text:p>
          </table:table-cell>
          <table:table-cell office:value-type="float" office:value="159" calcext:value-type="float">
            <text:p>159</text:p>
          </table:table-cell>
          <table:table-cell office:value-type="float" office:value="112.84" calcext:value-type="float">
            <text:p>112.84</text:p>
          </table:table-cell>
          <table:table-cell office:value-type="float" office:value="108.98" calcext:value-type="float">
            <text:p>108.98</text:p>
          </table:table-cell>
          <table:table-cell office:value-type="float" office:value="109.84" calcext:value-type="float">
            <text:p>109.84</text:p>
          </table:table-cell>
          <table:table-cell office:value-type="float" office:value="107.54" calcext:value-type="float">
            <text:p>107.54</text:p>
          </table:table-cell>
          <table:table-cell office:value-type="float" office:value="116.48" calcext:value-type="float">
            <text:p>116.48</text:p>
          </table:table-cell>
          <table:table-cell office:value-type="float" office:value="108.81" calcext:value-type="float">
            <text:p>108.81</text:p>
          </table:table-cell>
          <table:table-cell/>
        </table:table-row>
        <table:table-row table:style-name="ro1">
          <table:table-cell office:value-type="time" office:time-value="PT20H00M00S" calcext:value-type="time">
            <text:p>20:00</text:p>
          </table:table-cell>
          <table:table-cell table:style-name="ce2" table:formula="of:=AVERAGE([.D22:.AG22])" office:value-type="float" office:value="113.974666666667" calcext:value-type="float">
            <text:p>113.97</text:p>
          </table:table-cell>
          <table:table-cell table:style-name="ce2" table:formula="of:=STDEV([.D22:.AG22])" office:value-type="float" office:value="1.30118177937923" calcext:value-type="float">
            <text:p>1.30</text:p>
          </table:table-cell>
          <table:table-cell office:value-type="float" office:value="112.02" calcext:value-type="float">
            <text:p>112.02</text:p>
          </table:table-cell>
          <table:table-cell office:value-type="float" office:value="115.96" calcext:value-type="float">
            <text:p>115.96</text:p>
          </table:table-cell>
          <table:table-cell office:value-type="float" office:value="113.26" calcext:value-type="float">
            <text:p>113.26</text:p>
          </table:table-cell>
          <table:table-cell office:value-type="float" office:value="116.56" calcext:value-type="float">
            <text:p>116.56</text:p>
          </table:table-cell>
          <table:table-cell office:value-type="float" office:value="113.96" calcext:value-type="float">
            <text:p>113.96</text:p>
          </table:table-cell>
          <table:table-cell office:value-type="float" office:value="114.35" calcext:value-type="float">
            <text:p>114.35</text:p>
          </table:table-cell>
          <table:table-cell office:value-type="float" office:value="112.49" calcext:value-type="float">
            <text:p>112.49</text:p>
          </table:table-cell>
          <table:table-cell office:value-type="float" office:value="114.2" calcext:value-type="float">
            <text:p>114.20</text:p>
          </table:table-cell>
          <table:table-cell office:value-type="float" office:value="114.29" calcext:value-type="float">
            <text:p>114.29</text:p>
          </table:table-cell>
          <table:table-cell office:value-type="float" office:value="114.01" calcext:value-type="float">
            <text:p>114.01</text:p>
          </table:table-cell>
          <table:table-cell office:value-type="float" office:value="112.4" calcext:value-type="float">
            <text:p>112.4</text:p>
          </table:table-cell>
          <table:table-cell office:value-type="float" office:value="113.91" calcext:value-type="float">
            <text:p>113.91</text:p>
          </table:table-cell>
          <table:table-cell office:value-type="float" office:value="115.16" calcext:value-type="float">
            <text:p>115.16</text:p>
          </table:table-cell>
          <table:table-cell office:value-type="float" office:value="112.66" calcext:value-type="float">
            <text:p>112.66</text:p>
          </table:table-cell>
          <table:table-cell office:value-type="float" office:value="116.33" calcext:value-type="float">
            <text:p>116.33</text:p>
          </table:table-cell>
          <table:table-cell office:value-type="float" office:value="114.13" calcext:value-type="float">
            <text:p>114.13</text:p>
          </table:table-cell>
          <table:table-cell office:value-type="float" office:value="112.57" calcext:value-type="float">
            <text:p>112.57</text:p>
          </table:table-cell>
          <table:table-cell office:value-type="float" office:value="113.65" calcext:value-type="float">
            <text:p>113.65</text:p>
          </table:table-cell>
          <table:table-cell office:value-type="float" office:value="113.63" calcext:value-type="float">
            <text:p>113.63</text:p>
          </table:table-cell>
          <table:table-cell office:value-type="float" office:value="114.73" calcext:value-type="float">
            <text:p>114.73</text:p>
          </table:table-cell>
          <table:table-cell office:value-type="float" office:value="111.52" calcext:value-type="float">
            <text:p>111.52</text:p>
          </table:table-cell>
          <table:table-cell office:value-type="float" office:value="114.59" calcext:value-type="float">
            <text:p>114.59</text:p>
          </table:table-cell>
          <table:table-cell office:value-type="float" office:value="115.39" calcext:value-type="float">
            <text:p>115.39</text:p>
          </table:table-cell>
          <table:table-cell office:value-type="float" office:value="113.51" calcext:value-type="float">
            <text:p>113.51</text:p>
          </table:table-cell>
          <table:table-cell office:value-type="float" office:value="112.9" calcext:value-type="float">
            <text:p>112.9</text:p>
          </table:table-cell>
          <table:table-cell office:value-type="float" office:value="113.18" calcext:value-type="float">
            <text:p>113.18</text:p>
          </table:table-cell>
          <table:table-cell office:value-type="float" office:value="115.12" calcext:value-type="float">
            <text:p>115.12</text:p>
          </table:table-cell>
          <table:table-cell office:value-type="float" office:value="112.37" calcext:value-type="float">
            <text:p>112.37</text:p>
          </table:table-cell>
          <table:table-cell office:value-type="float" office:value="114.74" calcext:value-type="float">
            <text:p>114.74</text:p>
          </table:table-cell>
          <table:table-cell office:value-type="float" office:value="115.65" calcext:value-type="float">
            <text:p>115.65</text:p>
          </table:table-cell>
          <table:table-cell/>
        </table:table-row>
        <table:table-row table:style-name="ro1">
          <table:table-cell office:value-type="time" office:time-value="PT21H00M00S" calcext:value-type="time">
            <text:p>21:00</text:p>
          </table:table-cell>
          <table:table-cell table:style-name="ce2" table:formula="of:=AVERAGE([.D23:.AG23])" office:value-type="float" office:value="101.994" calcext:value-type="float">
            <text:p>101.99</text:p>
          </table:table-cell>
          <table:table-cell table:style-name="ce2" table:formula="of:=STDEV([.D23:.AG23])" office:value-type="float" office:value="2.2054972072153" calcext:value-type="float">
            <text:p>2.21</text:p>
          </table:table-cell>
          <table:table-cell office:value-type="float" office:value="102.85" calcext:value-type="float">
            <text:p>102.85</text:p>
          </table:table-cell>
          <table:table-cell office:value-type="float" office:value="102.57" calcext:value-type="float">
            <text:p>102.57</text:p>
          </table:table-cell>
          <table:table-cell office:value-type="float" office:value="100.34" calcext:value-type="float">
            <text:p>100.34</text:p>
          </table:table-cell>
          <table:table-cell office:value-type="float" office:value="97.68" calcext:value-type="float">
            <text:p>97.68</text:p>
          </table:table-cell>
          <table:table-cell office:value-type="float" office:value="103.52" calcext:value-type="float">
            <text:p>103.52</text:p>
          </table:table-cell>
          <table:table-cell office:value-type="float" office:value="102.7" calcext:value-type="float">
            <text:p>102.70</text:p>
          </table:table-cell>
          <table:table-cell office:value-type="float" office:value="98.71" calcext:value-type="float">
            <text:p>98.71</text:p>
          </table:table-cell>
          <table:table-cell office:value-type="float" office:value="103.44" calcext:value-type="float">
            <text:p>103.44</text:p>
          </table:table-cell>
          <table:table-cell office:value-type="float" office:value="103.73" calcext:value-type="float">
            <text:p>103.73</text:p>
          </table:table-cell>
          <table:table-cell office:value-type="float" office:value="101.99" calcext:value-type="float">
            <text:p>101.99</text:p>
          </table:table-cell>
          <table:table-cell office:value-type="float" office:value="100.22" calcext:value-type="float">
            <text:p>100.22</text:p>
          </table:table-cell>
          <table:table-cell office:value-type="float" office:value="104.14" calcext:value-type="float">
            <text:p>104.14</text:p>
          </table:table-cell>
          <table:table-cell office:value-type="float" office:value="100.41" calcext:value-type="float">
            <text:p>100.41</text:p>
          </table:table-cell>
          <table:table-cell office:value-type="float" office:value="101.6" calcext:value-type="float">
            <text:p>101.6</text:p>
          </table:table-cell>
          <table:table-cell office:value-type="float" office:value="104.05" calcext:value-type="float">
            <text:p>104.05</text:p>
          </table:table-cell>
          <table:table-cell office:value-type="float" office:value="99.09" calcext:value-type="float">
            <text:p>99.09</text:p>
          </table:table-cell>
          <table:table-cell office:value-type="float" office:value="103.4" calcext:value-type="float">
            <text:p>103.4</text:p>
          </table:table-cell>
          <table:table-cell office:value-type="float" office:value="101.14" calcext:value-type="float">
            <text:p>101.14</text:p>
          </table:table-cell>
          <table:table-cell office:value-type="float" office:value="103.58" calcext:value-type="float">
            <text:p>103.58</text:p>
          </table:table-cell>
          <table:table-cell office:value-type="float" office:value="100.25" calcext:value-type="float">
            <text:p>100.25</text:p>
          </table:table-cell>
          <table:table-cell office:value-type="float" office:value="100.7" calcext:value-type="float">
            <text:p>100.7</text:p>
          </table:table-cell>
          <table:table-cell office:value-type="float" office:value="106.72" calcext:value-type="float">
            <text:p>106.72</text:p>
          </table:table-cell>
          <table:table-cell office:value-type="float" office:value="104.87" calcext:value-type="float">
            <text:p>104.87</text:p>
          </table:table-cell>
          <table:table-cell office:value-type="float" office:value="96.96" calcext:value-type="float">
            <text:p>96.96</text:p>
          </table:table-cell>
          <table:table-cell office:value-type="float" office:value="104.28" calcext:value-type="float">
            <text:p>104.28</text:p>
          </table:table-cell>
          <table:table-cell office:value-type="float" office:value="103.13" calcext:value-type="float">
            <text:p>103.13</text:p>
          </table:table-cell>
          <table:table-cell office:value-type="float" office:value="103.33" calcext:value-type="float">
            <text:p>103.33</text:p>
          </table:table-cell>
          <table:table-cell office:value-type="float" office:value="102.29" calcext:value-type="float">
            <text:p>102.29</text:p>
          </table:table-cell>
          <table:table-cell office:value-type="float" office:value="101.72" calcext:value-type="float">
            <text:p>101.72</text:p>
          </table:table-cell>
          <table:table-cell office:value-type="float" office:value="100.41" calcext:value-type="float">
            <text:p>100.41</text:p>
          </table:table-cell>
          <table:table-cell/>
        </table:table-row>
        <table:table-row table:style-name="ro1">
          <table:table-cell office:value-type="time" office:time-value="PT22H00M00S" calcext:value-type="time">
            <text:p>22:00</text:p>
          </table:table-cell>
          <table:table-cell table:style-name="ce2" table:formula="of:=AVERAGE([.D24:.AG24])" office:value-type="float" office:value="99.049" calcext:value-type="float">
            <text:p>99.05</text:p>
          </table:table-cell>
          <table:table-cell table:style-name="ce2" table:formula="of:=STDEV([.D24:.AG24])" office:value-type="float" office:value="2.02931167198855" calcext:value-type="float">
            <text:p>2.03</text:p>
          </table:table-cell>
          <table:table-cell office:value-type="float" office:value="95.92" calcext:value-type="float">
            <text:p>95.92</text:p>
          </table:table-cell>
          <table:table-cell office:value-type="float" office:value="100.02" calcext:value-type="float">
            <text:p>100.02</text:p>
          </table:table-cell>
          <table:table-cell office:value-type="float" office:value="99.41" calcext:value-type="float">
            <text:p>99.41</text:p>
          </table:table-cell>
          <table:table-cell office:value-type="float" office:value="99.54" calcext:value-type="float">
            <text:p>99.54</text:p>
          </table:table-cell>
          <table:table-cell office:value-type="float" office:value="100.62" calcext:value-type="float">
            <text:p>100.62</text:p>
          </table:table-cell>
          <table:table-cell office:value-type="float" office:value="99.51" calcext:value-type="float">
            <text:p>99.51</text:p>
          </table:table-cell>
          <table:table-cell office:value-type="float" office:value="97.94" calcext:value-type="float">
            <text:p>97.94</text:p>
          </table:table-cell>
          <table:table-cell office:value-type="float" office:value="97.29" calcext:value-type="float">
            <text:p>97.29</text:p>
          </table:table-cell>
          <table:table-cell office:value-type="float" office:value="97.58" calcext:value-type="float">
            <text:p>97.58</text:p>
          </table:table-cell>
          <table:table-cell office:value-type="float" office:value="101.46" calcext:value-type="float">
            <text:p>101.46</text:p>
          </table:table-cell>
          <table:table-cell office:value-type="float" office:value="98.44" calcext:value-type="float">
            <text:p>98.44</text:p>
          </table:table-cell>
          <table:table-cell office:value-type="float" office:value="102.55" calcext:value-type="float">
            <text:p>102.55</text:p>
          </table:table-cell>
          <table:table-cell office:value-type="float" office:value="98.44" calcext:value-type="float">
            <text:p>98.44</text:p>
          </table:table-cell>
          <table:table-cell office:value-type="float" office:value="101.03" calcext:value-type="float">
            <text:p>101.03</text:p>
          </table:table-cell>
          <table:table-cell office:value-type="float" office:value="97.43" calcext:value-type="float">
            <text:p>97.43</text:p>
          </table:table-cell>
          <table:table-cell office:value-type="float" office:value="99.55" calcext:value-type="float">
            <text:p>99.55</text:p>
          </table:table-cell>
          <table:table-cell office:value-type="float" office:value="101.51" calcext:value-type="float">
            <text:p>101.51</text:p>
          </table:table-cell>
          <table:table-cell office:value-type="float" office:value="97.13" calcext:value-type="float">
            <text:p>97.13</text:p>
          </table:table-cell>
          <table:table-cell office:value-type="float" office:value="97.96" calcext:value-type="float">
            <text:p>97.96</text:p>
          </table:table-cell>
          <table:table-cell office:value-type="float" office:value="99.49" calcext:value-type="float">
            <text:p>99.49</text:p>
          </table:table-cell>
          <table:table-cell office:value-type="float" office:value="102.65" calcext:value-type="float">
            <text:p>102.65</text:p>
          </table:table-cell>
          <table:table-cell table:number-columns-repeated="2" office:value-type="float" office:value="98.4" calcext:value-type="float">
            <text:p>98.4</text:p>
          </table:table-cell>
          <table:table-cell office:value-type="float" office:value="95.42" calcext:value-type="float">
            <text:p>95.42</text:p>
          </table:table-cell>
          <table:table-cell office:value-type="float" office:value="98.83" calcext:value-type="float">
            <text:p>98.83</text:p>
          </table:table-cell>
          <table:table-cell office:value-type="float" office:value="95.91" calcext:value-type="float">
            <text:p>95.91</text:p>
          </table:table-cell>
          <table:table-cell office:value-type="float" office:value="102.73" calcext:value-type="float">
            <text:p>102.73</text:p>
          </table:table-cell>
          <table:table-cell office:value-type="float" office:value="98.23" calcext:value-type="float">
            <text:p>98.23</text:p>
          </table:table-cell>
          <table:table-cell office:value-type="float" office:value="101.42" calcext:value-type="float">
            <text:p>101.42</text:p>
          </table:table-cell>
          <table:table-cell office:value-type="float" office:value="96.66" calcext:value-type="float">
            <text:p>96.66</text:p>
          </table:table-cell>
          <table:table-cell/>
        </table:table-row>
        <table:table-row table:style-name="ro1">
          <table:table-cell office:value-type="time" office:time-value="PT23H00M00S" calcext:value-type="time">
            <text:p>23:00</text:p>
          </table:table-cell>
          <table:table-cell table:style-name="ce2" table:formula="of:=AVERAGE([.D25:.AG25])" office:value-type="float" office:value="88.6543333333333" calcext:value-type="float">
            <text:p>88.65</text:p>
          </table:table-cell>
          <table:table-cell table:style-name="ce2" table:formula="of:=STDEV([.D25:.AG25])" office:value-type="float" office:value="1.57906494228516" calcext:value-type="float">
            <text:p>1.58</text:p>
          </table:table-cell>
          <table:table-cell office:value-type="float" office:value="87.35" calcext:value-type="float">
            <text:p>87.35</text:p>
          </table:table-cell>
          <table:table-cell office:value-type="float" office:value="86.6" calcext:value-type="float">
            <text:p>86.60</text:p>
          </table:table-cell>
          <table:table-cell office:value-type="float" office:value="89.16" calcext:value-type="float">
            <text:p>89.16</text:p>
          </table:table-cell>
          <table:table-cell office:value-type="float" office:value="87.31" calcext:value-type="float">
            <text:p>87.31</text:p>
          </table:table-cell>
          <table:table-cell office:value-type="float" office:value="87.79" calcext:value-type="float">
            <text:p>87.79</text:p>
          </table:table-cell>
          <table:table-cell office:value-type="float" office:value="87.08" calcext:value-type="float">
            <text:p>87.08</text:p>
          </table:table-cell>
          <table:table-cell office:value-type="float" office:value="85.3" calcext:value-type="float">
            <text:p>85.30</text:p>
          </table:table-cell>
          <table:table-cell office:value-type="float" office:value="91.37" calcext:value-type="float">
            <text:p>91.37</text:p>
          </table:table-cell>
          <table:table-cell office:value-type="float" office:value="88.19" calcext:value-type="float">
            <text:p>88.19</text:p>
          </table:table-cell>
          <table:table-cell office:value-type="float" office:value="89.74" calcext:value-type="float">
            <text:p>89.74</text:p>
          </table:table-cell>
          <table:table-cell office:value-type="float" office:value="89.24" calcext:value-type="float">
            <text:p>89.24</text:p>
          </table:table-cell>
          <table:table-cell office:value-type="float" office:value="89.66" calcext:value-type="float">
            <text:p>89.66</text:p>
          </table:table-cell>
          <table:table-cell office:value-type="float" office:value="89.77" calcext:value-type="float">
            <text:p>89.77</text:p>
          </table:table-cell>
          <table:table-cell office:value-type="float" office:value="85.43" calcext:value-type="float">
            <text:p>85.43</text:p>
          </table:table-cell>
          <table:table-cell office:value-type="float" office:value="87.48" calcext:value-type="float">
            <text:p>87.48</text:p>
          </table:table-cell>
          <table:table-cell office:value-type="float" office:value="88.35" calcext:value-type="float">
            <text:p>88.35</text:p>
          </table:table-cell>
          <table:table-cell office:value-type="float" office:value="90.43" calcext:value-type="float">
            <text:p>90.43</text:p>
          </table:table-cell>
          <table:table-cell office:value-type="float" office:value="87.05" calcext:value-type="float">
            <text:p>87.05</text:p>
          </table:table-cell>
          <table:table-cell office:value-type="float" office:value="90.09" calcext:value-type="float">
            <text:p>90.09</text:p>
          </table:table-cell>
          <table:table-cell office:value-type="float" office:value="87.9" calcext:value-type="float">
            <text:p>87.9</text:p>
          </table:table-cell>
          <table:table-cell office:value-type="float" office:value="88.94" calcext:value-type="float">
            <text:p>88.94</text:p>
          </table:table-cell>
          <table:table-cell office:value-type="float" office:value="88.32" calcext:value-type="float">
            <text:p>88.32</text:p>
          </table:table-cell>
          <table:table-cell office:value-type="float" office:value="88.78" calcext:value-type="float">
            <text:p>88.78</text:p>
          </table:table-cell>
          <table:table-cell office:value-type="float" office:value="90.2" calcext:value-type="float">
            <text:p>90.2</text:p>
          </table:table-cell>
          <table:table-cell office:value-type="float" office:value="91.74" calcext:value-type="float">
            <text:p>91.74</text:p>
          </table:table-cell>
          <table:table-cell office:value-type="float" office:value="89.76" calcext:value-type="float">
            <text:p>89.76</text:p>
          </table:table-cell>
          <table:table-cell office:value-type="float" office:value="89.85" calcext:value-type="float">
            <text:p>89.85</text:p>
          </table:table-cell>
          <table:table-cell office:value-type="float" office:value="87.64" calcext:value-type="float">
            <text:p>87.64</text:p>
          </table:table-cell>
          <table:table-cell office:value-type="float" office:value="88.91" calcext:value-type="float">
            <text:p>88.91</text:p>
          </table:table-cell>
          <table:table-cell office:value-type="float" office:value="90.2" calcext:value-type="float">
            <text:p>90.2</text:p>
          </table:table-cell>
          <table:table-cell/>
        </table:table-row>
        <table:table-row table:style-name="ro1" table:number-rows-repeated="71">
          <table:table-cell/>
          <table:table-cell table:style-name="ce2" table:number-columns-repeated="2"/>
          <table:table-cell table:number-columns-repeated="31"/>
        </table:table-row>
        <table:table-row table:style-name="ro1" table:number-rows-repeated="1048479">
          <table:table-cell table:number-columns-repeated="34"/>
        </table:table-row>
        <table:table-row table:style-name="ro1">
          <table:table-cell table:number-columns-repeated="34"/>
        </table:table-row>
      </table:table>
      <table:table table:name="10p_scenario1_min" table:style-name="ta1">
        <table:table-column table:style-name="co1" table:default-cell-style-name="ce1"/>
        <table:table-column table:style-name="co1" table:number-columns-repeated="2" table:default-cell-style-name="Default"/>
        <table:table-column table:style-name="co2" table:number-columns-repeated="10" table:default-cell-style-name="ce3"/>
        <table:table-column table:style-name="co2" table:number-columns-repeated="20" table:default-cell-style-name="ce4"/>
        <table:table-column table:style-name="co3" table:default-cell-style-name="Default"/>
        <table:table-row table:style-name="ro1">
          <table:table-cell/>
          <table:table-cell office:value-type="string" calcext:value-type="string">
            <text:p>Moyenne</text:p>
          </table:table-cell>
          <table:table-cell office:value-type="string" calcext:value-type="string">
            <text:p>Ecart-type</text:p>
          </table:table-cell>
          <table:table-cell table:number-columns-repeated="31"/>
        </table:table-row>
        <table:table-row table:style-name="ro1">
          <table:table-cell office:value-type="time" office:time-value="PT00H00M00S" calcext:value-type="time">
            <text:p>00:00</text:p>
          </table:table-cell>
          <table:table-cell table:style-name="ce2" table:formula="of:=AVERAGE([.D2:.AG2])" office:value-type="float" office:value="100.117666666667" calcext:value-type="float">
            <text:p>100.12</text:p>
          </table:table-cell>
          <table:table-cell table:style-name="ce2" table:formula="of:=STDEV([.D2:.AG2])" office:value-type="float" office:value="3.35277001621185" calcext:value-type="float">
            <text:p>3.35</text:p>
          </table:table-cell>
          <table:table-cell office:value-type="float" office:value="104.51" calcext:value-type="float">
            <text:p>104.51</text:p>
          </table:table-cell>
          <table:table-cell office:value-type="float" office:value="101.19" calcext:value-type="float">
            <text:p>101.19</text:p>
          </table:table-cell>
          <table:table-cell office:value-type="float" office:value="98.93" calcext:value-type="float">
            <text:p>98.93</text:p>
          </table:table-cell>
          <table:table-cell office:value-type="float" office:value="98.9" calcext:value-type="float">
            <text:p>98.90</text:p>
          </table:table-cell>
          <table:table-cell office:value-type="float" office:value="97.18" calcext:value-type="float">
            <text:p>97.18</text:p>
          </table:table-cell>
          <table:table-cell office:value-type="float" office:value="106.45" calcext:value-type="float">
            <text:p>106.45</text:p>
          </table:table-cell>
          <table:table-cell office:value-type="float" office:value="102.2" calcext:value-type="float">
            <text:p>102.20</text:p>
          </table:table-cell>
          <table:table-cell office:value-type="float" office:value="101.61" calcext:value-type="float">
            <text:p>101.61</text:p>
          </table:table-cell>
          <table:table-cell office:value-type="float" office:value="101.96" calcext:value-type="float">
            <text:p>101.96</text:p>
          </table:table-cell>
          <table:table-cell office:value-type="float" office:value="102.97" calcext:value-type="float">
            <text:p>102.97</text:p>
          </table:table-cell>
          <table:table-cell office:value-type="float" office:value="102.41" calcext:value-type="float">
            <text:p>102.41</text:p>
          </table:table-cell>
          <table:table-cell office:value-type="float" office:value="100.36" calcext:value-type="float">
            <text:p>100.36</text:p>
          </table:table-cell>
          <table:table-cell office:value-type="float" office:value="99.82" calcext:value-type="float">
            <text:p>99.82</text:p>
          </table:table-cell>
          <table:table-cell office:value-type="float" office:value="95.11" calcext:value-type="float">
            <text:p>95.11</text:p>
          </table:table-cell>
          <table:table-cell office:value-type="float" office:value="98.46" calcext:value-type="float">
            <text:p>98.46</text:p>
          </table:table-cell>
          <table:table-cell office:value-type="float" office:value="103.52" calcext:value-type="float">
            <text:p>103.52</text:p>
          </table:table-cell>
          <table:table-cell office:value-type="float" office:value="102.1" calcext:value-type="float">
            <text:p>102.1</text:p>
          </table:table-cell>
          <table:table-cell office:value-type="float" office:value="100.23" calcext:value-type="float">
            <text:p>100.23</text:p>
          </table:table-cell>
          <table:table-cell office:value-type="float" office:value="94.05" calcext:value-type="float">
            <text:p>94.05</text:p>
          </table:table-cell>
          <table:table-cell office:value-type="float" office:value="102.51" calcext:value-type="float">
            <text:p>102.51</text:p>
          </table:table-cell>
          <table:table-cell office:value-type="float" office:value="92.81" calcext:value-type="float">
            <text:p>92.81</text:p>
          </table:table-cell>
          <table:table-cell office:value-type="float" office:value="100.16" calcext:value-type="float">
            <text:p>100.16</text:p>
          </table:table-cell>
          <table:table-cell office:value-type="float" office:value="95.7" calcext:value-type="float">
            <text:p>95.7</text:p>
          </table:table-cell>
          <table:table-cell office:value-type="float" office:value="100.2" calcext:value-type="float">
            <text:p>100.2</text:p>
          </table:table-cell>
          <table:table-cell office:value-type="float" office:value="102.94" calcext:value-type="float">
            <text:p>102.94</text:p>
          </table:table-cell>
          <table:table-cell office:value-type="float" office:value="99.65" calcext:value-type="float">
            <text:p>99.65</text:p>
          </table:table-cell>
          <table:table-cell office:value-type="float" office:value="93.16" calcext:value-type="float">
            <text:p>93.16</text:p>
          </table:table-cell>
          <table:table-cell office:value-type="float" office:value="100.3" calcext:value-type="float">
            <text:p>100.3</text:p>
          </table:table-cell>
          <table:table-cell office:value-type="float" office:value="103.99" calcext:value-type="float">
            <text:p>103.99</text:p>
          </table:table-cell>
          <table:table-cell office:value-type="float" office:value="100.15" calcext:value-type="float">
            <text:p>100.15</text:p>
          </table:table-cell>
          <table:table-cell/>
        </table:table-row>
        <table:table-row table:style-name="ro1">
          <table:table-cell office:value-type="time" office:time-value="PT01H00M00S" calcext:value-type="time">
            <text:p>01:00</text:p>
          </table:table-cell>
          <table:table-cell table:style-name="ce2" table:formula="of:=AVERAGE([.D3:.AG3])" office:value-type="float" office:value="97.337" calcext:value-type="float">
            <text:p>97.34</text:p>
          </table:table-cell>
          <table:table-cell table:style-name="ce2" table:formula="of:=STDEV([.D3:.AG3])" office:value-type="float" office:value="4.91727927997194" calcext:value-type="float">
            <text:p>4.92</text:p>
          </table:table-cell>
          <table:table-cell office:value-type="float" office:value="95.63" calcext:value-type="float">
            <text:p>95.63</text:p>
          </table:table-cell>
          <table:table-cell office:value-type="float" office:value="93.92" calcext:value-type="float">
            <text:p>93.92</text:p>
          </table:table-cell>
          <table:table-cell office:value-type="float" office:value="95.67" calcext:value-type="float">
            <text:p>95.67</text:p>
          </table:table-cell>
          <table:table-cell office:value-type="float" office:value="97.41" calcext:value-type="float">
            <text:p>97.41</text:p>
          </table:table-cell>
          <table:table-cell office:value-type="float" office:value="104.4" calcext:value-type="float">
            <text:p>104.40</text:p>
          </table:table-cell>
          <table:table-cell office:value-type="float" office:value="92.64" calcext:value-type="float">
            <text:p>92.64</text:p>
          </table:table-cell>
          <table:table-cell office:value-type="float" office:value="104.49" calcext:value-type="float">
            <text:p>104.49</text:p>
          </table:table-cell>
          <table:table-cell office:value-type="float" office:value="96.09" calcext:value-type="float">
            <text:p>96.09</text:p>
          </table:table-cell>
          <table:table-cell office:value-type="float" office:value="93.54" calcext:value-type="float">
            <text:p>93.54</text:p>
          </table:table-cell>
          <table:table-cell office:value-type="float" office:value="95.12" calcext:value-type="float">
            <text:p>95.12</text:p>
          </table:table-cell>
          <table:table-cell office:value-type="float" office:value="102.23" calcext:value-type="float">
            <text:p>102.23</text:p>
          </table:table-cell>
          <table:table-cell office:value-type="float" office:value="91.81" calcext:value-type="float">
            <text:p>91.81</text:p>
          </table:table-cell>
          <table:table-cell office:value-type="float" office:value="96.43" calcext:value-type="float">
            <text:p>96.43</text:p>
          </table:table-cell>
          <table:table-cell office:value-type="float" office:value="88.72" calcext:value-type="float">
            <text:p>88.72</text:p>
          </table:table-cell>
          <table:table-cell office:value-type="float" office:value="103.41" calcext:value-type="float">
            <text:p>103.41</text:p>
          </table:table-cell>
          <table:table-cell office:value-type="float" office:value="100.04" calcext:value-type="float">
            <text:p>100.04</text:p>
          </table:table-cell>
          <table:table-cell office:value-type="float" office:value="98.72" calcext:value-type="float">
            <text:p>98.72</text:p>
          </table:table-cell>
          <table:table-cell office:value-type="float" office:value="95.84" calcext:value-type="float">
            <text:p>95.84</text:p>
          </table:table-cell>
          <table:table-cell office:value-type="float" office:value="104.23" calcext:value-type="float">
            <text:p>104.23</text:p>
          </table:table-cell>
          <table:table-cell office:value-type="float" office:value="105.1" calcext:value-type="float">
            <text:p>105.1</text:p>
          </table:table-cell>
          <table:table-cell office:value-type="float" office:value="93.78" calcext:value-type="float">
            <text:p>93.78</text:p>
          </table:table-cell>
          <table:table-cell office:value-type="float" office:value="98.42" calcext:value-type="float">
            <text:p>98.42</text:p>
          </table:table-cell>
          <table:table-cell office:value-type="float" office:value="101.57" calcext:value-type="float">
            <text:p>101.57</text:p>
          </table:table-cell>
          <table:table-cell office:value-type="float" office:value="96.22" calcext:value-type="float">
            <text:p>96.22</text:p>
          </table:table-cell>
          <table:table-cell office:value-type="float" office:value="104.9" calcext:value-type="float">
            <text:p>104.9</text:p>
          </table:table-cell>
          <table:table-cell office:value-type="float" office:value="92.7" calcext:value-type="float">
            <text:p>92.7</text:p>
          </table:table-cell>
          <table:table-cell office:value-type="float" office:value="91.54" calcext:value-type="float">
            <text:p>91.54</text:p>
          </table:table-cell>
          <table:table-cell office:value-type="float" office:value="102.49" calcext:value-type="float">
            <text:p>102.49</text:p>
          </table:table-cell>
          <table:table-cell office:value-type="float" office:value="88.81" calcext:value-type="float">
            <text:p>88.81</text:p>
          </table:table-cell>
          <table:table-cell office:value-type="float" office:value="94.24" calcext:value-type="float">
            <text:p>94.24</text:p>
          </table:table-cell>
          <table:table-cell/>
        </table:table-row>
        <table:table-row table:style-name="ro1">
          <table:table-cell office:value-type="time" office:time-value="PT02H00M00S" calcext:value-type="time">
            <text:p>02:00</text:p>
          </table:table-cell>
          <table:table-cell table:style-name="ce2" table:formula="of:=AVERAGE([.D4:.AG4])" office:value-type="float" office:value="97.693" calcext:value-type="float">
            <text:p>97.69</text:p>
          </table:table-cell>
          <table:table-cell table:style-name="ce2" table:formula="of:=STDEV([.D4:.AG4])" office:value-type="float" office:value="5.14966697952401" calcext:value-type="float">
            <text:p>5.15</text:p>
          </table:table-cell>
          <table:table-cell office:value-type="float" office:value="97.94" calcext:value-type="float">
            <text:p>97.94</text:p>
          </table:table-cell>
          <table:table-cell office:value-type="float" office:value="109.06" calcext:value-type="float">
            <text:p>109.06</text:p>
          </table:table-cell>
          <table:table-cell office:value-type="float" office:value="95.66" calcext:value-type="float">
            <text:p>95.66</text:p>
          </table:table-cell>
          <table:table-cell office:value-type="float" office:value="93.88" calcext:value-type="float">
            <text:p>93.88</text:p>
          </table:table-cell>
          <table:table-cell office:value-type="float" office:value="98.07" calcext:value-type="float">
            <text:p>98.07</text:p>
          </table:table-cell>
          <table:table-cell office:value-type="float" office:value="95.13" calcext:value-type="float">
            <text:p>95.13</text:p>
          </table:table-cell>
          <table:table-cell office:value-type="float" office:value="95.48" calcext:value-type="float">
            <text:p>95.48</text:p>
          </table:table-cell>
          <table:table-cell office:value-type="float" office:value="98.29" calcext:value-type="float">
            <text:p>98.29</text:p>
          </table:table-cell>
          <table:table-cell office:value-type="float" office:value="106.99" calcext:value-type="float">
            <text:p>106.99</text:p>
          </table:table-cell>
          <table:table-cell office:value-type="float" office:value="99.99" calcext:value-type="float">
            <text:p>99.99</text:p>
          </table:table-cell>
          <table:table-cell office:value-type="float" office:value="92.68" calcext:value-type="float">
            <text:p>92.68</text:p>
          </table:table-cell>
          <table:table-cell office:value-type="float" office:value="83.95" calcext:value-type="float">
            <text:p>83.95</text:p>
          </table:table-cell>
          <table:table-cell office:value-type="float" office:value="95.09" calcext:value-type="float">
            <text:p>95.09</text:p>
          </table:table-cell>
          <table:table-cell office:value-type="float" office:value="96.6" calcext:value-type="float">
            <text:p>96.6</text:p>
          </table:table-cell>
          <table:table-cell office:value-type="float" office:value="88.93" calcext:value-type="float">
            <text:p>88.93</text:p>
          </table:table-cell>
          <table:table-cell office:value-type="float" office:value="97.17" calcext:value-type="float">
            <text:p>97.17</text:p>
          </table:table-cell>
          <table:table-cell office:value-type="float" office:value="105.5" calcext:value-type="float">
            <text:p>105.5</text:p>
          </table:table-cell>
          <table:table-cell office:value-type="float" office:value="104.63" calcext:value-type="float">
            <text:p>104.63</text:p>
          </table:table-cell>
          <table:table-cell office:value-type="float" office:value="96.16" calcext:value-type="float">
            <text:p>96.16</text:p>
          </table:table-cell>
          <table:table-cell office:value-type="float" office:value="97.29" calcext:value-type="float">
            <text:p>97.29</text:p>
          </table:table-cell>
          <table:table-cell office:value-type="float" office:value="94.91" calcext:value-type="float">
            <text:p>94.91</text:p>
          </table:table-cell>
          <table:table-cell office:value-type="float" office:value="102.67" calcext:value-type="float">
            <text:p>102.67</text:p>
          </table:table-cell>
          <table:table-cell office:value-type="float" office:value="93.49" calcext:value-type="float">
            <text:p>93.49</text:p>
          </table:table-cell>
          <table:table-cell office:value-type="float" office:value="98.17" calcext:value-type="float">
            <text:p>98.17</text:p>
          </table:table-cell>
          <table:table-cell office:value-type="float" office:value="104.48" calcext:value-type="float">
            <text:p>104.48</text:p>
          </table:table-cell>
          <table:table-cell office:value-type="float" office:value="97.94" calcext:value-type="float">
            <text:p>97.94</text:p>
          </table:table-cell>
          <table:table-cell office:value-type="float" office:value="95.93" calcext:value-type="float">
            <text:p>95.93</text:p>
          </table:table-cell>
          <table:table-cell office:value-type="float" office:value="99.07" calcext:value-type="float">
            <text:p>99.07</text:p>
          </table:table-cell>
          <table:table-cell office:value-type="float" office:value="96.2" calcext:value-type="float">
            <text:p>96.2</text:p>
          </table:table-cell>
          <table:table-cell office:value-type="float" office:value="99.44" calcext:value-type="float">
            <text:p>99.44</text:p>
          </table:table-cell>
          <table:table-cell/>
        </table:table-row>
        <table:table-row table:style-name="ro1">
          <table:table-cell office:value-type="time" office:time-value="PT03H00M00S" calcext:value-type="time">
            <text:p>03:00</text:p>
          </table:table-cell>
          <table:table-cell table:style-name="ce2" table:formula="of:=AVERAGE([.D5:.AG5])" office:value-type="float" office:value="101.481666666667" calcext:value-type="float">
            <text:p>101.48</text:p>
          </table:table-cell>
          <table:table-cell table:style-name="ce2" table:formula="of:=STDEV([.D5:.AG5])" office:value-type="float" office:value="5.99164768273494" calcext:value-type="float">
            <text:p>5.99</text:p>
          </table:table-cell>
          <table:table-cell office:value-type="float" office:value="105.99" calcext:value-type="float">
            <text:p>105.99</text:p>
          </table:table-cell>
          <table:table-cell office:value-type="float" office:value="94.45" calcext:value-type="float">
            <text:p>94.45</text:p>
          </table:table-cell>
          <table:table-cell office:value-type="float" office:value="88.6" calcext:value-type="float">
            <text:p>88.60</text:p>
          </table:table-cell>
          <table:table-cell office:value-type="float" office:value="102.88" calcext:value-type="float">
            <text:p>102.88</text:p>
          </table:table-cell>
          <table:table-cell office:value-type="float" office:value="100.38" calcext:value-type="float">
            <text:p>100.38</text:p>
          </table:table-cell>
          <table:table-cell office:value-type="float" office:value="98.4" calcext:value-type="float">
            <text:p>98.40</text:p>
          </table:table-cell>
          <table:table-cell office:value-type="float" office:value="96.75" calcext:value-type="float">
            <text:p>96.75</text:p>
          </table:table-cell>
          <table:table-cell office:value-type="float" office:value="112.73" calcext:value-type="float">
            <text:p>112.73</text:p>
          </table:table-cell>
          <table:table-cell office:value-type="float" office:value="99.98" calcext:value-type="float">
            <text:p>99.98</text:p>
          </table:table-cell>
          <table:table-cell office:value-type="float" office:value="105.69" calcext:value-type="float">
            <text:p>105.69</text:p>
          </table:table-cell>
          <table:table-cell office:value-type="float" office:value="112.34" calcext:value-type="float">
            <text:p>112.34</text:p>
          </table:table-cell>
          <table:table-cell office:value-type="float" office:value="99.31" calcext:value-type="float">
            <text:p>99.31</text:p>
          </table:table-cell>
          <table:table-cell office:value-type="float" office:value="103.22" calcext:value-type="float">
            <text:p>103.22</text:p>
          </table:table-cell>
          <table:table-cell office:value-type="float" office:value="109.62" calcext:value-type="float">
            <text:p>109.62</text:p>
          </table:table-cell>
          <table:table-cell office:value-type="float" office:value="97.72" calcext:value-type="float">
            <text:p>97.72</text:p>
          </table:table-cell>
          <table:table-cell office:value-type="float" office:value="109.17" calcext:value-type="float">
            <text:p>109.17</text:p>
          </table:table-cell>
          <table:table-cell office:value-type="float" office:value="104.01" calcext:value-type="float">
            <text:p>104.01</text:p>
          </table:table-cell>
          <table:table-cell office:value-type="float" office:value="100.74" calcext:value-type="float">
            <text:p>100.74</text:p>
          </table:table-cell>
          <table:table-cell office:value-type="float" office:value="100.85" calcext:value-type="float">
            <text:p>100.85</text:p>
          </table:table-cell>
          <table:table-cell office:value-type="float" office:value="96.3" calcext:value-type="float">
            <text:p>96.3</text:p>
          </table:table-cell>
          <table:table-cell office:value-type="float" office:value="95.62" calcext:value-type="float">
            <text:p>95.62</text:p>
          </table:table-cell>
          <table:table-cell office:value-type="float" office:value="101.06" calcext:value-type="float">
            <text:p>101.06</text:p>
          </table:table-cell>
          <table:table-cell office:value-type="float" office:value="91.03" calcext:value-type="float">
            <text:p>91.03</text:p>
          </table:table-cell>
          <table:table-cell office:value-type="float" office:value="98.71" calcext:value-type="float">
            <text:p>98.71</text:p>
          </table:table-cell>
          <table:table-cell office:value-type="float" office:value="107.1" calcext:value-type="float">
            <text:p>107.1</text:p>
          </table:table-cell>
          <table:table-cell office:value-type="float" office:value="94.83" calcext:value-type="float">
            <text:p>94.83</text:p>
          </table:table-cell>
          <table:table-cell office:value-type="float" office:value="104.71" calcext:value-type="float">
            <text:p>104.71</text:p>
          </table:table-cell>
          <table:table-cell office:value-type="float" office:value="97.97" calcext:value-type="float">
            <text:p>97.97</text:p>
          </table:table-cell>
          <table:table-cell office:value-type="float" office:value="104.87" calcext:value-type="float">
            <text:p>104.87</text:p>
          </table:table-cell>
          <table:table-cell office:value-type="float" office:value="109.42" calcext:value-type="float">
            <text:p>109.42</text:p>
          </table:table-cell>
          <table:table-cell/>
        </table:table-row>
        <table:table-row table:style-name="ro1">
          <table:table-cell office:value-type="time" office:time-value="PT04H00M00S" calcext:value-type="time">
            <text:p>04:00</text:p>
          </table:table-cell>
          <table:table-cell table:style-name="ce2" table:formula="of:=AVERAGE([.D6:.AG6])" office:value-type="float" office:value="120.087" calcext:value-type="float">
            <text:p>120.09</text:p>
          </table:table-cell>
          <table:table-cell table:style-name="ce2" table:formula="of:=STDEV([.D6:.AG6])" office:value-type="float" office:value="4.01216782919847" calcext:value-type="float">
            <text:p>4.01</text:p>
          </table:table-cell>
          <table:table-cell office:value-type="float" office:value="123.55" calcext:value-type="float">
            <text:p>123.55</text:p>
          </table:table-cell>
          <table:table-cell office:value-type="float" office:value="119.68" calcext:value-type="float">
            <text:p>119.68</text:p>
          </table:table-cell>
          <table:table-cell office:value-type="float" office:value="113.22" calcext:value-type="float">
            <text:p>113.22</text:p>
          </table:table-cell>
          <table:table-cell office:value-type="float" office:value="114.93" calcext:value-type="float">
            <text:p>114.93</text:p>
          </table:table-cell>
          <table:table-cell office:value-type="float" office:value="119.85" calcext:value-type="float">
            <text:p>119.85</text:p>
          </table:table-cell>
          <table:table-cell office:value-type="float" office:value="120.28" calcext:value-type="float">
            <text:p>120.28</text:p>
          </table:table-cell>
          <table:table-cell office:value-type="float" office:value="115.96" calcext:value-type="float">
            <text:p>115.96</text:p>
          </table:table-cell>
          <table:table-cell office:value-type="float" office:value="127.64" calcext:value-type="float">
            <text:p>127.64</text:p>
          </table:table-cell>
          <table:table-cell office:value-type="float" office:value="120.16" calcext:value-type="float">
            <text:p>120.16</text:p>
          </table:table-cell>
          <table:table-cell office:value-type="float" office:value="120.13" calcext:value-type="float">
            <text:p>120.13</text:p>
          </table:table-cell>
          <table:table-cell office:value-type="float" office:value="120.93" calcext:value-type="float">
            <text:p>120.93</text:p>
          </table:table-cell>
          <table:table-cell office:value-type="float" office:value="118.57" calcext:value-type="float">
            <text:p>118.57</text:p>
          </table:table-cell>
          <table:table-cell office:value-type="float" office:value="118.55" calcext:value-type="float">
            <text:p>118.55</text:p>
          </table:table-cell>
          <table:table-cell office:value-type="float" office:value="127.35" calcext:value-type="float">
            <text:p>127.35</text:p>
          </table:table-cell>
          <table:table-cell office:value-type="float" office:value="121.4" calcext:value-type="float">
            <text:p>121.4</text:p>
          </table:table-cell>
          <table:table-cell office:value-type="float" office:value="130.9" calcext:value-type="float">
            <text:p>130.9</text:p>
          </table:table-cell>
          <table:table-cell office:value-type="float" office:value="120.98" calcext:value-type="float">
            <text:p>120.98</text:p>
          </table:table-cell>
          <table:table-cell office:value-type="float" office:value="119.47" calcext:value-type="float">
            <text:p>119.47</text:p>
          </table:table-cell>
          <table:table-cell office:value-type="float" office:value="117.57" calcext:value-type="float">
            <text:p>117.57</text:p>
          </table:table-cell>
          <table:table-cell office:value-type="float" office:value="117.13" calcext:value-type="float">
            <text:p>117.13</text:p>
          </table:table-cell>
          <table:table-cell office:value-type="float" office:value="117.12" calcext:value-type="float">
            <text:p>117.12</text:p>
          </table:table-cell>
          <table:table-cell office:value-type="float" office:value="121.45" calcext:value-type="float">
            <text:p>121.45</text:p>
          </table:table-cell>
          <table:table-cell office:value-type="float" office:value="119.44" calcext:value-type="float">
            <text:p>119.44</text:p>
          </table:table-cell>
          <table:table-cell office:value-type="float" office:value="128.1" calcext:value-type="float">
            <text:p>128.1</text:p>
          </table:table-cell>
          <table:table-cell office:value-type="float" office:value="118.24" calcext:value-type="float">
            <text:p>118.24</text:p>
          </table:table-cell>
          <table:table-cell office:value-type="float" office:value="120.76" calcext:value-type="float">
            <text:p>120.76</text:p>
          </table:table-cell>
          <table:table-cell office:value-type="float" office:value="115.81" calcext:value-type="float">
            <text:p>115.81</text:p>
          </table:table-cell>
          <table:table-cell office:value-type="float" office:value="117.79" calcext:value-type="float">
            <text:p>117.79</text:p>
          </table:table-cell>
          <table:table-cell office:value-type="float" office:value="117.21" calcext:value-type="float">
            <text:p>117.21</text:p>
          </table:table-cell>
          <table:table-cell office:value-type="float" office:value="118.44" calcext:value-type="float">
            <text:p>118.44</text:p>
          </table:table-cell>
          <table:table-cell/>
        </table:table-row>
        <table:table-row table:style-name="ro1">
          <table:table-cell office:value-type="time" office:time-value="PT05H00M00S" calcext:value-type="time">
            <text:p>05:00</text:p>
          </table:table-cell>
          <table:table-cell table:style-name="ce2" table:formula="of:=AVERAGE([.D7:.AG7])" office:value-type="float" office:value="128.068" calcext:value-type="float">
            <text:p>128.07</text:p>
          </table:table-cell>
          <table:table-cell table:style-name="ce2" table:formula="of:=STDEV([.D7:.AG7])" office:value-type="float" office:value="2.20645198108356" calcext:value-type="float">
            <text:p>2.21</text:p>
          </table:table-cell>
          <table:table-cell office:value-type="float" office:value="129.19" calcext:value-type="float">
            <text:p>129.19</text:p>
          </table:table-cell>
          <table:table-cell office:value-type="float" office:value="129.44" calcext:value-type="float">
            <text:p>129.44</text:p>
          </table:table-cell>
          <table:table-cell office:value-type="float" office:value="128.77" calcext:value-type="float">
            <text:p>128.77</text:p>
          </table:table-cell>
          <table:table-cell office:value-type="float" office:value="128.84" calcext:value-type="float">
            <text:p>128.84</text:p>
          </table:table-cell>
          <table:table-cell office:value-type="float" office:value="131.25" calcext:value-type="float">
            <text:p>131.25</text:p>
          </table:table-cell>
          <table:table-cell office:value-type="float" office:value="126.47" calcext:value-type="float">
            <text:p>126.47</text:p>
          </table:table-cell>
          <table:table-cell office:value-type="float" office:value="125.33" calcext:value-type="float">
            <text:p>125.33</text:p>
          </table:table-cell>
          <table:table-cell office:value-type="float" office:value="128.82" calcext:value-type="float">
            <text:p>128.82</text:p>
          </table:table-cell>
          <table:table-cell office:value-type="float" office:value="129.94" calcext:value-type="float">
            <text:p>129.94</text:p>
          </table:table-cell>
          <table:table-cell office:value-type="float" office:value="126" calcext:value-type="float">
            <text:p>126.00</text:p>
          </table:table-cell>
          <table:table-cell office:value-type="float" office:value="126.67" calcext:value-type="float">
            <text:p>126.67</text:p>
          </table:table-cell>
          <table:table-cell office:value-type="float" office:value="129.18" calcext:value-type="float">
            <text:p>129.18</text:p>
          </table:table-cell>
          <table:table-cell office:value-type="float" office:value="126.94" calcext:value-type="float">
            <text:p>126.94</text:p>
          </table:table-cell>
          <table:table-cell office:value-type="float" office:value="127.39" calcext:value-type="float">
            <text:p>127.39</text:p>
          </table:table-cell>
          <table:table-cell office:value-type="float" office:value="130.66" calcext:value-type="float">
            <text:p>130.66</text:p>
          </table:table-cell>
          <table:table-cell office:value-type="float" office:value="128.97" calcext:value-type="float">
            <text:p>128.97</text:p>
          </table:table-cell>
          <table:table-cell office:value-type="float" office:value="126.85" calcext:value-type="float">
            <text:p>126.85</text:p>
          </table:table-cell>
          <table:table-cell office:value-type="float" office:value="124.16" calcext:value-type="float">
            <text:p>124.16</text:p>
          </table:table-cell>
          <table:table-cell office:value-type="float" office:value="125.69" calcext:value-type="float">
            <text:p>125.69</text:p>
          </table:table-cell>
          <table:table-cell office:value-type="float" office:value="128.09" calcext:value-type="float">
            <text:p>128.09</text:p>
          </table:table-cell>
          <table:table-cell office:value-type="float" office:value="130.05" calcext:value-type="float">
            <text:p>130.05</text:p>
          </table:table-cell>
          <table:table-cell office:value-type="float" office:value="130.38" calcext:value-type="float">
            <text:p>130.38</text:p>
          </table:table-cell>
          <table:table-cell office:value-type="float" office:value="122.63" calcext:value-type="float">
            <text:p>122.63</text:p>
          </table:table-cell>
          <table:table-cell office:value-type="float" office:value="128.74" calcext:value-type="float">
            <text:p>128.74</text:p>
          </table:table-cell>
          <table:table-cell office:value-type="float" office:value="129.42" calcext:value-type="float">
            <text:p>129.42</text:p>
          </table:table-cell>
          <table:table-cell office:value-type="float" office:value="132.38" calcext:value-type="float">
            <text:p>132.38</text:p>
          </table:table-cell>
          <table:table-cell office:value-type="float" office:value="128.66" calcext:value-type="float">
            <text:p>128.66</text:p>
          </table:table-cell>
          <table:table-cell office:value-type="float" office:value="124.69" calcext:value-type="float">
            <text:p>124.69</text:p>
          </table:table-cell>
          <table:table-cell office:value-type="float" office:value="129.23" calcext:value-type="float">
            <text:p>129.23</text:p>
          </table:table-cell>
          <table:table-cell office:value-type="float" office:value="127.21" calcext:value-type="float">
            <text:p>127.21</text:p>
          </table:table-cell>
          <table:table-cell/>
        </table:table-row>
        <table:table-row table:style-name="ro1">
          <table:table-cell office:value-type="time" office:time-value="PT06H00M00S" calcext:value-type="time">
            <text:p>06:00</text:p>
          </table:table-cell>
          <table:table-cell table:style-name="ce2" table:formula="of:=AVERAGE([.D8:.AG8])" office:value-type="float" office:value="126.723" calcext:value-type="float">
            <text:p>126.72</text:p>
          </table:table-cell>
          <table:table-cell table:style-name="ce2" table:formula="of:=STDEV([.D8:.AG8])" office:value-type="float" office:value="1.50362355431918" calcext:value-type="float">
            <text:p>1.50</text:p>
          </table:table-cell>
          <table:table-cell office:value-type="float" office:value="128.98" calcext:value-type="float">
            <text:p>128.98</text:p>
          </table:table-cell>
          <table:table-cell office:value-type="float" office:value="128.21" calcext:value-type="float">
            <text:p>128.21</text:p>
          </table:table-cell>
          <table:table-cell office:value-type="float" office:value="124.82" calcext:value-type="float">
            <text:p>124.82</text:p>
          </table:table-cell>
          <table:table-cell office:value-type="float" office:value="125.41" calcext:value-type="float">
            <text:p>125.41</text:p>
          </table:table-cell>
          <table:table-cell office:value-type="float" office:value="128.2" calcext:value-type="float">
            <text:p>128.20</text:p>
          </table:table-cell>
          <table:table-cell office:value-type="float" office:value="125.56" calcext:value-type="float">
            <text:p>125.56</text:p>
          </table:table-cell>
          <table:table-cell office:value-type="float" office:value="126.9" calcext:value-type="float">
            <text:p>126.90</text:p>
          </table:table-cell>
          <table:table-cell office:value-type="float" office:value="129.57" calcext:value-type="float">
            <text:p>129.57</text:p>
          </table:table-cell>
          <table:table-cell office:value-type="float" office:value="126.4" calcext:value-type="float">
            <text:p>126.40</text:p>
          </table:table-cell>
          <table:table-cell office:value-type="float" office:value="124.55" calcext:value-type="float">
            <text:p>124.55</text:p>
          </table:table-cell>
          <table:table-cell office:value-type="float" office:value="126.24" calcext:value-type="float">
            <text:p>126.24</text:p>
          </table:table-cell>
          <table:table-cell office:value-type="float" office:value="128.07" calcext:value-type="float">
            <text:p>128.07</text:p>
          </table:table-cell>
          <table:table-cell office:value-type="float" office:value="127.18" calcext:value-type="float">
            <text:p>127.18</text:p>
          </table:table-cell>
          <table:table-cell office:value-type="float" office:value="125.99" calcext:value-type="float">
            <text:p>125.99</text:p>
          </table:table-cell>
          <table:table-cell office:value-type="float" office:value="126.97" calcext:value-type="float">
            <text:p>126.97</text:p>
          </table:table-cell>
          <table:table-cell office:value-type="float" office:value="125.37" calcext:value-type="float">
            <text:p>125.37</text:p>
          </table:table-cell>
          <table:table-cell office:value-type="float" office:value="127.24" calcext:value-type="float">
            <text:p>127.24</text:p>
          </table:table-cell>
          <table:table-cell office:value-type="float" office:value="124.46" calcext:value-type="float">
            <text:p>124.46</text:p>
          </table:table-cell>
          <table:table-cell office:value-type="float" office:value="124.94" calcext:value-type="float">
            <text:p>124.94</text:p>
          </table:table-cell>
          <table:table-cell office:value-type="float" office:value="127.37" calcext:value-type="float">
            <text:p>127.37</text:p>
          </table:table-cell>
          <table:table-cell office:value-type="float" office:value="127.55" calcext:value-type="float">
            <text:p>127.55</text:p>
          </table:table-cell>
          <table:table-cell office:value-type="float" office:value="129.02" calcext:value-type="float">
            <text:p>129.02</text:p>
          </table:table-cell>
          <table:table-cell office:value-type="float" office:value="126.04" calcext:value-type="float">
            <text:p>126.04</text:p>
          </table:table-cell>
          <table:table-cell office:value-type="float" office:value="124.05" calcext:value-type="float">
            <text:p>124.05</text:p>
          </table:table-cell>
          <table:table-cell office:value-type="float" office:value="127.58" calcext:value-type="float">
            <text:p>127.58</text:p>
          </table:table-cell>
          <table:table-cell office:value-type="float" office:value="127.59" calcext:value-type="float">
            <text:p>127.59</text:p>
          </table:table-cell>
          <table:table-cell office:value-type="float" office:value="126.99" calcext:value-type="float">
            <text:p>126.99</text:p>
          </table:table-cell>
          <table:table-cell office:value-type="float" office:value="125.33" calcext:value-type="float">
            <text:p>125.33</text:p>
          </table:table-cell>
          <table:table-cell office:value-type="float" office:value="126.09" calcext:value-type="float">
            <text:p>126.09</text:p>
          </table:table-cell>
          <table:table-cell office:value-type="float" office:value="129.02" calcext:value-type="float">
            <text:p>129.02</text:p>
          </table:table-cell>
          <table:table-cell/>
        </table:table-row>
        <table:table-row table:style-name="ro1">
          <table:table-cell office:value-type="time" office:time-value="PT07H00M00S" calcext:value-type="time">
            <text:p>07:00</text:p>
          </table:table-cell>
          <table:table-cell table:style-name="ce2" table:formula="of:=AVERAGE([.D9:.AG9])" office:value-type="float" office:value="224.313" calcext:value-type="float">
            <text:p>224.31</text:p>
          </table:table-cell>
          <table:table-cell table:style-name="ce2" table:formula="of:=STDEV([.D9:.AG9])" office:value-type="float" office:value="32.8027982563725" calcext:value-type="float">
            <text:p>32.80</text:p>
          </table:table-cell>
          <table:table-cell office:value-type="float" office:value="221.71" calcext:value-type="float">
            <text:p>221.71</text:p>
          </table:table-cell>
          <table:table-cell office:value-type="float" office:value="225.38" calcext:value-type="float">
            <text:p>225.38</text:p>
          </table:table-cell>
          <table:table-cell office:value-type="float" office:value="248.97" calcext:value-type="float">
            <text:p>248.97</text:p>
          </table:table-cell>
          <table:table-cell office:value-type="float" office:value="237.33" calcext:value-type="float">
            <text:p>237.33</text:p>
          </table:table-cell>
          <table:table-cell office:value-type="float" office:value="263.36" calcext:value-type="float">
            <text:p>263.36</text:p>
          </table:table-cell>
          <table:table-cell office:value-type="float" office:value="202.6" calcext:value-type="float">
            <text:p>202.60</text:p>
          </table:table-cell>
          <table:table-cell office:value-type="float" office:value="206.48" calcext:value-type="float">
            <text:p>206.48</text:p>
          </table:table-cell>
          <table:table-cell office:value-type="float" office:value="269.2" calcext:value-type="float">
            <text:p>269.20</text:p>
          </table:table-cell>
          <table:table-cell office:value-type="float" office:value="224.09" calcext:value-type="float">
            <text:p>224.09</text:p>
          </table:table-cell>
          <table:table-cell office:value-type="float" office:value="198.09" calcext:value-type="float">
            <text:p>198.09</text:p>
          </table:table-cell>
          <table:table-cell office:value-type="float" office:value="211.83" calcext:value-type="float">
            <text:p>211.83</text:p>
          </table:table-cell>
          <table:table-cell office:value-type="float" office:value="190.82" calcext:value-type="float">
            <text:p>190.82</text:p>
          </table:table-cell>
          <table:table-cell office:value-type="float" office:value="185.08" calcext:value-type="float">
            <text:p>185.08</text:p>
          </table:table-cell>
          <table:table-cell office:value-type="float" office:value="201.27" calcext:value-type="float">
            <text:p>201.27</text:p>
          </table:table-cell>
          <table:table-cell office:value-type="float" office:value="339.56" calcext:value-type="float">
            <text:p>339.56</text:p>
          </table:table-cell>
          <table:table-cell office:value-type="float" office:value="205.81" calcext:value-type="float">
            <text:p>205.81</text:p>
          </table:table-cell>
          <table:table-cell office:value-type="float" office:value="202.94" calcext:value-type="float">
            <text:p>202.94</text:p>
          </table:table-cell>
          <table:table-cell office:value-type="float" office:value="201" calcext:value-type="float">
            <text:p>201</text:p>
          </table:table-cell>
          <table:table-cell office:value-type="float" office:value="248.82" calcext:value-type="float">
            <text:p>248.82</text:p>
          </table:table-cell>
          <table:table-cell office:value-type="float" office:value="197.51" calcext:value-type="float">
            <text:p>197.51</text:p>
          </table:table-cell>
          <table:table-cell office:value-type="float" office:value="206.7" calcext:value-type="float">
            <text:p>206.7</text:p>
          </table:table-cell>
          <table:table-cell office:value-type="float" office:value="205.04" calcext:value-type="float">
            <text:p>205.04</text:p>
          </table:table-cell>
          <table:table-cell office:value-type="float" office:value="205.87" calcext:value-type="float">
            <text:p>205.87</text:p>
          </table:table-cell>
          <table:table-cell office:value-type="float" office:value="204.45" calcext:value-type="float">
            <text:p>204.45</text:p>
          </table:table-cell>
          <table:table-cell office:value-type="float" office:value="219.53" calcext:value-type="float">
            <text:p>219.53</text:p>
          </table:table-cell>
          <table:table-cell office:value-type="float" office:value="232.86" calcext:value-type="float">
            <text:p>232.86</text:p>
          </table:table-cell>
          <table:table-cell office:value-type="float" office:value="209.79" calcext:value-type="float">
            <text:p>209.79</text:p>
          </table:table-cell>
          <table:table-cell office:value-type="float" office:value="286.85" calcext:value-type="float">
            <text:p>286.85</text:p>
          </table:table-cell>
          <table:table-cell office:value-type="float" office:value="244.94" calcext:value-type="float">
            <text:p>244.94</text:p>
          </table:table-cell>
          <table:table-cell office:value-type="float" office:value="231.51" calcext:value-type="float">
            <text:p>231.51</text:p>
          </table:table-cell>
          <table:table-cell/>
        </table:table-row>
        <table:table-row table:style-name="ro1">
          <table:table-cell office:value-type="time" office:time-value="PT08H00M00S" calcext:value-type="time">
            <text:p>08:00</text:p>
          </table:table-cell>
          <table:table-cell table:style-name="ce2" table:formula="of:=AVERAGE([.D10:.AG10])" office:value-type="float" office:value="394.056" calcext:value-type="float">
            <text:p>394.06</text:p>
          </table:table-cell>
          <table:table-cell table:style-name="ce2" table:formula="of:=STDEV([.D10:.AG10])" office:value-type="float" office:value="46.6796321676847" calcext:value-type="float">
            <text:p>46.68</text:p>
          </table:table-cell>
          <table:table-cell office:value-type="float" office:value="358.19" calcext:value-type="float">
            <text:p>358.19</text:p>
          </table:table-cell>
          <table:table-cell office:value-type="float" office:value="367.26" calcext:value-type="float">
            <text:p>367.26</text:p>
          </table:table-cell>
          <table:table-cell office:value-type="float" office:value="447.68" calcext:value-type="float">
            <text:p>447.68</text:p>
          </table:table-cell>
          <table:table-cell office:value-type="float" office:value="395.32" calcext:value-type="float">
            <text:p>395.32</text:p>
          </table:table-cell>
          <table:table-cell office:value-type="float" office:value="456.41" calcext:value-type="float">
            <text:p>456.41</text:p>
          </table:table-cell>
          <table:table-cell office:value-type="float" office:value="352.4" calcext:value-type="float">
            <text:p>352.40</text:p>
          </table:table-cell>
          <table:table-cell office:value-type="float" office:value="395.32" calcext:value-type="float">
            <text:p>395.32</text:p>
          </table:table-cell>
          <table:table-cell office:value-type="float" office:value="431.75" calcext:value-type="float">
            <text:p>431.75</text:p>
          </table:table-cell>
          <table:table-cell office:value-type="float" office:value="411.25" calcext:value-type="float">
            <text:p>411.25</text:p>
          </table:table-cell>
          <table:table-cell office:value-type="float" office:value="487.75" calcext:value-type="float">
            <text:p>487.75</text:p>
          </table:table-cell>
          <table:table-cell office:value-type="float" office:value="365.7" calcext:value-type="float">
            <text:p>365.7</text:p>
          </table:table-cell>
          <table:table-cell office:value-type="float" office:value="446.71" calcext:value-type="float">
            <text:p>446.71</text:p>
          </table:table-cell>
          <table:table-cell office:value-type="float" office:value="348.26" calcext:value-type="float">
            <text:p>348.26</text:p>
          </table:table-cell>
          <table:table-cell office:value-type="float" office:value="347.96" calcext:value-type="float">
            <text:p>347.96</text:p>
          </table:table-cell>
          <table:table-cell office:value-type="float" office:value="498.41" calcext:value-type="float">
            <text:p>498.41</text:p>
          </table:table-cell>
          <table:table-cell office:value-type="float" office:value="436.77" calcext:value-type="float">
            <text:p>436.77</text:p>
          </table:table-cell>
          <table:table-cell office:value-type="float" office:value="350.48" calcext:value-type="float">
            <text:p>350.48</text:p>
          </table:table-cell>
          <table:table-cell office:value-type="float" office:value="339.5" calcext:value-type="float">
            <text:p>339.5</text:p>
          </table:table-cell>
          <table:table-cell office:value-type="float" office:value="376.62" calcext:value-type="float">
            <text:p>376.62</text:p>
          </table:table-cell>
          <table:table-cell office:value-type="float" office:value="389.31" calcext:value-type="float">
            <text:p>389.31</text:p>
          </table:table-cell>
          <table:table-cell office:value-type="float" office:value="392.06" calcext:value-type="float">
            <text:p>392.06</text:p>
          </table:table-cell>
          <table:table-cell office:value-type="float" office:value="304.6" calcext:value-type="float">
            <text:p>304.6</text:p>
          </table:table-cell>
          <table:table-cell office:value-type="float" office:value="375.23" calcext:value-type="float">
            <text:p>375.23</text:p>
          </table:table-cell>
          <table:table-cell office:value-type="float" office:value="378.44" calcext:value-type="float">
            <text:p>378.44</text:p>
          </table:table-cell>
          <table:table-cell office:value-type="float" office:value="374.11" calcext:value-type="float">
            <text:p>374.11</text:p>
          </table:table-cell>
          <table:table-cell office:value-type="float" office:value="433.36" calcext:value-type="float">
            <text:p>433.36</text:p>
          </table:table-cell>
          <table:table-cell office:value-type="float" office:value="334.01" calcext:value-type="float">
            <text:p>334.01</text:p>
          </table:table-cell>
          <table:table-cell office:value-type="float" office:value="440.76" calcext:value-type="float">
            <text:p>440.76</text:p>
          </table:table-cell>
          <table:table-cell office:value-type="float" office:value="401.35" calcext:value-type="float">
            <text:p>401.35</text:p>
          </table:table-cell>
          <table:table-cell office:value-type="float" office:value="384.71" calcext:value-type="float">
            <text:p>384.71</text:p>
          </table:table-cell>
          <table:table-cell/>
        </table:table-row>
        <table:table-row table:style-name="ro1">
          <table:table-cell office:value-type="time" office:time-value="PT09H00M00S" calcext:value-type="time">
            <text:p>09:00</text:p>
          </table:table-cell>
          <table:table-cell table:style-name="ce2" table:formula="of:=AVERAGE([.D11:.AG11])" office:value-type="float" office:value="1578.74866666667" calcext:value-type="float">
            <text:p>1578.75</text:p>
          </table:table-cell>
          <table:table-cell table:style-name="ce2" table:formula="of:=STDEV([.D11:.AG11])" office:value-type="float" office:value="170.924017535789" calcext:value-type="float">
            <text:p>170.92</text:p>
          </table:table-cell>
          <table:table-cell office:value-type="float" office:value="1458.63" calcext:value-type="float">
            <text:p>1458.63</text:p>
          </table:table-cell>
          <table:table-cell office:value-type="float" office:value="1717.55" calcext:value-type="float">
            <text:p>1717.55</text:p>
          </table:table-cell>
          <table:table-cell office:value-type="float" office:value="1662.55" calcext:value-type="float">
            <text:p>1662.55</text:p>
          </table:table-cell>
          <table:table-cell office:value-type="float" office:value="1653.15" calcext:value-type="float">
            <text:p>1653.15</text:p>
          </table:table-cell>
          <table:table-cell office:value-type="float" office:value="1479.22" calcext:value-type="float">
            <text:p>1479.22</text:p>
          </table:table-cell>
          <table:table-cell office:value-type="float" office:value="1333.77" calcext:value-type="float">
            <text:p>1333.77</text:p>
          </table:table-cell>
          <table:table-cell office:value-type="float" office:value="1619.96" calcext:value-type="float">
            <text:p>1619.96</text:p>
          </table:table-cell>
          <table:table-cell office:value-type="float" office:value="1757.2" calcext:value-type="float">
            <text:p>1757.20</text:p>
          </table:table-cell>
          <table:table-cell office:value-type="float" office:value="1723.2" calcext:value-type="float">
            <text:p>1723.20</text:p>
          </table:table-cell>
          <table:table-cell office:value-type="float" office:value="1616.22" calcext:value-type="float">
            <text:p>1616.22</text:p>
          </table:table-cell>
          <table:table-cell office:value-type="float" office:value="1367.11" calcext:value-type="float">
            <text:p>1367.11</text:p>
          </table:table-cell>
          <table:table-cell office:value-type="float" office:value="1653.53" calcext:value-type="float">
            <text:p>1653.53</text:p>
          </table:table-cell>
          <table:table-cell office:value-type="float" office:value="1253.71" calcext:value-type="float">
            <text:p>1253.71</text:p>
          </table:table-cell>
          <table:table-cell office:value-type="float" office:value="1452.34" calcext:value-type="float">
            <text:p>1452.34</text:p>
          </table:table-cell>
          <table:table-cell office:value-type="float" office:value="2040.43" calcext:value-type="float">
            <text:p>2040.43</text:p>
          </table:table-cell>
          <table:table-cell office:value-type="float" office:value="1528.88" calcext:value-type="float">
            <text:p>1528.88</text:p>
          </table:table-cell>
          <table:table-cell office:value-type="float" office:value="1532.44" calcext:value-type="float">
            <text:p>1532.44</text:p>
          </table:table-cell>
          <table:table-cell office:value-type="float" office:value="1400.42" calcext:value-type="float">
            <text:p>1400.42</text:p>
          </table:table-cell>
          <table:table-cell office:value-type="float" office:value="1668.55" calcext:value-type="float">
            <text:p>1668.55</text:p>
          </table:table-cell>
          <table:table-cell office:value-type="float" office:value="1617.18" calcext:value-type="float">
            <text:p>1617.18</text:p>
          </table:table-cell>
          <table:table-cell office:value-type="float" office:value="1665.97" calcext:value-type="float">
            <text:p>1665.97</text:p>
          </table:table-cell>
          <table:table-cell office:value-type="float" office:value="1200.66" calcext:value-type="float">
            <text:p>1200.66</text:p>
          </table:table-cell>
          <table:table-cell office:value-type="float" office:value="1518.08" calcext:value-type="float">
            <text:p>1518.08</text:p>
          </table:table-cell>
          <table:table-cell office:value-type="float" office:value="1506.99" calcext:value-type="float">
            <text:p>1506.99</text:p>
          </table:table-cell>
          <table:table-cell office:value-type="float" office:value="1597.12" calcext:value-type="float">
            <text:p>1597.12</text:p>
          </table:table-cell>
          <table:table-cell office:value-type="float" office:value="1534.88" calcext:value-type="float">
            <text:p>1534.88</text:p>
          </table:table-cell>
          <table:table-cell office:value-type="float" office:value="1762.96" calcext:value-type="float">
            <text:p>1762.96</text:p>
          </table:table-cell>
          <table:table-cell office:value-type="float" office:value="1759.82" calcext:value-type="float">
            <text:p>1759.82</text:p>
          </table:table-cell>
          <table:table-cell office:value-type="float" office:value="1704.18" calcext:value-type="float">
            <text:p>1704.18</text:p>
          </table:table-cell>
          <table:table-cell office:value-type="float" office:value="1575.76" calcext:value-type="float">
            <text:p>1575.76</text:p>
          </table:table-cell>
          <table:table-cell/>
        </table:table-row>
        <table:table-row table:style-name="ro1">
          <table:table-cell office:value-type="time" office:time-value="PT10H00M00S" calcext:value-type="time">
            <text:p>10:00</text:p>
          </table:table-cell>
          <table:table-cell table:style-name="ce2" table:formula="of:=AVERAGE([.D12:.AG12])" office:value-type="float" office:value="2450.64033333333" calcext:value-type="float">
            <text:p>2450.64</text:p>
          </table:table-cell>
          <table:table-cell table:style-name="ce2" table:formula="of:=STDEV([.D12:.AG12])" office:value-type="float" office:value="461.224605995547" calcext:value-type="float">
            <text:p>461.22</text:p>
          </table:table-cell>
          <table:table-cell office:value-type="float" office:value="2248.63" calcext:value-type="float">
            <text:p>2248.63</text:p>
          </table:table-cell>
          <table:table-cell office:value-type="float" office:value="2857.21" calcext:value-type="float">
            <text:p>2857.21</text:p>
          </table:table-cell>
          <table:table-cell office:value-type="float" office:value="2798.18" calcext:value-type="float">
            <text:p>2798.18</text:p>
          </table:table-cell>
          <table:table-cell office:value-type="float" office:value="2385.33" calcext:value-type="float">
            <text:p>2385.33</text:p>
          </table:table-cell>
          <table:table-cell office:value-type="float" office:value="2266.16" calcext:value-type="float">
            <text:p>2266.16</text:p>
          </table:table-cell>
          <table:table-cell office:value-type="float" office:value="2051.63" calcext:value-type="float">
            <text:p>2051.63</text:p>
          </table:table-cell>
          <table:table-cell office:value-type="float" office:value="2787.29" calcext:value-type="float">
            <text:p>2787.29</text:p>
          </table:table-cell>
          <table:table-cell office:value-type="float" office:value="2768.27" calcext:value-type="float">
            <text:p>2768.27</text:p>
          </table:table-cell>
          <table:table-cell office:value-type="float" office:value="2977.18" calcext:value-type="float">
            <text:p>2977.18</text:p>
          </table:table-cell>
          <table:table-cell office:value-type="float" office:value="2683.26" calcext:value-type="float">
            <text:p>2683.26</text:p>
          </table:table-cell>
          <table:table-cell office:value-type="float" office:value="1960.95" calcext:value-type="float">
            <text:p>1960.95</text:p>
          </table:table-cell>
          <table:table-cell office:value-type="float" office:value="2873.68" calcext:value-type="float">
            <text:p>2873.68</text:p>
          </table:table-cell>
          <table:table-cell office:value-type="float" office:value="1282.04" calcext:value-type="float">
            <text:p>1282.04</text:p>
          </table:table-cell>
          <table:table-cell office:value-type="float" office:value="1927.83" calcext:value-type="float">
            <text:p>1927.83</text:p>
          </table:table-cell>
          <table:table-cell office:value-type="float" office:value="3168.4" calcext:value-type="float">
            <text:p>3168.4</text:p>
          </table:table-cell>
          <table:table-cell office:value-type="float" office:value="2467.02" calcext:value-type="float">
            <text:p>2467.02</text:p>
          </table:table-cell>
          <table:table-cell office:value-type="float" office:value="2546.91" calcext:value-type="float">
            <text:p>2546.91</text:p>
          </table:table-cell>
          <table:table-cell office:value-type="float" office:value="2015.54" calcext:value-type="float">
            <text:p>2015.54</text:p>
          </table:table-cell>
          <table:table-cell office:value-type="float" office:value="2497.28" calcext:value-type="float">
            <text:p>2497.28</text:p>
          </table:table-cell>
          <table:table-cell office:value-type="float" office:value="2757.33" calcext:value-type="float">
            <text:p>2757.33</text:p>
          </table:table-cell>
          <table:table-cell office:value-type="float" office:value="2735.34" calcext:value-type="float">
            <text:p>2735.34</text:p>
          </table:table-cell>
          <table:table-cell office:value-type="float" office:value="1145.25" calcext:value-type="float">
            <text:p>1145.25</text:p>
          </table:table-cell>
          <table:table-cell office:value-type="float" office:value="2559.89" calcext:value-type="float">
            <text:p>2559.89</text:p>
          </table:table-cell>
          <table:table-cell office:value-type="float" office:value="2009.84" calcext:value-type="float">
            <text:p>2009.84</text:p>
          </table:table-cell>
          <table:table-cell office:value-type="float" office:value="2572.19" calcext:value-type="float">
            <text:p>2572.19</text:p>
          </table:table-cell>
          <table:table-cell office:value-type="float" office:value="2524.19" calcext:value-type="float">
            <text:p>2524.19</text:p>
          </table:table-cell>
          <table:table-cell office:value-type="float" office:value="2801.39" calcext:value-type="float">
            <text:p>2801.39</text:p>
          </table:table-cell>
          <table:table-cell office:value-type="float" office:value="2609.29" calcext:value-type="float">
            <text:p>2609.29</text:p>
          </table:table-cell>
          <table:table-cell office:value-type="float" office:value="2703.01" calcext:value-type="float">
            <text:p>2703.01</text:p>
          </table:table-cell>
          <table:table-cell office:value-type="float" office:value="2538.7" calcext:value-type="float">
            <text:p>2538.7</text:p>
          </table:table-cell>
          <table:table-cell/>
        </table:table-row>
        <table:table-row table:style-name="ro1">
          <table:table-cell office:value-type="time" office:time-value="PT11H00M00S" calcext:value-type="time">
            <text:p>11:00</text:p>
          </table:table-cell>
          <table:table-cell table:style-name="ce2" table:formula="of:=AVERAGE([.D13:.AG13])" office:value-type="float" office:value="1729.57733333333" calcext:value-type="float">
            <text:p>1729.58</text:p>
          </table:table-cell>
          <table:table-cell table:style-name="ce2" table:formula="of:=STDEV([.D13:.AG13])" office:value-type="float" office:value="642.464717721356" calcext:value-type="float">
            <text:p>642.46</text:p>
          </table:table-cell>
          <table:table-cell office:value-type="float" office:value="1386.2" calcext:value-type="float">
            <text:p>1386.20</text:p>
          </table:table-cell>
          <table:table-cell office:value-type="float" office:value="2155.48" calcext:value-type="float">
            <text:p>2155.48</text:p>
          </table:table-cell>
          <table:table-cell office:value-type="float" office:value="2100.43" calcext:value-type="float">
            <text:p>2100.43</text:p>
          </table:table-cell>
          <table:table-cell office:value-type="float" office:value="1448.58" calcext:value-type="float">
            <text:p>1448.58</text:p>
          </table:table-cell>
          <table:table-cell office:value-type="float" office:value="1445.41" calcext:value-type="float">
            <text:p>1445.41</text:p>
          </table:table-cell>
          <table:table-cell office:value-type="float" office:value="1008.12" calcext:value-type="float">
            <text:p>1008.12</text:p>
          </table:table-cell>
          <table:table-cell office:value-type="float" office:value="2140.4" calcext:value-type="float">
            <text:p>2140.40</text:p>
          </table:table-cell>
          <table:table-cell office:value-type="float" office:value="2098.71" calcext:value-type="float">
            <text:p>2098.71</text:p>
          </table:table-cell>
          <table:table-cell office:value-type="float" office:value="2533.87" calcext:value-type="float">
            <text:p>2533.87</text:p>
          </table:table-cell>
          <table:table-cell office:value-type="float" office:value="2329.3" calcext:value-type="float">
            <text:p>2329.30</text:p>
          </table:table-cell>
          <table:table-cell office:value-type="float" office:value="953.88" calcext:value-type="float">
            <text:p>953.88</text:p>
          </table:table-cell>
          <table:table-cell office:value-type="float" office:value="2253.72" calcext:value-type="float">
            <text:p>2253.72</text:p>
          </table:table-cell>
          <table:table-cell office:value-type="float" office:value="286.07" calcext:value-type="float">
            <text:p>286.07</text:p>
          </table:table-cell>
          <table:table-cell office:value-type="float" office:value="1025.83" calcext:value-type="float">
            <text:p>1025.83</text:p>
          </table:table-cell>
          <table:table-cell office:value-type="float" office:value="3077.43" calcext:value-type="float">
            <text:p>3077.43</text:p>
          </table:table-cell>
          <table:table-cell office:value-type="float" office:value="1633.14" calcext:value-type="float">
            <text:p>1633.14</text:p>
          </table:table-cell>
          <table:table-cell office:value-type="float" office:value="1988.31" calcext:value-type="float">
            <text:p>1988.31</text:p>
          </table:table-cell>
          <table:table-cell office:value-type="float" office:value="977.57" calcext:value-type="float">
            <text:p>977.57</text:p>
          </table:table-cell>
          <table:table-cell office:value-type="float" office:value="1761.98" calcext:value-type="float">
            <text:p>1761.98</text:p>
          </table:table-cell>
          <table:table-cell office:value-type="float" office:value="2274.66" calcext:value-type="float">
            <text:p>2274.66</text:p>
          </table:table-cell>
          <table:table-cell office:value-type="float" office:value="2087.57" calcext:value-type="float">
            <text:p>2087.57</text:p>
          </table:table-cell>
          <table:table-cell office:value-type="float" office:value="250.03" calcext:value-type="float">
            <text:p>250.03</text:p>
          </table:table-cell>
          <table:table-cell office:value-type="float" office:value="1881.63" calcext:value-type="float">
            <text:p>1881.63</text:p>
          </table:table-cell>
          <table:table-cell office:value-type="float" office:value="981.43" calcext:value-type="float">
            <text:p>981.43</text:p>
          </table:table-cell>
          <table:table-cell office:value-type="float" office:value="1788.87" calcext:value-type="float">
            <text:p>1788.87</text:p>
          </table:table-cell>
          <table:table-cell office:value-type="float" office:value="1892.97" calcext:value-type="float">
            <text:p>1892.97</text:p>
          </table:table-cell>
          <table:table-cell office:value-type="float" office:value="2137.47" calcext:value-type="float">
            <text:p>2137.47</text:p>
          </table:table-cell>
          <table:table-cell office:value-type="float" office:value="1949.58" calcext:value-type="float">
            <text:p>1949.58</text:p>
          </table:table-cell>
          <table:table-cell office:value-type="float" office:value="2109.95" calcext:value-type="float">
            <text:p>2109.95</text:p>
          </table:table-cell>
          <table:table-cell office:value-type="float" office:value="1928.73" calcext:value-type="float">
            <text:p>1928.73</text:p>
          </table:table-cell>
          <table:table-cell/>
        </table:table-row>
        <table:table-row table:style-name="ro1">
          <table:table-cell office:value-type="time" office:time-value="PT12H00M00S" calcext:value-type="time">
            <text:p>12:00</text:p>
          </table:table-cell>
          <table:table-cell table:style-name="ce2" table:formula="of:=AVERAGE([.D14:.AG14])" office:value-type="float" office:value="622.994" calcext:value-type="float">
            <text:p>622.99</text:p>
          </table:table-cell>
          <table:table-cell table:style-name="ce2" table:formula="of:=STDEV([.D14:.AG14])" office:value-type="float" office:value="398.343970973623" calcext:value-type="float">
            <text:p>398.34</text:p>
          </table:table-cell>
          <table:table-cell office:value-type="float" office:value="325.06" calcext:value-type="float">
            <text:p>325.06</text:p>
          </table:table-cell>
          <table:table-cell office:value-type="float" office:value="944.01" calcext:value-type="float">
            <text:p>944.01</text:p>
          </table:table-cell>
          <table:table-cell office:value-type="float" office:value="882.97" calcext:value-type="float">
            <text:p>882.97</text:p>
          </table:table-cell>
          <table:table-cell office:value-type="float" office:value="290.81" calcext:value-type="float">
            <text:p>290.81</text:p>
          </table:table-cell>
          <table:table-cell office:value-type="float" office:value="344.35" calcext:value-type="float">
            <text:p>344.35</text:p>
          </table:table-cell>
          <table:table-cell office:value-type="float" office:value="154.74" calcext:value-type="float">
            <text:p>154.74</text:p>
          </table:table-cell>
          <table:table-cell office:value-type="float" office:value="875.81" calcext:value-type="float">
            <text:p>875.81</text:p>
          </table:table-cell>
          <table:table-cell office:value-type="float" office:value="879.52" calcext:value-type="float">
            <text:p>879.52</text:p>
          </table:table-cell>
          <table:table-cell office:value-type="float" office:value="1235.03" calcext:value-type="float">
            <text:p>1235.03</text:p>
          </table:table-cell>
          <table:table-cell office:value-type="float" office:value="1045.23" calcext:value-type="float">
            <text:p>1045.23</text:p>
          </table:table-cell>
          <table:table-cell office:value-type="float" office:value="145.52" calcext:value-type="float">
            <text:p>145.52</text:p>
          </table:table-cell>
          <table:table-cell office:value-type="float" office:value="1004.8" calcext:value-type="float">
            <text:p>1004.8</text:p>
          </table:table-cell>
          <table:table-cell office:value-type="float" office:value="121.02" calcext:value-type="float">
            <text:p>121.02</text:p>
          </table:table-cell>
          <table:table-cell office:value-type="float" office:value="159.24" calcext:value-type="float">
            <text:p>159.24</text:p>
          </table:table-cell>
          <table:table-cell office:value-type="float" office:value="1821.23" calcext:value-type="float">
            <text:p>1821.23</text:p>
          </table:table-cell>
          <table:table-cell office:value-type="float" office:value="412.97" calcext:value-type="float">
            <text:p>412.97</text:p>
          </table:table-cell>
          <table:table-cell office:value-type="float" office:value="632.47" calcext:value-type="float">
            <text:p>632.47</text:p>
          </table:table-cell>
          <table:table-cell office:value-type="float" office:value="142.42" calcext:value-type="float">
            <text:p>142.42</text:p>
          </table:table-cell>
          <table:table-cell office:value-type="float" office:value="528.38" calcext:value-type="float">
            <text:p>528.38</text:p>
          </table:table-cell>
          <table:table-cell office:value-type="float" office:value="947.27" calcext:value-type="float">
            <text:p>947.27</text:p>
          </table:table-cell>
          <table:table-cell office:value-type="float" office:value="823.48" calcext:value-type="float">
            <text:p>823.48</text:p>
          </table:table-cell>
          <table:table-cell office:value-type="float" office:value="121.57" calcext:value-type="float">
            <text:p>121.57</text:p>
          </table:table-cell>
          <table:table-cell office:value-type="float" office:value="645.79" calcext:value-type="float">
            <text:p>645.79</text:p>
          </table:table-cell>
          <table:table-cell office:value-type="float" office:value="151.7" calcext:value-type="float">
            <text:p>151.7</text:p>
          </table:table-cell>
          <table:table-cell office:value-type="float" office:value="505.43" calcext:value-type="float">
            <text:p>505.43</text:p>
          </table:table-cell>
          <table:table-cell office:value-type="float" office:value="638.59" calcext:value-type="float">
            <text:p>638.59</text:p>
          </table:table-cell>
          <table:table-cell office:value-type="float" office:value="798.23" calcext:value-type="float">
            <text:p>798.23</text:p>
          </table:table-cell>
          <table:table-cell office:value-type="float" office:value="746.02" calcext:value-type="float">
            <text:p>746.02</text:p>
          </table:table-cell>
          <table:table-cell office:value-type="float" office:value="734.05" calcext:value-type="float">
            <text:p>734.05</text:p>
          </table:table-cell>
          <table:table-cell office:value-type="float" office:value="632.11" calcext:value-type="float">
            <text:p>632.11</text:p>
          </table:table-cell>
          <table:table-cell/>
        </table:table-row>
        <table:table-row table:style-name="ro1">
          <table:table-cell office:value-type="time" office:time-value="PT13H00M00S" calcext:value-type="time">
            <text:p>13:00</text:p>
          </table:table-cell>
          <table:table-cell table:style-name="ce2" table:formula="of:=AVERAGE([.D15:.AG15])" office:value-type="float" office:value="146.671333333333" calcext:value-type="float">
            <text:p>146.67</text:p>
          </table:table-cell>
          <table:table-cell table:style-name="ce2" table:formula="of:=STDEV([.D15:.AG15])" office:value-type="float" office:value="109.611481582509" calcext:value-type="float">
            <text:p>109.61</text:p>
          </table:table-cell>
          <table:table-cell office:value-type="float" office:value="117.11" calcext:value-type="float">
            <text:p>117.11</text:p>
          </table:table-cell>
          <table:table-cell office:value-type="float" office:value="129.89" calcext:value-type="float">
            <text:p>129.89</text:p>
          </table:table-cell>
          <table:table-cell office:value-type="float" office:value="136.94" calcext:value-type="float">
            <text:p>136.94</text:p>
          </table:table-cell>
          <table:table-cell office:value-type="float" office:value="118.87" calcext:value-type="float">
            <text:p>118.87</text:p>
          </table:table-cell>
          <table:table-cell office:value-type="float" office:value="117" calcext:value-type="float">
            <text:p>117.00</text:p>
          </table:table-cell>
          <table:table-cell office:value-type="float" office:value="119.78" calcext:value-type="float">
            <text:p>119.78</text:p>
          </table:table-cell>
          <table:table-cell office:value-type="float" office:value="126.14" calcext:value-type="float">
            <text:p>126.14</text:p>
          </table:table-cell>
          <table:table-cell office:value-type="float" office:value="124.7" calcext:value-type="float">
            <text:p>124.70</text:p>
          </table:table-cell>
          <table:table-cell office:value-type="float" office:value="229.44" calcext:value-type="float">
            <text:p>229.44</text:p>
          </table:table-cell>
          <table:table-cell office:value-type="float" office:value="163.31" calcext:value-type="float">
            <text:p>163.31</text:p>
          </table:table-cell>
          <table:table-cell office:value-type="float" office:value="119.17" calcext:value-type="float">
            <text:p>119.17</text:p>
          </table:table-cell>
          <table:table-cell office:value-type="float" office:value="158.13" calcext:value-type="float">
            <text:p>158.13</text:p>
          </table:table-cell>
          <table:table-cell office:value-type="float" office:value="120.31" calcext:value-type="float">
            <text:p>120.31</text:p>
          </table:table-cell>
          <table:table-cell office:value-type="float" office:value="117.4" calcext:value-type="float">
            <text:p>117.4</text:p>
          </table:table-cell>
          <table:table-cell office:value-type="float" office:value="714.82" calcext:value-type="float">
            <text:p>714.82</text:p>
          </table:table-cell>
          <table:table-cell office:value-type="float" office:value="118.6" calcext:value-type="float">
            <text:p>118.6</text:p>
          </table:table-cell>
          <table:table-cell office:value-type="float" office:value="117.16" calcext:value-type="float">
            <text:p>117.16</text:p>
          </table:table-cell>
          <table:table-cell office:value-type="float" office:value="116.59" calcext:value-type="float">
            <text:p>116.59</text:p>
          </table:table-cell>
          <table:table-cell office:value-type="float" office:value="119.05" calcext:value-type="float">
            <text:p>119.05</text:p>
          </table:table-cell>
          <table:table-cell office:value-type="float" office:value="128.92" calcext:value-type="float">
            <text:p>128.92</text:p>
          </table:table-cell>
          <table:table-cell office:value-type="float" office:value="125.09" calcext:value-type="float">
            <text:p>125.09</text:p>
          </table:table-cell>
          <table:table-cell office:value-type="float" office:value="116.7" calcext:value-type="float">
            <text:p>116.7</text:p>
          </table:table-cell>
          <table:table-cell office:value-type="float" office:value="118.05" calcext:value-type="float">
            <text:p>118.05</text:p>
          </table:table-cell>
          <table:table-cell office:value-type="float" office:value="119.02" calcext:value-type="float">
            <text:p>119.02</text:p>
          </table:table-cell>
          <table:table-cell office:value-type="float" office:value="119.76" calcext:value-type="float">
            <text:p>119.76</text:p>
          </table:table-cell>
          <table:table-cell office:value-type="float" office:value="117.42" calcext:value-type="float">
            <text:p>117.42</text:p>
          </table:table-cell>
          <table:table-cell office:value-type="float" office:value="117.59" calcext:value-type="float">
            <text:p>117.59</text:p>
          </table:table-cell>
          <table:table-cell office:value-type="float" office:value="119.29" calcext:value-type="float">
            <text:p>119.29</text:p>
          </table:table-cell>
          <table:table-cell office:value-type="float" office:value="115.79" calcext:value-type="float">
            <text:p>115.79</text:p>
          </table:table-cell>
          <table:table-cell office:value-type="float" office:value="118.1" calcext:value-type="float">
            <text:p>118.1</text:p>
          </table:table-cell>
          <table:table-cell/>
        </table:table-row>
        <table:table-row table:style-name="ro1">
          <table:table-cell office:value-type="time" office:time-value="PT14H00M00S" calcext:value-type="time">
            <text:p>14:00</text:p>
          </table:table-cell>
          <table:table-cell table:style-name="ce2" table:formula="of:=AVERAGE([.D16:.AG16])" office:value-type="float" office:value="122.885666666667" calcext:value-type="float">
            <text:p>122.89</text:p>
          </table:table-cell>
          <table:table-cell table:style-name="ce2" table:formula="of:=STDEV([.D16:.AG16])" office:value-type="float" office:value="5.70276018066348" calcext:value-type="float">
            <text:p>5.70</text:p>
          </table:table-cell>
          <table:table-cell office:value-type="float" office:value="120.61" calcext:value-type="float">
            <text:p>120.61</text:p>
          </table:table-cell>
          <table:table-cell office:value-type="float" office:value="123.86" calcext:value-type="float">
            <text:p>123.86</text:p>
          </table:table-cell>
          <table:table-cell office:value-type="float" office:value="122.89" calcext:value-type="float">
            <text:p>122.89</text:p>
          </table:table-cell>
          <table:table-cell office:value-type="float" office:value="122.09" calcext:value-type="float">
            <text:p>122.09</text:p>
          </table:table-cell>
          <table:table-cell office:value-type="float" office:value="121.84" calcext:value-type="float">
            <text:p>121.84</text:p>
          </table:table-cell>
          <table:table-cell office:value-type="float" office:value="120.62" calcext:value-type="float">
            <text:p>120.62</text:p>
          </table:table-cell>
          <table:table-cell office:value-type="float" office:value="123.34" calcext:value-type="float">
            <text:p>123.34</text:p>
          </table:table-cell>
          <table:table-cell office:value-type="float" office:value="122.18" calcext:value-type="float">
            <text:p>122.18</text:p>
          </table:table-cell>
          <table:table-cell office:value-type="float" office:value="122.05" calcext:value-type="float">
            <text:p>122.05</text:p>
          </table:table-cell>
          <table:table-cell office:value-type="float" office:value="121.65" calcext:value-type="float">
            <text:p>121.65</text:p>
          </table:table-cell>
          <table:table-cell office:value-type="float" office:value="123.28" calcext:value-type="float">
            <text:p>123.28</text:p>
          </table:table-cell>
          <table:table-cell office:value-type="float" office:value="120.19" calcext:value-type="float">
            <text:p>120.19</text:p>
          </table:table-cell>
          <table:table-cell office:value-type="float" office:value="122.22" calcext:value-type="float">
            <text:p>122.22</text:p>
          </table:table-cell>
          <table:table-cell office:value-type="float" office:value="120.16" calcext:value-type="float">
            <text:p>120.16</text:p>
          </table:table-cell>
          <table:table-cell office:value-type="float" office:value="152.37" calcext:value-type="float">
            <text:p>152.37</text:p>
          </table:table-cell>
          <table:table-cell office:value-type="float" office:value="120.55" calcext:value-type="float">
            <text:p>120.55</text:p>
          </table:table-cell>
          <table:table-cell office:value-type="float" office:value="121.83" calcext:value-type="float">
            <text:p>121.83</text:p>
          </table:table-cell>
          <table:table-cell office:value-type="float" office:value="121.81" calcext:value-type="float">
            <text:p>121.81</text:p>
          </table:table-cell>
          <table:table-cell office:value-type="float" office:value="121.54" calcext:value-type="float">
            <text:p>121.54</text:p>
          </table:table-cell>
          <table:table-cell office:value-type="float" office:value="120.82" calcext:value-type="float">
            <text:p>120.82</text:p>
          </table:table-cell>
          <table:table-cell office:value-type="float" office:value="122.05" calcext:value-type="float">
            <text:p>122.05</text:p>
          </table:table-cell>
          <table:table-cell office:value-type="float" office:value="124.03" calcext:value-type="float">
            <text:p>124.03</text:p>
          </table:table-cell>
          <table:table-cell office:value-type="float" office:value="121.62" calcext:value-type="float">
            <text:p>121.62</text:p>
          </table:table-cell>
          <table:table-cell office:value-type="float" office:value="119.96" calcext:value-type="float">
            <text:p>119.96</text:p>
          </table:table-cell>
          <table:table-cell office:value-type="float" office:value="121.01" calcext:value-type="float">
            <text:p>121.01</text:p>
          </table:table-cell>
          <table:table-cell office:value-type="float" office:value="122.01" calcext:value-type="float">
            <text:p>122.01</text:p>
          </table:table-cell>
          <table:table-cell office:value-type="float" office:value="122.75" calcext:value-type="float">
            <text:p>122.75</text:p>
          </table:table-cell>
          <table:table-cell office:value-type="float" office:value="120.75" calcext:value-type="float">
            <text:p>120.75</text:p>
          </table:table-cell>
          <table:table-cell office:value-type="float" office:value="125.18" calcext:value-type="float">
            <text:p>125.18</text:p>
          </table:table-cell>
          <table:table-cell office:value-type="float" office:value="121.31" calcext:value-type="float">
            <text:p>121.31</text:p>
          </table:table-cell>
          <table:table-cell/>
        </table:table-row>
        <table:table-row table:style-name="ro1">
          <table:table-cell office:value-type="time" office:time-value="PT15H00M00S" calcext:value-type="time">
            <text:p>15:00</text:p>
          </table:table-cell>
          <table:table-cell table:style-name="ce2" table:formula="of:=AVERAGE([.D17:.AG17])" office:value-type="float" office:value="126.179" calcext:value-type="float">
            <text:p>126.18</text:p>
          </table:table-cell>
          <table:table-cell table:style-name="ce2" table:formula="of:=STDEV([.D17:.AG17])" office:value-type="float" office:value="1.69559337594593" calcext:value-type="float">
            <text:p>1.70</text:p>
          </table:table-cell>
          <table:table-cell office:value-type="float" office:value="126.37" calcext:value-type="float">
            <text:p>126.37</text:p>
          </table:table-cell>
          <table:table-cell office:value-type="float" office:value="128.34" calcext:value-type="float">
            <text:p>128.34</text:p>
          </table:table-cell>
          <table:table-cell office:value-type="float" office:value="127.12" calcext:value-type="float">
            <text:p>127.12</text:p>
          </table:table-cell>
          <table:table-cell office:value-type="float" office:value="126.59" calcext:value-type="float">
            <text:p>126.59</text:p>
          </table:table-cell>
          <table:table-cell office:value-type="float" office:value="124.06" calcext:value-type="float">
            <text:p>124.06</text:p>
          </table:table-cell>
          <table:table-cell office:value-type="float" office:value="124.71" calcext:value-type="float">
            <text:p>124.71</text:p>
          </table:table-cell>
          <table:table-cell office:value-type="float" office:value="124.26" calcext:value-type="float">
            <text:p>124.26</text:p>
          </table:table-cell>
          <table:table-cell office:value-type="float" office:value="128.3" calcext:value-type="float">
            <text:p>128.30</text:p>
          </table:table-cell>
          <table:table-cell office:value-type="float" office:value="126.86" calcext:value-type="float">
            <text:p>126.86</text:p>
          </table:table-cell>
          <table:table-cell office:value-type="float" office:value="126.98" calcext:value-type="float">
            <text:p>126.98</text:p>
          </table:table-cell>
          <table:table-cell office:value-type="float" office:value="126.62" calcext:value-type="float">
            <text:p>126.62</text:p>
          </table:table-cell>
          <table:table-cell office:value-type="float" office:value="125.87" calcext:value-type="float">
            <text:p>125.87</text:p>
          </table:table-cell>
          <table:table-cell office:value-type="float" office:value="125.51" calcext:value-type="float">
            <text:p>125.51</text:p>
          </table:table-cell>
          <table:table-cell office:value-type="float" office:value="125.54" calcext:value-type="float">
            <text:p>125.54</text:p>
          </table:table-cell>
          <table:table-cell office:value-type="float" office:value="126.98" calcext:value-type="float">
            <text:p>126.98</text:p>
          </table:table-cell>
          <table:table-cell office:value-type="float" office:value="125.09" calcext:value-type="float">
            <text:p>125.09</text:p>
          </table:table-cell>
          <table:table-cell office:value-type="float" office:value="121.43" calcext:value-type="float">
            <text:p>121.43</text:p>
          </table:table-cell>
          <table:table-cell office:value-type="float" office:value="124.49" calcext:value-type="float">
            <text:p>124.49</text:p>
          </table:table-cell>
          <table:table-cell office:value-type="float" office:value="125.02" calcext:value-type="float">
            <text:p>125.02</text:p>
          </table:table-cell>
          <table:table-cell office:value-type="float" office:value="126.83" calcext:value-type="float">
            <text:p>126.83</text:p>
          </table:table-cell>
          <table:table-cell office:value-type="float" office:value="128.46" calcext:value-type="float">
            <text:p>128.46</text:p>
          </table:table-cell>
          <table:table-cell office:value-type="float" office:value="124.56" calcext:value-type="float">
            <text:p>124.56</text:p>
          </table:table-cell>
          <table:table-cell office:value-type="float" office:value="125.15" calcext:value-type="float">
            <text:p>125.15</text:p>
          </table:table-cell>
          <table:table-cell office:value-type="float" office:value="126.36" calcext:value-type="float">
            <text:p>126.36</text:p>
          </table:table-cell>
          <table:table-cell office:value-type="float" office:value="129.24" calcext:value-type="float">
            <text:p>129.24</text:p>
          </table:table-cell>
          <table:table-cell office:value-type="float" office:value="126.87" calcext:value-type="float">
            <text:p>126.87</text:p>
          </table:table-cell>
          <table:table-cell office:value-type="float" office:value="127.29" calcext:value-type="float">
            <text:p>127.29</text:p>
          </table:table-cell>
          <table:table-cell office:value-type="float" office:value="127.74" calcext:value-type="float">
            <text:p>127.74</text:p>
          </table:table-cell>
          <table:table-cell office:value-type="float" office:value="124.24" calcext:value-type="float">
            <text:p>124.24</text:p>
          </table:table-cell>
          <table:table-cell office:value-type="float" office:value="128.49" calcext:value-type="float">
            <text:p>128.49</text:p>
          </table:table-cell>
          <table:table-cell/>
        </table:table-row>
        <table:table-row table:style-name="ro1">
          <table:table-cell office:value-type="time" office:time-value="PT16H00M00S" calcext:value-type="time">
            <text:p>16:00</text:p>
          </table:table-cell>
          <table:table-cell table:style-name="ce2" table:formula="of:=AVERAGE([.D18:.AG18])" office:value-type="float" office:value="163.713333333333" calcext:value-type="float">
            <text:p>163.71</text:p>
          </table:table-cell>
          <table:table-cell table:style-name="ce2" table:formula="of:=STDEV([.D18:.AG18])" office:value-type="float" office:value="14.5003161281433" calcext:value-type="float">
            <text:p>14.50</text:p>
          </table:table-cell>
          <table:table-cell office:value-type="float" office:value="175.83" calcext:value-type="float">
            <text:p>175.83</text:p>
          </table:table-cell>
          <table:table-cell office:value-type="float" office:value="159.9" calcext:value-type="float">
            <text:p>159.90</text:p>
          </table:table-cell>
          <table:table-cell office:value-type="float" office:value="156.93" calcext:value-type="float">
            <text:p>156.93</text:p>
          </table:table-cell>
          <table:table-cell office:value-type="float" office:value="161.85" calcext:value-type="float">
            <text:p>161.85</text:p>
          </table:table-cell>
          <table:table-cell office:value-type="float" office:value="168.14" calcext:value-type="float">
            <text:p>168.14</text:p>
          </table:table-cell>
          <table:table-cell office:value-type="float" office:value="175.42" calcext:value-type="float">
            <text:p>175.42</text:p>
          </table:table-cell>
          <table:table-cell office:value-type="float" office:value="165.76" calcext:value-type="float">
            <text:p>165.76</text:p>
          </table:table-cell>
          <table:table-cell office:value-type="float" office:value="150.97" calcext:value-type="float">
            <text:p>150.97</text:p>
          </table:table-cell>
          <table:table-cell office:value-type="float" office:value="147.53" calcext:value-type="float">
            <text:p>147.53</text:p>
          </table:table-cell>
          <table:table-cell office:value-type="float" office:value="161.72" calcext:value-type="float">
            <text:p>161.72</text:p>
          </table:table-cell>
          <table:table-cell office:value-type="float" office:value="150.73" calcext:value-type="float">
            <text:p>150.73</text:p>
          </table:table-cell>
          <table:table-cell office:value-type="float" office:value="162.92" calcext:value-type="float">
            <text:p>162.92</text:p>
          </table:table-cell>
          <table:table-cell office:value-type="float" office:value="167.4" calcext:value-type="float">
            <text:p>167.4</text:p>
          </table:table-cell>
          <table:table-cell office:value-type="float" office:value="152.68" calcext:value-type="float">
            <text:p>152.68</text:p>
          </table:table-cell>
          <table:table-cell office:value-type="float" office:value="141.85" calcext:value-type="float">
            <text:p>141.85</text:p>
          </table:table-cell>
          <table:table-cell office:value-type="float" office:value="156.08" calcext:value-type="float">
            <text:p>156.08</text:p>
          </table:table-cell>
          <table:table-cell office:value-type="float" office:value="146.44" calcext:value-type="float">
            <text:p>146.44</text:p>
          </table:table-cell>
          <table:table-cell office:value-type="float" office:value="171.17" calcext:value-type="float">
            <text:p>171.17</text:p>
          </table:table-cell>
          <table:table-cell office:value-type="float" office:value="144.41" calcext:value-type="float">
            <text:p>144.41</text:p>
          </table:table-cell>
          <table:table-cell office:value-type="float" office:value="170.66" calcext:value-type="float">
            <text:p>170.66</text:p>
          </table:table-cell>
          <table:table-cell office:value-type="float" office:value="155.44" calcext:value-type="float">
            <text:p>155.44</text:p>
          </table:table-cell>
          <table:table-cell office:value-type="float" office:value="159.4" calcext:value-type="float">
            <text:p>159.4</text:p>
          </table:table-cell>
          <table:table-cell office:value-type="float" office:value="161.68" calcext:value-type="float">
            <text:p>161.68</text:p>
          </table:table-cell>
          <table:table-cell office:value-type="float" office:value="158.93" calcext:value-type="float">
            <text:p>158.93</text:p>
          </table:table-cell>
          <table:table-cell office:value-type="float" office:value="177.14" calcext:value-type="float">
            <text:p>177.14</text:p>
          </table:table-cell>
          <table:table-cell office:value-type="float" office:value="208.64" calcext:value-type="float">
            <text:p>208.64</text:p>
          </table:table-cell>
          <table:table-cell office:value-type="float" office:value="158.87" calcext:value-type="float">
            <text:p>158.87</text:p>
          </table:table-cell>
          <table:table-cell office:value-type="float" office:value="166.14" calcext:value-type="float">
            <text:p>166.14</text:p>
          </table:table-cell>
          <table:table-cell office:value-type="float" office:value="196.21" calcext:value-type="float">
            <text:p>196.21</text:p>
          </table:table-cell>
          <table:table-cell office:value-type="float" office:value="180.56" calcext:value-type="float">
            <text:p>180.56</text:p>
          </table:table-cell>
          <table:table-cell/>
        </table:table-row>
        <table:table-row table:style-name="ro1">
          <table:table-cell office:value-type="time" office:time-value="PT17H00M00S" calcext:value-type="time">
            <text:p>17:00</text:p>
          </table:table-cell>
          <table:table-cell table:style-name="ce2" table:formula="of:=AVERAGE([.D19:.AG19])" office:value-type="float" office:value="201.296333333333" calcext:value-type="float">
            <text:p>201.30</text:p>
          </table:table-cell>
          <table:table-cell table:style-name="ce2" table:formula="of:=STDEV([.D19:.AG19])" office:value-type="float" office:value="33.1478787466453" calcext:value-type="float">
            <text:p>33.15</text:p>
          </table:table-cell>
          <table:table-cell office:value-type="float" office:value="252.04" calcext:value-type="float">
            <text:p>252.04</text:p>
          </table:table-cell>
          <table:table-cell office:value-type="float" office:value="200.81" calcext:value-type="float">
            <text:p>200.81</text:p>
          </table:table-cell>
          <table:table-cell office:value-type="float" office:value="244.52" calcext:value-type="float">
            <text:p>244.52</text:p>
          </table:table-cell>
          <table:table-cell office:value-type="float" office:value="170.14" calcext:value-type="float">
            <text:p>170.14</text:p>
          </table:table-cell>
          <table:table-cell office:value-type="float" office:value="213.27" calcext:value-type="float">
            <text:p>213.27</text:p>
          </table:table-cell>
          <table:table-cell office:value-type="float" office:value="217.8" calcext:value-type="float">
            <text:p>217.80</text:p>
          </table:table-cell>
          <table:table-cell office:value-type="float" office:value="181.28" calcext:value-type="float">
            <text:p>181.28</text:p>
          </table:table-cell>
          <table:table-cell office:value-type="float" office:value="155.9" calcext:value-type="float">
            <text:p>155.90</text:p>
          </table:table-cell>
          <table:table-cell office:value-type="float" office:value="163.01" calcext:value-type="float">
            <text:p>163.01</text:p>
          </table:table-cell>
          <table:table-cell office:value-type="float" office:value="195.38" calcext:value-type="float">
            <text:p>195.38</text:p>
          </table:table-cell>
          <table:table-cell office:value-type="float" office:value="164.99" calcext:value-type="float">
            <text:p>164.99</text:p>
          </table:table-cell>
          <table:table-cell office:value-type="float" office:value="262.62" calcext:value-type="float">
            <text:p>262.62</text:p>
          </table:table-cell>
          <table:table-cell office:value-type="float" office:value="211.45" calcext:value-type="float">
            <text:p>211.45</text:p>
          </table:table-cell>
          <table:table-cell office:value-type="float" office:value="164.74" calcext:value-type="float">
            <text:p>164.74</text:p>
          </table:table-cell>
          <table:table-cell office:value-type="float" office:value="221.16" calcext:value-type="float">
            <text:p>221.16</text:p>
          </table:table-cell>
          <table:table-cell office:value-type="float" office:value="193.12" calcext:value-type="float">
            <text:p>193.12</text:p>
          </table:table-cell>
          <table:table-cell office:value-type="float" office:value="222.74" calcext:value-type="float">
            <text:p>222.74</text:p>
          </table:table-cell>
          <table:table-cell office:value-type="float" office:value="195.49" calcext:value-type="float">
            <text:p>195.49</text:p>
          </table:table-cell>
          <table:table-cell office:value-type="float" office:value="206.37" calcext:value-type="float">
            <text:p>206.37</text:p>
          </table:table-cell>
          <table:table-cell office:value-type="float" office:value="156.91" calcext:value-type="float">
            <text:p>156.91</text:p>
          </table:table-cell>
          <table:table-cell office:value-type="float" office:value="167.95" calcext:value-type="float">
            <text:p>167.95</text:p>
          </table:table-cell>
          <table:table-cell office:value-type="float" office:value="194.23" calcext:value-type="float">
            <text:p>194.23</text:p>
          </table:table-cell>
          <table:table-cell office:value-type="float" office:value="213.02" calcext:value-type="float">
            <text:p>213.02</text:p>
          </table:table-cell>
          <table:table-cell office:value-type="float" office:value="161.44" calcext:value-type="float">
            <text:p>161.44</text:p>
          </table:table-cell>
          <table:table-cell office:value-type="float" office:value="210.13" calcext:value-type="float">
            <text:p>210.13</text:p>
          </table:table-cell>
          <table:table-cell office:value-type="float" office:value="254.46" calcext:value-type="float">
            <text:p>254.46</text:p>
          </table:table-cell>
          <table:table-cell office:value-type="float" office:value="235.97" calcext:value-type="float">
            <text:p>235.97</text:p>
          </table:table-cell>
          <table:table-cell office:value-type="float" office:value="157.52" calcext:value-type="float">
            <text:p>157.52</text:p>
          </table:table-cell>
          <table:table-cell office:value-type="float" office:value="260.91" calcext:value-type="float">
            <text:p>260.91</text:p>
          </table:table-cell>
          <table:table-cell office:value-type="float" office:value="189.52" calcext:value-type="float">
            <text:p>189.52</text:p>
          </table:table-cell>
          <table:table-cell/>
        </table:table-row>
        <table:table-row table:style-name="ro1">
          <table:table-cell office:value-type="time" office:time-value="PT18H00M00S" calcext:value-type="time">
            <text:p>18:00</text:p>
          </table:table-cell>
          <table:table-cell table:style-name="ce2" table:formula="of:=AVERAGE([.D20:.AG20])" office:value-type="float" office:value="195.502333333333" calcext:value-type="float">
            <text:p>195.50</text:p>
          </table:table-cell>
          <table:table-cell table:style-name="ce2" table:formula="of:=STDEV([.D20:.AG20])" office:value-type="float" office:value="48.7506024495637" calcext:value-type="float">
            <text:p>48.75</text:p>
          </table:table-cell>
          <table:table-cell office:value-type="float" office:value="243.6" calcext:value-type="float">
            <text:p>243.60</text:p>
          </table:table-cell>
          <table:table-cell office:value-type="float" office:value="221.7" calcext:value-type="float">
            <text:p>221.70</text:p>
          </table:table-cell>
          <table:table-cell office:value-type="float" office:value="194.8" calcext:value-type="float">
            <text:p>194.80</text:p>
          </table:table-cell>
          <table:table-cell office:value-type="float" office:value="140.29" calcext:value-type="float">
            <text:p>140.29</text:p>
          </table:table-cell>
          <table:table-cell office:value-type="float" office:value="196.67" calcext:value-type="float">
            <text:p>196.67</text:p>
          </table:table-cell>
          <table:table-cell office:value-type="float" office:value="293.35" calcext:value-type="float">
            <text:p>293.35</text:p>
          </table:table-cell>
          <table:table-cell office:value-type="float" office:value="205.86" calcext:value-type="float">
            <text:p>205.86</text:p>
          </table:table-cell>
          <table:table-cell office:value-type="float" office:value="123.6" calcext:value-type="float">
            <text:p>123.60</text:p>
          </table:table-cell>
          <table:table-cell office:value-type="float" office:value="154" calcext:value-type="float">
            <text:p>154.00</text:p>
          </table:table-cell>
          <table:table-cell office:value-type="float" office:value="203.07" calcext:value-type="float">
            <text:p>203.07</text:p>
          </table:table-cell>
          <table:table-cell office:value-type="float" office:value="161.72" calcext:value-type="float">
            <text:p>161.72</text:p>
          </table:table-cell>
          <table:table-cell office:value-type="float" office:value="272.12" calcext:value-type="float">
            <text:p>272.12</text:p>
          </table:table-cell>
          <table:table-cell office:value-type="float" office:value="247.79" calcext:value-type="float">
            <text:p>247.79</text:p>
          </table:table-cell>
          <table:table-cell office:value-type="float" office:value="157.28" calcext:value-type="float">
            <text:p>157.28</text:p>
          </table:table-cell>
          <table:table-cell office:value-type="float" office:value="183.28" calcext:value-type="float">
            <text:p>183.28</text:p>
          </table:table-cell>
          <table:table-cell office:value-type="float" office:value="154.03" calcext:value-type="float">
            <text:p>154.03</text:p>
          </table:table-cell>
          <table:table-cell office:value-type="float" office:value="217.68" calcext:value-type="float">
            <text:p>217.68</text:p>
          </table:table-cell>
          <table:table-cell office:value-type="float" office:value="140.59" calcext:value-type="float">
            <text:p>140.59</text:p>
          </table:table-cell>
          <table:table-cell office:value-type="float" office:value="217.61" calcext:value-type="float">
            <text:p>217.61</text:p>
          </table:table-cell>
          <table:table-cell office:value-type="float" office:value="131.98" calcext:value-type="float">
            <text:p>131.98</text:p>
          </table:table-cell>
          <table:table-cell office:value-type="float" office:value="161.23" calcext:value-type="float">
            <text:p>161.23</text:p>
          </table:table-cell>
          <table:table-cell office:value-type="float" office:value="189.76" calcext:value-type="float">
            <text:p>189.76</text:p>
          </table:table-cell>
          <table:table-cell office:value-type="float" office:value="209.09" calcext:value-type="float">
            <text:p>209.09</text:p>
          </table:table-cell>
          <table:table-cell office:value-type="float" office:value="150.66" calcext:value-type="float">
            <text:p>150.66</text:p>
          </table:table-cell>
          <table:table-cell office:value-type="float" office:value="152.99" calcext:value-type="float">
            <text:p>152.99</text:p>
          </table:table-cell>
          <table:table-cell office:value-type="float" office:value="325.92" calcext:value-type="float">
            <text:p>325.92</text:p>
          </table:table-cell>
          <table:table-cell office:value-type="float" office:value="239.15" calcext:value-type="float">
            <text:p>239.15</text:p>
          </table:table-cell>
          <table:table-cell office:value-type="float" office:value="188.93" calcext:value-type="float">
            <text:p>188.93</text:p>
          </table:table-cell>
          <table:table-cell office:value-type="float" office:value="215.02" calcext:value-type="float">
            <text:p>215.02</text:p>
          </table:table-cell>
          <table:table-cell office:value-type="float" office:value="171.3" calcext:value-type="float">
            <text:p>171.3</text:p>
          </table:table-cell>
          <table:table-cell/>
        </table:table-row>
        <table:table-row table:style-name="ro1">
          <table:table-cell office:value-type="time" office:time-value="PT19H00M00S" calcext:value-type="time">
            <text:p>19:00</text:p>
          </table:table-cell>
          <table:table-cell table:style-name="ce2" table:formula="of:=AVERAGE([.D21:.AG21])" office:value-type="float" office:value="111.484" calcext:value-type="float">
            <text:p>111.48</text:p>
          </table:table-cell>
          <table:table-cell table:style-name="ce2" table:formula="of:=STDEV([.D21:.AG21])" office:value-type="float" office:value="9.85955430202009" calcext:value-type="float">
            <text:p>9.86</text:p>
          </table:table-cell>
          <table:table-cell office:value-type="float" office:value="107.67" calcext:value-type="float">
            <text:p>107.67</text:p>
          </table:table-cell>
          <table:table-cell office:value-type="float" office:value="111.26" calcext:value-type="float">
            <text:p>111.26</text:p>
          </table:table-cell>
          <table:table-cell office:value-type="float" office:value="108.26" calcext:value-type="float">
            <text:p>108.26</text:p>
          </table:table-cell>
          <table:table-cell office:value-type="float" office:value="104.46" calcext:value-type="float">
            <text:p>104.46</text:p>
          </table:table-cell>
          <table:table-cell office:value-type="float" office:value="109.07" calcext:value-type="float">
            <text:p>109.07</text:p>
          </table:table-cell>
          <table:table-cell office:value-type="float" office:value="148.71" calcext:value-type="float">
            <text:p>148.71</text:p>
          </table:table-cell>
          <table:table-cell office:value-type="float" office:value="115.81" calcext:value-type="float">
            <text:p>115.81</text:p>
          </table:table-cell>
          <table:table-cell office:value-type="float" office:value="109.32" calcext:value-type="float">
            <text:p>109.32</text:p>
          </table:table-cell>
          <table:table-cell office:value-type="float" office:value="107.88" calcext:value-type="float">
            <text:p>107.88</text:p>
          </table:table-cell>
          <table:table-cell office:value-type="float" office:value="108.87" calcext:value-type="float">
            <text:p>108.87</text:p>
          </table:table-cell>
          <table:table-cell office:value-type="float" office:value="108.95" calcext:value-type="float">
            <text:p>108.95</text:p>
          </table:table-cell>
          <table:table-cell office:value-type="float" office:value="124.48" calcext:value-type="float">
            <text:p>124.48</text:p>
          </table:table-cell>
          <table:table-cell office:value-type="float" office:value="116.12" calcext:value-type="float">
            <text:p>116.12</text:p>
          </table:table-cell>
          <table:table-cell office:value-type="float" office:value="108.6" calcext:value-type="float">
            <text:p>108.6</text:p>
          </table:table-cell>
          <table:table-cell office:value-type="float" office:value="107.39" calcext:value-type="float">
            <text:p>107.39</text:p>
          </table:table-cell>
          <table:table-cell office:value-type="float" office:value="107.02" calcext:value-type="float">
            <text:p>107.02</text:p>
          </table:table-cell>
          <table:table-cell office:value-type="float" office:value="112.87" calcext:value-type="float">
            <text:p>112.87</text:p>
          </table:table-cell>
          <table:table-cell office:value-type="float" office:value="107.13" calcext:value-type="float">
            <text:p>107.13</text:p>
          </table:table-cell>
          <table:table-cell office:value-type="float" office:value="110.21" calcext:value-type="float">
            <text:p>110.21</text:p>
          </table:table-cell>
          <table:table-cell office:value-type="float" office:value="103.8" calcext:value-type="float">
            <text:p>103.8</text:p>
          </table:table-cell>
          <table:table-cell office:value-type="float" office:value="108.67" calcext:value-type="float">
            <text:p>108.67</text:p>
          </table:table-cell>
          <table:table-cell office:value-type="float" office:value="105.23" calcext:value-type="float">
            <text:p>105.23</text:p>
          </table:table-cell>
          <table:table-cell office:value-type="float" office:value="106.41" calcext:value-type="float">
            <text:p>106.41</text:p>
          </table:table-cell>
          <table:table-cell office:value-type="float" office:value="107.02" calcext:value-type="float">
            <text:p>107.02</text:p>
          </table:table-cell>
          <table:table-cell office:value-type="float" office:value="109.61" calcext:value-type="float">
            <text:p>109.61</text:p>
          </table:table-cell>
          <table:table-cell office:value-type="float" office:value="140.04" calcext:value-type="float">
            <text:p>140.04</text:p>
          </table:table-cell>
          <table:table-cell office:value-type="float" office:value="109.02" calcext:value-type="float">
            <text:p>109.02</text:p>
          </table:table-cell>
          <table:table-cell office:value-type="float" office:value="108.5" calcext:value-type="float">
            <text:p>108.5</text:p>
          </table:table-cell>
          <table:table-cell office:value-type="float" office:value="105.25" calcext:value-type="float">
            <text:p>105.25</text:p>
          </table:table-cell>
          <table:table-cell office:value-type="float" office:value="106.89" calcext:value-type="float">
            <text:p>106.89</text:p>
          </table:table-cell>
          <table:table-cell/>
        </table:table-row>
        <table:table-row table:style-name="ro1">
          <table:table-cell office:value-type="time" office:time-value="PT20H00M00S" calcext:value-type="time">
            <text:p>20:00</text:p>
          </table:table-cell>
          <table:table-cell table:style-name="ce2" table:formula="of:=AVERAGE([.D22:.AG22])" office:value-type="float" office:value="113.747666666667" calcext:value-type="float">
            <text:p>113.75</text:p>
          </table:table-cell>
          <table:table-cell table:style-name="ce2" table:formula="of:=STDEV([.D22:.AG22])" office:value-type="float" office:value="2.08682679970189" calcext:value-type="float">
            <text:p>2.09</text:p>
          </table:table-cell>
          <table:table-cell office:value-type="float" office:value="117.03" calcext:value-type="float">
            <text:p>117.03</text:p>
          </table:table-cell>
          <table:table-cell office:value-type="float" office:value="108.4" calcext:value-type="float">
            <text:p>108.40</text:p>
          </table:table-cell>
          <table:table-cell office:value-type="float" office:value="115.41" calcext:value-type="float">
            <text:p>115.41</text:p>
          </table:table-cell>
          <table:table-cell office:value-type="float" office:value="112.45" calcext:value-type="float">
            <text:p>112.45</text:p>
          </table:table-cell>
          <table:table-cell office:value-type="float" office:value="114.19" calcext:value-type="float">
            <text:p>114.19</text:p>
          </table:table-cell>
          <table:table-cell office:value-type="float" office:value="112.28" calcext:value-type="float">
            <text:p>112.28</text:p>
          </table:table-cell>
          <table:table-cell office:value-type="float" office:value="113.7" calcext:value-type="float">
            <text:p>113.70</text:p>
          </table:table-cell>
          <table:table-cell office:value-type="float" office:value="116.21" calcext:value-type="float">
            <text:p>116.21</text:p>
          </table:table-cell>
          <table:table-cell office:value-type="float" office:value="118.15" calcext:value-type="float">
            <text:p>118.15</text:p>
          </table:table-cell>
          <table:table-cell office:value-type="float" office:value="114.55" calcext:value-type="float">
            <text:p>114.55</text:p>
          </table:table-cell>
          <table:table-cell office:value-type="float" office:value="115.62" calcext:value-type="float">
            <text:p>115.62</text:p>
          </table:table-cell>
          <table:table-cell office:value-type="float" office:value="111.16" calcext:value-type="float">
            <text:p>111.16</text:p>
          </table:table-cell>
          <table:table-cell office:value-type="float" office:value="113.2" calcext:value-type="float">
            <text:p>113.2</text:p>
          </table:table-cell>
          <table:table-cell office:value-type="float" office:value="115.59" calcext:value-type="float">
            <text:p>115.59</text:p>
          </table:table-cell>
          <table:table-cell office:value-type="float" office:value="110.97" calcext:value-type="float">
            <text:p>110.97</text:p>
          </table:table-cell>
          <table:table-cell office:value-type="float" office:value="114.79" calcext:value-type="float">
            <text:p>114.79</text:p>
          </table:table-cell>
          <table:table-cell office:value-type="float" office:value="111.04" calcext:value-type="float">
            <text:p>111.04</text:p>
          </table:table-cell>
          <table:table-cell office:value-type="float" office:value="112.37" calcext:value-type="float">
            <text:p>112.37</text:p>
          </table:table-cell>
          <table:table-cell office:value-type="float" office:value="112.58" calcext:value-type="float">
            <text:p>112.58</text:p>
          </table:table-cell>
          <table:table-cell office:value-type="float" office:value="113.98" calcext:value-type="float">
            <text:p>113.98</text:p>
          </table:table-cell>
          <table:table-cell office:value-type="float" office:value="116.09" calcext:value-type="float">
            <text:p>116.09</text:p>
          </table:table-cell>
          <table:table-cell office:value-type="float" office:value="113.55" calcext:value-type="float">
            <text:p>113.55</text:p>
          </table:table-cell>
          <table:table-cell office:value-type="float" office:value="114.71" calcext:value-type="float">
            <text:p>114.71</text:p>
          </table:table-cell>
          <table:table-cell office:value-type="float" office:value="112.07" calcext:value-type="float">
            <text:p>112.07</text:p>
          </table:table-cell>
          <table:table-cell office:value-type="float" office:value="115.82" calcext:value-type="float">
            <text:p>115.82</text:p>
          </table:table-cell>
          <table:table-cell office:value-type="float" office:value="112.83" calcext:value-type="float">
            <text:p>112.83</text:p>
          </table:table-cell>
          <table:table-cell office:value-type="float" office:value="112.44" calcext:value-type="float">
            <text:p>112.44</text:p>
          </table:table-cell>
          <table:table-cell office:value-type="float" office:value="115.09" calcext:value-type="float">
            <text:p>115.09</text:p>
          </table:table-cell>
          <table:table-cell office:value-type="float" office:value="112.11" calcext:value-type="float">
            <text:p>112.11</text:p>
          </table:table-cell>
          <table:table-cell office:value-type="float" office:value="114.05" calcext:value-type="float">
            <text:p>114.05</text:p>
          </table:table-cell>
          <table:table-cell/>
        </table:table-row>
        <table:table-row table:style-name="ro1">
          <table:table-cell office:value-type="time" office:time-value="PT21H00M00S" calcext:value-type="time">
            <text:p>21:00</text:p>
          </table:table-cell>
          <table:table-cell table:style-name="ce2" table:formula="of:=AVERAGE([.D23:.AG23])" office:value-type="float" office:value="102.635666666667" calcext:value-type="float">
            <text:p>102.64</text:p>
          </table:table-cell>
          <table:table-cell table:style-name="ce2" table:formula="of:=STDEV([.D23:.AG23])" office:value-type="float" office:value="2.20954462984217" calcext:value-type="float">
            <text:p>2.21</text:p>
          </table:table-cell>
          <table:table-cell office:value-type="float" office:value="99.34" calcext:value-type="float">
            <text:p>99.34</text:p>
          </table:table-cell>
          <table:table-cell office:value-type="float" office:value="101.99" calcext:value-type="float">
            <text:p>101.99</text:p>
          </table:table-cell>
          <table:table-cell office:value-type="float" office:value="104.67" calcext:value-type="float">
            <text:p>104.67</text:p>
          </table:table-cell>
          <table:table-cell office:value-type="float" office:value="102.83" calcext:value-type="float">
            <text:p>102.83</text:p>
          </table:table-cell>
          <table:table-cell office:value-type="float" office:value="102.55" calcext:value-type="float">
            <text:p>102.55</text:p>
          </table:table-cell>
          <table:table-cell office:value-type="float" office:value="101.32" calcext:value-type="float">
            <text:p>101.32</text:p>
          </table:table-cell>
          <table:table-cell office:value-type="float" office:value="97.82" calcext:value-type="float">
            <text:p>97.82</text:p>
          </table:table-cell>
          <table:table-cell office:value-type="float" office:value="105.26" calcext:value-type="float">
            <text:p>105.26</text:p>
          </table:table-cell>
          <table:table-cell office:value-type="float" office:value="104.77" calcext:value-type="float">
            <text:p>104.77</text:p>
          </table:table-cell>
          <table:table-cell office:value-type="float" office:value="99.61" calcext:value-type="float">
            <text:p>99.61</text:p>
          </table:table-cell>
          <table:table-cell office:value-type="float" office:value="102.98" calcext:value-type="float">
            <text:p>102.98</text:p>
          </table:table-cell>
          <table:table-cell office:value-type="float" office:value="101.62" calcext:value-type="float">
            <text:p>101.62</text:p>
          </table:table-cell>
          <table:table-cell office:value-type="float" office:value="103.46" calcext:value-type="float">
            <text:p>103.46</text:p>
          </table:table-cell>
          <table:table-cell office:value-type="float" office:value="104.55" calcext:value-type="float">
            <text:p>104.55</text:p>
          </table:table-cell>
          <table:table-cell office:value-type="float" office:value="100.76" calcext:value-type="float">
            <text:p>100.76</text:p>
          </table:table-cell>
          <table:table-cell office:value-type="float" office:value="100.64" calcext:value-type="float">
            <text:p>100.64</text:p>
          </table:table-cell>
          <table:table-cell office:value-type="float" office:value="103.2" calcext:value-type="float">
            <text:p>103.2</text:p>
          </table:table-cell>
          <table:table-cell office:value-type="float" office:value="105.48" calcext:value-type="float">
            <text:p>105.48</text:p>
          </table:table-cell>
          <table:table-cell office:value-type="float" office:value="107.16" calcext:value-type="float">
            <text:p>107.16</text:p>
          </table:table-cell>
          <table:table-cell office:value-type="float" office:value="104.89" calcext:value-type="float">
            <text:p>104.89</text:p>
          </table:table-cell>
          <table:table-cell office:value-type="float" office:value="100.88" calcext:value-type="float">
            <text:p>100.88</text:p>
          </table:table-cell>
          <table:table-cell office:value-type="float" office:value="102.16" calcext:value-type="float">
            <text:p>102.16</text:p>
          </table:table-cell>
          <table:table-cell office:value-type="float" office:value="102.89" calcext:value-type="float">
            <text:p>102.89</text:p>
          </table:table-cell>
          <table:table-cell office:value-type="float" office:value="102.39" calcext:value-type="float">
            <text:p>102.39</text:p>
          </table:table-cell>
          <table:table-cell office:value-type="float" office:value="102.17" calcext:value-type="float">
            <text:p>102.17</text:p>
          </table:table-cell>
          <table:table-cell office:value-type="float" office:value="105.03" calcext:value-type="float">
            <text:p>105.03</text:p>
          </table:table-cell>
          <table:table-cell office:value-type="float" office:value="101.93" calcext:value-type="float">
            <text:p>101.93</text:p>
          </table:table-cell>
          <table:table-cell office:value-type="float" office:value="102.58" calcext:value-type="float">
            <text:p>102.58</text:p>
          </table:table-cell>
          <table:table-cell office:value-type="float" office:value="105.47" calcext:value-type="float">
            <text:p>105.47</text:p>
          </table:table-cell>
          <table:table-cell office:value-type="float" office:value="98.67" calcext:value-type="float">
            <text:p>98.67</text:p>
          </table:table-cell>
          <table:table-cell/>
        </table:table-row>
        <table:table-row table:style-name="ro1">
          <table:table-cell office:value-type="time" office:time-value="PT22H00M00S" calcext:value-type="time">
            <text:p>22:00</text:p>
          </table:table-cell>
          <table:table-cell table:style-name="ce2" table:formula="of:=AVERAGE([.D24:.AG24])" office:value-type="float" office:value="100.434666666667" calcext:value-type="float">
            <text:p>100.43</text:p>
          </table:table-cell>
          <table:table-cell table:style-name="ce2" table:formula="of:=STDEV([.D24:.AG24])" office:value-type="float" office:value="1.58042930294563" calcext:value-type="float">
            <text:p>1.58</text:p>
          </table:table-cell>
          <table:table-cell office:value-type="float" office:value="101.48" calcext:value-type="float">
            <text:p>101.48</text:p>
          </table:table-cell>
          <table:table-cell office:value-type="float" office:value="99.26" calcext:value-type="float">
            <text:p>99.26</text:p>
          </table:table-cell>
          <table:table-cell office:value-type="float" office:value="100.4" calcext:value-type="float">
            <text:p>100.40</text:p>
          </table:table-cell>
          <table:table-cell office:value-type="float" office:value="102.44" calcext:value-type="float">
            <text:p>102.44</text:p>
          </table:table-cell>
          <table:table-cell office:value-type="float" office:value="99.22" calcext:value-type="float">
            <text:p>99.22</text:p>
          </table:table-cell>
          <table:table-cell office:value-type="float" office:value="101.2" calcext:value-type="float">
            <text:p>101.20</text:p>
          </table:table-cell>
          <table:table-cell office:value-type="float" office:value="102.44" calcext:value-type="float">
            <text:p>102.44</text:p>
          </table:table-cell>
          <table:table-cell office:value-type="float" office:value="102.55" calcext:value-type="float">
            <text:p>102.55</text:p>
          </table:table-cell>
          <table:table-cell office:value-type="float" office:value="100.84" calcext:value-type="float">
            <text:p>100.84</text:p>
          </table:table-cell>
          <table:table-cell office:value-type="float" office:value="99.64" calcext:value-type="float">
            <text:p>99.64</text:p>
          </table:table-cell>
          <table:table-cell office:value-type="float" office:value="99.42" calcext:value-type="float">
            <text:p>99.42</text:p>
          </table:table-cell>
          <table:table-cell office:value-type="float" office:value="96.3" calcext:value-type="float">
            <text:p>96.3</text:p>
          </table:table-cell>
          <table:table-cell office:value-type="float" office:value="100.1" calcext:value-type="float">
            <text:p>100.1</text:p>
          </table:table-cell>
          <table:table-cell office:value-type="float" office:value="101.42" calcext:value-type="float">
            <text:p>101.42</text:p>
          </table:table-cell>
          <table:table-cell office:value-type="float" office:value="100.66" calcext:value-type="float">
            <text:p>100.66</text:p>
          </table:table-cell>
          <table:table-cell office:value-type="float" office:value="100.07" calcext:value-type="float">
            <text:p>100.07</text:p>
          </table:table-cell>
          <table:table-cell office:value-type="float" office:value="101.77" calcext:value-type="float">
            <text:p>101.77</text:p>
          </table:table-cell>
          <table:table-cell office:value-type="float" office:value="101.46" calcext:value-type="float">
            <text:p>101.46</text:p>
          </table:table-cell>
          <table:table-cell office:value-type="float" office:value="100.36" calcext:value-type="float">
            <text:p>100.36</text:p>
          </table:table-cell>
          <table:table-cell office:value-type="float" office:value="101.49" calcext:value-type="float">
            <text:p>101.49</text:p>
          </table:table-cell>
          <table:table-cell office:value-type="float" office:value="99.99" calcext:value-type="float">
            <text:p>99.99</text:p>
          </table:table-cell>
          <table:table-cell office:value-type="float" office:value="102.32" calcext:value-type="float">
            <text:p>102.32</text:p>
          </table:table-cell>
          <table:table-cell office:value-type="float" office:value="102.23" calcext:value-type="float">
            <text:p>102.23</text:p>
          </table:table-cell>
          <table:table-cell office:value-type="float" office:value="100.73" calcext:value-type="float">
            <text:p>100.73</text:p>
          </table:table-cell>
          <table:table-cell office:value-type="float" office:value="96.55" calcext:value-type="float">
            <text:p>96.55</text:p>
          </table:table-cell>
          <table:table-cell office:value-type="float" office:value="101.29" calcext:value-type="float">
            <text:p>101.29</text:p>
          </table:table-cell>
          <table:table-cell office:value-type="float" office:value="100.22" calcext:value-type="float">
            <text:p>100.22</text:p>
          </table:table-cell>
          <table:table-cell office:value-type="float" office:value="100.38" calcext:value-type="float">
            <text:p>100.38</text:p>
          </table:table-cell>
          <table:table-cell office:value-type="float" office:value="98.22" calcext:value-type="float">
            <text:p>98.22</text:p>
          </table:table-cell>
          <table:table-cell office:value-type="float" office:value="98.59" calcext:value-type="float">
            <text:p>98.59</text:p>
          </table:table-cell>
          <table:table-cell/>
        </table:table-row>
        <table:table-row table:style-name="ro1">
          <table:table-cell office:value-type="time" office:time-value="PT23H00M00S" calcext:value-type="time">
            <text:p>23:00</text:p>
          </table:table-cell>
          <table:table-cell table:style-name="ce2" table:formula="of:=AVERAGE([.D25:.AG25])" office:value-type="float" office:value="90.0416666666667" calcext:value-type="float">
            <text:p>90.04</text:p>
          </table:table-cell>
          <table:table-cell table:style-name="ce2" table:formula="of:=STDEV([.D25:.AG25])" office:value-type="float" office:value="2.69660972760029" calcext:value-type="float">
            <text:p>2.70</text:p>
          </table:table-cell>
          <table:table-cell office:value-type="float" office:value="93.36" calcext:value-type="float">
            <text:p>93.36</text:p>
          </table:table-cell>
          <table:table-cell office:value-type="float" office:value="93.33" calcext:value-type="float">
            <text:p>93.33</text:p>
          </table:table-cell>
          <table:table-cell office:value-type="float" office:value="91.53" calcext:value-type="float">
            <text:p>91.53</text:p>
          </table:table-cell>
          <table:table-cell office:value-type="float" office:value="85.51" calcext:value-type="float">
            <text:p>85.51</text:p>
          </table:table-cell>
          <table:table-cell office:value-type="float" office:value="88.33" calcext:value-type="float">
            <text:p>88.33</text:p>
          </table:table-cell>
          <table:table-cell office:value-type="float" office:value="89.81" calcext:value-type="float">
            <text:p>89.81</text:p>
          </table:table-cell>
          <table:table-cell office:value-type="float" office:value="90.82" calcext:value-type="float">
            <text:p>90.82</text:p>
          </table:table-cell>
          <table:table-cell office:value-type="float" office:value="92.74" calcext:value-type="float">
            <text:p>92.74</text:p>
          </table:table-cell>
          <table:table-cell office:value-type="float" office:value="89.41" calcext:value-type="float">
            <text:p>89.41</text:p>
          </table:table-cell>
          <table:table-cell office:value-type="float" office:value="88.72" calcext:value-type="float">
            <text:p>88.72</text:p>
          </table:table-cell>
          <table:table-cell office:value-type="float" office:value="96.99" calcext:value-type="float">
            <text:p>96.99</text:p>
          </table:table-cell>
          <table:table-cell office:value-type="float" office:value="91.89" calcext:value-type="float">
            <text:p>91.89</text:p>
          </table:table-cell>
          <table:table-cell office:value-type="float" office:value="93.59" calcext:value-type="float">
            <text:p>93.59</text:p>
          </table:table-cell>
          <table:table-cell office:value-type="float" office:value="90.15" calcext:value-type="float">
            <text:p>90.15</text:p>
          </table:table-cell>
          <table:table-cell office:value-type="float" office:value="86.99" calcext:value-type="float">
            <text:p>86.99</text:p>
          </table:table-cell>
          <table:table-cell office:value-type="float" office:value="86.17" calcext:value-type="float">
            <text:p>86.17</text:p>
          </table:table-cell>
          <table:table-cell office:value-type="float" office:value="88.99" calcext:value-type="float">
            <text:p>88.99</text:p>
          </table:table-cell>
          <table:table-cell office:value-type="float" office:value="94.09" calcext:value-type="float">
            <text:p>94.09</text:p>
          </table:table-cell>
          <table:table-cell office:value-type="float" office:value="88.54" calcext:value-type="float">
            <text:p>88.54</text:p>
          </table:table-cell>
          <table:table-cell office:value-type="float" office:value="88.38" calcext:value-type="float">
            <text:p>88.38</text:p>
          </table:table-cell>
          <table:table-cell office:value-type="float" office:value="91.06" calcext:value-type="float">
            <text:p>91.06</text:p>
          </table:table-cell>
          <table:table-cell office:value-type="float" office:value="90.14" calcext:value-type="float">
            <text:p>90.14</text:p>
          </table:table-cell>
          <table:table-cell office:value-type="float" office:value="88.96" calcext:value-type="float">
            <text:p>88.96</text:p>
          </table:table-cell>
          <table:table-cell office:value-type="float" office:value="86.98" calcext:value-type="float">
            <text:p>86.98</text:p>
          </table:table-cell>
          <table:table-cell office:value-type="float" office:value="86.26" calcext:value-type="float">
            <text:p>86.26</text:p>
          </table:table-cell>
          <table:table-cell office:value-type="float" office:value="90.68" calcext:value-type="float">
            <text:p>90.68</text:p>
          </table:table-cell>
          <table:table-cell office:value-type="float" office:value="92.16" calcext:value-type="float">
            <text:p>92.16</text:p>
          </table:table-cell>
          <table:table-cell office:value-type="float" office:value="87.01" calcext:value-type="float">
            <text:p>87.01</text:p>
          </table:table-cell>
          <table:table-cell office:value-type="float" office:value="90.1" calcext:value-type="float">
            <text:p>90.1</text:p>
          </table:table-cell>
          <table:table-cell office:value-type="float" office:value="88.56" calcext:value-type="float">
            <text:p>88.56</text:p>
          </table:table-cell>
          <table:table-cell/>
        </table:table-row>
        <table:table-row table:style-name="ro1" table:number-rows-repeated="71">
          <table:table-cell/>
          <table:table-cell table:style-name="ce2" table:number-columns-repeated="2"/>
          <table:table-cell table:number-columns-repeated="31"/>
        </table:table-row>
        <table:table-row table:style-name="ro1" table:number-rows-repeated="1048479">
          <table:table-cell table:number-columns-repeated="34"/>
        </table:table-row>
        <table:table-row table:style-name="ro1">
          <table:table-cell table:number-columns-repeated="34"/>
        </table:table-row>
      </table:table>
      <table:table table:name="10p_scenario1_max" table:style-name="ta1">
        <table:table-column table:style-name="co1" table:default-cell-style-name="ce1"/>
        <table:table-column table:style-name="co1" table:number-columns-repeated="2" table:default-cell-style-name="Default"/>
        <table:table-column table:style-name="co2" table:number-columns-repeated="10" table:default-cell-style-name="ce3"/>
        <table:table-column table:style-name="co2" table:number-columns-repeated="20" table:default-cell-style-name="ce4"/>
        <table:table-column table:style-name="co3" table:default-cell-style-name="Default"/>
        <table:table-row table:style-name="ro1">
          <table:table-cell/>
          <table:table-cell office:value-type="string" calcext:value-type="string">
            <text:p>Moyenne</text:p>
          </table:table-cell>
          <table:table-cell office:value-type="string" calcext:value-type="string">
            <text:p>Ecart-type</text:p>
          </table:table-cell>
          <table:table-cell table:number-columns-repeated="31"/>
        </table:table-row>
        <table:table-row table:style-name="ro1">
          <table:table-cell office:value-type="time" office:time-value="PT00H00M00S" calcext:value-type="time">
            <text:p>00:00</text:p>
          </table:table-cell>
          <table:table-cell table:style-name="ce2" table:formula="of:=AVERAGE([.D2:.AG2])" office:value-type="float" office:value="99.5856666666667" calcext:value-type="float">
            <text:p>99.59</text:p>
          </table:table-cell>
          <table:table-cell table:style-name="ce2" table:formula="of:=STDEV([.D2:.AG2])" office:value-type="float" office:value="3.0692644107324" calcext:value-type="float">
            <text:p>3.07</text:p>
          </table:table-cell>
          <table:table-cell office:value-type="float" office:value="101.69" calcext:value-type="float">
            <text:p>101.69</text:p>
          </table:table-cell>
          <table:table-cell office:value-type="float" office:value="106.37" calcext:value-type="float">
            <text:p>106.37</text:p>
          </table:table-cell>
          <table:table-cell office:value-type="float" office:value="96.23" calcext:value-type="float">
            <text:p>96.23</text:p>
          </table:table-cell>
          <table:table-cell office:value-type="float" office:value="100.37" calcext:value-type="float">
            <text:p>100.37</text:p>
          </table:table-cell>
          <table:table-cell office:value-type="float" office:value="100.17" calcext:value-type="float">
            <text:p>100.17</text:p>
          </table:table-cell>
          <table:table-cell office:value-type="float" office:value="96.85" calcext:value-type="float">
            <text:p>96.85</text:p>
          </table:table-cell>
          <table:table-cell office:value-type="float" office:value="97.22" calcext:value-type="float">
            <text:p>97.22</text:p>
          </table:table-cell>
          <table:table-cell office:value-type="float" office:value="98.86" calcext:value-type="float">
            <text:p>98.86</text:p>
          </table:table-cell>
          <table:table-cell office:value-type="float" office:value="99.46" calcext:value-type="float">
            <text:p>99.46</text:p>
          </table:table-cell>
          <table:table-cell office:value-type="float" office:value="99.31" calcext:value-type="float">
            <text:p>99.31</text:p>
          </table:table-cell>
          <table:table-cell office:value-type="float" office:value="100.37" calcext:value-type="float">
            <text:p>100.37</text:p>
          </table:table-cell>
          <table:table-cell office:value-type="float" office:value="100.81" calcext:value-type="float">
            <text:p>100.81</text:p>
          </table:table-cell>
          <table:table-cell office:value-type="float" office:value="105.2" calcext:value-type="float">
            <text:p>105.2</text:p>
          </table:table-cell>
          <table:table-cell office:value-type="float" office:value="96.51" calcext:value-type="float">
            <text:p>96.51</text:p>
          </table:table-cell>
          <table:table-cell office:value-type="float" office:value="98.68" calcext:value-type="float">
            <text:p>98.68</text:p>
          </table:table-cell>
          <table:table-cell office:value-type="float" office:value="96.25" calcext:value-type="float">
            <text:p>96.25</text:p>
          </table:table-cell>
          <table:table-cell office:value-type="float" office:value="100.64" calcext:value-type="float">
            <text:p>100.64</text:p>
          </table:table-cell>
          <table:table-cell office:value-type="float" office:value="104.39" calcext:value-type="float">
            <text:p>104.39</text:p>
          </table:table-cell>
          <table:table-cell office:value-type="float" office:value="105.98" calcext:value-type="float">
            <text:p>105.98</text:p>
          </table:table-cell>
          <table:table-cell office:value-type="float" office:value="93.6" calcext:value-type="float">
            <text:p>93.6</text:p>
          </table:table-cell>
          <table:table-cell office:value-type="float" office:value="101.63" calcext:value-type="float">
            <text:p>101.63</text:p>
          </table:table-cell>
          <table:table-cell office:value-type="float" office:value="100.19" calcext:value-type="float">
            <text:p>100.19</text:p>
          </table:table-cell>
          <table:table-cell office:value-type="float" office:value="100.41" calcext:value-type="float">
            <text:p>100.41</text:p>
          </table:table-cell>
          <table:table-cell office:value-type="float" office:value="96.9" calcext:value-type="float">
            <text:p>96.9</text:p>
          </table:table-cell>
          <table:table-cell office:value-type="float" office:value="95.48" calcext:value-type="float">
            <text:p>95.48</text:p>
          </table:table-cell>
          <table:table-cell office:value-type="float" office:value="100.66" calcext:value-type="float">
            <text:p>100.66</text:p>
          </table:table-cell>
          <table:table-cell office:value-type="float" office:value="98.81" calcext:value-type="float">
            <text:p>98.81</text:p>
          </table:table-cell>
          <table:table-cell office:value-type="float" office:value="98.04" calcext:value-type="float">
            <text:p>98.04</text:p>
          </table:table-cell>
          <table:table-cell office:value-type="float" office:value="96.86" calcext:value-type="float">
            <text:p>96.86</text:p>
          </table:table-cell>
          <table:table-cell office:value-type="float" office:value="99.63" calcext:value-type="float">
            <text:p>99.63</text:p>
          </table:table-cell>
          <table:table-cell/>
        </table:table-row>
        <table:table-row table:style-name="ro1">
          <table:table-cell office:value-type="time" office:time-value="PT01H00M00S" calcext:value-type="time">
            <text:p>01:00</text:p>
          </table:table-cell>
          <table:table-cell table:style-name="ce2" table:formula="of:=AVERAGE([.D3:.AG3])" office:value-type="float" office:value="99.5063333333333" calcext:value-type="float">
            <text:p>99.51</text:p>
          </table:table-cell>
          <table:table-cell table:style-name="ce2" table:formula="of:=STDEV([.D3:.AG3])" office:value-type="float" office:value="4.33126602765275" calcext:value-type="float">
            <text:p>4.33</text:p>
          </table:table-cell>
          <table:table-cell office:value-type="float" office:value="92.01" calcext:value-type="float">
            <text:p>92.01</text:p>
          </table:table-cell>
          <table:table-cell office:value-type="float" office:value="98.7" calcext:value-type="float">
            <text:p>98.70</text:p>
          </table:table-cell>
          <table:table-cell office:value-type="float" office:value="99.91" calcext:value-type="float">
            <text:p>99.91</text:p>
          </table:table-cell>
          <table:table-cell office:value-type="float" office:value="104.08" calcext:value-type="float">
            <text:p>104.08</text:p>
          </table:table-cell>
          <table:table-cell office:value-type="float" office:value="98.19" calcext:value-type="float">
            <text:p>98.19</text:p>
          </table:table-cell>
          <table:table-cell office:value-type="float" office:value="98.69" calcext:value-type="float">
            <text:p>98.69</text:p>
          </table:table-cell>
          <table:table-cell office:value-type="float" office:value="98.94" calcext:value-type="float">
            <text:p>98.94</text:p>
          </table:table-cell>
          <table:table-cell office:value-type="float" office:value="106.36" calcext:value-type="float">
            <text:p>106.36</text:p>
          </table:table-cell>
          <table:table-cell office:value-type="float" office:value="100.11" calcext:value-type="float">
            <text:p>100.11</text:p>
          </table:table-cell>
          <table:table-cell office:value-type="float" office:value="98.01" calcext:value-type="float">
            <text:p>98.01</text:p>
          </table:table-cell>
          <table:table-cell office:value-type="float" office:value="95.98" calcext:value-type="float">
            <text:p>95.98</text:p>
          </table:table-cell>
          <table:table-cell office:value-type="float" office:value="94.64" calcext:value-type="float">
            <text:p>94.64</text:p>
          </table:table-cell>
          <table:table-cell office:value-type="float" office:value="94.08" calcext:value-type="float">
            <text:p>94.08</text:p>
          </table:table-cell>
          <table:table-cell office:value-type="float" office:value="106.28" calcext:value-type="float">
            <text:p>106.28</text:p>
          </table:table-cell>
          <table:table-cell office:value-type="float" office:value="97.66" calcext:value-type="float">
            <text:p>97.66</text:p>
          </table:table-cell>
          <table:table-cell office:value-type="float" office:value="103.8" calcext:value-type="float">
            <text:p>103.8</text:p>
          </table:table-cell>
          <table:table-cell office:value-type="float" office:value="95.7" calcext:value-type="float">
            <text:p>95.7</text:p>
          </table:table-cell>
          <table:table-cell office:value-type="float" office:value="102.72" calcext:value-type="float">
            <text:p>102.72</text:p>
          </table:table-cell>
          <table:table-cell office:value-type="float" office:value="96.63" calcext:value-type="float">
            <text:p>96.63</text:p>
          </table:table-cell>
          <table:table-cell office:value-type="float" office:value="97.35" calcext:value-type="float">
            <text:p>97.35</text:p>
          </table:table-cell>
          <table:table-cell office:value-type="float" office:value="103.01" calcext:value-type="float">
            <text:p>103.01</text:p>
          </table:table-cell>
          <table:table-cell office:value-type="float" office:value="88.4" calcext:value-type="float">
            <text:p>88.4</text:p>
          </table:table-cell>
          <table:table-cell office:value-type="float" office:value="102.69" calcext:value-type="float">
            <text:p>102.69</text:p>
          </table:table-cell>
          <table:table-cell office:value-type="float" office:value="105.02" calcext:value-type="float">
            <text:p>105.02</text:p>
          </table:table-cell>
          <table:table-cell office:value-type="float" office:value="96.59" calcext:value-type="float">
            <text:p>96.59</text:p>
          </table:table-cell>
          <table:table-cell office:value-type="float" office:value="101.81" calcext:value-type="float">
            <text:p>101.81</text:p>
          </table:table-cell>
          <table:table-cell office:value-type="float" office:value="101.61" calcext:value-type="float">
            <text:p>101.61</text:p>
          </table:table-cell>
          <table:table-cell office:value-type="float" office:value="106.44" calcext:value-type="float">
            <text:p>106.44</text:p>
          </table:table-cell>
          <table:table-cell office:value-type="float" office:value="99.8" calcext:value-type="float">
            <text:p>99.8</text:p>
          </table:table-cell>
          <table:table-cell office:value-type="float" office:value="99.98" calcext:value-type="float">
            <text:p>99.98</text:p>
          </table:table-cell>
          <table:table-cell/>
        </table:table-row>
        <table:table-row table:style-name="ro1">
          <table:table-cell office:value-type="time" office:time-value="PT02H00M00S" calcext:value-type="time">
            <text:p>02:00</text:p>
          </table:table-cell>
          <table:table-cell table:style-name="ce2" table:formula="of:=AVERAGE([.D4:.AG4])" office:value-type="float" office:value="98.5136666666667" calcext:value-type="float">
            <text:p>98.51</text:p>
          </table:table-cell>
          <table:table-cell table:style-name="ce2" table:formula="of:=STDEV([.D4:.AG4])" office:value-type="float" office:value="6.09843138866863" calcext:value-type="float">
            <text:p>6.10</text:p>
          </table:table-cell>
          <table:table-cell office:value-type="float" office:value="91.57" calcext:value-type="float">
            <text:p>91.57</text:p>
          </table:table-cell>
          <table:table-cell office:value-type="float" office:value="100.61" calcext:value-type="float">
            <text:p>100.61</text:p>
          </table:table-cell>
          <table:table-cell office:value-type="float" office:value="104.14" calcext:value-type="float">
            <text:p>104.14</text:p>
          </table:table-cell>
          <table:table-cell office:value-type="float" office:value="98.05" calcext:value-type="float">
            <text:p>98.05</text:p>
          </table:table-cell>
          <table:table-cell office:value-type="float" office:value="110.87" calcext:value-type="float">
            <text:p>110.87</text:p>
          </table:table-cell>
          <table:table-cell office:value-type="float" office:value="99.56" calcext:value-type="float">
            <text:p>99.56</text:p>
          </table:table-cell>
          <table:table-cell office:value-type="float" office:value="95.88" calcext:value-type="float">
            <text:p>95.88</text:p>
          </table:table-cell>
          <table:table-cell office:value-type="float" office:value="90.95" calcext:value-type="float">
            <text:p>90.95</text:p>
          </table:table-cell>
          <table:table-cell office:value-type="float" office:value="107.58" calcext:value-type="float">
            <text:p>107.58</text:p>
          </table:table-cell>
          <table:table-cell office:value-type="float" office:value="91.47" calcext:value-type="float">
            <text:p>91.47</text:p>
          </table:table-cell>
          <table:table-cell office:value-type="float" office:value="94.31" calcext:value-type="float">
            <text:p>94.31</text:p>
          </table:table-cell>
          <table:table-cell office:value-type="float" office:value="101.88" calcext:value-type="float">
            <text:p>101.88</text:p>
          </table:table-cell>
          <table:table-cell office:value-type="float" office:value="100.23" calcext:value-type="float">
            <text:p>100.23</text:p>
          </table:table-cell>
          <table:table-cell office:value-type="float" office:value="91.54" calcext:value-type="float">
            <text:p>91.54</text:p>
          </table:table-cell>
          <table:table-cell office:value-type="float" office:value="108.95" calcext:value-type="float">
            <text:p>108.95</text:p>
          </table:table-cell>
          <table:table-cell office:value-type="float" office:value="107.88" calcext:value-type="float">
            <text:p>107.88</text:p>
          </table:table-cell>
          <table:table-cell office:value-type="float" office:value="101.07" calcext:value-type="float">
            <text:p>101.07</text:p>
          </table:table-cell>
          <table:table-cell office:value-type="float" office:value="95.17" calcext:value-type="float">
            <text:p>95.17</text:p>
          </table:table-cell>
          <table:table-cell office:value-type="float" office:value="98.68" calcext:value-type="float">
            <text:p>98.68</text:p>
          </table:table-cell>
          <table:table-cell office:value-type="float" office:value="92.21" calcext:value-type="float">
            <text:p>92.21</text:p>
          </table:table-cell>
          <table:table-cell office:value-type="float" office:value="95.56" calcext:value-type="float">
            <text:p>95.56</text:p>
          </table:table-cell>
          <table:table-cell office:value-type="float" office:value="104.08" calcext:value-type="float">
            <text:p>104.08</text:p>
          </table:table-cell>
          <table:table-cell office:value-type="float" office:value="93.54" calcext:value-type="float">
            <text:p>93.54</text:p>
          </table:table-cell>
          <table:table-cell office:value-type="float" office:value="96.41" calcext:value-type="float">
            <text:p>96.41</text:p>
          </table:table-cell>
          <table:table-cell office:value-type="float" office:value="95.47" calcext:value-type="float">
            <text:p>95.47</text:p>
          </table:table-cell>
          <table:table-cell office:value-type="float" office:value="97.22" calcext:value-type="float">
            <text:p>97.22</text:p>
          </table:table-cell>
          <table:table-cell office:value-type="float" office:value="95.93" calcext:value-type="float">
            <text:p>95.93</text:p>
          </table:table-cell>
          <table:table-cell office:value-type="float" office:value="101.38" calcext:value-type="float">
            <text:p>101.38</text:p>
          </table:table-cell>
          <table:table-cell office:value-type="float" office:value="86.42" calcext:value-type="float">
            <text:p>86.42</text:p>
          </table:table-cell>
          <table:table-cell office:value-type="float" office:value="106.8" calcext:value-type="float">
            <text:p>106.8</text:p>
          </table:table-cell>
          <table:table-cell/>
        </table:table-row>
        <table:table-row table:style-name="ro1">
          <table:table-cell office:value-type="time" office:time-value="PT03H00M00S" calcext:value-type="time">
            <text:p>03:00</text:p>
          </table:table-cell>
          <table:table-cell table:style-name="ce2" table:formula="of:=AVERAGE([.D5:.AG5])" office:value-type="float" office:value="102.585" calcext:value-type="float">
            <text:p>102.59</text:p>
          </table:table-cell>
          <table:table-cell table:style-name="ce2" table:formula="of:=STDEV([.D5:.AG5])" office:value-type="float" office:value="5.1221242562585" calcext:value-type="float">
            <text:p>5.12</text:p>
          </table:table-cell>
          <table:table-cell office:value-type="float" office:value="99.79" calcext:value-type="float">
            <text:p>99.79</text:p>
          </table:table-cell>
          <table:table-cell office:value-type="float" office:value="101.14" calcext:value-type="float">
            <text:p>101.14</text:p>
          </table:table-cell>
          <table:table-cell office:value-type="float" office:value="102.29" calcext:value-type="float">
            <text:p>102.29</text:p>
          </table:table-cell>
          <table:table-cell office:value-type="float" office:value="107.72" calcext:value-type="float">
            <text:p>107.72</text:p>
          </table:table-cell>
          <table:table-cell office:value-type="float" office:value="102.77" calcext:value-type="float">
            <text:p>102.77</text:p>
          </table:table-cell>
          <table:table-cell office:value-type="float" office:value="100.74" calcext:value-type="float">
            <text:p>100.74</text:p>
          </table:table-cell>
          <table:table-cell office:value-type="float" office:value="102.48" calcext:value-type="float">
            <text:p>102.48</text:p>
          </table:table-cell>
          <table:table-cell office:value-type="float" office:value="95.01" calcext:value-type="float">
            <text:p>95.01</text:p>
          </table:table-cell>
          <table:table-cell office:value-type="float" office:value="102.48" calcext:value-type="float">
            <text:p>102.48</text:p>
          </table:table-cell>
          <table:table-cell office:value-type="float" office:value="97.09" calcext:value-type="float">
            <text:p>97.09</text:p>
          </table:table-cell>
          <table:table-cell office:value-type="float" office:value="103.48" calcext:value-type="float">
            <text:p>103.48</text:p>
          </table:table-cell>
          <table:table-cell office:value-type="float" office:value="111.26" calcext:value-type="float">
            <text:p>111.26</text:p>
          </table:table-cell>
          <table:table-cell office:value-type="float" office:value="108.22" calcext:value-type="float">
            <text:p>108.22</text:p>
          </table:table-cell>
          <table:table-cell office:value-type="float" office:value="102.5" calcext:value-type="float">
            <text:p>102.5</text:p>
          </table:table-cell>
          <table:table-cell office:value-type="float" office:value="94.84" calcext:value-type="float">
            <text:p>94.84</text:p>
          </table:table-cell>
          <table:table-cell office:value-type="float" office:value="98.3" calcext:value-type="float">
            <text:p>98.3</text:p>
          </table:table-cell>
          <table:table-cell office:value-type="float" office:value="101.16" calcext:value-type="float">
            <text:p>101.16</text:p>
          </table:table-cell>
          <table:table-cell office:value-type="float" office:value="97.64" calcext:value-type="float">
            <text:p>97.64</text:p>
          </table:table-cell>
          <table:table-cell office:value-type="float" office:value="104.91" calcext:value-type="float">
            <text:p>104.91</text:p>
          </table:table-cell>
          <table:table-cell office:value-type="float" office:value="110.27" calcext:value-type="float">
            <text:p>110.27</text:p>
          </table:table-cell>
          <table:table-cell office:value-type="float" office:value="93.89" calcext:value-type="float">
            <text:p>93.89</text:p>
          </table:table-cell>
          <table:table-cell office:value-type="float" office:value="100.67" calcext:value-type="float">
            <text:p>100.67</text:p>
          </table:table-cell>
          <table:table-cell office:value-type="float" office:value="106.4" calcext:value-type="float">
            <text:p>106.4</text:p>
          </table:table-cell>
          <table:table-cell office:value-type="float" office:value="100.79" calcext:value-type="float">
            <text:p>100.79</text:p>
          </table:table-cell>
          <table:table-cell office:value-type="float" office:value="106.21" calcext:value-type="float">
            <text:p>106.21</text:p>
          </table:table-cell>
          <table:table-cell office:value-type="float" office:value="99.32" calcext:value-type="float">
            <text:p>99.32</text:p>
          </table:table-cell>
          <table:table-cell office:value-type="float" office:value="115.02" calcext:value-type="float">
            <text:p>115.02</text:p>
          </table:table-cell>
          <table:table-cell office:value-type="float" office:value="103.73" calcext:value-type="float">
            <text:p>103.73</text:p>
          </table:table-cell>
          <table:table-cell office:value-type="float" office:value="97.51" calcext:value-type="float">
            <text:p>97.51</text:p>
          </table:table-cell>
          <table:table-cell office:value-type="float" office:value="109.92" calcext:value-type="float">
            <text:p>109.92</text:p>
          </table:table-cell>
          <table:table-cell/>
        </table:table-row>
        <table:table-row table:style-name="ro1">
          <table:table-cell office:value-type="time" office:time-value="PT04H00M00S" calcext:value-type="time">
            <text:p>04:00</text:p>
          </table:table-cell>
          <table:table-cell table:style-name="ce2" table:formula="of:=AVERAGE([.D6:.AG6])" office:value-type="float" office:value="119.115" calcext:value-type="float">
            <text:p>119.12</text:p>
          </table:table-cell>
          <table:table-cell table:style-name="ce2" table:formula="of:=STDEV([.D6:.AG6])" office:value-type="float" office:value="4.44850827380022" calcext:value-type="float">
            <text:p>4.45</text:p>
          </table:table-cell>
          <table:table-cell office:value-type="float" office:value="120.13" calcext:value-type="float">
            <text:p>120.13</text:p>
          </table:table-cell>
          <table:table-cell office:value-type="float" office:value="116.45" calcext:value-type="float">
            <text:p>116.45</text:p>
          </table:table-cell>
          <table:table-cell office:value-type="float" office:value="115.42" calcext:value-type="float">
            <text:p>115.42</text:p>
          </table:table-cell>
          <table:table-cell office:value-type="float" office:value="127.55" calcext:value-type="float">
            <text:p>127.55</text:p>
          </table:table-cell>
          <table:table-cell office:value-type="float" office:value="113.25" calcext:value-type="float">
            <text:p>113.25</text:p>
          </table:table-cell>
          <table:table-cell office:value-type="float" office:value="115.19" calcext:value-type="float">
            <text:p>115.19</text:p>
          </table:table-cell>
          <table:table-cell office:value-type="float" office:value="115.08" calcext:value-type="float">
            <text:p>115.08</text:p>
          </table:table-cell>
          <table:table-cell office:value-type="float" office:value="114.27" calcext:value-type="float">
            <text:p>114.27</text:p>
          </table:table-cell>
          <table:table-cell office:value-type="float" office:value="111.79" calcext:value-type="float">
            <text:p>111.79</text:p>
          </table:table-cell>
          <table:table-cell office:value-type="float" office:value="120.06" calcext:value-type="float">
            <text:p>120.06</text:p>
          </table:table-cell>
          <table:table-cell office:value-type="float" office:value="116.96" calcext:value-type="float">
            <text:p>116.96</text:p>
          </table:table-cell>
          <table:table-cell office:value-type="float" office:value="119.44" calcext:value-type="float">
            <text:p>119.44</text:p>
          </table:table-cell>
          <table:table-cell office:value-type="float" office:value="119.8" calcext:value-type="float">
            <text:p>119.8</text:p>
          </table:table-cell>
          <table:table-cell office:value-type="float" office:value="119.1" calcext:value-type="float">
            <text:p>119.1</text:p>
          </table:table-cell>
          <table:table-cell office:value-type="float" office:value="122.91" calcext:value-type="float">
            <text:p>122.91</text:p>
          </table:table-cell>
          <table:table-cell office:value-type="float" office:value="114.34" calcext:value-type="float">
            <text:p>114.34</text:p>
          </table:table-cell>
          <table:table-cell office:value-type="float" office:value="122.74" calcext:value-type="float">
            <text:p>122.74</text:p>
          </table:table-cell>
          <table:table-cell office:value-type="float" office:value="123.81" calcext:value-type="float">
            <text:p>123.81</text:p>
          </table:table-cell>
          <table:table-cell office:value-type="float" office:value="114.02" calcext:value-type="float">
            <text:p>114.02</text:p>
          </table:table-cell>
          <table:table-cell office:value-type="float" office:value="115.85" calcext:value-type="float">
            <text:p>115.85</text:p>
          </table:table-cell>
          <table:table-cell office:value-type="float" office:value="121.78" calcext:value-type="float">
            <text:p>121.78</text:p>
          </table:table-cell>
          <table:table-cell office:value-type="float" office:value="122.96" calcext:value-type="float">
            <text:p>122.96</text:p>
          </table:table-cell>
          <table:table-cell office:value-type="float" office:value="114.37" calcext:value-type="float">
            <text:p>114.37</text:p>
          </table:table-cell>
          <table:table-cell office:value-type="float" office:value="115.94" calcext:value-type="float">
            <text:p>115.94</text:p>
          </table:table-cell>
          <table:table-cell office:value-type="float" office:value="123.7" calcext:value-type="float">
            <text:p>123.7</text:p>
          </table:table-cell>
          <table:table-cell office:value-type="float" office:value="124.58" calcext:value-type="float">
            <text:p>124.58</text:p>
          </table:table-cell>
          <table:table-cell office:value-type="float" office:value="120.54" calcext:value-type="float">
            <text:p>120.54</text:p>
          </table:table-cell>
          <table:table-cell office:value-type="float" office:value="125.2" calcext:value-type="float">
            <text:p>125.2</text:p>
          </table:table-cell>
          <table:table-cell office:value-type="float" office:value="127.92" calcext:value-type="float">
            <text:p>127.92</text:p>
          </table:table-cell>
          <table:table-cell office:value-type="float" office:value="118.3" calcext:value-type="float">
            <text:p>118.3</text:p>
          </table:table-cell>
          <table:table-cell/>
        </table:table-row>
        <table:table-row table:style-name="ro1">
          <table:table-cell office:value-type="time" office:time-value="PT05H00M00S" calcext:value-type="time">
            <text:p>05:00</text:p>
          </table:table-cell>
          <table:table-cell table:style-name="ce2" table:formula="of:=AVERAGE([.D7:.AG7])" office:value-type="float" office:value="127.757333333333" calcext:value-type="float">
            <text:p>127.76</text:p>
          </table:table-cell>
          <table:table-cell table:style-name="ce2" table:formula="of:=STDEV([.D7:.AG7])" office:value-type="float" office:value="2.48846709959106" calcext:value-type="float">
            <text:p>2.49</text:p>
          </table:table-cell>
          <table:table-cell office:value-type="float" office:value="126.25" calcext:value-type="float">
            <text:p>126.25</text:p>
          </table:table-cell>
          <table:table-cell office:value-type="float" office:value="125.88" calcext:value-type="float">
            <text:p>125.88</text:p>
          </table:table-cell>
          <table:table-cell office:value-type="float" office:value="132.3" calcext:value-type="float">
            <text:p>132.30</text:p>
          </table:table-cell>
          <table:table-cell office:value-type="float" office:value="126.59" calcext:value-type="float">
            <text:p>126.59</text:p>
          </table:table-cell>
          <table:table-cell office:value-type="float" office:value="131.71" calcext:value-type="float">
            <text:p>131.71</text:p>
          </table:table-cell>
          <table:table-cell office:value-type="float" office:value="126.49" calcext:value-type="float">
            <text:p>126.49</text:p>
          </table:table-cell>
          <table:table-cell office:value-type="float" office:value="125.95" calcext:value-type="float">
            <text:p>125.95</text:p>
          </table:table-cell>
          <table:table-cell office:value-type="float" office:value="126.28" calcext:value-type="float">
            <text:p>126.28</text:p>
          </table:table-cell>
          <table:table-cell office:value-type="float" office:value="123.81" calcext:value-type="float">
            <text:p>123.81</text:p>
          </table:table-cell>
          <table:table-cell office:value-type="float" office:value="126.59" calcext:value-type="float">
            <text:p>126.59</text:p>
          </table:table-cell>
          <table:table-cell office:value-type="float" office:value="126.48" calcext:value-type="float">
            <text:p>126.48</text:p>
          </table:table-cell>
          <table:table-cell office:value-type="float" office:value="128.93" calcext:value-type="float">
            <text:p>128.93</text:p>
          </table:table-cell>
          <table:table-cell office:value-type="float" office:value="124.18" calcext:value-type="float">
            <text:p>124.18</text:p>
          </table:table-cell>
          <table:table-cell office:value-type="float" office:value="125.23" calcext:value-type="float">
            <text:p>125.23</text:p>
          </table:table-cell>
          <table:table-cell office:value-type="float" office:value="129.3" calcext:value-type="float">
            <text:p>129.3</text:p>
          </table:table-cell>
          <table:table-cell office:value-type="float" office:value="132.45" calcext:value-type="float">
            <text:p>132.45</text:p>
          </table:table-cell>
          <table:table-cell office:value-type="float" office:value="130.16" calcext:value-type="float">
            <text:p>130.16</text:p>
          </table:table-cell>
          <table:table-cell office:value-type="float" office:value="130.19" calcext:value-type="float">
            <text:p>130.19</text:p>
          </table:table-cell>
          <table:table-cell office:value-type="float" office:value="129.14" calcext:value-type="float">
            <text:p>129.14</text:p>
          </table:table-cell>
          <table:table-cell office:value-type="float" office:value="127.38" calcext:value-type="float">
            <text:p>127.38</text:p>
          </table:table-cell>
          <table:table-cell office:value-type="float" office:value="127.12" calcext:value-type="float">
            <text:p>127.12</text:p>
          </table:table-cell>
          <table:table-cell office:value-type="float" office:value="126.83" calcext:value-type="float">
            <text:p>126.83</text:p>
          </table:table-cell>
          <table:table-cell office:value-type="float" office:value="131" calcext:value-type="float">
            <text:p>131</text:p>
          </table:table-cell>
          <table:table-cell office:value-type="float" office:value="127.15" calcext:value-type="float">
            <text:p>127.15</text:p>
          </table:table-cell>
          <table:table-cell office:value-type="float" office:value="131.64" calcext:value-type="float">
            <text:p>131.64</text:p>
          </table:table-cell>
          <table:table-cell office:value-type="float" office:value="129.36" calcext:value-type="float">
            <text:p>129.36</text:p>
          </table:table-cell>
          <table:table-cell office:value-type="float" office:value="124.08" calcext:value-type="float">
            <text:p>124.08</text:p>
          </table:table-cell>
          <table:table-cell office:value-type="float" office:value="125.2" calcext:value-type="float">
            <text:p>125.2</text:p>
          </table:table-cell>
          <table:table-cell office:value-type="float" office:value="126.56" calcext:value-type="float">
            <text:p>126.56</text:p>
          </table:table-cell>
          <table:table-cell office:value-type="float" office:value="128.49" calcext:value-type="float">
            <text:p>128.49</text:p>
          </table:table-cell>
          <table:table-cell/>
        </table:table-row>
        <table:table-row table:style-name="ro1">
          <table:table-cell office:value-type="time" office:time-value="PT06H00M00S" calcext:value-type="time">
            <text:p>06:00</text:p>
          </table:table-cell>
          <table:table-cell table:style-name="ce2" table:formula="of:=AVERAGE([.D8:.AG8])" office:value-type="float" office:value="127.047333333333" calcext:value-type="float">
            <text:p>127.05</text:p>
          </table:table-cell>
          <table:table-cell table:style-name="ce2" table:formula="of:=STDEV([.D8:.AG8])" office:value-type="float" office:value="1.45595787484849" calcext:value-type="float">
            <text:p>1.46</text:p>
          </table:table-cell>
          <table:table-cell office:value-type="float" office:value="124.99" calcext:value-type="float">
            <text:p>124.99</text:p>
          </table:table-cell>
          <table:table-cell office:value-type="float" office:value="129.19" calcext:value-type="float">
            <text:p>129.19</text:p>
          </table:table-cell>
          <table:table-cell office:value-type="float" office:value="124.91" calcext:value-type="float">
            <text:p>124.91</text:p>
          </table:table-cell>
          <table:table-cell office:value-type="float" office:value="127.77" calcext:value-type="float">
            <text:p>127.77</text:p>
          </table:table-cell>
          <table:table-cell office:value-type="float" office:value="125.81" calcext:value-type="float">
            <text:p>125.81</text:p>
          </table:table-cell>
          <table:table-cell office:value-type="float" office:value="125.31" calcext:value-type="float">
            <text:p>125.31</text:p>
          </table:table-cell>
          <table:table-cell office:value-type="float" office:value="128.32" calcext:value-type="float">
            <text:p>128.32</text:p>
          </table:table-cell>
          <table:table-cell office:value-type="float" office:value="126.93" calcext:value-type="float">
            <text:p>126.93</text:p>
          </table:table-cell>
          <table:table-cell office:value-type="float" office:value="128.9" calcext:value-type="float">
            <text:p>128.90</text:p>
          </table:table-cell>
          <table:table-cell office:value-type="float" office:value="129.26" calcext:value-type="float">
            <text:p>129.26</text:p>
          </table:table-cell>
          <table:table-cell office:value-type="float" office:value="125.72" calcext:value-type="float">
            <text:p>125.72</text:p>
          </table:table-cell>
          <table:table-cell office:value-type="float" office:value="126.93" calcext:value-type="float">
            <text:p>126.93</text:p>
          </table:table-cell>
          <table:table-cell office:value-type="float" office:value="127.63" calcext:value-type="float">
            <text:p>127.63</text:p>
          </table:table-cell>
          <table:table-cell office:value-type="float" office:value="129.33" calcext:value-type="float">
            <text:p>129.33</text:p>
          </table:table-cell>
          <table:table-cell office:value-type="float" office:value="127.43" calcext:value-type="float">
            <text:p>127.43</text:p>
          </table:table-cell>
          <table:table-cell office:value-type="float" office:value="127.57" calcext:value-type="float">
            <text:p>127.57</text:p>
          </table:table-cell>
          <table:table-cell office:value-type="float" office:value="127.32" calcext:value-type="float">
            <text:p>127.32</text:p>
          </table:table-cell>
          <table:table-cell office:value-type="float" office:value="126.63" calcext:value-type="float">
            <text:p>126.63</text:p>
          </table:table-cell>
          <table:table-cell office:value-type="float" office:value="126.38" calcext:value-type="float">
            <text:p>126.38</text:p>
          </table:table-cell>
          <table:table-cell office:value-type="float" office:value="128.48" calcext:value-type="float">
            <text:p>128.48</text:p>
          </table:table-cell>
          <table:table-cell office:value-type="float" office:value="126.41" calcext:value-type="float">
            <text:p>126.41</text:p>
          </table:table-cell>
          <table:table-cell office:value-type="float" office:value="126.06" calcext:value-type="float">
            <text:p>126.06</text:p>
          </table:table-cell>
          <table:table-cell office:value-type="float" office:value="127.57" calcext:value-type="float">
            <text:p>127.57</text:p>
          </table:table-cell>
          <table:table-cell office:value-type="float" office:value="129.09" calcext:value-type="float">
            <text:p>129.09</text:p>
          </table:table-cell>
          <table:table-cell office:value-type="float" office:value="128.83" calcext:value-type="float">
            <text:p>128.83</text:p>
          </table:table-cell>
          <table:table-cell office:value-type="float" office:value="125.65" calcext:value-type="float">
            <text:p>125.65</text:p>
          </table:table-cell>
          <table:table-cell office:value-type="float" office:value="124.48" calcext:value-type="float">
            <text:p>124.48</text:p>
          </table:table-cell>
          <table:table-cell office:value-type="float" office:value="126.68" calcext:value-type="float">
            <text:p>126.68</text:p>
          </table:table-cell>
          <table:table-cell office:value-type="float" office:value="124.84" calcext:value-type="float">
            <text:p>124.84</text:p>
          </table:table-cell>
          <table:table-cell office:value-type="float" office:value="127" calcext:value-type="float">
            <text:p>127</text:p>
          </table:table-cell>
          <table:table-cell/>
        </table:table-row>
        <table:table-row table:style-name="ro1">
          <table:table-cell office:value-type="time" office:time-value="PT07H00M00S" calcext:value-type="time">
            <text:p>07:00</text:p>
          </table:table-cell>
          <table:table-cell table:style-name="ce2" table:formula="of:=AVERAGE([.D9:.AG9])" office:value-type="float" office:value="276.358333333333" calcext:value-type="float">
            <text:p>276.36</text:p>
          </table:table-cell>
          <table:table-cell table:style-name="ce2" table:formula="of:=STDEV([.D9:.AG9])" office:value-type="float" office:value="29.7123936852241" calcext:value-type="float">
            <text:p>29.71</text:p>
          </table:table-cell>
          <table:table-cell office:value-type="float" office:value="264.94" calcext:value-type="float">
            <text:p>264.94</text:p>
          </table:table-cell>
          <table:table-cell office:value-type="float" office:value="242.66" calcext:value-type="float">
            <text:p>242.66</text:p>
          </table:table-cell>
          <table:table-cell office:value-type="float" office:value="297.41" calcext:value-type="float">
            <text:p>297.41</text:p>
          </table:table-cell>
          <table:table-cell office:value-type="float" office:value="274.56" calcext:value-type="float">
            <text:p>274.56</text:p>
          </table:table-cell>
          <table:table-cell office:value-type="float" office:value="281.98" calcext:value-type="float">
            <text:p>281.98</text:p>
          </table:table-cell>
          <table:table-cell office:value-type="float" office:value="233.45" calcext:value-type="float">
            <text:p>233.45</text:p>
          </table:table-cell>
          <table:table-cell office:value-type="float" office:value="275.91" calcext:value-type="float">
            <text:p>275.91</text:p>
          </table:table-cell>
          <table:table-cell office:value-type="float" office:value="234.42" calcext:value-type="float">
            <text:p>234.42</text:p>
          </table:table-cell>
          <table:table-cell office:value-type="float" office:value="273.16" calcext:value-type="float">
            <text:p>273.16</text:p>
          </table:table-cell>
          <table:table-cell office:value-type="float" office:value="277.12" calcext:value-type="float">
            <text:p>277.12</text:p>
          </table:table-cell>
          <table:table-cell office:value-type="float" office:value="250.6" calcext:value-type="float">
            <text:p>250.6</text:p>
          </table:table-cell>
          <table:table-cell office:value-type="float" office:value="269.36" calcext:value-type="float">
            <text:p>269.36</text:p>
          </table:table-cell>
          <table:table-cell office:value-type="float" office:value="280.52" calcext:value-type="float">
            <text:p>280.52</text:p>
          </table:table-cell>
          <table:table-cell office:value-type="float" office:value="346.8" calcext:value-type="float">
            <text:p>346.8</text:p>
          </table:table-cell>
          <table:table-cell office:value-type="float" office:value="281.13" calcext:value-type="float">
            <text:p>281.13</text:p>
          </table:table-cell>
          <table:table-cell office:value-type="float" office:value="305.59" calcext:value-type="float">
            <text:p>305.59</text:p>
          </table:table-cell>
          <table:table-cell office:value-type="float" office:value="253.87" calcext:value-type="float">
            <text:p>253.87</text:p>
          </table:table-cell>
          <table:table-cell office:value-type="float" office:value="312.98" calcext:value-type="float">
            <text:p>312.98</text:p>
          </table:table-cell>
          <table:table-cell office:value-type="float" office:value="290.54" calcext:value-type="float">
            <text:p>290.54</text:p>
          </table:table-cell>
          <table:table-cell office:value-type="float" office:value="255.54" calcext:value-type="float">
            <text:p>255.54</text:p>
          </table:table-cell>
          <table:table-cell office:value-type="float" office:value="297.26" calcext:value-type="float">
            <text:p>297.26</text:p>
          </table:table-cell>
          <table:table-cell office:value-type="float" office:value="251.65" calcext:value-type="float">
            <text:p>251.65</text:p>
          </table:table-cell>
          <table:table-cell office:value-type="float" office:value="295.87" calcext:value-type="float">
            <text:p>295.87</text:p>
          </table:table-cell>
          <table:table-cell office:value-type="float" office:value="320.9" calcext:value-type="float">
            <text:p>320.9</text:p>
          </table:table-cell>
          <table:table-cell office:value-type="float" office:value="245.86" calcext:value-type="float">
            <text:p>245.86</text:p>
          </table:table-cell>
          <table:table-cell office:value-type="float" office:value="311.32" calcext:value-type="float">
            <text:p>311.32</text:p>
          </table:table-cell>
          <table:table-cell office:value-type="float" office:value="233.94" calcext:value-type="float">
            <text:p>233.94</text:p>
          </table:table-cell>
          <table:table-cell office:value-type="float" office:value="266.47" calcext:value-type="float">
            <text:p>266.47</text:p>
          </table:table-cell>
          <table:table-cell office:value-type="float" office:value="325.25" calcext:value-type="float">
            <text:p>325.25</text:p>
          </table:table-cell>
          <table:table-cell office:value-type="float" office:value="239.69" calcext:value-type="float">
            <text:p>239.69</text:p>
          </table:table-cell>
          <table:table-cell/>
        </table:table-row>
        <table:table-row table:style-name="ro1">
          <table:table-cell office:value-type="time" office:time-value="PT08H00M00S" calcext:value-type="time">
            <text:p>08:00</text:p>
          </table:table-cell>
          <table:table-cell table:style-name="ce2" table:formula="of:=AVERAGE([.D10:.AG10])" office:value-type="float" office:value="811.749" calcext:value-type="float">
            <text:p>811.75</text:p>
          </table:table-cell>
          <table:table-cell table:style-name="ce2" table:formula="of:=STDEV([.D10:.AG10])" office:value-type="float" office:value="76.8969264598106" calcext:value-type="float">
            <text:p>76.90</text:p>
          </table:table-cell>
          <table:table-cell office:value-type="float" office:value="770.07" calcext:value-type="float">
            <text:p>770.07</text:p>
          </table:table-cell>
          <table:table-cell office:value-type="float" office:value="638.49" calcext:value-type="float">
            <text:p>638.49</text:p>
          </table:table-cell>
          <table:table-cell office:value-type="float" office:value="786.58" calcext:value-type="float">
            <text:p>786.58</text:p>
          </table:table-cell>
          <table:table-cell office:value-type="float" office:value="717.33" calcext:value-type="float">
            <text:p>717.33</text:p>
          </table:table-cell>
          <table:table-cell office:value-type="float" office:value="841.66" calcext:value-type="float">
            <text:p>841.66</text:p>
          </table:table-cell>
          <table:table-cell office:value-type="float" office:value="857.01" calcext:value-type="float">
            <text:p>857.01</text:p>
          </table:table-cell>
          <table:table-cell office:value-type="float" office:value="781.13" calcext:value-type="float">
            <text:p>781.13</text:p>
          </table:table-cell>
          <table:table-cell office:value-type="float" office:value="818.87" calcext:value-type="float">
            <text:p>818.87</text:p>
          </table:table-cell>
          <table:table-cell office:value-type="float" office:value="893.8" calcext:value-type="float">
            <text:p>893.80</text:p>
          </table:table-cell>
          <table:table-cell office:value-type="float" office:value="744.73" calcext:value-type="float">
            <text:p>744.73</text:p>
          </table:table-cell>
          <table:table-cell office:value-type="float" office:value="738.95" calcext:value-type="float">
            <text:p>738.95</text:p>
          </table:table-cell>
          <table:table-cell office:value-type="float" office:value="788.89" calcext:value-type="float">
            <text:p>788.89</text:p>
          </table:table-cell>
          <table:table-cell office:value-type="float" office:value="865.59" calcext:value-type="float">
            <text:p>865.59</text:p>
          </table:table-cell>
          <table:table-cell office:value-type="float" office:value="651.59" calcext:value-type="float">
            <text:p>651.59</text:p>
          </table:table-cell>
          <table:table-cell office:value-type="float" office:value="834.03" calcext:value-type="float">
            <text:p>834.03</text:p>
          </table:table-cell>
          <table:table-cell office:value-type="float" office:value="1012.28" calcext:value-type="float">
            <text:p>1012.28</text:p>
          </table:table-cell>
          <table:table-cell office:value-type="float" office:value="819.8" calcext:value-type="float">
            <text:p>819.8</text:p>
          </table:table-cell>
          <table:table-cell office:value-type="float" office:value="846.1" calcext:value-type="float">
            <text:p>846.1</text:p>
          </table:table-cell>
          <table:table-cell office:value-type="float" office:value="856.93" calcext:value-type="float">
            <text:p>856.93</text:p>
          </table:table-cell>
          <table:table-cell office:value-type="float" office:value="823.16" calcext:value-type="float">
            <text:p>823.16</text:p>
          </table:table-cell>
          <table:table-cell office:value-type="float" office:value="844.3" calcext:value-type="float">
            <text:p>844.3</text:p>
          </table:table-cell>
          <table:table-cell office:value-type="float" office:value="684.9" calcext:value-type="float">
            <text:p>684.9</text:p>
          </table:table-cell>
          <table:table-cell office:value-type="float" office:value="842.6" calcext:value-type="float">
            <text:p>842.6</text:p>
          </table:table-cell>
          <table:table-cell office:value-type="float" office:value="821.12" calcext:value-type="float">
            <text:p>821.12</text:p>
          </table:table-cell>
          <table:table-cell office:value-type="float" office:value="871.18" calcext:value-type="float">
            <text:p>871.18</text:p>
          </table:table-cell>
          <table:table-cell office:value-type="float" office:value="820.39" calcext:value-type="float">
            <text:p>820.39</text:p>
          </table:table-cell>
          <table:table-cell office:value-type="float" office:value="910.75" calcext:value-type="float">
            <text:p>910.75</text:p>
          </table:table-cell>
          <table:table-cell office:value-type="float" office:value="839.58" calcext:value-type="float">
            <text:p>839.58</text:p>
          </table:table-cell>
          <table:table-cell office:value-type="float" office:value="860.75" calcext:value-type="float">
            <text:p>860.75</text:p>
          </table:table-cell>
          <table:table-cell office:value-type="float" office:value="769.91" calcext:value-type="float">
            <text:p>769.91</text:p>
          </table:table-cell>
          <table:table-cell/>
        </table:table-row>
        <table:table-row table:style-name="ro1">
          <table:table-cell office:value-type="time" office:time-value="PT09H00M00S" calcext:value-type="time">
            <text:p>09:00</text:p>
          </table:table-cell>
          <table:table-cell table:style-name="ce2" table:formula="of:=AVERAGE([.D11:.AG11])" office:value-type="float" office:value="2043.93833333333" calcext:value-type="float">
            <text:p>2043.94</text:p>
          </table:table-cell>
          <table:table-cell table:style-name="ce2" table:formula="of:=STDEV([.D11:.AG11])" office:value-type="float" office:value="147.698358618184" calcext:value-type="float">
            <text:p>147.70</text:p>
          </table:table-cell>
          <table:table-cell office:value-type="float" office:value="2110.47" calcext:value-type="float">
            <text:p>2110.47</text:p>
          </table:table-cell>
          <table:table-cell office:value-type="float" office:value="1878.19" calcext:value-type="float">
            <text:p>1878.19</text:p>
          </table:table-cell>
          <table:table-cell office:value-type="float" office:value="2255.1" calcext:value-type="float">
            <text:p>2255.10</text:p>
          </table:table-cell>
          <table:table-cell office:value-type="float" office:value="1916.03" calcext:value-type="float">
            <text:p>1916.03</text:p>
          </table:table-cell>
          <table:table-cell office:value-type="float" office:value="2061.33" calcext:value-type="float">
            <text:p>2061.33</text:p>
          </table:table-cell>
          <table:table-cell office:value-type="float" office:value="2260.67" calcext:value-type="float">
            <text:p>2260.67</text:p>
          </table:table-cell>
          <table:table-cell office:value-type="float" office:value="1948.38" calcext:value-type="float">
            <text:p>1948.38</text:p>
          </table:table-cell>
          <table:table-cell office:value-type="float" office:value="1943.73" calcext:value-type="float">
            <text:p>1943.73</text:p>
          </table:table-cell>
          <table:table-cell office:value-type="float" office:value="2168.32" calcext:value-type="float">
            <text:p>2168.32</text:p>
          </table:table-cell>
          <table:table-cell office:value-type="float" office:value="2112.04" calcext:value-type="float">
            <text:p>2112.04</text:p>
          </table:table-cell>
          <table:table-cell office:value-type="float" office:value="1820.51" calcext:value-type="float">
            <text:p>1820.51</text:p>
          </table:table-cell>
          <table:table-cell office:value-type="float" office:value="1680.19" calcext:value-type="float">
            <text:p>1680.19</text:p>
          </table:table-cell>
          <table:table-cell office:value-type="float" office:value="2049.21" calcext:value-type="float">
            <text:p>2049.21</text:p>
          </table:table-cell>
          <table:table-cell office:value-type="float" office:value="1866.11" calcext:value-type="float">
            <text:p>1866.11</text:p>
          </table:table-cell>
          <table:table-cell office:value-type="float" office:value="2105.47" calcext:value-type="float">
            <text:p>2105.47</text:p>
          </table:table-cell>
          <table:table-cell office:value-type="float" office:value="2047.38" calcext:value-type="float">
            <text:p>2047.38</text:p>
          </table:table-cell>
          <table:table-cell office:value-type="float" office:value="1871.78" calcext:value-type="float">
            <text:p>1871.78</text:p>
          </table:table-cell>
          <table:table-cell office:value-type="float" office:value="2102.61" calcext:value-type="float">
            <text:p>2102.61</text:p>
          </table:table-cell>
          <table:table-cell office:value-type="float" office:value="2074.82" calcext:value-type="float">
            <text:p>2074.82</text:p>
          </table:table-cell>
          <table:table-cell office:value-type="float" office:value="2021.78" calcext:value-type="float">
            <text:p>2021.78</text:p>
          </table:table-cell>
          <table:table-cell office:value-type="float" office:value="2113.39" calcext:value-type="float">
            <text:p>2113.39</text:p>
          </table:table-cell>
          <table:table-cell office:value-type="float" office:value="1957.89" calcext:value-type="float">
            <text:p>1957.89</text:p>
          </table:table-cell>
          <table:table-cell office:value-type="float" office:value="2197.37" calcext:value-type="float">
            <text:p>2197.37</text:p>
          </table:table-cell>
          <table:table-cell office:value-type="float" office:value="2238.29" calcext:value-type="float">
            <text:p>2238.29</text:p>
          </table:table-cell>
          <table:table-cell office:value-type="float" office:value="2135.05" calcext:value-type="float">
            <text:p>2135.05</text:p>
          </table:table-cell>
          <table:table-cell office:value-type="float" office:value="2157.88" calcext:value-type="float">
            <text:p>2157.88</text:p>
          </table:table-cell>
          <table:table-cell office:value-type="float" office:value="1798.12" calcext:value-type="float">
            <text:p>1798.12</text:p>
          </table:table-cell>
          <table:table-cell office:value-type="float" office:value="2246.75" calcext:value-type="float">
            <text:p>2246.75</text:p>
          </table:table-cell>
          <table:table-cell office:value-type="float" office:value="2074.59" calcext:value-type="float">
            <text:p>2074.59</text:p>
          </table:table-cell>
          <table:table-cell office:value-type="float" office:value="2104.7" calcext:value-type="float">
            <text:p>2104.7</text:p>
          </table:table-cell>
          <table:table-cell/>
        </table:table-row>
        <table:table-row table:style-name="ro1">
          <table:table-cell office:value-type="time" office:time-value="PT10H00M00S" calcext:value-type="time">
            <text:p>10:00</text:p>
          </table:table-cell>
          <table:table-cell table:style-name="ce2" table:formula="of:=AVERAGE([.D12:.AG12])" office:value-type="float" office:value="3834.22966666667" calcext:value-type="float">
            <text:p>3834.23</text:p>
          </table:table-cell>
          <table:table-cell table:style-name="ce2" table:formula="of:=STDEV([.D12:.AG12])" office:value-type="float" office:value="226.334925771572" calcext:value-type="float">
            <text:p>226.33</text:p>
          </table:table-cell>
          <table:table-cell office:value-type="float" office:value="3818.18" calcext:value-type="float">
            <text:p>3818.18</text:p>
          </table:table-cell>
          <table:table-cell office:value-type="float" office:value="3860.85" calcext:value-type="float">
            <text:p>3860.85</text:p>
          </table:table-cell>
          <table:table-cell office:value-type="float" office:value="4179.89" calcext:value-type="float">
            <text:p>4179.89</text:p>
          </table:table-cell>
          <table:table-cell office:value-type="float" office:value="3510.77" calcext:value-type="float">
            <text:p>3510.77</text:p>
          </table:table-cell>
          <table:table-cell office:value-type="float" office:value="4006.17" calcext:value-type="float">
            <text:p>4006.17</text:p>
          </table:table-cell>
          <table:table-cell office:value-type="float" office:value="3587.38" calcext:value-type="float">
            <text:p>3587.38</text:p>
          </table:table-cell>
          <table:table-cell office:value-type="float" office:value="4086.23" calcext:value-type="float">
            <text:p>4086.23</text:p>
          </table:table-cell>
          <table:table-cell office:value-type="float" office:value="3470.74" calcext:value-type="float">
            <text:p>3470.74</text:p>
          </table:table-cell>
          <table:table-cell office:value-type="float" office:value="3785.74" calcext:value-type="float">
            <text:p>3785.74</text:p>
          </table:table-cell>
          <table:table-cell office:value-type="float" office:value="4018.48" calcext:value-type="float">
            <text:p>4018.48</text:p>
          </table:table-cell>
          <table:table-cell office:value-type="float" office:value="3952.93" calcext:value-type="float">
            <text:p>3952.93</text:p>
          </table:table-cell>
          <table:table-cell office:value-type="float" office:value="4103.03" calcext:value-type="float">
            <text:p>4103.03</text:p>
          </table:table-cell>
          <table:table-cell office:value-type="float" office:value="3856.95" calcext:value-type="float">
            <text:p>3856.95</text:p>
          </table:table-cell>
          <table:table-cell office:value-type="float" office:value="3136.39" calcext:value-type="float">
            <text:p>3136.39</text:p>
          </table:table-cell>
          <table:table-cell office:value-type="float" office:value="3764.75" calcext:value-type="float">
            <text:p>3764.75</text:p>
          </table:table-cell>
          <table:table-cell office:value-type="float" office:value="4113.51" calcext:value-type="float">
            <text:p>4113.51</text:p>
          </table:table-cell>
          <table:table-cell office:value-type="float" office:value="3485.86" calcext:value-type="float">
            <text:p>3485.86</text:p>
          </table:table-cell>
          <table:table-cell office:value-type="float" office:value="3899.67" calcext:value-type="float">
            <text:p>3899.67</text:p>
          </table:table-cell>
          <table:table-cell office:value-type="float" office:value="3902.19" calcext:value-type="float">
            <text:p>3902.19</text:p>
          </table:table-cell>
          <table:table-cell office:value-type="float" office:value="3805.37" calcext:value-type="float">
            <text:p>3805.37</text:p>
          </table:table-cell>
          <table:table-cell office:value-type="float" office:value="3900.59" calcext:value-type="float">
            <text:p>3900.59</text:p>
          </table:table-cell>
          <table:table-cell office:value-type="float" office:value="3962.5" calcext:value-type="float">
            <text:p>3962.5</text:p>
          </table:table-cell>
          <table:table-cell office:value-type="float" office:value="3785.36" calcext:value-type="float">
            <text:p>3785.36</text:p>
          </table:table-cell>
          <table:table-cell office:value-type="float" office:value="3690.12" calcext:value-type="float">
            <text:p>3690.12</text:p>
          </table:table-cell>
          <table:table-cell office:value-type="float" office:value="3956.62" calcext:value-type="float">
            <text:p>3956.62</text:p>
          </table:table-cell>
          <table:table-cell office:value-type="float" office:value="4008.44" calcext:value-type="float">
            <text:p>4008.44</text:p>
          </table:table-cell>
          <table:table-cell office:value-type="float" office:value="3898.22" calcext:value-type="float">
            <text:p>3898.22</text:p>
          </table:table-cell>
          <table:table-cell office:value-type="float" office:value="3895.73" calcext:value-type="float">
            <text:p>3895.73</text:p>
          </table:table-cell>
          <table:table-cell office:value-type="float" office:value="3949.55" calcext:value-type="float">
            <text:p>3949.55</text:p>
          </table:table-cell>
          <table:table-cell office:value-type="float" office:value="3634.68" calcext:value-type="float">
            <text:p>3634.68</text:p>
          </table:table-cell>
          <table:table-cell/>
        </table:table-row>
        <table:table-row table:style-name="ro1">
          <table:table-cell office:value-type="time" office:time-value="PT11H00M00S" calcext:value-type="time">
            <text:p>11:00</text:p>
          </table:table-cell>
          <table:table-cell table:style-name="ce2" table:formula="of:=AVERAGE([.D13:.AG13])" office:value-type="float" office:value="4698.58966666667" calcext:value-type="float">
            <text:p>4698.59</text:p>
          </table:table-cell>
          <table:table-cell table:style-name="ce2" table:formula="of:=STDEV([.D13:.AG13])" office:value-type="float" office:value="224.266096973237" calcext:value-type="float">
            <text:p>224.27</text:p>
          </table:table-cell>
          <table:table-cell office:value-type="float" office:value="4513.72" calcext:value-type="float">
            <text:p>4513.72</text:p>
          </table:table-cell>
          <table:table-cell office:value-type="float" office:value="4463.59" calcext:value-type="float">
            <text:p>4463.59</text:p>
          </table:table-cell>
          <table:table-cell office:value-type="float" office:value="4963.82" calcext:value-type="float">
            <text:p>4963.82</text:p>
          </table:table-cell>
          <table:table-cell office:value-type="float" office:value="4466.92" calcext:value-type="float">
            <text:p>4466.92</text:p>
          </table:table-cell>
          <table:table-cell office:value-type="float" office:value="4702.22" calcext:value-type="float">
            <text:p>4702.22</text:p>
          </table:table-cell>
          <table:table-cell office:value-type="float" office:value="4698.75" calcext:value-type="float">
            <text:p>4698.75</text:p>
          </table:table-cell>
          <table:table-cell office:value-type="float" office:value="4555.27" calcext:value-type="float">
            <text:p>4555.27</text:p>
          </table:table-cell>
          <table:table-cell office:value-type="float" office:value="4518.2" calcext:value-type="float">
            <text:p>4518.20</text:p>
          </table:table-cell>
          <table:table-cell office:value-type="float" office:value="4963.65" calcext:value-type="float">
            <text:p>4963.65</text:p>
          </table:table-cell>
          <table:table-cell office:value-type="float" office:value="4519.8" calcext:value-type="float">
            <text:p>4519.80</text:p>
          </table:table-cell>
          <table:table-cell office:value-type="float" office:value="4581.43" calcext:value-type="float">
            <text:p>4581.43</text:p>
          </table:table-cell>
          <table:table-cell office:value-type="float" office:value="4491.73" calcext:value-type="float">
            <text:p>4491.73</text:p>
          </table:table-cell>
          <table:table-cell office:value-type="float" office:value="4877.02" calcext:value-type="float">
            <text:p>4877.02</text:p>
          </table:table-cell>
          <table:table-cell office:value-type="float" office:value="4507.65" calcext:value-type="float">
            <text:p>4507.65</text:p>
          </table:table-cell>
          <table:table-cell office:value-type="float" office:value="4615.35" calcext:value-type="float">
            <text:p>4615.35</text:p>
          </table:table-cell>
          <table:table-cell office:value-type="float" office:value="4444.13" calcext:value-type="float">
            <text:p>4444.13</text:p>
          </table:table-cell>
          <table:table-cell office:value-type="float" office:value="4388.29" calcext:value-type="float">
            <text:p>4388.29</text:p>
          </table:table-cell>
          <table:table-cell office:value-type="float" office:value="4707.62" calcext:value-type="float">
            <text:p>4707.62</text:p>
          </table:table-cell>
          <table:table-cell office:value-type="float" office:value="4992.86" calcext:value-type="float">
            <text:p>4992.86</text:p>
          </table:table-cell>
          <table:table-cell office:value-type="float" office:value="4781.13" calcext:value-type="float">
            <text:p>4781.13</text:p>
          </table:table-cell>
          <table:table-cell office:value-type="float" office:value="5127.23" calcext:value-type="float">
            <text:p>5127.23</text:p>
          </table:table-cell>
          <table:table-cell office:value-type="float" office:value="4952.91" calcext:value-type="float">
            <text:p>4952.91</text:p>
          </table:table-cell>
          <table:table-cell office:value-type="float" office:value="4962.87" calcext:value-type="float">
            <text:p>4962.87</text:p>
          </table:table-cell>
          <table:table-cell office:value-type="float" office:value="4730.8" calcext:value-type="float">
            <text:p>4730.8</text:p>
          </table:table-cell>
          <table:table-cell office:value-type="float" office:value="4874.09" calcext:value-type="float">
            <text:p>4874.09</text:p>
          </table:table-cell>
          <table:table-cell office:value-type="float" office:value="4875.77" calcext:value-type="float">
            <text:p>4875.77</text:p>
          </table:table-cell>
          <table:table-cell office:value-type="float" office:value="4428.59" calcext:value-type="float">
            <text:p>4428.59</text:p>
          </table:table-cell>
          <table:table-cell office:value-type="float" office:value="4702.86" calcext:value-type="float">
            <text:p>4702.86</text:p>
          </table:table-cell>
          <table:table-cell office:value-type="float" office:value="5119.36" calcext:value-type="float">
            <text:p>5119.36</text:p>
          </table:table-cell>
          <table:table-cell office:value-type="float" office:value="4430.06" calcext:value-type="float">
            <text:p>4430.06</text:p>
          </table:table-cell>
          <table:table-cell/>
        </table:table-row>
        <table:table-row table:style-name="ro1">
          <table:table-cell office:value-type="time" office:time-value="PT12H00M00S" calcext:value-type="time">
            <text:p>12:00</text:p>
          </table:table-cell>
          <table:table-cell table:style-name="ce2" table:formula="of:=AVERAGE([.D14:.AG14])" office:value-type="float" office:value="4951.96633333333" calcext:value-type="float">
            <text:p>4951.97</text:p>
          </table:table-cell>
          <table:table-cell table:style-name="ce2" table:formula="of:=STDEV([.D14:.AG14])" office:value-type="float" office:value="134.167624839443" calcext:value-type="float">
            <text:p>134.17</text:p>
          </table:table-cell>
          <table:table-cell office:value-type="float" office:value="4999.5" calcext:value-type="float">
            <text:p>4999.50</text:p>
          </table:table-cell>
          <table:table-cell office:value-type="float" office:value="5102.93" calcext:value-type="float">
            <text:p>5102.93</text:p>
          </table:table-cell>
          <table:table-cell office:value-type="float" office:value="4814.99" calcext:value-type="float">
            <text:p>4814.99</text:p>
          </table:table-cell>
          <table:table-cell office:value-type="float" office:value="4795.23" calcext:value-type="float">
            <text:p>4795.23</text:p>
          </table:table-cell>
          <table:table-cell office:value-type="float" office:value="4818.62" calcext:value-type="float">
            <text:p>4818.62</text:p>
          </table:table-cell>
          <table:table-cell office:value-type="float" office:value="4909.17" calcext:value-type="float">
            <text:p>4909.17</text:p>
          </table:table-cell>
          <table:table-cell office:value-type="float" office:value="4886.6" calcext:value-type="float">
            <text:p>4886.60</text:p>
          </table:table-cell>
          <table:table-cell office:value-type="float" office:value="4736.1" calcext:value-type="float">
            <text:p>4736.10</text:p>
          </table:table-cell>
          <table:table-cell office:value-type="float" office:value="4926.36" calcext:value-type="float">
            <text:p>4926.36</text:p>
          </table:table-cell>
          <table:table-cell office:value-type="float" office:value="4873.56" calcext:value-type="float">
            <text:p>4873.56</text:p>
          </table:table-cell>
          <table:table-cell office:value-type="float" office:value="4930.42" calcext:value-type="float">
            <text:p>4930.42</text:p>
          </table:table-cell>
          <table:table-cell office:value-type="float" office:value="4781.44" calcext:value-type="float">
            <text:p>4781.44</text:p>
          </table:table-cell>
          <table:table-cell office:value-type="float" office:value="5149.01" calcext:value-type="float">
            <text:p>5149.01</text:p>
          </table:table-cell>
          <table:table-cell office:value-type="float" office:value="4908.33" calcext:value-type="float">
            <text:p>4908.33</text:p>
          </table:table-cell>
          <table:table-cell office:value-type="float" office:value="4942.49" calcext:value-type="float">
            <text:p>4942.49</text:p>
          </table:table-cell>
          <table:table-cell office:value-type="float" office:value="4930.85" calcext:value-type="float">
            <text:p>4930.85</text:p>
          </table:table-cell>
          <table:table-cell office:value-type="float" office:value="4949.16" calcext:value-type="float">
            <text:p>4949.16</text:p>
          </table:table-cell>
          <table:table-cell office:value-type="float" office:value="5152.48" calcext:value-type="float">
            <text:p>5152.48</text:p>
          </table:table-cell>
          <table:table-cell office:value-type="float" office:value="5000.94" calcext:value-type="float">
            <text:p>5000.94</text:p>
          </table:table-cell>
          <table:table-cell office:value-type="float" office:value="4742.46" calcext:value-type="float">
            <text:p>4742.46</text:p>
          </table:table-cell>
          <table:table-cell office:value-type="float" office:value="5250.22" calcext:value-type="float">
            <text:p>5250.22</text:p>
          </table:table-cell>
          <table:table-cell office:value-type="float" office:value="4990.2" calcext:value-type="float">
            <text:p>4990.2</text:p>
          </table:table-cell>
          <table:table-cell office:value-type="float" office:value="5164.05" calcext:value-type="float">
            <text:p>5164.05</text:p>
          </table:table-cell>
          <table:table-cell office:value-type="float" office:value="4911.83" calcext:value-type="float">
            <text:p>4911.83</text:p>
          </table:table-cell>
          <table:table-cell office:value-type="float" office:value="5055.23" calcext:value-type="float">
            <text:p>5055.23</text:p>
          </table:table-cell>
          <table:table-cell office:value-type="float" office:value="5181.13" calcext:value-type="float">
            <text:p>5181.13</text:p>
          </table:table-cell>
          <table:table-cell office:value-type="float" office:value="4951.47" calcext:value-type="float">
            <text:p>4951.47</text:p>
          </table:table-cell>
          <table:table-cell office:value-type="float" office:value="4852.93" calcext:value-type="float">
            <text:p>4852.93</text:p>
          </table:table-cell>
          <table:table-cell office:value-type="float" office:value="4987.56" calcext:value-type="float">
            <text:p>4987.56</text:p>
          </table:table-cell>
          <table:table-cell office:value-type="float" office:value="4863.73" calcext:value-type="float">
            <text:p>4863.73</text:p>
          </table:table-cell>
          <table:table-cell/>
        </table:table-row>
        <table:table-row table:style-name="ro1">
          <table:table-cell office:value-type="time" office:time-value="PT13H00M00S" calcext:value-type="time">
            <text:p>13:00</text:p>
          </table:table-cell>
          <table:table-cell table:style-name="ce2" table:formula="of:=AVERAGE([.D15:.AG15])" office:value-type="float" office:value="6407.112" calcext:value-type="float">
            <text:p>6407.11</text:p>
          </table:table-cell>
          <table:table-cell table:style-name="ce2" table:formula="of:=STDEV([.D15:.AG15])" office:value-type="float" office:value="201.904424357596" calcext:value-type="float">
            <text:p>201.90</text:p>
          </table:table-cell>
          <table:table-cell office:value-type="float" office:value="6217.76" calcext:value-type="float">
            <text:p>6217.76</text:p>
          </table:table-cell>
          <table:table-cell office:value-type="float" office:value="6220.55" calcext:value-type="float">
            <text:p>6220.55</text:p>
          </table:table-cell>
          <table:table-cell office:value-type="float" office:value="6402.55" calcext:value-type="float">
            <text:p>6402.55</text:p>
          </table:table-cell>
          <table:table-cell office:value-type="float" office:value="6213.73" calcext:value-type="float">
            <text:p>6213.73</text:p>
          </table:table-cell>
          <table:table-cell office:value-type="float" office:value="6157.41" calcext:value-type="float">
            <text:p>6157.41</text:p>
          </table:table-cell>
          <table:table-cell office:value-type="float" office:value="6269.85" calcext:value-type="float">
            <text:p>6269.85</text:p>
          </table:table-cell>
          <table:table-cell office:value-type="float" office:value="6302.97" calcext:value-type="float">
            <text:p>6302.97</text:p>
          </table:table-cell>
          <table:table-cell office:value-type="float" office:value="6320.86" calcext:value-type="float">
            <text:p>6320.86</text:p>
          </table:table-cell>
          <table:table-cell office:value-type="float" office:value="6602.74" calcext:value-type="float">
            <text:p>6602.74</text:p>
          </table:table-cell>
          <table:table-cell office:value-type="float" office:value="6632.66" calcext:value-type="float">
            <text:p>6632.66</text:p>
          </table:table-cell>
          <table:table-cell office:value-type="float" office:value="6321.59" calcext:value-type="float">
            <text:p>6321.59</text:p>
          </table:table-cell>
          <table:table-cell office:value-type="float" office:value="6396" calcext:value-type="float">
            <text:p>6396</text:p>
          </table:table-cell>
          <table:table-cell office:value-type="float" office:value="6425.32" calcext:value-type="float">
            <text:p>6425.32</text:p>
          </table:table-cell>
          <table:table-cell office:value-type="float" office:value="6283.95" calcext:value-type="float">
            <text:p>6283.95</text:p>
          </table:table-cell>
          <table:table-cell office:value-type="float" office:value="6425.44" calcext:value-type="float">
            <text:p>6425.44</text:p>
          </table:table-cell>
          <table:table-cell office:value-type="float" office:value="6404.28" calcext:value-type="float">
            <text:p>6404.28</text:p>
          </table:table-cell>
          <table:table-cell office:value-type="float" office:value="6233.58" calcext:value-type="float">
            <text:p>6233.58</text:p>
          </table:table-cell>
          <table:table-cell office:value-type="float" office:value="6762.57" calcext:value-type="float">
            <text:p>6762.57</text:p>
          </table:table-cell>
          <table:table-cell office:value-type="float" office:value="6564.02" calcext:value-type="float">
            <text:p>6564.02</text:p>
          </table:table-cell>
          <table:table-cell office:value-type="float" office:value="6331.74" calcext:value-type="float">
            <text:p>6331.74</text:p>
          </table:table-cell>
          <table:table-cell office:value-type="float" office:value="6780.49" calcext:value-type="float">
            <text:p>6780.49</text:p>
          </table:table-cell>
          <table:table-cell office:value-type="float" office:value="6491.98" calcext:value-type="float">
            <text:p>6491.98</text:p>
          </table:table-cell>
          <table:table-cell office:value-type="float" office:value="6753.98" calcext:value-type="float">
            <text:p>6753.98</text:p>
          </table:table-cell>
          <table:table-cell office:value-type="float" office:value="6822.28" calcext:value-type="float">
            <text:p>6822.28</text:p>
          </table:table-cell>
          <table:table-cell office:value-type="float" office:value="6423.15" calcext:value-type="float">
            <text:p>6423.15</text:p>
          </table:table-cell>
          <table:table-cell office:value-type="float" office:value="6142.04" calcext:value-type="float">
            <text:p>6142.04</text:p>
          </table:table-cell>
          <table:table-cell office:value-type="float" office:value="6490.05" calcext:value-type="float">
            <text:p>6490.05</text:p>
          </table:table-cell>
          <table:table-cell office:value-type="float" office:value="6467.59" calcext:value-type="float">
            <text:p>6467.59</text:p>
          </table:table-cell>
          <table:table-cell office:value-type="float" office:value="6331.65" calcext:value-type="float">
            <text:p>6331.65</text:p>
          </table:table-cell>
          <table:table-cell office:value-type="float" office:value="6020.58" calcext:value-type="float">
            <text:p>6020.58</text:p>
          </table:table-cell>
          <table:table-cell/>
        </table:table-row>
        <table:table-row table:style-name="ro1">
          <table:table-cell office:value-type="time" office:time-value="PT14H00M00S" calcext:value-type="time">
            <text:p>14:00</text:p>
          </table:table-cell>
          <table:table-cell table:style-name="ce2" table:formula="of:=AVERAGE([.D16:.AG16])" office:value-type="float" office:value="7575.361" calcext:value-type="float">
            <text:p>7575.36</text:p>
          </table:table-cell>
          <table:table-cell table:style-name="ce2" table:formula="of:=STDEV([.D16:.AG16])" office:value-type="float" office:value="203.748834773059" calcext:value-type="float">
            <text:p>203.75</text:p>
          </table:table-cell>
          <table:table-cell office:value-type="float" office:value="7634.75" calcext:value-type="float">
            <text:p>7634.75</text:p>
          </table:table-cell>
          <table:table-cell office:value-type="float" office:value="7509" calcext:value-type="float">
            <text:p>7509.00</text:p>
          </table:table-cell>
          <table:table-cell office:value-type="float" office:value="7770.36" calcext:value-type="float">
            <text:p>7770.36</text:p>
          </table:table-cell>
          <table:table-cell office:value-type="float" office:value="7370.45" calcext:value-type="float">
            <text:p>7370.45</text:p>
          </table:table-cell>
          <table:table-cell office:value-type="float" office:value="7694.83" calcext:value-type="float">
            <text:p>7694.83</text:p>
          </table:table-cell>
          <table:table-cell office:value-type="float" office:value="7598.31" calcext:value-type="float">
            <text:p>7598.31</text:p>
          </table:table-cell>
          <table:table-cell office:value-type="float" office:value="7664.12" calcext:value-type="float">
            <text:p>7664.12</text:p>
          </table:table-cell>
          <table:table-cell office:value-type="float" office:value="7436.34" calcext:value-type="float">
            <text:p>7436.34</text:p>
          </table:table-cell>
          <table:table-cell office:value-type="float" office:value="7706.88" calcext:value-type="float">
            <text:p>7706.88</text:p>
          </table:table-cell>
          <table:table-cell office:value-type="float" office:value="7720.33" calcext:value-type="float">
            <text:p>7720.33</text:p>
          </table:table-cell>
          <table:table-cell office:value-type="float" office:value="7639.01" calcext:value-type="float">
            <text:p>7639.01</text:p>
          </table:table-cell>
          <table:table-cell office:value-type="float" office:value="7600.43" calcext:value-type="float">
            <text:p>7600.43</text:p>
          </table:table-cell>
          <table:table-cell office:value-type="float" office:value="7619.43" calcext:value-type="float">
            <text:p>7619.43</text:p>
          </table:table-cell>
          <table:table-cell office:value-type="float" office:value="6723.93" calcext:value-type="float">
            <text:p>6723.93</text:p>
          </table:table-cell>
          <table:table-cell office:value-type="float" office:value="7492.09" calcext:value-type="float">
            <text:p>7492.09</text:p>
          </table:table-cell>
          <table:table-cell office:value-type="float" office:value="7560.87" calcext:value-type="float">
            <text:p>7560.87</text:p>
          </table:table-cell>
          <table:table-cell office:value-type="float" office:value="7357.19" calcext:value-type="float">
            <text:p>7357.19</text:p>
          </table:table-cell>
          <table:table-cell office:value-type="float" office:value="7761.67" calcext:value-type="float">
            <text:p>7761.67</text:p>
          </table:table-cell>
          <table:table-cell office:value-type="float" office:value="7525.39" calcext:value-type="float">
            <text:p>7525.39</text:p>
          </table:table-cell>
          <table:table-cell office:value-type="float" office:value="7782.74" calcext:value-type="float">
            <text:p>7782.74</text:p>
          </table:table-cell>
          <table:table-cell office:value-type="float" office:value="7534.1" calcext:value-type="float">
            <text:p>7534.1</text:p>
          </table:table-cell>
          <table:table-cell office:value-type="float" office:value="7493.02" calcext:value-type="float">
            <text:p>7493.02</text:p>
          </table:table-cell>
          <table:table-cell office:value-type="float" office:value="7449.77" calcext:value-type="float">
            <text:p>7449.77</text:p>
          </table:table-cell>
          <table:table-cell office:value-type="float" office:value="7685.44" calcext:value-type="float">
            <text:p>7685.44</text:p>
          </table:table-cell>
          <table:table-cell office:value-type="float" office:value="7665.61" calcext:value-type="float">
            <text:p>7665.61</text:p>
          </table:table-cell>
          <table:table-cell office:value-type="float" office:value="7853.96" calcext:value-type="float">
            <text:p>7853.96</text:p>
          </table:table-cell>
          <table:table-cell office:value-type="float" office:value="7452.09" calcext:value-type="float">
            <text:p>7452.09</text:p>
          </table:table-cell>
          <table:table-cell office:value-type="float" office:value="7566.6" calcext:value-type="float">
            <text:p>7566.6</text:p>
          </table:table-cell>
          <table:table-cell office:value-type="float" office:value="7660.18" calcext:value-type="float">
            <text:p>7660.18</text:p>
          </table:table-cell>
          <table:table-cell office:value-type="float" office:value="7731.94" calcext:value-type="float">
            <text:p>7731.94</text:p>
          </table:table-cell>
          <table:table-cell/>
        </table:table-row>
        <table:table-row table:style-name="ro1">
          <table:table-cell office:value-type="time" office:time-value="PT15H00M00S" calcext:value-type="time">
            <text:p>15:00</text:p>
          </table:table-cell>
          <table:table-cell table:style-name="ce2" table:formula="of:=AVERAGE([.D17:.AG17])" office:value-type="float" office:value="6999.77" calcext:value-type="float">
            <text:p>6999.77</text:p>
          </table:table-cell>
          <table:table-cell table:style-name="ce2" table:formula="of:=STDEV([.D17:.AG17])" office:value-type="float" office:value="716.993599735778" calcext:value-type="float">
            <text:p>716.99</text:p>
          </table:table-cell>
          <table:table-cell office:value-type="float" office:value="7232.91" calcext:value-type="float">
            <text:p>7232.91</text:p>
          </table:table-cell>
          <table:table-cell office:value-type="float" office:value="6192.92" calcext:value-type="float">
            <text:p>6192.92</text:p>
          </table:table-cell>
          <table:table-cell office:value-type="float" office:value="7197.14" calcext:value-type="float">
            <text:p>7197.14</text:p>
          </table:table-cell>
          <table:table-cell office:value-type="float" office:value="5637.13" calcext:value-type="float">
            <text:p>5637.13</text:p>
          </table:table-cell>
          <table:table-cell office:value-type="float" office:value="6982.23" calcext:value-type="float">
            <text:p>6982.23</text:p>
          </table:table-cell>
          <table:table-cell office:value-type="float" office:value="6434.7" calcext:value-type="float">
            <text:p>6434.70</text:p>
          </table:table-cell>
          <table:table-cell office:value-type="float" office:value="7166.8" calcext:value-type="float">
            <text:p>7166.80</text:p>
          </table:table-cell>
          <table:table-cell office:value-type="float" office:value="5892.59" calcext:value-type="float">
            <text:p>5892.59</text:p>
          </table:table-cell>
          <table:table-cell office:value-type="float" office:value="8056.45" calcext:value-type="float">
            <text:p>8056.45</text:p>
          </table:table-cell>
          <table:table-cell office:value-type="float" office:value="7079.59" calcext:value-type="float">
            <text:p>7079.59</text:p>
          </table:table-cell>
          <table:table-cell office:value-type="float" office:value="6940.32" calcext:value-type="float">
            <text:p>6940.32</text:p>
          </table:table-cell>
          <table:table-cell office:value-type="float" office:value="6727.41" calcext:value-type="float">
            <text:p>6727.41</text:p>
          </table:table-cell>
          <table:table-cell office:value-type="float" office:value="7364.22" calcext:value-type="float">
            <text:p>7364.22</text:p>
          </table:table-cell>
          <table:table-cell office:value-type="float" office:value="5222.6" calcext:value-type="float">
            <text:p>5222.6</text:p>
          </table:table-cell>
          <table:table-cell office:value-type="float" office:value="7365.94" calcext:value-type="float">
            <text:p>7365.94</text:p>
          </table:table-cell>
          <table:table-cell office:value-type="float" office:value="6890.27" calcext:value-type="float">
            <text:p>6890.27</text:p>
          </table:table-cell>
          <table:table-cell office:value-type="float" office:value="5661.13" calcext:value-type="float">
            <text:p>5661.13</text:p>
          </table:table-cell>
          <table:table-cell office:value-type="float" office:value="7702.92" calcext:value-type="float">
            <text:p>7702.92</text:p>
          </table:table-cell>
          <table:table-cell office:value-type="float" office:value="7497.45" calcext:value-type="float">
            <text:p>7497.45</text:p>
          </table:table-cell>
          <table:table-cell office:value-type="float" office:value="7052.19" calcext:value-type="float">
            <text:p>7052.19</text:p>
          </table:table-cell>
          <table:table-cell office:value-type="float" office:value="7677.92" calcext:value-type="float">
            <text:p>7677.92</text:p>
          </table:table-cell>
          <table:table-cell office:value-type="float" office:value="7049.15" calcext:value-type="float">
            <text:p>7049.15</text:p>
          </table:table-cell>
          <table:table-cell office:value-type="float" office:value="8239.23" calcext:value-type="float">
            <text:p>8239.23</text:p>
          </table:table-cell>
          <table:table-cell office:value-type="float" office:value="7343.36" calcext:value-type="float">
            <text:p>7343.36</text:p>
          </table:table-cell>
          <table:table-cell office:value-type="float" office:value="7245.85" calcext:value-type="float">
            <text:p>7245.85</text:p>
          </table:table-cell>
          <table:table-cell office:value-type="float" office:value="7696.94" calcext:value-type="float">
            <text:p>7696.94</text:p>
          </table:table-cell>
          <table:table-cell office:value-type="float" office:value="6674.08" calcext:value-type="float">
            <text:p>6674.08</text:p>
          </table:table-cell>
          <table:table-cell office:value-type="float" office:value="7412.85" calcext:value-type="float">
            <text:p>7412.85</text:p>
          </table:table-cell>
          <table:table-cell office:value-type="float" office:value="7705.37" calcext:value-type="float">
            <text:p>7705.37</text:p>
          </table:table-cell>
          <table:table-cell office:value-type="float" office:value="6651.44" calcext:value-type="float">
            <text:p>6651.44</text:p>
          </table:table-cell>
          <table:table-cell/>
        </table:table-row>
        <table:table-row table:style-name="ro1">
          <table:table-cell office:value-type="time" office:time-value="PT16H00M00S" calcext:value-type="time">
            <text:p>16:00</text:p>
          </table:table-cell>
          <table:table-cell table:style-name="ce2" table:formula="of:=AVERAGE([.D18:.AG18])" office:value-type="float" office:value="4905.52066666667" calcext:value-type="float">
            <text:p>4905.52</text:p>
          </table:table-cell>
          <table:table-cell table:style-name="ce2" table:formula="of:=STDEV([.D18:.AG18])" office:value-type="float" office:value="514.070494769583" calcext:value-type="float">
            <text:p>514.07</text:p>
          </table:table-cell>
          <table:table-cell office:value-type="float" office:value="5312.96" calcext:value-type="float">
            <text:p>5312.96</text:p>
          </table:table-cell>
          <table:table-cell office:value-type="float" office:value="4329.51" calcext:value-type="float">
            <text:p>4329.51</text:p>
          </table:table-cell>
          <table:table-cell office:value-type="float" office:value="5121.57" calcext:value-type="float">
            <text:p>5121.57</text:p>
          </table:table-cell>
          <table:table-cell office:value-type="float" office:value="3920.85" calcext:value-type="float">
            <text:p>3920.85</text:p>
          </table:table-cell>
          <table:table-cell office:value-type="float" office:value="4796.76" calcext:value-type="float">
            <text:p>4796.76</text:p>
          </table:table-cell>
          <table:table-cell office:value-type="float" office:value="4670.57" calcext:value-type="float">
            <text:p>4670.57</text:p>
          </table:table-cell>
          <table:table-cell office:value-type="float" office:value="5244.29" calcext:value-type="float">
            <text:p>5244.29</text:p>
          </table:table-cell>
          <table:table-cell office:value-type="float" office:value="4186.34" calcext:value-type="float">
            <text:p>4186.34</text:p>
          </table:table-cell>
          <table:table-cell office:value-type="float" office:value="5669.28" calcext:value-type="float">
            <text:p>5669.28</text:p>
          </table:table-cell>
          <table:table-cell office:value-type="float" office:value="4938.97" calcext:value-type="float">
            <text:p>4938.97</text:p>
          </table:table-cell>
          <table:table-cell office:value-type="float" office:value="4896.2" calcext:value-type="float">
            <text:p>4896.2</text:p>
          </table:table-cell>
          <table:table-cell office:value-type="float" office:value="4666.15" calcext:value-type="float">
            <text:p>4666.15</text:p>
          </table:table-cell>
          <table:table-cell office:value-type="float" office:value="5369.37" calcext:value-type="float">
            <text:p>5369.37</text:p>
          </table:table-cell>
          <table:table-cell office:value-type="float" office:value="3665.48" calcext:value-type="float">
            <text:p>3665.48</text:p>
          </table:table-cell>
          <table:table-cell office:value-type="float" office:value="5215.31" calcext:value-type="float">
            <text:p>5215.31</text:p>
          </table:table-cell>
          <table:table-cell office:value-type="float" office:value="4752.64" calcext:value-type="float">
            <text:p>4752.64</text:p>
          </table:table-cell>
          <table:table-cell office:value-type="float" office:value="3918.48" calcext:value-type="float">
            <text:p>3918.48</text:p>
          </table:table-cell>
          <table:table-cell office:value-type="float" office:value="5311.56" calcext:value-type="float">
            <text:p>5311.56</text:p>
          </table:table-cell>
          <table:table-cell office:value-type="float" office:value="5511.56" calcext:value-type="float">
            <text:p>5511.56</text:p>
          </table:table-cell>
          <table:table-cell office:value-type="float" office:value="4778.22" calcext:value-type="float">
            <text:p>4778.22</text:p>
          </table:table-cell>
          <table:table-cell office:value-type="float" office:value="5297.87" calcext:value-type="float">
            <text:p>5297.87</text:p>
          </table:table-cell>
          <table:table-cell office:value-type="float" office:value="4864.54" calcext:value-type="float">
            <text:p>4864.54</text:p>
          </table:table-cell>
          <table:table-cell office:value-type="float" office:value="5539.61" calcext:value-type="float">
            <text:p>5539.61</text:p>
          </table:table-cell>
          <table:table-cell office:value-type="float" office:value="4984.42" calcext:value-type="float">
            <text:p>4984.42</text:p>
          </table:table-cell>
          <table:table-cell office:value-type="float" office:value="4998.36" calcext:value-type="float">
            <text:p>4998.36</text:p>
          </table:table-cell>
          <table:table-cell office:value-type="float" office:value="5520.4" calcext:value-type="float">
            <text:p>5520.4</text:p>
          </table:table-cell>
          <table:table-cell office:value-type="float" office:value="4534.13" calcext:value-type="float">
            <text:p>4534.13</text:p>
          </table:table-cell>
          <table:table-cell office:value-type="float" office:value="5251.33" calcext:value-type="float">
            <text:p>5251.33</text:p>
          </table:table-cell>
          <table:table-cell office:value-type="float" office:value="5267.33" calcext:value-type="float">
            <text:p>5267.33</text:p>
          </table:table-cell>
          <table:table-cell office:value-type="float" office:value="4631.56" calcext:value-type="float">
            <text:p>4631.56</text:p>
          </table:table-cell>
          <table:table-cell/>
        </table:table-row>
        <table:table-row table:style-name="ro1">
          <table:table-cell office:value-type="time" office:time-value="PT17H00M00S" calcext:value-type="time">
            <text:p>17:00</text:p>
          </table:table-cell>
          <table:table-cell table:style-name="ce2" table:formula="of:=AVERAGE([.D19:.AG19])" office:value-type="float" office:value="3126.84533333333" calcext:value-type="float">
            <text:p>3126.85</text:p>
          </table:table-cell>
          <table:table-cell table:style-name="ce2" table:formula="of:=STDEV([.D19:.AG19])" office:value-type="float" office:value="369.23184363863" calcext:value-type="float">
            <text:p>369.23</text:p>
          </table:table-cell>
          <table:table-cell office:value-type="float" office:value="3201.78" calcext:value-type="float">
            <text:p>3201.78</text:p>
          </table:table-cell>
          <table:table-cell office:value-type="float" office:value="2919.2" calcext:value-type="float">
            <text:p>2919.20</text:p>
          </table:table-cell>
          <table:table-cell office:value-type="float" office:value="3006.79" calcext:value-type="float">
            <text:p>3006.79</text:p>
          </table:table-cell>
          <table:table-cell office:value-type="float" office:value="2334.48" calcext:value-type="float">
            <text:p>2334.48</text:p>
          </table:table-cell>
          <table:table-cell office:value-type="float" office:value="2831.15" calcext:value-type="float">
            <text:p>2831.15</text:p>
          </table:table-cell>
          <table:table-cell office:value-type="float" office:value="2868.16" calcext:value-type="float">
            <text:p>2868.16</text:p>
          </table:table-cell>
          <table:table-cell office:value-type="float" office:value="3459.73" calcext:value-type="float">
            <text:p>3459.73</text:p>
          </table:table-cell>
          <table:table-cell office:value-type="float" office:value="2564.58" calcext:value-type="float">
            <text:p>2564.58</text:p>
          </table:table-cell>
          <table:table-cell office:value-type="float" office:value="3659.16" calcext:value-type="float">
            <text:p>3659.16</text:p>
          </table:table-cell>
          <table:table-cell office:value-type="float" office:value="3185.42" calcext:value-type="float">
            <text:p>3185.42</text:p>
          </table:table-cell>
          <table:table-cell office:value-type="float" office:value="3395.08" calcext:value-type="float">
            <text:p>3395.08</text:p>
          </table:table-cell>
          <table:table-cell office:value-type="float" office:value="3232.73" calcext:value-type="float">
            <text:p>3232.73</text:p>
          </table:table-cell>
          <table:table-cell office:value-type="float" office:value="3373.18" calcext:value-type="float">
            <text:p>3373.18</text:p>
          </table:table-cell>
          <table:table-cell office:value-type="float" office:value="2217.8" calcext:value-type="float">
            <text:p>2217.8</text:p>
          </table:table-cell>
          <table:table-cell office:value-type="float" office:value="2779.88" calcext:value-type="float">
            <text:p>2779.88</text:p>
          </table:table-cell>
          <table:table-cell office:value-type="float" office:value="3352.8" calcext:value-type="float">
            <text:p>3352.8</text:p>
          </table:table-cell>
          <table:table-cell office:value-type="float" office:value="2542.24" calcext:value-type="float">
            <text:p>2542.24</text:p>
          </table:table-cell>
          <table:table-cell office:value-type="float" office:value="3467.02" calcext:value-type="float">
            <text:p>3467.02</text:p>
          </table:table-cell>
          <table:table-cell office:value-type="float" office:value="2934.48" calcext:value-type="float">
            <text:p>2934.48</text:p>
          </table:table-cell>
          <table:table-cell office:value-type="float" office:value="3281.83" calcext:value-type="float">
            <text:p>3281.83</text:p>
          </table:table-cell>
          <table:table-cell office:value-type="float" office:value="3582.88" calcext:value-type="float">
            <text:p>3582.88</text:p>
          </table:table-cell>
          <table:table-cell office:value-type="float" office:value="2953.13" calcext:value-type="float">
            <text:p>2953.13</text:p>
          </table:table-cell>
          <table:table-cell office:value-type="float" office:value="3545.99" calcext:value-type="float">
            <text:p>3545.99</text:p>
          </table:table-cell>
          <table:table-cell office:value-type="float" office:value="3304.19" calcext:value-type="float">
            <text:p>3304.19</text:p>
          </table:table-cell>
          <table:table-cell office:value-type="float" office:value="3436.51" calcext:value-type="float">
            <text:p>3436.51</text:p>
          </table:table-cell>
          <table:table-cell office:value-type="float" office:value="3375.16" calcext:value-type="float">
            <text:p>3375.16</text:p>
          </table:table-cell>
          <table:table-cell office:value-type="float" office:value="3079.29" calcext:value-type="float">
            <text:p>3079.29</text:p>
          </table:table-cell>
          <table:table-cell office:value-type="float" office:value="3225.18" calcext:value-type="float">
            <text:p>3225.18</text:p>
          </table:table-cell>
          <table:table-cell office:value-type="float" office:value="3242.85" calcext:value-type="float">
            <text:p>3242.85</text:p>
          </table:table-cell>
          <table:table-cell office:value-type="float" office:value="3452.69" calcext:value-type="float">
            <text:p>3452.69</text:p>
          </table:table-cell>
          <table:table-cell/>
        </table:table-row>
        <table:table-row table:style-name="ro1">
          <table:table-cell office:value-type="time" office:time-value="PT18H00M00S" calcext:value-type="time">
            <text:p>18:00</text:p>
          </table:table-cell>
          <table:table-cell table:style-name="ce2" table:formula="of:=AVERAGE([.D20:.AG20])" office:value-type="float" office:value="3707.68466666667" calcext:value-type="float">
            <text:p>3707.68</text:p>
          </table:table-cell>
          <table:table-cell table:style-name="ce2" table:formula="of:=STDEV([.D20:.AG20])" office:value-type="float" office:value="440.66626406819" calcext:value-type="float">
            <text:p>440.67</text:p>
          </table:table-cell>
          <table:table-cell office:value-type="float" office:value="3986.13" calcext:value-type="float">
            <text:p>3986.13</text:p>
          </table:table-cell>
          <table:table-cell office:value-type="float" office:value="3432.6" calcext:value-type="float">
            <text:p>3432.60</text:p>
          </table:table-cell>
          <table:table-cell office:value-type="float" office:value="3701.42" calcext:value-type="float">
            <text:p>3701.42</text:p>
          </table:table-cell>
          <table:table-cell office:value-type="float" office:value="2906.07" calcext:value-type="float">
            <text:p>2906.07</text:p>
          </table:table-cell>
          <table:table-cell office:value-type="float" office:value="3474.58" calcext:value-type="float">
            <text:p>3474.58</text:p>
          </table:table-cell>
          <table:table-cell office:value-type="float" office:value="3324.62" calcext:value-type="float">
            <text:p>3324.62</text:p>
          </table:table-cell>
          <table:table-cell office:value-type="float" office:value="3620.59" calcext:value-type="float">
            <text:p>3620.59</text:p>
          </table:table-cell>
          <table:table-cell office:value-type="float" office:value="2700.1" calcext:value-type="float">
            <text:p>2700.10</text:p>
          </table:table-cell>
          <table:table-cell office:value-type="float" office:value="4460.51" calcext:value-type="float">
            <text:p>4460.51</text:p>
          </table:table-cell>
          <table:table-cell office:value-type="float" office:value="3881.49" calcext:value-type="float">
            <text:p>3881.49</text:p>
          </table:table-cell>
          <table:table-cell office:value-type="float" office:value="3789.85" calcext:value-type="float">
            <text:p>3789.85</text:p>
          </table:table-cell>
          <table:table-cell office:value-type="float" office:value="3429.2" calcext:value-type="float">
            <text:p>3429.2</text:p>
          </table:table-cell>
          <table:table-cell office:value-type="float" office:value="4152.74" calcext:value-type="float">
            <text:p>4152.74</text:p>
          </table:table-cell>
          <table:table-cell office:value-type="float" office:value="2842.37" calcext:value-type="float">
            <text:p>2842.37</text:p>
          </table:table-cell>
          <table:table-cell office:value-type="float" office:value="3768.7" calcext:value-type="float">
            <text:p>3768.7</text:p>
          </table:table-cell>
          <table:table-cell office:value-type="float" office:value="3835.27" calcext:value-type="float">
            <text:p>3835.27</text:p>
          </table:table-cell>
          <table:table-cell office:value-type="float" office:value="3179.26" calcext:value-type="float">
            <text:p>3179.26</text:p>
          </table:table-cell>
          <table:table-cell office:value-type="float" office:value="3886.03" calcext:value-type="float">
            <text:p>3886.03</text:p>
          </table:table-cell>
          <table:table-cell office:value-type="float" office:value="3780.52" calcext:value-type="float">
            <text:p>3780.52</text:p>
          </table:table-cell>
          <table:table-cell office:value-type="float" office:value="3817.56" calcext:value-type="float">
            <text:p>3817.56</text:p>
          </table:table-cell>
          <table:table-cell office:value-type="float" office:value="4300.64" calcext:value-type="float">
            <text:p>4300.64</text:p>
          </table:table-cell>
          <table:table-cell office:value-type="float" office:value="3778.22" calcext:value-type="float">
            <text:p>3778.22</text:p>
          </table:table-cell>
          <table:table-cell office:value-type="float" office:value="4569.2" calcext:value-type="float">
            <text:p>4569.2</text:p>
          </table:table-cell>
          <table:table-cell office:value-type="float" office:value="3765.98" calcext:value-type="float">
            <text:p>3765.98</text:p>
          </table:table-cell>
          <table:table-cell office:value-type="float" office:value="3700.47" calcext:value-type="float">
            <text:p>3700.47</text:p>
          </table:table-cell>
          <table:table-cell office:value-type="float" office:value="3876.98" calcext:value-type="float">
            <text:p>3876.98</text:p>
          </table:table-cell>
          <table:table-cell office:value-type="float" office:value="3618.06" calcext:value-type="float">
            <text:p>3618.06</text:p>
          </table:table-cell>
          <table:table-cell office:value-type="float" office:value="3737.5" calcext:value-type="float">
            <text:p>3737.5</text:p>
          </table:table-cell>
          <table:table-cell office:value-type="float" office:value="4387.7" calcext:value-type="float">
            <text:p>4387.7</text:p>
          </table:table-cell>
          <table:table-cell office:value-type="float" office:value="3526.18" calcext:value-type="float">
            <text:p>3526.18</text:p>
          </table:table-cell>
          <table:table-cell/>
        </table:table-row>
        <table:table-row table:style-name="ro1">
          <table:table-cell office:value-type="time" office:time-value="PT19H00M00S" calcext:value-type="time">
            <text:p>19:00</text:p>
          </table:table-cell>
          <table:table-cell table:style-name="ce2" table:formula="of:=AVERAGE([.D21:.AG21])" office:value-type="float" office:value="4102.211" calcext:value-type="float">
            <text:p>4102.21</text:p>
          </table:table-cell>
          <table:table-cell table:style-name="ce2" table:formula="of:=STDEV([.D21:.AG21])" office:value-type="float" office:value="564.204637706311" calcext:value-type="float">
            <text:p>564.20</text:p>
          </table:table-cell>
          <table:table-cell office:value-type="float" office:value="3930.31" calcext:value-type="float">
            <text:p>3930.31</text:p>
          </table:table-cell>
          <table:table-cell office:value-type="float" office:value="3685.81" calcext:value-type="float">
            <text:p>3685.81</text:p>
          </table:table-cell>
          <table:table-cell office:value-type="float" office:value="4215.73" calcext:value-type="float">
            <text:p>4215.73</text:p>
          </table:table-cell>
          <table:table-cell office:value-type="float" office:value="3072.16" calcext:value-type="float">
            <text:p>3072.16</text:p>
          </table:table-cell>
          <table:table-cell office:value-type="float" office:value="4462.65" calcext:value-type="float">
            <text:p>4462.65</text:p>
          </table:table-cell>
          <table:table-cell office:value-type="float" office:value="3215.41" calcext:value-type="float">
            <text:p>3215.41</text:p>
          </table:table-cell>
          <table:table-cell office:value-type="float" office:value="3942.73" calcext:value-type="float">
            <text:p>3942.73</text:p>
          </table:table-cell>
          <table:table-cell office:value-type="float" office:value="3287.06" calcext:value-type="float">
            <text:p>3287.06</text:p>
          </table:table-cell>
          <table:table-cell office:value-type="float" office:value="4744.69" calcext:value-type="float">
            <text:p>4744.69</text:p>
          </table:table-cell>
          <table:table-cell office:value-type="float" office:value="4303.36" calcext:value-type="float">
            <text:p>4303.36</text:p>
          </table:table-cell>
          <table:table-cell office:value-type="float" office:value="4008.79" calcext:value-type="float">
            <text:p>4008.79</text:p>
          </table:table-cell>
          <table:table-cell office:value-type="float" office:value="4014.33" calcext:value-type="float">
            <text:p>4014.33</text:p>
          </table:table-cell>
          <table:table-cell office:value-type="float" office:value="3906.55" calcext:value-type="float">
            <text:p>3906.55</text:p>
          </table:table-cell>
          <table:table-cell office:value-type="float" office:value="2963.8" calcext:value-type="float">
            <text:p>2963.8</text:p>
          </table:table-cell>
          <table:table-cell office:value-type="float" office:value="4385.79" calcext:value-type="float">
            <text:p>4385.79</text:p>
          </table:table-cell>
          <table:table-cell office:value-type="float" office:value="4345.46" calcext:value-type="float">
            <text:p>4345.46</text:p>
          </table:table-cell>
          <table:table-cell office:value-type="float" office:value="3353.78" calcext:value-type="float">
            <text:p>3353.78</text:p>
          </table:table-cell>
          <table:table-cell office:value-type="float" office:value="4916.57" calcext:value-type="float">
            <text:p>4916.57</text:p>
          </table:table-cell>
          <table:table-cell office:value-type="float" office:value="4711.04" calcext:value-type="float">
            <text:p>4711.04</text:p>
          </table:table-cell>
          <table:table-cell office:value-type="float" office:value="4108.47" calcext:value-type="float">
            <text:p>4108.47</text:p>
          </table:table-cell>
          <table:table-cell office:value-type="float" office:value="4202.65" calcext:value-type="float">
            <text:p>4202.65</text:p>
          </table:table-cell>
          <table:table-cell office:value-type="float" office:value="4496.77" calcext:value-type="float">
            <text:p>4496.77</text:p>
          </table:table-cell>
          <table:table-cell office:value-type="float" office:value="4640.7" calcext:value-type="float">
            <text:p>4640.7</text:p>
          </table:table-cell>
          <table:table-cell office:value-type="float" office:value="4542.37" calcext:value-type="float">
            <text:p>4542.37</text:p>
          </table:table-cell>
          <table:table-cell office:value-type="float" office:value="4167.34" calcext:value-type="float">
            <text:p>4167.34</text:p>
          </table:table-cell>
          <table:table-cell office:value-type="float" office:value="4811.31" calcext:value-type="float">
            <text:p>4811.31</text:p>
          </table:table-cell>
          <table:table-cell office:value-type="float" office:value="3931.91" calcext:value-type="float">
            <text:p>3931.91</text:p>
          </table:table-cell>
          <table:table-cell office:value-type="float" office:value="4521.44" calcext:value-type="float">
            <text:p>4521.44</text:p>
          </table:table-cell>
          <table:table-cell office:value-type="float" office:value="4939.9" calcext:value-type="float">
            <text:p>4939.9</text:p>
          </table:table-cell>
          <table:table-cell office:value-type="float" office:value="3237.45" calcext:value-type="float">
            <text:p>3237.45</text:p>
          </table:table-cell>
          <table:table-cell/>
        </table:table-row>
        <table:table-row table:style-name="ro1">
          <table:table-cell office:value-type="time" office:time-value="PT20H00M00S" calcext:value-type="time">
            <text:p>20:00</text:p>
          </table:table-cell>
          <table:table-cell table:style-name="ce2" table:formula="of:=AVERAGE([.D22:.AG22])" office:value-type="float" office:value="4923.09566666667" calcext:value-type="float">
            <text:p>4923.10</text:p>
          </table:table-cell>
          <table:table-cell table:style-name="ce2" table:formula="of:=STDEV([.D22:.AG22])" office:value-type="float" office:value="830.279079095712" calcext:value-type="float">
            <text:p>830.28</text:p>
          </table:table-cell>
          <table:table-cell office:value-type="float" office:value="4593.63" calcext:value-type="float">
            <text:p>4593.63</text:p>
          </table:table-cell>
          <table:table-cell office:value-type="float" office:value="4325.48" calcext:value-type="float">
            <text:p>4325.48</text:p>
          </table:table-cell>
          <table:table-cell office:value-type="float" office:value="5099.52" calcext:value-type="float">
            <text:p>5099.52</text:p>
          </table:table-cell>
          <table:table-cell office:value-type="float" office:value="3521.3" calcext:value-type="float">
            <text:p>3521.30</text:p>
          </table:table-cell>
          <table:table-cell office:value-type="float" office:value="5530.05" calcext:value-type="float">
            <text:p>5530.05</text:p>
          </table:table-cell>
          <table:table-cell office:value-type="float" office:value="3494.46" calcext:value-type="float">
            <text:p>3494.46</text:p>
          </table:table-cell>
          <table:table-cell office:value-type="float" office:value="4898.42" calcext:value-type="float">
            <text:p>4898.42</text:p>
          </table:table-cell>
          <table:table-cell office:value-type="float" office:value="3648.17" calcext:value-type="float">
            <text:p>3648.17</text:p>
          </table:table-cell>
          <table:table-cell office:value-type="float" office:value="5832.06" calcext:value-type="float">
            <text:p>5832.06</text:p>
          </table:table-cell>
          <table:table-cell office:value-type="float" office:value="5040.25" calcext:value-type="float">
            <text:p>5040.25</text:p>
          </table:table-cell>
          <table:table-cell office:value-type="float" office:value="4934.9" calcext:value-type="float">
            <text:p>4934.9</text:p>
          </table:table-cell>
          <table:table-cell office:value-type="float" office:value="5119.94" calcext:value-type="float">
            <text:p>5119.94</text:p>
          </table:table-cell>
          <table:table-cell office:value-type="float" office:value="4515.53" calcext:value-type="float">
            <text:p>4515.53</text:p>
          </table:table-cell>
          <table:table-cell office:value-type="float" office:value="3167.79" calcext:value-type="float">
            <text:p>3167.79</text:p>
          </table:table-cell>
          <table:table-cell office:value-type="float" office:value="5190.87" calcext:value-type="float">
            <text:p>5190.87</text:p>
          </table:table-cell>
          <table:table-cell office:value-type="float" office:value="5252.53" calcext:value-type="float">
            <text:p>5252.53</text:p>
          </table:table-cell>
          <table:table-cell office:value-type="float" office:value="3739.29" calcext:value-type="float">
            <text:p>3739.29</text:p>
          </table:table-cell>
          <table:table-cell office:value-type="float" office:value="6197.65" calcext:value-type="float">
            <text:p>6197.65</text:p>
          </table:table-cell>
          <table:table-cell office:value-type="float" office:value="5747.34" calcext:value-type="float">
            <text:p>5747.34</text:p>
          </table:table-cell>
          <table:table-cell office:value-type="float" office:value="4807.08" calcext:value-type="float">
            <text:p>4807.08</text:p>
          </table:table-cell>
          <table:table-cell office:value-type="float" office:value="5182.5" calcext:value-type="float">
            <text:p>5182.5</text:p>
          </table:table-cell>
          <table:table-cell office:value-type="float" office:value="5660.55" calcext:value-type="float">
            <text:p>5660.55</text:p>
          </table:table-cell>
          <table:table-cell office:value-type="float" office:value="5738.61" calcext:value-type="float">
            <text:p>5738.61</text:p>
          </table:table-cell>
          <table:table-cell office:value-type="float" office:value="5471.06" calcext:value-type="float">
            <text:p>5471.06</text:p>
          </table:table-cell>
          <table:table-cell office:value-type="float" office:value="5178.62" calcext:value-type="float">
            <text:p>5178.62</text:p>
          </table:table-cell>
          <table:table-cell office:value-type="float" office:value="5836.74" calcext:value-type="float">
            <text:p>5836.74</text:p>
          </table:table-cell>
          <table:table-cell office:value-type="float" office:value="4734.48" calcext:value-type="float">
            <text:p>4734.48</text:p>
          </table:table-cell>
          <table:table-cell office:value-type="float" office:value="5498.89" calcext:value-type="float">
            <text:p>5498.89</text:p>
          </table:table-cell>
          <table:table-cell office:value-type="float" office:value="6012.02" calcext:value-type="float">
            <text:p>6012.02</text:p>
          </table:table-cell>
          <table:table-cell office:value-type="float" office:value="3723.14" calcext:value-type="float">
            <text:p>3723.14</text:p>
          </table:table-cell>
          <table:table-cell/>
        </table:table-row>
        <table:table-row table:style-name="ro1">
          <table:table-cell office:value-type="time" office:time-value="PT21H00M00S" calcext:value-type="time">
            <text:p>21:00</text:p>
          </table:table-cell>
          <table:table-cell table:style-name="ce2" table:formula="of:=AVERAGE([.D23:.AG23])" office:value-type="float" office:value="3780.35566666667" calcext:value-type="float">
            <text:p>3780.36</text:p>
          </table:table-cell>
          <table:table-cell table:style-name="ce2" table:formula="of:=STDEV([.D23:.AG23])" office:value-type="float" office:value="1210.1589352007" calcext:value-type="float">
            <text:p>1210.16</text:p>
          </table:table-cell>
          <table:table-cell office:value-type="float" office:value="3310.14" calcext:value-type="float">
            <text:p>3310.14</text:p>
          </table:table-cell>
          <table:table-cell office:value-type="float" office:value="2696.38" calcext:value-type="float">
            <text:p>2696.38</text:p>
          </table:table-cell>
          <table:table-cell office:value-type="float" office:value="4143.97" calcext:value-type="float">
            <text:p>4143.97</text:p>
          </table:table-cell>
          <table:table-cell office:value-type="float" office:value="1683.83" calcext:value-type="float">
            <text:p>1683.83</text:p>
          </table:table-cell>
          <table:table-cell office:value-type="float" office:value="4646.81" calcext:value-type="float">
            <text:p>4646.81</text:p>
          </table:table-cell>
          <table:table-cell office:value-type="float" office:value="1762.99" calcext:value-type="float">
            <text:p>1762.99</text:p>
          </table:table-cell>
          <table:table-cell office:value-type="float" office:value="3649.22" calcext:value-type="float">
            <text:p>3649.22</text:p>
          </table:table-cell>
          <table:table-cell office:value-type="float" office:value="1869.01" calcext:value-type="float">
            <text:p>1869.01</text:p>
          </table:table-cell>
          <table:table-cell office:value-type="float" office:value="5115.43" calcext:value-type="float">
            <text:p>5115.43</text:p>
          </table:table-cell>
          <table:table-cell office:value-type="float" office:value="4010.68" calcext:value-type="float">
            <text:p>4010.68</text:p>
          </table:table-cell>
          <table:table-cell office:value-type="float" office:value="3713.72" calcext:value-type="float">
            <text:p>3713.72</text:p>
          </table:table-cell>
          <table:table-cell office:value-type="float" office:value="4112.62" calcext:value-type="float">
            <text:p>4112.62</text:p>
          </table:table-cell>
          <table:table-cell office:value-type="float" office:value="2986.27" calcext:value-type="float">
            <text:p>2986.27</text:p>
          </table:table-cell>
          <table:table-cell office:value-type="float" office:value="1451.8" calcext:value-type="float">
            <text:p>1451.8</text:p>
          </table:table-cell>
          <table:table-cell office:value-type="float" office:value="4217.78" calcext:value-type="float">
            <text:p>4217.78</text:p>
          </table:table-cell>
          <table:table-cell office:value-type="float" office:value="4265.27" calcext:value-type="float">
            <text:p>4265.27</text:p>
          </table:table-cell>
          <table:table-cell office:value-type="float" office:value="2026.15" calcext:value-type="float">
            <text:p>2026.15</text:p>
          </table:table-cell>
          <table:table-cell office:value-type="float" office:value="5512.39" calcext:value-type="float">
            <text:p>5512.39</text:p>
          </table:table-cell>
          <table:table-cell office:value-type="float" office:value="5020.22" calcext:value-type="float">
            <text:p>5020.22</text:p>
          </table:table-cell>
          <table:table-cell office:value-type="float" office:value="3454.06" calcext:value-type="float">
            <text:p>3454.06</text:p>
          </table:table-cell>
          <table:table-cell office:value-type="float" office:value="4186.99" calcext:value-type="float">
            <text:p>4186.99</text:p>
          </table:table-cell>
          <table:table-cell office:value-type="float" office:value="4792.84" calcext:value-type="float">
            <text:p>4792.84</text:p>
          </table:table-cell>
          <table:table-cell office:value-type="float" office:value="4927.73" calcext:value-type="float">
            <text:p>4927.73</text:p>
          </table:table-cell>
          <table:table-cell office:value-type="float" office:value="4641.67" calcext:value-type="float">
            <text:p>4641.67</text:p>
          </table:table-cell>
          <table:table-cell office:value-type="float" office:value="4347.75" calcext:value-type="float">
            <text:p>4347.75</text:p>
          </table:table-cell>
          <table:table-cell office:value-type="float" office:value="5188.69" calcext:value-type="float">
            <text:p>5188.69</text:p>
          </table:table-cell>
          <table:table-cell office:value-type="float" office:value="3645.21" calcext:value-type="float">
            <text:p>3645.21</text:p>
          </table:table-cell>
          <table:table-cell office:value-type="float" office:value="4784.43" calcext:value-type="float">
            <text:p>4784.43</text:p>
          </table:table-cell>
          <table:table-cell office:value-type="float" office:value="5247.35" calcext:value-type="float">
            <text:p>5247.35</text:p>
          </table:table-cell>
          <table:table-cell office:value-type="float" office:value="1999.27" calcext:value-type="float">
            <text:p>1999.27</text:p>
          </table:table-cell>
          <table:table-cell/>
        </table:table-row>
        <table:table-row table:style-name="ro1">
          <table:table-cell office:value-type="time" office:time-value="PT22H00M00S" calcext:value-type="time">
            <text:p>22:00</text:p>
          </table:table-cell>
          <table:table-cell table:style-name="ce2" table:formula="of:=AVERAGE([.D24:.AG24])" office:value-type="float" office:value="828.482666666667" calcext:value-type="float">
            <text:p>828.48</text:p>
          </table:table-cell>
          <table:table-cell table:style-name="ce2" table:formula="of:=STDEV([.D24:.AG24])" office:value-type="float" office:value="734.706801369669" calcext:value-type="float">
            <text:p>734.71</text:p>
          </table:table-cell>
          <table:table-cell office:value-type="float" office:value="110.03" calcext:value-type="float">
            <text:p>110.03</text:p>
          </table:table-cell>
          <table:table-cell office:value-type="float" office:value="96.4" calcext:value-type="float">
            <text:p>96.40</text:p>
          </table:table-cell>
          <table:table-cell office:value-type="float" office:value="757.54" calcext:value-type="float">
            <text:p>757.54</text:p>
          </table:table-cell>
          <table:table-cell office:value-type="float" office:value="98.78" calcext:value-type="float">
            <text:p>98.78</text:p>
          </table:table-cell>
          <table:table-cell office:value-type="float" office:value="1269.07" calcext:value-type="float">
            <text:p>1269.07</text:p>
          </table:table-cell>
          <table:table-cell office:value-type="float" office:value="100.34" calcext:value-type="float">
            <text:p>100.34</text:p>
          </table:table-cell>
          <table:table-cell office:value-type="float" office:value="342.9" calcext:value-type="float">
            <text:p>342.90</text:p>
          </table:table-cell>
          <table:table-cell office:value-type="float" office:value="101.09" calcext:value-type="float">
            <text:p>101.09</text:p>
          </table:table-cell>
          <table:table-cell office:value-type="float" office:value="1923.75" calcext:value-type="float">
            <text:p>1923.75</text:p>
          </table:table-cell>
          <table:table-cell office:value-type="float" office:value="657.59" calcext:value-type="float">
            <text:p>657.59</text:p>
          </table:table-cell>
          <table:table-cell office:value-type="float" office:value="280.07" calcext:value-type="float">
            <text:p>280.07</text:p>
          </table:table-cell>
          <table:table-cell office:value-type="float" office:value="703.94" calcext:value-type="float">
            <text:p>703.94</text:p>
          </table:table-cell>
          <table:table-cell office:value-type="float" office:value="99.48" calcext:value-type="float">
            <text:p>99.48</text:p>
          </table:table-cell>
          <table:table-cell office:value-type="float" office:value="101.99" calcext:value-type="float">
            <text:p>101.99</text:p>
          </table:table-cell>
          <table:table-cell office:value-type="float" office:value="798.75" calcext:value-type="float">
            <text:p>798.75</text:p>
          </table:table-cell>
          <table:table-cell office:value-type="float" office:value="814.43" calcext:value-type="float">
            <text:p>814.43</text:p>
          </table:table-cell>
          <table:table-cell office:value-type="float" office:value="101.81" calcext:value-type="float">
            <text:p>101.81</text:p>
          </table:table-cell>
          <table:table-cell office:value-type="float" office:value="2135.76" calcext:value-type="float">
            <text:p>2135.76</text:p>
          </table:table-cell>
          <table:table-cell office:value-type="float" office:value="1776.25" calcext:value-type="float">
            <text:p>1776.25</text:p>
          </table:table-cell>
          <table:table-cell office:value-type="float" office:value="206.56" calcext:value-type="float">
            <text:p>206.56</text:p>
          </table:table-cell>
          <table:table-cell office:value-type="float" office:value="599.79" calcext:value-type="float">
            <text:p>599.79</text:p>
          </table:table-cell>
          <table:table-cell office:value-type="float" office:value="1413.58" calcext:value-type="float">
            <text:p>1413.58</text:p>
          </table:table-cell>
          <table:table-cell office:value-type="float" office:value="1597.03" calcext:value-type="float">
            <text:p>1597.03</text:p>
          </table:table-cell>
          <table:table-cell office:value-type="float" office:value="1357.72" calcext:value-type="float">
            <text:p>1357.72</text:p>
          </table:table-cell>
          <table:table-cell office:value-type="float" office:value="983.85" calcext:value-type="float">
            <text:p>983.85</text:p>
          </table:table-cell>
          <table:table-cell office:value-type="float" office:value="2203.2" calcext:value-type="float">
            <text:p>2203.2</text:p>
          </table:table-cell>
          <table:table-cell office:value-type="float" office:value="335.98" calcext:value-type="float">
            <text:p>335.98</text:p>
          </table:table-cell>
          <table:table-cell office:value-type="float" office:value="1550.47" calcext:value-type="float">
            <text:p>1550.47</text:p>
          </table:table-cell>
          <table:table-cell office:value-type="float" office:value="2234.41" calcext:value-type="float">
            <text:p>2234.41</text:p>
          </table:table-cell>
          <table:table-cell office:value-type="float" office:value="101.92" calcext:value-type="float">
            <text:p>101.92</text:p>
          </table:table-cell>
          <table:table-cell/>
        </table:table-row>
        <table:table-row table:style-name="ro1">
          <table:table-cell office:value-type="time" office:time-value="PT23H00M00S" calcext:value-type="time">
            <text:p>23:00</text:p>
          </table:table-cell>
          <table:table-cell table:style-name="ce2" table:formula="of:=AVERAGE([.D25:.AG25])" office:value-type="float" office:value="89.362" calcext:value-type="float">
            <text:p>89.36</text:p>
          </table:table-cell>
          <table:table-cell table:style-name="ce2" table:formula="of:=STDEV([.D25:.AG25])" office:value-type="float" office:value="2.22629644523567" calcext:value-type="float">
            <text:p>2.23</text:p>
          </table:table-cell>
          <table:table-cell office:value-type="float" office:value="88.8" calcext:value-type="float">
            <text:p>88.80</text:p>
          </table:table-cell>
          <table:table-cell office:value-type="float" office:value="89.87" calcext:value-type="float">
            <text:p>89.87</text:p>
          </table:table-cell>
          <table:table-cell office:value-type="float" office:value="86.52" calcext:value-type="float">
            <text:p>86.52</text:p>
          </table:table-cell>
          <table:table-cell office:value-type="float" office:value="93.93" calcext:value-type="float">
            <text:p>93.93</text:p>
          </table:table-cell>
          <table:table-cell office:value-type="float" office:value="89.02" calcext:value-type="float">
            <text:p>89.02</text:p>
          </table:table-cell>
          <table:table-cell office:value-type="float" office:value="89.95" calcext:value-type="float">
            <text:p>89.95</text:p>
          </table:table-cell>
          <table:table-cell office:value-type="float" office:value="86.77" calcext:value-type="float">
            <text:p>86.77</text:p>
          </table:table-cell>
          <table:table-cell office:value-type="float" office:value="90.87" calcext:value-type="float">
            <text:p>90.87</text:p>
          </table:table-cell>
          <table:table-cell office:value-type="float" office:value="91.15" calcext:value-type="float">
            <text:p>91.15</text:p>
          </table:table-cell>
          <table:table-cell office:value-type="float" office:value="88.63" calcext:value-type="float">
            <text:p>88.63</text:p>
          </table:table-cell>
          <table:table-cell office:value-type="float" office:value="90.32" calcext:value-type="float">
            <text:p>90.32</text:p>
          </table:table-cell>
          <table:table-cell office:value-type="float" office:value="86.26" calcext:value-type="float">
            <text:p>86.26</text:p>
          </table:table-cell>
          <table:table-cell office:value-type="float" office:value="91.26" calcext:value-type="float">
            <text:p>91.26</text:p>
          </table:table-cell>
          <table:table-cell office:value-type="float" office:value="88.42" calcext:value-type="float">
            <text:p>88.42</text:p>
          </table:table-cell>
          <table:table-cell office:value-type="float" office:value="88.71" calcext:value-type="float">
            <text:p>88.71</text:p>
          </table:table-cell>
          <table:table-cell office:value-type="float" office:value="91.04" calcext:value-type="float">
            <text:p>91.04</text:p>
          </table:table-cell>
          <table:table-cell office:value-type="float" office:value="90.35" calcext:value-type="float">
            <text:p>90.35</text:p>
          </table:table-cell>
          <table:table-cell office:value-type="float" office:value="92.46" calcext:value-type="float">
            <text:p>92.46</text:p>
          </table:table-cell>
          <table:table-cell office:value-type="float" office:value="89.57" calcext:value-type="float">
            <text:p>89.57</text:p>
          </table:table-cell>
          <table:table-cell office:value-type="float" office:value="90.53" calcext:value-type="float">
            <text:p>90.53</text:p>
          </table:table-cell>
          <table:table-cell office:value-type="float" office:value="89.09" calcext:value-type="float">
            <text:p>89.09</text:p>
          </table:table-cell>
          <table:table-cell office:value-type="float" office:value="90.3" calcext:value-type="float">
            <text:p>90.3</text:p>
          </table:table-cell>
          <table:table-cell office:value-type="float" office:value="86.89" calcext:value-type="float">
            <text:p>86.89</text:p>
          </table:table-cell>
          <table:table-cell office:value-type="float" office:value="86.08" calcext:value-type="float">
            <text:p>86.08</text:p>
          </table:table-cell>
          <table:table-cell office:value-type="float" office:value="85.07" calcext:value-type="float">
            <text:p>85.07</text:p>
          </table:table-cell>
          <table:table-cell office:value-type="float" office:value="93.11" calcext:value-type="float">
            <text:p>93.11</text:p>
          </table:table-cell>
          <table:table-cell office:value-type="float" office:value="86.39" calcext:value-type="float">
            <text:p>86.39</text:p>
          </table:table-cell>
          <table:table-cell office:value-type="float" office:value="89.46" calcext:value-type="float">
            <text:p>89.46</text:p>
          </table:table-cell>
          <table:table-cell office:value-type="float" office:value="87.7" calcext:value-type="float">
            <text:p>87.7</text:p>
          </table:table-cell>
          <table:table-cell office:value-type="float" office:value="92.34" calcext:value-type="float">
            <text:p>92.34</text:p>
          </table:table-cell>
          <table:table-cell/>
        </table:table-row>
        <table:table-row table:style-name="ro1" table:number-rows-repeated="71">
          <table:table-cell/>
          <table:table-cell table:style-name="ce2" table:number-columns-repeated="2"/>
          <table:table-cell table:number-columns-repeated="31"/>
        </table:table-row>
        <table:table-row table:style-name="ro1" table:number-rows-repeated="1048479">
          <table:table-cell table:number-columns-repeated="34"/>
        </table:table-row>
        <table:table-row table:style-name="ro1">
          <table:table-cell table:number-columns-repeated="34"/>
        </table:table-row>
      </table:table>
      <table:table table:name="graphe_scenario1" table:style-name="ta1">
        <table:shapes>
          <draw:frame draw:z-index="0" draw:style-name="gr1" draw:text-style-name="P1" svg:width="160mm" svg:height="120mm" svg:x="0mm" svg:y="0mm">
            <loext:p draw:notify-on-update-of-ranges="10p_scenario1_min.A2:10p_scenario1_min.A96 10p_scenario1_no.B2:10p_scenario1_no.B25 10p_scenario1_no.C2:10p_scenario1_no.C96 10p_scenario1_no.C2:10p_scenario1_no.C96 10p_scenario1_min.B2:10p_scenario1_min.B25 10p_scenario1_min.C2:10p_scenario1_min.C96 10p_scenario1_min.C2:10p_scenario1_min.C96 10p_scenario1_max.B2:10p_scenario1_max.B25 10p_scenario1_max.C2:10p_scenario1_max.C96 10p_scenario1_max.C2:10p_scenario1_max.C9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graphe_scenario1_zoom" table:style-name="ta1">
        <table:shapes>
          <draw:frame draw:z-index="0" draw:style-name="gr1" draw:text-style-name="P1" svg:width="120mm" svg:height="80mm" svg:x="0mm" svg:y="0mm">
            <loext:p draw:notify-on-update-of-ranges="10p_scenario1_min.A17:10p_scenario1_min.A23  10p_scenario1_no.B17:10p_scenario1_no.B23 10p_scenario1_no.C17:10p_scenario1_no.C23 10p_scenario1_no.C17:10p_scenario1_no.C23  10p_scenario1_min.B17:10p_scenario1_min.B23 10p_scenario1_min.C17:10p_scenario1_min.C23 10p_scenario1_min.C17:10p_scenario1_min.C23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10p_scenario2_no" table:style-name="ta1">
        <table:table-column table:style-name="co1" table:default-cell-style-name="ce1"/>
        <table:table-column table:style-name="co1" table:number-columns-repeated="2" table:default-cell-style-name="Default"/>
        <table:table-column table:style-name="co2" table:number-columns-repeated="10" table:default-cell-style-name="ce3"/>
        <table:table-column table:style-name="co2" table:number-columns-repeated="20" table:default-cell-style-name="ce4"/>
        <table:table-column table:style-name="co3" table:default-cell-style-name="Default"/>
        <table:table-row table:style-name="ro1">
          <table:table-cell/>
          <table:table-cell office:value-type="string" calcext:value-type="string">
            <text:p>Moyenne</text:p>
          </table:table-cell>
          <table:table-cell office:value-type="string" calcext:value-type="string">
            <text:p>Ecart-type</text:p>
          </table:table-cell>
          <table:table-cell table:number-columns-repeated="31"/>
        </table:table-row>
        <table:table-row table:style-name="ro1">
          <table:table-cell office:value-type="time" office:time-value="PT00H00M00S" calcext:value-type="time">
            <text:p>00:00</text:p>
          </table:table-cell>
          <table:table-cell table:style-name="ce2" table:formula="of:=AVERAGE([.D2:.AG2])" office:value-type="float" office:value="99.6806666666667" calcext:value-type="float">
            <text:p>99.68</text:p>
          </table:table-cell>
          <table:table-cell table:style-name="ce2" table:formula="of:=STDEV([.D2:.AG2])" office:value-type="float" office:value="3.15595215790552" calcext:value-type="float">
            <text:p>3.16</text:p>
          </table:table-cell>
          <table:table-cell office:value-type="float" office:value="104.64" calcext:value-type="float">
            <text:p>104.64</text:p>
          </table:table-cell>
          <table:table-cell office:value-type="float" office:value="101.63" calcext:value-type="float">
            <text:p>101.63</text:p>
          </table:table-cell>
          <table:table-cell office:value-type="float" office:value="97.12" calcext:value-type="float">
            <text:p>97.12</text:p>
          </table:table-cell>
          <table:table-cell office:value-type="float" office:value="105.25" calcext:value-type="float">
            <text:p>105.25</text:p>
          </table:table-cell>
          <table:table-cell office:value-type="float" office:value="96.82" calcext:value-type="float">
            <text:p>96.82</text:p>
          </table:table-cell>
          <table:table-cell office:value-type="float" office:value="99.12" calcext:value-type="float">
            <text:p>99.12</text:p>
          </table:table-cell>
          <table:table-cell office:value-type="float" office:value="101.86" calcext:value-type="float">
            <text:p>101.86</text:p>
          </table:table-cell>
          <table:table-cell office:value-type="float" office:value="98.08" calcext:value-type="float">
            <text:p>98.08</text:p>
          </table:table-cell>
          <table:table-cell office:value-type="float" office:value="94.81" calcext:value-type="float">
            <text:p>94.81</text:p>
          </table:table-cell>
          <table:table-cell office:value-type="float" office:value="103.44" calcext:value-type="float">
            <text:p>103.44</text:p>
          </table:table-cell>
          <table:table-cell office:value-type="float" office:value="101.29" calcext:value-type="float">
            <text:p>101.29</text:p>
          </table:table-cell>
          <table:table-cell office:value-type="float" office:value="98.24" calcext:value-type="float">
            <text:p>98.24</text:p>
          </table:table-cell>
          <table:table-cell office:value-type="float" office:value="105.27" calcext:value-type="float">
            <text:p>105.27</text:p>
          </table:table-cell>
          <table:table-cell office:value-type="float" office:value="95.02" calcext:value-type="float">
            <text:p>95.02</text:p>
          </table:table-cell>
          <table:table-cell office:value-type="float" office:value="98.79" calcext:value-type="float">
            <text:p>98.79</text:p>
          </table:table-cell>
          <table:table-cell office:value-type="float" office:value="98" calcext:value-type="float">
            <text:p>98</text:p>
          </table:table-cell>
          <table:table-cell office:value-type="float" office:value="102.58" calcext:value-type="float">
            <text:p>102.58</text:p>
          </table:table-cell>
          <table:table-cell office:value-type="float" office:value="99.14" calcext:value-type="float">
            <text:p>99.14</text:p>
          </table:table-cell>
          <table:table-cell office:value-type="float" office:value="97.65" calcext:value-type="float">
            <text:p>97.65</text:p>
          </table:table-cell>
          <table:table-cell office:value-type="float" office:value="104.63" calcext:value-type="float">
            <text:p>104.63</text:p>
          </table:table-cell>
          <table:table-cell office:value-type="float" office:value="101.07" calcext:value-type="float">
            <text:p>101.07</text:p>
          </table:table-cell>
          <table:table-cell office:value-type="float" office:value="99.94" calcext:value-type="float">
            <text:p>99.94</text:p>
          </table:table-cell>
          <table:table-cell office:value-type="float" office:value="95.1" calcext:value-type="float">
            <text:p>95.1</text:p>
          </table:table-cell>
          <table:table-cell office:value-type="float" office:value="101.16" calcext:value-type="float">
            <text:p>101.16</text:p>
          </table:table-cell>
          <table:table-cell office:value-type="float" office:value="94.57" calcext:value-type="float">
            <text:p>94.57</text:p>
          </table:table-cell>
          <table:table-cell office:value-type="float" office:value="97.6" calcext:value-type="float">
            <text:p>97.6</text:p>
          </table:table-cell>
          <table:table-cell office:value-type="float" office:value="96.83" calcext:value-type="float">
            <text:p>96.83</text:p>
          </table:table-cell>
          <table:table-cell office:value-type="float" office:value="98.33" calcext:value-type="float">
            <text:p>98.33</text:p>
          </table:table-cell>
          <table:table-cell office:value-type="float" office:value="101.63" calcext:value-type="float">
            <text:p>101.63</text:p>
          </table:table-cell>
          <table:table-cell office:value-type="float" office:value="100.81" calcext:value-type="float">
            <text:p>100.81</text:p>
          </table:table-cell>
          <table:table-cell/>
        </table:table-row>
        <table:table-row table:style-name="ro1">
          <table:table-cell office:value-type="time" office:time-value="PT01H00M00S" calcext:value-type="time">
            <text:p>01:00</text:p>
          </table:table-cell>
          <table:table-cell table:style-name="ce2" table:formula="of:=AVERAGE([.D3:.AG3])" office:value-type="float" office:value="99.0423333333333" calcext:value-type="float">
            <text:p>99.04</text:p>
          </table:table-cell>
          <table:table-cell table:style-name="ce2" table:formula="of:=STDEV([.D3:.AG3])" office:value-type="float" office:value="4.16294547856097" calcext:value-type="float">
            <text:p>4.16</text:p>
          </table:table-cell>
          <table:table-cell office:value-type="float" office:value="100.42" calcext:value-type="float">
            <text:p>100.42</text:p>
          </table:table-cell>
          <table:table-cell office:value-type="float" office:value="108.05" calcext:value-type="float">
            <text:p>108.05</text:p>
          </table:table-cell>
          <table:table-cell office:value-type="float" office:value="98.15" calcext:value-type="float">
            <text:p>98.15</text:p>
          </table:table-cell>
          <table:table-cell office:value-type="float" office:value="92.85" calcext:value-type="float">
            <text:p>92.85</text:p>
          </table:table-cell>
          <table:table-cell office:value-type="float" office:value="88.14" calcext:value-type="float">
            <text:p>88.14</text:p>
          </table:table-cell>
          <table:table-cell office:value-type="float" office:value="95.95" calcext:value-type="float">
            <text:p>95.95</text:p>
          </table:table-cell>
          <table:table-cell office:value-type="float" office:value="94.77" calcext:value-type="float">
            <text:p>94.77</text:p>
          </table:table-cell>
          <table:table-cell office:value-type="float" office:value="104.07" calcext:value-type="float">
            <text:p>104.07</text:p>
          </table:table-cell>
          <table:table-cell office:value-type="float" office:value="94.9" calcext:value-type="float">
            <text:p>94.90</text:p>
          </table:table-cell>
          <table:table-cell office:value-type="float" office:value="103.48" calcext:value-type="float">
            <text:p>103.48</text:p>
          </table:table-cell>
          <table:table-cell office:value-type="float" office:value="98.59" calcext:value-type="float">
            <text:p>98.59</text:p>
          </table:table-cell>
          <table:table-cell office:value-type="float" office:value="101.11" calcext:value-type="float">
            <text:p>101.11</text:p>
          </table:table-cell>
          <table:table-cell office:value-type="float" office:value="102.44" calcext:value-type="float">
            <text:p>102.44</text:p>
          </table:table-cell>
          <table:table-cell office:value-type="float" office:value="97.55" calcext:value-type="float">
            <text:p>97.55</text:p>
          </table:table-cell>
          <table:table-cell office:value-type="float" office:value="100.55" calcext:value-type="float">
            <text:p>100.55</text:p>
          </table:table-cell>
          <table:table-cell office:value-type="float" office:value="103.68" calcext:value-type="float">
            <text:p>103.68</text:p>
          </table:table-cell>
          <table:table-cell office:value-type="float" office:value="104.49" calcext:value-type="float">
            <text:p>104.49</text:p>
          </table:table-cell>
          <table:table-cell office:value-type="float" office:value="98.01" calcext:value-type="float">
            <text:p>98.01</text:p>
          </table:table-cell>
          <table:table-cell office:value-type="float" office:value="98.17" calcext:value-type="float">
            <text:p>98.17</text:p>
          </table:table-cell>
          <table:table-cell office:value-type="float" office:value="99.85" calcext:value-type="float">
            <text:p>99.85</text:p>
          </table:table-cell>
          <table:table-cell office:value-type="float" office:value="102.95" calcext:value-type="float">
            <text:p>102.95</text:p>
          </table:table-cell>
          <table:table-cell office:value-type="float" office:value="100.3" calcext:value-type="float">
            <text:p>100.3</text:p>
          </table:table-cell>
          <table:table-cell office:value-type="float" office:value="94.83" calcext:value-type="float">
            <text:p>94.83</text:p>
          </table:table-cell>
          <table:table-cell office:value-type="float" office:value="95.36" calcext:value-type="float">
            <text:p>95.36</text:p>
          </table:table-cell>
          <table:table-cell office:value-type="float" office:value="97.66" calcext:value-type="float">
            <text:p>97.66</text:p>
          </table:table-cell>
          <table:table-cell office:value-type="float" office:value="96.76" calcext:value-type="float">
            <text:p>96.76</text:p>
          </table:table-cell>
          <table:table-cell office:value-type="float" office:value="103.85" calcext:value-type="float">
            <text:p>103.85</text:p>
          </table:table-cell>
          <table:table-cell office:value-type="float" office:value="101.19" calcext:value-type="float">
            <text:p>101.19</text:p>
          </table:table-cell>
          <table:table-cell office:value-type="float" office:value="95.52" calcext:value-type="float">
            <text:p>95.52</text:p>
          </table:table-cell>
          <table:table-cell office:value-type="float" office:value="97.63" calcext:value-type="float">
            <text:p>97.63</text:p>
          </table:table-cell>
          <table:table-cell/>
        </table:table-row>
        <table:table-row table:style-name="ro1">
          <table:table-cell office:value-type="time" office:time-value="PT02H00M00S" calcext:value-type="time">
            <text:p>02:00</text:p>
          </table:table-cell>
          <table:table-cell table:style-name="ce2" table:formula="of:=AVERAGE([.D4:.AG4])" office:value-type="float" office:value="95.789" calcext:value-type="float">
            <text:p>95.79</text:p>
          </table:table-cell>
          <table:table-cell table:style-name="ce2" table:formula="of:=STDEV([.D4:.AG4])" office:value-type="float" office:value="5.23910913064031" calcext:value-type="float">
            <text:p>5.24</text:p>
          </table:table-cell>
          <table:table-cell office:value-type="float" office:value="98.64" calcext:value-type="float">
            <text:p>98.64</text:p>
          </table:table-cell>
          <table:table-cell office:value-type="float" office:value="102.83" calcext:value-type="float">
            <text:p>102.83</text:p>
          </table:table-cell>
          <table:table-cell office:value-type="float" office:value="85.93" calcext:value-type="float">
            <text:p>85.93</text:p>
          </table:table-cell>
          <table:table-cell office:value-type="float" office:value="92.39" calcext:value-type="float">
            <text:p>92.39</text:p>
          </table:table-cell>
          <table:table-cell office:value-type="float" office:value="98.95" calcext:value-type="float">
            <text:p>98.95</text:p>
          </table:table-cell>
          <table:table-cell office:value-type="float" office:value="103.36" calcext:value-type="float">
            <text:p>103.36</text:p>
          </table:table-cell>
          <table:table-cell office:value-type="float" office:value="105.54" calcext:value-type="float">
            <text:p>105.54</text:p>
          </table:table-cell>
          <table:table-cell office:value-type="float" office:value="97.28" calcext:value-type="float">
            <text:p>97.28</text:p>
          </table:table-cell>
          <table:table-cell office:value-type="float" office:value="96.25" calcext:value-type="float">
            <text:p>96.25</text:p>
          </table:table-cell>
          <table:table-cell office:value-type="float" office:value="101.29" calcext:value-type="float">
            <text:p>101.29</text:p>
          </table:table-cell>
          <table:table-cell office:value-type="float" office:value="88.62" calcext:value-type="float">
            <text:p>88.62</text:p>
          </table:table-cell>
          <table:table-cell office:value-type="float" office:value="100.78" calcext:value-type="float">
            <text:p>100.78</text:p>
          </table:table-cell>
          <table:table-cell office:value-type="float" office:value="99.43" calcext:value-type="float">
            <text:p>99.43</text:p>
          </table:table-cell>
          <table:table-cell office:value-type="float" office:value="94.73" calcext:value-type="float">
            <text:p>94.73</text:p>
          </table:table-cell>
          <table:table-cell office:value-type="float" office:value="94.78" calcext:value-type="float">
            <text:p>94.78</text:p>
          </table:table-cell>
          <table:table-cell office:value-type="float" office:value="90.47" calcext:value-type="float">
            <text:p>90.47</text:p>
          </table:table-cell>
          <table:table-cell office:value-type="float" office:value="91.82" calcext:value-type="float">
            <text:p>91.82</text:p>
          </table:table-cell>
          <table:table-cell office:value-type="float" office:value="96.73" calcext:value-type="float">
            <text:p>96.73</text:p>
          </table:table-cell>
          <table:table-cell office:value-type="float" office:value="104.98" calcext:value-type="float">
            <text:p>104.98</text:p>
          </table:table-cell>
          <table:table-cell office:value-type="float" office:value="89.63" calcext:value-type="float">
            <text:p>89.63</text:p>
          </table:table-cell>
          <table:table-cell office:value-type="float" office:value="93.82" calcext:value-type="float">
            <text:p>93.82</text:p>
          </table:table-cell>
          <table:table-cell office:value-type="float" office:value="95.76" calcext:value-type="float">
            <text:p>95.76</text:p>
          </table:table-cell>
          <table:table-cell office:value-type="float" office:value="95.84" calcext:value-type="float">
            <text:p>95.84</text:p>
          </table:table-cell>
          <table:table-cell office:value-type="float" office:value="88.8" calcext:value-type="float">
            <text:p>88.8</text:p>
          </table:table-cell>
          <table:table-cell office:value-type="float" office:value="101.39" calcext:value-type="float">
            <text:p>101.39</text:p>
          </table:table-cell>
          <table:table-cell office:value-type="float" office:value="95.83" calcext:value-type="float">
            <text:p>95.83</text:p>
          </table:table-cell>
          <table:table-cell office:value-type="float" office:value="92.14" calcext:value-type="float">
            <text:p>92.14</text:p>
          </table:table-cell>
          <table:table-cell office:value-type="float" office:value="90.86" calcext:value-type="float">
            <text:p>90.86</text:p>
          </table:table-cell>
          <table:table-cell office:value-type="float" office:value="88.48" calcext:value-type="float">
            <text:p>88.48</text:p>
          </table:table-cell>
          <table:table-cell office:value-type="float" office:value="96.32" calcext:value-type="float">
            <text:p>96.32</text:p>
          </table:table-cell>
          <table:table-cell/>
        </table:table-row>
        <table:table-row table:style-name="ro1">
          <table:table-cell office:value-type="time" office:time-value="PT03H00M00S" calcext:value-type="time">
            <text:p>03:00</text:p>
          </table:table-cell>
          <table:table-cell table:style-name="ce2" table:formula="of:=AVERAGE([.D5:.AG5])" office:value-type="float" office:value="100.674" calcext:value-type="float">
            <text:p>100.67</text:p>
          </table:table-cell>
          <table:table-cell table:style-name="ce2" table:formula="of:=STDEV([.D5:.AG5])" office:value-type="float" office:value="5.5647942614632" calcext:value-type="float">
            <text:p>5.56</text:p>
          </table:table-cell>
          <table:table-cell office:value-type="float" office:value="104.53" calcext:value-type="float">
            <text:p>104.53</text:p>
          </table:table-cell>
          <table:table-cell office:value-type="float" office:value="110.44" calcext:value-type="float">
            <text:p>110.44</text:p>
          </table:table-cell>
          <table:table-cell office:value-type="float" office:value="107.3" calcext:value-type="float">
            <text:p>107.30</text:p>
          </table:table-cell>
          <table:table-cell office:value-type="float" office:value="106.79" calcext:value-type="float">
            <text:p>106.79</text:p>
          </table:table-cell>
          <table:table-cell office:value-type="float" office:value="98.18" calcext:value-type="float">
            <text:p>98.18</text:p>
          </table:table-cell>
          <table:table-cell office:value-type="float" office:value="99.65" calcext:value-type="float">
            <text:p>99.65</text:p>
          </table:table-cell>
          <table:table-cell office:value-type="float" office:value="97.86" calcext:value-type="float">
            <text:p>97.86</text:p>
          </table:table-cell>
          <table:table-cell office:value-type="float" office:value="89.29" calcext:value-type="float">
            <text:p>89.29</text:p>
          </table:table-cell>
          <table:table-cell office:value-type="float" office:value="96.35" calcext:value-type="float">
            <text:p>96.35</text:p>
          </table:table-cell>
          <table:table-cell office:value-type="float" office:value="102.37" calcext:value-type="float">
            <text:p>102.37</text:p>
          </table:table-cell>
          <table:table-cell office:value-type="float" office:value="110.66" calcext:value-type="float">
            <text:p>110.66</text:p>
          </table:table-cell>
          <table:table-cell office:value-type="float" office:value="90.45" calcext:value-type="float">
            <text:p>90.45</text:p>
          </table:table-cell>
          <table:table-cell office:value-type="float" office:value="103.85" calcext:value-type="float">
            <text:p>103.85</text:p>
          </table:table-cell>
          <table:table-cell office:value-type="float" office:value="93.2" calcext:value-type="float">
            <text:p>93.2</text:p>
          </table:table-cell>
          <table:table-cell office:value-type="float" office:value="99.86" calcext:value-type="float">
            <text:p>99.86</text:p>
          </table:table-cell>
          <table:table-cell office:value-type="float" office:value="96.82" calcext:value-type="float">
            <text:p>96.82</text:p>
          </table:table-cell>
          <table:table-cell office:value-type="float" office:value="104.52" calcext:value-type="float">
            <text:p>104.52</text:p>
          </table:table-cell>
          <table:table-cell office:value-type="float" office:value="99.27" calcext:value-type="float">
            <text:p>99.27</text:p>
          </table:table-cell>
          <table:table-cell office:value-type="float" office:value="102.05" calcext:value-type="float">
            <text:p>102.05</text:p>
          </table:table-cell>
          <table:table-cell office:value-type="float" office:value="109.31" calcext:value-type="float">
            <text:p>109.31</text:p>
          </table:table-cell>
          <table:table-cell office:value-type="float" office:value="97.34" calcext:value-type="float">
            <text:p>97.34</text:p>
          </table:table-cell>
          <table:table-cell office:value-type="float" office:value="94.34" calcext:value-type="float">
            <text:p>94.34</text:p>
          </table:table-cell>
          <table:table-cell office:value-type="float" office:value="99.79" calcext:value-type="float">
            <text:p>99.79</text:p>
          </table:table-cell>
          <table:table-cell office:value-type="float" office:value="104.44" calcext:value-type="float">
            <text:p>104.44</text:p>
          </table:table-cell>
          <table:table-cell office:value-type="float" office:value="101.37" calcext:value-type="float">
            <text:p>101.37</text:p>
          </table:table-cell>
          <table:table-cell office:value-type="float" office:value="97.99" calcext:value-type="float">
            <text:p>97.99</text:p>
          </table:table-cell>
          <table:table-cell office:value-type="float" office:value="99.14" calcext:value-type="float">
            <text:p>99.14</text:p>
          </table:table-cell>
          <table:table-cell office:value-type="float" office:value="102.64" calcext:value-type="float">
            <text:p>102.64</text:p>
          </table:table-cell>
          <table:table-cell office:value-type="float" office:value="93.86" calcext:value-type="float">
            <text:p>93.86</text:p>
          </table:table-cell>
          <table:table-cell office:value-type="float" office:value="106.56" calcext:value-type="float">
            <text:p>106.56</text:p>
          </table:table-cell>
          <table:table-cell/>
        </table:table-row>
        <table:table-row table:style-name="ro1">
          <table:table-cell office:value-type="time" office:time-value="PT04H00M00S" calcext:value-type="time">
            <text:p>04:00</text:p>
          </table:table-cell>
          <table:table-cell table:style-name="ce2" table:formula="of:=AVERAGE([.D6:.AG6])" office:value-type="float" office:value="117.979666666667" calcext:value-type="float">
            <text:p>117.98</text:p>
          </table:table-cell>
          <table:table-cell table:style-name="ce2" table:formula="of:=STDEV([.D6:.AG6])" office:value-type="float" office:value="3.68793137356051" calcext:value-type="float">
            <text:p>3.69</text:p>
          </table:table-cell>
          <table:table-cell office:value-type="float" office:value="122.43" calcext:value-type="float">
            <text:p>122.43</text:p>
          </table:table-cell>
          <table:table-cell office:value-type="float" office:value="116.79" calcext:value-type="float">
            <text:p>116.79</text:p>
          </table:table-cell>
          <table:table-cell office:value-type="float" office:value="117.74" calcext:value-type="float">
            <text:p>117.74</text:p>
          </table:table-cell>
          <table:table-cell office:value-type="float" office:value="120.85" calcext:value-type="float">
            <text:p>120.85</text:p>
          </table:table-cell>
          <table:table-cell office:value-type="float" office:value="116.64" calcext:value-type="float">
            <text:p>116.64</text:p>
          </table:table-cell>
          <table:table-cell office:value-type="float" office:value="115.93" calcext:value-type="float">
            <text:p>115.93</text:p>
          </table:table-cell>
          <table:table-cell office:value-type="float" office:value="118.36" calcext:value-type="float">
            <text:p>118.36</text:p>
          </table:table-cell>
          <table:table-cell office:value-type="float" office:value="122.29" calcext:value-type="float">
            <text:p>122.29</text:p>
          </table:table-cell>
          <table:table-cell office:value-type="float" office:value="121.74" calcext:value-type="float">
            <text:p>121.74</text:p>
          </table:table-cell>
          <table:table-cell office:value-type="float" office:value="121.71" calcext:value-type="float">
            <text:p>121.71</text:p>
          </table:table-cell>
          <table:table-cell office:value-type="float" office:value="122.51" calcext:value-type="float">
            <text:p>122.51</text:p>
          </table:table-cell>
          <table:table-cell office:value-type="float" office:value="117.24" calcext:value-type="float">
            <text:p>117.24</text:p>
          </table:table-cell>
          <table:table-cell office:value-type="float" office:value="118.11" calcext:value-type="float">
            <text:p>118.11</text:p>
          </table:table-cell>
          <table:table-cell office:value-type="float" office:value="114.08" calcext:value-type="float">
            <text:p>114.08</text:p>
          </table:table-cell>
          <table:table-cell office:value-type="float" office:value="118.22" calcext:value-type="float">
            <text:p>118.22</text:p>
          </table:table-cell>
          <table:table-cell office:value-type="float" office:value="121.24" calcext:value-type="float">
            <text:p>121.24</text:p>
          </table:table-cell>
          <table:table-cell office:value-type="float" office:value="115.75" calcext:value-type="float">
            <text:p>115.75</text:p>
          </table:table-cell>
          <table:table-cell office:value-type="float" office:value="116.37" calcext:value-type="float">
            <text:p>116.37</text:p>
          </table:table-cell>
          <table:table-cell office:value-type="float" office:value="115.26" calcext:value-type="float">
            <text:p>115.26</text:p>
          </table:table-cell>
          <table:table-cell office:value-type="float" office:value="117.95" calcext:value-type="float">
            <text:p>117.95</text:p>
          </table:table-cell>
          <table:table-cell office:value-type="float" office:value="115.57" calcext:value-type="float">
            <text:p>115.57</text:p>
          </table:table-cell>
          <table:table-cell office:value-type="float" office:value="114.86" calcext:value-type="float">
            <text:p>114.86</text:p>
          </table:table-cell>
          <table:table-cell office:value-type="float" office:value="113.12" calcext:value-type="float">
            <text:p>113.12</text:p>
          </table:table-cell>
          <table:table-cell office:value-type="float" office:value="113.55" calcext:value-type="float">
            <text:p>113.55</text:p>
          </table:table-cell>
          <table:table-cell office:value-type="float" office:value="115.02" calcext:value-type="float">
            <text:p>115.02</text:p>
          </table:table-cell>
          <table:table-cell office:value-type="float" office:value="124.47" calcext:value-type="float">
            <text:p>124.47</text:p>
          </table:table-cell>
          <table:table-cell office:value-type="float" office:value="116.79" calcext:value-type="float">
            <text:p>116.79</text:p>
          </table:table-cell>
          <table:table-cell office:value-type="float" office:value="122.16" calcext:value-type="float">
            <text:p>122.16</text:p>
          </table:table-cell>
          <table:table-cell office:value-type="float" office:value="108.7" calcext:value-type="float">
            <text:p>108.7</text:p>
          </table:table-cell>
          <table:table-cell office:value-type="float" office:value="123.94" calcext:value-type="float">
            <text:p>123.94</text:p>
          </table:table-cell>
          <table:table-cell/>
        </table:table-row>
        <table:table-row table:style-name="ro1">
          <table:table-cell office:value-type="time" office:time-value="PT05H00M00S" calcext:value-type="time">
            <text:p>05:00</text:p>
          </table:table-cell>
          <table:table-cell table:style-name="ce2" table:formula="of:=AVERAGE([.D7:.AG7])" office:value-type="float" office:value="126.651333333333" calcext:value-type="float">
            <text:p>126.65</text:p>
          </table:table-cell>
          <table:table-cell table:style-name="ce2" table:formula="of:=STDEV([.D7:.AG7])" office:value-type="float" office:value="2.03970541032757" calcext:value-type="float">
            <text:p>2.04</text:p>
          </table:table-cell>
          <table:table-cell office:value-type="float" office:value="123.94" calcext:value-type="float">
            <text:p>123.94</text:p>
          </table:table-cell>
          <table:table-cell office:value-type="float" office:value="121.72" calcext:value-type="float">
            <text:p>121.72</text:p>
          </table:table-cell>
          <table:table-cell office:value-type="float" office:value="126.81" calcext:value-type="float">
            <text:p>126.81</text:p>
          </table:table-cell>
          <table:table-cell office:value-type="float" office:value="127.4" calcext:value-type="float">
            <text:p>127.40</text:p>
          </table:table-cell>
          <table:table-cell office:value-type="float" office:value="130.1" calcext:value-type="float">
            <text:p>130.10</text:p>
          </table:table-cell>
          <table:table-cell office:value-type="float" office:value="126.79" calcext:value-type="float">
            <text:p>126.79</text:p>
          </table:table-cell>
          <table:table-cell office:value-type="float" office:value="128.64" calcext:value-type="float">
            <text:p>128.64</text:p>
          </table:table-cell>
          <table:table-cell office:value-type="float" office:value="126.92" calcext:value-type="float">
            <text:p>126.92</text:p>
          </table:table-cell>
          <table:table-cell office:value-type="float" office:value="123.89" calcext:value-type="float">
            <text:p>123.89</text:p>
          </table:table-cell>
          <table:table-cell office:value-type="float" office:value="127.74" calcext:value-type="float">
            <text:p>127.74</text:p>
          </table:table-cell>
          <table:table-cell office:value-type="float" office:value="127.68" calcext:value-type="float">
            <text:p>127.68</text:p>
          </table:table-cell>
          <table:table-cell office:value-type="float" office:value="127.43" calcext:value-type="float">
            <text:p>127.43</text:p>
          </table:table-cell>
          <table:table-cell office:value-type="float" office:value="128.5" calcext:value-type="float">
            <text:p>128.5</text:p>
          </table:table-cell>
          <table:table-cell office:value-type="float" office:value="126.47" calcext:value-type="float">
            <text:p>126.47</text:p>
          </table:table-cell>
          <table:table-cell office:value-type="float" office:value="126.75" calcext:value-type="float">
            <text:p>126.75</text:p>
          </table:table-cell>
          <table:table-cell office:value-type="float" office:value="125.13" calcext:value-type="float">
            <text:p>125.13</text:p>
          </table:table-cell>
          <table:table-cell office:value-type="float" office:value="125.24" calcext:value-type="float">
            <text:p>125.24</text:p>
          </table:table-cell>
          <table:table-cell office:value-type="float" office:value="127.82" calcext:value-type="float">
            <text:p>127.82</text:p>
          </table:table-cell>
          <table:table-cell office:value-type="float" office:value="126.86" calcext:value-type="float">
            <text:p>126.86</text:p>
          </table:table-cell>
          <table:table-cell office:value-type="float" office:value="126.57" calcext:value-type="float">
            <text:p>126.57</text:p>
          </table:table-cell>
          <table:table-cell office:value-type="float" office:value="128.55" calcext:value-type="float">
            <text:p>128.55</text:p>
          </table:table-cell>
          <table:table-cell office:value-type="float" office:value="125.24" calcext:value-type="float">
            <text:p>125.24</text:p>
          </table:table-cell>
          <table:table-cell office:value-type="float" office:value="128.3" calcext:value-type="float">
            <text:p>128.3</text:p>
          </table:table-cell>
          <table:table-cell office:value-type="float" office:value="122.25" calcext:value-type="float">
            <text:p>122.25</text:p>
          </table:table-cell>
          <table:table-cell office:value-type="float" office:value="126.75" calcext:value-type="float">
            <text:p>126.75</text:p>
          </table:table-cell>
          <table:table-cell office:value-type="float" office:value="125.68" calcext:value-type="float">
            <text:p>125.68</text:p>
          </table:table-cell>
          <table:table-cell office:value-type="float" office:value="123.69" calcext:value-type="float">
            <text:p>123.69</text:p>
          </table:table-cell>
          <table:table-cell office:value-type="float" office:value="128.47" calcext:value-type="float">
            <text:p>128.47</text:p>
          </table:table-cell>
          <table:table-cell office:value-type="float" office:value="128.96" calcext:value-type="float">
            <text:p>128.96</text:p>
          </table:table-cell>
          <table:table-cell office:value-type="float" office:value="129.25" calcext:value-type="float">
            <text:p>129.25</text:p>
          </table:table-cell>
          <table:table-cell/>
        </table:table-row>
        <table:table-row table:style-name="ro1">
          <table:table-cell office:value-type="time" office:time-value="PT06H00M00S" calcext:value-type="time">
            <text:p>06:00</text:p>
          </table:table-cell>
          <table:table-cell table:style-name="ce2" table:formula="of:=AVERAGE([.D8:.AG8])" office:value-type="float" office:value="123.514" calcext:value-type="float">
            <text:p>123.51</text:p>
          </table:table-cell>
          <table:table-cell table:style-name="ce2" table:formula="of:=STDEV([.D8:.AG8])" office:value-type="float" office:value="1.56479942528725" calcext:value-type="float">
            <text:p>1.56</text:p>
          </table:table-cell>
          <table:table-cell office:value-type="float" office:value="124.34" calcext:value-type="float">
            <text:p>124.34</text:p>
          </table:table-cell>
          <table:table-cell office:value-type="float" office:value="126.92" calcext:value-type="float">
            <text:p>126.92</text:p>
          </table:table-cell>
          <table:table-cell office:value-type="float" office:value="122.2" calcext:value-type="float">
            <text:p>122.20</text:p>
          </table:table-cell>
          <table:table-cell office:value-type="float" office:value="120.54" calcext:value-type="float">
            <text:p>120.54</text:p>
          </table:table-cell>
          <table:table-cell office:value-type="float" office:value="121.04" calcext:value-type="float">
            <text:p>121.04</text:p>
          </table:table-cell>
          <table:table-cell office:value-type="float" office:value="124.53" calcext:value-type="float">
            <text:p>124.53</text:p>
          </table:table-cell>
          <table:table-cell office:value-type="float" office:value="124.22" calcext:value-type="float">
            <text:p>124.22</text:p>
          </table:table-cell>
          <table:table-cell office:value-type="float" office:value="124.54" calcext:value-type="float">
            <text:p>124.54</text:p>
          </table:table-cell>
          <table:table-cell office:value-type="float" office:value="124.98" calcext:value-type="float">
            <text:p>124.98</text:p>
          </table:table-cell>
          <table:table-cell office:value-type="float" office:value="124.39" calcext:value-type="float">
            <text:p>124.39</text:p>
          </table:table-cell>
          <table:table-cell office:value-type="float" office:value="124.38" calcext:value-type="float">
            <text:p>124.38</text:p>
          </table:table-cell>
          <table:table-cell office:value-type="float" office:value="124.09" calcext:value-type="float">
            <text:p>124.09</text:p>
          </table:table-cell>
          <table:table-cell office:value-type="float" office:value="125.3" calcext:value-type="float">
            <text:p>125.3</text:p>
          </table:table-cell>
          <table:table-cell office:value-type="float" office:value="124.1" calcext:value-type="float">
            <text:p>124.1</text:p>
          </table:table-cell>
          <table:table-cell office:value-type="float" office:value="123.31" calcext:value-type="float">
            <text:p>123.31</text:p>
          </table:table-cell>
          <table:table-cell office:value-type="float" office:value="123.71" calcext:value-type="float">
            <text:p>123.71</text:p>
          </table:table-cell>
          <table:table-cell office:value-type="float" office:value="123.33" calcext:value-type="float">
            <text:p>123.33</text:p>
          </table:table-cell>
          <table:table-cell office:value-type="float" office:value="125.88" calcext:value-type="float">
            <text:p>125.88</text:p>
          </table:table-cell>
          <table:table-cell office:value-type="float" office:value="123.04" calcext:value-type="float">
            <text:p>123.04</text:p>
          </table:table-cell>
          <table:table-cell office:value-type="float" office:value="122.86" calcext:value-type="float">
            <text:p>122.86</text:p>
          </table:table-cell>
          <table:table-cell office:value-type="float" office:value="124.58" calcext:value-type="float">
            <text:p>124.58</text:p>
          </table:table-cell>
          <table:table-cell office:value-type="float" office:value="121.25" calcext:value-type="float">
            <text:p>121.25</text:p>
          </table:table-cell>
          <table:table-cell office:value-type="float" office:value="122.16" calcext:value-type="float">
            <text:p>122.16</text:p>
          </table:table-cell>
          <table:table-cell office:value-type="float" office:value="120.59" calcext:value-type="float">
            <text:p>120.59</text:p>
          </table:table-cell>
          <table:table-cell office:value-type="float" office:value="122.95" calcext:value-type="float">
            <text:p>122.95</text:p>
          </table:table-cell>
          <table:table-cell office:value-type="float" office:value="121.31" calcext:value-type="float">
            <text:p>121.31</text:p>
          </table:table-cell>
          <table:table-cell office:value-type="float" office:value="124.07" calcext:value-type="float">
            <text:p>124.07</text:p>
          </table:table-cell>
          <table:table-cell office:value-type="float" office:value="124.76" calcext:value-type="float">
            <text:p>124.76</text:p>
          </table:table-cell>
          <table:table-cell office:value-type="float" office:value="122.19" calcext:value-type="float">
            <text:p>122.19</text:p>
          </table:table-cell>
          <table:table-cell office:value-type="float" office:value="123.86" calcext:value-type="float">
            <text:p>123.86</text:p>
          </table:table-cell>
          <table:table-cell/>
        </table:table-row>
        <table:table-row table:style-name="ro1">
          <table:table-cell office:value-type="time" office:time-value="PT07H00M00S" calcext:value-type="time">
            <text:p>07:00</text:p>
          </table:table-cell>
          <table:table-cell table:style-name="ce2" table:formula="of:=AVERAGE([.D9:.AG9])" office:value-type="float" office:value="193.88" calcext:value-type="float">
            <text:p>193.88</text:p>
          </table:table-cell>
          <table:table-cell table:style-name="ce2" table:formula="of:=STDEV([.D9:.AG9])" office:value-type="float" office:value="15.1984872205461" calcext:value-type="float">
            <text:p>15.20</text:p>
          </table:table-cell>
          <table:table-cell office:value-type="float" office:value="203.84" calcext:value-type="float">
            <text:p>203.84</text:p>
          </table:table-cell>
          <table:table-cell office:value-type="float" office:value="172.28" calcext:value-type="float">
            <text:p>172.28</text:p>
          </table:table-cell>
          <table:table-cell office:value-type="float" office:value="195.12" calcext:value-type="float">
            <text:p>195.12</text:p>
          </table:table-cell>
          <table:table-cell office:value-type="float" office:value="214.53" calcext:value-type="float">
            <text:p>214.53</text:p>
          </table:table-cell>
          <table:table-cell office:value-type="float" office:value="188.22" calcext:value-type="float">
            <text:p>188.22</text:p>
          </table:table-cell>
          <table:table-cell office:value-type="float" office:value="177.04" calcext:value-type="float">
            <text:p>177.04</text:p>
          </table:table-cell>
          <table:table-cell office:value-type="float" office:value="188.32" calcext:value-type="float">
            <text:p>188.32</text:p>
          </table:table-cell>
          <table:table-cell office:value-type="float" office:value="192.28" calcext:value-type="float">
            <text:p>192.28</text:p>
          </table:table-cell>
          <table:table-cell office:value-type="float" office:value="212.88" calcext:value-type="float">
            <text:p>212.88</text:p>
          </table:table-cell>
          <table:table-cell office:value-type="float" office:value="193.74" calcext:value-type="float">
            <text:p>193.74</text:p>
          </table:table-cell>
          <table:table-cell office:value-type="float" office:value="185.74" calcext:value-type="float">
            <text:p>185.74</text:p>
          </table:table-cell>
          <table:table-cell office:value-type="float" office:value="204.93" calcext:value-type="float">
            <text:p>204.93</text:p>
          </table:table-cell>
          <table:table-cell office:value-type="float" office:value="192.48" calcext:value-type="float">
            <text:p>192.48</text:p>
          </table:table-cell>
          <table:table-cell office:value-type="float" office:value="215.8" calcext:value-type="float">
            <text:p>215.8</text:p>
          </table:table-cell>
          <table:table-cell office:value-type="float" office:value="202.4" calcext:value-type="float">
            <text:p>202.4</text:p>
          </table:table-cell>
          <table:table-cell office:value-type="float" office:value="193.52" calcext:value-type="float">
            <text:p>193.52</text:p>
          </table:table-cell>
          <table:table-cell office:value-type="float" office:value="175.5" calcext:value-type="float">
            <text:p>175.5</text:p>
          </table:table-cell>
          <table:table-cell office:value-type="float" office:value="196.85" calcext:value-type="float">
            <text:p>196.85</text:p>
          </table:table-cell>
          <table:table-cell office:value-type="float" office:value="181.4" calcext:value-type="float">
            <text:p>181.4</text:p>
          </table:table-cell>
          <table:table-cell office:value-type="float" office:value="199.94" calcext:value-type="float">
            <text:p>199.94</text:p>
          </table:table-cell>
          <table:table-cell office:value-type="float" office:value="162.05" calcext:value-type="float">
            <text:p>162.05</text:p>
          </table:table-cell>
          <table:table-cell office:value-type="float" office:value="170.64" calcext:value-type="float">
            <text:p>170.64</text:p>
          </table:table-cell>
          <table:table-cell office:value-type="float" office:value="222.28" calcext:value-type="float">
            <text:p>222.28</text:p>
          </table:table-cell>
          <table:table-cell office:value-type="float" office:value="225.59" calcext:value-type="float">
            <text:p>225.59</text:p>
          </table:table-cell>
          <table:table-cell office:value-type="float" office:value="197.47" calcext:value-type="float">
            <text:p>197.47</text:p>
          </table:table-cell>
          <table:table-cell office:value-type="float" office:value="182.27" calcext:value-type="float">
            <text:p>182.27</text:p>
          </table:table-cell>
          <table:table-cell office:value-type="float" office:value="194.02" calcext:value-type="float">
            <text:p>194.02</text:p>
          </table:table-cell>
          <table:table-cell office:value-type="float" office:value="184.04" calcext:value-type="float">
            <text:p>184.04</text:p>
          </table:table-cell>
          <table:table-cell office:value-type="float" office:value="202.56" calcext:value-type="float">
            <text:p>202.56</text:p>
          </table:table-cell>
          <table:table-cell office:value-type="float" office:value="188.67" calcext:value-type="float">
            <text:p>188.67</text:p>
          </table:table-cell>
          <table:table-cell/>
        </table:table-row>
        <table:table-row table:style-name="ro1">
          <table:table-cell office:value-type="time" office:time-value="PT08H00M00S" calcext:value-type="time">
            <text:p>08:00</text:p>
          </table:table-cell>
          <table:table-cell table:style-name="ce2" table:formula="of:=AVERAGE([.D10:.AG10])" office:value-type="float" office:value="326.356666666667" calcext:value-type="float">
            <text:p>326.36</text:p>
          </table:table-cell>
          <table:table-cell table:style-name="ce2" table:formula="of:=STDEV([.D10:.AG10])" office:value-type="float" office:value="63.0304034646736" calcext:value-type="float">
            <text:p>63.03</text:p>
          </table:table-cell>
          <table:table-cell office:value-type="float" office:value="302.52" calcext:value-type="float">
            <text:p>302.52</text:p>
          </table:table-cell>
          <table:table-cell office:value-type="float" office:value="316.16" calcext:value-type="float">
            <text:p>316.16</text:p>
          </table:table-cell>
          <table:table-cell office:value-type="float" office:value="300.12" calcext:value-type="float">
            <text:p>300.12</text:p>
          </table:table-cell>
          <table:table-cell office:value-type="float" office:value="338.23" calcext:value-type="float">
            <text:p>338.23</text:p>
          </table:table-cell>
          <table:table-cell office:value-type="float" office:value="287.57" calcext:value-type="float">
            <text:p>287.57</text:p>
          </table:table-cell>
          <table:table-cell office:value-type="float" office:value="373.4" calcext:value-type="float">
            <text:p>373.40</text:p>
          </table:table-cell>
          <table:table-cell office:value-type="float" office:value="373.43" calcext:value-type="float">
            <text:p>373.43</text:p>
          </table:table-cell>
          <table:table-cell office:value-type="float" office:value="268.86" calcext:value-type="float">
            <text:p>268.86</text:p>
          </table:table-cell>
          <table:table-cell office:value-type="float" office:value="330.44" calcext:value-type="float">
            <text:p>330.44</text:p>
          </table:table-cell>
          <table:table-cell office:value-type="float" office:value="287.17" calcext:value-type="float">
            <text:p>287.17</text:p>
          </table:table-cell>
          <table:table-cell office:value-type="float" office:value="306.82" calcext:value-type="float">
            <text:p>306.82</text:p>
          </table:table-cell>
          <table:table-cell office:value-type="float" office:value="321.09" calcext:value-type="float">
            <text:p>321.09</text:p>
          </table:table-cell>
          <table:table-cell office:value-type="float" office:value="295.3" calcext:value-type="float">
            <text:p>295.3</text:p>
          </table:table-cell>
          <table:table-cell office:value-type="float" office:value="552.36" calcext:value-type="float">
            <text:p>552.36</text:p>
          </table:table-cell>
          <table:table-cell office:value-type="float" office:value="302.32" calcext:value-type="float">
            <text:p>302.32</text:p>
          </table:table-cell>
          <table:table-cell office:value-type="float" office:value="247.13" calcext:value-type="float">
            <text:p>247.13</text:p>
          </table:table-cell>
          <table:table-cell office:value-type="float" office:value="308.01" calcext:value-type="float">
            <text:p>308.01</text:p>
          </table:table-cell>
          <table:table-cell office:value-type="float" office:value="423.49" calcext:value-type="float">
            <text:p>423.49</text:p>
          </table:table-cell>
          <table:table-cell office:value-type="float" office:value="423.45" calcext:value-type="float">
            <text:p>423.45</text:p>
          </table:table-cell>
          <table:table-cell office:value-type="float" office:value="283.92" calcext:value-type="float">
            <text:p>283.92</text:p>
          </table:table-cell>
          <table:table-cell office:value-type="float" office:value="359.45" calcext:value-type="float">
            <text:p>359.45</text:p>
          </table:table-cell>
          <table:table-cell office:value-type="float" office:value="276.27" calcext:value-type="float">
            <text:p>276.27</text:p>
          </table:table-cell>
          <table:table-cell office:value-type="float" office:value="336.1" calcext:value-type="float">
            <text:p>336.1</text:p>
          </table:table-cell>
          <table:table-cell office:value-type="float" office:value="379.86" calcext:value-type="float">
            <text:p>379.86</text:p>
          </table:table-cell>
          <table:table-cell office:value-type="float" office:value="274.89" calcext:value-type="float">
            <text:p>274.89</text:p>
          </table:table-cell>
          <table:table-cell office:value-type="float" office:value="271.38" calcext:value-type="float">
            <text:p>271.38</text:p>
          </table:table-cell>
          <table:table-cell office:value-type="float" office:value="310.47" calcext:value-type="float">
            <text:p>310.47</text:p>
          </table:table-cell>
          <table:table-cell office:value-type="float" office:value="267.66" calcext:value-type="float">
            <text:p>267.66</text:p>
          </table:table-cell>
          <table:table-cell office:value-type="float" office:value="393.34" calcext:value-type="float">
            <text:p>393.34</text:p>
          </table:table-cell>
          <table:table-cell office:value-type="float" office:value="279.49" calcext:value-type="float">
            <text:p>279.49</text:p>
          </table:table-cell>
          <table:table-cell/>
        </table:table-row>
        <table:table-row table:style-name="ro1">
          <table:table-cell office:value-type="time" office:time-value="PT09H00M00S" calcext:value-type="time">
            <text:p>09:00</text:p>
          </table:table-cell>
          <table:table-cell table:style-name="ce2" table:formula="of:=AVERAGE([.D11:.AG11])" office:value-type="float" office:value="593.187666666667" calcext:value-type="float">
            <text:p>593.19</text:p>
          </table:table-cell>
          <table:table-cell table:style-name="ce2" table:formula="of:=STDEV([.D11:.AG11])" office:value-type="float" office:value="320.154927320307" calcext:value-type="float">
            <text:p>320.15</text:p>
          </table:table-cell>
          <table:table-cell office:value-type="float" office:value="429.87" calcext:value-type="float">
            <text:p>429.87</text:p>
          </table:table-cell>
          <table:table-cell office:value-type="float" office:value="262.14" calcext:value-type="float">
            <text:p>262.14</text:p>
          </table:table-cell>
          <table:table-cell office:value-type="float" office:value="802.74" calcext:value-type="float">
            <text:p>802.74</text:p>
          </table:table-cell>
          <table:table-cell office:value-type="float" office:value="1384.95" calcext:value-type="float">
            <text:p>1384.95</text:p>
          </table:table-cell>
          <table:table-cell office:value-type="float" office:value="319.47" calcext:value-type="float">
            <text:p>319.47</text:p>
          </table:table-cell>
          <table:table-cell office:value-type="float" office:value="716.83" calcext:value-type="float">
            <text:p>716.83</text:p>
          </table:table-cell>
          <table:table-cell office:value-type="float" office:value="416.58" calcext:value-type="float">
            <text:p>416.58</text:p>
          </table:table-cell>
          <table:table-cell office:value-type="float" office:value="236.55" calcext:value-type="float">
            <text:p>236.55</text:p>
          </table:table-cell>
          <table:table-cell office:value-type="float" office:value="428.6" calcext:value-type="float">
            <text:p>428.60</text:p>
          </table:table-cell>
          <table:table-cell office:value-type="float" office:value="328.82" calcext:value-type="float">
            <text:p>328.82</text:p>
          </table:table-cell>
          <table:table-cell office:value-type="float" office:value="603.77" calcext:value-type="float">
            <text:p>603.77</text:p>
          </table:table-cell>
          <table:table-cell office:value-type="float" office:value="323.22" calcext:value-type="float">
            <text:p>323.22</text:p>
          </table:table-cell>
          <table:table-cell office:value-type="float" office:value="568.3" calcext:value-type="float">
            <text:p>568.3</text:p>
          </table:table-cell>
          <table:table-cell office:value-type="float" office:value="1024.6" calcext:value-type="float">
            <text:p>1024.6</text:p>
          </table:table-cell>
          <table:table-cell office:value-type="float" office:value="273.52" calcext:value-type="float">
            <text:p>273.52</text:p>
          </table:table-cell>
          <table:table-cell office:value-type="float" office:value="755.61" calcext:value-type="float">
            <text:p>755.61</text:p>
          </table:table-cell>
          <table:table-cell office:value-type="float" office:value="699.45" calcext:value-type="float">
            <text:p>699.45</text:p>
          </table:table-cell>
          <table:table-cell office:value-type="float" office:value="949.42" calcext:value-type="float">
            <text:p>949.42</text:p>
          </table:table-cell>
          <table:table-cell office:value-type="float" office:value="734.21" calcext:value-type="float">
            <text:p>734.21</text:p>
          </table:table-cell>
          <table:table-cell office:value-type="float" office:value="819.78" calcext:value-type="float">
            <text:p>819.78</text:p>
          </table:table-cell>
          <table:table-cell office:value-type="float" office:value="656.32" calcext:value-type="float">
            <text:p>656.32</text:p>
          </table:table-cell>
          <table:table-cell office:value-type="float" office:value="291.21" calcext:value-type="float">
            <text:p>291.21</text:p>
          </table:table-cell>
          <table:table-cell office:value-type="float" office:value="497.15" calcext:value-type="float">
            <text:p>497.15</text:p>
          </table:table-cell>
          <table:table-cell office:value-type="float" office:value="561.19" calcext:value-type="float">
            <text:p>561.19</text:p>
          </table:table-cell>
          <table:table-cell office:value-type="float" office:value="196.4" calcext:value-type="float">
            <text:p>196.4</text:p>
          </table:table-cell>
          <table:table-cell office:value-type="float" office:value="167.32" calcext:value-type="float">
            <text:p>167.32</text:p>
          </table:table-cell>
          <table:table-cell office:value-type="float" office:value="1334.38" calcext:value-type="float">
            <text:p>1334.38</text:p>
          </table:table-cell>
          <table:table-cell office:value-type="float" office:value="349.05" calcext:value-type="float">
            <text:p>349.05</text:p>
          </table:table-cell>
          <table:table-cell office:value-type="float" office:value="666.6" calcext:value-type="float">
            <text:p>666.6</text:p>
          </table:table-cell>
          <table:table-cell office:value-type="float" office:value="997.58" calcext:value-type="float">
            <text:p>997.58</text:p>
          </table:table-cell>
          <table:table-cell/>
        </table:table-row>
        <table:table-row table:style-name="ro1">
          <table:table-cell office:value-type="time" office:time-value="PT10H00M00S" calcext:value-type="time">
            <text:p>10:00</text:p>
          </table:table-cell>
          <table:table-cell table:style-name="ce2" table:formula="of:=AVERAGE([.D12:.AG12])" office:value-type="float" office:value="271.874666666667" calcext:value-type="float">
            <text:p>271.87</text:p>
          </table:table-cell>
          <table:table-cell table:style-name="ce2" table:formula="of:=STDEV([.D12:.AG12])" office:value-type="float" office:value="275.47164930456" calcext:value-type="float">
            <text:p>275.47</text:p>
          </table:table-cell>
          <table:table-cell office:value-type="float" office:value="120.42" calcext:value-type="float">
            <text:p>120.42</text:p>
          </table:table-cell>
          <table:table-cell office:value-type="float" office:value="120.94" calcext:value-type="float">
            <text:p>120.94</text:p>
          </table:table-cell>
          <table:table-cell office:value-type="float" office:value="319.55" calcext:value-type="float">
            <text:p>319.55</text:p>
          </table:table-cell>
          <table:table-cell office:value-type="float" office:value="1283.67" calcext:value-type="float">
            <text:p>1283.67</text:p>
          </table:table-cell>
          <table:table-cell office:value-type="float" office:value="119.54" calcext:value-type="float">
            <text:p>119.54</text:p>
          </table:table-cell>
          <table:table-cell office:value-type="float" office:value="228.56" calcext:value-type="float">
            <text:p>228.56</text:p>
          </table:table-cell>
          <table:table-cell office:value-type="float" office:value="123.02" calcext:value-type="float">
            <text:p>123.02</text:p>
          </table:table-cell>
          <table:table-cell office:value-type="float" office:value="120.06" calcext:value-type="float">
            <text:p>120.06</text:p>
          </table:table-cell>
          <table:table-cell office:value-type="float" office:value="125.3" calcext:value-type="float">
            <text:p>125.30</text:p>
          </table:table-cell>
          <table:table-cell office:value-type="float" office:value="121.87" calcext:value-type="float">
            <text:p>121.87</text:p>
          </table:table-cell>
          <table:table-cell office:value-type="float" office:value="164.98" calcext:value-type="float">
            <text:p>164.98</text:p>
          </table:table-cell>
          <table:table-cell office:value-type="float" office:value="120.58" calcext:value-type="float">
            <text:p>120.58</text:p>
          </table:table-cell>
          <table:table-cell office:value-type="float" office:value="150.78" calcext:value-type="float">
            <text:p>150.78</text:p>
          </table:table-cell>
          <table:table-cell office:value-type="float" office:value="531.84" calcext:value-type="float">
            <text:p>531.84</text:p>
          </table:table-cell>
          <table:table-cell office:value-type="float" office:value="120.39" calcext:value-type="float">
            <text:p>120.39</text:p>
          </table:table-cell>
          <table:table-cell office:value-type="float" office:value="292.66" calcext:value-type="float">
            <text:p>292.66</text:p>
          </table:table-cell>
          <table:table-cell office:value-type="float" office:value="214.81" calcext:value-type="float">
            <text:p>214.81</text:p>
          </table:table-cell>
          <table:table-cell office:value-type="float" office:value="463.61" calcext:value-type="float">
            <text:p>463.61</text:p>
          </table:table-cell>
          <table:table-cell office:value-type="float" office:value="263.18" calcext:value-type="float">
            <text:p>263.18</text:p>
          </table:table-cell>
          <table:table-cell office:value-type="float" office:value="322.64" calcext:value-type="float">
            <text:p>322.64</text:p>
          </table:table-cell>
          <table:table-cell office:value-type="float" office:value="211.72" calcext:value-type="float">
            <text:p>211.72</text:p>
          </table:table-cell>
          <table:table-cell office:value-type="float" office:value="118.43" calcext:value-type="float">
            <text:p>118.43</text:p>
          </table:table-cell>
          <table:table-cell office:value-type="float" office:value="145.14" calcext:value-type="float">
            <text:p>145.14</text:p>
          </table:table-cell>
          <table:table-cell office:value-type="float" office:value="166.12" calcext:value-type="float">
            <text:p>166.12</text:p>
          </table:table-cell>
          <table:table-cell office:value-type="float" office:value="119.65" calcext:value-type="float">
            <text:p>119.65</text:p>
          </table:table-cell>
          <table:table-cell office:value-type="float" office:value="120.39" calcext:value-type="float">
            <text:p>120.39</text:p>
          </table:table-cell>
          <table:table-cell office:value-type="float" office:value="1069.71" calcext:value-type="float">
            <text:p>1069.71</text:p>
          </table:table-cell>
          <table:table-cell office:value-type="float" office:value="118.38" calcext:value-type="float">
            <text:p>118.38</text:p>
          </table:table-cell>
          <table:table-cell office:value-type="float" office:value="223.59" calcext:value-type="float">
            <text:p>223.59</text:p>
          </table:table-cell>
          <table:table-cell office:value-type="float" office:value="534.71" calcext:value-type="float">
            <text:p>534.71</text:p>
          </table:table-cell>
          <table:table-cell/>
        </table:table-row>
        <table:table-row table:style-name="ro1">
          <table:table-cell office:value-type="time" office:time-value="PT11H00M00S" calcext:value-type="time">
            <text:p>11:00</text:p>
          </table:table-cell>
          <table:table-cell table:style-name="ce2" table:formula="of:=AVERAGE([.D13:.AG13])" office:value-type="float" office:value="125.651" calcext:value-type="float">
            <text:p>125.65</text:p>
          </table:table-cell>
          <table:table-cell table:style-name="ce2" table:formula="of:=STDEV([.D13:.AG13])" office:value-type="float" office:value="38.626465944729" calcext:value-type="float">
            <text:p>38.63</text:p>
          </table:table-cell>
          <table:table-cell office:value-type="float" office:value="116.77" calcext:value-type="float">
            <text:p>116.77</text:p>
          </table:table-cell>
          <table:table-cell office:value-type="float" office:value="116.8" calcext:value-type="float">
            <text:p>116.80</text:p>
          </table:table-cell>
          <table:table-cell office:value-type="float" office:value="117.94" calcext:value-type="float">
            <text:p>117.94</text:p>
          </table:table-cell>
          <table:table-cell office:value-type="float" office:value="306.02" calcext:value-type="float">
            <text:p>306.02</text:p>
          </table:table-cell>
          <table:table-cell office:value-type="float" office:value="117.51" calcext:value-type="float">
            <text:p>117.51</text:p>
          </table:table-cell>
          <table:table-cell office:value-type="float" office:value="116.59" calcext:value-type="float">
            <text:p>116.59</text:p>
          </table:table-cell>
          <table:table-cell office:value-type="float" office:value="117.54" calcext:value-type="float">
            <text:p>117.54</text:p>
          </table:table-cell>
          <table:table-cell office:value-type="float" office:value="114.32" calcext:value-type="float">
            <text:p>114.32</text:p>
          </table:table-cell>
          <table:table-cell office:value-type="float" office:value="114.64" calcext:value-type="float">
            <text:p>114.64</text:p>
          </table:table-cell>
          <table:table-cell office:value-type="float" office:value="114.86" calcext:value-type="float">
            <text:p>114.86</text:p>
          </table:table-cell>
          <table:table-cell office:value-type="float" office:value="114.73" calcext:value-type="float">
            <text:p>114.73</text:p>
          </table:table-cell>
          <table:table-cell office:value-type="float" office:value="112.9" calcext:value-type="float">
            <text:p>112.9</text:p>
          </table:table-cell>
          <table:table-cell office:value-type="float" office:value="115.64" calcext:value-type="float">
            <text:p>115.64</text:p>
          </table:table-cell>
          <table:table-cell office:value-type="float" office:value="116.63" calcext:value-type="float">
            <text:p>116.63</text:p>
          </table:table-cell>
          <table:table-cell office:value-type="float" office:value="113.9" calcext:value-type="float">
            <text:p>113.9</text:p>
          </table:table-cell>
          <table:table-cell office:value-type="float" office:value="115.71" calcext:value-type="float">
            <text:p>115.71</text:p>
          </table:table-cell>
          <table:table-cell office:value-type="float" office:value="117.3" calcext:value-type="float">
            <text:p>117.3</text:p>
          </table:table-cell>
          <table:table-cell office:value-type="float" office:value="116.38" calcext:value-type="float">
            <text:p>116.38</text:p>
          </table:table-cell>
          <table:table-cell office:value-type="float" office:value="117.79" calcext:value-type="float">
            <text:p>117.79</text:p>
          </table:table-cell>
          <table:table-cell office:value-type="float" office:value="116.56" calcext:value-type="float">
            <text:p>116.56</text:p>
          </table:table-cell>
          <table:table-cell office:value-type="float" office:value="115.8" calcext:value-type="float">
            <text:p>115.8</text:p>
          </table:table-cell>
          <table:table-cell office:value-type="float" office:value="113.86" calcext:value-type="float">
            <text:p>113.86</text:p>
          </table:table-cell>
          <table:table-cell office:value-type="float" office:value="113.87" calcext:value-type="float">
            <text:p>113.87</text:p>
          </table:table-cell>
          <table:table-cell office:value-type="float" office:value="114.22" calcext:value-type="float">
            <text:p>114.22</text:p>
          </table:table-cell>
          <table:table-cell office:value-type="float" office:value="116.31" calcext:value-type="float">
            <text:p>116.31</text:p>
          </table:table-cell>
          <table:table-cell office:value-type="float" office:value="116.18" calcext:value-type="float">
            <text:p>116.18</text:p>
          </table:table-cell>
          <table:table-cell office:value-type="float" office:value="215.47" calcext:value-type="float">
            <text:p>215.47</text:p>
          </table:table-cell>
          <table:table-cell office:value-type="float" office:value="118.3" calcext:value-type="float">
            <text:p>118.3</text:p>
          </table:table-cell>
          <table:table-cell office:value-type="float" office:value="116.9" calcext:value-type="float">
            <text:p>116.9</text:p>
          </table:table-cell>
          <table:table-cell office:value-type="float" office:value="118.09" calcext:value-type="float">
            <text:p>118.09</text:p>
          </table:table-cell>
          <table:table-cell/>
        </table:table-row>
        <table:table-row table:style-name="ro1">
          <table:table-cell office:value-type="time" office:time-value="PT12H00M00S" calcext:value-type="time">
            <text:p>12:00</text:p>
          </table:table-cell>
          <table:table-cell table:style-name="ce2" table:formula="of:=AVERAGE([.D14:.AG14])" office:value-type="float" office:value="115.961333333333" calcext:value-type="float">
            <text:p>115.96</text:p>
          </table:table-cell>
          <table:table-cell table:style-name="ce2" table:formula="of:=STDEV([.D14:.AG14])" office:value-type="float" office:value="1.19706748962314" calcext:value-type="float">
            <text:p>1.20</text:p>
          </table:table-cell>
          <table:table-cell office:value-type="float" office:value="116.52" calcext:value-type="float">
            <text:p>116.52</text:p>
          </table:table-cell>
          <table:table-cell office:value-type="float" office:value="114.73" calcext:value-type="float">
            <text:p>114.73</text:p>
          </table:table-cell>
          <table:table-cell office:value-type="float" office:value="115.6" calcext:value-type="float">
            <text:p>115.60</text:p>
          </table:table-cell>
          <table:table-cell office:value-type="float" office:value="116.71" calcext:value-type="float">
            <text:p>116.71</text:p>
          </table:table-cell>
          <table:table-cell office:value-type="float" office:value="115.74" calcext:value-type="float">
            <text:p>115.74</text:p>
          </table:table-cell>
          <table:table-cell office:value-type="float" office:value="113.79" calcext:value-type="float">
            <text:p>113.79</text:p>
          </table:table-cell>
          <table:table-cell office:value-type="float" office:value="116.74" calcext:value-type="float">
            <text:p>116.74</text:p>
          </table:table-cell>
          <table:table-cell office:value-type="float" office:value="114.36" calcext:value-type="float">
            <text:p>114.36</text:p>
          </table:table-cell>
          <table:table-cell office:value-type="float" office:value="116.79" calcext:value-type="float">
            <text:p>116.79</text:p>
          </table:table-cell>
          <table:table-cell office:value-type="float" office:value="115.02" calcext:value-type="float">
            <text:p>115.02</text:p>
          </table:table-cell>
          <table:table-cell office:value-type="float" office:value="115.2" calcext:value-type="float">
            <text:p>115.2</text:p>
          </table:table-cell>
          <table:table-cell office:value-type="float" office:value="116.84" calcext:value-type="float">
            <text:p>116.84</text:p>
          </table:table-cell>
          <table:table-cell office:value-type="float" office:value="117.38" calcext:value-type="float">
            <text:p>117.38</text:p>
          </table:table-cell>
          <table:table-cell office:value-type="float" office:value="116.33" calcext:value-type="float">
            <text:p>116.33</text:p>
          </table:table-cell>
          <table:table-cell office:value-type="float" office:value="116.15" calcext:value-type="float">
            <text:p>116.15</text:p>
          </table:table-cell>
          <table:table-cell office:value-type="float" office:value="113.46" calcext:value-type="float">
            <text:p>113.46</text:p>
          </table:table-cell>
          <table:table-cell office:value-type="float" office:value="117.74" calcext:value-type="float">
            <text:p>117.74</text:p>
          </table:table-cell>
          <table:table-cell office:value-type="float" office:value="117.11" calcext:value-type="float">
            <text:p>117.11</text:p>
          </table:table-cell>
          <table:table-cell office:value-type="float" office:value="116.55" calcext:value-type="float">
            <text:p>116.55</text:p>
          </table:table-cell>
          <table:table-cell office:value-type="float" office:value="117.61" calcext:value-type="float">
            <text:p>117.61</text:p>
          </table:table-cell>
          <table:table-cell office:value-type="float" office:value="114.61" calcext:value-type="float">
            <text:p>114.61</text:p>
          </table:table-cell>
          <table:table-cell office:value-type="float" office:value="117.66" calcext:value-type="float">
            <text:p>117.66</text:p>
          </table:table-cell>
          <table:table-cell office:value-type="float" office:value="115.31" calcext:value-type="float">
            <text:p>115.31</text:p>
          </table:table-cell>
          <table:table-cell office:value-type="float" office:value="115.98" calcext:value-type="float">
            <text:p>115.98</text:p>
          </table:table-cell>
          <table:table-cell office:value-type="float" office:value="116.69" calcext:value-type="float">
            <text:p>116.69</text:p>
          </table:table-cell>
          <table:table-cell office:value-type="float" office:value="115.99" calcext:value-type="float">
            <text:p>115.99</text:p>
          </table:table-cell>
          <table:table-cell office:value-type="float" office:value="115" calcext:value-type="float">
            <text:p>115</text:p>
          </table:table-cell>
          <table:table-cell office:value-type="float" office:value="116.05" calcext:value-type="float">
            <text:p>116.05</text:p>
          </table:table-cell>
          <table:table-cell office:value-type="float" office:value="113.96" calcext:value-type="float">
            <text:p>113.96</text:p>
          </table:table-cell>
          <table:table-cell office:value-type="float" office:value="117.22" calcext:value-type="float">
            <text:p>117.22</text:p>
          </table:table-cell>
          <table:table-cell/>
        </table:table-row>
        <table:table-row table:style-name="ro1">
          <table:table-cell office:value-type="time" office:time-value="PT13H00M00S" calcext:value-type="time">
            <text:p>13:00</text:p>
          </table:table-cell>
          <table:table-cell table:style-name="ce2" table:formula="of:=AVERAGE([.D15:.AG15])" office:value-type="float" office:value="120.479333333333" calcext:value-type="float">
            <text:p>120.48</text:p>
          </table:table-cell>
          <table:table-cell table:style-name="ce2" table:formula="of:=STDEV([.D15:.AG15])" office:value-type="float" office:value="1.58387332594614" calcext:value-type="float">
            <text:p>1.58</text:p>
          </table:table-cell>
          <table:table-cell office:value-type="float" office:value="121.38" calcext:value-type="float">
            <text:p>121.38</text:p>
          </table:table-cell>
          <table:table-cell office:value-type="float" office:value="121.53" calcext:value-type="float">
            <text:p>121.53</text:p>
          </table:table-cell>
          <table:table-cell office:value-type="float" office:value="117.89" calcext:value-type="float">
            <text:p>117.89</text:p>
          </table:table-cell>
          <table:table-cell office:value-type="float" office:value="118.41" calcext:value-type="float">
            <text:p>118.41</text:p>
          </table:table-cell>
          <table:table-cell office:value-type="float" office:value="121.95" calcext:value-type="float">
            <text:p>121.95</text:p>
          </table:table-cell>
          <table:table-cell office:value-type="float" office:value="119.37" calcext:value-type="float">
            <text:p>119.37</text:p>
          </table:table-cell>
          <table:table-cell office:value-type="float" office:value="120.27" calcext:value-type="float">
            <text:p>120.27</text:p>
          </table:table-cell>
          <table:table-cell office:value-type="float" office:value="124.32" calcext:value-type="float">
            <text:p>124.32</text:p>
          </table:table-cell>
          <table:table-cell office:value-type="float" office:value="121.81" calcext:value-type="float">
            <text:p>121.81</text:p>
          </table:table-cell>
          <table:table-cell office:value-type="float" office:value="122.48" calcext:value-type="float">
            <text:p>122.48</text:p>
          </table:table-cell>
          <table:table-cell office:value-type="float" office:value="119.47" calcext:value-type="float">
            <text:p>119.47</text:p>
          </table:table-cell>
          <table:table-cell office:value-type="float" office:value="121" calcext:value-type="float">
            <text:p>121</text:p>
          </table:table-cell>
          <table:table-cell office:value-type="float" office:value="120.55" calcext:value-type="float">
            <text:p>120.55</text:p>
          </table:table-cell>
          <table:table-cell office:value-type="float" office:value="120.52" calcext:value-type="float">
            <text:p>120.52</text:p>
          </table:table-cell>
          <table:table-cell office:value-type="float" office:value="120.3" calcext:value-type="float">
            <text:p>120.3</text:p>
          </table:table-cell>
          <table:table-cell office:value-type="float" office:value="121.62" calcext:value-type="float">
            <text:p>121.62</text:p>
          </table:table-cell>
          <table:table-cell office:value-type="float" office:value="120.22" calcext:value-type="float">
            <text:p>120.22</text:p>
          </table:table-cell>
          <table:table-cell office:value-type="float" office:value="120.86" calcext:value-type="float">
            <text:p>120.86</text:p>
          </table:table-cell>
          <table:table-cell office:value-type="float" office:value="120.54" calcext:value-type="float">
            <text:p>120.54</text:p>
          </table:table-cell>
          <table:table-cell office:value-type="float" office:value="123.57" calcext:value-type="float">
            <text:p>123.57</text:p>
          </table:table-cell>
          <table:table-cell office:value-type="float" office:value="120.49" calcext:value-type="float">
            <text:p>120.49</text:p>
          </table:table-cell>
          <table:table-cell office:value-type="float" office:value="118.98" calcext:value-type="float">
            <text:p>118.98</text:p>
          </table:table-cell>
          <table:table-cell office:value-type="float" office:value="121.06" calcext:value-type="float">
            <text:p>121.06</text:p>
          </table:table-cell>
          <table:table-cell office:value-type="float" office:value="120.76" calcext:value-type="float">
            <text:p>120.76</text:p>
          </table:table-cell>
          <table:table-cell office:value-type="float" office:value="117.17" calcext:value-type="float">
            <text:p>117.17</text:p>
          </table:table-cell>
          <table:table-cell office:value-type="float" office:value="121.4" calcext:value-type="float">
            <text:p>121.4</text:p>
          </table:table-cell>
          <table:table-cell office:value-type="float" office:value="118.75" calcext:value-type="float">
            <text:p>118.75</text:p>
          </table:table-cell>
          <table:table-cell office:value-type="float" office:value="120.11" calcext:value-type="float">
            <text:p>120.11</text:p>
          </table:table-cell>
          <table:table-cell office:value-type="float" office:value="119.16" calcext:value-type="float">
            <text:p>119.16</text:p>
          </table:table-cell>
          <table:table-cell office:value-type="float" office:value="118.44" calcext:value-type="float">
            <text:p>118.44</text:p>
          </table:table-cell>
          <table:table-cell/>
        </table:table-row>
        <table:table-row table:style-name="ro1">
          <table:table-cell office:value-type="time" office:time-value="PT14H00M00S" calcext:value-type="time">
            <text:p>14:00</text:p>
          </table:table-cell>
          <table:table-cell table:style-name="ce2" table:formula="of:=AVERAGE([.D16:.AG16])" office:value-type="float" office:value="118.387" calcext:value-type="float">
            <text:p>118.39</text:p>
          </table:table-cell>
          <table:table-cell table:style-name="ce2" table:formula="of:=STDEV([.D16:.AG16])" office:value-type="float" office:value="1.36190067489368" calcext:value-type="float">
            <text:p>1.36</text:p>
          </table:table-cell>
          <table:table-cell office:value-type="float" office:value="121.84" calcext:value-type="float">
            <text:p>121.84</text:p>
          </table:table-cell>
          <table:table-cell office:value-type="float" office:value="118.65" calcext:value-type="float">
            <text:p>118.65</text:p>
          </table:table-cell>
          <table:table-cell office:value-type="float" office:value="117.98" calcext:value-type="float">
            <text:p>117.98</text:p>
          </table:table-cell>
          <table:table-cell office:value-type="float" office:value="117.38" calcext:value-type="float">
            <text:p>117.38</text:p>
          </table:table-cell>
          <table:table-cell office:value-type="float" office:value="119.86" calcext:value-type="float">
            <text:p>119.86</text:p>
          </table:table-cell>
          <table:table-cell office:value-type="float" office:value="118" calcext:value-type="float">
            <text:p>118.00</text:p>
          </table:table-cell>
          <table:table-cell office:value-type="float" office:value="119.82" calcext:value-type="float">
            <text:p>119.82</text:p>
          </table:table-cell>
          <table:table-cell office:value-type="float" office:value="116.84" calcext:value-type="float">
            <text:p>116.84</text:p>
          </table:table-cell>
          <table:table-cell office:value-type="float" office:value="117.48" calcext:value-type="float">
            <text:p>117.48</text:p>
          </table:table-cell>
          <table:table-cell office:value-type="float" office:value="117.77" calcext:value-type="float">
            <text:p>117.77</text:p>
          </table:table-cell>
          <table:table-cell office:value-type="float" office:value="116.47" calcext:value-type="float">
            <text:p>116.47</text:p>
          </table:table-cell>
          <table:table-cell office:value-type="float" office:value="118.29" calcext:value-type="float">
            <text:p>118.29</text:p>
          </table:table-cell>
          <table:table-cell office:value-type="float" office:value="119.24" calcext:value-type="float">
            <text:p>119.24</text:p>
          </table:table-cell>
          <table:table-cell office:value-type="float" office:value="118.11" calcext:value-type="float">
            <text:p>118.11</text:p>
          </table:table-cell>
          <table:table-cell office:value-type="float" office:value="116.2" calcext:value-type="float">
            <text:p>116.2</text:p>
          </table:table-cell>
          <table:table-cell office:value-type="float" office:value="118.64" calcext:value-type="float">
            <text:p>118.64</text:p>
          </table:table-cell>
          <table:table-cell office:value-type="float" office:value="118.17" calcext:value-type="float">
            <text:p>118.17</text:p>
          </table:table-cell>
          <table:table-cell office:value-type="float" office:value="117.95" calcext:value-type="float">
            <text:p>117.95</text:p>
          </table:table-cell>
          <table:table-cell office:value-type="float" office:value="119.02" calcext:value-type="float">
            <text:p>119.02</text:p>
          </table:table-cell>
          <table:table-cell office:value-type="float" office:value="118.39" calcext:value-type="float">
            <text:p>118.39</text:p>
          </table:table-cell>
          <table:table-cell office:value-type="float" office:value="118.29" calcext:value-type="float">
            <text:p>118.29</text:p>
          </table:table-cell>
          <table:table-cell office:value-type="float" office:value="118.45" calcext:value-type="float">
            <text:p>118.45</text:p>
          </table:table-cell>
          <table:table-cell office:value-type="float" office:value="117.8" calcext:value-type="float">
            <text:p>117.8</text:p>
          </table:table-cell>
          <table:table-cell office:value-type="float" office:value="122.11" calcext:value-type="float">
            <text:p>122.11</text:p>
          </table:table-cell>
          <table:table-cell office:value-type="float" office:value="118.67" calcext:value-type="float">
            <text:p>118.67</text:p>
          </table:table-cell>
          <table:table-cell office:value-type="float" office:value="119.33" calcext:value-type="float">
            <text:p>119.33</text:p>
          </table:table-cell>
          <table:table-cell office:value-type="float" office:value="117.14" calcext:value-type="float">
            <text:p>117.14</text:p>
          </table:table-cell>
          <table:table-cell office:value-type="float" office:value="117.53" calcext:value-type="float">
            <text:p>117.53</text:p>
          </table:table-cell>
          <table:table-cell office:value-type="float" office:value="119.68" calcext:value-type="float">
            <text:p>119.68</text:p>
          </table:table-cell>
          <table:table-cell office:value-type="float" office:value="116.51" calcext:value-type="float">
            <text:p>116.51</text:p>
          </table:table-cell>
          <table:table-cell/>
        </table:table-row>
        <table:table-row table:style-name="ro1">
          <table:table-cell office:value-type="time" office:time-value="PT15H00M00S" calcext:value-type="time">
            <text:p>15:00</text:p>
          </table:table-cell>
          <table:table-cell table:style-name="ce2" table:formula="of:=AVERAGE([.D17:.AG17])" office:value-type="float" office:value="119.895333333333" calcext:value-type="float">
            <text:p>119.90</text:p>
          </table:table-cell>
          <table:table-cell table:style-name="ce2" table:formula="of:=STDEV([.D17:.AG17])" office:value-type="float" office:value="1.12523632256037" calcext:value-type="float">
            <text:p>1.13</text:p>
          </table:table-cell>
          <table:table-cell office:value-type="float" office:value="121.09" calcext:value-type="float">
            <text:p>121.09</text:p>
          </table:table-cell>
          <table:table-cell office:value-type="float" office:value="120.77" calcext:value-type="float">
            <text:p>120.77</text:p>
          </table:table-cell>
          <table:table-cell office:value-type="float" office:value="119.56" calcext:value-type="float">
            <text:p>119.56</text:p>
          </table:table-cell>
          <table:table-cell office:value-type="float" office:value="117.88" calcext:value-type="float">
            <text:p>117.88</text:p>
          </table:table-cell>
          <table:table-cell office:value-type="float" office:value="119.1" calcext:value-type="float">
            <text:p>119.10</text:p>
          </table:table-cell>
          <table:table-cell office:value-type="float" office:value="118.62" calcext:value-type="float">
            <text:p>118.62</text:p>
          </table:table-cell>
          <table:table-cell office:value-type="float" office:value="118.03" calcext:value-type="float">
            <text:p>118.03</text:p>
          </table:table-cell>
          <table:table-cell office:value-type="float" office:value="119.25" calcext:value-type="float">
            <text:p>119.25</text:p>
          </table:table-cell>
          <table:table-cell office:value-type="float" office:value="120" calcext:value-type="float">
            <text:p>120.00</text:p>
          </table:table-cell>
          <table:table-cell office:value-type="float" office:value="122.21" calcext:value-type="float">
            <text:p>122.21</text:p>
          </table:table-cell>
          <table:table-cell office:value-type="float" office:value="121.08" calcext:value-type="float">
            <text:p>121.08</text:p>
          </table:table-cell>
          <table:table-cell office:value-type="float" office:value="119.9" calcext:value-type="float">
            <text:p>119.9</text:p>
          </table:table-cell>
          <table:table-cell office:value-type="float" office:value="119.24" calcext:value-type="float">
            <text:p>119.24</text:p>
          </table:table-cell>
          <table:table-cell office:value-type="float" office:value="118.99" calcext:value-type="float">
            <text:p>118.99</text:p>
          </table:table-cell>
          <table:table-cell office:value-type="float" office:value="120.24" calcext:value-type="float">
            <text:p>120.24</text:p>
          </table:table-cell>
          <table:table-cell office:value-type="float" office:value="120.35" calcext:value-type="float">
            <text:p>120.35</text:p>
          </table:table-cell>
          <table:table-cell office:value-type="float" office:value="121.44" calcext:value-type="float">
            <text:p>121.44</text:p>
          </table:table-cell>
          <table:table-cell office:value-type="float" office:value="121" calcext:value-type="float">
            <text:p>121</text:p>
          </table:table-cell>
          <table:table-cell office:value-type="float" office:value="119.67" calcext:value-type="float">
            <text:p>119.67</text:p>
          </table:table-cell>
          <table:table-cell office:value-type="float" office:value="121.6" calcext:value-type="float">
            <text:p>121.6</text:p>
          </table:table-cell>
          <table:table-cell office:value-type="float" office:value="120.4" calcext:value-type="float">
            <text:p>120.4</text:p>
          </table:table-cell>
          <table:table-cell office:value-type="float" office:value="119.09" calcext:value-type="float">
            <text:p>119.09</text:p>
          </table:table-cell>
          <table:table-cell office:value-type="float" office:value="118.31" calcext:value-type="float">
            <text:p>118.31</text:p>
          </table:table-cell>
          <table:table-cell office:value-type="float" office:value="119.74" calcext:value-type="float">
            <text:p>119.74</text:p>
          </table:table-cell>
          <table:table-cell office:value-type="float" office:value="119.44" calcext:value-type="float">
            <text:p>119.44</text:p>
          </table:table-cell>
          <table:table-cell office:value-type="float" office:value="120.66" calcext:value-type="float">
            <text:p>120.66</text:p>
          </table:table-cell>
          <table:table-cell office:value-type="float" office:value="121.27" calcext:value-type="float">
            <text:p>121.27</text:p>
          </table:table-cell>
          <table:table-cell office:value-type="float" office:value="118.52" calcext:value-type="float">
            <text:p>118.52</text:p>
          </table:table-cell>
          <table:table-cell office:value-type="float" office:value="120.48" calcext:value-type="float">
            <text:p>120.48</text:p>
          </table:table-cell>
          <table:table-cell office:value-type="float" office:value="118.93" calcext:value-type="float">
            <text:p>118.93</text:p>
          </table:table-cell>
          <table:table-cell/>
        </table:table-row>
        <table:table-row table:style-name="ro1">
          <table:table-cell office:value-type="time" office:time-value="PT16H00M00S" calcext:value-type="time">
            <text:p>16:00</text:p>
          </table:table-cell>
          <table:table-cell table:style-name="ce2" table:formula="of:=AVERAGE([.D18:.AG18])" office:value-type="float" office:value="150.328333333333" calcext:value-type="float">
            <text:p>150.33</text:p>
          </table:table-cell>
          <table:table-cell table:style-name="ce2" table:formula="of:=STDEV([.D18:.AG18])" office:value-type="float" office:value="13.9218540886036" calcext:value-type="float">
            <text:p>13.92</text:p>
          </table:table-cell>
          <table:table-cell office:value-type="float" office:value="135.75" calcext:value-type="float">
            <text:p>135.75</text:p>
          </table:table-cell>
          <table:table-cell office:value-type="float" office:value="159.84" calcext:value-type="float">
            <text:p>159.84</text:p>
          </table:table-cell>
          <table:table-cell office:value-type="float" office:value="134.35" calcext:value-type="float">
            <text:p>134.35</text:p>
          </table:table-cell>
          <table:table-cell office:value-type="float" office:value="144.25" calcext:value-type="float">
            <text:p>144.25</text:p>
          </table:table-cell>
          <table:table-cell office:value-type="float" office:value="137.05" calcext:value-type="float">
            <text:p>137.05</text:p>
          </table:table-cell>
          <table:table-cell office:value-type="float" office:value="131.46" calcext:value-type="float">
            <text:p>131.46</text:p>
          </table:table-cell>
          <table:table-cell office:value-type="float" office:value="141.16" calcext:value-type="float">
            <text:p>141.16</text:p>
          </table:table-cell>
          <table:table-cell office:value-type="float" office:value="147.19" calcext:value-type="float">
            <text:p>147.19</text:p>
          </table:table-cell>
          <table:table-cell office:value-type="float" office:value="137.64" calcext:value-type="float">
            <text:p>137.64</text:p>
          </table:table-cell>
          <table:table-cell office:value-type="float" office:value="137.3" calcext:value-type="float">
            <text:p>137.30</text:p>
          </table:table-cell>
          <table:table-cell office:value-type="float" office:value="155.42" calcext:value-type="float">
            <text:p>155.42</text:p>
          </table:table-cell>
          <table:table-cell office:value-type="float" office:value="170.66" calcext:value-type="float">
            <text:p>170.66</text:p>
          </table:table-cell>
          <table:table-cell office:value-type="float" office:value="137.26" calcext:value-type="float">
            <text:p>137.26</text:p>
          </table:table-cell>
          <table:table-cell office:value-type="float" office:value="138.1" calcext:value-type="float">
            <text:p>138.1</text:p>
          </table:table-cell>
          <table:table-cell office:value-type="float" office:value="152.9" calcext:value-type="float">
            <text:p>152.9</text:p>
          </table:table-cell>
          <table:table-cell office:value-type="float" office:value="156.01" calcext:value-type="float">
            <text:p>156.01</text:p>
          </table:table-cell>
          <table:table-cell office:value-type="float" office:value="174.54" calcext:value-type="float">
            <text:p>174.54</text:p>
          </table:table-cell>
          <table:table-cell office:value-type="float" office:value="168.14" calcext:value-type="float">
            <text:p>168.14</text:p>
          </table:table-cell>
          <table:table-cell office:value-type="float" office:value="164.51" calcext:value-type="float">
            <text:p>164.51</text:p>
          </table:table-cell>
          <table:table-cell office:value-type="float" office:value="154.83" calcext:value-type="float">
            <text:p>154.83</text:p>
          </table:table-cell>
          <table:table-cell office:value-type="float" office:value="131.07" calcext:value-type="float">
            <text:p>131.07</text:p>
          </table:table-cell>
          <table:table-cell office:value-type="float" office:value="175.29" calcext:value-type="float">
            <text:p>175.29</text:p>
          </table:table-cell>
          <table:table-cell office:value-type="float" office:value="144.1" calcext:value-type="float">
            <text:p>144.1</text:p>
          </table:table-cell>
          <table:table-cell office:value-type="float" office:value="153.71" calcext:value-type="float">
            <text:p>153.71</text:p>
          </table:table-cell>
          <table:table-cell office:value-type="float" office:value="165.93" calcext:value-type="float">
            <text:p>165.93</text:p>
          </table:table-cell>
          <table:table-cell office:value-type="float" office:value="172.1" calcext:value-type="float">
            <text:p>172.1</text:p>
          </table:table-cell>
          <table:table-cell office:value-type="float" office:value="139.63" calcext:value-type="float">
            <text:p>139.63</text:p>
          </table:table-cell>
          <table:table-cell office:value-type="float" office:value="163.23" calcext:value-type="float">
            <text:p>163.23</text:p>
          </table:table-cell>
          <table:table-cell office:value-type="float" office:value="142.37" calcext:value-type="float">
            <text:p>142.37</text:p>
          </table:table-cell>
          <table:table-cell office:value-type="float" office:value="144.06" calcext:value-type="float">
            <text:p>144.06</text:p>
          </table:table-cell>
          <table:table-cell/>
        </table:table-row>
        <table:table-row table:style-name="ro1">
          <table:table-cell office:value-type="time" office:time-value="PT17H00M00S" calcext:value-type="time">
            <text:p>17:00</text:p>
          </table:table-cell>
          <table:table-cell table:style-name="ce2" table:formula="of:=AVERAGE([.D19:.AG19])" office:value-type="float" office:value="177.752666666667" calcext:value-type="float">
            <text:p>177.75</text:p>
          </table:table-cell>
          <table:table-cell table:style-name="ce2" table:formula="of:=STDEV([.D19:.AG19])" office:value-type="float" office:value="28.8107101653167" calcext:value-type="float">
            <text:p>28.81</text:p>
          </table:table-cell>
          <table:table-cell office:value-type="float" office:value="139.12" calcext:value-type="float">
            <text:p>139.12</text:p>
          </table:table-cell>
          <table:table-cell office:value-type="float" office:value="123.34" calcext:value-type="float">
            <text:p>123.34</text:p>
          </table:table-cell>
          <table:table-cell office:value-type="float" office:value="148.15" calcext:value-type="float">
            <text:p>148.15</text:p>
          </table:table-cell>
          <table:table-cell office:value-type="float" office:value="187.91" calcext:value-type="float">
            <text:p>187.91</text:p>
          </table:table-cell>
          <table:table-cell office:value-type="float" office:value="205.08" calcext:value-type="float">
            <text:p>205.08</text:p>
          </table:table-cell>
          <table:table-cell office:value-type="float" office:value="164.99" calcext:value-type="float">
            <text:p>164.99</text:p>
          </table:table-cell>
          <table:table-cell office:value-type="float" office:value="140.99" calcext:value-type="float">
            <text:p>140.99</text:p>
          </table:table-cell>
          <table:table-cell office:value-type="float" office:value="200.99" calcext:value-type="float">
            <text:p>200.99</text:p>
          </table:table-cell>
          <table:table-cell office:value-type="float" office:value="125.02" calcext:value-type="float">
            <text:p>125.02</text:p>
          </table:table-cell>
          <table:table-cell office:value-type="float" office:value="147.69" calcext:value-type="float">
            <text:p>147.69</text:p>
          </table:table-cell>
          <table:table-cell office:value-type="float" office:value="214.27" calcext:value-type="float">
            <text:p>214.27</text:p>
          </table:table-cell>
          <table:table-cell office:value-type="float" office:value="188.76" calcext:value-type="float">
            <text:p>188.76</text:p>
          </table:table-cell>
          <table:table-cell office:value-type="float" office:value="171.94" calcext:value-type="float">
            <text:p>171.94</text:p>
          </table:table-cell>
          <table:table-cell office:value-type="float" office:value="144.45" calcext:value-type="float">
            <text:p>144.45</text:p>
          </table:table-cell>
          <table:table-cell office:value-type="float" office:value="203.28" calcext:value-type="float">
            <text:p>203.28</text:p>
          </table:table-cell>
          <table:table-cell office:value-type="float" office:value="188.04" calcext:value-type="float">
            <text:p>188.04</text:p>
          </table:table-cell>
          <table:table-cell office:value-type="float" office:value="175.21" calcext:value-type="float">
            <text:p>175.21</text:p>
          </table:table-cell>
          <table:table-cell office:value-type="float" office:value="222.49" calcext:value-type="float">
            <text:p>222.49</text:p>
          </table:table-cell>
          <table:table-cell office:value-type="float" office:value="192.07" calcext:value-type="float">
            <text:p>192.07</text:p>
          </table:table-cell>
          <table:table-cell office:value-type="float" office:value="178.77" calcext:value-type="float">
            <text:p>178.77</text:p>
          </table:table-cell>
          <table:table-cell office:value-type="float" office:value="160.9" calcext:value-type="float">
            <text:p>160.9</text:p>
          </table:table-cell>
          <table:table-cell office:value-type="float" office:value="177.82" calcext:value-type="float">
            <text:p>177.82</text:p>
          </table:table-cell>
          <table:table-cell office:value-type="float" office:value="172.73" calcext:value-type="float">
            <text:p>172.73</text:p>
          </table:table-cell>
          <table:table-cell office:value-type="float" office:value="199.88" calcext:value-type="float">
            <text:p>199.88</text:p>
          </table:table-cell>
          <table:table-cell office:value-type="float" office:value="208.84" calcext:value-type="float">
            <text:p>208.84</text:p>
          </table:table-cell>
          <table:table-cell office:value-type="float" office:value="234.09" calcext:value-type="float">
            <text:p>234.09</text:p>
          </table:table-cell>
          <table:table-cell office:value-type="float" office:value="152.93" calcext:value-type="float">
            <text:p>152.93</text:p>
          </table:table-cell>
          <table:table-cell office:value-type="float" office:value="205.81" calcext:value-type="float">
            <text:p>205.81</text:p>
          </table:table-cell>
          <table:table-cell office:value-type="float" office:value="189.48" calcext:value-type="float">
            <text:p>189.48</text:p>
          </table:table-cell>
          <table:table-cell office:value-type="float" office:value="167.54" calcext:value-type="float">
            <text:p>167.54</text:p>
          </table:table-cell>
          <table:table-cell/>
        </table:table-row>
        <table:table-row table:style-name="ro1">
          <table:table-cell office:value-type="time" office:time-value="PT18H00M00S" calcext:value-type="time">
            <text:p>18:00</text:p>
          </table:table-cell>
          <table:table-cell table:style-name="ce2" table:formula="of:=AVERAGE([.D20:.AG20])" office:value-type="float" office:value="170.651333333333" calcext:value-type="float">
            <text:p>170.65</text:p>
          </table:table-cell>
          <table:table-cell table:style-name="ce2" table:formula="of:=STDEV([.D20:.AG20])" office:value-type="float" office:value="39.36599028685" calcext:value-type="float">
            <text:p>39.37</text:p>
          </table:table-cell>
          <table:table-cell office:value-type="float" office:value="131.78" calcext:value-type="float">
            <text:p>131.78</text:p>
          </table:table-cell>
          <table:table-cell office:value-type="float" office:value="132.54" calcext:value-type="float">
            <text:p>132.54</text:p>
          </table:table-cell>
          <table:table-cell office:value-type="float" office:value="113.76" calcext:value-type="float">
            <text:p>113.76</text:p>
          </table:table-cell>
          <table:table-cell office:value-type="float" office:value="172.98" calcext:value-type="float">
            <text:p>172.98</text:p>
          </table:table-cell>
          <table:table-cell office:value-type="float" office:value="234.92" calcext:value-type="float">
            <text:p>234.92</text:p>
          </table:table-cell>
          <table:table-cell office:value-type="float" office:value="155.59" calcext:value-type="float">
            <text:p>155.59</text:p>
          </table:table-cell>
          <table:table-cell office:value-type="float" office:value="112.38" calcext:value-type="float">
            <text:p>112.38</text:p>
          </table:table-cell>
          <table:table-cell office:value-type="float" office:value="172.36" calcext:value-type="float">
            <text:p>172.36</text:p>
          </table:table-cell>
          <table:table-cell office:value-type="float" office:value="116.52" calcext:value-type="float">
            <text:p>116.52</text:p>
          </table:table-cell>
          <table:table-cell office:value-type="float" office:value="152.56" calcext:value-type="float">
            <text:p>152.56</text:p>
          </table:table-cell>
          <table:table-cell office:value-type="float" office:value="223.8" calcext:value-type="float">
            <text:p>223.8</text:p>
          </table:table-cell>
          <table:table-cell office:value-type="float" office:value="195.13" calcext:value-type="float">
            <text:p>195.13</text:p>
          </table:table-cell>
          <table:table-cell office:value-type="float" office:value="212.52" calcext:value-type="float">
            <text:p>212.52</text:p>
          </table:table-cell>
          <table:table-cell office:value-type="float" office:value="156.02" calcext:value-type="float">
            <text:p>156.02</text:p>
          </table:table-cell>
          <table:table-cell office:value-type="float" office:value="165.68" calcext:value-type="float">
            <text:p>165.68</text:p>
          </table:table-cell>
          <table:table-cell office:value-type="float" office:value="223.92" calcext:value-type="float">
            <text:p>223.92</text:p>
          </table:table-cell>
          <table:table-cell office:value-type="float" office:value="133.06" calcext:value-type="float">
            <text:p>133.06</text:p>
          </table:table-cell>
          <table:table-cell office:value-type="float" office:value="278.29" calcext:value-type="float">
            <text:p>278.29</text:p>
          </table:table-cell>
          <table:table-cell office:value-type="float" office:value="165.65" calcext:value-type="float">
            <text:p>165.65</text:p>
          </table:table-cell>
          <table:table-cell office:value-type="float" office:value="155.59" calcext:value-type="float">
            <text:p>155.59</text:p>
          </table:table-cell>
          <table:table-cell office:value-type="float" office:value="151.79" calcext:value-type="float">
            <text:p>151.79</text:p>
          </table:table-cell>
          <table:table-cell office:value-type="float" office:value="164.8" calcext:value-type="float">
            <text:p>164.8</text:p>
          </table:table-cell>
          <table:table-cell office:value-type="float" office:value="211.17" calcext:value-type="float">
            <text:p>211.17</text:p>
          </table:table-cell>
          <table:table-cell office:value-type="float" office:value="198.76" calcext:value-type="float">
            <text:p>198.76</text:p>
          </table:table-cell>
          <table:table-cell office:value-type="float" office:value="193.51" calcext:value-type="float">
            <text:p>193.51</text:p>
          </table:table-cell>
          <table:table-cell office:value-type="float" office:value="181.45" calcext:value-type="float">
            <text:p>181.45</text:p>
          </table:table-cell>
          <table:table-cell office:value-type="float" office:value="127.78" calcext:value-type="float">
            <text:p>127.78</text:p>
          </table:table-cell>
          <table:table-cell office:value-type="float" office:value="144.35" calcext:value-type="float">
            <text:p>144.35</text:p>
          </table:table-cell>
          <table:table-cell office:value-type="float" office:value="181.09" calcext:value-type="float">
            <text:p>181.09</text:p>
          </table:table-cell>
          <table:table-cell office:value-type="float" office:value="159.79" calcext:value-type="float">
            <text:p>159.79</text:p>
          </table:table-cell>
          <table:table-cell/>
        </table:table-row>
        <table:table-row table:style-name="ro1">
          <table:table-cell office:value-type="time" office:time-value="PT19H00M00S" calcext:value-type="time">
            <text:p>19:00</text:p>
          </table:table-cell>
          <table:table-cell table:style-name="ce2" table:formula="of:=AVERAGE([.D21:.AG21])" office:value-type="float" office:value="104.549" calcext:value-type="float">
            <text:p>104.55</text:p>
          </table:table-cell>
          <table:table-cell table:style-name="ce2" table:formula="of:=STDEV([.D21:.AG21])" office:value-type="float" office:value="3.16846677813386" calcext:value-type="float">
            <text:p>3.17</text:p>
          </table:table-cell>
          <table:table-cell office:value-type="float" office:value="103" calcext:value-type="float">
            <text:p>103.00</text:p>
          </table:table-cell>
          <table:table-cell office:value-type="float" office:value="106.52" calcext:value-type="float">
            <text:p>106.52</text:p>
          </table:table-cell>
          <table:table-cell office:value-type="float" office:value="101.15" calcext:value-type="float">
            <text:p>101.15</text:p>
          </table:table-cell>
          <table:table-cell office:value-type="float" office:value="103.94" calcext:value-type="float">
            <text:p>103.94</text:p>
          </table:table-cell>
          <table:table-cell office:value-type="float" office:value="112.68" calcext:value-type="float">
            <text:p>112.68</text:p>
          </table:table-cell>
          <table:table-cell office:value-type="float" office:value="105.22" calcext:value-type="float">
            <text:p>105.22</text:p>
          </table:table-cell>
          <table:table-cell office:value-type="float" office:value="102.04" calcext:value-type="float">
            <text:p>102.04</text:p>
          </table:table-cell>
          <table:table-cell office:value-type="float" office:value="104.87" calcext:value-type="float">
            <text:p>104.87</text:p>
          </table:table-cell>
          <table:table-cell office:value-type="float" office:value="104.63" calcext:value-type="float">
            <text:p>104.63</text:p>
          </table:table-cell>
          <table:table-cell office:value-type="float" office:value="103.07" calcext:value-type="float">
            <text:p>103.07</text:p>
          </table:table-cell>
          <table:table-cell office:value-type="float" office:value="110.75" calcext:value-type="float">
            <text:p>110.75</text:p>
          </table:table-cell>
          <table:table-cell office:value-type="float" office:value="103.05" calcext:value-type="float">
            <text:p>103.05</text:p>
          </table:table-cell>
          <table:table-cell office:value-type="float" office:value="103.43" calcext:value-type="float">
            <text:p>103.43</text:p>
          </table:table-cell>
          <table:table-cell office:value-type="float" office:value="101.66" calcext:value-type="float">
            <text:p>101.66</text:p>
          </table:table-cell>
          <table:table-cell office:value-type="float" office:value="102.58" calcext:value-type="float">
            <text:p>102.58</text:p>
          </table:table-cell>
          <table:table-cell office:value-type="float" office:value="109.57" calcext:value-type="float">
            <text:p>109.57</text:p>
          </table:table-cell>
          <table:table-cell office:value-type="float" office:value="102.74" calcext:value-type="float">
            <text:p>102.74</text:p>
          </table:table-cell>
          <table:table-cell office:value-type="float" office:value="113.24" calcext:value-type="float">
            <text:p>113.24</text:p>
          </table:table-cell>
          <table:table-cell office:value-type="float" office:value="103.49" calcext:value-type="float">
            <text:p>103.49</text:p>
          </table:table-cell>
          <table:table-cell office:value-type="float" office:value="103.41" calcext:value-type="float">
            <text:p>103.41</text:p>
          </table:table-cell>
          <table:table-cell office:value-type="float" office:value="102.03" calcext:value-type="float">
            <text:p>102.03</text:p>
          </table:table-cell>
          <table:table-cell office:value-type="float" office:value="103.44" calcext:value-type="float">
            <text:p>103.44</text:p>
          </table:table-cell>
          <table:table-cell office:value-type="float" office:value="103.3" calcext:value-type="float">
            <text:p>103.3</text:p>
          </table:table-cell>
          <table:table-cell office:value-type="float" office:value="107.76" calcext:value-type="float">
            <text:p>107.76</text:p>
          </table:table-cell>
          <table:table-cell office:value-type="float" office:value="102.23" calcext:value-type="float">
            <text:p>102.23</text:p>
          </table:table-cell>
          <table:table-cell office:value-type="float" office:value="104.68" calcext:value-type="float">
            <text:p>104.68</text:p>
          </table:table-cell>
          <table:table-cell office:value-type="float" office:value="103.21" calcext:value-type="float">
            <text:p>103.21</text:p>
          </table:table-cell>
          <table:table-cell office:value-type="float" office:value="102" calcext:value-type="float">
            <text:p>102</text:p>
          </table:table-cell>
          <table:table-cell office:value-type="float" office:value="104.21" calcext:value-type="float">
            <text:p>104.21</text:p>
          </table:table-cell>
          <table:table-cell office:value-type="float" office:value="102.57" calcext:value-type="float">
            <text:p>102.57</text:p>
          </table:table-cell>
          <table:table-cell/>
        </table:table-row>
        <table:table-row table:style-name="ro1">
          <table:table-cell office:value-type="time" office:time-value="PT20H00M00S" calcext:value-type="time">
            <text:p>20:00</text:p>
          </table:table-cell>
          <table:table-cell table:style-name="ce2" table:formula="of:=AVERAGE([.D22:.AG22])" office:value-type="float" office:value="109.783" calcext:value-type="float">
            <text:p>109.78</text:p>
          </table:table-cell>
          <table:table-cell table:style-name="ce2" table:formula="of:=STDEV([.D22:.AG22])" office:value-type="float" office:value="1.73345608539703" calcext:value-type="float">
            <text:p>1.73</text:p>
          </table:table-cell>
          <table:table-cell office:value-type="float" office:value="110.73" calcext:value-type="float">
            <text:p>110.73</text:p>
          </table:table-cell>
          <table:table-cell office:value-type="float" office:value="110.16" calcext:value-type="float">
            <text:p>110.16</text:p>
          </table:table-cell>
          <table:table-cell office:value-type="float" office:value="108.67" calcext:value-type="float">
            <text:p>108.67</text:p>
          </table:table-cell>
          <table:table-cell office:value-type="float" office:value="108.9" calcext:value-type="float">
            <text:p>108.90</text:p>
          </table:table-cell>
          <table:table-cell office:value-type="float" office:value="107.55" calcext:value-type="float">
            <text:p>107.55</text:p>
          </table:table-cell>
          <table:table-cell office:value-type="float" office:value="112.76" calcext:value-type="float">
            <text:p>112.76</text:p>
          </table:table-cell>
          <table:table-cell office:value-type="float" office:value="108.84" calcext:value-type="float">
            <text:p>108.84</text:p>
          </table:table-cell>
          <table:table-cell office:value-type="float" office:value="111.64" calcext:value-type="float">
            <text:p>111.64</text:p>
          </table:table-cell>
          <table:table-cell office:value-type="float" office:value="107.24" calcext:value-type="float">
            <text:p>107.24</text:p>
          </table:table-cell>
          <table:table-cell office:value-type="float" office:value="108.59" calcext:value-type="float">
            <text:p>108.59</text:p>
          </table:table-cell>
          <table:table-cell office:value-type="float" office:value="109.64" calcext:value-type="float">
            <text:p>109.64</text:p>
          </table:table-cell>
          <table:table-cell office:value-type="float" office:value="112.37" calcext:value-type="float">
            <text:p>112.37</text:p>
          </table:table-cell>
          <table:table-cell office:value-type="float" office:value="110.38" calcext:value-type="float">
            <text:p>110.38</text:p>
          </table:table-cell>
          <table:table-cell office:value-type="float" office:value="110.17" calcext:value-type="float">
            <text:p>110.17</text:p>
          </table:table-cell>
          <table:table-cell office:value-type="float" office:value="111" calcext:value-type="float">
            <text:p>111</text:p>
          </table:table-cell>
          <table:table-cell office:value-type="float" office:value="110.49" calcext:value-type="float">
            <text:p>110.49</text:p>
          </table:table-cell>
          <table:table-cell office:value-type="float" office:value="107.6" calcext:value-type="float">
            <text:p>107.6</text:p>
          </table:table-cell>
          <table:table-cell office:value-type="float" office:value="112.27" calcext:value-type="float">
            <text:p>112.27</text:p>
          </table:table-cell>
          <table:table-cell office:value-type="float" office:value="107.63" calcext:value-type="float">
            <text:p>107.63</text:p>
          </table:table-cell>
          <table:table-cell office:value-type="float" office:value="107.31" calcext:value-type="float">
            <text:p>107.31</text:p>
          </table:table-cell>
          <table:table-cell office:value-type="float" office:value="110.81" calcext:value-type="float">
            <text:p>110.81</text:p>
          </table:table-cell>
          <table:table-cell office:value-type="float" office:value="109.49" calcext:value-type="float">
            <text:p>109.49</text:p>
          </table:table-cell>
          <table:table-cell office:value-type="float" office:value="107.12" calcext:value-type="float">
            <text:p>107.12</text:p>
          </table:table-cell>
          <table:table-cell office:value-type="float" office:value="109.14" calcext:value-type="float">
            <text:p>109.14</text:p>
          </table:table-cell>
          <table:table-cell office:value-type="float" office:value="110.86" calcext:value-type="float">
            <text:p>110.86</text:p>
          </table:table-cell>
          <table:table-cell office:value-type="float" office:value="110.97" calcext:value-type="float">
            <text:p>110.97</text:p>
          </table:table-cell>
          <table:table-cell office:value-type="float" office:value="107.73" calcext:value-type="float">
            <text:p>107.73</text:p>
          </table:table-cell>
          <table:table-cell office:value-type="float" office:value="109.54" calcext:value-type="float">
            <text:p>109.54</text:p>
          </table:table-cell>
          <table:table-cell office:value-type="float" office:value="113.01" calcext:value-type="float">
            <text:p>113.01</text:p>
          </table:table-cell>
          <table:table-cell office:value-type="float" office:value="110.88" calcext:value-type="float">
            <text:p>110.88</text:p>
          </table:table-cell>
          <table:table-cell/>
        </table:table-row>
        <table:table-row table:style-name="ro1">
          <table:table-cell office:value-type="time" office:time-value="PT21H00M00S" calcext:value-type="time">
            <text:p>21:00</text:p>
          </table:table-cell>
          <table:table-cell table:style-name="ce2" table:formula="of:=AVERAGE([.D23:.AG23])" office:value-type="float" office:value="99.1223333333334" calcext:value-type="float">
            <text:p>99.12</text:p>
          </table:table-cell>
          <table:table-cell table:style-name="ce2" table:formula="of:=STDEV([.D23:.AG23])" office:value-type="float" office:value="1.98371070494655" calcext:value-type="float">
            <text:p>1.98</text:p>
          </table:table-cell>
          <table:table-cell office:value-type="float" office:value="103.67" calcext:value-type="float">
            <text:p>103.67</text:p>
          </table:table-cell>
          <table:table-cell office:value-type="float" office:value="99.28" calcext:value-type="float">
            <text:p>99.28</text:p>
          </table:table-cell>
          <table:table-cell office:value-type="float" office:value="95.78" calcext:value-type="float">
            <text:p>95.78</text:p>
          </table:table-cell>
          <table:table-cell office:value-type="float" office:value="99.6" calcext:value-type="float">
            <text:p>99.60</text:p>
          </table:table-cell>
          <table:table-cell office:value-type="float" office:value="99.99" calcext:value-type="float">
            <text:p>99.99</text:p>
          </table:table-cell>
          <table:table-cell office:value-type="float" office:value="98.62" calcext:value-type="float">
            <text:p>98.62</text:p>
          </table:table-cell>
          <table:table-cell office:value-type="float" office:value="99.65" calcext:value-type="float">
            <text:p>99.65</text:p>
          </table:table-cell>
          <table:table-cell office:value-type="float" office:value="98.63" calcext:value-type="float">
            <text:p>98.63</text:p>
          </table:table-cell>
          <table:table-cell office:value-type="float" office:value="99.47" calcext:value-type="float">
            <text:p>99.47</text:p>
          </table:table-cell>
          <table:table-cell office:value-type="float" office:value="98.92" calcext:value-type="float">
            <text:p>98.92</text:p>
          </table:table-cell>
          <table:table-cell office:value-type="float" office:value="102.26" calcext:value-type="float">
            <text:p>102.26</text:p>
          </table:table-cell>
          <table:table-cell office:value-type="float" office:value="99.33" calcext:value-type="float">
            <text:p>99.33</text:p>
          </table:table-cell>
          <table:table-cell office:value-type="float" office:value="97.97" calcext:value-type="float">
            <text:p>97.97</text:p>
          </table:table-cell>
          <table:table-cell office:value-type="float" office:value="98.41" calcext:value-type="float">
            <text:p>98.41</text:p>
          </table:table-cell>
          <table:table-cell office:value-type="float" office:value="100.34" calcext:value-type="float">
            <text:p>100.34</text:p>
          </table:table-cell>
          <table:table-cell office:value-type="float" office:value="94.03" calcext:value-type="float">
            <text:p>94.03</text:p>
          </table:table-cell>
          <table:table-cell office:value-type="float" office:value="95.69" calcext:value-type="float">
            <text:p>95.69</text:p>
          </table:table-cell>
          <table:table-cell office:value-type="float" office:value="98.64" calcext:value-type="float">
            <text:p>98.64</text:p>
          </table:table-cell>
          <table:table-cell office:value-type="float" office:value="99.7" calcext:value-type="float">
            <text:p>99.7</text:p>
          </table:table-cell>
          <table:table-cell office:value-type="float" office:value="98.44" calcext:value-type="float">
            <text:p>98.44</text:p>
          </table:table-cell>
          <table:table-cell office:value-type="float" office:value="99.29" calcext:value-type="float">
            <text:p>99.29</text:p>
          </table:table-cell>
          <table:table-cell office:value-type="float" office:value="102.09" calcext:value-type="float">
            <text:p>102.09</text:p>
          </table:table-cell>
          <table:table-cell office:value-type="float" office:value="99.59" calcext:value-type="float">
            <text:p>99.59</text:p>
          </table:table-cell>
          <table:table-cell office:value-type="float" office:value="96.75" calcext:value-type="float">
            <text:p>96.75</text:p>
          </table:table-cell>
          <table:table-cell office:value-type="float" office:value="100.08" calcext:value-type="float">
            <text:p>100.08</text:p>
          </table:table-cell>
          <table:table-cell office:value-type="float" office:value="100.01" calcext:value-type="float">
            <text:p>100.01</text:p>
          </table:table-cell>
          <table:table-cell office:value-type="float" office:value="100.77" calcext:value-type="float">
            <text:p>100.77</text:p>
          </table:table-cell>
          <table:table-cell office:value-type="float" office:value="96.57" calcext:value-type="float">
            <text:p>96.57</text:p>
          </table:table-cell>
          <table:table-cell office:value-type="float" office:value="100.77" calcext:value-type="float">
            <text:p>100.77</text:p>
          </table:table-cell>
          <table:table-cell office:value-type="float" office:value="99.33" calcext:value-type="float">
            <text:p>99.33</text:p>
          </table:table-cell>
          <table:table-cell/>
        </table:table-row>
        <table:table-row table:style-name="ro1">
          <table:table-cell office:value-type="time" office:time-value="PT22H00M00S" calcext:value-type="time">
            <text:p>22:00</text:p>
          </table:table-cell>
          <table:table-cell table:style-name="ce2" table:formula="of:=AVERAGE([.D24:.AG24])" office:value-type="float" office:value="97.4856666666667" calcext:value-type="float">
            <text:p>97.49</text:p>
          </table:table-cell>
          <table:table-cell table:style-name="ce2" table:formula="of:=STDEV([.D24:.AG24])" office:value-type="float" office:value="2.14169395304412" calcext:value-type="float">
            <text:p>2.14</text:p>
          </table:table-cell>
          <table:table-cell office:value-type="float" office:value="96.15" calcext:value-type="float">
            <text:p>96.15</text:p>
          </table:table-cell>
          <table:table-cell office:value-type="float" office:value="97.49" calcext:value-type="float">
            <text:p>97.49</text:p>
          </table:table-cell>
          <table:table-cell office:value-type="float" office:value="98.68" calcext:value-type="float">
            <text:p>98.68</text:p>
          </table:table-cell>
          <table:table-cell office:value-type="float" office:value="94.97" calcext:value-type="float">
            <text:p>94.97</text:p>
          </table:table-cell>
          <table:table-cell office:value-type="float" office:value="99.11" calcext:value-type="float">
            <text:p>99.11</text:p>
          </table:table-cell>
          <table:table-cell office:value-type="float" office:value="97.54" calcext:value-type="float">
            <text:p>97.54</text:p>
          </table:table-cell>
          <table:table-cell office:value-type="float" office:value="97.36" calcext:value-type="float">
            <text:p>97.36</text:p>
          </table:table-cell>
          <table:table-cell office:value-type="float" office:value="102.49" calcext:value-type="float">
            <text:p>102.49</text:p>
          </table:table-cell>
          <table:table-cell office:value-type="float" office:value="96.12" calcext:value-type="float">
            <text:p>96.12</text:p>
          </table:table-cell>
          <table:table-cell office:value-type="float" office:value="100.59" calcext:value-type="float">
            <text:p>100.59</text:p>
          </table:table-cell>
          <table:table-cell office:value-type="float" office:value="96.81" calcext:value-type="float">
            <text:p>96.81</text:p>
          </table:table-cell>
          <table:table-cell office:value-type="float" office:value="95.74" calcext:value-type="float">
            <text:p>95.74</text:p>
          </table:table-cell>
          <table:table-cell office:value-type="float" office:value="94.93" calcext:value-type="float">
            <text:p>94.93</text:p>
          </table:table-cell>
          <table:table-cell office:value-type="float" office:value="97.83" calcext:value-type="float">
            <text:p>97.83</text:p>
          </table:table-cell>
          <table:table-cell office:value-type="float" office:value="97.15" calcext:value-type="float">
            <text:p>97.15</text:p>
          </table:table-cell>
          <table:table-cell office:value-type="float" office:value="102.11" calcext:value-type="float">
            <text:p>102.11</text:p>
          </table:table-cell>
          <table:table-cell office:value-type="float" office:value="94.84" calcext:value-type="float">
            <text:p>94.84</text:p>
          </table:table-cell>
          <table:table-cell office:value-type="float" office:value="95.7" calcext:value-type="float">
            <text:p>95.7</text:p>
          </table:table-cell>
          <table:table-cell office:value-type="float" office:value="97.45" calcext:value-type="float">
            <text:p>97.45</text:p>
          </table:table-cell>
          <table:table-cell office:value-type="float" office:value="99.28" calcext:value-type="float">
            <text:p>99.28</text:p>
          </table:table-cell>
          <table:table-cell office:value-type="float" office:value="96.8" calcext:value-type="float">
            <text:p>96.8</text:p>
          </table:table-cell>
          <table:table-cell office:value-type="float" office:value="96.63" calcext:value-type="float">
            <text:p>96.63</text:p>
          </table:table-cell>
          <table:table-cell office:value-type="float" office:value="98.4" calcext:value-type="float">
            <text:p>98.4</text:p>
          </table:table-cell>
          <table:table-cell office:value-type="float" office:value="95.84" calcext:value-type="float">
            <text:p>95.84</text:p>
          </table:table-cell>
          <table:table-cell office:value-type="float" office:value="100.04" calcext:value-type="float">
            <text:p>100.04</text:p>
          </table:table-cell>
          <table:table-cell office:value-type="float" office:value="100.17" calcext:value-type="float">
            <text:p>100.17</text:p>
          </table:table-cell>
          <table:table-cell office:value-type="float" office:value="97.03" calcext:value-type="float">
            <text:p>97.03</text:p>
          </table:table-cell>
          <table:table-cell office:value-type="float" office:value="98.56" calcext:value-type="float">
            <text:p>98.56</text:p>
          </table:table-cell>
          <table:table-cell office:value-type="float" office:value="94.17" calcext:value-type="float">
            <text:p>94.17</text:p>
          </table:table-cell>
          <table:table-cell office:value-type="float" office:value="94.59" calcext:value-type="float">
            <text:p>94.59</text:p>
          </table:table-cell>
          <table:table-cell/>
        </table:table-row>
        <table:table-row table:style-name="ro1">
          <table:table-cell office:value-type="time" office:time-value="PT23H00M00S" calcext:value-type="time">
            <text:p>23:00</text:p>
          </table:table-cell>
          <table:table-cell table:style-name="ce2" table:formula="of:=AVERAGE([.D25:.AG25])" office:value-type="float" office:value="87.7996666666666" calcext:value-type="float">
            <text:p>87.80</text:p>
          </table:table-cell>
          <table:table-cell table:style-name="ce2" table:formula="of:=STDEV([.D25:.AG25])" office:value-type="float" office:value="2.67061336533884" calcext:value-type="float">
            <text:p>2.67</text:p>
          </table:table-cell>
          <table:table-cell office:value-type="float" office:value="89.16" calcext:value-type="float">
            <text:p>89.16</text:p>
          </table:table-cell>
          <table:table-cell office:value-type="float" office:value="87.92" calcext:value-type="float">
            <text:p>87.92</text:p>
          </table:table-cell>
          <table:table-cell office:value-type="float" office:value="88.54" calcext:value-type="float">
            <text:p>88.54</text:p>
          </table:table-cell>
          <table:table-cell office:value-type="float" office:value="90.78" calcext:value-type="float">
            <text:p>90.78</text:p>
          </table:table-cell>
          <table:table-cell office:value-type="float" office:value="88.98" calcext:value-type="float">
            <text:p>88.98</text:p>
          </table:table-cell>
          <table:table-cell office:value-type="float" office:value="87.23" calcext:value-type="float">
            <text:p>87.23</text:p>
          </table:table-cell>
          <table:table-cell office:value-type="float" office:value="81.1" calcext:value-type="float">
            <text:p>81.10</text:p>
          </table:table-cell>
          <table:table-cell office:value-type="float" office:value="83.27" calcext:value-type="float">
            <text:p>83.27</text:p>
          </table:table-cell>
          <table:table-cell office:value-type="float" office:value="86.23" calcext:value-type="float">
            <text:p>86.23</text:p>
          </table:table-cell>
          <table:table-cell office:value-type="float" office:value="84.75" calcext:value-type="float">
            <text:p>84.75</text:p>
          </table:table-cell>
          <table:table-cell office:value-type="float" office:value="90.22" calcext:value-type="float">
            <text:p>90.22</text:p>
          </table:table-cell>
          <table:table-cell office:value-type="float" office:value="87.95" calcext:value-type="float">
            <text:p>87.95</text:p>
          </table:table-cell>
          <table:table-cell office:value-type="float" office:value="89.69" calcext:value-type="float">
            <text:p>89.69</text:p>
          </table:table-cell>
          <table:table-cell office:value-type="float" office:value="86.83" calcext:value-type="float">
            <text:p>86.83</text:p>
          </table:table-cell>
          <table:table-cell office:value-type="float" office:value="87.59" calcext:value-type="float">
            <text:p>87.59</text:p>
          </table:table-cell>
          <table:table-cell office:value-type="float" office:value="90.15" calcext:value-type="float">
            <text:p>90.15</text:p>
          </table:table-cell>
          <table:table-cell office:value-type="float" office:value="89.52" calcext:value-type="float">
            <text:p>89.52</text:p>
          </table:table-cell>
          <table:table-cell office:value-type="float" office:value="84.98" calcext:value-type="float">
            <text:p>84.98</text:p>
          </table:table-cell>
          <table:table-cell office:value-type="float" office:value="92.67" calcext:value-type="float">
            <text:p>92.67</text:p>
          </table:table-cell>
          <table:table-cell office:value-type="float" office:value="81.47" calcext:value-type="float">
            <text:p>81.47</text:p>
          </table:table-cell>
          <table:table-cell office:value-type="float" office:value="88.83" calcext:value-type="float">
            <text:p>88.83</text:p>
          </table:table-cell>
          <table:table-cell office:value-type="float" office:value="86.6" calcext:value-type="float">
            <text:p>86.6</text:p>
          </table:table-cell>
          <table:table-cell office:value-type="float" office:value="87.92" calcext:value-type="float">
            <text:p>87.92</text:p>
          </table:table-cell>
          <table:table-cell office:value-type="float" office:value="87.81" calcext:value-type="float">
            <text:p>87.81</text:p>
          </table:table-cell>
          <table:table-cell office:value-type="float" office:value="87.44" calcext:value-type="float">
            <text:p>87.44</text:p>
          </table:table-cell>
          <table:table-cell office:value-type="float" office:value="91.89" calcext:value-type="float">
            <text:p>91.89</text:p>
          </table:table-cell>
          <table:table-cell office:value-type="float" office:value="88.7" calcext:value-type="float">
            <text:p>88.7</text:p>
          </table:table-cell>
          <table:table-cell office:value-type="float" office:value="90.04" calcext:value-type="float">
            <text:p>90.04</text:p>
          </table:table-cell>
          <table:table-cell office:value-type="float" office:value="88.49" calcext:value-type="float">
            <text:p>88.49</text:p>
          </table:table-cell>
          <table:table-cell office:value-type="float" office:value="87.24" calcext:value-type="float">
            <text:p>87.24</text:p>
          </table:table-cell>
          <table:table-cell/>
        </table:table-row>
        <table:table-row table:style-name="ro1" table:number-rows-repeated="71">
          <table:table-cell/>
          <table:table-cell table:style-name="ce2" table:number-columns-repeated="2"/>
          <table:table-cell table:number-columns-repeated="31"/>
        </table:table-row>
        <table:table-row table:style-name="ro1" table:number-rows-repeated="1048479">
          <table:table-cell table:number-columns-repeated="34"/>
        </table:table-row>
        <table:table-row table:style-name="ro1">
          <table:table-cell table:number-columns-repeated="34"/>
        </table:table-row>
      </table:table>
      <table:table table:name="10p_scenario2_min" table:style-name="ta1">
        <table:table-column table:style-name="co1" table:default-cell-style-name="ce1"/>
        <table:table-column table:style-name="co1" table:number-columns-repeated="2" table:default-cell-style-name="Default"/>
        <table:table-column table:style-name="co2" table:number-columns-repeated="10" table:default-cell-style-name="ce3"/>
        <table:table-column table:style-name="co2" table:number-columns-repeated="20" table:default-cell-style-name="ce4"/>
        <table:table-column table:style-name="co3" table:default-cell-style-name="Default"/>
        <table:table-row table:style-name="ro1">
          <table:table-cell/>
          <table:table-cell office:value-type="string" calcext:value-type="string">
            <text:p>Moyenne</text:p>
          </table:table-cell>
          <table:table-cell office:value-type="string" calcext:value-type="string">
            <text:p>Ecart-type</text:p>
          </table:table-cell>
          <table:table-cell table:number-columns-repeated="31"/>
        </table:table-row>
        <table:table-row table:style-name="ro1">
          <table:table-cell office:value-type="time" office:time-value="PT00H00M00S" calcext:value-type="time">
            <text:p>00:00</text:p>
          </table:table-cell>
          <table:table-cell table:style-name="ce2" table:formula="of:=AVERAGE([.D2:.AG2])" office:value-type="float" office:value="99.508" calcext:value-type="float">
            <text:p>99.51</text:p>
          </table:table-cell>
          <table:table-cell table:style-name="ce2" table:formula="of:=STDEV([.D2:.AG2])" office:value-type="float" office:value="2.71152253959996" calcext:value-type="float">
            <text:p>2.71</text:p>
          </table:table-cell>
          <table:table-cell office:value-type="float" office:value="98.52" calcext:value-type="float">
            <text:p>98.52</text:p>
          </table:table-cell>
          <table:table-cell office:value-type="float" office:value="99.17" calcext:value-type="float">
            <text:p>99.17</text:p>
          </table:table-cell>
          <table:table-cell office:value-type="float" office:value="98.99" calcext:value-type="float">
            <text:p>98.99</text:p>
          </table:table-cell>
          <table:table-cell office:value-type="float" office:value="99.26" calcext:value-type="float">
            <text:p>99.26</text:p>
          </table:table-cell>
          <table:table-cell office:value-type="float" office:value="105.1" calcext:value-type="float">
            <text:p>105.10</text:p>
          </table:table-cell>
          <table:table-cell office:value-type="float" office:value="102.66" calcext:value-type="float">
            <text:p>102.66</text:p>
          </table:table-cell>
          <table:table-cell office:value-type="float" office:value="101.27" calcext:value-type="float">
            <text:p>101.27</text:p>
          </table:table-cell>
          <table:table-cell office:value-type="float" office:value="99.03" calcext:value-type="float">
            <text:p>99.03</text:p>
          </table:table-cell>
          <table:table-cell office:value-type="float" office:value="97.89" calcext:value-type="float">
            <text:p>97.89</text:p>
          </table:table-cell>
          <table:table-cell office:value-type="float" office:value="100.74" calcext:value-type="float">
            <text:p>100.74</text:p>
          </table:table-cell>
          <table:table-cell office:value-type="float" office:value="97.22" calcext:value-type="float">
            <text:p>97.22</text:p>
          </table:table-cell>
          <table:table-cell office:value-type="float" office:value="97.75" calcext:value-type="float">
            <text:p>97.75</text:p>
          </table:table-cell>
          <table:table-cell office:value-type="float" office:value="102.2" calcext:value-type="float">
            <text:p>102.2</text:p>
          </table:table-cell>
          <table:table-cell office:value-type="float" office:value="101.22" calcext:value-type="float">
            <text:p>101.22</text:p>
          </table:table-cell>
          <table:table-cell office:value-type="float" office:value="99.13" calcext:value-type="float">
            <text:p>99.13</text:p>
          </table:table-cell>
          <table:table-cell office:value-type="float" office:value="100.68" calcext:value-type="float">
            <text:p>100.68</text:p>
          </table:table-cell>
          <table:table-cell office:value-type="float" office:value="102.21" calcext:value-type="float">
            <text:p>102.21</text:p>
          </table:table-cell>
          <table:table-cell office:value-type="float" office:value="96.17" calcext:value-type="float">
            <text:p>96.17</text:p>
          </table:table-cell>
          <table:table-cell office:value-type="float" office:value="103.59" calcext:value-type="float">
            <text:p>103.59</text:p>
          </table:table-cell>
          <table:table-cell office:value-type="float" office:value="101.39" calcext:value-type="float">
            <text:p>101.39</text:p>
          </table:table-cell>
          <table:table-cell office:value-type="float" office:value="101.31" calcext:value-type="float">
            <text:p>101.31</text:p>
          </table:table-cell>
          <table:table-cell office:value-type="float" office:value="96.21" calcext:value-type="float">
            <text:p>96.21</text:p>
          </table:table-cell>
          <table:table-cell office:value-type="float" office:value="94.83" calcext:value-type="float">
            <text:p>94.83</text:p>
          </table:table-cell>
          <table:table-cell office:value-type="float" office:value="99.38" calcext:value-type="float">
            <text:p>99.38</text:p>
          </table:table-cell>
          <table:table-cell office:value-type="float" office:value="99.02" calcext:value-type="float">
            <text:p>99.02</text:p>
          </table:table-cell>
          <table:table-cell office:value-type="float" office:value="101.05" calcext:value-type="float">
            <text:p>101.05</text:p>
          </table:table-cell>
          <table:table-cell office:value-type="float" office:value="94.28" calcext:value-type="float">
            <text:p>94.28</text:p>
          </table:table-cell>
          <table:table-cell office:value-type="float" office:value="93.65" calcext:value-type="float">
            <text:p>93.65</text:p>
          </table:table-cell>
          <table:table-cell office:value-type="float" office:value="99.79" calcext:value-type="float">
            <text:p>99.79</text:p>
          </table:table-cell>
          <table:table-cell office:value-type="float" office:value="101.53" calcext:value-type="float">
            <text:p>101.53</text:p>
          </table:table-cell>
          <table:table-cell/>
        </table:table-row>
        <table:table-row table:style-name="ro1">
          <table:table-cell office:value-type="time" office:time-value="PT01H00M00S" calcext:value-type="time">
            <text:p>01:00</text:p>
          </table:table-cell>
          <table:table-cell table:style-name="ce2" table:formula="of:=AVERAGE([.D3:.AG3])" office:value-type="float" office:value="99.0386666666667" calcext:value-type="float">
            <text:p>99.04</text:p>
          </table:table-cell>
          <table:table-cell table:style-name="ce2" table:formula="of:=STDEV([.D3:.AG3])" office:value-type="float" office:value="3.87886024259823" calcext:value-type="float">
            <text:p>3.88</text:p>
          </table:table-cell>
          <table:table-cell office:value-type="float" office:value="100.91" calcext:value-type="float">
            <text:p>100.91</text:p>
          </table:table-cell>
          <table:table-cell office:value-type="float" office:value="95.13" calcext:value-type="float">
            <text:p>95.13</text:p>
          </table:table-cell>
          <table:table-cell office:value-type="float" office:value="94.32" calcext:value-type="float">
            <text:p>94.32</text:p>
          </table:table-cell>
          <table:table-cell office:value-type="float" office:value="101.86" calcext:value-type="float">
            <text:p>101.86</text:p>
          </table:table-cell>
          <table:table-cell office:value-type="float" office:value="103.17" calcext:value-type="float">
            <text:p>103.17</text:p>
          </table:table-cell>
          <table:table-cell office:value-type="float" office:value="97.16" calcext:value-type="float">
            <text:p>97.16</text:p>
          </table:table-cell>
          <table:table-cell office:value-type="float" office:value="98.1" calcext:value-type="float">
            <text:p>98.10</text:p>
          </table:table-cell>
          <table:table-cell office:value-type="float" office:value="100.08" calcext:value-type="float">
            <text:p>100.08</text:p>
          </table:table-cell>
          <table:table-cell office:value-type="float" office:value="102.96" calcext:value-type="float">
            <text:p>102.96</text:p>
          </table:table-cell>
          <table:table-cell office:value-type="float" office:value="100.59" calcext:value-type="float">
            <text:p>100.59</text:p>
          </table:table-cell>
          <table:table-cell office:value-type="float" office:value="98.04" calcext:value-type="float">
            <text:p>98.04</text:p>
          </table:table-cell>
          <table:table-cell office:value-type="float" office:value="102.65" calcext:value-type="float">
            <text:p>102.65</text:p>
          </table:table-cell>
          <table:table-cell office:value-type="float" office:value="101.3" calcext:value-type="float">
            <text:p>101.3</text:p>
          </table:table-cell>
          <table:table-cell office:value-type="float" office:value="93.19" calcext:value-type="float">
            <text:p>93.19</text:p>
          </table:table-cell>
          <table:table-cell office:value-type="float" office:value="96.94" calcext:value-type="float">
            <text:p>96.94</text:p>
          </table:table-cell>
          <table:table-cell office:value-type="float" office:value="96.46" calcext:value-type="float">
            <text:p>96.46</text:p>
          </table:table-cell>
          <table:table-cell office:value-type="float" office:value="94.27" calcext:value-type="float">
            <text:p>94.27</text:p>
          </table:table-cell>
          <table:table-cell office:value-type="float" office:value="95.99" calcext:value-type="float">
            <text:p>95.99</text:p>
          </table:table-cell>
          <table:table-cell office:value-type="float" office:value="95.9" calcext:value-type="float">
            <text:p>95.9</text:p>
          </table:table-cell>
          <table:table-cell office:value-type="float" office:value="95.5" calcext:value-type="float">
            <text:p>95.5</text:p>
          </table:table-cell>
          <table:table-cell office:value-type="float" office:value="93.77" calcext:value-type="float">
            <text:p>93.77</text:p>
          </table:table-cell>
          <table:table-cell office:value-type="float" office:value="99.58" calcext:value-type="float">
            <text:p>99.58</text:p>
          </table:table-cell>
          <table:table-cell office:value-type="float" office:value="99.99" calcext:value-type="float">
            <text:p>99.99</text:p>
          </table:table-cell>
          <table:table-cell office:value-type="float" office:value="101.75" calcext:value-type="float">
            <text:p>101.75</text:p>
          </table:table-cell>
          <table:table-cell office:value-type="float" office:value="97.52" calcext:value-type="float">
            <text:p>97.52</text:p>
          </table:table-cell>
          <table:table-cell office:value-type="float" office:value="96.62" calcext:value-type="float">
            <text:p>96.62</text:p>
          </table:table-cell>
          <table:table-cell office:value-type="float" office:value="110.14" calcext:value-type="float">
            <text:p>110.14</text:p>
          </table:table-cell>
          <table:table-cell office:value-type="float" office:value="98.26" calcext:value-type="float">
            <text:p>98.26</text:p>
          </table:table-cell>
          <table:table-cell office:value-type="float" office:value="104.7" calcext:value-type="float">
            <text:p>104.7</text:p>
          </table:table-cell>
          <table:table-cell office:value-type="float" office:value="104.31" calcext:value-type="float">
            <text:p>104.31</text:p>
          </table:table-cell>
          <table:table-cell/>
        </table:table-row>
        <table:table-row table:style-name="ro1">
          <table:table-cell office:value-type="time" office:time-value="PT02H00M00S" calcext:value-type="time">
            <text:p>02:00</text:p>
          </table:table-cell>
          <table:table-cell table:style-name="ce2" table:formula="of:=AVERAGE([.D4:.AG4])" office:value-type="float" office:value="97.0133333333333" calcext:value-type="float">
            <text:p>97.01</text:p>
          </table:table-cell>
          <table:table-cell table:style-name="ce2" table:formula="of:=STDEV([.D4:.AG4])" office:value-type="float" office:value="4.13572520708349" calcext:value-type="float">
            <text:p>4.14</text:p>
          </table:table-cell>
          <table:table-cell office:value-type="float" office:value="90.85" calcext:value-type="float">
            <text:p>90.85</text:p>
          </table:table-cell>
          <table:table-cell office:value-type="float" office:value="90.67" calcext:value-type="float">
            <text:p>90.67</text:p>
          </table:table-cell>
          <table:table-cell office:value-type="float" office:value="93.53" calcext:value-type="float">
            <text:p>93.53</text:p>
          </table:table-cell>
          <table:table-cell office:value-type="float" office:value="101.01" calcext:value-type="float">
            <text:p>101.01</text:p>
          </table:table-cell>
          <table:table-cell office:value-type="float" office:value="95.67" calcext:value-type="float">
            <text:p>95.67</text:p>
          </table:table-cell>
          <table:table-cell office:value-type="float" office:value="99.43" calcext:value-type="float">
            <text:p>99.43</text:p>
          </table:table-cell>
          <table:table-cell office:value-type="float" office:value="98.07" calcext:value-type="float">
            <text:p>98.07</text:p>
          </table:table-cell>
          <table:table-cell office:value-type="float" office:value="100.39" calcext:value-type="float">
            <text:p>100.39</text:p>
          </table:table-cell>
          <table:table-cell office:value-type="float" office:value="107.69" calcext:value-type="float">
            <text:p>107.69</text:p>
          </table:table-cell>
          <table:table-cell office:value-type="float" office:value="98.8" calcext:value-type="float">
            <text:p>98.80</text:p>
          </table:table-cell>
          <table:table-cell office:value-type="float" office:value="94.2" calcext:value-type="float">
            <text:p>94.2</text:p>
          </table:table-cell>
          <table:table-cell office:value-type="float" office:value="94.59" calcext:value-type="float">
            <text:p>94.59</text:p>
          </table:table-cell>
          <table:table-cell office:value-type="float" office:value="98.29" calcext:value-type="float">
            <text:p>98.29</text:p>
          </table:table-cell>
          <table:table-cell office:value-type="float" office:value="100.53" calcext:value-type="float">
            <text:p>100.53</text:p>
          </table:table-cell>
          <table:table-cell office:value-type="float" office:value="91.53" calcext:value-type="float">
            <text:p>91.53</text:p>
          </table:table-cell>
          <table:table-cell office:value-type="float" office:value="96.38" calcext:value-type="float">
            <text:p>96.38</text:p>
          </table:table-cell>
          <table:table-cell office:value-type="float" office:value="100.35" calcext:value-type="float">
            <text:p>100.35</text:p>
          </table:table-cell>
          <table:table-cell office:value-type="float" office:value="96.56" calcext:value-type="float">
            <text:p>96.56</text:p>
          </table:table-cell>
          <table:table-cell office:value-type="float" office:value="97.87" calcext:value-type="float">
            <text:p>97.87</text:p>
          </table:table-cell>
          <table:table-cell office:value-type="float" office:value="95.2" calcext:value-type="float">
            <text:p>95.2</text:p>
          </table:table-cell>
          <table:table-cell office:value-type="float" office:value="96.99" calcext:value-type="float">
            <text:p>96.99</text:p>
          </table:table-cell>
          <table:table-cell office:value-type="float" office:value="94.96" calcext:value-type="float">
            <text:p>94.96</text:p>
          </table:table-cell>
          <table:table-cell office:value-type="float" office:value="88.66" calcext:value-type="float">
            <text:p>88.66</text:p>
          </table:table-cell>
          <table:table-cell office:value-type="float" office:value="98.38" calcext:value-type="float">
            <text:p>98.38</text:p>
          </table:table-cell>
          <table:table-cell office:value-type="float" office:value="96.05" calcext:value-type="float">
            <text:p>96.05</text:p>
          </table:table-cell>
          <table:table-cell office:value-type="float" office:value="101.28" calcext:value-type="float">
            <text:p>101.28</text:p>
          </table:table-cell>
          <table:table-cell office:value-type="float" office:value="97.06" calcext:value-type="float">
            <text:p>97.06</text:p>
          </table:table-cell>
          <table:table-cell office:value-type="float" office:value="95.48" calcext:value-type="float">
            <text:p>95.48</text:p>
          </table:table-cell>
          <table:table-cell office:value-type="float" office:value="105.62" calcext:value-type="float">
            <text:p>105.62</text:p>
          </table:table-cell>
          <table:table-cell office:value-type="float" office:value="94.31" calcext:value-type="float">
            <text:p>94.31</text:p>
          </table:table-cell>
          <table:table-cell/>
        </table:table-row>
        <table:table-row table:style-name="ro1">
          <table:table-cell office:value-type="time" office:time-value="PT03H00M00S" calcext:value-type="time">
            <text:p>03:00</text:p>
          </table:table-cell>
          <table:table-cell table:style-name="ce2" table:formula="of:=AVERAGE([.D5:.AG5])" office:value-type="float" office:value="101.149" calcext:value-type="float">
            <text:p>101.15</text:p>
          </table:table-cell>
          <table:table-cell table:style-name="ce2" table:formula="of:=STDEV([.D5:.AG5])" office:value-type="float" office:value="4.22832595063668" calcext:value-type="float">
            <text:p>4.23</text:p>
          </table:table-cell>
          <table:table-cell office:value-type="float" office:value="108.16" calcext:value-type="float">
            <text:p>108.16</text:p>
          </table:table-cell>
          <table:table-cell office:value-type="float" office:value="96.53" calcext:value-type="float">
            <text:p>96.53</text:p>
          </table:table-cell>
          <table:table-cell office:value-type="float" office:value="102.28" calcext:value-type="float">
            <text:p>102.28</text:p>
          </table:table-cell>
          <table:table-cell office:value-type="float" office:value="108.67" calcext:value-type="float">
            <text:p>108.67</text:p>
          </table:table-cell>
          <table:table-cell office:value-type="float" office:value="101.08" calcext:value-type="float">
            <text:p>101.08</text:p>
          </table:table-cell>
          <table:table-cell office:value-type="float" office:value="101.71" calcext:value-type="float">
            <text:p>101.71</text:p>
          </table:table-cell>
          <table:table-cell office:value-type="float" office:value="100.86" calcext:value-type="float">
            <text:p>100.86</text:p>
          </table:table-cell>
          <table:table-cell office:value-type="float" office:value="99.88" calcext:value-type="float">
            <text:p>99.88</text:p>
          </table:table-cell>
          <table:table-cell office:value-type="float" office:value="96.26" calcext:value-type="float">
            <text:p>96.26</text:p>
          </table:table-cell>
          <table:table-cell office:value-type="float" office:value="99.92" calcext:value-type="float">
            <text:p>99.92</text:p>
          </table:table-cell>
          <table:table-cell office:value-type="float" office:value="109.2" calcext:value-type="float">
            <text:p>109.2</text:p>
          </table:table-cell>
          <table:table-cell office:value-type="float" office:value="101.43" calcext:value-type="float">
            <text:p>101.43</text:p>
          </table:table-cell>
          <table:table-cell office:value-type="float" office:value="97.86" calcext:value-type="float">
            <text:p>97.86</text:p>
          </table:table-cell>
          <table:table-cell office:value-type="float" office:value="97.42" calcext:value-type="float">
            <text:p>97.42</text:p>
          </table:table-cell>
          <table:table-cell office:value-type="float" office:value="100.99" calcext:value-type="float">
            <text:p>100.99</text:p>
          </table:table-cell>
          <table:table-cell office:value-type="float" office:value="108.23" calcext:value-type="float">
            <text:p>108.23</text:p>
          </table:table-cell>
          <table:table-cell office:value-type="float" office:value="102.89" calcext:value-type="float">
            <text:p>102.89</text:p>
          </table:table-cell>
          <table:table-cell office:value-type="float" office:value="98.06" calcext:value-type="float">
            <text:p>98.06</text:p>
          </table:table-cell>
          <table:table-cell office:value-type="float" office:value="92.56" calcext:value-type="float">
            <text:p>92.56</text:p>
          </table:table-cell>
          <table:table-cell office:value-type="float" office:value="98.58" calcext:value-type="float">
            <text:p>98.58</text:p>
          </table:table-cell>
          <table:table-cell office:value-type="float" office:value="95.89" calcext:value-type="float">
            <text:p>95.89</text:p>
          </table:table-cell>
          <table:table-cell office:value-type="float" office:value="108.28" calcext:value-type="float">
            <text:p>108.28</text:p>
          </table:table-cell>
          <table:table-cell office:value-type="float" office:value="101.18" calcext:value-type="float">
            <text:p>101.18</text:p>
          </table:table-cell>
          <table:table-cell office:value-type="float" office:value="101.44" calcext:value-type="float">
            <text:p>101.44</text:p>
          </table:table-cell>
          <table:table-cell office:value-type="float" office:value="101.88" calcext:value-type="float">
            <text:p>101.88</text:p>
          </table:table-cell>
          <table:table-cell office:value-type="float" office:value="102.97" calcext:value-type="float">
            <text:p>102.97</text:p>
          </table:table-cell>
          <table:table-cell office:value-type="float" office:value="97.82" calcext:value-type="float">
            <text:p>97.82</text:p>
          </table:table-cell>
          <table:table-cell office:value-type="float" office:value="105.63" calcext:value-type="float">
            <text:p>105.63</text:p>
          </table:table-cell>
          <table:table-cell office:value-type="float" office:value="97.59" calcext:value-type="float">
            <text:p>97.59</text:p>
          </table:table-cell>
          <table:table-cell office:value-type="float" office:value="99.22" calcext:value-type="float">
            <text:p>99.22</text:p>
          </table:table-cell>
          <table:table-cell/>
        </table:table-row>
        <table:table-row table:style-name="ro1">
          <table:table-cell office:value-type="time" office:time-value="PT04H00M00S" calcext:value-type="time">
            <text:p>04:00</text:p>
          </table:table-cell>
          <table:table-cell table:style-name="ce2" table:formula="of:=AVERAGE([.D6:.AG6])" office:value-type="float" office:value="119.950666666667" calcext:value-type="float">
            <text:p>119.95</text:p>
          </table:table-cell>
          <table:table-cell table:style-name="ce2" table:formula="of:=STDEV([.D6:.AG6])" office:value-type="float" office:value="3.1547281792664" calcext:value-type="float">
            <text:p>3.15</text:p>
          </table:table-cell>
          <table:table-cell office:value-type="float" office:value="115.8" calcext:value-type="float">
            <text:p>115.80</text:p>
          </table:table-cell>
          <table:table-cell office:value-type="float" office:value="113.15" calcext:value-type="float">
            <text:p>113.15</text:p>
          </table:table-cell>
          <table:table-cell office:value-type="float" office:value="116.86" calcext:value-type="float">
            <text:p>116.86</text:p>
          </table:table-cell>
          <table:table-cell office:value-type="float" office:value="122.58" calcext:value-type="float">
            <text:p>122.58</text:p>
          </table:table-cell>
          <table:table-cell office:value-type="float" office:value="116.41" calcext:value-type="float">
            <text:p>116.41</text:p>
          </table:table-cell>
          <table:table-cell office:value-type="float" office:value="124.22" calcext:value-type="float">
            <text:p>124.22</text:p>
          </table:table-cell>
          <table:table-cell office:value-type="float" office:value="120.25" calcext:value-type="float">
            <text:p>120.25</text:p>
          </table:table-cell>
          <table:table-cell office:value-type="float" office:value="120.93" calcext:value-type="float">
            <text:p>120.93</text:p>
          </table:table-cell>
          <table:table-cell office:value-type="float" office:value="122.12" calcext:value-type="float">
            <text:p>122.12</text:p>
          </table:table-cell>
          <table:table-cell office:value-type="float" office:value="120" calcext:value-type="float">
            <text:p>120.00</text:p>
          </table:table-cell>
          <table:table-cell office:value-type="float" office:value="119.62" calcext:value-type="float">
            <text:p>119.62</text:p>
          </table:table-cell>
          <table:table-cell office:value-type="float" office:value="117.63" calcext:value-type="float">
            <text:p>117.63</text:p>
          </table:table-cell>
          <table:table-cell office:value-type="float" office:value="116.59" calcext:value-type="float">
            <text:p>116.59</text:p>
          </table:table-cell>
          <table:table-cell office:value-type="float" office:value="124.11" calcext:value-type="float">
            <text:p>124.11</text:p>
          </table:table-cell>
          <table:table-cell office:value-type="float" office:value="123.82" calcext:value-type="float">
            <text:p>123.82</text:p>
          </table:table-cell>
          <table:table-cell office:value-type="float" office:value="120.01" calcext:value-type="float">
            <text:p>120.01</text:p>
          </table:table-cell>
          <table:table-cell office:value-type="float" office:value="121.01" calcext:value-type="float">
            <text:p>121.01</text:p>
          </table:table-cell>
          <table:table-cell office:value-type="float" office:value="117.37" calcext:value-type="float">
            <text:p>117.37</text:p>
          </table:table-cell>
          <table:table-cell office:value-type="float" office:value="118.77" calcext:value-type="float">
            <text:p>118.77</text:p>
          </table:table-cell>
          <table:table-cell office:value-type="float" office:value="115.87" calcext:value-type="float">
            <text:p>115.87</text:p>
          </table:table-cell>
          <table:table-cell office:value-type="float" office:value="124.44" calcext:value-type="float">
            <text:p>124.44</text:p>
          </table:table-cell>
          <table:table-cell office:value-type="float" office:value="120.14" calcext:value-type="float">
            <text:p>120.14</text:p>
          </table:table-cell>
          <table:table-cell office:value-type="float" office:value="118.39" calcext:value-type="float">
            <text:p>118.39</text:p>
          </table:table-cell>
          <table:table-cell office:value-type="float" office:value="119.53" calcext:value-type="float">
            <text:p>119.53</text:p>
          </table:table-cell>
          <table:table-cell office:value-type="float" office:value="121.93" calcext:value-type="float">
            <text:p>121.93</text:p>
          </table:table-cell>
          <table:table-cell office:value-type="float" office:value="124.87" calcext:value-type="float">
            <text:p>124.87</text:p>
          </table:table-cell>
          <table:table-cell office:value-type="float" office:value="118.69" calcext:value-type="float">
            <text:p>118.69</text:p>
          </table:table-cell>
          <table:table-cell office:value-type="float" office:value="125.71" calcext:value-type="float">
            <text:p>125.71</text:p>
          </table:table-cell>
          <table:table-cell office:value-type="float" office:value="116.71" calcext:value-type="float">
            <text:p>116.71</text:p>
          </table:table-cell>
          <table:table-cell office:value-type="float" office:value="120.99" calcext:value-type="float">
            <text:p>120.99</text:p>
          </table:table-cell>
          <table:table-cell/>
        </table:table-row>
        <table:table-row table:style-name="ro1">
          <table:table-cell office:value-type="time" office:time-value="PT05H00M00S" calcext:value-type="time">
            <text:p>05:00</text:p>
          </table:table-cell>
          <table:table-cell table:style-name="ce2" table:formula="of:=AVERAGE([.D7:.AG7])" office:value-type="float" office:value="126.533666666667" calcext:value-type="float">
            <text:p>126.53</text:p>
          </table:table-cell>
          <table:table-cell table:style-name="ce2" table:formula="of:=STDEV([.D7:.AG7])" office:value-type="float" office:value="1.83878048667069" calcext:value-type="float">
            <text:p>1.84</text:p>
          </table:table-cell>
          <table:table-cell office:value-type="float" office:value="126.15" calcext:value-type="float">
            <text:p>126.15</text:p>
          </table:table-cell>
          <table:table-cell office:value-type="float" office:value="127.24" calcext:value-type="float">
            <text:p>127.24</text:p>
          </table:table-cell>
          <table:table-cell office:value-type="float" office:value="128.57" calcext:value-type="float">
            <text:p>128.57</text:p>
          </table:table-cell>
          <table:table-cell office:value-type="float" office:value="126.15" calcext:value-type="float">
            <text:p>126.15</text:p>
          </table:table-cell>
          <table:table-cell office:value-type="float" office:value="125.8" calcext:value-type="float">
            <text:p>125.80</text:p>
          </table:table-cell>
          <table:table-cell office:value-type="float" office:value="127.54" calcext:value-type="float">
            <text:p>127.54</text:p>
          </table:table-cell>
          <table:table-cell office:value-type="float" office:value="127.11" calcext:value-type="float">
            <text:p>127.11</text:p>
          </table:table-cell>
          <table:table-cell office:value-type="float" office:value="126.31" calcext:value-type="float">
            <text:p>126.31</text:p>
          </table:table-cell>
          <table:table-cell office:value-type="float" office:value="127.39" calcext:value-type="float">
            <text:p>127.39</text:p>
          </table:table-cell>
          <table:table-cell office:value-type="float" office:value="129.59" calcext:value-type="float">
            <text:p>129.59</text:p>
          </table:table-cell>
          <table:table-cell office:value-type="float" office:value="126.64" calcext:value-type="float">
            <text:p>126.64</text:p>
          </table:table-cell>
          <table:table-cell office:value-type="float" office:value="125.56" calcext:value-type="float">
            <text:p>125.56</text:p>
          </table:table-cell>
          <table:table-cell office:value-type="float" office:value="122.75" calcext:value-type="float">
            <text:p>122.75</text:p>
          </table:table-cell>
          <table:table-cell office:value-type="float" office:value="124.28" calcext:value-type="float">
            <text:p>124.28</text:p>
          </table:table-cell>
          <table:table-cell office:value-type="float" office:value="126.77" calcext:value-type="float">
            <text:p>126.77</text:p>
          </table:table-cell>
          <table:table-cell office:value-type="float" office:value="126.92" calcext:value-type="float">
            <text:p>126.92</text:p>
          </table:table-cell>
          <table:table-cell office:value-type="float" office:value="128.53" calcext:value-type="float">
            <text:p>128.53</text:p>
          </table:table-cell>
          <table:table-cell office:value-type="float" office:value="124.83" calcext:value-type="float">
            <text:p>124.83</text:p>
          </table:table-cell>
          <table:table-cell office:value-type="float" office:value="127.56" calcext:value-type="float">
            <text:p>127.56</text:p>
          </table:table-cell>
          <table:table-cell office:value-type="float" office:value="124.68" calcext:value-type="float">
            <text:p>124.68</text:p>
          </table:table-cell>
          <table:table-cell office:value-type="float" office:value="126.78" calcext:value-type="float">
            <text:p>126.78</text:p>
          </table:table-cell>
          <table:table-cell office:value-type="float" office:value="123.82" calcext:value-type="float">
            <text:p>123.82</text:p>
          </table:table-cell>
          <table:table-cell office:value-type="float" office:value="123.95" calcext:value-type="float">
            <text:p>123.95</text:p>
          </table:table-cell>
          <table:table-cell office:value-type="float" office:value="128.56" calcext:value-type="float">
            <text:p>128.56</text:p>
          </table:table-cell>
          <table:table-cell office:value-type="float" office:value="124.36" calcext:value-type="float">
            <text:p>124.36</text:p>
          </table:table-cell>
          <table:table-cell office:value-type="float" office:value="130.57" calcext:value-type="float">
            <text:p>130.57</text:p>
          </table:table-cell>
          <table:table-cell office:value-type="float" office:value="127.71" calcext:value-type="float">
            <text:p>127.71</text:p>
          </table:table-cell>
          <table:table-cell office:value-type="float" office:value="124.29" calcext:value-type="float">
            <text:p>124.29</text:p>
          </table:table-cell>
          <table:table-cell office:value-type="float" office:value="127.4" calcext:value-type="float">
            <text:p>127.4</text:p>
          </table:table-cell>
          <table:table-cell office:value-type="float" office:value="128.2" calcext:value-type="float">
            <text:p>128.2</text:p>
          </table:table-cell>
          <table:table-cell/>
        </table:table-row>
        <table:table-row table:style-name="ro1">
          <table:table-cell office:value-type="time" office:time-value="PT06H00M00S" calcext:value-type="time">
            <text:p>06:00</text:p>
          </table:table-cell>
          <table:table-cell table:style-name="ce2" table:formula="of:=AVERAGE([.D8:.AG8])" office:value-type="float" office:value="123.516666666667" calcext:value-type="float">
            <text:p>123.52</text:p>
          </table:table-cell>
          <table:table-cell table:style-name="ce2" table:formula="of:=STDEV([.D8:.AG8])" office:value-type="float" office:value="1.55663503869024" calcext:value-type="float">
            <text:p>1.56</text:p>
          </table:table-cell>
          <table:table-cell office:value-type="float" office:value="125.15" calcext:value-type="float">
            <text:p>125.15</text:p>
          </table:table-cell>
          <table:table-cell office:value-type="float" office:value="124.86" calcext:value-type="float">
            <text:p>124.86</text:p>
          </table:table-cell>
          <table:table-cell office:value-type="float" office:value="120.03" calcext:value-type="float">
            <text:p>120.03</text:p>
          </table:table-cell>
          <table:table-cell office:value-type="float" office:value="125.74" calcext:value-type="float">
            <text:p>125.74</text:p>
          </table:table-cell>
          <table:table-cell office:value-type="float" office:value="122.93" calcext:value-type="float">
            <text:p>122.93</text:p>
          </table:table-cell>
          <table:table-cell office:value-type="float" office:value="123.28" calcext:value-type="float">
            <text:p>123.28</text:p>
          </table:table-cell>
          <table:table-cell office:value-type="float" office:value="122.49" calcext:value-type="float">
            <text:p>122.49</text:p>
          </table:table-cell>
          <table:table-cell office:value-type="float" office:value="123.01" calcext:value-type="float">
            <text:p>123.01</text:p>
          </table:table-cell>
          <table:table-cell office:value-type="float" office:value="121.61" calcext:value-type="float">
            <text:p>121.61</text:p>
          </table:table-cell>
          <table:table-cell office:value-type="float" office:value="123.31" calcext:value-type="float">
            <text:p>123.31</text:p>
          </table:table-cell>
          <table:table-cell office:value-type="float" office:value="122.96" calcext:value-type="float">
            <text:p>122.96</text:p>
          </table:table-cell>
          <table:table-cell office:value-type="float" office:value="125" calcext:value-type="float">
            <text:p>125</text:p>
          </table:table-cell>
          <table:table-cell office:value-type="float" office:value="122.86" calcext:value-type="float">
            <text:p>122.86</text:p>
          </table:table-cell>
          <table:table-cell office:value-type="float" office:value="123.06" calcext:value-type="float">
            <text:p>123.06</text:p>
          </table:table-cell>
          <table:table-cell office:value-type="float" office:value="121.31" calcext:value-type="float">
            <text:p>121.31</text:p>
          </table:table-cell>
          <table:table-cell office:value-type="float" office:value="125.33" calcext:value-type="float">
            <text:p>125.33</text:p>
          </table:table-cell>
          <table:table-cell office:value-type="float" office:value="125.17" calcext:value-type="float">
            <text:p>125.17</text:p>
          </table:table-cell>
          <table:table-cell office:value-type="float" office:value="125.86" calcext:value-type="float">
            <text:p>125.86</text:p>
          </table:table-cell>
          <table:table-cell office:value-type="float" office:value="124.65" calcext:value-type="float">
            <text:p>124.65</text:p>
          </table:table-cell>
          <table:table-cell office:value-type="float" office:value="124.27" calcext:value-type="float">
            <text:p>124.27</text:p>
          </table:table-cell>
          <table:table-cell office:value-type="float" office:value="124.31" calcext:value-type="float">
            <text:p>124.31</text:p>
          </table:table-cell>
          <table:table-cell office:value-type="float" office:value="120.86" calcext:value-type="float">
            <text:p>120.86</text:p>
          </table:table-cell>
          <table:table-cell office:value-type="float" office:value="123.63" calcext:value-type="float">
            <text:p>123.63</text:p>
          </table:table-cell>
          <table:table-cell office:value-type="float" office:value="125.39" calcext:value-type="float">
            <text:p>125.39</text:p>
          </table:table-cell>
          <table:table-cell office:value-type="float" office:value="121.4" calcext:value-type="float">
            <text:p>121.4</text:p>
          </table:table-cell>
          <table:table-cell office:value-type="float" office:value="123.98" calcext:value-type="float">
            <text:p>123.98</text:p>
          </table:table-cell>
          <table:table-cell office:value-type="float" office:value="121.57" calcext:value-type="float">
            <text:p>121.57</text:p>
          </table:table-cell>
          <table:table-cell office:value-type="float" office:value="123.79" calcext:value-type="float">
            <text:p>123.79</text:p>
          </table:table-cell>
          <table:table-cell office:value-type="float" office:value="122.86" calcext:value-type="float">
            <text:p>122.86</text:p>
          </table:table-cell>
          <table:table-cell office:value-type="float" office:value="124.83" calcext:value-type="float">
            <text:p>124.83</text:p>
          </table:table-cell>
          <table:table-cell/>
        </table:table-row>
        <table:table-row table:style-name="ro1">
          <table:table-cell office:value-type="time" office:time-value="PT07H00M00S" calcext:value-type="time">
            <text:p>07:00</text:p>
          </table:table-cell>
          <table:table-cell table:style-name="ce2" table:formula="of:=AVERAGE([.D9:.AG9])" office:value-type="float" office:value="215.305666666667" calcext:value-type="float">
            <text:p>215.31</text:p>
          </table:table-cell>
          <table:table-cell table:style-name="ce2" table:formula="of:=STDEV([.D9:.AG9])" office:value-type="float" office:value="23.9229243229359" calcext:value-type="float">
            <text:p>23.92</text:p>
          </table:table-cell>
          <table:table-cell office:value-type="float" office:value="186.62" calcext:value-type="float">
            <text:p>186.62</text:p>
          </table:table-cell>
          <table:table-cell office:value-type="float" office:value="208.43" calcext:value-type="float">
            <text:p>208.43</text:p>
          </table:table-cell>
          <table:table-cell office:value-type="float" office:value="208.08" calcext:value-type="float">
            <text:p>208.08</text:p>
          </table:table-cell>
          <table:table-cell office:value-type="float" office:value="214.68" calcext:value-type="float">
            <text:p>214.68</text:p>
          </table:table-cell>
          <table:table-cell office:value-type="float" office:value="194.24" calcext:value-type="float">
            <text:p>194.24</text:p>
          </table:table-cell>
          <table:table-cell office:value-type="float" office:value="212.42" calcext:value-type="float">
            <text:p>212.42</text:p>
          </table:table-cell>
          <table:table-cell office:value-type="float" office:value="202.26" calcext:value-type="float">
            <text:p>202.26</text:p>
          </table:table-cell>
          <table:table-cell office:value-type="float" office:value="219.21" calcext:value-type="float">
            <text:p>219.21</text:p>
          </table:table-cell>
          <table:table-cell office:value-type="float" office:value="227.14" calcext:value-type="float">
            <text:p>227.14</text:p>
          </table:table-cell>
          <table:table-cell office:value-type="float" office:value="274.19" calcext:value-type="float">
            <text:p>274.19</text:p>
          </table:table-cell>
          <table:table-cell office:value-type="float" office:value="220.53" calcext:value-type="float">
            <text:p>220.53</text:p>
          </table:table-cell>
          <table:table-cell office:value-type="float" office:value="192" calcext:value-type="float">
            <text:p>192</text:p>
          </table:table-cell>
          <table:table-cell office:value-type="float" office:value="216.47" calcext:value-type="float">
            <text:p>216.47</text:p>
          </table:table-cell>
          <table:table-cell office:value-type="float" office:value="207.38" calcext:value-type="float">
            <text:p>207.38</text:p>
          </table:table-cell>
          <table:table-cell office:value-type="float" office:value="245.74" calcext:value-type="float">
            <text:p>245.74</text:p>
          </table:table-cell>
          <table:table-cell office:value-type="float" office:value="205.48" calcext:value-type="float">
            <text:p>205.48</text:p>
          </table:table-cell>
          <table:table-cell office:value-type="float" office:value="193.77" calcext:value-type="float">
            <text:p>193.77</text:p>
          </table:table-cell>
          <table:table-cell office:value-type="float" office:value="216.87" calcext:value-type="float">
            <text:p>216.87</text:p>
          </table:table-cell>
          <table:table-cell office:value-type="float" office:value="211.97" calcext:value-type="float">
            <text:p>211.97</text:p>
          </table:table-cell>
          <table:table-cell office:value-type="float" office:value="231.06" calcext:value-type="float">
            <text:p>231.06</text:p>
          </table:table-cell>
          <table:table-cell office:value-type="float" office:value="200.29" calcext:value-type="float">
            <text:p>200.29</text:p>
          </table:table-cell>
          <table:table-cell office:value-type="float" office:value="218.18" calcext:value-type="float">
            <text:p>218.18</text:p>
          </table:table-cell>
          <table:table-cell office:value-type="float" office:value="198.61" calcext:value-type="float">
            <text:p>198.61</text:p>
          </table:table-cell>
          <table:table-cell office:value-type="float" office:value="214.19" calcext:value-type="float">
            <text:p>214.19</text:p>
          </table:table-cell>
          <table:table-cell office:value-type="float" office:value="177.57" calcext:value-type="float">
            <text:p>177.57</text:p>
          </table:table-cell>
          <table:table-cell office:value-type="float" office:value="210.87" calcext:value-type="float">
            <text:p>210.87</text:p>
          </table:table-cell>
          <table:table-cell office:value-type="float" office:value="209" calcext:value-type="float">
            <text:p>209</text:p>
          </table:table-cell>
          <table:table-cell office:value-type="float" office:value="296.43" calcext:value-type="float">
            <text:p>296.43</text:p>
          </table:table-cell>
          <table:table-cell office:value-type="float" office:value="236.11" calcext:value-type="float">
            <text:p>236.11</text:p>
          </table:table-cell>
          <table:table-cell office:value-type="float" office:value="209.38" calcext:value-type="float">
            <text:p>209.38</text:p>
          </table:table-cell>
          <table:table-cell/>
        </table:table-row>
        <table:table-row table:style-name="ro1">
          <table:table-cell office:value-type="time" office:time-value="PT08H00M00S" calcext:value-type="time">
            <text:p>08:00</text:p>
          </table:table-cell>
          <table:table-cell table:style-name="ce2" table:formula="of:=AVERAGE([.D10:.AG10])" office:value-type="float" office:value="386.001666666667" calcext:value-type="float">
            <text:p>386.00</text:p>
          </table:table-cell>
          <table:table-cell table:style-name="ce2" table:formula="of:=STDEV([.D10:.AG10])" office:value-type="float" office:value="38.6713241423091" calcext:value-type="float">
            <text:p>38.67</text:p>
          </table:table-cell>
          <table:table-cell office:value-type="float" office:value="328.08" calcext:value-type="float">
            <text:p>328.08</text:p>
          </table:table-cell>
          <table:table-cell office:value-type="float" office:value="369.28" calcext:value-type="float">
            <text:p>369.28</text:p>
          </table:table-cell>
          <table:table-cell office:value-type="float" office:value="441.76" calcext:value-type="float">
            <text:p>441.76</text:p>
          </table:table-cell>
          <table:table-cell office:value-type="float" office:value="392.51" calcext:value-type="float">
            <text:p>392.51</text:p>
          </table:table-cell>
          <table:table-cell office:value-type="float" office:value="335.41" calcext:value-type="float">
            <text:p>335.41</text:p>
          </table:table-cell>
          <table:table-cell office:value-type="float" office:value="457.49" calcext:value-type="float">
            <text:p>457.49</text:p>
          </table:table-cell>
          <table:table-cell office:value-type="float" office:value="377.69" calcext:value-type="float">
            <text:p>377.69</text:p>
          </table:table-cell>
          <table:table-cell office:value-type="float" office:value="409.06" calcext:value-type="float">
            <text:p>409.06</text:p>
          </table:table-cell>
          <table:table-cell office:value-type="float" office:value="434.46" calcext:value-type="float">
            <text:p>434.46</text:p>
          </table:table-cell>
          <table:table-cell office:value-type="float" office:value="440.78" calcext:value-type="float">
            <text:p>440.78</text:p>
          </table:table-cell>
          <table:table-cell office:value-type="float" office:value="417.99" calcext:value-type="float">
            <text:p>417.99</text:p>
          </table:table-cell>
          <table:table-cell office:value-type="float" office:value="357.35" calcext:value-type="float">
            <text:p>357.35</text:p>
          </table:table-cell>
          <table:table-cell office:value-type="float" office:value="393.59" calcext:value-type="float">
            <text:p>393.59</text:p>
          </table:table-cell>
          <table:table-cell office:value-type="float" office:value="395.41" calcext:value-type="float">
            <text:p>395.41</text:p>
          </table:table-cell>
          <table:table-cell office:value-type="float" office:value="415.77" calcext:value-type="float">
            <text:p>415.77</text:p>
          </table:table-cell>
          <table:table-cell office:value-type="float" office:value="348.37" calcext:value-type="float">
            <text:p>348.37</text:p>
          </table:table-cell>
          <table:table-cell office:value-type="float" office:value="364.44" calcext:value-type="float">
            <text:p>364.44</text:p>
          </table:table-cell>
          <table:table-cell office:value-type="float" office:value="349.59" calcext:value-type="float">
            <text:p>349.59</text:p>
          </table:table-cell>
          <table:table-cell office:value-type="float" office:value="399.61" calcext:value-type="float">
            <text:p>399.61</text:p>
          </table:table-cell>
          <table:table-cell office:value-type="float" office:value="387.93" calcext:value-type="float">
            <text:p>387.93</text:p>
          </table:table-cell>
          <table:table-cell office:value-type="float" office:value="348.72" calcext:value-type="float">
            <text:p>348.72</text:p>
          </table:table-cell>
          <table:table-cell office:value-type="float" office:value="410.22" calcext:value-type="float">
            <text:p>410.22</text:p>
          </table:table-cell>
          <table:table-cell office:value-type="float" office:value="317.99" calcext:value-type="float">
            <text:p>317.99</text:p>
          </table:table-cell>
          <table:table-cell office:value-type="float" office:value="348.33" calcext:value-type="float">
            <text:p>348.33</text:p>
          </table:table-cell>
          <table:table-cell office:value-type="float" office:value="331.34" calcext:value-type="float">
            <text:p>331.34</text:p>
          </table:table-cell>
          <table:table-cell office:value-type="float" office:value="378.67" calcext:value-type="float">
            <text:p>378.67</text:p>
          </table:table-cell>
          <table:table-cell office:value-type="float" office:value="437.55" calcext:value-type="float">
            <text:p>437.55</text:p>
          </table:table-cell>
          <table:table-cell office:value-type="float" office:value="405.3" calcext:value-type="float">
            <text:p>405.3</text:p>
          </table:table-cell>
          <table:table-cell office:value-type="float" office:value="357.26" calcext:value-type="float">
            <text:p>357.26</text:p>
          </table:table-cell>
          <table:table-cell office:value-type="float" office:value="428.1" calcext:value-type="float">
            <text:p>428.1</text:p>
          </table:table-cell>
          <table:table-cell/>
        </table:table-row>
        <table:table-row table:style-name="ro1">
          <table:table-cell office:value-type="time" office:time-value="PT09H00M00S" calcext:value-type="time">
            <text:p>09:00</text:p>
          </table:table-cell>
          <table:table-cell table:style-name="ce2" table:formula="of:=AVERAGE([.D11:.AG11])" office:value-type="float" office:value="1524.93566666667" calcext:value-type="float">
            <text:p>1524.94</text:p>
          </table:table-cell>
          <table:table-cell table:style-name="ce2" table:formula="of:=STDEV([.D11:.AG11])" office:value-type="float" office:value="150.717172068868" calcext:value-type="float">
            <text:p>150.72</text:p>
          </table:table-cell>
          <table:table-cell office:value-type="float" office:value="1294.74" calcext:value-type="float">
            <text:p>1294.74</text:p>
          </table:table-cell>
          <table:table-cell office:value-type="float" office:value="1461.14" calcext:value-type="float">
            <text:p>1461.14</text:p>
          </table:table-cell>
          <table:table-cell office:value-type="float" office:value="1657.48" calcext:value-type="float">
            <text:p>1657.48</text:p>
          </table:table-cell>
          <table:table-cell office:value-type="float" office:value="1639.03" calcext:value-type="float">
            <text:p>1639.03</text:p>
          </table:table-cell>
          <table:table-cell office:value-type="float" office:value="1667.34" calcext:value-type="float">
            <text:p>1667.34</text:p>
          </table:table-cell>
          <table:table-cell office:value-type="float" office:value="1056.39" calcext:value-type="float">
            <text:p>1056.39</text:p>
          </table:table-cell>
          <table:table-cell office:value-type="float" office:value="1494.53" calcext:value-type="float">
            <text:p>1494.53</text:p>
          </table:table-cell>
          <table:table-cell office:value-type="float" office:value="1685.57" calcext:value-type="float">
            <text:p>1685.57</text:p>
          </table:table-cell>
          <table:table-cell office:value-type="float" office:value="1360.91" calcext:value-type="float">
            <text:p>1360.91</text:p>
          </table:table-cell>
          <table:table-cell office:value-type="float" office:value="1656.34" calcext:value-type="float">
            <text:p>1656.34</text:p>
          </table:table-cell>
          <table:table-cell office:value-type="float" office:value="1611.88" calcext:value-type="float">
            <text:p>1611.88</text:p>
          </table:table-cell>
          <table:table-cell office:value-type="float" office:value="1391.1" calcext:value-type="float">
            <text:p>1391.1</text:p>
          </table:table-cell>
          <table:table-cell office:value-type="float" office:value="1494.58" calcext:value-type="float">
            <text:p>1494.58</text:p>
          </table:table-cell>
          <table:table-cell office:value-type="float" office:value="1639.19" calcext:value-type="float">
            <text:p>1639.19</text:p>
          </table:table-cell>
          <table:table-cell office:value-type="float" office:value="1499.2" calcext:value-type="float">
            <text:p>1499.2</text:p>
          </table:table-cell>
          <table:table-cell office:value-type="float" office:value="1622.7" calcext:value-type="float">
            <text:p>1622.7</text:p>
          </table:table-cell>
          <table:table-cell office:value-type="float" office:value="1334.36" calcext:value-type="float">
            <text:p>1334.36</text:p>
          </table:table-cell>
          <table:table-cell office:value-type="float" office:value="1389.84" calcext:value-type="float">
            <text:p>1389.84</text:p>
          </table:table-cell>
          <table:table-cell office:value-type="float" office:value="1513.16" calcext:value-type="float">
            <text:p>1513.16</text:p>
          </table:table-cell>
          <table:table-cell office:value-type="float" office:value="1551.97" calcext:value-type="float">
            <text:p>1551.97</text:p>
          </table:table-cell>
          <table:table-cell office:value-type="float" office:value="1413.95" calcext:value-type="float">
            <text:p>1413.95</text:p>
          </table:table-cell>
          <table:table-cell office:value-type="float" office:value="1737.2" calcext:value-type="float">
            <text:p>1737.2</text:p>
          </table:table-cell>
          <table:table-cell office:value-type="float" office:value="1672.62" calcext:value-type="float">
            <text:p>1672.62</text:p>
          </table:table-cell>
          <table:table-cell office:value-type="float" office:value="1584.66" calcext:value-type="float">
            <text:p>1584.66</text:p>
          </table:table-cell>
          <table:table-cell office:value-type="float" office:value="1439.56" calcext:value-type="float">
            <text:p>1439.56</text:p>
          </table:table-cell>
          <table:table-cell office:value-type="float" office:value="1721.94" calcext:value-type="float">
            <text:p>1721.94</text:p>
          </table:table-cell>
          <table:table-cell office:value-type="float" office:value="1583.34" calcext:value-type="float">
            <text:p>1583.34</text:p>
          </table:table-cell>
          <table:table-cell office:value-type="float" office:value="1648.05" calcext:value-type="float">
            <text:p>1648.05</text:p>
          </table:table-cell>
          <table:table-cell office:value-type="float" office:value="1470.08" calcext:value-type="float">
            <text:p>1470.08</text:p>
          </table:table-cell>
          <table:table-cell office:value-type="float" office:value="1455.22" calcext:value-type="float">
            <text:p>1455.22</text:p>
          </table:table-cell>
          <table:table-cell/>
        </table:table-row>
        <table:table-row table:style-name="ro1">
          <table:table-cell office:value-type="time" office:time-value="PT10H00M00S" calcext:value-type="time">
            <text:p>10:00</text:p>
          </table:table-cell>
          <table:table-cell table:style-name="ce2" table:formula="of:=AVERAGE([.D12:.AG12])" office:value-type="float" office:value="2362.22966666667" calcext:value-type="float">
            <text:p>2362.23</text:p>
          </table:table-cell>
          <table:table-cell table:style-name="ce2" table:formula="of:=STDEV([.D12:.AG12])" office:value-type="float" office:value="401.469285280983" calcext:value-type="float">
            <text:p>401.47</text:p>
          </table:table-cell>
          <table:table-cell office:value-type="float" office:value="2044.55" calcext:value-type="float">
            <text:p>2044.55</text:p>
          </table:table-cell>
          <table:table-cell office:value-type="float" office:value="2148.52" calcext:value-type="float">
            <text:p>2148.52</text:p>
          </table:table-cell>
          <table:table-cell office:value-type="float" office:value="2956.6" calcext:value-type="float">
            <text:p>2956.60</text:p>
          </table:table-cell>
          <table:table-cell office:value-type="float" office:value="2260.16" calcext:value-type="float">
            <text:p>2260.16</text:p>
          </table:table-cell>
          <table:table-cell office:value-type="float" office:value="2681.37" calcext:value-type="float">
            <text:p>2681.37</text:p>
          </table:table-cell>
          <table:table-cell office:value-type="float" office:value="951.64" calcext:value-type="float">
            <text:p>951.64</text:p>
          </table:table-cell>
          <table:table-cell office:value-type="float" office:value="2232.45" calcext:value-type="float">
            <text:p>2232.45</text:p>
          </table:table-cell>
          <table:table-cell office:value-type="float" office:value="2449.2" calcext:value-type="float">
            <text:p>2449.20</text:p>
          </table:table-cell>
          <table:table-cell office:value-type="float" office:value="2380.23" calcext:value-type="float">
            <text:p>2380.23</text:p>
          </table:table-cell>
          <table:table-cell office:value-type="float" office:value="2760.39" calcext:value-type="float">
            <text:p>2760.39</text:p>
          </table:table-cell>
          <table:table-cell office:value-type="float" office:value="2302.9" calcext:value-type="float">
            <text:p>2302.9</text:p>
          </table:table-cell>
          <table:table-cell office:value-type="float" office:value="2259.64" calcext:value-type="float">
            <text:p>2259.64</text:p>
          </table:table-cell>
          <table:table-cell office:value-type="float" office:value="2501.05" calcext:value-type="float">
            <text:p>2501.05</text:p>
          </table:table-cell>
          <table:table-cell office:value-type="float" office:value="2780.01" calcext:value-type="float">
            <text:p>2780.01</text:p>
          </table:table-cell>
          <table:table-cell office:value-type="float" office:value="2440.59" calcext:value-type="float">
            <text:p>2440.59</text:p>
          </table:table-cell>
          <table:table-cell office:value-type="float" office:value="2458.59" calcext:value-type="float">
            <text:p>2458.59</text:p>
          </table:table-cell>
          <table:table-cell office:value-type="float" office:value="1840.14" calcext:value-type="float">
            <text:p>1840.14</text:p>
          </table:table-cell>
          <table:table-cell office:value-type="float" office:value="1820.61" calcext:value-type="float">
            <text:p>1820.61</text:p>
          </table:table-cell>
          <table:table-cell office:value-type="float" office:value="2543.06" calcext:value-type="float">
            <text:p>2543.06</text:p>
          </table:table-cell>
          <table:table-cell office:value-type="float" office:value="2608.02" calcext:value-type="float">
            <text:p>2608.02</text:p>
          </table:table-cell>
          <table:table-cell office:value-type="float" office:value="2123.15" calcext:value-type="float">
            <text:p>2123.15</text:p>
          </table:table-cell>
          <table:table-cell office:value-type="float" office:value="2852.57" calcext:value-type="float">
            <text:p>2852.57</text:p>
          </table:table-cell>
          <table:table-cell office:value-type="float" office:value="2492.18" calcext:value-type="float">
            <text:p>2492.18</text:p>
          </table:table-cell>
          <table:table-cell office:value-type="float" office:value="2222.42" calcext:value-type="float">
            <text:p>2222.42</text:p>
          </table:table-cell>
          <table:table-cell office:value-type="float" office:value="2267.29" calcext:value-type="float">
            <text:p>2267.29</text:p>
          </table:table-cell>
          <table:table-cell office:value-type="float" office:value="2857.33" calcext:value-type="float">
            <text:p>2857.33</text:p>
          </table:table-cell>
          <table:table-cell office:value-type="float" office:value="2783.41" calcext:value-type="float">
            <text:p>2783.41</text:p>
          </table:table-cell>
          <table:table-cell office:value-type="float" office:value="2642.22" calcext:value-type="float">
            <text:p>2642.22</text:p>
          </table:table-cell>
          <table:table-cell office:value-type="float" office:value="1983.67" calcext:value-type="float">
            <text:p>1983.67</text:p>
          </table:table-cell>
          <table:table-cell office:value-type="float" office:value="2222.93" calcext:value-type="float">
            <text:p>2222.93</text:p>
          </table:table-cell>
          <table:table-cell/>
        </table:table-row>
        <table:table-row table:style-name="ro1">
          <table:table-cell office:value-type="time" office:time-value="PT11H00M00S" calcext:value-type="time">
            <text:p>11:00</text:p>
          </table:table-cell>
          <table:table-cell table:style-name="ce2" table:formula="of:=AVERAGE([.D13:.AG13])" office:value-type="float" office:value="1566.909" calcext:value-type="float">
            <text:p>1566.91</text:p>
          </table:table-cell>
          <table:table-cell table:style-name="ce2" table:formula="of:=STDEV([.D13:.AG13])" office:value-type="float" office:value="540.237788554007" calcext:value-type="float">
            <text:p>540.24</text:p>
          </table:table-cell>
          <table:table-cell office:value-type="float" office:value="1039.43" calcext:value-type="float">
            <text:p>1039.43</text:p>
          </table:table-cell>
          <table:table-cell office:value-type="float" office:value="1274.84" calcext:value-type="float">
            <text:p>1274.84</text:p>
          </table:table-cell>
          <table:table-cell office:value-type="float" office:value="2464.31" calcext:value-type="float">
            <text:p>2464.31</text:p>
          </table:table-cell>
          <table:table-cell office:value-type="float" office:value="1462.41" calcext:value-type="float">
            <text:p>1462.41</text:p>
          </table:table-cell>
          <table:table-cell office:value-type="float" office:value="1986.09" calcext:value-type="float">
            <text:p>1986.09</text:p>
          </table:table-cell>
          <table:table-cell office:value-type="float" office:value="161.02" calcext:value-type="float">
            <text:p>161.02</text:p>
          </table:table-cell>
          <table:table-cell office:value-type="float" office:value="1450.8" calcext:value-type="float">
            <text:p>1450.80</text:p>
          </table:table-cell>
          <table:table-cell office:value-type="float" office:value="1821.46" calcext:value-type="float">
            <text:p>1821.46</text:p>
          </table:table-cell>
          <table:table-cell office:value-type="float" office:value="1581.95" calcext:value-type="float">
            <text:p>1581.95</text:p>
          </table:table-cell>
          <table:table-cell office:value-type="float" office:value="2282.05" calcext:value-type="float">
            <text:p>2282.05</text:p>
          </table:table-cell>
          <table:table-cell office:value-type="float" office:value="1407.04" calcext:value-type="float">
            <text:p>1407.04</text:p>
          </table:table-cell>
          <table:table-cell office:value-type="float" office:value="1354.67" calcext:value-type="float">
            <text:p>1354.67</text:p>
          </table:table-cell>
          <table:table-cell office:value-type="float" office:value="1704.75" calcext:value-type="float">
            <text:p>1704.75</text:p>
          </table:table-cell>
          <table:table-cell office:value-type="float" office:value="2081.32" calcext:value-type="float">
            <text:p>2081.32</text:p>
          </table:table-cell>
          <table:table-cell office:value-type="float" office:value="1763" calcext:value-type="float">
            <text:p>1763</text:p>
          </table:table-cell>
          <table:table-cell office:value-type="float" office:value="1714.47" calcext:value-type="float">
            <text:p>1714.47</text:p>
          </table:table-cell>
          <table:table-cell office:value-type="float" office:value="711.77" calcext:value-type="float">
            <text:p>711.77</text:p>
          </table:table-cell>
          <table:table-cell office:value-type="float" office:value="802.38" calcext:value-type="float">
            <text:p>802.38</text:p>
          </table:table-cell>
          <table:table-cell office:value-type="float" office:value="1767.78" calcext:value-type="float">
            <text:p>1767.78</text:p>
          </table:table-cell>
          <table:table-cell office:value-type="float" office:value="1957.55" calcext:value-type="float">
            <text:p>1957.55</text:p>
          </table:table-cell>
          <table:table-cell office:value-type="float" office:value="1143.57" calcext:value-type="float">
            <text:p>1143.57</text:p>
          </table:table-cell>
          <table:table-cell office:value-type="float" office:value="2410.68" calcext:value-type="float">
            <text:p>2410.68</text:p>
          </table:table-cell>
          <table:table-cell office:value-type="float" office:value="1618.58" calcext:value-type="float">
            <text:p>1618.58</text:p>
          </table:table-cell>
          <table:table-cell office:value-type="float" office:value="1336.61" calcext:value-type="float">
            <text:p>1336.61</text:p>
          </table:table-cell>
          <table:table-cell office:value-type="float" office:value="1286.85" calcext:value-type="float">
            <text:p>1286.85</text:p>
          </table:table-cell>
          <table:table-cell office:value-type="float" office:value="2277.08" calcext:value-type="float">
            <text:p>2277.08</text:p>
          </table:table-cell>
          <table:table-cell office:value-type="float" office:value="2169.77" calcext:value-type="float">
            <text:p>2169.77</text:p>
          </table:table-cell>
          <table:table-cell office:value-type="float" office:value="1897.27" calcext:value-type="float">
            <text:p>1897.27</text:p>
          </table:table-cell>
          <table:table-cell office:value-type="float" office:value="867.3" calcext:value-type="float">
            <text:p>867.3</text:p>
          </table:table-cell>
          <table:table-cell office:value-type="float" office:value="1210.47" calcext:value-type="float">
            <text:p>1210.47</text:p>
          </table:table-cell>
          <table:table-cell/>
        </table:table-row>
        <table:table-row table:style-name="ro1">
          <table:table-cell office:value-type="time" office:time-value="PT12H00M00S" calcext:value-type="time">
            <text:p>12:00</text:p>
          </table:table-cell>
          <table:table-cell table:style-name="ce2" table:formula="of:=AVERAGE([.D14:.AG14])" office:value-type="float" office:value="484.421666666667" calcext:value-type="float">
            <text:p>484.42</text:p>
          </table:table-cell>
          <table:table-cell table:style-name="ce2" table:formula="of:=STDEV([.D14:.AG14])" office:value-type="float" office:value="312.605203677245" calcext:value-type="float">
            <text:p>312.61</text:p>
          </table:table-cell>
          <table:table-cell office:value-type="float" office:value="162.87" calcext:value-type="float">
            <text:p>162.87</text:p>
          </table:table-cell>
          <table:table-cell office:value-type="float" office:value="251.83" calcext:value-type="float">
            <text:p>251.83</text:p>
          </table:table-cell>
          <table:table-cell office:value-type="float" office:value="1133.45" calcext:value-type="float">
            <text:p>1133.45</text:p>
          </table:table-cell>
          <table:table-cell office:value-type="float" office:value="331.78" calcext:value-type="float">
            <text:p>331.78</text:p>
          </table:table-cell>
          <table:table-cell office:value-type="float" office:value="834.25" calcext:value-type="float">
            <text:p>834.25</text:p>
          </table:table-cell>
          <table:table-cell office:value-type="float" office:value="114.7" calcext:value-type="float">
            <text:p>114.70</text:p>
          </table:table-cell>
          <table:table-cell office:value-type="float" office:value="419.1" calcext:value-type="float">
            <text:p>419.10</text:p>
          </table:table-cell>
          <table:table-cell office:value-type="float" office:value="577.88" calcext:value-type="float">
            <text:p>577.88</text:p>
          </table:table-cell>
          <table:table-cell office:value-type="float" office:value="427.55" calcext:value-type="float">
            <text:p>427.55</text:p>
          </table:table-cell>
          <table:table-cell office:value-type="float" office:value="843.66" calcext:value-type="float">
            <text:p>843.66</text:p>
          </table:table-cell>
          <table:table-cell office:value-type="float" office:value="283.26" calcext:value-type="float">
            <text:p>283.26</text:p>
          </table:table-cell>
          <table:table-cell office:value-type="float" office:value="306.24" calcext:value-type="float">
            <text:p>306.24</text:p>
          </table:table-cell>
          <table:table-cell office:value-type="float" office:value="531.97" calcext:value-type="float">
            <text:p>531.97</text:p>
          </table:table-cell>
          <table:table-cell office:value-type="float" office:value="745.1" calcext:value-type="float">
            <text:p>745.1</text:p>
          </table:table-cell>
          <table:table-cell office:value-type="float" office:value="524.51" calcext:value-type="float">
            <text:p>524.51</text:p>
          </table:table-cell>
          <table:table-cell office:value-type="float" office:value="514.99" calcext:value-type="float">
            <text:p>514.99</text:p>
          </table:table-cell>
          <table:table-cell office:value-type="float" office:value="115.96" calcext:value-type="float">
            <text:p>115.96</text:p>
          </table:table-cell>
          <table:table-cell office:value-type="float" office:value="120.83" calcext:value-type="float">
            <text:p>120.83</text:p>
          </table:table-cell>
          <table:table-cell office:value-type="float" office:value="536.27" calcext:value-type="float">
            <text:p>536.27</text:p>
          </table:table-cell>
          <table:table-cell office:value-type="float" office:value="696.48" calcext:value-type="float">
            <text:p>696.48</text:p>
          </table:table-cell>
          <table:table-cell office:value-type="float" office:value="179.2" calcext:value-type="float">
            <text:p>179.2</text:p>
          </table:table-cell>
          <table:table-cell office:value-type="float" office:value="1193.28" calcext:value-type="float">
            <text:p>1193.28</text:p>
          </table:table-cell>
          <table:table-cell office:value-type="float" office:value="391.26" calcext:value-type="float">
            <text:p>391.26</text:p>
          </table:table-cell>
          <table:table-cell office:value-type="float" office:value="261.4" calcext:value-type="float">
            <text:p>261.4</text:p>
          </table:table-cell>
          <table:table-cell office:value-type="float" office:value="240.16" calcext:value-type="float">
            <text:p>240.16</text:p>
          </table:table-cell>
          <table:table-cell office:value-type="float" office:value="976.22" calcext:value-type="float">
            <text:p>976.22</text:p>
          </table:table-cell>
          <table:table-cell office:value-type="float" office:value="902.86" calcext:value-type="float">
            <text:p>902.86</text:p>
          </table:table-cell>
          <table:table-cell office:value-type="float" office:value="608.07" calcext:value-type="float">
            <text:p>608.07</text:p>
          </table:table-cell>
          <table:table-cell office:value-type="float" office:value="119.75" calcext:value-type="float">
            <text:p>119.75</text:p>
          </table:table-cell>
          <table:table-cell office:value-type="float" office:value="187.77" calcext:value-type="float">
            <text:p>187.77</text:p>
          </table:table-cell>
          <table:table-cell/>
        </table:table-row>
        <table:table-row table:style-name="ro1">
          <table:table-cell office:value-type="time" office:time-value="PT13H00M00S" calcext:value-type="time">
            <text:p>13:00</text:p>
          </table:table-cell>
          <table:table-cell table:style-name="ce2" table:formula="of:=AVERAGE([.D15:.AG15])" office:value-type="float" office:value="126.418" calcext:value-type="float">
            <text:p>126.42</text:p>
          </table:table-cell>
          <table:table-cell table:style-name="ce2" table:formula="of:=STDEV([.D15:.AG15])" office:value-type="float" office:value="19.0861013522298" calcext:value-type="float">
            <text:p>19.09</text:p>
          </table:table-cell>
          <table:table-cell office:value-type="float" office:value="120.45" calcext:value-type="float">
            <text:p>120.45</text:p>
          </table:table-cell>
          <table:table-cell office:value-type="float" office:value="123.03" calcext:value-type="float">
            <text:p>123.03</text:p>
          </table:table-cell>
          <table:table-cell office:value-type="float" office:value="175.14" calcext:value-type="float">
            <text:p>175.14</text:p>
          </table:table-cell>
          <table:table-cell office:value-type="float" office:value="121.1" calcext:value-type="float">
            <text:p>121.10</text:p>
          </table:table-cell>
          <table:table-cell office:value-type="float" office:value="132.39" calcext:value-type="float">
            <text:p>132.39</text:p>
          </table:table-cell>
          <table:table-cell office:value-type="float" office:value="117.31" calcext:value-type="float">
            <text:p>117.31</text:p>
          </table:table-cell>
          <table:table-cell office:value-type="float" office:value="119.76" calcext:value-type="float">
            <text:p>119.76</text:p>
          </table:table-cell>
          <table:table-cell office:value-type="float" office:value="119.3" calcext:value-type="float">
            <text:p>119.30</text:p>
          </table:table-cell>
          <table:table-cell office:value-type="float" office:value="121.12" calcext:value-type="float">
            <text:p>121.12</text:p>
          </table:table-cell>
          <table:table-cell office:value-type="float" office:value="119.95" calcext:value-type="float">
            <text:p>119.95</text:p>
          </table:table-cell>
          <table:table-cell office:value-type="float" office:value="121.84" calcext:value-type="float">
            <text:p>121.84</text:p>
          </table:table-cell>
          <table:table-cell office:value-type="float" office:value="120.07" calcext:value-type="float">
            <text:p>120.07</text:p>
          </table:table-cell>
          <table:table-cell office:value-type="float" office:value="118.04" calcext:value-type="float">
            <text:p>118.04</text:p>
          </table:table-cell>
          <table:table-cell office:value-type="float" office:value="120.37" calcext:value-type="float">
            <text:p>120.37</text:p>
          </table:table-cell>
          <table:table-cell office:value-type="float" office:value="118.12" calcext:value-type="float">
            <text:p>118.12</text:p>
          </table:table-cell>
          <table:table-cell office:value-type="float" office:value="117.96" calcext:value-type="float">
            <text:p>117.96</text:p>
          </table:table-cell>
          <table:table-cell office:value-type="float" office:value="120.2" calcext:value-type="float">
            <text:p>120.2</text:p>
          </table:table-cell>
          <table:table-cell office:value-type="float" office:value="121.69" calcext:value-type="float">
            <text:p>121.69</text:p>
          </table:table-cell>
          <table:table-cell office:value-type="float" office:value="120.41" calcext:value-type="float">
            <text:p>120.41</text:p>
          </table:table-cell>
          <table:table-cell office:value-type="float" office:value="118.53" calcext:value-type="float">
            <text:p>118.53</text:p>
          </table:table-cell>
          <table:table-cell office:value-type="float" office:value="120" calcext:value-type="float">
            <text:p>120</text:p>
          </table:table-cell>
          <table:table-cell office:value-type="float" office:value="209.34" calcext:value-type="float">
            <text:p>209.34</text:p>
          </table:table-cell>
          <table:table-cell office:value-type="float" office:value="123.96" calcext:value-type="float">
            <text:p>123.96</text:p>
          </table:table-cell>
          <table:table-cell office:value-type="float" office:value="119.32" calcext:value-type="float">
            <text:p>119.32</text:p>
          </table:table-cell>
          <table:table-cell office:value-type="float" office:value="118.1" calcext:value-type="float">
            <text:p>118.1</text:p>
          </table:table-cell>
          <table:table-cell office:value-type="float" office:value="137.05" calcext:value-type="float">
            <text:p>137.05</text:p>
          </table:table-cell>
          <table:table-cell office:value-type="float" office:value="136.46" calcext:value-type="float">
            <text:p>136.46</text:p>
          </table:table-cell>
          <table:table-cell office:value-type="float" office:value="121.7" calcext:value-type="float">
            <text:p>121.7</text:p>
          </table:table-cell>
          <table:table-cell office:value-type="float" office:value="119.78" calcext:value-type="float">
            <text:p>119.78</text:p>
          </table:table-cell>
          <table:table-cell office:value-type="float" office:value="120.05" calcext:value-type="float">
            <text:p>120.05</text:p>
          </table:table-cell>
          <table:table-cell/>
        </table:table-row>
        <table:table-row table:style-name="ro1">
          <table:table-cell office:value-type="time" office:time-value="PT14H00M00S" calcext:value-type="time">
            <text:p>14:00</text:p>
          </table:table-cell>
          <table:table-cell table:style-name="ce2" table:formula="of:=AVERAGE([.D16:.AG16])" office:value-type="float" office:value="118.533333333333" calcext:value-type="float">
            <text:p>118.53</text:p>
          </table:table-cell>
          <table:table-cell table:style-name="ce2" table:formula="of:=STDEV([.D16:.AG16])" office:value-type="float" office:value="1.03509231083707" calcext:value-type="float">
            <text:p>1.04</text:p>
          </table:table-cell>
          <table:table-cell office:value-type="float" office:value="118.7" calcext:value-type="float">
            <text:p>118.70</text:p>
          </table:table-cell>
          <table:table-cell office:value-type="float" office:value="117.01" calcext:value-type="float">
            <text:p>117.01</text:p>
          </table:table-cell>
          <table:table-cell office:value-type="float" office:value="119.07" calcext:value-type="float">
            <text:p>119.07</text:p>
          </table:table-cell>
          <table:table-cell office:value-type="float" office:value="118.73" calcext:value-type="float">
            <text:p>118.73</text:p>
          </table:table-cell>
          <table:table-cell office:value-type="float" office:value="118.21" calcext:value-type="float">
            <text:p>118.21</text:p>
          </table:table-cell>
          <table:table-cell office:value-type="float" office:value="118.45" calcext:value-type="float">
            <text:p>118.45</text:p>
          </table:table-cell>
          <table:table-cell office:value-type="float" office:value="121.46" calcext:value-type="float">
            <text:p>121.46</text:p>
          </table:table-cell>
          <table:table-cell office:value-type="float" office:value="119.99" calcext:value-type="float">
            <text:p>119.99</text:p>
          </table:table-cell>
          <table:table-cell office:value-type="float" office:value="119.08" calcext:value-type="float">
            <text:p>119.08</text:p>
          </table:table-cell>
          <table:table-cell office:value-type="float" office:value="117.88" calcext:value-type="float">
            <text:p>117.88</text:p>
          </table:table-cell>
          <table:table-cell office:value-type="float" office:value="117.88" calcext:value-type="float">
            <text:p>117.88</text:p>
          </table:table-cell>
          <table:table-cell office:value-type="float" office:value="118.08" calcext:value-type="float">
            <text:p>118.08</text:p>
          </table:table-cell>
          <table:table-cell office:value-type="float" office:value="117.9" calcext:value-type="float">
            <text:p>117.9</text:p>
          </table:table-cell>
          <table:table-cell office:value-type="float" office:value="117.28" calcext:value-type="float">
            <text:p>117.28</text:p>
          </table:table-cell>
          <table:table-cell office:value-type="float" office:value="119.03" calcext:value-type="float">
            <text:p>119.03</text:p>
          </table:table-cell>
          <table:table-cell office:value-type="float" office:value="119.01" calcext:value-type="float">
            <text:p>119.01</text:p>
          </table:table-cell>
          <table:table-cell office:value-type="float" office:value="117.43" calcext:value-type="float">
            <text:p>117.43</text:p>
          </table:table-cell>
          <table:table-cell office:value-type="float" office:value="119" calcext:value-type="float">
            <text:p>119</text:p>
          </table:table-cell>
          <table:table-cell office:value-type="float" office:value="119.91" calcext:value-type="float">
            <text:p>119.91</text:p>
          </table:table-cell>
          <table:table-cell office:value-type="float" office:value="117.75" calcext:value-type="float">
            <text:p>117.75</text:p>
          </table:table-cell>
          <table:table-cell office:value-type="float" office:value="117.13" calcext:value-type="float">
            <text:p>117.13</text:p>
          </table:table-cell>
          <table:table-cell office:value-type="float" office:value="118.17" calcext:value-type="float">
            <text:p>118.17</text:p>
          </table:table-cell>
          <table:table-cell office:value-type="float" office:value="117.12" calcext:value-type="float">
            <text:p>117.12</text:p>
          </table:table-cell>
          <table:table-cell office:value-type="float" office:value="119.58" calcext:value-type="float">
            <text:p>119.58</text:p>
          </table:table-cell>
          <table:table-cell office:value-type="float" office:value="118.95" calcext:value-type="float">
            <text:p>118.95</text:p>
          </table:table-cell>
          <table:table-cell office:value-type="float" office:value="120.17" calcext:value-type="float">
            <text:p>120.17</text:p>
          </table:table-cell>
          <table:table-cell office:value-type="float" office:value="119.24" calcext:value-type="float">
            <text:p>119.24</text:p>
          </table:table-cell>
          <table:table-cell office:value-type="float" office:value="117.94" calcext:value-type="float">
            <text:p>117.94</text:p>
          </table:table-cell>
          <table:table-cell office:value-type="float" office:value="117.6" calcext:value-type="float">
            <text:p>117.6</text:p>
          </table:table-cell>
          <table:table-cell office:value-type="float" office:value="118.25" calcext:value-type="float">
            <text:p>118.25</text:p>
          </table:table-cell>
          <table:table-cell/>
        </table:table-row>
        <table:table-row table:style-name="ro1">
          <table:table-cell office:value-type="time" office:time-value="PT15H00M00S" calcext:value-type="time">
            <text:p>15:00</text:p>
          </table:table-cell>
          <table:table-cell table:style-name="ce2" table:formula="of:=AVERAGE([.D17:.AG17])" office:value-type="float" office:value="119.927666666667" calcext:value-type="float">
            <text:p>119.93</text:p>
          </table:table-cell>
          <table:table-cell table:style-name="ce2" table:formula="of:=STDEV([.D17:.AG17])" office:value-type="float" office:value="1.26266462452347" calcext:value-type="float">
            <text:p>1.26</text:p>
          </table:table-cell>
          <table:table-cell office:value-type="float" office:value="120.52" calcext:value-type="float">
            <text:p>120.52</text:p>
          </table:table-cell>
          <table:table-cell office:value-type="float" office:value="121.37" calcext:value-type="float">
            <text:p>121.37</text:p>
          </table:table-cell>
          <table:table-cell office:value-type="float" office:value="119.44" calcext:value-type="float">
            <text:p>119.44</text:p>
          </table:table-cell>
          <table:table-cell office:value-type="float" office:value="118.75" calcext:value-type="float">
            <text:p>118.75</text:p>
          </table:table-cell>
          <table:table-cell office:value-type="float" office:value="122.15" calcext:value-type="float">
            <text:p>122.15</text:p>
          </table:table-cell>
          <table:table-cell office:value-type="float" office:value="121.16" calcext:value-type="float">
            <text:p>121.16</text:p>
          </table:table-cell>
          <table:table-cell office:value-type="float" office:value="117.84" calcext:value-type="float">
            <text:p>117.84</text:p>
          </table:table-cell>
          <table:table-cell office:value-type="float" office:value="118.1" calcext:value-type="float">
            <text:p>118.10</text:p>
          </table:table-cell>
          <table:table-cell office:value-type="float" office:value="120.63" calcext:value-type="float">
            <text:p>120.63</text:p>
          </table:table-cell>
          <table:table-cell office:value-type="float" office:value="119.07" calcext:value-type="float">
            <text:p>119.07</text:p>
          </table:table-cell>
          <table:table-cell office:value-type="float" office:value="120.72" calcext:value-type="float">
            <text:p>120.72</text:p>
          </table:table-cell>
          <table:table-cell office:value-type="float" office:value="118.92" calcext:value-type="float">
            <text:p>118.92</text:p>
          </table:table-cell>
          <table:table-cell office:value-type="float" office:value="119.55" calcext:value-type="float">
            <text:p>119.55</text:p>
          </table:table-cell>
          <table:table-cell office:value-type="float" office:value="118.93" calcext:value-type="float">
            <text:p>118.93</text:p>
          </table:table-cell>
          <table:table-cell office:value-type="float" office:value="119.2" calcext:value-type="float">
            <text:p>119.2</text:p>
          </table:table-cell>
          <table:table-cell office:value-type="float" office:value="121.21" calcext:value-type="float">
            <text:p>121.21</text:p>
          </table:table-cell>
          <table:table-cell office:value-type="float" office:value="121.17" calcext:value-type="float">
            <text:p>121.17</text:p>
          </table:table-cell>
          <table:table-cell office:value-type="float" office:value="119.15" calcext:value-type="float">
            <text:p>119.15</text:p>
          </table:table-cell>
          <table:table-cell office:value-type="float" office:value="120.82" calcext:value-type="float">
            <text:p>120.82</text:p>
          </table:table-cell>
          <table:table-cell office:value-type="float" office:value="118.86" calcext:value-type="float">
            <text:p>118.86</text:p>
          </table:table-cell>
          <table:table-cell office:value-type="float" office:value="121.97" calcext:value-type="float">
            <text:p>121.97</text:p>
          </table:table-cell>
          <table:table-cell office:value-type="float" office:value="119.57" calcext:value-type="float">
            <text:p>119.57</text:p>
          </table:table-cell>
          <table:table-cell office:value-type="float" office:value="121.44" calcext:value-type="float">
            <text:p>121.44</text:p>
          </table:table-cell>
          <table:table-cell office:value-type="float" office:value="118.65" calcext:value-type="float">
            <text:p>118.65</text:p>
          </table:table-cell>
          <table:table-cell office:value-type="float" office:value="121.83" calcext:value-type="float">
            <text:p>121.83</text:p>
          </table:table-cell>
          <table:table-cell office:value-type="float" office:value="120.62" calcext:value-type="float">
            <text:p>120.62</text:p>
          </table:table-cell>
          <table:table-cell office:value-type="float" office:value="119.2" calcext:value-type="float">
            <text:p>119.2</text:p>
          </table:table-cell>
          <table:table-cell office:value-type="float" office:value="119.53" calcext:value-type="float">
            <text:p>119.53</text:p>
          </table:table-cell>
          <table:table-cell office:value-type="float" office:value="117.76" calcext:value-type="float">
            <text:p>117.76</text:p>
          </table:table-cell>
          <table:table-cell office:value-type="float" office:value="119.7" calcext:value-type="float">
            <text:p>119.7</text:p>
          </table:table-cell>
          <table:table-cell/>
        </table:table-row>
        <table:table-row table:style-name="ro1">
          <table:table-cell office:value-type="time" office:time-value="PT16H00M00S" calcext:value-type="time">
            <text:p>16:00</text:p>
          </table:table-cell>
          <table:table-cell table:style-name="ce2" table:formula="of:=AVERAGE([.D18:.AG18])" office:value-type="float" office:value="148.695" calcext:value-type="float">
            <text:p>148.70</text:p>
          </table:table-cell>
          <table:table-cell table:style-name="ce2" table:formula="of:=STDEV([.D18:.AG18])" office:value-type="float" office:value="9.24400560661732" calcext:value-type="float">
            <text:p>9.24</text:p>
          </table:table-cell>
          <table:table-cell office:value-type="float" office:value="158.9" calcext:value-type="float">
            <text:p>158.90</text:p>
          </table:table-cell>
          <table:table-cell office:value-type="float" office:value="145.5" calcext:value-type="float">
            <text:p>145.50</text:p>
          </table:table-cell>
          <table:table-cell office:value-type="float" office:value="140.19" calcext:value-type="float">
            <text:p>140.19</text:p>
          </table:table-cell>
          <table:table-cell office:value-type="float" office:value="158.17" calcext:value-type="float">
            <text:p>158.17</text:p>
          </table:table-cell>
          <table:table-cell office:value-type="float" office:value="135.33" calcext:value-type="float">
            <text:p>135.33</text:p>
          </table:table-cell>
          <table:table-cell office:value-type="float" office:value="140.43" calcext:value-type="float">
            <text:p>140.43</text:p>
          </table:table-cell>
          <table:table-cell office:value-type="float" office:value="142.43" calcext:value-type="float">
            <text:p>142.43</text:p>
          </table:table-cell>
          <table:table-cell office:value-type="float" office:value="145.02" calcext:value-type="float">
            <text:p>145.02</text:p>
          </table:table-cell>
          <table:table-cell office:value-type="float" office:value="140.36" calcext:value-type="float">
            <text:p>140.36</text:p>
          </table:table-cell>
          <table:table-cell office:value-type="float" office:value="154.64" calcext:value-type="float">
            <text:p>154.64</text:p>
          </table:table-cell>
          <table:table-cell office:value-type="float" office:value="142.49" calcext:value-type="float">
            <text:p>142.49</text:p>
          </table:table-cell>
          <table:table-cell office:value-type="float" office:value="147.13" calcext:value-type="float">
            <text:p>147.13</text:p>
          </table:table-cell>
          <table:table-cell office:value-type="float" office:value="163.36" calcext:value-type="float">
            <text:p>163.36</text:p>
          </table:table-cell>
          <table:table-cell office:value-type="float" office:value="156.6" calcext:value-type="float">
            <text:p>156.6</text:p>
          </table:table-cell>
          <table:table-cell office:value-type="float" office:value="147.98" calcext:value-type="float">
            <text:p>147.98</text:p>
          </table:table-cell>
          <table:table-cell office:value-type="float" office:value="133.21" calcext:value-type="float">
            <text:p>133.21</text:p>
          </table:table-cell>
          <table:table-cell office:value-type="float" office:value="133.17" calcext:value-type="float">
            <text:p>133.17</text:p>
          </table:table-cell>
          <table:table-cell office:value-type="float" office:value="149.74" calcext:value-type="float">
            <text:p>149.74</text:p>
          </table:table-cell>
          <table:table-cell office:value-type="float" office:value="143.3" calcext:value-type="float">
            <text:p>143.3</text:p>
          </table:table-cell>
          <table:table-cell office:value-type="float" office:value="155.64" calcext:value-type="float">
            <text:p>155.64</text:p>
          </table:table-cell>
          <table:table-cell office:value-type="float" office:value="141.79" calcext:value-type="float">
            <text:p>141.79</text:p>
          </table:table-cell>
          <table:table-cell office:value-type="float" office:value="150.79" calcext:value-type="float">
            <text:p>150.79</text:p>
          </table:table-cell>
          <table:table-cell office:value-type="float" office:value="169.5" calcext:value-type="float">
            <text:p>169.5</text:p>
          </table:table-cell>
          <table:table-cell office:value-type="float" office:value="157.39" calcext:value-type="float">
            <text:p>157.39</text:p>
          </table:table-cell>
          <table:table-cell office:value-type="float" office:value="157.12" calcext:value-type="float">
            <text:p>157.12</text:p>
          </table:table-cell>
          <table:table-cell office:value-type="float" office:value="151.37" calcext:value-type="float">
            <text:p>151.37</text:p>
          </table:table-cell>
          <table:table-cell office:value-type="float" office:value="154.04" calcext:value-type="float">
            <text:p>154.04</text:p>
          </table:table-cell>
          <table:table-cell office:value-type="float" office:value="140.39" calcext:value-type="float">
            <text:p>140.39</text:p>
          </table:table-cell>
          <table:table-cell office:value-type="float" office:value="143.64" calcext:value-type="float">
            <text:p>143.64</text:p>
          </table:table-cell>
          <table:table-cell office:value-type="float" office:value="161.23" calcext:value-type="float">
            <text:p>161.23</text:p>
          </table:table-cell>
          <table:table-cell/>
        </table:table-row>
        <table:table-row table:style-name="ro1">
          <table:table-cell office:value-type="time" office:time-value="PT17H00M00S" calcext:value-type="time">
            <text:p>17:00</text:p>
          </table:table-cell>
          <table:table-cell table:style-name="ce2" table:formula="of:=AVERAGE([.D19:.AG19])" office:value-type="float" office:value="182.120666666667" calcext:value-type="float">
            <text:p>182.12</text:p>
          </table:table-cell>
          <table:table-cell table:style-name="ce2" table:formula="of:=STDEV([.D19:.AG19])" office:value-type="float" office:value="27.3233155373579" calcext:value-type="float">
            <text:p>27.32</text:p>
          </table:table-cell>
          <table:table-cell office:value-type="float" office:value="181.33" calcext:value-type="float">
            <text:p>181.33</text:p>
          </table:table-cell>
          <table:table-cell office:value-type="float" office:value="225.85" calcext:value-type="float">
            <text:p>225.85</text:p>
          </table:table-cell>
          <table:table-cell office:value-type="float" office:value="169.23" calcext:value-type="float">
            <text:p>169.23</text:p>
          </table:table-cell>
          <table:table-cell office:value-type="float" office:value="216.02" calcext:value-type="float">
            <text:p>216.02</text:p>
          </table:table-cell>
          <table:table-cell office:value-type="float" office:value="127.32" calcext:value-type="float">
            <text:p>127.32</text:p>
          </table:table-cell>
          <table:table-cell office:value-type="float" office:value="164.56" calcext:value-type="float">
            <text:p>164.56</text:p>
          </table:table-cell>
          <table:table-cell office:value-type="float" office:value="203.21" calcext:value-type="float">
            <text:p>203.21</text:p>
          </table:table-cell>
          <table:table-cell office:value-type="float" office:value="122.63" calcext:value-type="float">
            <text:p>122.63</text:p>
          </table:table-cell>
          <table:table-cell office:value-type="float" office:value="186.53" calcext:value-type="float">
            <text:p>186.53</text:p>
          </table:table-cell>
          <table:table-cell office:value-type="float" office:value="200.9" calcext:value-type="float">
            <text:p>200.90</text:p>
          </table:table-cell>
          <table:table-cell office:value-type="float" office:value="162.35" calcext:value-type="float">
            <text:p>162.35</text:p>
          </table:table-cell>
          <table:table-cell office:value-type="float" office:value="154.64" calcext:value-type="float">
            <text:p>154.64</text:p>
          </table:table-cell>
          <table:table-cell office:value-type="float" office:value="159.69" calcext:value-type="float">
            <text:p>159.69</text:p>
          </table:table-cell>
          <table:table-cell office:value-type="float" office:value="183.02" calcext:value-type="float">
            <text:p>183.02</text:p>
          </table:table-cell>
          <table:table-cell office:value-type="float" office:value="185.18" calcext:value-type="float">
            <text:p>185.18</text:p>
          </table:table-cell>
          <table:table-cell office:value-type="float" office:value="146.9" calcext:value-type="float">
            <text:p>146.9</text:p>
          </table:table-cell>
          <table:table-cell office:value-type="float" office:value="216.98" calcext:value-type="float">
            <text:p>216.98</text:p>
          </table:table-cell>
          <table:table-cell office:value-type="float" office:value="197.23" calcext:value-type="float">
            <text:p>197.23</text:p>
          </table:table-cell>
          <table:table-cell office:value-type="float" office:value="196.45" calcext:value-type="float">
            <text:p>196.45</text:p>
          </table:table-cell>
          <table:table-cell office:value-type="float" office:value="173.16" calcext:value-type="float">
            <text:p>173.16</text:p>
          </table:table-cell>
          <table:table-cell office:value-type="float" office:value="195.66" calcext:value-type="float">
            <text:p>195.66</text:p>
          </table:table-cell>
          <table:table-cell office:value-type="float" office:value="172.53" calcext:value-type="float">
            <text:p>172.53</text:p>
          </table:table-cell>
          <table:table-cell office:value-type="float" office:value="145.07" calcext:value-type="float">
            <text:p>145.07</text:p>
          </table:table-cell>
          <table:table-cell office:value-type="float" office:value="157.64" calcext:value-type="float">
            <text:p>157.64</text:p>
          </table:table-cell>
          <table:table-cell office:value-type="float" office:value="232.43" calcext:value-type="float">
            <text:p>232.43</text:p>
          </table:table-cell>
          <table:table-cell office:value-type="float" office:value="201.51" calcext:value-type="float">
            <text:p>201.51</text:p>
          </table:table-cell>
          <table:table-cell office:value-type="float" office:value="204.69" calcext:value-type="float">
            <text:p>204.69</text:p>
          </table:table-cell>
          <table:table-cell office:value-type="float" office:value="200.16" calcext:value-type="float">
            <text:p>200.16</text:p>
          </table:table-cell>
          <table:table-cell office:value-type="float" office:value="189.99" calcext:value-type="float">
            <text:p>189.99</text:p>
          </table:table-cell>
          <table:table-cell office:value-type="float" office:value="190.76" calcext:value-type="float">
            <text:p>190.76</text:p>
          </table:table-cell>
          <table:table-cell/>
        </table:table-row>
        <table:table-row table:style-name="ro1">
          <table:table-cell office:value-type="time" office:time-value="PT18H00M00S" calcext:value-type="time">
            <text:p>18:00</text:p>
          </table:table-cell>
          <table:table-cell table:style-name="ce2" table:formula="of:=AVERAGE([.D20:.AG20])" office:value-type="float" office:value="170.018666666667" calcext:value-type="float">
            <text:p>170.02</text:p>
          </table:table-cell>
          <table:table-cell table:style-name="ce2" table:formula="of:=STDEV([.D20:.AG20])" office:value-type="float" office:value="46.015913943895" calcext:value-type="float">
            <text:p>46.02</text:p>
          </table:table-cell>
          <table:table-cell office:value-type="float" office:value="181.35" calcext:value-type="float">
            <text:p>181.35</text:p>
          </table:table-cell>
          <table:table-cell office:value-type="float" office:value="286.14" calcext:value-type="float">
            <text:p>286.14</text:p>
          </table:table-cell>
          <table:table-cell office:value-type="float" office:value="134.58" calcext:value-type="float">
            <text:p>134.58</text:p>
          </table:table-cell>
          <table:table-cell office:value-type="float" office:value="177.82" calcext:value-type="float">
            <text:p>177.82</text:p>
          </table:table-cell>
          <table:table-cell office:value-type="float" office:value="138.25" calcext:value-type="float">
            <text:p>138.25</text:p>
          </table:table-cell>
          <table:table-cell office:value-type="float" office:value="141.11" calcext:value-type="float">
            <text:p>141.11</text:p>
          </table:table-cell>
          <table:table-cell office:value-type="float" office:value="229.66" calcext:value-type="float">
            <text:p>229.66</text:p>
          </table:table-cell>
          <table:table-cell office:value-type="float" office:value="110.61" calcext:value-type="float">
            <text:p>110.61</text:p>
          </table:table-cell>
          <table:table-cell office:value-type="float" office:value="236.27" calcext:value-type="float">
            <text:p>236.27</text:p>
          </table:table-cell>
          <table:table-cell office:value-type="float" office:value="167.76" calcext:value-type="float">
            <text:p>167.76</text:p>
          </table:table-cell>
          <table:table-cell office:value-type="float" office:value="120.78" calcext:value-type="float">
            <text:p>120.78</text:p>
          </table:table-cell>
          <table:table-cell office:value-type="float" office:value="166.89" calcext:value-type="float">
            <text:p>166.89</text:p>
          </table:table-cell>
          <table:table-cell office:value-type="float" office:value="109.55" calcext:value-type="float">
            <text:p>109.55</text:p>
          </table:table-cell>
          <table:table-cell office:value-type="float" office:value="178.91" calcext:value-type="float">
            <text:p>178.91</text:p>
          </table:table-cell>
          <table:table-cell office:value-type="float" office:value="163.88" calcext:value-type="float">
            <text:p>163.88</text:p>
          </table:table-cell>
          <table:table-cell office:value-type="float" office:value="134.89" calcext:value-type="float">
            <text:p>134.89</text:p>
          </table:table-cell>
          <table:table-cell office:value-type="float" office:value="188.01" calcext:value-type="float">
            <text:p>188.01</text:p>
          </table:table-cell>
          <table:table-cell office:value-type="float" office:value="172.09" calcext:value-type="float">
            <text:p>172.09</text:p>
          </table:table-cell>
          <table:table-cell office:value-type="float" office:value="161.74" calcext:value-type="float">
            <text:p>161.74</text:p>
          </table:table-cell>
          <table:table-cell office:value-type="float" office:value="145.01" calcext:value-type="float">
            <text:p>145.01</text:p>
          </table:table-cell>
          <table:table-cell office:value-type="float" office:value="149.69" calcext:value-type="float">
            <text:p>149.69</text:p>
          </table:table-cell>
          <table:table-cell office:value-type="float" office:value="191.89" calcext:value-type="float">
            <text:p>191.89</text:p>
          </table:table-cell>
          <table:table-cell office:value-type="float" office:value="114.57" calcext:value-type="float">
            <text:p>114.57</text:p>
          </table:table-cell>
          <table:table-cell office:value-type="float" office:value="135.32" calcext:value-type="float">
            <text:p>135.32</text:p>
          </table:table-cell>
          <table:table-cell office:value-type="float" office:value="172.7" calcext:value-type="float">
            <text:p>172.7</text:p>
          </table:table-cell>
          <table:table-cell office:value-type="float" office:value="196.04" calcext:value-type="float">
            <text:p>196.04</text:p>
          </table:table-cell>
          <table:table-cell office:value-type="float" office:value="207.65" calcext:value-type="float">
            <text:p>207.65</text:p>
          </table:table-cell>
          <table:table-cell office:value-type="float" office:value="292.41" calcext:value-type="float">
            <text:p>292.41</text:p>
          </table:table-cell>
          <table:table-cell office:value-type="float" office:value="174.17" calcext:value-type="float">
            <text:p>174.17</text:p>
          </table:table-cell>
          <table:table-cell office:value-type="float" office:value="120.82" calcext:value-type="float">
            <text:p>120.82</text:p>
          </table:table-cell>
          <table:table-cell/>
        </table:table-row>
        <table:table-row table:style-name="ro1">
          <table:table-cell office:value-type="time" office:time-value="PT19H00M00S" calcext:value-type="time">
            <text:p>19:00</text:p>
          </table:table-cell>
          <table:table-cell table:style-name="ce2" table:formula="of:=AVERAGE([.D21:.AG21])" office:value-type="float" office:value="105.218333333333" calcext:value-type="float">
            <text:p>105.22</text:p>
          </table:table-cell>
          <table:table-cell table:style-name="ce2" table:formula="of:=STDEV([.D21:.AG21])" office:value-type="float" office:value="6.07993028733477" calcext:value-type="float">
            <text:p>6.08</text:p>
          </table:table-cell>
          <table:table-cell office:value-type="float" office:value="113.48" calcext:value-type="float">
            <text:p>113.48</text:p>
          </table:table-cell>
          <table:table-cell office:value-type="float" office:value="124.17" calcext:value-type="float">
            <text:p>124.17</text:p>
          </table:table-cell>
          <table:table-cell office:value-type="float" office:value="102.05" calcext:value-type="float">
            <text:p>102.05</text:p>
          </table:table-cell>
          <table:table-cell office:value-type="float" office:value="102.52" calcext:value-type="float">
            <text:p>102.52</text:p>
          </table:table-cell>
          <table:table-cell office:value-type="float" office:value="103.55" calcext:value-type="float">
            <text:p>103.55</text:p>
          </table:table-cell>
          <table:table-cell office:value-type="float" office:value="102.3" calcext:value-type="float">
            <text:p>102.30</text:p>
          </table:table-cell>
          <table:table-cell office:value-type="float" office:value="115.27" calcext:value-type="float">
            <text:p>115.27</text:p>
          </table:table-cell>
          <table:table-cell office:value-type="float" office:value="102.49" calcext:value-type="float">
            <text:p>102.49</text:p>
          </table:table-cell>
          <table:table-cell office:value-type="float" office:value="101.62" calcext:value-type="float">
            <text:p>101.62</text:p>
          </table:table-cell>
          <table:table-cell office:value-type="float" office:value="102.96" calcext:value-type="float">
            <text:p>102.96</text:p>
          </table:table-cell>
          <table:table-cell office:value-type="float" office:value="102.95" calcext:value-type="float">
            <text:p>102.95</text:p>
          </table:table-cell>
          <table:table-cell office:value-type="float" office:value="103.43" calcext:value-type="float">
            <text:p>103.43</text:p>
          </table:table-cell>
          <table:table-cell office:value-type="float" office:value="103.02" calcext:value-type="float">
            <text:p>103.02</text:p>
          </table:table-cell>
          <table:table-cell office:value-type="float" office:value="102.82" calcext:value-type="float">
            <text:p>102.82</text:p>
          </table:table-cell>
          <table:table-cell office:value-type="float" office:value="102.61" calcext:value-type="float">
            <text:p>102.61</text:p>
          </table:table-cell>
          <table:table-cell office:value-type="float" office:value="103.4" calcext:value-type="float">
            <text:p>103.4</text:p>
          </table:table-cell>
          <table:table-cell office:value-type="float" office:value="102.07" calcext:value-type="float">
            <text:p>102.07</text:p>
          </table:table-cell>
          <table:table-cell office:value-type="float" office:value="101.27" calcext:value-type="float">
            <text:p>101.27</text:p>
          </table:table-cell>
          <table:table-cell office:value-type="float" office:value="102.72" calcext:value-type="float">
            <text:p>102.72</text:p>
          </table:table-cell>
          <table:table-cell office:value-type="float" office:value="102.73" calcext:value-type="float">
            <text:p>102.73</text:p>
          </table:table-cell>
          <table:table-cell office:value-type="float" office:value="104.69" calcext:value-type="float">
            <text:p>104.69</text:p>
          </table:table-cell>
          <table:table-cell office:value-type="float" office:value="110.29" calcext:value-type="float">
            <text:p>110.29</text:p>
          </table:table-cell>
          <table:table-cell office:value-type="float" office:value="101.85" calcext:value-type="float">
            <text:p>101.85</text:p>
          </table:table-cell>
          <table:table-cell office:value-type="float" office:value="101.48" calcext:value-type="float">
            <text:p>101.48</text:p>
          </table:table-cell>
          <table:table-cell office:value-type="float" office:value="104.3" calcext:value-type="float">
            <text:p>104.3</text:p>
          </table:table-cell>
          <table:table-cell office:value-type="float" office:value="104.12" calcext:value-type="float">
            <text:p>104.12</text:p>
          </table:table-cell>
          <table:table-cell office:value-type="float" office:value="102.32" calcext:value-type="float">
            <text:p>102.32</text:p>
          </table:table-cell>
          <table:table-cell office:value-type="float" office:value="123.92" calcext:value-type="float">
            <text:p>123.92</text:p>
          </table:table-cell>
          <table:table-cell office:value-type="float" office:value="104.01" calcext:value-type="float">
            <text:p>104.01</text:p>
          </table:table-cell>
          <table:table-cell office:value-type="float" office:value="102.14" calcext:value-type="float">
            <text:p>102.14</text:p>
          </table:table-cell>
          <table:table-cell/>
        </table:table-row>
        <table:table-row table:style-name="ro1">
          <table:table-cell office:value-type="time" office:time-value="PT20H00M00S" calcext:value-type="time">
            <text:p>20:00</text:p>
          </table:table-cell>
          <table:table-cell table:style-name="ce2" table:formula="of:=AVERAGE([.D22:.AG22])" office:value-type="float" office:value="109.875" calcext:value-type="float">
            <text:p>109.88</text:p>
          </table:table-cell>
          <table:table-cell table:style-name="ce2" table:formula="of:=STDEV([.D22:.AG22])" office:value-type="float" office:value="1.38477870757949" calcext:value-type="float">
            <text:p>1.38</text:p>
          </table:table-cell>
          <table:table-cell office:value-type="float" office:value="110.78" calcext:value-type="float">
            <text:p>110.78</text:p>
          </table:table-cell>
          <table:table-cell office:value-type="float" office:value="110.41" calcext:value-type="float">
            <text:p>110.41</text:p>
          </table:table-cell>
          <table:table-cell office:value-type="float" office:value="110.54" calcext:value-type="float">
            <text:p>110.54</text:p>
          </table:table-cell>
          <table:table-cell office:value-type="float" office:value="107.85" calcext:value-type="float">
            <text:p>107.85</text:p>
          </table:table-cell>
          <table:table-cell office:value-type="float" office:value="107.34" calcext:value-type="float">
            <text:p>107.34</text:p>
          </table:table-cell>
          <table:table-cell office:value-type="float" office:value="109.53" calcext:value-type="float">
            <text:p>109.53</text:p>
          </table:table-cell>
          <table:table-cell office:value-type="float" office:value="110.29" calcext:value-type="float">
            <text:p>110.29</text:p>
          </table:table-cell>
          <table:table-cell office:value-type="float" office:value="109.91" calcext:value-type="float">
            <text:p>109.91</text:p>
          </table:table-cell>
          <table:table-cell office:value-type="float" office:value="111.69" calcext:value-type="float">
            <text:p>111.69</text:p>
          </table:table-cell>
          <table:table-cell office:value-type="float" office:value="109.67" calcext:value-type="float">
            <text:p>109.67</text:p>
          </table:table-cell>
          <table:table-cell office:value-type="float" office:value="109.71" calcext:value-type="float">
            <text:p>109.71</text:p>
          </table:table-cell>
          <table:table-cell office:value-type="float" office:value="110.21" calcext:value-type="float">
            <text:p>110.21</text:p>
          </table:table-cell>
          <table:table-cell office:value-type="float" office:value="111.54" calcext:value-type="float">
            <text:p>111.54</text:p>
          </table:table-cell>
          <table:table-cell office:value-type="float" office:value="109.48" calcext:value-type="float">
            <text:p>109.48</text:p>
          </table:table-cell>
          <table:table-cell office:value-type="float" office:value="108.55" calcext:value-type="float">
            <text:p>108.55</text:p>
          </table:table-cell>
          <table:table-cell office:value-type="float" office:value="107.68" calcext:value-type="float">
            <text:p>107.68</text:p>
          </table:table-cell>
          <table:table-cell office:value-type="float" office:value="109.21" calcext:value-type="float">
            <text:p>109.21</text:p>
          </table:table-cell>
          <table:table-cell office:value-type="float" office:value="108.84" calcext:value-type="float">
            <text:p>108.84</text:p>
          </table:table-cell>
          <table:table-cell office:value-type="float" office:value="106.77" calcext:value-type="float">
            <text:p>106.77</text:p>
          </table:table-cell>
          <table:table-cell office:value-type="float" office:value="111.45" calcext:value-type="float">
            <text:p>111.45</text:p>
          </table:table-cell>
          <table:table-cell office:value-type="float" office:value="111.4" calcext:value-type="float">
            <text:p>111.4</text:p>
          </table:table-cell>
          <table:table-cell office:value-type="float" office:value="111.67" calcext:value-type="float">
            <text:p>111.67</text:p>
          </table:table-cell>
          <table:table-cell office:value-type="float" office:value="111.14" calcext:value-type="float">
            <text:p>111.14</text:p>
          </table:table-cell>
          <table:table-cell office:value-type="float" office:value="109.04" calcext:value-type="float">
            <text:p>109.04</text:p>
          </table:table-cell>
          <table:table-cell office:value-type="float" office:value="108.27" calcext:value-type="float">
            <text:p>108.27</text:p>
          </table:table-cell>
          <table:table-cell office:value-type="float" office:value="110.74" calcext:value-type="float">
            <text:p>110.74</text:p>
          </table:table-cell>
          <table:table-cell office:value-type="float" office:value="111.95" calcext:value-type="float">
            <text:p>111.95</text:p>
          </table:table-cell>
          <table:table-cell office:value-type="float" office:value="110.93" calcext:value-type="float">
            <text:p>110.93</text:p>
          </table:table-cell>
          <table:table-cell office:value-type="float" office:value="109.69" calcext:value-type="float">
            <text:p>109.69</text:p>
          </table:table-cell>
          <table:table-cell office:value-type="float" office:value="109.97" calcext:value-type="float">
            <text:p>109.97</text:p>
          </table:table-cell>
          <table:table-cell/>
        </table:table-row>
        <table:table-row table:style-name="ro1">
          <table:table-cell office:value-type="time" office:time-value="PT21H00M00S" calcext:value-type="time">
            <text:p>21:00</text:p>
          </table:table-cell>
          <table:table-cell table:style-name="ce2" table:formula="of:=AVERAGE([.D23:.AG23])" office:value-type="float" office:value="99.445" calcext:value-type="float">
            <text:p>99.45</text:p>
          </table:table-cell>
          <table:table-cell table:style-name="ce2" table:formula="of:=STDEV([.D23:.AG23])" office:value-type="float" office:value="2.26762940169867" calcext:value-type="float">
            <text:p>2.27</text:p>
          </table:table-cell>
          <table:table-cell office:value-type="float" office:value="99.45" calcext:value-type="float">
            <text:p>99.45</text:p>
          </table:table-cell>
          <table:table-cell office:value-type="float" office:value="98.42" calcext:value-type="float">
            <text:p>98.42</text:p>
          </table:table-cell>
          <table:table-cell office:value-type="float" office:value="101.82" calcext:value-type="float">
            <text:p>101.82</text:p>
          </table:table-cell>
          <table:table-cell office:value-type="float" office:value="102.69" calcext:value-type="float">
            <text:p>102.69</text:p>
          </table:table-cell>
          <table:table-cell office:value-type="float" office:value="99.29" calcext:value-type="float">
            <text:p>99.29</text:p>
          </table:table-cell>
          <table:table-cell office:value-type="float" office:value="98.96" calcext:value-type="float">
            <text:p>98.96</text:p>
          </table:table-cell>
          <table:table-cell office:value-type="float" office:value="100.75" calcext:value-type="float">
            <text:p>100.75</text:p>
          </table:table-cell>
          <table:table-cell office:value-type="float" office:value="94.2" calcext:value-type="float">
            <text:p>94.20</text:p>
          </table:table-cell>
          <table:table-cell office:value-type="float" office:value="98.5" calcext:value-type="float">
            <text:p>98.50</text:p>
          </table:table-cell>
          <table:table-cell office:value-type="float" office:value="101.51" calcext:value-type="float">
            <text:p>101.51</text:p>
          </table:table-cell>
          <table:table-cell office:value-type="float" office:value="98.58" calcext:value-type="float">
            <text:p>98.58</text:p>
          </table:table-cell>
          <table:table-cell office:value-type="float" office:value="99.75" calcext:value-type="float">
            <text:p>99.75</text:p>
          </table:table-cell>
          <table:table-cell office:value-type="float" office:value="101.78" calcext:value-type="float">
            <text:p>101.78</text:p>
          </table:table-cell>
          <table:table-cell office:value-type="float" office:value="96.75" calcext:value-type="float">
            <text:p>96.75</text:p>
          </table:table-cell>
          <table:table-cell office:value-type="float" office:value="103.92" calcext:value-type="float">
            <text:p>103.92</text:p>
          </table:table-cell>
          <table:table-cell office:value-type="float" office:value="96.78" calcext:value-type="float">
            <text:p>96.78</text:p>
          </table:table-cell>
          <table:table-cell office:value-type="float" office:value="102.24" calcext:value-type="float">
            <text:p>102.24</text:p>
          </table:table-cell>
          <table:table-cell office:value-type="float" office:value="100.5" calcext:value-type="float">
            <text:p>100.5</text:p>
          </table:table-cell>
          <table:table-cell office:value-type="float" office:value="98.63" calcext:value-type="float">
            <text:p>98.63</text:p>
          </table:table-cell>
          <table:table-cell office:value-type="float" office:value="100.49" calcext:value-type="float">
            <text:p>100.49</text:p>
          </table:table-cell>
          <table:table-cell office:value-type="float" office:value="100.01" calcext:value-type="float">
            <text:p>100.01</text:p>
          </table:table-cell>
          <table:table-cell office:value-type="float" office:value="102.26" calcext:value-type="float">
            <text:p>102.26</text:p>
          </table:table-cell>
          <table:table-cell office:value-type="float" office:value="101.07" calcext:value-type="float">
            <text:p>101.07</text:p>
          </table:table-cell>
          <table:table-cell office:value-type="float" office:value="98.39" calcext:value-type="float">
            <text:p>98.39</text:p>
          </table:table-cell>
          <table:table-cell office:value-type="float" office:value="98.75" calcext:value-type="float">
            <text:p>98.75</text:p>
          </table:table-cell>
          <table:table-cell office:value-type="float" office:value="97.05" calcext:value-type="float">
            <text:p>97.05</text:p>
          </table:table-cell>
          <table:table-cell office:value-type="float" office:value="94.35" calcext:value-type="float">
            <text:p>94.35</text:p>
          </table:table-cell>
          <table:table-cell office:value-type="float" office:value="98.33" calcext:value-type="float">
            <text:p>98.33</text:p>
          </table:table-cell>
          <table:table-cell office:value-type="float" office:value="98.75" calcext:value-type="float">
            <text:p>98.75</text:p>
          </table:table-cell>
          <table:table-cell office:value-type="float" office:value="99.38" calcext:value-type="float">
            <text:p>99.38</text:p>
          </table:table-cell>
          <table:table-cell/>
        </table:table-row>
        <table:table-row table:style-name="ro1">
          <table:table-cell office:value-type="time" office:time-value="PT22H00M00S" calcext:value-type="time">
            <text:p>22:00</text:p>
          </table:table-cell>
          <table:table-cell table:style-name="ce2" table:formula="of:=AVERAGE([.D24:.AG24])" office:value-type="float" office:value="98.28" calcext:value-type="float">
            <text:p>98.28</text:p>
          </table:table-cell>
          <table:table-cell table:style-name="ce2" table:formula="of:=STDEV([.D24:.AG24])" office:value-type="float" office:value="2.17298935998792" calcext:value-type="float">
            <text:p>2.17</text:p>
          </table:table-cell>
          <table:table-cell office:value-type="float" office:value="98.37" calcext:value-type="float">
            <text:p>98.37</text:p>
          </table:table-cell>
          <table:table-cell office:value-type="float" office:value="96.02" calcext:value-type="float">
            <text:p>96.02</text:p>
          </table:table-cell>
          <table:table-cell office:value-type="float" office:value="100.18" calcext:value-type="float">
            <text:p>100.18</text:p>
          </table:table-cell>
          <table:table-cell office:value-type="float" office:value="99.03" calcext:value-type="float">
            <text:p>99.03</text:p>
          </table:table-cell>
          <table:table-cell office:value-type="float" office:value="97" calcext:value-type="float">
            <text:p>97.00</text:p>
          </table:table-cell>
          <table:table-cell office:value-type="float" office:value="97.35" calcext:value-type="float">
            <text:p>97.35</text:p>
          </table:table-cell>
          <table:table-cell office:value-type="float" office:value="98.88" calcext:value-type="float">
            <text:p>98.88</text:p>
          </table:table-cell>
          <table:table-cell office:value-type="float" office:value="97.85" calcext:value-type="float">
            <text:p>97.85</text:p>
          </table:table-cell>
          <table:table-cell office:value-type="float" office:value="98.08" calcext:value-type="float">
            <text:p>98.08</text:p>
          </table:table-cell>
          <table:table-cell office:value-type="float" office:value="98.95" calcext:value-type="float">
            <text:p>98.95</text:p>
          </table:table-cell>
          <table:table-cell office:value-type="float" office:value="96.46" calcext:value-type="float">
            <text:p>96.46</text:p>
          </table:table-cell>
          <table:table-cell office:value-type="float" office:value="100.92" calcext:value-type="float">
            <text:p>100.92</text:p>
          </table:table-cell>
          <table:table-cell office:value-type="float" office:value="99.77" calcext:value-type="float">
            <text:p>99.77</text:p>
          </table:table-cell>
          <table:table-cell office:value-type="float" office:value="96.73" calcext:value-type="float">
            <text:p>96.73</text:p>
          </table:table-cell>
          <table:table-cell office:value-type="float" office:value="101.18" calcext:value-type="float">
            <text:p>101.18</text:p>
          </table:table-cell>
          <table:table-cell office:value-type="float" office:value="95.94" calcext:value-type="float">
            <text:p>95.94</text:p>
          </table:table-cell>
          <table:table-cell office:value-type="float" office:value="101.06" calcext:value-type="float">
            <text:p>101.06</text:p>
          </table:table-cell>
          <table:table-cell office:value-type="float" office:value="100.92" calcext:value-type="float">
            <text:p>100.92</text:p>
          </table:table-cell>
          <table:table-cell office:value-type="float" office:value="100.55" calcext:value-type="float">
            <text:p>100.55</text:p>
          </table:table-cell>
          <table:table-cell office:value-type="float" office:value="100.91" calcext:value-type="float">
            <text:p>100.91</text:p>
          </table:table-cell>
          <table:table-cell office:value-type="float" office:value="98.84" calcext:value-type="float">
            <text:p>98.84</text:p>
          </table:table-cell>
          <table:table-cell office:value-type="float" office:value="91.75" calcext:value-type="float">
            <text:p>91.75</text:p>
          </table:table-cell>
          <table:table-cell office:value-type="float" office:value="99.5" calcext:value-type="float">
            <text:p>99.5</text:p>
          </table:table-cell>
          <table:table-cell office:value-type="float" office:value="94.52" calcext:value-type="float">
            <text:p>94.52</text:p>
          </table:table-cell>
          <table:table-cell office:value-type="float" office:value="98.33" calcext:value-type="float">
            <text:p>98.33</text:p>
          </table:table-cell>
          <table:table-cell office:value-type="float" office:value="96.8" calcext:value-type="float">
            <text:p>96.8</text:p>
          </table:table-cell>
          <table:table-cell office:value-type="float" office:value="98.72" calcext:value-type="float">
            <text:p>98.72</text:p>
          </table:table-cell>
          <table:table-cell office:value-type="float" office:value="96.15" calcext:value-type="float">
            <text:p>96.15</text:p>
          </table:table-cell>
          <table:table-cell office:value-type="float" office:value="99.93" calcext:value-type="float">
            <text:p>99.93</text:p>
          </table:table-cell>
          <table:table-cell office:value-type="float" office:value="97.71" calcext:value-type="float">
            <text:p>97.71</text:p>
          </table:table-cell>
          <table:table-cell/>
        </table:table-row>
        <table:table-row table:style-name="ro1">
          <table:table-cell office:value-type="time" office:time-value="PT23H00M00S" calcext:value-type="time">
            <text:p>23:00</text:p>
          </table:table-cell>
          <table:table-cell table:style-name="ce2" table:formula="of:=AVERAGE([.D25:.AG25])" office:value-type="float" office:value="88.2763333333333" calcext:value-type="float">
            <text:p>88.28</text:p>
          </table:table-cell>
          <table:table-cell table:style-name="ce2" table:formula="of:=STDEV([.D25:.AG25])" office:value-type="float" office:value="1.89569836705383" calcext:value-type="float">
            <text:p>1.90</text:p>
          </table:table-cell>
          <table:table-cell office:value-type="float" office:value="89.08" calcext:value-type="float">
            <text:p>89.08</text:p>
          </table:table-cell>
          <table:table-cell office:value-type="float" office:value="88.22" calcext:value-type="float">
            <text:p>88.22</text:p>
          </table:table-cell>
          <table:table-cell office:value-type="float" office:value="87.32" calcext:value-type="float">
            <text:p>87.32</text:p>
          </table:table-cell>
          <table:table-cell office:value-type="float" office:value="88.68" calcext:value-type="float">
            <text:p>88.68</text:p>
          </table:table-cell>
          <table:table-cell office:value-type="float" office:value="91.62" calcext:value-type="float">
            <text:p>91.62</text:p>
          </table:table-cell>
          <table:table-cell office:value-type="float" office:value="85.71" calcext:value-type="float">
            <text:p>85.71</text:p>
          </table:table-cell>
          <table:table-cell office:value-type="float" office:value="87.69" calcext:value-type="float">
            <text:p>87.69</text:p>
          </table:table-cell>
          <table:table-cell office:value-type="float" office:value="88.53" calcext:value-type="float">
            <text:p>88.53</text:p>
          </table:table-cell>
          <table:table-cell office:value-type="float" office:value="86.73" calcext:value-type="float">
            <text:p>86.73</text:p>
          </table:table-cell>
          <table:table-cell office:value-type="float" office:value="93.96" calcext:value-type="float">
            <text:p>93.96</text:p>
          </table:table-cell>
          <table:table-cell office:value-type="float" office:value="89.74" calcext:value-type="float">
            <text:p>89.74</text:p>
          </table:table-cell>
          <table:table-cell office:value-type="float" office:value="85.25" calcext:value-type="float">
            <text:p>85.25</text:p>
          </table:table-cell>
          <table:table-cell office:value-type="float" office:value="87.35" calcext:value-type="float">
            <text:p>87.35</text:p>
          </table:table-cell>
          <table:table-cell office:value-type="float" office:value="87.36" calcext:value-type="float">
            <text:p>87.36</text:p>
          </table:table-cell>
          <table:table-cell office:value-type="float" office:value="87.74" calcext:value-type="float">
            <text:p>87.74</text:p>
          </table:table-cell>
          <table:table-cell office:value-type="float" office:value="86.58" calcext:value-type="float">
            <text:p>86.58</text:p>
          </table:table-cell>
          <table:table-cell office:value-type="float" office:value="88.77" calcext:value-type="float">
            <text:p>88.77</text:p>
          </table:table-cell>
          <table:table-cell office:value-type="float" office:value="89.38" calcext:value-type="float">
            <text:p>89.38</text:p>
          </table:table-cell>
          <table:table-cell office:value-type="float" office:value="90.83" calcext:value-type="float">
            <text:p>90.83</text:p>
          </table:table-cell>
          <table:table-cell office:value-type="float" office:value="87.38" calcext:value-type="float">
            <text:p>87.38</text:p>
          </table:table-cell>
          <table:table-cell office:value-type="float" office:value="89.67" calcext:value-type="float">
            <text:p>89.67</text:p>
          </table:table-cell>
          <table:table-cell office:value-type="float" office:value="87.26" calcext:value-type="float">
            <text:p>87.26</text:p>
          </table:table-cell>
          <table:table-cell office:value-type="float" office:value="86.82" calcext:value-type="float">
            <text:p>86.82</text:p>
          </table:table-cell>
          <table:table-cell office:value-type="float" office:value="86.23" calcext:value-type="float">
            <text:p>86.23</text:p>
          </table:table-cell>
          <table:table-cell office:value-type="float" office:value="90.31" calcext:value-type="float">
            <text:p>90.31</text:p>
          </table:table-cell>
          <table:table-cell office:value-type="float" office:value="89.53" calcext:value-type="float">
            <text:p>89.53</text:p>
          </table:table-cell>
          <table:table-cell office:value-type="float" office:value="88.99" calcext:value-type="float">
            <text:p>88.99</text:p>
          </table:table-cell>
          <table:table-cell office:value-type="float" office:value="86.2" calcext:value-type="float">
            <text:p>86.2</text:p>
          </table:table-cell>
          <table:table-cell office:value-type="float" office:value="89.12" calcext:value-type="float">
            <text:p>89.12</text:p>
          </table:table-cell>
          <table:table-cell office:value-type="float" office:value="86.24" calcext:value-type="float">
            <text:p>86.24</text:p>
          </table:table-cell>
          <table:table-cell/>
        </table:table-row>
        <table:table-row table:style-name="ro1" table:number-rows-repeated="71">
          <table:table-cell/>
          <table:table-cell table:style-name="ce2" table:number-columns-repeated="2"/>
          <table:table-cell table:number-columns-repeated="31"/>
        </table:table-row>
        <table:table-row table:style-name="ro1" table:number-rows-repeated="1048479">
          <table:table-cell table:number-columns-repeated="34"/>
        </table:table-row>
        <table:table-row table:style-name="ro1">
          <table:table-cell table:number-columns-repeated="34"/>
        </table:table-row>
      </table:table>
      <table:table table:name="10p_scenario2_max" table:style-name="ta1">
        <table:table-column table:style-name="co1" table:default-cell-style-name="ce1"/>
        <table:table-column table:style-name="co1" table:number-columns-repeated="2" table:default-cell-style-name="Default"/>
        <table:table-column table:style-name="co2" table:number-columns-repeated="10" table:default-cell-style-name="ce3"/>
        <table:table-column table:style-name="co2" table:number-columns-repeated="20" table:default-cell-style-name="ce4"/>
        <table:table-column table:style-name="co3" table:default-cell-style-name="Default"/>
        <table:table-row table:style-name="ro1">
          <table:table-cell/>
          <table:table-cell office:value-type="string" calcext:value-type="string">
            <text:p>Moyenne</text:p>
          </table:table-cell>
          <table:table-cell office:value-type="string" calcext:value-type="string">
            <text:p>Ecart-type</text:p>
          </table:table-cell>
          <table:table-cell table:number-columns-repeated="31"/>
        </table:table-row>
        <table:table-row table:style-name="ro1">
          <table:table-cell office:value-type="time" office:time-value="PT00H00M00S" calcext:value-type="time">
            <text:p>00:00</text:p>
          </table:table-cell>
          <table:table-cell table:style-name="ce2" table:formula="of:=AVERAGE([.D2:.AG2])" office:value-type="float" office:value="99.0503333333333" calcext:value-type="float">
            <text:p>99.05</text:p>
          </table:table-cell>
          <table:table-cell table:style-name="ce2" table:formula="of:=STDEV([.D2:.AG2])" office:value-type="float" office:value="4.06086068958661" calcext:value-type="float">
            <text:p>4.06</text:p>
          </table:table-cell>
          <table:table-cell office:value-type="float" office:value="97.67" calcext:value-type="float">
            <text:p>97.67</text:p>
          </table:table-cell>
          <table:table-cell office:value-type="float" office:value="102.75" calcext:value-type="float">
            <text:p>102.75</text:p>
          </table:table-cell>
          <table:table-cell office:value-type="float" office:value="97.37" calcext:value-type="float">
            <text:p>97.37</text:p>
          </table:table-cell>
          <table:table-cell office:value-type="float" office:value="97.9" calcext:value-type="float">
            <text:p>97.90</text:p>
          </table:table-cell>
          <table:table-cell office:value-type="float" office:value="97.2" calcext:value-type="float">
            <text:p>97.20</text:p>
          </table:table-cell>
          <table:table-cell office:value-type="float" office:value="104.66" calcext:value-type="float">
            <text:p>104.66</text:p>
          </table:table-cell>
          <table:table-cell office:value-type="float" office:value="99.8" calcext:value-type="float">
            <text:p>99.80</text:p>
          </table:table-cell>
          <table:table-cell office:value-type="float" office:value="92.34" calcext:value-type="float">
            <text:p>92.34</text:p>
          </table:table-cell>
          <table:table-cell office:value-type="float" office:value="96.32" calcext:value-type="float">
            <text:p>96.32</text:p>
          </table:table-cell>
          <table:table-cell office:value-type="float" office:value="107.71" calcext:value-type="float">
            <text:p>107.71</text:p>
          </table:table-cell>
          <table:table-cell office:value-type="float" office:value="101.99" calcext:value-type="float">
            <text:p>101.99</text:p>
          </table:table-cell>
          <table:table-cell office:value-type="float" office:value="101.19" calcext:value-type="float">
            <text:p>101.19</text:p>
          </table:table-cell>
          <table:table-cell office:value-type="float" office:value="100.61" calcext:value-type="float">
            <text:p>100.61</text:p>
          </table:table-cell>
          <table:table-cell office:value-type="float" office:value="91.91" calcext:value-type="float">
            <text:p>91.91</text:p>
          </table:table-cell>
          <table:table-cell office:value-type="float" office:value="98.07" calcext:value-type="float">
            <text:p>98.07</text:p>
          </table:table-cell>
          <table:table-cell office:value-type="float" office:value="100.91" calcext:value-type="float">
            <text:p>100.91</text:p>
          </table:table-cell>
          <table:table-cell office:value-type="float" office:value="99.66" calcext:value-type="float">
            <text:p>99.66</text:p>
          </table:table-cell>
          <table:table-cell office:value-type="float" office:value="102.6" calcext:value-type="float">
            <text:p>102.6</text:p>
          </table:table-cell>
          <table:table-cell office:value-type="float" office:value="98.86" calcext:value-type="float">
            <text:p>98.86</text:p>
          </table:table-cell>
          <table:table-cell office:value-type="float" office:value="104.49" calcext:value-type="float">
            <text:p>104.49</text:p>
          </table:table-cell>
          <table:table-cell office:value-type="float" office:value="97.31" calcext:value-type="float">
            <text:p>97.31</text:p>
          </table:table-cell>
          <table:table-cell office:value-type="float" office:value="93.41" calcext:value-type="float">
            <text:p>93.41</text:p>
          </table:table-cell>
          <table:table-cell office:value-type="float" office:value="92.9" calcext:value-type="float">
            <text:p>92.9</text:p>
          </table:table-cell>
          <table:table-cell office:value-type="float" office:value="101.93" calcext:value-type="float">
            <text:p>101.93</text:p>
          </table:table-cell>
          <table:table-cell office:value-type="float" office:value="101.06" calcext:value-type="float">
            <text:p>101.06</text:p>
          </table:table-cell>
          <table:table-cell office:value-type="float" office:value="97.79" calcext:value-type="float">
            <text:p>97.79</text:p>
          </table:table-cell>
          <table:table-cell office:value-type="float" office:value="100.97" calcext:value-type="float">
            <text:p>100.97</text:p>
          </table:table-cell>
          <table:table-cell office:value-type="float" office:value="104.73" calcext:value-type="float">
            <text:p>104.73</text:p>
          </table:table-cell>
          <table:table-cell office:value-type="float" office:value="94.73" calcext:value-type="float">
            <text:p>94.73</text:p>
          </table:table-cell>
          <table:table-cell office:value-type="float" office:value="92.67" calcext:value-type="float">
            <text:p>92.67</text:p>
          </table:table-cell>
          <table:table-cell/>
        </table:table-row>
        <table:table-row table:style-name="ro1">
          <table:table-cell office:value-type="time" office:time-value="PT01H00M00S" calcext:value-type="time">
            <text:p>01:00</text:p>
          </table:table-cell>
          <table:table-cell table:style-name="ce2" table:formula="of:=AVERAGE([.D3:.AG3])" office:value-type="float" office:value="97.6423333333333" calcext:value-type="float">
            <text:p>97.64</text:p>
          </table:table-cell>
          <table:table-cell table:style-name="ce2" table:formula="of:=STDEV([.D3:.AG3])" office:value-type="float" office:value="4.64377127012038" calcext:value-type="float">
            <text:p>4.64</text:p>
          </table:table-cell>
          <table:table-cell office:value-type="float" office:value="95.35" calcext:value-type="float">
            <text:p>95.35</text:p>
          </table:table-cell>
          <table:table-cell office:value-type="float" office:value="101.25" calcext:value-type="float">
            <text:p>101.25</text:p>
          </table:table-cell>
          <table:table-cell office:value-type="float" office:value="106.39" calcext:value-type="float">
            <text:p>106.39</text:p>
          </table:table-cell>
          <table:table-cell office:value-type="float" office:value="89.08" calcext:value-type="float">
            <text:p>89.08</text:p>
          </table:table-cell>
          <table:table-cell office:value-type="float" office:value="92.84" calcext:value-type="float">
            <text:p>92.84</text:p>
          </table:table-cell>
          <table:table-cell office:value-type="float" office:value="96.87" calcext:value-type="float">
            <text:p>96.87</text:p>
          </table:table-cell>
          <table:table-cell office:value-type="float" office:value="102.37" calcext:value-type="float">
            <text:p>102.37</text:p>
          </table:table-cell>
          <table:table-cell office:value-type="float" office:value="99.71" calcext:value-type="float">
            <text:p>99.71</text:p>
          </table:table-cell>
          <table:table-cell office:value-type="float" office:value="100.25" calcext:value-type="float">
            <text:p>100.25</text:p>
          </table:table-cell>
          <table:table-cell office:value-type="float" office:value="98.07" calcext:value-type="float">
            <text:p>98.07</text:p>
          </table:table-cell>
          <table:table-cell office:value-type="float" office:value="92.59" calcext:value-type="float">
            <text:p>92.59</text:p>
          </table:table-cell>
          <table:table-cell office:value-type="float" office:value="106.79" calcext:value-type="float">
            <text:p>106.79</text:p>
          </table:table-cell>
          <table:table-cell office:value-type="float" office:value="97.04" calcext:value-type="float">
            <text:p>97.04</text:p>
          </table:table-cell>
          <table:table-cell office:value-type="float" office:value="95.64" calcext:value-type="float">
            <text:p>95.64</text:p>
          </table:table-cell>
          <table:table-cell office:value-type="float" office:value="97.61" calcext:value-type="float">
            <text:p>97.61</text:p>
          </table:table-cell>
          <table:table-cell office:value-type="float" office:value="91.91" calcext:value-type="float">
            <text:p>91.91</text:p>
          </table:table-cell>
          <table:table-cell office:value-type="float" office:value="93.98" calcext:value-type="float">
            <text:p>93.98</text:p>
          </table:table-cell>
          <table:table-cell office:value-type="float" office:value="100.62" calcext:value-type="float">
            <text:p>100.62</text:p>
          </table:table-cell>
          <table:table-cell office:value-type="float" office:value="100.31" calcext:value-type="float">
            <text:p>100.31</text:p>
          </table:table-cell>
          <table:table-cell office:value-type="float" office:value="99.63" calcext:value-type="float">
            <text:p>99.63</text:p>
          </table:table-cell>
          <table:table-cell office:value-type="float" office:value="86.8" calcext:value-type="float">
            <text:p>86.8</text:p>
          </table:table-cell>
          <table:table-cell office:value-type="float" office:value="101.44" calcext:value-type="float">
            <text:p>101.44</text:p>
          </table:table-cell>
          <table:table-cell office:value-type="float" office:value="93.57" calcext:value-type="float">
            <text:p>93.57</text:p>
          </table:table-cell>
          <table:table-cell office:value-type="float" office:value="103.42" calcext:value-type="float">
            <text:p>103.42</text:p>
          </table:table-cell>
          <table:table-cell office:value-type="float" office:value="101.18" calcext:value-type="float">
            <text:p>101.18</text:p>
          </table:table-cell>
          <table:table-cell office:value-type="float" office:value="96.49" calcext:value-type="float">
            <text:p>96.49</text:p>
          </table:table-cell>
          <table:table-cell office:value-type="float" office:value="100.41" calcext:value-type="float">
            <text:p>100.41</text:p>
          </table:table-cell>
          <table:table-cell office:value-type="float" office:value="97.27" calcext:value-type="float">
            <text:p>97.27</text:p>
          </table:table-cell>
          <table:table-cell office:value-type="float" office:value="96.72" calcext:value-type="float">
            <text:p>96.72</text:p>
          </table:table-cell>
          <table:table-cell office:value-type="float" office:value="93.67" calcext:value-type="float">
            <text:p>93.67</text:p>
          </table:table-cell>
          <table:table-cell/>
        </table:table-row>
        <table:table-row table:style-name="ro1">
          <table:table-cell office:value-type="time" office:time-value="PT02H00M00S" calcext:value-type="time">
            <text:p>02:00</text:p>
          </table:table-cell>
          <table:table-cell table:style-name="ce2" table:formula="of:=AVERAGE([.D4:.AG4])" office:value-type="float" office:value="97.1496666666667" calcext:value-type="float">
            <text:p>97.15</text:p>
          </table:table-cell>
          <table:table-cell table:style-name="ce2" table:formula="of:=STDEV([.D4:.AG4])" office:value-type="float" office:value="5.62171742278187" calcext:value-type="float">
            <text:p>5.62</text:p>
          </table:table-cell>
          <table:table-cell office:value-type="float" office:value="103.84" calcext:value-type="float">
            <text:p>103.84</text:p>
          </table:table-cell>
          <table:table-cell office:value-type="float" office:value="97.8" calcext:value-type="float">
            <text:p>97.80</text:p>
          </table:table-cell>
          <table:table-cell office:value-type="float" office:value="106.63" calcext:value-type="float">
            <text:p>106.63</text:p>
          </table:table-cell>
          <table:table-cell office:value-type="float" office:value="100.01" calcext:value-type="float">
            <text:p>100.01</text:p>
          </table:table-cell>
          <table:table-cell office:value-type="float" office:value="97.18" calcext:value-type="float">
            <text:p>97.18</text:p>
          </table:table-cell>
          <table:table-cell office:value-type="float" office:value="96.82" calcext:value-type="float">
            <text:p>96.82</text:p>
          </table:table-cell>
          <table:table-cell office:value-type="float" office:value="99.4" calcext:value-type="float">
            <text:p>99.40</text:p>
          </table:table-cell>
          <table:table-cell office:value-type="float" office:value="92.19" calcext:value-type="float">
            <text:p>92.19</text:p>
          </table:table-cell>
          <table:table-cell office:value-type="float" office:value="93.5" calcext:value-type="float">
            <text:p>93.50</text:p>
          </table:table-cell>
          <table:table-cell office:value-type="float" office:value="91.97" calcext:value-type="float">
            <text:p>91.97</text:p>
          </table:table-cell>
          <table:table-cell office:value-type="float" office:value="93.53" calcext:value-type="float">
            <text:p>93.53</text:p>
          </table:table-cell>
          <table:table-cell office:value-type="float" office:value="85.44" calcext:value-type="float">
            <text:p>85.44</text:p>
          </table:table-cell>
          <table:table-cell office:value-type="float" office:value="101.05" calcext:value-type="float">
            <text:p>101.05</text:p>
          </table:table-cell>
          <table:table-cell office:value-type="float" office:value="103.42" calcext:value-type="float">
            <text:p>103.42</text:p>
          </table:table-cell>
          <table:table-cell office:value-type="float" office:value="99.07" calcext:value-type="float">
            <text:p>99.07</text:p>
          </table:table-cell>
          <table:table-cell office:value-type="float" office:value="88.95" calcext:value-type="float">
            <text:p>88.95</text:p>
          </table:table-cell>
          <table:table-cell office:value-type="float" office:value="89.17" calcext:value-type="float">
            <text:p>89.17</text:p>
          </table:table-cell>
          <table:table-cell office:value-type="float" office:value="99.9" calcext:value-type="float">
            <text:p>99.9</text:p>
          </table:table-cell>
          <table:table-cell office:value-type="float" office:value="98.43" calcext:value-type="float">
            <text:p>98.43</text:p>
          </table:table-cell>
          <table:table-cell office:value-type="float" office:value="95.91" calcext:value-type="float">
            <text:p>95.91</text:p>
          </table:table-cell>
          <table:table-cell office:value-type="float" office:value="106.62" calcext:value-type="float">
            <text:p>106.62</text:p>
          </table:table-cell>
          <table:table-cell office:value-type="float" office:value="95.83" calcext:value-type="float">
            <text:p>95.83</text:p>
          </table:table-cell>
          <table:table-cell office:value-type="float" office:value="94.95" calcext:value-type="float">
            <text:p>94.95</text:p>
          </table:table-cell>
          <table:table-cell office:value-type="float" office:value="103.22" calcext:value-type="float">
            <text:p>103.22</text:p>
          </table:table-cell>
          <table:table-cell office:value-type="float" office:value="107.16" calcext:value-type="float">
            <text:p>107.16</text:p>
          </table:table-cell>
          <table:table-cell office:value-type="float" office:value="90.61" calcext:value-type="float">
            <text:p>90.61</text:p>
          </table:table-cell>
          <table:table-cell office:value-type="float" office:value="95.45" calcext:value-type="float">
            <text:p>95.45</text:p>
          </table:table-cell>
          <table:table-cell office:value-type="float" office:value="89.8" calcext:value-type="float">
            <text:p>89.8</text:p>
          </table:table-cell>
          <table:table-cell office:value-type="float" office:value="101.28" calcext:value-type="float">
            <text:p>101.28</text:p>
          </table:table-cell>
          <table:table-cell office:value-type="float" office:value="95.36" calcext:value-type="float">
            <text:p>95.36</text:p>
          </table:table-cell>
          <table:table-cell/>
        </table:table-row>
        <table:table-row table:style-name="ro1">
          <table:table-cell office:value-type="time" office:time-value="PT03H00M00S" calcext:value-type="time">
            <text:p>03:00</text:p>
          </table:table-cell>
          <table:table-cell table:style-name="ce2" table:formula="of:=AVERAGE([.D5:.AG5])" office:value-type="float" office:value="100.189333333333" calcext:value-type="float">
            <text:p>100.19</text:p>
          </table:table-cell>
          <table:table-cell table:style-name="ce2" table:formula="of:=STDEV([.D5:.AG5])" office:value-type="float" office:value="4.05281165351298" calcext:value-type="float">
            <text:p>4.05</text:p>
          </table:table-cell>
          <table:table-cell office:value-type="float" office:value="105.28" calcext:value-type="float">
            <text:p>105.28</text:p>
          </table:table-cell>
          <table:table-cell office:value-type="float" office:value="97.83" calcext:value-type="float">
            <text:p>97.83</text:p>
          </table:table-cell>
          <table:table-cell office:value-type="float" office:value="101.37" calcext:value-type="float">
            <text:p>101.37</text:p>
          </table:table-cell>
          <table:table-cell office:value-type="float" office:value="102.56" calcext:value-type="float">
            <text:p>102.56</text:p>
          </table:table-cell>
          <table:table-cell office:value-type="float" office:value="94.19" calcext:value-type="float">
            <text:p>94.19</text:p>
          </table:table-cell>
          <table:table-cell office:value-type="float" office:value="103.26" calcext:value-type="float">
            <text:p>103.26</text:p>
          </table:table-cell>
          <table:table-cell office:value-type="float" office:value="99.53" calcext:value-type="float">
            <text:p>99.53</text:p>
          </table:table-cell>
          <table:table-cell office:value-type="float" office:value="91.35" calcext:value-type="float">
            <text:p>91.35</text:p>
          </table:table-cell>
          <table:table-cell office:value-type="float" office:value="100.83" calcext:value-type="float">
            <text:p>100.83</text:p>
          </table:table-cell>
          <table:table-cell office:value-type="float" office:value="94.26" calcext:value-type="float">
            <text:p>94.26</text:p>
          </table:table-cell>
          <table:table-cell office:value-type="float" office:value="102.23" calcext:value-type="float">
            <text:p>102.23</text:p>
          </table:table-cell>
          <table:table-cell office:value-type="float" office:value="100.82" calcext:value-type="float">
            <text:p>100.82</text:p>
          </table:table-cell>
          <table:table-cell office:value-type="float" office:value="98.62" calcext:value-type="float">
            <text:p>98.62</text:p>
          </table:table-cell>
          <table:table-cell office:value-type="float" office:value="102.56" calcext:value-type="float">
            <text:p>102.56</text:p>
          </table:table-cell>
          <table:table-cell office:value-type="float" office:value="95.8" calcext:value-type="float">
            <text:p>95.8</text:p>
          </table:table-cell>
          <table:table-cell office:value-type="float" office:value="99.07" calcext:value-type="float">
            <text:p>99.07</text:p>
          </table:table-cell>
          <table:table-cell office:value-type="float" office:value="100.42" calcext:value-type="float">
            <text:p>100.42</text:p>
          </table:table-cell>
          <table:table-cell office:value-type="float" office:value="105.58" calcext:value-type="float">
            <text:p>105.58</text:p>
          </table:table-cell>
          <table:table-cell office:value-type="float" office:value="98.81" calcext:value-type="float">
            <text:p>98.81</text:p>
          </table:table-cell>
          <table:table-cell office:value-type="float" office:value="102.34" calcext:value-type="float">
            <text:p>102.34</text:p>
          </table:table-cell>
          <table:table-cell office:value-type="float" office:value="103.97" calcext:value-type="float">
            <text:p>103.97</text:p>
          </table:table-cell>
          <table:table-cell office:value-type="float" office:value="93.52" calcext:value-type="float">
            <text:p>93.52</text:p>
          </table:table-cell>
          <table:table-cell office:value-type="float" office:value="108.04" calcext:value-type="float">
            <text:p>108.04</text:p>
          </table:table-cell>
          <table:table-cell office:value-type="float" office:value="95.3" calcext:value-type="float">
            <text:p>95.3</text:p>
          </table:table-cell>
          <table:table-cell office:value-type="float" office:value="99.37" calcext:value-type="float">
            <text:p>99.37</text:p>
          </table:table-cell>
          <table:table-cell office:value-type="float" office:value="96.73" calcext:value-type="float">
            <text:p>96.73</text:p>
          </table:table-cell>
          <table:table-cell office:value-type="float" office:value="103.89" calcext:value-type="float">
            <text:p>103.89</text:p>
          </table:table-cell>
          <table:table-cell office:value-type="float" office:value="99.11" calcext:value-type="float">
            <text:p>99.11</text:p>
          </table:table-cell>
          <table:table-cell office:value-type="float" office:value="104.24" calcext:value-type="float">
            <text:p>104.24</text:p>
          </table:table-cell>
          <table:table-cell office:value-type="float" office:value="104.8" calcext:value-type="float">
            <text:p>104.8</text:p>
          </table:table-cell>
          <table:table-cell/>
        </table:table-row>
        <table:table-row table:style-name="ro1">
          <table:table-cell office:value-type="time" office:time-value="PT04H00M00S" calcext:value-type="time">
            <text:p>04:00</text:p>
          </table:table-cell>
          <table:table-cell table:style-name="ce2" table:formula="of:=AVERAGE([.D6:.AG6])" office:value-type="float" office:value="118.056333333333" calcext:value-type="float">
            <text:p>118.06</text:p>
          </table:table-cell>
          <table:table-cell table:style-name="ce2" table:formula="of:=STDEV([.D6:.AG6])" office:value-type="float" office:value="3.76182776864113" calcext:value-type="float">
            <text:p>3.76</text:p>
          </table:table-cell>
          <table:table-cell office:value-type="float" office:value="114.45" calcext:value-type="float">
            <text:p>114.45</text:p>
          </table:table-cell>
          <table:table-cell office:value-type="float" office:value="123.57" calcext:value-type="float">
            <text:p>123.57</text:p>
          </table:table-cell>
          <table:table-cell office:value-type="float" office:value="114.89" calcext:value-type="float">
            <text:p>114.89</text:p>
          </table:table-cell>
          <table:table-cell office:value-type="float" office:value="121.03" calcext:value-type="float">
            <text:p>121.03</text:p>
          </table:table-cell>
          <table:table-cell office:value-type="float" office:value="118.33" calcext:value-type="float">
            <text:p>118.33</text:p>
          </table:table-cell>
          <table:table-cell office:value-type="float" office:value="122.53" calcext:value-type="float">
            <text:p>122.53</text:p>
          </table:table-cell>
          <table:table-cell office:value-type="float" office:value="114.17" calcext:value-type="float">
            <text:p>114.17</text:p>
          </table:table-cell>
          <table:table-cell office:value-type="float" office:value="121.19" calcext:value-type="float">
            <text:p>121.19</text:p>
          </table:table-cell>
          <table:table-cell office:value-type="float" office:value="119.65" calcext:value-type="float">
            <text:p>119.65</text:p>
          </table:table-cell>
          <table:table-cell office:value-type="float" office:value="116.14" calcext:value-type="float">
            <text:p>116.14</text:p>
          </table:table-cell>
          <table:table-cell office:value-type="float" office:value="117.46" calcext:value-type="float">
            <text:p>117.46</text:p>
          </table:table-cell>
          <table:table-cell office:value-type="float" office:value="125.32" calcext:value-type="float">
            <text:p>125.32</text:p>
          </table:table-cell>
          <table:table-cell office:value-type="float" office:value="112.37" calcext:value-type="float">
            <text:p>112.37</text:p>
          </table:table-cell>
          <table:table-cell office:value-type="float" office:value="113.66" calcext:value-type="float">
            <text:p>113.66</text:p>
          </table:table-cell>
          <table:table-cell office:value-type="float" office:value="112.67" calcext:value-type="float">
            <text:p>112.67</text:p>
          </table:table-cell>
          <table:table-cell office:value-type="float" office:value="122.21" calcext:value-type="float">
            <text:p>122.21</text:p>
          </table:table-cell>
          <table:table-cell office:value-type="float" office:value="114.26" calcext:value-type="float">
            <text:p>114.26</text:p>
          </table:table-cell>
          <table:table-cell office:value-type="float" office:value="121.99" calcext:value-type="float">
            <text:p>121.99</text:p>
          </table:table-cell>
          <table:table-cell office:value-type="float" office:value="116.19" calcext:value-type="float">
            <text:p>116.19</text:p>
          </table:table-cell>
          <table:table-cell office:value-type="float" office:value="122.33" calcext:value-type="float">
            <text:p>122.33</text:p>
          </table:table-cell>
          <table:table-cell office:value-type="float" office:value="119.44" calcext:value-type="float">
            <text:p>119.44</text:p>
          </table:table-cell>
          <table:table-cell office:value-type="float" office:value="119.21" calcext:value-type="float">
            <text:p>119.21</text:p>
          </table:table-cell>
          <table:table-cell office:value-type="float" office:value="120.15" calcext:value-type="float">
            <text:p>120.15</text:p>
          </table:table-cell>
          <table:table-cell office:value-type="float" office:value="111.21" calcext:value-type="float">
            <text:p>111.21</text:p>
          </table:table-cell>
          <table:table-cell office:value-type="float" office:value="121.12" calcext:value-type="float">
            <text:p>121.12</text:p>
          </table:table-cell>
          <table:table-cell office:value-type="float" office:value="120.68" calcext:value-type="float">
            <text:p>120.68</text:p>
          </table:table-cell>
          <table:table-cell office:value-type="float" office:value="118.84" calcext:value-type="float">
            <text:p>118.84</text:p>
          </table:table-cell>
          <table:table-cell office:value-type="float" office:value="116.23" calcext:value-type="float">
            <text:p>116.23</text:p>
          </table:table-cell>
          <table:table-cell office:value-type="float" office:value="116.46" calcext:value-type="float">
            <text:p>116.46</text:p>
          </table:table-cell>
          <table:table-cell office:value-type="float" office:value="113.94" calcext:value-type="float">
            <text:p>113.94</text:p>
          </table:table-cell>
          <table:table-cell/>
        </table:table-row>
        <table:table-row table:style-name="ro1">
          <table:table-cell office:value-type="time" office:time-value="PT05H00M00S" calcext:value-type="time">
            <text:p>05:00</text:p>
          </table:table-cell>
          <table:table-cell table:style-name="ce2" table:formula="of:=AVERAGE([.D7:.AG7])" office:value-type="float" office:value="125.010333333333" calcext:value-type="float">
            <text:p>125.01</text:p>
          </table:table-cell>
          <table:table-cell table:style-name="ce2" table:formula="of:=STDEV([.D7:.AG7])" office:value-type="float" office:value="1.86166125911191" calcext:value-type="float">
            <text:p>1.86</text:p>
          </table:table-cell>
          <table:table-cell office:value-type="float" office:value="126.36" calcext:value-type="float">
            <text:p>126.36</text:p>
          </table:table-cell>
          <table:table-cell office:value-type="float" office:value="123.63" calcext:value-type="float">
            <text:p>123.63</text:p>
          </table:table-cell>
          <table:table-cell office:value-type="float" office:value="126.65" calcext:value-type="float">
            <text:p>126.65</text:p>
          </table:table-cell>
          <table:table-cell office:value-type="float" office:value="123.27" calcext:value-type="float">
            <text:p>123.27</text:p>
          </table:table-cell>
          <table:table-cell office:value-type="float" office:value="124.57" calcext:value-type="float">
            <text:p>124.57</text:p>
          </table:table-cell>
          <table:table-cell office:value-type="float" office:value="125.31" calcext:value-type="float">
            <text:p>125.31</text:p>
          </table:table-cell>
          <table:table-cell office:value-type="float" office:value="121.61" calcext:value-type="float">
            <text:p>121.61</text:p>
          </table:table-cell>
          <table:table-cell office:value-type="float" office:value="125.33" calcext:value-type="float">
            <text:p>125.33</text:p>
          </table:table-cell>
          <table:table-cell office:value-type="float" office:value="124.64" calcext:value-type="float">
            <text:p>124.64</text:p>
          </table:table-cell>
          <table:table-cell office:value-type="float" office:value="125.61" calcext:value-type="float">
            <text:p>125.61</text:p>
          </table:table-cell>
          <table:table-cell office:value-type="float" office:value="124.47" calcext:value-type="float">
            <text:p>124.47</text:p>
          </table:table-cell>
          <table:table-cell office:value-type="float" office:value="121.46" calcext:value-type="float">
            <text:p>121.46</text:p>
          </table:table-cell>
          <table:table-cell office:value-type="float" office:value="122.59" calcext:value-type="float">
            <text:p>122.59</text:p>
          </table:table-cell>
          <table:table-cell office:value-type="float" office:value="124.66" calcext:value-type="float">
            <text:p>124.66</text:p>
          </table:table-cell>
          <table:table-cell office:value-type="float" office:value="123.79" calcext:value-type="float">
            <text:p>123.79</text:p>
          </table:table-cell>
          <table:table-cell office:value-type="float" office:value="123.59" calcext:value-type="float">
            <text:p>123.59</text:p>
          </table:table-cell>
          <table:table-cell office:value-type="float" office:value="126.58" calcext:value-type="float">
            <text:p>126.58</text:p>
          </table:table-cell>
          <table:table-cell office:value-type="float" office:value="124.86" calcext:value-type="float">
            <text:p>124.86</text:p>
          </table:table-cell>
          <table:table-cell office:value-type="float" office:value="126.14" calcext:value-type="float">
            <text:p>126.14</text:p>
          </table:table-cell>
          <table:table-cell office:value-type="float" office:value="124.81" calcext:value-type="float">
            <text:p>124.81</text:p>
          </table:table-cell>
          <table:table-cell office:value-type="float" office:value="122.76" calcext:value-type="float">
            <text:p>122.76</text:p>
          </table:table-cell>
          <table:table-cell office:value-type="float" office:value="128.13" calcext:value-type="float">
            <text:p>128.13</text:p>
          </table:table-cell>
          <table:table-cell office:value-type="float" office:value="123.92" calcext:value-type="float">
            <text:p>123.92</text:p>
          </table:table-cell>
          <table:table-cell office:value-type="float" office:value="125.16" calcext:value-type="float">
            <text:p>125.16</text:p>
          </table:table-cell>
          <table:table-cell office:value-type="float" office:value="125.01" calcext:value-type="float">
            <text:p>125.01</text:p>
          </table:table-cell>
          <table:table-cell office:value-type="float" office:value="128.6" calcext:value-type="float">
            <text:p>128.6</text:p>
          </table:table-cell>
          <table:table-cell office:value-type="float" office:value="125.36" calcext:value-type="float">
            <text:p>125.36</text:p>
          </table:table-cell>
          <table:table-cell office:value-type="float" office:value="126.51" calcext:value-type="float">
            <text:p>126.51</text:p>
          </table:table-cell>
          <table:table-cell office:value-type="float" office:value="125.33" calcext:value-type="float">
            <text:p>125.33</text:p>
          </table:table-cell>
          <table:table-cell office:value-type="float" office:value="129.6" calcext:value-type="float">
            <text:p>129.6</text:p>
          </table:table-cell>
          <table:table-cell/>
        </table:table-row>
        <table:table-row table:style-name="ro1">
          <table:table-cell office:value-type="time" office:time-value="PT06H00M00S" calcext:value-type="time">
            <text:p>06:00</text:p>
          </table:table-cell>
          <table:table-cell table:style-name="ce2" table:formula="of:=AVERAGE([.D8:.AG8])" office:value-type="float" office:value="123.158" calcext:value-type="float">
            <text:p>123.16</text:p>
          </table:table-cell>
          <table:table-cell table:style-name="ce2" table:formula="of:=STDEV([.D8:.AG8])" office:value-type="float" office:value="1.48380312849715" calcext:value-type="float">
            <text:p>1.48</text:p>
          </table:table-cell>
          <table:table-cell office:value-type="float" office:value="120.67" calcext:value-type="float">
            <text:p>120.67</text:p>
          </table:table-cell>
          <table:table-cell office:value-type="float" office:value="124.18" calcext:value-type="float">
            <text:p>124.18</text:p>
          </table:table-cell>
          <table:table-cell office:value-type="float" office:value="122.19" calcext:value-type="float">
            <text:p>122.19</text:p>
          </table:table-cell>
          <table:table-cell office:value-type="float" office:value="123.83" calcext:value-type="float">
            <text:p>123.83</text:p>
          </table:table-cell>
          <table:table-cell office:value-type="float" office:value="124.06" calcext:value-type="float">
            <text:p>124.06</text:p>
          </table:table-cell>
          <table:table-cell office:value-type="float" office:value="125.11" calcext:value-type="float">
            <text:p>125.11</text:p>
          </table:table-cell>
          <table:table-cell office:value-type="float" office:value="123.44" calcext:value-type="float">
            <text:p>123.44</text:p>
          </table:table-cell>
          <table:table-cell office:value-type="float" office:value="125.07" calcext:value-type="float">
            <text:p>125.07</text:p>
          </table:table-cell>
          <table:table-cell office:value-type="float" office:value="123.99" calcext:value-type="float">
            <text:p>123.99</text:p>
          </table:table-cell>
          <table:table-cell office:value-type="float" office:value="123.48" calcext:value-type="float">
            <text:p>123.48</text:p>
          </table:table-cell>
          <table:table-cell office:value-type="float" office:value="122.3" calcext:value-type="float">
            <text:p>122.3</text:p>
          </table:table-cell>
          <table:table-cell office:value-type="float" office:value="122.73" calcext:value-type="float">
            <text:p>122.73</text:p>
          </table:table-cell>
          <table:table-cell office:value-type="float" office:value="123.76" calcext:value-type="float">
            <text:p>123.76</text:p>
          </table:table-cell>
          <table:table-cell office:value-type="float" office:value="122.39" calcext:value-type="float">
            <text:p>122.39</text:p>
          </table:table-cell>
          <table:table-cell office:value-type="float" office:value="119.24" calcext:value-type="float">
            <text:p>119.24</text:p>
          </table:table-cell>
          <table:table-cell office:value-type="float" office:value="124.39" calcext:value-type="float">
            <text:p>124.39</text:p>
          </table:table-cell>
          <table:table-cell office:value-type="float" office:value="124.74" calcext:value-type="float">
            <text:p>124.74</text:p>
          </table:table-cell>
          <table:table-cell office:value-type="float" office:value="124.98" calcext:value-type="float">
            <text:p>124.98</text:p>
          </table:table-cell>
          <table:table-cell office:value-type="float" office:value="120.45" calcext:value-type="float">
            <text:p>120.45</text:p>
          </table:table-cell>
          <table:table-cell office:value-type="float" office:value="125.49" calcext:value-type="float">
            <text:p>125.49</text:p>
          </table:table-cell>
          <table:table-cell office:value-type="float" office:value="122.59" calcext:value-type="float">
            <text:p>122.59</text:p>
          </table:table-cell>
          <table:table-cell office:value-type="float" office:value="121.53" calcext:value-type="float">
            <text:p>121.53</text:p>
          </table:table-cell>
          <table:table-cell office:value-type="float" office:value="122.88" calcext:value-type="float">
            <text:p>122.88</text:p>
          </table:table-cell>
          <table:table-cell office:value-type="float" office:value="122.03" calcext:value-type="float">
            <text:p>122.03</text:p>
          </table:table-cell>
          <table:table-cell office:value-type="float" office:value="123.08" calcext:value-type="float">
            <text:p>123.08</text:p>
          </table:table-cell>
          <table:table-cell office:value-type="float" office:value="124.2" calcext:value-type="float">
            <text:p>124.2</text:p>
          </table:table-cell>
          <table:table-cell office:value-type="float" office:value="123.65" calcext:value-type="float">
            <text:p>123.65</text:p>
          </table:table-cell>
          <table:table-cell office:value-type="float" office:value="124.07" calcext:value-type="float">
            <text:p>124.07</text:p>
          </table:table-cell>
          <table:table-cell office:value-type="float" office:value="121.95" calcext:value-type="float">
            <text:p>121.95</text:p>
          </table:table-cell>
          <table:table-cell office:value-type="float" office:value="122.27" calcext:value-type="float">
            <text:p>122.27</text:p>
          </table:table-cell>
          <table:table-cell/>
        </table:table-row>
        <table:table-row table:style-name="ro1">
          <table:table-cell office:value-type="time" office:time-value="PT07H00M00S" calcext:value-type="time">
            <text:p>07:00</text:p>
          </table:table-cell>
          <table:table-cell table:style-name="ce2" table:formula="of:=AVERAGE([.D9:.AG9])" office:value-type="float" office:value="275.207333333333" calcext:value-type="float">
            <text:p>275.21</text:p>
          </table:table-cell>
          <table:table-cell table:style-name="ce2" table:formula="of:=STDEV([.D9:.AG9])" office:value-type="float" office:value="33.3152416121835" calcext:value-type="float">
            <text:p>33.32</text:p>
          </table:table-cell>
          <table:table-cell office:value-type="float" office:value="318.26" calcext:value-type="float">
            <text:p>318.26</text:p>
          </table:table-cell>
          <table:table-cell office:value-type="float" office:value="280.13" calcext:value-type="float">
            <text:p>280.13</text:p>
          </table:table-cell>
          <table:table-cell office:value-type="float" office:value="271.98" calcext:value-type="float">
            <text:p>271.98</text:p>
          </table:table-cell>
          <table:table-cell office:value-type="float" office:value="252.36" calcext:value-type="float">
            <text:p>252.36</text:p>
          </table:table-cell>
          <table:table-cell office:value-type="float" office:value="282.54" calcext:value-type="float">
            <text:p>282.54</text:p>
          </table:table-cell>
          <table:table-cell office:value-type="float" office:value="291.92" calcext:value-type="float">
            <text:p>291.92</text:p>
          </table:table-cell>
          <table:table-cell office:value-type="float" office:value="298.46" calcext:value-type="float">
            <text:p>298.46</text:p>
          </table:table-cell>
          <table:table-cell office:value-type="float" office:value="262.31" calcext:value-type="float">
            <text:p>262.31</text:p>
          </table:table-cell>
          <table:table-cell office:value-type="float" office:value="275.15" calcext:value-type="float">
            <text:p>275.15</text:p>
          </table:table-cell>
          <table:table-cell office:value-type="float" office:value="251.72" calcext:value-type="float">
            <text:p>251.72</text:p>
          </table:table-cell>
          <table:table-cell office:value-type="float" office:value="239.32" calcext:value-type="float">
            <text:p>239.32</text:p>
          </table:table-cell>
          <table:table-cell office:value-type="float" office:value="253.76" calcext:value-type="float">
            <text:p>253.76</text:p>
          </table:table-cell>
          <table:table-cell office:value-type="float" office:value="276.66" calcext:value-type="float">
            <text:p>276.66</text:p>
          </table:table-cell>
          <table:table-cell office:value-type="float" office:value="238.21" calcext:value-type="float">
            <text:p>238.21</text:p>
          </table:table-cell>
          <table:table-cell office:value-type="float" office:value="243.03" calcext:value-type="float">
            <text:p>243.03</text:p>
          </table:table-cell>
          <table:table-cell office:value-type="float" office:value="268.21" calcext:value-type="float">
            <text:p>268.21</text:p>
          </table:table-cell>
          <table:table-cell office:value-type="float" office:value="272.06" calcext:value-type="float">
            <text:p>272.06</text:p>
          </table:table-cell>
          <table:table-cell office:value-type="float" office:value="274.17" calcext:value-type="float">
            <text:p>274.17</text:p>
          </table:table-cell>
          <table:table-cell office:value-type="float" office:value="284.11" calcext:value-type="float">
            <text:p>284.11</text:p>
          </table:table-cell>
          <table:table-cell office:value-type="float" office:value="254.2" calcext:value-type="float">
            <text:p>254.2</text:p>
          </table:table-cell>
          <table:table-cell office:value-type="float" office:value="264.79" calcext:value-type="float">
            <text:p>264.79</text:p>
          </table:table-cell>
          <table:table-cell office:value-type="float" office:value="300.07" calcext:value-type="float">
            <text:p>300.07</text:p>
          </table:table-cell>
          <table:table-cell office:value-type="float" office:value="258.66" calcext:value-type="float">
            <text:p>258.66</text:p>
          </table:table-cell>
          <table:table-cell office:value-type="float" office:value="253.88" calcext:value-type="float">
            <text:p>253.88</text:p>
          </table:table-cell>
          <table:table-cell office:value-type="float" office:value="285.36" calcext:value-type="float">
            <text:p>285.36</text:p>
          </table:table-cell>
          <table:table-cell office:value-type="float" office:value="247.6" calcext:value-type="float">
            <text:p>247.6</text:p>
          </table:table-cell>
          <table:table-cell office:value-type="float" office:value="225.92" calcext:value-type="float">
            <text:p>225.92</text:p>
          </table:table-cell>
          <table:table-cell office:value-type="float" office:value="295.13" calcext:value-type="float">
            <text:p>295.13</text:p>
          </table:table-cell>
          <table:table-cell office:value-type="float" office:value="390.89" calcext:value-type="float">
            <text:p>390.89</text:p>
          </table:table-cell>
          <table:table-cell office:value-type="float" office:value="345.36" calcext:value-type="float">
            <text:p>345.36</text:p>
          </table:table-cell>
          <table:table-cell/>
        </table:table-row>
        <table:table-row table:style-name="ro1">
          <table:table-cell office:value-type="time" office:time-value="PT08H00M00S" calcext:value-type="time">
            <text:p>08:00</text:p>
          </table:table-cell>
          <table:table-cell table:style-name="ce2" table:formula="of:=AVERAGE([.D10:.AG10])" office:value-type="float" office:value="764.369666666667" calcext:value-type="float">
            <text:p>764.37</text:p>
          </table:table-cell>
          <table:table-cell table:style-name="ce2" table:formula="of:=STDEV([.D10:.AG10])" office:value-type="float" office:value="66.6959560622492" calcext:value-type="float">
            <text:p>66.70</text:p>
          </table:table-cell>
          <table:table-cell office:value-type="float" office:value="686.76" calcext:value-type="float">
            <text:p>686.76</text:p>
          </table:table-cell>
          <table:table-cell office:value-type="float" office:value="799.52" calcext:value-type="float">
            <text:p>799.52</text:p>
          </table:table-cell>
          <table:table-cell office:value-type="float" office:value="774.77" calcext:value-type="float">
            <text:p>774.77</text:p>
          </table:table-cell>
          <table:table-cell office:value-type="float" office:value="723.16" calcext:value-type="float">
            <text:p>723.16</text:p>
          </table:table-cell>
          <table:table-cell office:value-type="float" office:value="704.67" calcext:value-type="float">
            <text:p>704.67</text:p>
          </table:table-cell>
          <table:table-cell office:value-type="float" office:value="942.72" calcext:value-type="float">
            <text:p>942.72</text:p>
          </table:table-cell>
          <table:table-cell office:value-type="float" office:value="643.07" calcext:value-type="float">
            <text:p>643.07</text:p>
          </table:table-cell>
          <table:table-cell office:value-type="float" office:value="817.78" calcext:value-type="float">
            <text:p>817.78</text:p>
          </table:table-cell>
          <table:table-cell office:value-type="float" office:value="845.13" calcext:value-type="float">
            <text:p>845.13</text:p>
          </table:table-cell>
          <table:table-cell office:value-type="float" office:value="773.37" calcext:value-type="float">
            <text:p>773.37</text:p>
          </table:table-cell>
          <table:table-cell office:value-type="float" office:value="760.68" calcext:value-type="float">
            <text:p>760.68</text:p>
          </table:table-cell>
          <table:table-cell office:value-type="float" office:value="732.04" calcext:value-type="float">
            <text:p>732.04</text:p>
          </table:table-cell>
          <table:table-cell office:value-type="float" office:value="667.33" calcext:value-type="float">
            <text:p>667.33</text:p>
          </table:table-cell>
          <table:table-cell office:value-type="float" office:value="748.03" calcext:value-type="float">
            <text:p>748.03</text:p>
          </table:table-cell>
          <table:table-cell office:value-type="float" office:value="788.36" calcext:value-type="float">
            <text:p>788.36</text:p>
          </table:table-cell>
          <table:table-cell office:value-type="float" office:value="765.27" calcext:value-type="float">
            <text:p>765.27</text:p>
          </table:table-cell>
          <table:table-cell office:value-type="float" office:value="702.19" calcext:value-type="float">
            <text:p>702.19</text:p>
          </table:table-cell>
          <table:table-cell office:value-type="float" office:value="768.91" calcext:value-type="float">
            <text:p>768.91</text:p>
          </table:table-cell>
          <table:table-cell office:value-type="float" office:value="782.34" calcext:value-type="float">
            <text:p>782.34</text:p>
          </table:table-cell>
          <table:table-cell office:value-type="float" office:value="769.27" calcext:value-type="float">
            <text:p>769.27</text:p>
          </table:table-cell>
          <table:table-cell office:value-type="float" office:value="866.72" calcext:value-type="float">
            <text:p>866.72</text:p>
          </table:table-cell>
          <table:table-cell office:value-type="float" office:value="752.87" calcext:value-type="float">
            <text:p>752.87</text:p>
          </table:table-cell>
          <table:table-cell office:value-type="float" office:value="704.01" calcext:value-type="float">
            <text:p>704.01</text:p>
          </table:table-cell>
          <table:table-cell office:value-type="float" office:value="703.43" calcext:value-type="float">
            <text:p>703.43</text:p>
          </table:table-cell>
          <table:table-cell office:value-type="float" office:value="830.49" calcext:value-type="float">
            <text:p>830.49</text:p>
          </table:table-cell>
          <table:table-cell office:value-type="float" office:value="769.74" calcext:value-type="float">
            <text:p>769.74</text:p>
          </table:table-cell>
          <table:table-cell office:value-type="float" office:value="688.64" calcext:value-type="float">
            <text:p>688.64</text:p>
          </table:table-cell>
          <table:table-cell office:value-type="float" office:value="877.07" calcext:value-type="float">
            <text:p>877.07</text:p>
          </table:table-cell>
          <table:table-cell office:value-type="float" office:value="726.98" calcext:value-type="float">
            <text:p>726.98</text:p>
          </table:table-cell>
          <table:table-cell office:value-type="float" office:value="815.77" calcext:value-type="float">
            <text:p>815.77</text:p>
          </table:table-cell>
          <table:table-cell/>
        </table:table-row>
        <table:table-row table:style-name="ro1">
          <table:table-cell office:value-type="time" office:time-value="PT09H00M00S" calcext:value-type="time">
            <text:p>09:00</text:p>
          </table:table-cell>
          <table:table-cell table:style-name="ce2" table:formula="of:=AVERAGE([.D11:.AG11])" office:value-type="float" office:value="1957.63166666667" calcext:value-type="float">
            <text:p>1957.63</text:p>
          </table:table-cell>
          <table:table-cell table:style-name="ce2" table:formula="of:=STDEV([.D11:.AG11])" office:value-type="float" office:value="108.532262614215" calcext:value-type="float">
            <text:p>108.53</text:p>
          </table:table-cell>
          <table:table-cell office:value-type="float" office:value="1829.74" calcext:value-type="float">
            <text:p>1829.74</text:p>
          </table:table-cell>
          <table:table-cell office:value-type="float" office:value="1923.13" calcext:value-type="float">
            <text:p>1923.13</text:p>
          </table:table-cell>
          <table:table-cell office:value-type="float" office:value="2015.8" calcext:value-type="float">
            <text:p>2015.80</text:p>
          </table:table-cell>
          <table:table-cell office:value-type="float" office:value="1801.69" calcext:value-type="float">
            <text:p>1801.69</text:p>
          </table:table-cell>
          <table:table-cell office:value-type="float" office:value="1857.67" calcext:value-type="float">
            <text:p>1857.67</text:p>
          </table:table-cell>
          <table:table-cell office:value-type="float" office:value="2071.81" calcext:value-type="float">
            <text:p>2071.81</text:p>
          </table:table-cell>
          <table:table-cell office:value-type="float" office:value="1663.53" calcext:value-type="float">
            <text:p>1663.53</text:p>
          </table:table-cell>
          <table:table-cell office:value-type="float" office:value="2013.19" calcext:value-type="float">
            <text:p>2013.19</text:p>
          </table:table-cell>
          <table:table-cell office:value-type="float" office:value="2144.78" calcext:value-type="float">
            <text:p>2144.78</text:p>
          </table:table-cell>
          <table:table-cell office:value-type="float" office:value="2002.08" calcext:value-type="float">
            <text:p>2002.08</text:p>
          </table:table-cell>
          <table:table-cell office:value-type="float" office:value="1962.5" calcext:value-type="float">
            <text:p>1962.5</text:p>
          </table:table-cell>
          <table:table-cell office:value-type="float" office:value="1787.73" calcext:value-type="float">
            <text:p>1787.73</text:p>
          </table:table-cell>
          <table:table-cell office:value-type="float" office:value="1881.29" calcext:value-type="float">
            <text:p>1881.29</text:p>
          </table:table-cell>
          <table:table-cell office:value-type="float" office:value="2012.46" calcext:value-type="float">
            <text:p>2012.46</text:p>
          </table:table-cell>
          <table:table-cell office:value-type="float" office:value="1906.58" calcext:value-type="float">
            <text:p>1906.58</text:p>
          </table:table-cell>
          <table:table-cell office:value-type="float" office:value="1914.16" calcext:value-type="float">
            <text:p>1914.16</text:p>
          </table:table-cell>
          <table:table-cell office:value-type="float" office:value="1946.87" calcext:value-type="float">
            <text:p>1946.87</text:p>
          </table:table-cell>
          <table:table-cell office:value-type="float" office:value="2051.45" calcext:value-type="float">
            <text:p>2051.45</text:p>
          </table:table-cell>
          <table:table-cell office:value-type="float" office:value="1977.88" calcext:value-type="float">
            <text:p>1977.88</text:p>
          </table:table-cell>
          <table:table-cell office:value-type="float" office:value="2041.99" calcext:value-type="float">
            <text:p>2041.99</text:p>
          </table:table-cell>
          <table:table-cell office:value-type="float" office:value="2077.32" calcext:value-type="float">
            <text:p>2077.32</text:p>
          </table:table-cell>
          <table:table-cell office:value-type="float" office:value="2046.59" calcext:value-type="float">
            <text:p>2046.59</text:p>
          </table:table-cell>
          <table:table-cell office:value-type="float" office:value="2126.26" calcext:value-type="float">
            <text:p>2126.26</text:p>
          </table:table-cell>
          <table:table-cell office:value-type="float" office:value="1975.46" calcext:value-type="float">
            <text:p>1975.46</text:p>
          </table:table-cell>
          <table:table-cell office:value-type="float" office:value="1965.18" calcext:value-type="float">
            <text:p>1965.18</text:p>
          </table:table-cell>
          <table:table-cell office:value-type="float" office:value="2050.28" calcext:value-type="float">
            <text:p>2050.28</text:p>
          </table:table-cell>
          <table:table-cell office:value-type="float" office:value="1800.16" calcext:value-type="float">
            <text:p>1800.16</text:p>
          </table:table-cell>
          <table:table-cell office:value-type="float" office:value="2003.3" calcext:value-type="float">
            <text:p>2003.3</text:p>
          </table:table-cell>
          <table:table-cell office:value-type="float" office:value="1918.22" calcext:value-type="float">
            <text:p>1918.22</text:p>
          </table:table-cell>
          <table:table-cell office:value-type="float" office:value="1959.85" calcext:value-type="float">
            <text:p>1959.85</text:p>
          </table:table-cell>
          <table:table-cell/>
        </table:table-row>
        <table:table-row table:style-name="ro1">
          <table:table-cell office:value-type="time" office:time-value="PT10H00M00S" calcext:value-type="time">
            <text:p>10:00</text:p>
          </table:table-cell>
          <table:table-cell table:style-name="ce2" table:formula="of:=AVERAGE([.D12:.AG12])" office:value-type="float" office:value="3763.39266666666" calcext:value-type="float">
            <text:p>3763.39</text:p>
          </table:table-cell>
          <table:table-cell table:style-name="ce2" table:formula="of:=STDEV([.D12:.AG12])" office:value-type="float" office:value="294.399238753857" calcext:value-type="float">
            <text:p>294.40</text:p>
          </table:table-cell>
          <table:table-cell office:value-type="float" office:value="3198.53" calcext:value-type="float">
            <text:p>3198.53</text:p>
          </table:table-cell>
          <table:table-cell office:value-type="float" office:value="4062.59" calcext:value-type="float">
            <text:p>4062.59</text:p>
          </table:table-cell>
          <table:table-cell office:value-type="float" office:value="3554.27" calcext:value-type="float">
            <text:p>3554.27</text:p>
          </table:table-cell>
          <table:table-cell office:value-type="float" office:value="3852.09" calcext:value-type="float">
            <text:p>3852.09</text:p>
          </table:table-cell>
          <table:table-cell office:value-type="float" office:value="3624.97" calcext:value-type="float">
            <text:p>3624.97</text:p>
          </table:table-cell>
          <table:table-cell office:value-type="float" office:value="4006.77" calcext:value-type="float">
            <text:p>4006.77</text:p>
          </table:table-cell>
          <table:table-cell office:value-type="float" office:value="3135.27" calcext:value-type="float">
            <text:p>3135.27</text:p>
          </table:table-cell>
          <table:table-cell office:value-type="float" office:value="3875.75" calcext:value-type="float">
            <text:p>3875.75</text:p>
          </table:table-cell>
          <table:table-cell office:value-type="float" office:value="3960.9" calcext:value-type="float">
            <text:p>3960.90</text:p>
          </table:table-cell>
          <table:table-cell office:value-type="float" office:value="3742.15" calcext:value-type="float">
            <text:p>3742.15</text:p>
          </table:table-cell>
          <table:table-cell office:value-type="float" office:value="3675.41" calcext:value-type="float">
            <text:p>3675.41</text:p>
          </table:table-cell>
          <table:table-cell office:value-type="float" office:value="3767.7" calcext:value-type="float">
            <text:p>3767.7</text:p>
          </table:table-cell>
          <table:table-cell office:value-type="float" office:value="3040.67" calcext:value-type="float">
            <text:p>3040.67</text:p>
          </table:table-cell>
          <table:table-cell office:value-type="float" office:value="3512.73" calcext:value-type="float">
            <text:p>3512.73</text:p>
          </table:table-cell>
          <table:table-cell office:value-type="float" office:value="3841.38" calcext:value-type="float">
            <text:p>3841.38</text:p>
          </table:table-cell>
          <table:table-cell office:value-type="float" office:value="3926.61" calcext:value-type="float">
            <text:p>3926.61</text:p>
          </table:table-cell>
          <table:table-cell office:value-type="float" office:value="3636.47" calcext:value-type="float">
            <text:p>3636.47</text:p>
          </table:table-cell>
          <table:table-cell office:value-type="float" office:value="3407.35" calcext:value-type="float">
            <text:p>3407.35</text:p>
          </table:table-cell>
          <table:table-cell office:value-type="float" office:value="4165.49" calcext:value-type="float">
            <text:p>4165.49</text:p>
          </table:table-cell>
          <table:table-cell office:value-type="float" office:value="3686.4" calcext:value-type="float">
            <text:p>3686.4</text:p>
          </table:table-cell>
          <table:table-cell office:value-type="float" office:value="4251.71" calcext:value-type="float">
            <text:p>4251.71</text:p>
          </table:table-cell>
          <table:table-cell office:value-type="float" office:value="3777.62" calcext:value-type="float">
            <text:p>3777.62</text:p>
          </table:table-cell>
          <table:table-cell office:value-type="float" office:value="3723.98" calcext:value-type="float">
            <text:p>3723.98</text:p>
          </table:table-cell>
          <table:table-cell office:value-type="float" office:value="3984.51" calcext:value-type="float">
            <text:p>3984.51</text:p>
          </table:table-cell>
          <table:table-cell office:value-type="float" office:value="4071.17" calcext:value-type="float">
            <text:p>4071.17</text:p>
          </table:table-cell>
          <table:table-cell office:value-type="float" office:value="3905.56" calcext:value-type="float">
            <text:p>3905.56</text:p>
          </table:table-cell>
          <table:table-cell office:value-type="float" office:value="3624.5" calcext:value-type="float">
            <text:p>3624.5</text:p>
          </table:table-cell>
          <table:table-cell office:value-type="float" office:value="4132.76" calcext:value-type="float">
            <text:p>4132.76</text:p>
          </table:table-cell>
          <table:table-cell office:value-type="float" office:value="3932.93" calcext:value-type="float">
            <text:p>3932.93</text:p>
          </table:table-cell>
          <table:table-cell office:value-type="float" office:value="3823.54" calcext:value-type="float">
            <text:p>3823.54</text:p>
          </table:table-cell>
          <table:table-cell/>
        </table:table-row>
        <table:table-row table:style-name="ro1">
          <table:table-cell office:value-type="time" office:time-value="PT11H00M00S" calcext:value-type="time">
            <text:p>11:00</text:p>
          </table:table-cell>
          <table:table-cell table:style-name="ce2" table:formula="of:=AVERAGE([.D13:.AG13])" office:value-type="float" office:value="4680.20833333333" calcext:value-type="float">
            <text:p>4680.21</text:p>
          </table:table-cell>
          <table:table-cell table:style-name="ce2" table:formula="of:=STDEV([.D13:.AG13])" office:value-type="float" office:value="268.379888309185" calcext:value-type="float">
            <text:p>268.38</text:p>
          </table:table-cell>
          <table:table-cell office:value-type="float" office:value="4459.45" calcext:value-type="float">
            <text:p>4459.45</text:p>
          </table:table-cell>
          <table:table-cell office:value-type="float" office:value="4798.91" calcext:value-type="float">
            <text:p>4798.91</text:p>
          </table:table-cell>
          <table:table-cell office:value-type="float" office:value="4430.06" calcext:value-type="float">
            <text:p>4430.06</text:p>
          </table:table-cell>
          <table:table-cell office:value-type="float" office:value="4580.25" calcext:value-type="float">
            <text:p>4580.25</text:p>
          </table:table-cell>
          <table:table-cell office:value-type="float" office:value="4332.3" calcext:value-type="float">
            <text:p>4332.30</text:p>
          </table:table-cell>
          <table:table-cell office:value-type="float" office:value="4926.25" calcext:value-type="float">
            <text:p>4926.25</text:p>
          </table:table-cell>
          <table:table-cell office:value-type="float" office:value="4317.36" calcext:value-type="float">
            <text:p>4317.36</text:p>
          </table:table-cell>
          <table:table-cell office:value-type="float" office:value="4767.28" calcext:value-type="float">
            <text:p>4767.28</text:p>
          </table:table-cell>
          <table:table-cell office:value-type="float" office:value="4769.28" calcext:value-type="float">
            <text:p>4769.28</text:p>
          </table:table-cell>
          <table:table-cell office:value-type="float" office:value="4566.35" calcext:value-type="float">
            <text:p>4566.35</text:p>
          </table:table-cell>
          <table:table-cell office:value-type="float" office:value="4791.3" calcext:value-type="float">
            <text:p>4791.3</text:p>
          </table:table-cell>
          <table:table-cell office:value-type="float" office:value="4539.83" calcext:value-type="float">
            <text:p>4539.83</text:p>
          </table:table-cell>
          <table:table-cell office:value-type="float" office:value="4353.28" calcext:value-type="float">
            <text:p>4353.28</text:p>
          </table:table-cell>
          <table:table-cell office:value-type="float" office:value="4757.38" calcext:value-type="float">
            <text:p>4757.38</text:p>
          </table:table-cell>
          <table:table-cell office:value-type="float" office:value="4731.32" calcext:value-type="float">
            <text:p>4731.32</text:p>
          </table:table-cell>
          <table:table-cell office:value-type="float" office:value="4840.54" calcext:value-type="float">
            <text:p>4840.54</text:p>
          </table:table-cell>
          <table:table-cell office:value-type="float" office:value="4296.36" calcext:value-type="float">
            <text:p>4296.36</text:p>
          </table:table-cell>
          <table:table-cell office:value-type="float" office:value="4424.06" calcext:value-type="float">
            <text:p>4424.06</text:p>
          </table:table-cell>
          <table:table-cell office:value-type="float" office:value="4507.08" calcext:value-type="float">
            <text:p>4507.08</text:p>
          </table:table-cell>
          <table:table-cell office:value-type="float" office:value="4698.72" calcext:value-type="float">
            <text:p>4698.72</text:p>
          </table:table-cell>
          <table:table-cell office:value-type="float" office:value="4597.89" calcext:value-type="float">
            <text:p>4597.89</text:p>
          </table:table-cell>
          <table:table-cell office:value-type="float" office:value="5315.88" calcext:value-type="float">
            <text:p>5315.88</text:p>
          </table:table-cell>
          <table:table-cell office:value-type="float" office:value="4717.94" calcext:value-type="float">
            <text:p>4717.94</text:p>
          </table:table-cell>
          <table:table-cell office:value-type="float" office:value="4777.44" calcext:value-type="float">
            <text:p>4777.44</text:p>
          </table:table-cell>
          <table:table-cell office:value-type="float" office:value="4991.6" calcext:value-type="float">
            <text:p>4991.6</text:p>
          </table:table-cell>
          <table:table-cell office:value-type="float" office:value="4547.92" calcext:value-type="float">
            <text:p>4547.92</text:p>
          </table:table-cell>
          <table:table-cell office:value-type="float" office:value="4433.85" calcext:value-type="float">
            <text:p>4433.85</text:p>
          </table:table-cell>
          <table:table-cell office:value-type="float" office:value="4924.91" calcext:value-type="float">
            <text:p>4924.91</text:p>
          </table:table-cell>
          <table:table-cell office:value-type="float" office:value="5402.65" calcext:value-type="float">
            <text:p>5402.65</text:p>
          </table:table-cell>
          <table:table-cell office:value-type="float" office:value="4808.81" calcext:value-type="float">
            <text:p>4808.81</text:p>
          </table:table-cell>
          <table:table-cell/>
        </table:table-row>
        <table:table-row table:style-name="ro1">
          <table:table-cell office:value-type="time" office:time-value="PT12H00M00S" calcext:value-type="time">
            <text:p>12:00</text:p>
          </table:table-cell>
          <table:table-cell table:style-name="ce2" table:formula="of:=AVERAGE([.D14:.AG14])" office:value-type="float" office:value="4958.985" calcext:value-type="float">
            <text:p>4958.99</text:p>
          </table:table-cell>
          <table:table-cell table:style-name="ce2" table:formula="of:=STDEV([.D14:.AG14])" office:value-type="float" office:value="177.288555395259" calcext:value-type="float">
            <text:p>177.29</text:p>
          </table:table-cell>
          <table:table-cell office:value-type="float" office:value="4902.52" calcext:value-type="float">
            <text:p>4902.52</text:p>
          </table:table-cell>
          <table:table-cell office:value-type="float" office:value="5101.67" calcext:value-type="float">
            <text:p>5101.67</text:p>
          </table:table-cell>
          <table:table-cell office:value-type="float" office:value="4998.84" calcext:value-type="float">
            <text:p>4998.84</text:p>
          </table:table-cell>
          <table:table-cell office:value-type="float" office:value="4952.3" calcext:value-type="float">
            <text:p>4952.30</text:p>
          </table:table-cell>
          <table:table-cell office:value-type="float" office:value="4808.69" calcext:value-type="float">
            <text:p>4808.69</text:p>
          </table:table-cell>
          <table:table-cell office:value-type="float" office:value="5201.8" calcext:value-type="float">
            <text:p>5201.80</text:p>
          </table:table-cell>
          <table:table-cell office:value-type="float" office:value="4567.34" calcext:value-type="float">
            <text:p>4567.34</text:p>
          </table:table-cell>
          <table:table-cell office:value-type="float" office:value="4666.8" calcext:value-type="float">
            <text:p>4666.80</text:p>
          </table:table-cell>
          <table:table-cell office:value-type="float" office:value="5219.85" calcext:value-type="float">
            <text:p>5219.85</text:p>
          </table:table-cell>
          <table:table-cell office:value-type="float" office:value="4715.4" calcext:value-type="float">
            <text:p>4715.40</text:p>
          </table:table-cell>
          <table:table-cell office:value-type="float" office:value="4757.73" calcext:value-type="float">
            <text:p>4757.73</text:p>
          </table:table-cell>
          <table:table-cell office:value-type="float" office:value="4968.24" calcext:value-type="float">
            <text:p>4968.24</text:p>
          </table:table-cell>
          <table:table-cell office:value-type="float" office:value="4727.68" calcext:value-type="float">
            <text:p>4727.68</text:p>
          </table:table-cell>
          <table:table-cell office:value-type="float" office:value="4964.64" calcext:value-type="float">
            <text:p>4964.64</text:p>
          </table:table-cell>
          <table:table-cell office:value-type="float" office:value="4998.55" calcext:value-type="float">
            <text:p>4998.55</text:p>
          </table:table-cell>
          <table:table-cell office:value-type="float" office:value="4910.72" calcext:value-type="float">
            <text:p>4910.72</text:p>
          </table:table-cell>
          <table:table-cell office:value-type="float" office:value="4831.84" calcext:value-type="float">
            <text:p>4831.84</text:p>
          </table:table-cell>
          <table:table-cell office:value-type="float" office:value="4847.49" calcext:value-type="float">
            <text:p>4847.49</text:p>
          </table:table-cell>
          <table:table-cell office:value-type="float" office:value="4994.32" calcext:value-type="float">
            <text:p>4994.32</text:p>
          </table:table-cell>
          <table:table-cell office:value-type="float" office:value="4752.67" calcext:value-type="float">
            <text:p>4752.67</text:p>
          </table:table-cell>
          <table:table-cell office:value-type="float" office:value="5092.11" calcext:value-type="float">
            <text:p>5092.11</text:p>
          </table:table-cell>
          <table:table-cell office:value-type="float" office:value="4959.62" calcext:value-type="float">
            <text:p>4959.62</text:p>
          </table:table-cell>
          <table:table-cell office:value-type="float" office:value="5163.71" calcext:value-type="float">
            <text:p>5163.71</text:p>
          </table:table-cell>
          <table:table-cell office:value-type="float" office:value="5153.68" calcext:value-type="float">
            <text:p>5153.68</text:p>
          </table:table-cell>
          <table:table-cell office:value-type="float" office:value="5173.64" calcext:value-type="float">
            <text:p>5173.64</text:p>
          </table:table-cell>
          <table:table-cell office:value-type="float" office:value="5072.05" calcext:value-type="float">
            <text:p>5072.05</text:p>
          </table:table-cell>
          <table:table-cell office:value-type="float" office:value="4943.86" calcext:value-type="float">
            <text:p>4943.86</text:p>
          </table:table-cell>
          <table:table-cell office:value-type="float" office:value="5101.64" calcext:value-type="float">
            <text:p>5101.64</text:p>
          </table:table-cell>
          <table:table-cell office:value-type="float" office:value="5261.02" calcext:value-type="float">
            <text:p>5261.02</text:p>
          </table:table-cell>
          <table:table-cell office:value-type="float" office:value="4959.13" calcext:value-type="float">
            <text:p>4959.13</text:p>
          </table:table-cell>
          <table:table-cell/>
        </table:table-row>
        <table:table-row table:style-name="ro1">
          <table:table-cell office:value-type="time" office:time-value="PT13H00M00S" calcext:value-type="time">
            <text:p>13:00</text:p>
          </table:table-cell>
          <table:table-cell table:style-name="ce2" table:formula="of:=AVERAGE([.D15:.AG15])" office:value-type="float" office:value="6327.82066666667" calcext:value-type="float">
            <text:p>6327.82</text:p>
          </table:table-cell>
          <table:table-cell table:style-name="ce2" table:formula="of:=STDEV([.D15:.AG15])" office:value-type="float" office:value="229.515962256604" calcext:value-type="float">
            <text:p>229.52</text:p>
          </table:table-cell>
          <table:table-cell office:value-type="float" office:value="6485.38" calcext:value-type="float">
            <text:p>6485.38</text:p>
          </table:table-cell>
          <table:table-cell office:value-type="float" office:value="6629.4" calcext:value-type="float">
            <text:p>6629.40</text:p>
          </table:table-cell>
          <table:table-cell office:value-type="float" office:value="6205.77" calcext:value-type="float">
            <text:p>6205.77</text:p>
          </table:table-cell>
          <table:table-cell office:value-type="float" office:value="6322.81" calcext:value-type="float">
            <text:p>6322.81</text:p>
          </table:table-cell>
          <table:table-cell office:value-type="float" office:value="6030.83" calcext:value-type="float">
            <text:p>6030.83</text:p>
          </table:table-cell>
          <table:table-cell office:value-type="float" office:value="6543.31" calcext:value-type="float">
            <text:p>6543.31</text:p>
          </table:table-cell>
          <table:table-cell office:value-type="float" office:value="5739.73" calcext:value-type="float">
            <text:p>5739.73</text:p>
          </table:table-cell>
          <table:table-cell office:value-type="float" office:value="6791.32" calcext:value-type="float">
            <text:p>6791.32</text:p>
          </table:table-cell>
          <table:table-cell office:value-type="float" office:value="6426.9" calcext:value-type="float">
            <text:p>6426.90</text:p>
          </table:table-cell>
          <table:table-cell office:value-type="float" office:value="6151.23" calcext:value-type="float">
            <text:p>6151.23</text:p>
          </table:table-cell>
          <table:table-cell office:value-type="float" office:value="6338.81" calcext:value-type="float">
            <text:p>6338.81</text:p>
          </table:table-cell>
          <table:table-cell office:value-type="float" office:value="6001.36" calcext:value-type="float">
            <text:p>6001.36</text:p>
          </table:table-cell>
          <table:table-cell office:value-type="float" office:value="6270.73" calcext:value-type="float">
            <text:p>6270.73</text:p>
          </table:table-cell>
          <table:table-cell office:value-type="float" office:value="6497.84" calcext:value-type="float">
            <text:p>6497.84</text:p>
          </table:table-cell>
          <table:table-cell office:value-type="float" office:value="6528.73" calcext:value-type="float">
            <text:p>6528.73</text:p>
          </table:table-cell>
          <table:table-cell office:value-type="float" office:value="6537.21" calcext:value-type="float">
            <text:p>6537.21</text:p>
          </table:table-cell>
          <table:table-cell office:value-type="float" office:value="6111.51" calcext:value-type="float">
            <text:p>6111.51</text:p>
          </table:table-cell>
          <table:table-cell office:value-type="float" office:value="5976.12" calcext:value-type="float">
            <text:p>5976.12</text:p>
          </table:table-cell>
          <table:table-cell office:value-type="float" office:value="6286.38" calcext:value-type="float">
            <text:p>6286.38</text:p>
          </table:table-cell>
          <table:table-cell office:value-type="float" office:value="6244.2" calcext:value-type="float">
            <text:p>6244.2</text:p>
          </table:table-cell>
          <table:table-cell office:value-type="float" office:value="6472.6" calcext:value-type="float">
            <text:p>6472.6</text:p>
          </table:table-cell>
          <table:table-cell office:value-type="float" office:value="6677.72" calcext:value-type="float">
            <text:p>6677.72</text:p>
          </table:table-cell>
          <table:table-cell office:value-type="float" office:value="6381.38" calcext:value-type="float">
            <text:p>6381.38</text:p>
          </table:table-cell>
          <table:table-cell office:value-type="float" office:value="6206.48" calcext:value-type="float">
            <text:p>6206.48</text:p>
          </table:table-cell>
          <table:table-cell office:value-type="float" office:value="6284.22" calcext:value-type="float">
            <text:p>6284.22</text:p>
          </table:table-cell>
          <table:table-cell office:value-type="float" office:value="6532.33" calcext:value-type="float">
            <text:p>6532.33</text:p>
          </table:table-cell>
          <table:table-cell office:value-type="float" office:value="6168.04" calcext:value-type="float">
            <text:p>6168.04</text:p>
          </table:table-cell>
          <table:table-cell office:value-type="float" office:value="6406.7" calcext:value-type="float">
            <text:p>6406.7</text:p>
          </table:table-cell>
          <table:table-cell office:value-type="float" office:value="6391.41" calcext:value-type="float">
            <text:p>6391.41</text:p>
          </table:table-cell>
          <table:table-cell office:value-type="float" office:value="6194.17" calcext:value-type="float">
            <text:p>6194.17</text:p>
          </table:table-cell>
          <table:table-cell/>
        </table:table-row>
        <table:table-row table:style-name="ro1">
          <table:table-cell office:value-type="time" office:time-value="PT14H00M00S" calcext:value-type="time">
            <text:p>14:00</text:p>
          </table:table-cell>
          <table:table-cell table:style-name="ce2" table:formula="of:=AVERAGE([.D16:.AG16])" office:value-type="float" office:value="7521.75933333333" calcext:value-type="float">
            <text:p>7521.76</text:p>
          </table:table-cell>
          <table:table-cell table:style-name="ce2" table:formula="of:=STDEV([.D16:.AG16])" office:value-type="float" office:value="272.717306519778" calcext:value-type="float">
            <text:p>272.72</text:p>
          </table:table-cell>
          <table:table-cell office:value-type="float" office:value="6574.76" calcext:value-type="float">
            <text:p>6574.76</text:p>
          </table:table-cell>
          <table:table-cell office:value-type="float" office:value="7785.97" calcext:value-type="float">
            <text:p>7785.97</text:p>
          </table:table-cell>
          <table:table-cell office:value-type="float" office:value="7255.92" calcext:value-type="float">
            <text:p>7255.92</text:p>
          </table:table-cell>
          <table:table-cell office:value-type="float" office:value="7498.43" calcext:value-type="float">
            <text:p>7498.43</text:p>
          </table:table-cell>
          <table:table-cell office:value-type="float" office:value="7443.48" calcext:value-type="float">
            <text:p>7443.48</text:p>
          </table:table-cell>
          <table:table-cell office:value-type="float" office:value="7587.28" calcext:value-type="float">
            <text:p>7587.28</text:p>
          </table:table-cell>
          <table:table-cell office:value-type="float" office:value="7544.4" calcext:value-type="float">
            <text:p>7544.40</text:p>
          </table:table-cell>
          <table:table-cell office:value-type="float" office:value="7687.26" calcext:value-type="float">
            <text:p>7687.26</text:p>
          </table:table-cell>
          <table:table-cell office:value-type="float" office:value="7616.76" calcext:value-type="float">
            <text:p>7616.76</text:p>
          </table:table-cell>
          <table:table-cell office:value-type="float" office:value="7661.17" calcext:value-type="float">
            <text:p>7661.17</text:p>
          </table:table-cell>
          <table:table-cell office:value-type="float" office:value="7663.57" calcext:value-type="float">
            <text:p>7663.57</text:p>
          </table:table-cell>
          <table:table-cell office:value-type="float" office:value="7711.89" calcext:value-type="float">
            <text:p>7711.89</text:p>
          </table:table-cell>
          <table:table-cell office:value-type="float" office:value="6941.43" calcext:value-type="float">
            <text:p>6941.43</text:p>
          </table:table-cell>
          <table:table-cell office:value-type="float" office:value="7536.29" calcext:value-type="float">
            <text:p>7536.29</text:p>
          </table:table-cell>
          <table:table-cell office:value-type="float" office:value="7657.63" calcext:value-type="float">
            <text:p>7657.63</text:p>
          </table:table-cell>
          <table:table-cell office:value-type="float" office:value="7771.52" calcext:value-type="float">
            <text:p>7771.52</text:p>
          </table:table-cell>
          <table:table-cell office:value-type="float" office:value="7415.12" calcext:value-type="float">
            <text:p>7415.12</text:p>
          </table:table-cell>
          <table:table-cell office:value-type="float" office:value="7556.91" calcext:value-type="float">
            <text:p>7556.91</text:p>
          </table:table-cell>
          <table:table-cell office:value-type="float" office:value="7811.05" calcext:value-type="float">
            <text:p>7811.05</text:p>
          </table:table-cell>
          <table:table-cell office:value-type="float" office:value="7447.86" calcext:value-type="float">
            <text:p>7447.86</text:p>
          </table:table-cell>
          <table:table-cell office:value-type="float" office:value="7734.62" calcext:value-type="float">
            <text:p>7734.62</text:p>
          </table:table-cell>
          <table:table-cell office:value-type="float" office:value="7687.45" calcext:value-type="float">
            <text:p>7687.45</text:p>
          </table:table-cell>
          <table:table-cell office:value-type="float" office:value="7543.35" calcext:value-type="float">
            <text:p>7543.35</text:p>
          </table:table-cell>
          <table:table-cell office:value-type="float" office:value="7650.88" calcext:value-type="float">
            <text:p>7650.88</text:p>
          </table:table-cell>
          <table:table-cell office:value-type="float" office:value="7559.44" calcext:value-type="float">
            <text:p>7559.44</text:p>
          </table:table-cell>
          <table:table-cell office:value-type="float" office:value="7615.27" calcext:value-type="float">
            <text:p>7615.27</text:p>
          </table:table-cell>
          <table:table-cell office:value-type="float" office:value="6967.24" calcext:value-type="float">
            <text:p>6967.24</text:p>
          </table:table-cell>
          <table:table-cell office:value-type="float" office:value="7590.06" calcext:value-type="float">
            <text:p>7590.06</text:p>
          </table:table-cell>
          <table:table-cell office:value-type="float" office:value="7394.79" calcext:value-type="float">
            <text:p>7394.79</text:p>
          </table:table-cell>
          <table:table-cell office:value-type="float" office:value="7740.98" calcext:value-type="float">
            <text:p>7740.98</text:p>
          </table:table-cell>
          <table:table-cell/>
        </table:table-row>
        <table:table-row table:style-name="ro1">
          <table:table-cell office:value-type="time" office:time-value="PT15H00M00S" calcext:value-type="time">
            <text:p>15:00</text:p>
          </table:table-cell>
          <table:table-cell table:style-name="ce2" table:formula="of:=AVERAGE([.D17:.AG17])" office:value-type="float" office:value="6699.18066666667" calcext:value-type="float">
            <text:p>6699.18</text:p>
          </table:table-cell>
          <table:table-cell table:style-name="ce2" table:formula="of:=STDEV([.D17:.AG17])" office:value-type="float" office:value="707.239909458293" calcext:value-type="float">
            <text:p>707.24</text:p>
          </table:table-cell>
          <table:table-cell office:value-type="float" office:value="5279.56" calcext:value-type="float">
            <text:p>5279.56</text:p>
          </table:table-cell>
          <table:table-cell office:value-type="float" office:value="7274.75" calcext:value-type="float">
            <text:p>7274.75</text:p>
          </table:table-cell>
          <table:table-cell office:value-type="float" office:value="5828.23" calcext:value-type="float">
            <text:p>5828.23</text:p>
          </table:table-cell>
          <table:table-cell office:value-type="float" office:value="6245.61" calcext:value-type="float">
            <text:p>6245.61</text:p>
          </table:table-cell>
          <table:table-cell office:value-type="float" office:value="6278.1" calcext:value-type="float">
            <text:p>6278.10</text:p>
          </table:table-cell>
          <table:table-cell office:value-type="float" office:value="7334.16" calcext:value-type="float">
            <text:p>7334.16</text:p>
          </table:table-cell>
          <table:table-cell office:value-type="float" office:value="6124.26" calcext:value-type="float">
            <text:p>6124.26</text:p>
          </table:table-cell>
          <table:table-cell office:value-type="float" office:value="6998.54" calcext:value-type="float">
            <text:p>6998.54</text:p>
          </table:table-cell>
          <table:table-cell office:value-type="float" office:value="6621.46" calcext:value-type="float">
            <text:p>6621.46</text:p>
          </table:table-cell>
          <table:table-cell office:value-type="float" office:value="6737.74" calcext:value-type="float">
            <text:p>6737.74</text:p>
          </table:table-cell>
          <table:table-cell office:value-type="float" office:value="6615.52" calcext:value-type="float">
            <text:p>6615.52</text:p>
          </table:table-cell>
          <table:table-cell office:value-type="float" office:value="6686.8" calcext:value-type="float">
            <text:p>6686.8</text:p>
          </table:table-cell>
          <table:table-cell office:value-type="float" office:value="5648.68" calcext:value-type="float">
            <text:p>5648.68</text:p>
          </table:table-cell>
          <table:table-cell office:value-type="float" office:value="7412.72" calcext:value-type="float">
            <text:p>7412.72</text:p>
          </table:table-cell>
          <table:table-cell office:value-type="float" office:value="6569.47" calcext:value-type="float">
            <text:p>6569.47</text:p>
          </table:table-cell>
          <table:table-cell office:value-type="float" office:value="7022.85" calcext:value-type="float">
            <text:p>7022.85</text:p>
          </table:table-cell>
          <table:table-cell office:value-type="float" office:value="5814.02" calcext:value-type="float">
            <text:p>5814.02</text:p>
          </table:table-cell>
          <table:table-cell office:value-type="float" office:value="6664.26" calcext:value-type="float">
            <text:p>6664.26</text:p>
          </table:table-cell>
          <table:table-cell office:value-type="float" office:value="6877.39" calcext:value-type="float">
            <text:p>6877.39</text:p>
          </table:table-cell>
          <table:table-cell office:value-type="float" office:value="6210.77" calcext:value-type="float">
            <text:p>6210.77</text:p>
          </table:table-cell>
          <table:table-cell office:value-type="float" office:value="7599.46" calcext:value-type="float">
            <text:p>7599.46</text:p>
          </table:table-cell>
          <table:table-cell office:value-type="float" office:value="8073.03" calcext:value-type="float">
            <text:p>8073.03</text:p>
          </table:table-cell>
          <table:table-cell office:value-type="float" office:value="6327.22" calcext:value-type="float">
            <text:p>6327.22</text:p>
          </table:table-cell>
          <table:table-cell office:value-type="float" office:value="6645.73" calcext:value-type="float">
            <text:p>6645.73</text:p>
          </table:table-cell>
          <table:table-cell office:value-type="float" office:value="6782.03" calcext:value-type="float">
            <text:p>6782.03</text:p>
          </table:table-cell>
          <table:table-cell office:value-type="float" office:value="7446.96" calcext:value-type="float">
            <text:p>7446.96</text:p>
          </table:table-cell>
          <table:table-cell office:value-type="float" office:value="5422.8" calcext:value-type="float">
            <text:p>5422.8</text:p>
          </table:table-cell>
          <table:table-cell office:value-type="float" office:value="7298.26" calcext:value-type="float">
            <text:p>7298.26</text:p>
          </table:table-cell>
          <table:table-cell office:value-type="float" office:value="8061.81" calcext:value-type="float">
            <text:p>8061.81</text:p>
          </table:table-cell>
          <table:table-cell office:value-type="float" office:value="7073.23" calcext:value-type="float">
            <text:p>7073.23</text:p>
          </table:table-cell>
          <table:table-cell/>
        </table:table-row>
        <table:table-row table:style-name="ro1">
          <table:table-cell office:value-type="time" office:time-value="PT16H00M00S" calcext:value-type="time">
            <text:p>16:00</text:p>
          </table:table-cell>
          <table:table-cell table:style-name="ce2" table:formula="of:=AVERAGE([.D18:.AG18])" office:value-type="float" office:value="4685.59766666667" calcext:value-type="float">
            <text:p>4685.60</text:p>
          </table:table-cell>
          <table:table-cell table:style-name="ce2" table:formula="of:=STDEV([.D18:.AG18])" office:value-type="float" office:value="492.234669460112" calcext:value-type="float">
            <text:p>492.23</text:p>
          </table:table-cell>
          <table:table-cell office:value-type="float" office:value="3754.9" calcext:value-type="float">
            <text:p>3754.90</text:p>
          </table:table-cell>
          <table:table-cell office:value-type="float" office:value="4964.72" calcext:value-type="float">
            <text:p>4964.72</text:p>
          </table:table-cell>
          <table:table-cell office:value-type="float" office:value="4139.41" calcext:value-type="float">
            <text:p>4139.41</text:p>
          </table:table-cell>
          <table:table-cell office:value-type="float" office:value="4164.01" calcext:value-type="float">
            <text:p>4164.01</text:p>
          </table:table-cell>
          <table:table-cell office:value-type="float" office:value="4480.09" calcext:value-type="float">
            <text:p>4480.09</text:p>
          </table:table-cell>
          <table:table-cell office:value-type="float" office:value="5232.87" calcext:value-type="float">
            <text:p>5232.87</text:p>
          </table:table-cell>
          <table:table-cell office:value-type="float" office:value="4572.79" calcext:value-type="float">
            <text:p>4572.79</text:p>
          </table:table-cell>
          <table:table-cell office:value-type="float" office:value="4721.26" calcext:value-type="float">
            <text:p>4721.26</text:p>
          </table:table-cell>
          <table:table-cell office:value-type="float" office:value="4600.99" calcext:value-type="float">
            <text:p>4600.99</text:p>
          </table:table-cell>
          <table:table-cell office:value-type="float" office:value="4733.72" calcext:value-type="float">
            <text:p>4733.72</text:p>
          </table:table-cell>
          <table:table-cell office:value-type="float" office:value="4417.13" calcext:value-type="float">
            <text:p>4417.13</text:p>
          </table:table-cell>
          <table:table-cell office:value-type="float" office:value="4623.19" calcext:value-type="float">
            <text:p>4623.19</text:p>
          </table:table-cell>
          <table:table-cell office:value-type="float" office:value="3960.55" calcext:value-type="float">
            <text:p>3960.55</text:p>
          </table:table-cell>
          <table:table-cell office:value-type="float" office:value="5125.93" calcext:value-type="float">
            <text:p>5125.93</text:p>
          </table:table-cell>
          <table:table-cell office:value-type="float" office:value="4679.28" calcext:value-type="float">
            <text:p>4679.28</text:p>
          </table:table-cell>
          <table:table-cell office:value-type="float" office:value="4813.44" calcext:value-type="float">
            <text:p>4813.44</text:p>
          </table:table-cell>
          <table:table-cell office:value-type="float" office:value="4214.5" calcext:value-type="float">
            <text:p>4214.5</text:p>
          </table:table-cell>
          <table:table-cell office:value-type="float" office:value="4583.46" calcext:value-type="float">
            <text:p>4583.46</text:p>
          </table:table-cell>
          <table:table-cell office:value-type="float" office:value="4947.01" calcext:value-type="float">
            <text:p>4947.01</text:p>
          </table:table-cell>
          <table:table-cell office:value-type="float" office:value="4414.65" calcext:value-type="float">
            <text:p>4414.65</text:p>
          </table:table-cell>
          <table:table-cell office:value-type="float" office:value="5146.51" calcext:value-type="float">
            <text:p>5146.51</text:p>
          </table:table-cell>
          <table:table-cell office:value-type="float" office:value="5913.2" calcext:value-type="float">
            <text:p>5913.2</text:p>
          </table:table-cell>
          <table:table-cell office:value-type="float" office:value="4456.86" calcext:value-type="float">
            <text:p>4456.86</text:p>
          </table:table-cell>
          <table:table-cell office:value-type="float" office:value="4612.19" calcext:value-type="float">
            <text:p>4612.19</text:p>
          </table:table-cell>
          <table:table-cell office:value-type="float" office:value="4722.92" calcext:value-type="float">
            <text:p>4722.92</text:p>
          </table:table-cell>
          <table:table-cell office:value-type="float" office:value="5261.03" calcext:value-type="float">
            <text:p>5261.03</text:p>
          </table:table-cell>
          <table:table-cell office:value-type="float" office:value="3749.76" calcext:value-type="float">
            <text:p>3749.76</text:p>
          </table:table-cell>
          <table:table-cell office:value-type="float" office:value="5110.75" calcext:value-type="float">
            <text:p>5110.75</text:p>
          </table:table-cell>
          <table:table-cell office:value-type="float" office:value="5550.83" calcext:value-type="float">
            <text:p>5550.83</text:p>
          </table:table-cell>
          <table:table-cell office:value-type="float" office:value="4899.98" calcext:value-type="float">
            <text:p>4899.98</text:p>
          </table:table-cell>
          <table:table-cell/>
        </table:table-row>
        <table:table-row table:style-name="ro1">
          <table:table-cell office:value-type="time" office:time-value="PT17H00M00S" calcext:value-type="time">
            <text:p>17:00</text:p>
          </table:table-cell>
          <table:table-cell table:style-name="ce2" table:formula="of:=AVERAGE([.D19:.AG19])" office:value-type="float" office:value="3083.62333333333" calcext:value-type="float">
            <text:p>3083.62</text:p>
          </table:table-cell>
          <table:table-cell table:style-name="ce2" table:formula="of:=STDEV([.D19:.AG19])" office:value-type="float" office:value="410.789442619715" calcext:value-type="float">
            <text:p>410.79</text:p>
          </table:table-cell>
          <table:table-cell office:value-type="float" office:value="2339.28" calcext:value-type="float">
            <text:p>2339.28</text:p>
          </table:table-cell>
          <table:table-cell office:value-type="float" office:value="2965.97" calcext:value-type="float">
            <text:p>2965.97</text:p>
          </table:table-cell>
          <table:table-cell office:value-type="float" office:value="2466.56" calcext:value-type="float">
            <text:p>2466.56</text:p>
          </table:table-cell>
          <table:table-cell office:value-type="float" office:value="2984.35" calcext:value-type="float">
            <text:p>2984.35</text:p>
          </table:table-cell>
          <table:table-cell office:value-type="float" office:value="2823.49" calcext:value-type="float">
            <text:p>2823.49</text:p>
          </table:table-cell>
          <table:table-cell office:value-type="float" office:value="3624.76" calcext:value-type="float">
            <text:p>3624.76</text:p>
          </table:table-cell>
          <table:table-cell office:value-type="float" office:value="2823.75" calcext:value-type="float">
            <text:p>2823.75</text:p>
          </table:table-cell>
          <table:table-cell office:value-type="float" office:value="3184.23" calcext:value-type="float">
            <text:p>3184.23</text:p>
          </table:table-cell>
          <table:table-cell office:value-type="float" office:value="2769.54" calcext:value-type="float">
            <text:p>2769.54</text:p>
          </table:table-cell>
          <table:table-cell office:value-type="float" office:value="3103.43" calcext:value-type="float">
            <text:p>3103.43</text:p>
          </table:table-cell>
          <table:table-cell office:value-type="float" office:value="3281.52" calcext:value-type="float">
            <text:p>3281.52</text:p>
          </table:table-cell>
          <table:table-cell office:value-type="float" office:value="2928.23" calcext:value-type="float">
            <text:p>2928.23</text:p>
          </table:table-cell>
          <table:table-cell office:value-type="float" office:value="2555.42" calcext:value-type="float">
            <text:p>2555.42</text:p>
          </table:table-cell>
          <table:table-cell office:value-type="float" office:value="3323.74" calcext:value-type="float">
            <text:p>3323.74</text:p>
          </table:table-cell>
          <table:table-cell office:value-type="float" office:value="3027.57" calcext:value-type="float">
            <text:p>3027.57</text:p>
          </table:table-cell>
          <table:table-cell office:value-type="float" office:value="3362.3" calcext:value-type="float">
            <text:p>3362.3</text:p>
          </table:table-cell>
          <table:table-cell office:value-type="float" office:value="2779.83" calcext:value-type="float">
            <text:p>2779.83</text:p>
          </table:table-cell>
          <table:table-cell office:value-type="float" office:value="3384.29" calcext:value-type="float">
            <text:p>3384.29</text:p>
          </table:table-cell>
          <table:table-cell office:value-type="float" office:value="3673.19" calcext:value-type="float">
            <text:p>3673.19</text:p>
          </table:table-cell>
          <table:table-cell office:value-type="float" office:value="2935.93" calcext:value-type="float">
            <text:p>2935.93</text:p>
          </table:table-cell>
          <table:table-cell office:value-type="float" office:value="3490.88" calcext:value-type="float">
            <text:p>3490.88</text:p>
          </table:table-cell>
          <table:table-cell office:value-type="float" office:value="3855.99" calcext:value-type="float">
            <text:p>3855.99</text:p>
          </table:table-cell>
          <table:table-cell office:value-type="float" office:value="2519.13" calcext:value-type="float">
            <text:p>2519.13</text:p>
          </table:table-cell>
          <table:table-cell office:value-type="float" office:value="2986.3" calcext:value-type="float">
            <text:p>2986.3</text:p>
          </table:table-cell>
          <table:table-cell office:value-type="float" office:value="3824.18" calcext:value-type="float">
            <text:p>3824.18</text:p>
          </table:table-cell>
          <table:table-cell office:value-type="float" office:value="3036.1" calcext:value-type="float">
            <text:p>3036.1</text:p>
          </table:table-cell>
          <table:table-cell office:value-type="float" office:value="2404.63" calcext:value-type="float">
            <text:p>2404.63</text:p>
          </table:table-cell>
          <table:table-cell office:value-type="float" office:value="3203.84" calcext:value-type="float">
            <text:p>3203.84</text:p>
          </table:table-cell>
          <table:table-cell office:value-type="float" office:value="3512.21" calcext:value-type="float">
            <text:p>3512.21</text:p>
          </table:table-cell>
          <table:table-cell office:value-type="float" office:value="3338.06" calcext:value-type="float">
            <text:p>3338.06</text:p>
          </table:table-cell>
          <table:table-cell/>
        </table:table-row>
        <table:table-row table:style-name="ro1">
          <table:table-cell office:value-type="time" office:time-value="PT18H00M00S" calcext:value-type="time">
            <text:p>18:00</text:p>
          </table:table-cell>
          <table:table-cell table:style-name="ce2" table:formula="of:=AVERAGE([.D20:.AG20])" office:value-type="float" office:value="3484.57433333333" calcext:value-type="float">
            <text:p>3484.57</text:p>
          </table:table-cell>
          <table:table-cell table:style-name="ce2" table:formula="of:=STDEV([.D20:.AG20])" office:value-type="float" office:value="449.049527739796" calcext:value-type="float">
            <text:p>449.05</text:p>
          </table:table-cell>
          <table:table-cell office:value-type="float" office:value="2673.14" calcext:value-type="float">
            <text:p>2673.14</text:p>
          </table:table-cell>
          <table:table-cell office:value-type="float" office:value="3908.92" calcext:value-type="float">
            <text:p>3908.92</text:p>
          </table:table-cell>
          <table:table-cell office:value-type="float" office:value="2900.64" calcext:value-type="float">
            <text:p>2900.64</text:p>
          </table:table-cell>
          <table:table-cell office:value-type="float" office:value="3464.16" calcext:value-type="float">
            <text:p>3464.16</text:p>
          </table:table-cell>
          <table:table-cell office:value-type="float" office:value="3366.58" calcext:value-type="float">
            <text:p>3366.58</text:p>
          </table:table-cell>
          <table:table-cell office:value-type="float" office:value="3753.97" calcext:value-type="float">
            <text:p>3753.97</text:p>
          </table:table-cell>
          <table:table-cell office:value-type="float" office:value="2833.19" calcext:value-type="float">
            <text:p>2833.19</text:p>
          </table:table-cell>
          <table:table-cell office:value-type="float" office:value="3928.84" calcext:value-type="float">
            <text:p>3928.84</text:p>
          </table:table-cell>
          <table:table-cell office:value-type="float" office:value="3304.39" calcext:value-type="float">
            <text:p>3304.39</text:p>
          </table:table-cell>
          <table:table-cell office:value-type="float" office:value="3581.79" calcext:value-type="float">
            <text:p>3581.79</text:p>
          </table:table-cell>
          <table:table-cell office:value-type="float" office:value="3526.43" calcext:value-type="float">
            <text:p>3526.43</text:p>
          </table:table-cell>
          <table:table-cell office:value-type="float" office:value="3372.06" calcext:value-type="float">
            <text:p>3372.06</text:p>
          </table:table-cell>
          <table:table-cell office:value-type="float" office:value="2688.9" calcext:value-type="float">
            <text:p>2688.9</text:p>
          </table:table-cell>
          <table:table-cell office:value-type="float" office:value="3899.95" calcext:value-type="float">
            <text:p>3899.95</text:p>
          </table:table-cell>
          <table:table-cell office:value-type="float" office:value="2957.91" calcext:value-type="float">
            <text:p>2957.91</text:p>
          </table:table-cell>
          <table:table-cell office:value-type="float" office:value="3823.11" calcext:value-type="float">
            <text:p>3823.11</text:p>
          </table:table-cell>
          <table:table-cell office:value-type="float" office:value="3118.11" calcext:value-type="float">
            <text:p>3118.11</text:p>
          </table:table-cell>
          <table:table-cell office:value-type="float" office:value="3528.01" calcext:value-type="float">
            <text:p>3528.01</text:p>
          </table:table-cell>
          <table:table-cell office:value-type="float" office:value="3409.56" calcext:value-type="float">
            <text:p>3409.56</text:p>
          </table:table-cell>
          <table:table-cell office:value-type="float" office:value="3016.27" calcext:value-type="float">
            <text:p>3016.27</text:p>
          </table:table-cell>
          <table:table-cell office:value-type="float" office:value="4014.24" calcext:value-type="float">
            <text:p>4014.24</text:p>
          </table:table-cell>
          <table:table-cell office:value-type="float" office:value="4322.75" calcext:value-type="float">
            <text:p>4322.75</text:p>
          </table:table-cell>
          <table:table-cell office:value-type="float" office:value="3551.69" calcext:value-type="float">
            <text:p>3551.69</text:p>
          </table:table-cell>
          <table:table-cell office:value-type="float" office:value="3773.58" calcext:value-type="float">
            <text:p>3773.58</text:p>
          </table:table-cell>
          <table:table-cell office:value-type="float" office:value="3231.47" calcext:value-type="float">
            <text:p>3231.47</text:p>
          </table:table-cell>
          <table:table-cell office:value-type="float" office:value="3891.7" calcext:value-type="float">
            <text:p>3891.7</text:p>
          </table:table-cell>
          <table:table-cell office:value-type="float" office:value="2862.65" calcext:value-type="float">
            <text:p>2862.65</text:p>
          </table:table-cell>
          <table:table-cell office:value-type="float" office:value="3995.3" calcext:value-type="float">
            <text:p>3995.3</text:p>
          </table:table-cell>
          <table:table-cell office:value-type="float" office:value="4015.54" calcext:value-type="float">
            <text:p>4015.54</text:p>
          </table:table-cell>
          <table:table-cell office:value-type="float" office:value="3822.38" calcext:value-type="float">
            <text:p>3822.38</text:p>
          </table:table-cell>
          <table:table-cell/>
        </table:table-row>
        <table:table-row table:style-name="ro1">
          <table:table-cell office:value-type="time" office:time-value="PT19H00M00S" calcext:value-type="time">
            <text:p>19:00</text:p>
          </table:table-cell>
          <table:table-cell table:style-name="ce2" table:formula="of:=AVERAGE([.D21:.AG21])" office:value-type="float" office:value="3723.584" calcext:value-type="float">
            <text:p>3723.58</text:p>
          </table:table-cell>
          <table:table-cell table:style-name="ce2" table:formula="of:=STDEV([.D21:.AG21])" office:value-type="float" office:value="692.098019979331" calcext:value-type="float">
            <text:p>692.10</text:p>
          </table:table-cell>
          <table:table-cell office:value-type="float" office:value="2319" calcext:value-type="float">
            <text:p>2319.00</text:p>
          </table:table-cell>
          <table:table-cell office:value-type="float" office:value="4416.47" calcext:value-type="float">
            <text:p>4416.47</text:p>
          </table:table-cell>
          <table:table-cell office:value-type="float" office:value="3104.19" calcext:value-type="float">
            <text:p>3104.19</text:p>
          </table:table-cell>
          <table:table-cell office:value-type="float" office:value="3297.2" calcext:value-type="float">
            <text:p>3297.20</text:p>
          </table:table-cell>
          <table:table-cell office:value-type="float" office:value="3337.12" calcext:value-type="float">
            <text:p>3337.12</text:p>
          </table:table-cell>
          <table:table-cell office:value-type="float" office:value="3974.01" calcext:value-type="float">
            <text:p>3974.01</text:p>
          </table:table-cell>
          <table:table-cell office:value-type="float" office:value="2538.29" calcext:value-type="float">
            <text:p>2538.29</text:p>
          </table:table-cell>
          <table:table-cell office:value-type="float" office:value="4356.29" calcext:value-type="float">
            <text:p>4356.29</text:p>
          </table:table-cell>
          <table:table-cell office:value-type="float" office:value="3290.77" calcext:value-type="float">
            <text:p>3290.77</text:p>
          </table:table-cell>
          <table:table-cell office:value-type="float" office:value="3813.53" calcext:value-type="float">
            <text:p>3813.53</text:p>
          </table:table-cell>
          <table:table-cell office:value-type="float" office:value="3931.75" calcext:value-type="float">
            <text:p>3931.75</text:p>
          </table:table-cell>
          <table:table-cell office:value-type="float" office:value="4165.2" calcext:value-type="float">
            <text:p>4165.2</text:p>
          </table:table-cell>
          <table:table-cell office:value-type="float" office:value="2964.87" calcext:value-type="float">
            <text:p>2964.87</text:p>
          </table:table-cell>
          <table:table-cell office:value-type="float" office:value="4502.34" calcext:value-type="float">
            <text:p>4502.34</text:p>
          </table:table-cell>
          <table:table-cell office:value-type="float" office:value="3876.94" calcext:value-type="float">
            <text:p>3876.94</text:p>
          </table:table-cell>
          <table:table-cell office:value-type="float" office:value="3874.25" calcext:value-type="float">
            <text:p>3874.25</text:p>
          </table:table-cell>
          <table:table-cell office:value-type="float" office:value="3207.1" calcext:value-type="float">
            <text:p>3207.1</text:p>
          </table:table-cell>
          <table:table-cell office:value-type="float" office:value="3241.05" calcext:value-type="float">
            <text:p>3241.05</text:p>
          </table:table-cell>
          <table:table-cell office:value-type="float" office:value="3602.07" calcext:value-type="float">
            <text:p>3602.07</text:p>
          </table:table-cell>
          <table:table-cell office:value-type="float" office:value="2923.24" calcext:value-type="float">
            <text:p>2923.24</text:p>
          </table:table-cell>
          <table:table-cell office:value-type="float" office:value="4885.33" calcext:value-type="float">
            <text:p>4885.33</text:p>
          </table:table-cell>
          <table:table-cell office:value-type="float" office:value="4377.88" calcext:value-type="float">
            <text:p>4377.88</text:p>
          </table:table-cell>
          <table:table-cell office:value-type="float" office:value="3781.06" calcext:value-type="float">
            <text:p>3781.06</text:p>
          </table:table-cell>
          <table:table-cell office:value-type="float" office:value="3914.83" calcext:value-type="float">
            <text:p>3914.83</text:p>
          </table:table-cell>
          <table:table-cell office:value-type="float" office:value="3042.57" calcext:value-type="float">
            <text:p>3042.57</text:p>
          </table:table-cell>
          <table:table-cell office:value-type="float" office:value="4666.85" calcext:value-type="float">
            <text:p>4666.85</text:p>
          </table:table-cell>
          <table:table-cell office:value-type="float" office:value="3279.08" calcext:value-type="float">
            <text:p>3279.08</text:p>
          </table:table-cell>
          <table:table-cell office:value-type="float" office:value="3716.95" calcext:value-type="float">
            <text:p>3716.95</text:p>
          </table:table-cell>
          <table:table-cell office:value-type="float" office:value="5339.01" calcext:value-type="float">
            <text:p>5339.01</text:p>
          </table:table-cell>
          <table:table-cell office:value-type="float" office:value="3968.28" calcext:value-type="float">
            <text:p>3968.28</text:p>
          </table:table-cell>
          <table:table-cell/>
        </table:table-row>
        <table:table-row table:style-name="ro1">
          <table:table-cell office:value-type="time" office:time-value="PT20H00M00S" calcext:value-type="time">
            <text:p>20:00</text:p>
          </table:table-cell>
          <table:table-cell table:style-name="ce2" table:formula="of:=AVERAGE([.D22:.AG22])" office:value-type="float" office:value="4377.68533333333" calcext:value-type="float">
            <text:p>4377.69</text:p>
          </table:table-cell>
          <table:table-cell table:style-name="ce2" table:formula="of:=STDEV([.D22:.AG22])" office:value-type="float" office:value="1091.01969600962" calcext:value-type="float">
            <text:p>1091.02</text:p>
          </table:table-cell>
          <table:table-cell office:value-type="float" office:value="2204.02" calcext:value-type="float">
            <text:p>2204.02</text:p>
          </table:table-cell>
          <table:table-cell office:value-type="float" office:value="5203.13" calcext:value-type="float">
            <text:p>5203.13</text:p>
          </table:table-cell>
          <table:table-cell office:value-type="float" office:value="3449.18" calcext:value-type="float">
            <text:p>3449.18</text:p>
          </table:table-cell>
          <table:table-cell office:value-type="float" office:value="3588.09" calcext:value-type="float">
            <text:p>3588.09</text:p>
          </table:table-cell>
          <table:table-cell office:value-type="float" office:value="3723.15" calcext:value-type="float">
            <text:p>3723.15</text:p>
          </table:table-cell>
          <table:table-cell office:value-type="float" office:value="4923.2" calcext:value-type="float">
            <text:p>4923.20</text:p>
          </table:table-cell>
          <table:table-cell office:value-type="float" office:value="2427.8" calcext:value-type="float">
            <text:p>2427.80</text:p>
          </table:table-cell>
          <table:table-cell office:value-type="float" office:value="5256.39" calcext:value-type="float">
            <text:p>5256.39</text:p>
          </table:table-cell>
          <table:table-cell office:value-type="float" office:value="3692.28" calcext:value-type="float">
            <text:p>3692.28</text:p>
          </table:table-cell>
          <table:table-cell office:value-type="float" office:value="4502.73" calcext:value-type="float">
            <text:p>4502.73</text:p>
          </table:table-cell>
          <table:table-cell office:value-type="float" office:value="4634.49" calcext:value-type="float">
            <text:p>4634.49</text:p>
          </table:table-cell>
          <table:table-cell office:value-type="float" office:value="5286.8" calcext:value-type="float">
            <text:p>5286.8</text:p>
          </table:table-cell>
          <table:table-cell office:value-type="float" office:value="3162.58" calcext:value-type="float">
            <text:p>3162.58</text:p>
          </table:table-cell>
          <table:table-cell office:value-type="float" office:value="5621.02" calcext:value-type="float">
            <text:p>5621.02</text:p>
          </table:table-cell>
          <table:table-cell office:value-type="float" office:value="4842.74" calcext:value-type="float">
            <text:p>4842.74</text:p>
          </table:table-cell>
          <table:table-cell office:value-type="float" office:value="4751.67" calcext:value-type="float">
            <text:p>4751.67</text:p>
          </table:table-cell>
          <table:table-cell office:value-type="float" office:value="3674.47" calcext:value-type="float">
            <text:p>3674.47</text:p>
          </table:table-cell>
          <table:table-cell office:value-type="float" office:value="3580.51" calcext:value-type="float">
            <text:p>3580.51</text:p>
          </table:table-cell>
          <table:table-cell office:value-type="float" office:value="4157.3" calcext:value-type="float">
            <text:p>4157.3</text:p>
          </table:table-cell>
          <table:table-cell office:value-type="float" office:value="3193.37" calcext:value-type="float">
            <text:p>3193.37</text:p>
          </table:table-cell>
          <table:table-cell office:value-type="float" office:value="6367.72" calcext:value-type="float">
            <text:p>6367.72</text:p>
          </table:table-cell>
          <table:table-cell office:value-type="float" office:value="5241.94" calcext:value-type="float">
            <text:p>5241.94</text:p>
          </table:table-cell>
          <table:table-cell office:value-type="float" office:value="4473.1" calcext:value-type="float">
            <text:p>4473.1</text:p>
          </table:table-cell>
          <table:table-cell office:value-type="float" office:value="4729.22" calcext:value-type="float">
            <text:p>4729.22</text:p>
          </table:table-cell>
          <table:table-cell office:value-type="float" office:value="3274.56" calcext:value-type="float">
            <text:p>3274.56</text:p>
          </table:table-cell>
          <table:table-cell office:value-type="float" office:value="5787.35" calcext:value-type="float">
            <text:p>5787.35</text:p>
          </table:table-cell>
          <table:table-cell office:value-type="float" office:value="3619.17" calcext:value-type="float">
            <text:p>3619.17</text:p>
          </table:table-cell>
          <table:table-cell office:value-type="float" office:value="4389.95" calcext:value-type="float">
            <text:p>4389.95</text:p>
          </table:table-cell>
          <table:table-cell office:value-type="float" office:value="6882.23" calcext:value-type="float">
            <text:p>6882.23</text:p>
          </table:table-cell>
          <table:table-cell office:value-type="float" office:value="4690.4" calcext:value-type="float">
            <text:p>4690.4</text:p>
          </table:table-cell>
          <table:table-cell/>
        </table:table-row>
        <table:table-row table:style-name="ro1">
          <table:table-cell office:value-type="time" office:time-value="PT21H00M00S" calcext:value-type="time">
            <text:p>21:00</text:p>
          </table:table-cell>
          <table:table-cell table:style-name="ce2" table:formula="of:=AVERAGE([.D23:.AG23])" office:value-type="float" office:value="2988.177" calcext:value-type="float">
            <text:p>2988.18</text:p>
          </table:table-cell>
          <table:table-cell table:style-name="ce2" table:formula="of:=STDEV([.D23:.AG23])" office:value-type="float" office:value="1470.37346980669" calcext:value-type="float">
            <text:p>1470.37</text:p>
          </table:table-cell>
          <table:table-cell office:value-type="float" office:value="322.94" calcext:value-type="float">
            <text:p>322.94</text:p>
          </table:table-cell>
          <table:table-cell office:value-type="float" office:value="4510.48" calcext:value-type="float">
            <text:p>4510.48</text:p>
          </table:table-cell>
          <table:table-cell office:value-type="float" office:value="1779.84" calcext:value-type="float">
            <text:p>1779.84</text:p>
          </table:table-cell>
          <table:table-cell office:value-type="float" office:value="1889.08" calcext:value-type="float">
            <text:p>1889.08</text:p>
          </table:table-cell>
          <table:table-cell office:value-type="float" office:value="2012.25" calcext:value-type="float">
            <text:p>2012.25</text:p>
          </table:table-cell>
          <table:table-cell office:value-type="float" office:value="3754.28" calcext:value-type="float">
            <text:p>3754.28</text:p>
          </table:table-cell>
          <table:table-cell office:value-type="float" office:value="493.55" calcext:value-type="float">
            <text:p>493.55</text:p>
          </table:table-cell>
          <table:table-cell office:value-type="float" office:value="4226.48" calcext:value-type="float">
            <text:p>4226.48</text:p>
          </table:table-cell>
          <table:table-cell office:value-type="float" office:value="2096.73" calcext:value-type="float">
            <text:p>2096.73</text:p>
          </table:table-cell>
          <table:table-cell office:value-type="float" office:value="3286.49" calcext:value-type="float">
            <text:p>3286.49</text:p>
          </table:table-cell>
          <table:table-cell office:value-type="float" office:value="3400.36" calcext:value-type="float">
            <text:p>3400.36</text:p>
          </table:table-cell>
          <table:table-cell office:value-type="float" office:value="4271.67" calcext:value-type="float">
            <text:p>4271.67</text:p>
          </table:table-cell>
          <table:table-cell office:value-type="float" office:value="1511.29" calcext:value-type="float">
            <text:p>1511.29</text:p>
          </table:table-cell>
          <table:table-cell office:value-type="float" office:value="4571.68" calcext:value-type="float">
            <text:p>4571.68</text:p>
          </table:table-cell>
          <table:table-cell office:value-type="float" office:value="3631.1" calcext:value-type="float">
            <text:p>3631.1</text:p>
          </table:table-cell>
          <table:table-cell office:value-type="float" office:value="3310.22" calcext:value-type="float">
            <text:p>3310.22</text:p>
          </table:table-cell>
          <table:table-cell office:value-type="float" office:value="1809.16" calcext:value-type="float">
            <text:p>1809.16</text:p>
          </table:table-cell>
          <table:table-cell office:value-type="float" office:value="1838.84" calcext:value-type="float">
            <text:p>1838.84</text:p>
          </table:table-cell>
          <table:table-cell office:value-type="float" office:value="2551.02" calcext:value-type="float">
            <text:p>2551.02</text:p>
          </table:table-cell>
          <table:table-cell office:value-type="float" office:value="1285.61" calcext:value-type="float">
            <text:p>1285.61</text:p>
          </table:table-cell>
          <table:table-cell office:value-type="float" office:value="5607.79" calcext:value-type="float">
            <text:p>5607.79</text:p>
          </table:table-cell>
          <table:table-cell office:value-type="float" office:value="4340.91" calcext:value-type="float">
            <text:p>4340.91</text:p>
          </table:table-cell>
          <table:table-cell office:value-type="float" office:value="2680.91" calcext:value-type="float">
            <text:p>2680.91</text:p>
          </table:table-cell>
          <table:table-cell office:value-type="float" office:value="3452.2" calcext:value-type="float">
            <text:p>3452.2</text:p>
          </table:table-cell>
          <table:table-cell office:value-type="float" office:value="1565.15" calcext:value-type="float">
            <text:p>1565.15</text:p>
          </table:table-cell>
          <table:table-cell office:value-type="float" office:value="5012.43" calcext:value-type="float">
            <text:p>5012.43</text:p>
          </table:table-cell>
          <table:table-cell office:value-type="float" office:value="1847.62" calcext:value-type="float">
            <text:p>1847.62</text:p>
          </table:table-cell>
          <table:table-cell office:value-type="float" office:value="2929.86" calcext:value-type="float">
            <text:p>2929.86</text:p>
          </table:table-cell>
          <table:table-cell office:value-type="float" office:value="6312.45" calcext:value-type="float">
            <text:p>6312.45</text:p>
          </table:table-cell>
          <table:table-cell office:value-type="float" office:value="3342.92" calcext:value-type="float">
            <text:p>3342.92</text:p>
          </table:table-cell>
          <table:table-cell/>
        </table:table-row>
        <table:table-row table:style-name="ro1">
          <table:table-cell office:value-type="time" office:time-value="PT22H00M00S" calcext:value-type="time">
            <text:p>22:00</text:p>
          </table:table-cell>
          <table:table-cell table:style-name="ce2" table:formula="of:=AVERAGE([.D24:.AG24])" office:value-type="float" office:value="526.437666666667" calcext:value-type="float">
            <text:p>526.44</text:p>
          </table:table-cell>
          <table:table-cell table:style-name="ce2" table:formula="of:=STDEV([.D24:.AG24])" office:value-type="float" office:value="822.994597265894" calcext:value-type="float">
            <text:p>822.99</text:p>
          </table:table-cell>
          <table:table-cell office:value-type="float" office:value="97.07" calcext:value-type="float">
            <text:p>97.07</text:p>
          </table:table-cell>
          <table:table-cell office:value-type="float" office:value="1150.65" calcext:value-type="float">
            <text:p>1150.65</text:p>
          </table:table-cell>
          <table:table-cell office:value-type="float" office:value="97.19" calcext:value-type="float">
            <text:p>97.19</text:p>
          </table:table-cell>
          <table:table-cell office:value-type="float" office:value="100.14" calcext:value-type="float">
            <text:p>100.14</text:p>
          </table:table-cell>
          <table:table-cell office:value-type="float" office:value="96.46" calcext:value-type="float">
            <text:p>96.46</text:p>
          </table:table-cell>
          <table:table-cell office:value-type="float" office:value="315.54" calcext:value-type="float">
            <text:p>315.54</text:p>
          </table:table-cell>
          <table:table-cell office:value-type="float" office:value="96.67" calcext:value-type="float">
            <text:p>96.67</text:p>
          </table:table-cell>
          <table:table-cell office:value-type="float" office:value="829.26" calcext:value-type="float">
            <text:p>829.26</text:p>
          </table:table-cell>
          <table:table-cell office:value-type="float" office:value="95.97" calcext:value-type="float">
            <text:p>95.97</text:p>
          </table:table-cell>
          <table:table-cell office:value-type="float" office:value="133.69" calcext:value-type="float">
            <text:p>133.69</text:p>
          </table:table-cell>
          <table:table-cell office:value-type="float" office:value="147.64" calcext:value-type="float">
            <text:p>147.64</text:p>
          </table:table-cell>
          <table:table-cell office:value-type="float" office:value="849.26" calcext:value-type="float">
            <text:p>849.26</text:p>
          </table:table-cell>
          <table:table-cell office:value-type="float" office:value="97.54" calcext:value-type="float">
            <text:p>97.54</text:p>
          </table:table-cell>
          <table:table-cell office:value-type="float" office:value="1280.82" calcext:value-type="float">
            <text:p>1280.82</text:p>
          </table:table-cell>
          <table:table-cell office:value-type="float" office:value="320.9" calcext:value-type="float">
            <text:p>320.9</text:p>
          </table:table-cell>
          <table:table-cell office:value-type="float" office:value="138.46" calcext:value-type="float">
            <text:p>138.46</text:p>
          </table:table-cell>
          <table:table-cell office:value-type="float" office:value="98.89" calcext:value-type="float">
            <text:p>98.89</text:p>
          </table:table-cell>
          <table:table-cell office:value-type="float" office:value="100.4" calcext:value-type="float">
            <text:p>100.4</text:p>
          </table:table-cell>
          <table:table-cell office:value-type="float" office:value="98.97" calcext:value-type="float">
            <text:p>98.97</text:p>
          </table:table-cell>
          <table:table-cell office:value-type="float" office:value="100.44" calcext:value-type="float">
            <text:p>100.44</text:p>
          </table:table-cell>
          <table:table-cell office:value-type="float" office:value="2771.25" calcext:value-type="float">
            <text:p>2771.25</text:p>
          </table:table-cell>
          <table:table-cell office:value-type="float" office:value="869.23" calcext:value-type="float">
            <text:p>869.23</text:p>
          </table:table-cell>
          <table:table-cell office:value-type="float" office:value="97.65" calcext:value-type="float">
            <text:p>97.65</text:p>
          </table:table-cell>
          <table:table-cell office:value-type="float" office:value="262.36" calcext:value-type="float">
            <text:p>262.36</text:p>
          </table:table-cell>
          <table:table-cell office:value-type="float" office:value="98.43" calcext:value-type="float">
            <text:p>98.43</text:p>
          </table:table-cell>
          <table:table-cell office:value-type="float" office:value="1617.02" calcext:value-type="float">
            <text:p>1617.02</text:p>
          </table:table-cell>
          <table:table-cell office:value-type="float" office:value="94.88" calcext:value-type="float">
            <text:p>94.88</text:p>
          </table:table-cell>
          <table:table-cell office:value-type="float" office:value="105.52" calcext:value-type="float">
            <text:p>105.52</text:p>
          </table:table-cell>
          <table:table-cell office:value-type="float" office:value="3468.56" calcext:value-type="float">
            <text:p>3468.56</text:p>
          </table:table-cell>
          <table:table-cell office:value-type="float" office:value="162.27" calcext:value-type="float">
            <text:p>162.27</text:p>
          </table:table-cell>
          <table:table-cell/>
        </table:table-row>
        <table:table-row table:style-name="ro1">
          <table:table-cell office:value-type="time" office:time-value="PT23H00M00S" calcext:value-type="time">
            <text:p>23:00</text:p>
          </table:table-cell>
          <table:table-cell table:style-name="ce2" table:formula="of:=AVERAGE([.D25:.AG25])" office:value-type="float" office:value="88.059" calcext:value-type="float">
            <text:p>88.06</text:p>
          </table:table-cell>
          <table:table-cell table:style-name="ce2" table:formula="of:=STDEV([.D25:.AG25])" office:value-type="float" office:value="2.48417106135406" calcext:value-type="float">
            <text:p>2.48</text:p>
          </table:table-cell>
          <table:table-cell office:value-type="float" office:value="88.42" calcext:value-type="float">
            <text:p>88.42</text:p>
          </table:table-cell>
          <table:table-cell office:value-type="float" office:value="90.1" calcext:value-type="float">
            <text:p>90.10</text:p>
          </table:table-cell>
          <table:table-cell office:value-type="float" office:value="90.22" calcext:value-type="float">
            <text:p>90.22</text:p>
          </table:table-cell>
          <table:table-cell office:value-type="float" office:value="82.06" calcext:value-type="float">
            <text:p>82.06</text:p>
          </table:table-cell>
          <table:table-cell office:value-type="float" office:value="88.47" calcext:value-type="float">
            <text:p>88.47</text:p>
          </table:table-cell>
          <table:table-cell office:value-type="float" office:value="88.8" calcext:value-type="float">
            <text:p>88.80</text:p>
          </table:table-cell>
          <table:table-cell office:value-type="float" office:value="86.68" calcext:value-type="float">
            <text:p>86.68</text:p>
          </table:table-cell>
          <table:table-cell office:value-type="float" office:value="91.9" calcext:value-type="float">
            <text:p>91.90</text:p>
          </table:table-cell>
          <table:table-cell office:value-type="float" office:value="90.27" calcext:value-type="float">
            <text:p>90.27</text:p>
          </table:table-cell>
          <table:table-cell office:value-type="float" office:value="89.89" calcext:value-type="float">
            <text:p>89.89</text:p>
          </table:table-cell>
          <table:table-cell office:value-type="float" office:value="89.07" calcext:value-type="float">
            <text:p>89.07</text:p>
          </table:table-cell>
          <table:table-cell office:value-type="float" office:value="85.24" calcext:value-type="float">
            <text:p>85.24</text:p>
          </table:table-cell>
          <table:table-cell office:value-type="float" office:value="88.36" calcext:value-type="float">
            <text:p>88.36</text:p>
          </table:table-cell>
          <table:table-cell office:value-type="float" office:value="88.3" calcext:value-type="float">
            <text:p>88.3</text:p>
          </table:table-cell>
          <table:table-cell office:value-type="float" office:value="84.2" calcext:value-type="float">
            <text:p>84.2</text:p>
          </table:table-cell>
          <table:table-cell office:value-type="float" office:value="88.69" calcext:value-type="float">
            <text:p>88.69</text:p>
          </table:table-cell>
          <table:table-cell office:value-type="float" office:value="85.37" calcext:value-type="float">
            <text:p>85.37</text:p>
          </table:table-cell>
          <table:table-cell office:value-type="float" office:value="87.02" calcext:value-type="float">
            <text:p>87.02</text:p>
          </table:table-cell>
          <table:table-cell office:value-type="float" office:value="87.95" calcext:value-type="float">
            <text:p>87.95</text:p>
          </table:table-cell>
          <table:table-cell office:value-type="float" office:value="85.95" calcext:value-type="float">
            <text:p>85.95</text:p>
          </table:table-cell>
          <table:table-cell office:value-type="float" office:value="87.72" calcext:value-type="float">
            <text:p>87.72</text:p>
          </table:table-cell>
          <table:table-cell office:value-type="float" office:value="90.74" calcext:value-type="float">
            <text:p>90.74</text:p>
          </table:table-cell>
          <table:table-cell office:value-type="float" office:value="92.57" calcext:value-type="float">
            <text:p>92.57</text:p>
          </table:table-cell>
          <table:table-cell office:value-type="float" office:value="84.77" calcext:value-type="float">
            <text:p>84.77</text:p>
          </table:table-cell>
          <table:table-cell office:value-type="float" office:value="87.48" calcext:value-type="float">
            <text:p>87.48</text:p>
          </table:table-cell>
          <table:table-cell office:value-type="float" office:value="83.55" calcext:value-type="float">
            <text:p>83.55</text:p>
          </table:table-cell>
          <table:table-cell office:value-type="float" office:value="91.18" calcext:value-type="float">
            <text:p>91.18</text:p>
          </table:table-cell>
          <table:table-cell office:value-type="float" office:value="88.99" calcext:value-type="float">
            <text:p>88.99</text:p>
          </table:table-cell>
          <table:table-cell office:value-type="float" office:value="89.05" calcext:value-type="float">
            <text:p>89.05</text:p>
          </table:table-cell>
          <table:table-cell office:value-type="float" office:value="88.76" calcext:value-type="float">
            <text:p>88.76</text:p>
          </table:table-cell>
          <table:table-cell/>
        </table:table-row>
        <table:table-row table:style-name="ro1" table:number-rows-repeated="71">
          <table:table-cell/>
          <table:table-cell table:style-name="ce2" table:number-columns-repeated="2"/>
          <table:table-cell table:number-columns-repeated="31"/>
        </table:table-row>
        <table:table-row table:style-name="ro1" table:number-rows-repeated="1048479">
          <table:table-cell table:number-columns-repeated="34"/>
        </table:table-row>
        <table:table-row table:style-name="ro1">
          <table:table-cell table:number-columns-repeated="34"/>
        </table:table-row>
      </table:table>
      <table:table table:name="graphe_scenario2" table:style-name="ta1">
        <table:shapes>
          <draw:frame draw:z-index="0" draw:style-name="gr1" draw:text-style-name="P1" svg:width="160mm" svg:height="120mm" svg:x="0mm" svg:y="0mm">
            <loext:p draw:notify-on-update-of-ranges="10p_scenario1_min.A2:10p_scenario1_min.A96  10p_scenario1_no.B2:10p_scenario1_no.B25 10p_scenario1_no.C2:10p_scenario1_no.C96 10p_scenario1_no.C2:10p_scenario1_no.C96  10p_scenario2_no.B2:10p_scenario2_no.B25 10p_scenario2_no.C2:10p_scenario2_no.C96 10p_scenario2_no.C2:10p_scenario2_no.C96  10p_scenario2_min.B2:10p_scenario2_min.B25 10p_scenario2_min.C2:10p_scenario2_min.C96 10p_scenario2_min.C2:10p_scenario2_min.C96  10p_scenario2_max.B2:10p_scenario2_max.B25 10p_scenario2_max.C2:10p_scenario2_max.C96 10p_scenario2_max.C2:10p_scenario2_max.C96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graphe_scenario2_zoom1" table:style-name="ta1">
        <table:shapes>
          <draw:frame draw:z-index="0" draw:style-name="gr1" draw:text-style-name="P1" svg:width="120mm" svg:height="80mm" svg:x="0mm" svg:y="0mm">
            <loext:p draw:notify-on-update-of-ranges="10p_scenario1_min.A8:10p_scenario1_min.A14 10p_scenario1_no.B8:10p_scenario1_no.B14 10p_scenario1_no.C17:10p_scenario1_no.C23 10p_scenario1_no.C17:10p_scenario1_no.C23 10p_scenario2_no.B8:10p_scenario2_no.B14 10p_scenario2_no.C17:10p_scenario2_no.C23 10p_scenario2_no.C17:10p_scenario2_no.C23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graphe_scenario2_zoom2" table:style-name="ta1">
        <table:shapes>
          <draw:frame draw:z-index="0" draw:style-name="gr1" draw:text-style-name="P1" svg:width="120mm" svg:height="80mm" svg:x="0mm" svg:y="0mm">
            <loext:p draw:notify-on-update-of-ranges="10p_scenario1_min.A17:10p_scenario1_min.A23  10p_scenario1_no.B17:10p_scenario1_no.B23 10p_scenario1_no.C17:10p_scenario1_no.C23 10p_scenario1_no.C17:10p_scenario1_no.C23  10p_scenario2_no.B17:10p_scenario2_no.B23 10p_scenario2_no.C17:10p_scenario2_no.C23 10p_scenario2_no.C17:10p_scenario2_no.C23  10p_scenario2_min.B17:10p_scenario2_min.B23 10p_scenario2_min.C17:10p_scenario2_min.C23 10p_scenario2_min.C17:10p_scenario2_min.C23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CH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CH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02">00/00/0000</text:date>, <text:time style:data-style-name="N2" text:time-value="13:38:43.21841108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30T09:16:15.109272964</meta:creation-date>
    <dc:date>2018-12-01T14:07:44.917662190</dc:date>
    <meta:editing-duration>PT2H57M15S</meta:editing-duration>
    <meta:editing-cycles>18</meta:editing-cycles>
    <meta:generator>LibreOffice/5.1.6.2$Linux_X86_64 LibreOffice_project/10m0$Build-2</meta:generator>
    <meta:document-statistic meta:table-count="11" meta:cell-count="4764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loext:min-decimal-places="2" number:min-integer-digits="1"/>
    </number:number-style>
    <number:time-style style:name="N40">
      <number:hours number:style="long"/>
      <number:text>:</number:text>
      <number:minutes number:style="long"/>
    </number:tim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solid" draw:fill-color="#ffffff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 chart:error-category="cell-range"/>
    </style:style>
    <style:style style:name="ch6" style:family="chart" style:data-style-name="N4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0"/>
      <style:text-properties fo:font-size="9pt" style:font-size-asian="9pt" style:font-size-complex="9pt"/>
    </style:style>
    <style:style style:name="ch8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2">
      <style:chart-properties chart:link-data-style-to-source="true" chart:error-category="cell-range" chart:error-upper-range="10p_scenario1_no.C2:10p_scenario1_no.C96" chart:error-lower-range="10p_scenario1_no.C2:10p_scenario1_no.C96"/>
      <style:graphic-properties draw:stroke="none" draw:fill-color="#004586"/>
      <style:text-properties fo:font-size="10pt" style:font-size-asian="10pt" style:font-size-complex="10pt"/>
    </style:style>
    <style:style style:name="ch12" style:family="chart">
      <style:chart-properties chart:error-upper-indicator="true" chart:error-lower-indicator="true" chart:error-category="cell-range" chart:error-upper-range="10p_scenario1_no.C2:10p_scenario1_no.C96" chart:error-lower-range="10p_scenario1_no.C2:10p_scenario1_no.C96" loext:std-weight="1"/>
      <style:graphic-properties draw:stroke="solid" svg:stroke-width="0cm" svg:stroke-color="#000000" svg:stroke-opacity="100%" draw:stroke-linejoin="round"/>
    </style:style>
    <style:style style:name="ch13" style:family="chart" style:data-style-name="N2">
      <style:chart-properties chart:link-data-style-to-source="true" chart:error-category="cell-range" chart:error-upper-range="10p_scenario1_min.C2:10p_scenario1_min.C96" chart:error-lower-range="10p_scenario1_min.C2:10p_scenario1_min.C96"/>
      <style:graphic-properties draw:stroke="none" draw:fill-color="#ff420e"/>
      <style:text-properties fo:font-size="10pt" style:font-size-asian="10pt" style:font-size-complex="10pt"/>
    </style:style>
    <style:style style:name="ch14" style:family="chart">
      <style:chart-properties chart:error-upper-indicator="true" chart:error-lower-indicator="true" chart:error-category="cell-range" chart:error-upper-range="10p_scenario1_min.C2:10p_scenario1_min.C96" chart:error-lower-range="10p_scenario1_min.C2:10p_scenario1_min.C96" loext:std-weight="1"/>
      <style:graphic-properties draw:stroke="solid" svg:stroke-width="0cm" svg:stroke-color="#000000" svg:stroke-opacity="100%" draw:stroke-linejoin="round"/>
    </style:style>
    <style:style style:name="ch15" style:family="chart" style:data-style-name="N2">
      <style:chart-properties chart:link-data-style-to-source="true" chart:error-category="cell-range" chart:error-upper-range="10p_scenario1_max.C2:10p_scenario1_max.C96" chart:error-lower-range="10p_scenario1_max.C2:10p_scenario1_max.C96"/>
      <style:graphic-properties draw:stroke="none" draw:fill-color="#ffd320"/>
      <style:text-properties fo:font-size="10pt" style:font-size-asian="10pt" style:font-size-complex="10pt"/>
    </style:style>
    <style:style style:name="ch16" style:family="chart">
      <style:chart-properties chart:error-upper-indicator="true" chart:error-lower-indicator="true" chart:error-category="cell-range" chart:error-upper-range="10p_scenario1_max.C2:10p_scenario1_max.C96" chart:error-lower-range="10p_scenario1_max.C2:10p_scenario1_max.C96" loext:std-weight="1"/>
      <style:graphic-properties draw:stroke="solid" svg:stroke-width="0cm" svg:stroke-color="#000000" svg:stroke-opacity="100%" draw:stroke-linejoin="round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6.001cm" svg:height="12.001cm" xlink:href=".." xlink:type="simple" chart:class="chart:bar" chart:style-name="ch1">
        <chart:title svg:x="3.948cm" svg:y="0.376cm" chart:style-name="ch2">
          <text:p>Temps moyen des trajets sur le réseau</text:p>
        </chart:title>
        <chart:subtitle svg:x="5.584cm" svg:y="1.421cm" chart:style-name="ch3">
          <text:p>30 simulations par scénario</text:p>
        </chart:subtitle>
        <chart:legend svg:x="3.278cm" svg:y="2.672cm" style:legend-expansion="custom" chartooo:width="4.919cm" chartooo:height="1.57cm" style:legend-expansion-aspect-ratio="3.13312101910828" chart:style-name="ch4"/>
        <chart:plot-area chart:style-name="ch5" table:cell-range-address="10p_scenario1_min.A2:10p_scenario1_min.A96 10p_scenario1_no.B2:10p_scenario1_no.B25 10p_scenario1_min.B2:10p_scenario1_min.B25 10p_scenario1_max.B2:10p_scenario1_max.B25" chart:data-source-has-labels="both" svg:x="1.314cm" svg:y="2.318cm" svg:width="14.367cm" svg:height="8.479cm">
          <chartooo:coordinate-region svg:x="2.941cm" svg:y="2.318cm" svg:width="12.74cm" svg:height="7.085cm"/>
          <chart:axis chart:dimension="x" chart:name="primary-x" chart:style-name="ch6" chartooo:axis-type="auto">
            <chartooo:date-scale/>
            <chart:title svg:x="7.914cm" svg:y="10.541cm" chart:style-name="ch7">
              <text:p>Heures</text:p>
            </chart:title>
            <chart:categories table:cell-range-address="10p_scenario1_min.A2:10p_scenario1_min.A96"/>
          </chart:axis>
          <chart:axis chart:dimension="y" chart:name="primary-y" chart:style-name="ch8">
            <chart:title svg:x="0.654cm" svg:y="7.72cm" chart:style-name="ch9">
              <text:p>Durée (secondes)</text:p>
            </chart:title>
            <chart:grid chart:style-name="ch10" chart:class="major"/>
          </chart:axis>
          <chart:series chart:style-name="ch11" chart:values-cell-range-address="10p_scenario1_no.B2:10p_scenario1_no.B25" loext:label-string="&quot;Scénario actuel&quot;" chart:class="chart:bar">
            <chart:error-indicator chart:style-name="ch12" chart:dimension="y"/>
            <chart:data-point chart:repeated="24"/>
          </chart:series>
          <chart:series chart:style-name="ch13" chart:values-cell-range-address="10p_scenario1_min.B2:10p_scenario1_min.B25" loext:label-string="&quot;Scénario actuel report min&quot;" chart:class="chart:bar">
            <chart:error-indicator chart:style-name="ch14" chart:dimension="y"/>
            <chart:data-point chart:repeated="24"/>
          </chart:series>
          <chart:series chart:style-name="ch15" chart:values-cell-range-address="10p_scenario1_max.B2:10p_scenario1_max.B25" loext:label-string="&quot;Scénario actuel report max&quot;" chart:class="chart:bar">
            <chart:error-indicator chart:style-name="ch16" chart:dimension="y"/>
            <chart:data-point chart:repeated="24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cénario actuel</text:p>
              </table:table-cell>
              <table:table-cell office:value-type="string">
                <text:p>Column C</text:p>
              </table:table-cell>
              <table:table-cell office:value-type="string">
                <text:p>Column C</text:p>
              </table:table-cell>
              <table:table-cell office:value-type="string">
                <text:p>Scénario actuel report min</text:p>
              </table:table-cell>
              <table:table-cell office:value-type="string">
                <text:p>Column C</text:p>
              </table:table-cell>
              <table:table-cell office:value-type="string">
                <text:p>Column C</text:p>
              </table:table-cell>
              <table:table-cell office:value-type="string">
                <text:p>Scénario actuel report max</text:p>
              </table:table-cell>
              <table:table-cell office:value-type="string">
                <text:p>Column C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10p_scenario1_min.A2:10p_scenario1_min.A96</svg:desc>
                </draw:g>
              </table:table-cell>
              <table:table-cell office:value-type="float" office:value="100.463">
                <text:p>100.463</text:p>
                <draw:g>
                  <svg:desc>10p_scenario1_no.B2:10p_scenario1_no.B25</svg:desc>
                </draw:g>
              </table:table-cell>
              <table:table-cell office:value-type="float" office:value="3.01257611150095">
                <text:p>3.01257611150095</text:p>
                <draw:g>
                  <svg:desc>10p_scenario1_no.C2:10p_scenario1_no.C96</svg:desc>
                </draw:g>
              </table:table-cell>
              <table:table-cell office:value-type="float" office:value="3.01257611150095">
                <text:p>3.01257611150095</text:p>
                <draw:g>
                  <svg:desc>10p_scenario1_no.C2:10p_scenario1_no.C96</svg:desc>
                </draw:g>
              </table:table-cell>
              <table:table-cell office:value-type="float" office:value="100.117666666667">
                <text:p>100.117666666667</text:p>
                <draw:g>
                  <svg:desc>10p_scenario1_min.B2:10p_scenario1_min.B25</svg:desc>
                </draw:g>
              </table:table-cell>
              <table:table-cell office:value-type="float" office:value="3.35277001621185">
                <text:p>3.35277001621185</text:p>
                <draw:g>
                  <svg:desc>10p_scenario1_min.C2:10p_scenario1_min.C96</svg:desc>
                </draw:g>
              </table:table-cell>
              <table:table-cell office:value-type="float" office:value="3.35277001621185">
                <text:p>3.35277001621185</text:p>
                <draw:g>
                  <svg:desc>10p_scenario1_min.C2:10p_scenario1_min.C96</svg:desc>
                </draw:g>
              </table:table-cell>
              <table:table-cell office:value-type="float" office:value="99.5856666666667">
                <text:p>99.5856666666667</text:p>
                <draw:g>
                  <svg:desc>10p_scenario1_max.B2:10p_scenario1_max.B25</svg:desc>
                </draw:g>
              </table:table-cell>
              <table:table-cell office:value-type="float" office:value="3.0692644107324">
                <text:p>3.0692644107324</text:p>
                <draw:g>
                  <svg:desc>10p_scenario1_max.C2:10p_scenario1_max.C96</svg:desc>
                </draw:g>
              </table:table-cell>
              <table:table-cell office:value-type="float" office:value="3.0692644107324">
                <text:p>3.0692644107324</text:p>
                <draw:g>
                  <svg:desc>10p_scenario1_max.C2:10p_scenario1_max.C96</svg:desc>
                </draw:g>
              </table:table-cell>
            </table:table-row>
            <table:table-row>
              <table:table-cell office:value-type="float" office:value="0.0416666666666667">
                <text:p>0.0416666666666667</text:p>
              </table:table-cell>
              <table:table-cell office:value-type="float" office:value="96.3206666666667">
                <text:p>96.3206666666667</text:p>
              </table:table-cell>
              <table:table-cell office:value-type="float" office:value="3.96231814187999">
                <text:p>3.96231814187999</text:p>
              </table:table-cell>
              <table:table-cell office:value-type="float" office:value="3.96231814187999">
                <text:p>3.96231814187999</text:p>
              </table:table-cell>
              <table:table-cell office:value-type="float" office:value="97.337">
                <text:p>97.337</text:p>
              </table:table-cell>
              <table:table-cell office:value-type="float" office:value="4.91727927997194">
                <text:p>4.91727927997194</text:p>
              </table:table-cell>
              <table:table-cell office:value-type="float" office:value="4.91727927997194">
                <text:p>4.91727927997194</text:p>
              </table:table-cell>
              <table:table-cell office:value-type="float" office:value="99.5063333333333">
                <text:p>99.5063333333333</text:p>
              </table:table-cell>
              <table:table-cell office:value-type="float" office:value="4.33126602765275">
                <text:p>4.33126602765275</text:p>
              </table:table-cell>
              <table:table-cell office:value-type="float" office:value="4.33126602765275">
                <text:p>4.33126602765275</text:p>
              </table:table-cell>
            </table:table-row>
            <table:table-row>
              <table:table-cell office:value-type="float" office:value="0.0833333333333333">
                <text:p>0.0833333333333333</text:p>
              </table:table-cell>
              <table:table-cell office:value-type="float" office:value="99.5233333333333">
                <text:p>99.5233333333333</text:p>
              </table:table-cell>
              <table:table-cell office:value-type="float" office:value="4.59317434621337">
                <text:p>4.59317434621337</text:p>
              </table:table-cell>
              <table:table-cell office:value-type="float" office:value="4.59317434621337">
                <text:p>4.59317434621337</text:p>
              </table:table-cell>
              <table:table-cell office:value-type="float" office:value="97.693">
                <text:p>97.693</text:p>
              </table:table-cell>
              <table:table-cell office:value-type="float" office:value="5.14966697952401">
                <text:p>5.14966697952401</text:p>
              </table:table-cell>
              <table:table-cell office:value-type="float" office:value="5.14966697952401">
                <text:p>5.14966697952401</text:p>
              </table:table-cell>
              <table:table-cell office:value-type="float" office:value="98.5136666666667">
                <text:p>98.5136666666667</text:p>
              </table:table-cell>
              <table:table-cell office:value-type="float" office:value="6.09843138866863">
                <text:p>6.09843138866863</text:p>
              </table:table-cell>
              <table:table-cell office:value-type="float" office:value="6.09843138866863">
                <text:p>6.09843138866863</text:p>
              </table:table-cell>
            </table:table-row>
            <table:table-row>
              <table:table-cell office:value-type="float" office:value="0.125">
                <text:p>0.125</text:p>
              </table:table-cell>
              <table:table-cell office:value-type="float" office:value="104.359333333333">
                <text:p>104.359333333333</text:p>
              </table:table-cell>
              <table:table-cell office:value-type="float" office:value="5.76156045273975">
                <text:p>5.76156045273975</text:p>
              </table:table-cell>
              <table:table-cell office:value-type="float" office:value="5.76156045273975">
                <text:p>5.76156045273975</text:p>
              </table:table-cell>
              <table:table-cell office:value-type="float" office:value="101.481666666667">
                <text:p>101.481666666667</text:p>
              </table:table-cell>
              <table:table-cell office:value-type="float" office:value="5.99164768273494">
                <text:p>5.99164768273494</text:p>
              </table:table-cell>
              <table:table-cell office:value-type="float" office:value="5.99164768273494">
                <text:p>5.99164768273494</text:p>
              </table:table-cell>
              <table:table-cell office:value-type="float" office:value="102.585">
                <text:p>102.585</text:p>
              </table:table-cell>
              <table:table-cell office:value-type="float" office:value="5.1221242562585">
                <text:p>5.1221242562585</text:p>
              </table:table-cell>
              <table:table-cell office:value-type="float" office:value="5.1221242562585">
                <text:p>5.1221242562585</text:p>
              </table:table-cell>
            </table:table-row>
            <table:table-row>
              <table:table-cell office:value-type="float" office:value="0.166666666666667">
                <text:p>0.166666666666667</text:p>
              </table:table-cell>
              <table:table-cell office:value-type="float" office:value="120.745">
                <text:p>120.745</text:p>
              </table:table-cell>
              <table:table-cell office:value-type="float" office:value="3.5056415124472">
                <text:p>3.5056415124472</text:p>
              </table:table-cell>
              <table:table-cell office:value-type="float" office:value="3.5056415124472">
                <text:p>3.5056415124472</text:p>
              </table:table-cell>
              <table:table-cell office:value-type="float" office:value="120.087">
                <text:p>120.087</text:p>
              </table:table-cell>
              <table:table-cell office:value-type="float" office:value="4.01216782919847">
                <text:p>4.01216782919847</text:p>
              </table:table-cell>
              <table:table-cell office:value-type="float" office:value="4.01216782919847">
                <text:p>4.01216782919847</text:p>
              </table:table-cell>
              <table:table-cell office:value-type="float" office:value="119.115">
                <text:p>119.115</text:p>
              </table:table-cell>
              <table:table-cell office:value-type="float" office:value="4.44850827380022">
                <text:p>4.44850827380022</text:p>
              </table:table-cell>
              <table:table-cell office:value-type="float" office:value="4.44850827380022">
                <text:p>4.44850827380022</text:p>
              </table:table-cell>
            </table:table-row>
            <table:table-row>
              <table:table-cell office:value-type="float" office:value="0.208333333333333">
                <text:p>0.208333333333333</text:p>
              </table:table-cell>
              <table:table-cell office:value-type="float" office:value="127.997333333333">
                <text:p>127.997333333333</text:p>
              </table:table-cell>
              <table:table-cell office:value-type="float" office:value="1.88990409049358">
                <text:p>1.88990409049358</text:p>
              </table:table-cell>
              <table:table-cell office:value-type="float" office:value="1.88990409049358">
                <text:p>1.88990409049358</text:p>
              </table:table-cell>
              <table:table-cell office:value-type="float" office:value="128.068">
                <text:p>128.068</text:p>
              </table:table-cell>
              <table:table-cell office:value-type="float" office:value="2.20645198108356">
                <text:p>2.20645198108356</text:p>
              </table:table-cell>
              <table:table-cell office:value-type="float" office:value="2.20645198108356">
                <text:p>2.20645198108356</text:p>
              </table:table-cell>
              <table:table-cell office:value-type="float" office:value="127.757333333333">
                <text:p>127.757333333333</text:p>
              </table:table-cell>
              <table:table-cell office:value-type="float" office:value="2.48846709959106">
                <text:p>2.48846709959106</text:p>
              </table:table-cell>
              <table:table-cell office:value-type="float" office:value="2.48846709959106">
                <text:p>2.48846709959106</text:p>
              </table:table-cell>
            </table:table-row>
            <table:table-row>
              <table:table-cell office:value-type="float" office:value="0.25">
                <text:p>0.25</text:p>
              </table:table-cell>
              <table:table-cell office:value-type="float" office:value="126.798333333333">
                <text:p>126.798333333333</text:p>
              </table:table-cell>
              <table:table-cell office:value-type="float" office:value="1.73761446327674">
                <text:p>1.73761446327674</text:p>
              </table:table-cell>
              <table:table-cell office:value-type="float" office:value="1.73761446327674">
                <text:p>1.73761446327674</text:p>
              </table:table-cell>
              <table:table-cell office:value-type="float" office:value="126.723">
                <text:p>126.723</text:p>
              </table:table-cell>
              <table:table-cell office:value-type="float" office:value="1.50362355431918">
                <text:p>1.50362355431918</text:p>
              </table:table-cell>
              <table:table-cell office:value-type="float" office:value="1.50362355431918">
                <text:p>1.50362355431918</text:p>
              </table:table-cell>
              <table:table-cell office:value-type="float" office:value="127.047333333333">
                <text:p>127.047333333333</text:p>
              </table:table-cell>
              <table:table-cell office:value-type="float" office:value="1.45595787484849">
                <text:p>1.45595787484849</text:p>
              </table:table-cell>
              <table:table-cell office:value-type="float" office:value="1.45595787484849">
                <text:p>1.45595787484849</text:p>
              </table:table-cell>
            </table:table-row>
            <table:table-row>
              <table:table-cell office:value-type="float" office:value="0.291666666666667">
                <text:p>0.291666666666667</text:p>
              </table:table-cell>
              <table:table-cell office:value-type="float" office:value="202.313">
                <text:p>202.313</text:p>
              </table:table-cell>
              <table:table-cell office:value-type="float" office:value="13.0554391228199">
                <text:p>13.0554391228199</text:p>
              </table:table-cell>
              <table:table-cell office:value-type="float" office:value="13.0554391228199">
                <text:p>13.0554391228199</text:p>
              </table:table-cell>
              <table:table-cell office:value-type="float" office:value="224.313">
                <text:p>224.313</text:p>
              </table:table-cell>
              <table:table-cell office:value-type="float" office:value="32.8027982563725">
                <text:p>32.8027982563725</text:p>
              </table:table-cell>
              <table:table-cell office:value-type="float" office:value="32.8027982563725">
                <text:p>32.8027982563725</text:p>
              </table:table-cell>
              <table:table-cell office:value-type="float" office:value="276.358333333333">
                <text:p>276.358333333333</text:p>
              </table:table-cell>
              <table:table-cell office:value-type="float" office:value="29.7123936852241">
                <text:p>29.7123936852241</text:p>
              </table:table-cell>
              <table:table-cell office:value-type="float" office:value="29.7123936852241">
                <text:p>29.7123936852241</text:p>
              </table:table-cell>
            </table:table-row>
            <table:table-row>
              <table:table-cell office:value-type="float" office:value="0.333333333333333">
                <text:p>0.333333333333333</text:p>
              </table:table-cell>
              <table:table-cell office:value-type="float" office:value="327.691666666667">
                <text:p>327.691666666667</text:p>
              </table:table-cell>
              <table:table-cell office:value-type="float" office:value="41.795065628846">
                <text:p>41.795065628846</text:p>
              </table:table-cell>
              <table:table-cell office:value-type="float" office:value="41.795065628846">
                <text:p>41.795065628846</text:p>
              </table:table-cell>
              <table:table-cell office:value-type="float" office:value="394.056">
                <text:p>394.056</text:p>
              </table:table-cell>
              <table:table-cell office:value-type="float" office:value="46.6796321676847">
                <text:p>46.6796321676847</text:p>
              </table:table-cell>
              <table:table-cell office:value-type="float" office:value="46.6796321676847">
                <text:p>46.6796321676847</text:p>
              </table:table-cell>
              <table:table-cell office:value-type="float" office:value="811.749">
                <text:p>811.749</text:p>
              </table:table-cell>
              <table:table-cell office:value-type="float" office:value="76.8969264598106">
                <text:p>76.8969264598106</text:p>
              </table:table-cell>
              <table:table-cell office:value-type="float" office:value="76.8969264598106">
                <text:p>76.8969264598106</text:p>
              </table:table-cell>
            </table:table-row>
            <table:table-row>
              <table:table-cell office:value-type="float" office:value="0.375">
                <text:p>0.375</text:p>
              </table:table-cell>
              <table:table-cell office:value-type="float" office:value="561.563333333333">
                <text:p>561.563333333333</text:p>
              </table:table-cell>
              <table:table-cell office:value-type="float" office:value="329.135564055963">
                <text:p>329.135564055963</text:p>
              </table:table-cell>
              <table:table-cell office:value-type="float" office:value="329.135564055963">
                <text:p>329.135564055963</text:p>
              </table:table-cell>
              <table:table-cell office:value-type="float" office:value="1578.74866666667">
                <text:p>1578.74866666667</text:p>
              </table:table-cell>
              <table:table-cell office:value-type="float" office:value="170.924017535789">
                <text:p>170.924017535789</text:p>
              </table:table-cell>
              <table:table-cell office:value-type="float" office:value="170.924017535789">
                <text:p>170.924017535789</text:p>
              </table:table-cell>
              <table:table-cell office:value-type="float" office:value="2043.93833333333">
                <text:p>2043.93833333333</text:p>
              </table:table-cell>
              <table:table-cell office:value-type="float" office:value="147.698358618184">
                <text:p>147.698358618184</text:p>
              </table:table-cell>
              <table:table-cell office:value-type="float" office:value="147.698358618184">
                <text:p>147.698358618184</text:p>
              </table:table-cell>
            </table:table-row>
            <table:table-row>
              <table:table-cell office:value-type="float" office:value="0.416666666666667">
                <text:p>0.416666666666667</text:p>
              </table:table-cell>
              <table:table-cell office:value-type="float" office:value="264.223333333333">
                <text:p>264.223333333333</text:p>
              </table:table-cell>
              <table:table-cell office:value-type="float" office:value="251.069247644238">
                <text:p>251.069247644238</text:p>
              </table:table-cell>
              <table:table-cell office:value-type="float" office:value="251.069247644238">
                <text:p>251.069247644238</text:p>
              </table:table-cell>
              <table:table-cell office:value-type="float" office:value="2450.64033333333">
                <text:p>2450.64033333333</text:p>
              </table:table-cell>
              <table:table-cell office:value-type="float" office:value="461.224605995547">
                <text:p>461.224605995547</text:p>
              </table:table-cell>
              <table:table-cell office:value-type="float" office:value="461.224605995547">
                <text:p>461.224605995547</text:p>
              </table:table-cell>
              <table:table-cell office:value-type="float" office:value="3834.22966666667">
                <text:p>3834.22966666667</text:p>
              </table:table-cell>
              <table:table-cell office:value-type="float" office:value="226.334925771572">
                <text:p>226.334925771572</text:p>
              </table:table-cell>
              <table:table-cell office:value-type="float" office:value="226.334925771572">
                <text:p>226.334925771572</text:p>
              </table:table-cell>
            </table:table-row>
            <table:table-row>
              <table:table-cell office:value-type="float" office:value="0.458333333333333">
                <text:p>0.458333333333333</text:p>
              </table:table-cell>
              <table:table-cell office:value-type="float" office:value="123.73">
                <text:p>123.73</text:p>
              </table:table-cell>
              <table:table-cell office:value-type="float" office:value="14.2037668631757">
                <text:p>14.2037668631757</text:p>
              </table:table-cell>
              <table:table-cell office:value-type="float" office:value="14.2037668631757">
                <text:p>14.2037668631757</text:p>
              </table:table-cell>
              <table:table-cell office:value-type="float" office:value="1729.57733333333">
                <text:p>1729.57733333333</text:p>
              </table:table-cell>
              <table:table-cell office:value-type="float" office:value="642.464717721356">
                <text:p>642.464717721356</text:p>
              </table:table-cell>
              <table:table-cell office:value-type="float" office:value="642.464717721356">
                <text:p>642.464717721356</text:p>
              </table:table-cell>
              <table:table-cell office:value-type="float" office:value="4698.58966666667">
                <text:p>4698.58966666667</text:p>
              </table:table-cell>
              <table:table-cell office:value-type="float" office:value="224.266096973237">
                <text:p>224.266096973237</text:p>
              </table:table-cell>
              <table:table-cell office:value-type="float" office:value="224.266096973237">
                <text:p>224.266096973237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120.219">
                <text:p>120.219</text:p>
              </table:table-cell>
              <table:table-cell office:value-type="float" office:value="1.25989422106614">
                <text:p>1.25989422106614</text:p>
              </table:table-cell>
              <table:table-cell office:value-type="float" office:value="1.25989422106614">
                <text:p>1.25989422106614</text:p>
              </table:table-cell>
              <table:table-cell office:value-type="float" office:value="622.994">
                <text:p>622.994</text:p>
              </table:table-cell>
              <table:table-cell office:value-type="float" office:value="398.343970973623">
                <text:p>398.343970973623</text:p>
              </table:table-cell>
              <table:table-cell office:value-type="float" office:value="398.343970973623">
                <text:p>398.343970973623</text:p>
              </table:table-cell>
              <table:table-cell office:value-type="float" office:value="4951.96633333333">
                <text:p>4951.96633333333</text:p>
              </table:table-cell>
              <table:table-cell office:value-type="float" office:value="134.167624839443">
                <text:p>134.167624839443</text:p>
              </table:table-cell>
              <table:table-cell office:value-type="float" office:value="134.167624839443">
                <text:p>134.167624839443</text:p>
              </table:table-cell>
            </table:table-row>
            <table:table-row>
              <table:table-cell office:value-type="float" office:value="0.541666666666667">
                <text:p>0.541666666666667</text:p>
              </table:table-cell>
              <table:table-cell office:value-type="float" office:value="118.081333333333">
                <text:p>118.081333333333</text:p>
              </table:table-cell>
              <table:table-cell office:value-type="float" office:value="1.64858713455792">
                <text:p>1.64858713455792</text:p>
              </table:table-cell>
              <table:table-cell office:value-type="float" office:value="1.64858713455792">
                <text:p>1.64858713455792</text:p>
              </table:table-cell>
              <table:table-cell office:value-type="float" office:value="146.671333333333">
                <text:p>146.671333333333</text:p>
              </table:table-cell>
              <table:table-cell office:value-type="float" office:value="109.611481582509">
                <text:p>109.611481582509</text:p>
              </table:table-cell>
              <table:table-cell office:value-type="float" office:value="109.611481582509">
                <text:p>109.611481582509</text:p>
              </table:table-cell>
              <table:table-cell office:value-type="float" office:value="6407.112">
                <text:p>6407.112</text:p>
              </table:table-cell>
              <table:table-cell office:value-type="float" office:value="201.904424357596">
                <text:p>201.904424357596</text:p>
              </table:table-cell>
              <table:table-cell office:value-type="float" office:value="201.904424357596">
                <text:p>201.904424357596</text:p>
              </table:table-cell>
            </table:table-row>
            <table:table-row>
              <table:table-cell office:value-type="float" office:value="0.583333333333333">
                <text:p>0.583333333333333</text:p>
              </table:table-cell>
              <table:table-cell office:value-type="float" office:value="121.659333333333">
                <text:p>121.659333333333</text:p>
              </table:table-cell>
              <table:table-cell office:value-type="float" office:value="1.41686621988721">
                <text:p>1.41686621988721</text:p>
              </table:table-cell>
              <table:table-cell office:value-type="float" office:value="1.41686621988721">
                <text:p>1.41686621988721</text:p>
              </table:table-cell>
              <table:table-cell office:value-type="float" office:value="122.885666666667">
                <text:p>122.885666666667</text:p>
              </table:table-cell>
              <table:table-cell office:value-type="float" office:value="5.70276018066348">
                <text:p>5.70276018066348</text:p>
              </table:table-cell>
              <table:table-cell office:value-type="float" office:value="5.70276018066348">
                <text:p>5.70276018066348</text:p>
              </table:table-cell>
              <table:table-cell office:value-type="float" office:value="7575.361">
                <text:p>7575.361</text:p>
              </table:table-cell>
              <table:table-cell office:value-type="float" office:value="203.748834773059">
                <text:p>203.748834773059</text:p>
              </table:table-cell>
              <table:table-cell office:value-type="float" office:value="203.748834773059">
                <text:p>203.748834773059</text:p>
              </table:table-cell>
            </table:table-row>
            <table:table-row>
              <table:table-cell office:value-type="float" office:value="0.625">
                <text:p>0.625</text:p>
              </table:table-cell>
              <table:table-cell office:value-type="float" office:value="126.052333333333">
                <text:p>126.052333333333</text:p>
              </table:table-cell>
              <table:table-cell office:value-type="float" office:value="1.08296108547061">
                <text:p>1.08296108547061</text:p>
              </table:table-cell>
              <table:table-cell office:value-type="float" office:value="1.08296108547061">
                <text:p>1.08296108547061</text:p>
              </table:table-cell>
              <table:table-cell office:value-type="float" office:value="126.179">
                <text:p>126.179</text:p>
              </table:table-cell>
              <table:table-cell office:value-type="float" office:value="1.69559337594593">
                <text:p>1.69559337594593</text:p>
              </table:table-cell>
              <table:table-cell office:value-type="float" office:value="1.69559337594593">
                <text:p>1.69559337594593</text:p>
              </table:table-cell>
              <table:table-cell office:value-type="float" office:value="6999.77">
                <text:p>6999.77</text:p>
              </table:table-cell>
              <table:table-cell office:value-type="float" office:value="716.993599735778">
                <text:p>716.993599735778</text:p>
              </table:table-cell>
              <table:table-cell office:value-type="float" office:value="716.993599735778">
                <text:p>716.993599735778</text:p>
              </table:table-cell>
            </table:table-row>
            <table:table-row>
              <table:table-cell office:value-type="float" office:value="0.666666666666667">
                <text:p>0.666666666666667</text:p>
              </table:table-cell>
              <table:table-cell office:value-type="float" office:value="168.058666666667">
                <text:p>168.058666666667</text:p>
              </table:table-cell>
              <table:table-cell office:value-type="float" office:value="19.6756588170525">
                <text:p>19.6756588170525</text:p>
              </table:table-cell>
              <table:table-cell office:value-type="float" office:value="19.6756588170525">
                <text:p>19.6756588170525</text:p>
              </table:table-cell>
              <table:table-cell office:value-type="float" office:value="163.713333333333">
                <text:p>163.713333333333</text:p>
              </table:table-cell>
              <table:table-cell office:value-type="float" office:value="14.5003161281433">
                <text:p>14.5003161281433</text:p>
              </table:table-cell>
              <table:table-cell office:value-type="float" office:value="14.5003161281433">
                <text:p>14.5003161281433</text:p>
              </table:table-cell>
              <table:table-cell office:value-type="float" office:value="4905.52066666667">
                <text:p>4905.52066666667</text:p>
              </table:table-cell>
              <table:table-cell office:value-type="float" office:value="514.070494769583">
                <text:p>514.070494769583</text:p>
              </table:table-cell>
              <table:table-cell office:value-type="float" office:value="514.070494769583">
                <text:p>514.070494769583</text:p>
              </table:table-cell>
            </table:table-row>
            <table:table-row>
              <table:table-cell office:value-type="float" office:value="0.708333333333333">
                <text:p>0.708333333333333</text:p>
              </table:table-cell>
              <table:table-cell office:value-type="float" office:value="204.393333333333">
                <text:p>204.393333333333</text:p>
              </table:table-cell>
              <table:table-cell office:value-type="float" office:value="41.8929214112339">
                <text:p>41.8929214112339</text:p>
              </table:table-cell>
              <table:table-cell office:value-type="float" office:value="41.8929214112339">
                <text:p>41.8929214112339</text:p>
              </table:table-cell>
              <table:table-cell office:value-type="float" office:value="201.296333333333">
                <text:p>201.296333333333</text:p>
              </table:table-cell>
              <table:table-cell office:value-type="float" office:value="33.1478787466453">
                <text:p>33.1478787466453</text:p>
              </table:table-cell>
              <table:table-cell office:value-type="float" office:value="33.1478787466453">
                <text:p>33.1478787466453</text:p>
              </table:table-cell>
              <table:table-cell office:value-type="float" office:value="3126.84533333333">
                <text:p>3126.84533333333</text:p>
              </table:table-cell>
              <table:table-cell office:value-type="float" office:value="369.23184363863">
                <text:p>369.23184363863</text:p>
              </table:table-cell>
              <table:table-cell office:value-type="float" office:value="369.23184363863">
                <text:p>369.23184363863</text:p>
              </table:table-cell>
            </table:table-row>
            <table:table-row>
              <table:table-cell office:value-type="float" office:value="0.75">
                <text:p>0.75</text:p>
              </table:table-cell>
              <table:table-cell office:value-type="float" office:value="208.875">
                <text:p>208.875</text:p>
              </table:table-cell>
              <table:table-cell office:value-type="float" office:value="58.4436007381593">
                <text:p>58.4436007381593</text:p>
              </table:table-cell>
              <table:table-cell office:value-type="float" office:value="58.4436007381593">
                <text:p>58.4436007381593</text:p>
              </table:table-cell>
              <table:table-cell office:value-type="float" office:value="195.502333333333">
                <text:p>195.502333333333</text:p>
              </table:table-cell>
              <table:table-cell office:value-type="float" office:value="48.7506024495637">
                <text:p>48.7506024495637</text:p>
              </table:table-cell>
              <table:table-cell office:value-type="float" office:value="48.7506024495637">
                <text:p>48.7506024495637</text:p>
              </table:table-cell>
              <table:table-cell office:value-type="float" office:value="3707.68466666667">
                <text:p>3707.68466666667</text:p>
              </table:table-cell>
              <table:table-cell office:value-type="float" office:value="440.66626406819">
                <text:p>440.66626406819</text:p>
              </table:table-cell>
              <table:table-cell office:value-type="float" office:value="440.66626406819">
                <text:p>440.66626406819</text:p>
              </table:table-cell>
            </table:table-row>
            <table:table-row>
              <table:table-cell office:value-type="float" office:value="0.791666666666667">
                <text:p>0.791666666666667</text:p>
              </table:table-cell>
              <table:table-cell office:value-type="float" office:value="113.527333333333">
                <text:p>113.527333333333</text:p>
              </table:table-cell>
              <table:table-cell office:value-type="float" office:value="13.1194333175908">
                <text:p>13.1194333175908</text:p>
              </table:table-cell>
              <table:table-cell office:value-type="float" office:value="13.1194333175908">
                <text:p>13.1194333175908</text:p>
              </table:table-cell>
              <table:table-cell office:value-type="float" office:value="111.484">
                <text:p>111.484</text:p>
              </table:table-cell>
              <table:table-cell office:value-type="float" office:value="9.85955430202009">
                <text:p>9.85955430202009</text:p>
              </table:table-cell>
              <table:table-cell office:value-type="float" office:value="9.85955430202009">
                <text:p>9.85955430202009</text:p>
              </table:table-cell>
              <table:table-cell office:value-type="float" office:value="4102.211">
                <text:p>4102.211</text:p>
              </table:table-cell>
              <table:table-cell office:value-type="float" office:value="564.204637706311">
                <text:p>564.204637706311</text:p>
              </table:table-cell>
              <table:table-cell office:value-type="float" office:value="564.204637706311">
                <text:p>564.204637706311</text:p>
              </table:table-cell>
            </table:table-row>
            <table:table-row>
              <table:table-cell office:value-type="float" office:value="0.833333333333333">
                <text:p>0.833333333333333</text:p>
              </table:table-cell>
              <table:table-cell office:value-type="float" office:value="113.974666666667">
                <text:p>113.974666666667</text:p>
              </table:table-cell>
              <table:table-cell office:value-type="float" office:value="1.30118177937923">
                <text:p>1.30118177937923</text:p>
              </table:table-cell>
              <table:table-cell office:value-type="float" office:value="1.30118177937923">
                <text:p>1.30118177937923</text:p>
              </table:table-cell>
              <table:table-cell office:value-type="float" office:value="113.747666666667">
                <text:p>113.747666666667</text:p>
              </table:table-cell>
              <table:table-cell office:value-type="float" office:value="2.08682679970189">
                <text:p>2.08682679970189</text:p>
              </table:table-cell>
              <table:table-cell office:value-type="float" office:value="2.08682679970189">
                <text:p>2.08682679970189</text:p>
              </table:table-cell>
              <table:table-cell office:value-type="float" office:value="4923.09566666667">
                <text:p>4923.09566666667</text:p>
              </table:table-cell>
              <table:table-cell office:value-type="float" office:value="830.279079095712">
                <text:p>830.279079095712</text:p>
              </table:table-cell>
              <table:table-cell office:value-type="float" office:value="830.279079095712">
                <text:p>830.279079095712</text:p>
              </table:table-cell>
            </table:table-row>
            <table:table-row>
              <table:table-cell office:value-type="float" office:value="0.875">
                <text:p>0.875</text:p>
              </table:table-cell>
              <table:table-cell office:value-type="float" office:value="101.994">
                <text:p>101.994</text:p>
              </table:table-cell>
              <table:table-cell office:value-type="float" office:value="2.2054972072153">
                <text:p>2.2054972072153</text:p>
              </table:table-cell>
              <table:table-cell office:value-type="float" office:value="2.2054972072153">
                <text:p>2.2054972072153</text:p>
              </table:table-cell>
              <table:table-cell office:value-type="float" office:value="102.635666666667">
                <text:p>102.635666666667</text:p>
              </table:table-cell>
              <table:table-cell office:value-type="float" office:value="2.20954462984217">
                <text:p>2.20954462984217</text:p>
              </table:table-cell>
              <table:table-cell office:value-type="float" office:value="2.20954462984217">
                <text:p>2.20954462984217</text:p>
              </table:table-cell>
              <table:table-cell office:value-type="float" office:value="3780.35566666667">
                <text:p>3780.35566666667</text:p>
              </table:table-cell>
              <table:table-cell office:value-type="float" office:value="1210.1589352007">
                <text:p>1210.1589352007</text:p>
              </table:table-cell>
              <table:table-cell office:value-type="float" office:value="1210.1589352007">
                <text:p>1210.1589352007</text:p>
              </table:table-cell>
            </table:table-row>
            <table:table-row>
              <table:table-cell office:value-type="float" office:value="0.916666666666667">
                <text:p>0.916666666666667</text:p>
              </table:table-cell>
              <table:table-cell office:value-type="float" office:value="99.049">
                <text:p>99.049</text:p>
              </table:table-cell>
              <table:table-cell office:value-type="float" office:value="2.02931167198855">
                <text:p>2.02931167198855</text:p>
              </table:table-cell>
              <table:table-cell office:value-type="float" office:value="2.02931167198855">
                <text:p>2.02931167198855</text:p>
              </table:table-cell>
              <table:table-cell office:value-type="float" office:value="100.434666666667">
                <text:p>100.434666666667</text:p>
              </table:table-cell>
              <table:table-cell office:value-type="float" office:value="1.58042930294563">
                <text:p>1.58042930294563</text:p>
              </table:table-cell>
              <table:table-cell office:value-type="float" office:value="1.58042930294563">
                <text:p>1.58042930294563</text:p>
              </table:table-cell>
              <table:table-cell office:value-type="float" office:value="828.482666666667">
                <text:p>828.482666666667</text:p>
              </table:table-cell>
              <table:table-cell office:value-type="float" office:value="734.706801369669">
                <text:p>734.706801369669</text:p>
              </table:table-cell>
              <table:table-cell office:value-type="float" office:value="734.706801369669">
                <text:p>734.706801369669</text:p>
              </table:table-cell>
            </table:table-row>
            <table:table-row>
              <table:table-cell office:value-type="float" office:value="0.958333333333333">
                <text:p>0.958333333333333</text:p>
              </table:table-cell>
              <table:table-cell office:value-type="float" office:value="88.6543333333333">
                <text:p>88.6543333333333</text:p>
              </table:table-cell>
              <table:table-cell office:value-type="float" office:value="1.57906494228516">
                <text:p>1.57906494228516</text:p>
              </table:table-cell>
              <table:table-cell office:value-type="float" office:value="1.57906494228516">
                <text:p>1.57906494228516</text:p>
              </table:table-cell>
              <table:table-cell office:value-type="float" office:value="90.0416666666667">
                <text:p>90.0416666666667</text:p>
              </table:table-cell>
              <table:table-cell office:value-type="float" office:value="2.69660972760029">
                <text:p>2.69660972760029</text:p>
              </table:table-cell>
              <table:table-cell office:value-type="float" office:value="2.69660972760029">
                <text:p>2.69660972760029</text:p>
              </table:table-cell>
              <table:table-cell office:value-type="float" office:value="89.362">
                <text:p>89.362</text:p>
              </table:table-cell>
              <table:table-cell office:value-type="float" office:value="2.22629644523567">
                <text:p>2.22629644523567</text:p>
              </table:table-cell>
              <table:table-cell office:value-type="float" office:value="2.22629644523567">
                <text:p>2.226296445235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loext:min-decimal-places="2" number:min-integer-digits="1"/>
    </number:number-style>
    <number:time-style style:name="N40">
      <number:hours number:style="long"/>
      <number:text>:</number:text>
      <number:minutes number:style="long"/>
    </number:time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solid" draw:fill-color="#ffffff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 chart:error-category="cell-range"/>
    </style:style>
    <style:style style:name="ch6" style:family="chart" style:data-style-name="N4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0"/>
      <style:text-properties fo:font-size="9pt" style:font-size-asian="9pt" style:font-size-complex="9pt"/>
    </style:style>
    <style:style style:name="ch8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2">
      <style:chart-properties chart:link-data-style-to-source="true" chart:error-category="cell-range" chart:error-upper-range="10p_scenario1_no.C2:10p_scenario1_no.C96" chart:error-lower-range="10p_scenario1_no.C2:10p_scenario1_no.C96"/>
      <style:graphic-properties draw:stroke="none" draw:fill-color="#004586"/>
      <style:text-properties fo:font-size="10pt" style:font-size-asian="10pt" style:font-size-complex="10pt"/>
    </style:style>
    <style:style style:name="ch12" style:family="chart">
      <style:chart-properties chart:error-upper-indicator="true" chart:error-lower-indicator="true" chart:error-category="cell-range" chart:error-upper-range="10p_scenario1_no.C2:10p_scenario1_no.C96" chart:error-lower-range="10p_scenario1_no.C2:10p_scenario1_no.C96" loext:std-weight="1"/>
      <style:graphic-properties draw:stroke="solid" svg:stroke-width="0cm" svg:stroke-color="#000000" svg:stroke-opacity="100%" draw:stroke-linejoin="round"/>
    </style:style>
    <style:style style:name="ch13" style:family="chart" style:data-style-name="N2">
      <style:chart-properties chart:link-data-style-to-source="true" chart:error-category="cell-range" chart:error-upper-range="10p_scenario2_no.C2:10p_scenario2_no.C96" chart:error-lower-range="10p_scenario2_no.C2:10p_scenario2_no.C96"/>
      <style:graphic-properties draw:stroke="none" draw:fill-color="#579d1c"/>
      <style:text-properties fo:font-size="10pt" style:font-size-asian="10pt" style:font-size-complex="10pt"/>
    </style:style>
    <style:style style:name="ch14" style:family="chart">
      <style:chart-properties chart:error-upper-indicator="true" chart:error-lower-indicator="true" chart:error-category="cell-range" chart:error-upper-range="10p_scenario2_no.C2:10p_scenario2_no.C96" chart:error-lower-range="10p_scenario2_no.C2:10p_scenario2_no.C96" loext:std-weight="1"/>
      <style:graphic-properties draw:stroke="solid" svg:stroke-width="0cm" svg:stroke-color="#000000" svg:stroke-opacity="100%" draw:stroke-linejoin="round"/>
    </style:style>
    <style:style style:name="ch15" style:family="chart" style:data-style-name="N2">
      <style:chart-properties chart:link-data-style-to-source="true" chart:error-category="cell-range" chart:error-upper-range="10p_scenario2_min.C2:10p_scenario2_min.C96" chart:error-lower-range="10p_scenario2_min.C2:10p_scenario2_min.C96"/>
      <style:graphic-properties draw:stroke="none" draw:fill-color="#ff420e"/>
      <style:text-properties fo:font-size="10pt" style:font-size-asian="10pt" style:font-size-complex="10pt"/>
    </style:style>
    <style:style style:name="ch16" style:family="chart">
      <style:chart-properties chart:error-upper-indicator="true" chart:error-lower-indicator="true" chart:error-category="cell-range" chart:error-upper-range="10p_scenario2_min.C2:10p_scenario2_min.C96" chart:error-lower-range="10p_scenario2_min.C2:10p_scenario2_min.C96" loext:std-weight="1"/>
      <style:graphic-properties draw:stroke="solid" svg:stroke-width="0cm" svg:stroke-color="#000000" svg:stroke-opacity="100%" draw:stroke-linejoin="round"/>
    </style:style>
    <style:style style:name="ch17" style:family="chart" style:data-style-name="N2">
      <style:chart-properties chart:link-data-style-to-source="true" chart:error-category="cell-range" chart:error-upper-range="10p_scenario2_max.C2:10p_scenario2_max.C96" chart:error-lower-range="10p_scenario2_max.C2:10p_scenario2_max.C96"/>
      <style:graphic-properties draw:stroke="none" draw:fill-color="#ffd320"/>
      <style:text-properties fo:font-size="10pt" style:font-size-asian="10pt" style:font-size-complex="10pt"/>
    </style:style>
    <style:style style:name="ch18" style:family="chart">
      <style:chart-properties chart:error-upper-indicator="true" chart:error-lower-indicator="true" chart:error-category="cell-range" chart:error-upper-range="10p_scenario2_max.C2:10p_scenario2_max.C96" chart:error-lower-range="10p_scenario2_max.C2:10p_scenario2_max.C96" loext:std-weight="1"/>
      <style:graphic-properties draw:stroke="solid" svg:stroke-width="0cm" svg:stroke-color="#000000" svg:stroke-opacity="100%" draw:stroke-linejoin="round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6.001cm" svg:height="12.001cm" xlink:href=".." xlink:type="simple" chart:class="chart:bar" chart:style-name="ch1">
        <chart:title svg:x="3.95cm" svg:y="0.677cm" chart:style-name="ch2">
          <text:p>Temps moyen des trajets sur le réseau</text:p>
        </chart:title>
        <chart:subtitle svg:x="5.584cm" svg:y="1.421cm" chart:style-name="ch3">
          <text:p>30 simulations par scénario</text:p>
        </chart:subtitle>
        <chart:legend svg:x="3.005cm" svg:y="2.318cm" style:legend-expansion="custom" chartooo:width="5.105cm" chartooo:height="2.452cm" style:legend-expansion-aspect-ratio="2.08197389885808" chart:style-name="ch4"/>
        <chart:plot-area chart:style-name="ch5" table:cell-range-address="10p_scenario1_min.A2:10p_scenario1_min.A96 10p_scenario1_no.B2:10p_scenario1_no.B25 10p_scenario2_no.B2:10p_scenario2_no.B25 10p_scenario2_min.B2:10p_scenario2_min.B25 10p_scenario2_max.B2:10p_scenario2_max.B25" chart:data-source-has-labels="both" svg:x="1.314cm" svg:y="2.318cm" svg:width="14.367cm" svg:height="8.479cm">
          <chartooo:coordinate-region svg:x="2.941cm" svg:y="2.318cm" svg:width="12.74cm" svg:height="7.085cm"/>
          <chart:axis chart:dimension="x" chart:name="primary-x" chart:style-name="ch6" chartooo:axis-type="auto">
            <chartooo:date-scale/>
            <chart:title svg:x="7.913cm" svg:y="10.54cm" chart:style-name="ch7">
              <text:p>Heures</text:p>
            </chart:title>
            <chart:categories table:cell-range-address="10p_scenario1_min.A2:10p_scenario1_min.A96"/>
          </chart:axis>
          <chart:axis chart:dimension="y" chart:name="primary-y" chart:style-name="ch8">
            <chart:title svg:x="0.653cm" svg:y="7.62cm" chart:style-name="ch9">
              <text:p>Durée (secondes)</text:p>
            </chart:title>
            <chart:grid chart:style-name="ch10" chart:class="major"/>
          </chart:axis>
          <chart:series chart:style-name="ch11" chart:values-cell-range-address="10p_scenario1_no.B2:10p_scenario1_no.B25" loext:label-string="&quot;Scénario actuel&quot;" chart:class="chart:bar">
            <chart:error-indicator chart:style-name="ch12" chart:dimension="y"/>
            <chart:data-point chart:repeated="24"/>
          </chart:series>
          <chart:series chart:style-name="ch13" chart:values-cell-range-address="10p_scenario2_no.B2:10p_scenario2_no.B25" loext:label-string="&quot;Scénario 2 sans report&quot;" chart:class="chart:bar">
            <chart:error-indicator chart:style-name="ch14" chart:dimension="y"/>
            <chart:data-point chart:repeated="24"/>
          </chart:series>
          <chart:series chart:style-name="ch15" chart:values-cell-range-address="10p_scenario2_min.B2:10p_scenario2_min.B25" loext:label-string="&quot;Scénario 2 report min&quot;" chart:class="chart:bar">
            <chart:error-indicator chart:style-name="ch16" chart:dimension="y"/>
            <chart:data-point chart:repeated="24"/>
          </chart:series>
          <chart:series chart:style-name="ch17" chart:values-cell-range-address="10p_scenario2_max.B2:10p_scenario2_max.B25" loext:label-string="&quot;Scénario 2 report max&quot;" chart:class="chart:bar">
            <chart:error-indicator chart:style-name="ch18" chart:dimension="y"/>
            <chart:data-point chart:repeated="24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cénario actuel</text:p>
              </table:table-cell>
              <table:table-cell office:value-type="string">
                <text:p>Column C</text:p>
              </table:table-cell>
              <table:table-cell office:value-type="string">
                <text:p>Column C</text:p>
              </table:table-cell>
              <table:table-cell office:value-type="string">
                <text:p>Scénario 2 sans report</text:p>
              </table:table-cell>
              <table:table-cell office:value-type="string">
                <text:p>Column C</text:p>
              </table:table-cell>
              <table:table-cell office:value-type="string">
                <text:p>Column C</text:p>
              </table:table-cell>
              <table:table-cell office:value-type="string">
                <text:p>Scénario 2 report min</text:p>
              </table:table-cell>
              <table:table-cell office:value-type="string">
                <text:p>Column C</text:p>
              </table:table-cell>
              <table:table-cell office:value-type="string">
                <text:p>Column C</text:p>
              </table:table-cell>
              <table:table-cell office:value-type="string">
                <text:p>Scénario 2 report max</text:p>
              </table:table-cell>
              <table:table-cell office:value-type="string">
                <text:p>Column C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10p_scenario1_min.A2:10p_scenario1_min.A96</svg:desc>
                </draw:g>
              </table:table-cell>
              <table:table-cell office:value-type="float" office:value="100.463">
                <text:p>100.463</text:p>
                <draw:g>
                  <svg:desc>10p_scenario1_no.B2:10p_scenario1_no.B25</svg:desc>
                </draw:g>
              </table:table-cell>
              <table:table-cell office:value-type="float" office:value="3.01257611150095">
                <text:p>3.01257611150095</text:p>
                <draw:g>
                  <svg:desc>10p_scenario1_no.C2:10p_scenario1_no.C96</svg:desc>
                </draw:g>
              </table:table-cell>
              <table:table-cell office:value-type="float" office:value="3.01257611150095">
                <text:p>3.01257611150095</text:p>
                <draw:g>
                  <svg:desc>10p_scenario1_no.C2:10p_scenario1_no.C96</svg:desc>
                </draw:g>
              </table:table-cell>
              <table:table-cell office:value-type="float" office:value="99.6806666666667">
                <text:p>99.6806666666667</text:p>
                <draw:g>
                  <svg:desc>10p_scenario2_no.B2:10p_scenario2_no.B25</svg:desc>
                </draw:g>
              </table:table-cell>
              <table:table-cell office:value-type="float" office:value="3.15595215790552">
                <text:p>3.15595215790552</text:p>
                <draw:g>
                  <svg:desc>10p_scenario2_no.C2:10p_scenario2_no.C96</svg:desc>
                </draw:g>
              </table:table-cell>
              <table:table-cell office:value-type="float" office:value="3.15595215790552">
                <text:p>3.15595215790552</text:p>
                <draw:g>
                  <svg:desc>10p_scenario2_no.C2:10p_scenario2_no.C96</svg:desc>
                </draw:g>
              </table:table-cell>
              <table:table-cell office:value-type="float" office:value="99.508">
                <text:p>99.508</text:p>
                <draw:g>
                  <svg:desc>10p_scenario2_min.B2:10p_scenario2_min.B25</svg:desc>
                </draw:g>
              </table:table-cell>
              <table:table-cell office:value-type="float" office:value="2.71152253959996">
                <text:p>2.71152253959996</text:p>
                <draw:g>
                  <svg:desc>10p_scenario2_min.C2:10p_scenario2_min.C96</svg:desc>
                </draw:g>
              </table:table-cell>
              <table:table-cell office:value-type="float" office:value="2.71152253959996">
                <text:p>2.71152253959996</text:p>
                <draw:g>
                  <svg:desc>10p_scenario2_min.C2:10p_scenario2_min.C96</svg:desc>
                </draw:g>
              </table:table-cell>
              <table:table-cell office:value-type="float" office:value="99.0503333333333">
                <text:p>99.0503333333333</text:p>
                <draw:g>
                  <svg:desc>10p_scenario2_max.B2:10p_scenario2_max.B25</svg:desc>
                </draw:g>
              </table:table-cell>
              <table:table-cell office:value-type="float" office:value="4.06086068958661">
                <text:p>4.06086068958661</text:p>
                <draw:g>
                  <svg:desc>10p_scenario2_max.C2:10p_scenario2_max.C96</svg:desc>
                </draw:g>
              </table:table-cell>
              <table:table-cell office:value-type="float" office:value="4.06086068958661">
                <text:p>4.06086068958661</text:p>
                <draw:g>
                  <svg:desc>10p_scenario2_max.C2:10p_scenario2_max.C96</svg:desc>
                </draw:g>
              </table:table-cell>
            </table:table-row>
            <table:table-row>
              <table:table-cell office:value-type="float" office:value="0.0416666666666667">
                <text:p>0.0416666666666667</text:p>
              </table:table-cell>
              <table:table-cell office:value-type="float" office:value="96.3206666666667">
                <text:p>96.3206666666667</text:p>
              </table:table-cell>
              <table:table-cell office:value-type="float" office:value="3.96231814187999">
                <text:p>3.96231814187999</text:p>
              </table:table-cell>
              <table:table-cell office:value-type="float" office:value="3.96231814187999">
                <text:p>3.96231814187999</text:p>
              </table:table-cell>
              <table:table-cell office:value-type="float" office:value="99.0423333333333">
                <text:p>99.0423333333333</text:p>
              </table:table-cell>
              <table:table-cell office:value-type="float" office:value="4.16294547856097">
                <text:p>4.16294547856097</text:p>
              </table:table-cell>
              <table:table-cell office:value-type="float" office:value="4.16294547856097">
                <text:p>4.16294547856097</text:p>
              </table:table-cell>
              <table:table-cell office:value-type="float" office:value="99.0386666666667">
                <text:p>99.0386666666667</text:p>
              </table:table-cell>
              <table:table-cell office:value-type="float" office:value="3.87886024259823">
                <text:p>3.87886024259823</text:p>
              </table:table-cell>
              <table:table-cell office:value-type="float" office:value="3.87886024259823">
                <text:p>3.87886024259823</text:p>
              </table:table-cell>
              <table:table-cell office:value-type="float" office:value="97.6423333333333">
                <text:p>97.6423333333333</text:p>
              </table:table-cell>
              <table:table-cell office:value-type="float" office:value="4.64377127012038">
                <text:p>4.64377127012038</text:p>
              </table:table-cell>
              <table:table-cell office:value-type="float" office:value="4.64377127012038">
                <text:p>4.64377127012038</text:p>
              </table:table-cell>
            </table:table-row>
            <table:table-row>
              <table:table-cell office:value-type="float" office:value="0.0833333333333333">
                <text:p>0.0833333333333333</text:p>
              </table:table-cell>
              <table:table-cell office:value-type="float" office:value="99.5233333333333">
                <text:p>99.5233333333333</text:p>
              </table:table-cell>
              <table:table-cell office:value-type="float" office:value="4.59317434621337">
                <text:p>4.59317434621337</text:p>
              </table:table-cell>
              <table:table-cell office:value-type="float" office:value="4.59317434621337">
                <text:p>4.59317434621337</text:p>
              </table:table-cell>
              <table:table-cell office:value-type="float" office:value="95.789">
                <text:p>95.789</text:p>
              </table:table-cell>
              <table:table-cell office:value-type="float" office:value="5.23910913064031">
                <text:p>5.23910913064031</text:p>
              </table:table-cell>
              <table:table-cell office:value-type="float" office:value="5.23910913064031">
                <text:p>5.23910913064031</text:p>
              </table:table-cell>
              <table:table-cell office:value-type="float" office:value="97.0133333333333">
                <text:p>97.0133333333333</text:p>
              </table:table-cell>
              <table:table-cell office:value-type="float" office:value="4.13572520708349">
                <text:p>4.13572520708349</text:p>
              </table:table-cell>
              <table:table-cell office:value-type="float" office:value="4.13572520708349">
                <text:p>4.13572520708349</text:p>
              </table:table-cell>
              <table:table-cell office:value-type="float" office:value="97.1496666666667">
                <text:p>97.1496666666667</text:p>
              </table:table-cell>
              <table:table-cell office:value-type="float" office:value="5.62171742278187">
                <text:p>5.62171742278187</text:p>
              </table:table-cell>
              <table:table-cell office:value-type="float" office:value="5.62171742278187">
                <text:p>5.62171742278187</text:p>
              </table:table-cell>
            </table:table-row>
            <table:table-row>
              <table:table-cell office:value-type="float" office:value="0.125">
                <text:p>0.125</text:p>
              </table:table-cell>
              <table:table-cell office:value-type="float" office:value="104.359333333333">
                <text:p>104.359333333333</text:p>
              </table:table-cell>
              <table:table-cell office:value-type="float" office:value="5.76156045273975">
                <text:p>5.76156045273975</text:p>
              </table:table-cell>
              <table:table-cell office:value-type="float" office:value="5.76156045273975">
                <text:p>5.76156045273975</text:p>
              </table:table-cell>
              <table:table-cell office:value-type="float" office:value="100.674">
                <text:p>100.674</text:p>
              </table:table-cell>
              <table:table-cell office:value-type="float" office:value="5.5647942614632">
                <text:p>5.5647942614632</text:p>
              </table:table-cell>
              <table:table-cell office:value-type="float" office:value="5.5647942614632">
                <text:p>5.5647942614632</text:p>
              </table:table-cell>
              <table:table-cell office:value-type="float" office:value="101.149">
                <text:p>101.149</text:p>
              </table:table-cell>
              <table:table-cell office:value-type="float" office:value="4.22832595063668">
                <text:p>4.22832595063668</text:p>
              </table:table-cell>
              <table:table-cell office:value-type="float" office:value="4.22832595063668">
                <text:p>4.22832595063668</text:p>
              </table:table-cell>
              <table:table-cell office:value-type="float" office:value="100.189333333333">
                <text:p>100.189333333333</text:p>
              </table:table-cell>
              <table:table-cell office:value-type="float" office:value="4.05281165351298">
                <text:p>4.05281165351298</text:p>
              </table:table-cell>
              <table:table-cell office:value-type="float" office:value="4.05281165351298">
                <text:p>4.05281165351298</text:p>
              </table:table-cell>
            </table:table-row>
            <table:table-row>
              <table:table-cell office:value-type="float" office:value="0.166666666666667">
                <text:p>0.166666666666667</text:p>
              </table:table-cell>
              <table:table-cell office:value-type="float" office:value="120.745">
                <text:p>120.745</text:p>
              </table:table-cell>
              <table:table-cell office:value-type="float" office:value="3.5056415124472">
                <text:p>3.5056415124472</text:p>
              </table:table-cell>
              <table:table-cell office:value-type="float" office:value="3.5056415124472">
                <text:p>3.5056415124472</text:p>
              </table:table-cell>
              <table:table-cell office:value-type="float" office:value="117.979666666667">
                <text:p>117.979666666667</text:p>
              </table:table-cell>
              <table:table-cell office:value-type="float" office:value="3.68793137356051">
                <text:p>3.68793137356051</text:p>
              </table:table-cell>
              <table:table-cell office:value-type="float" office:value="3.68793137356051">
                <text:p>3.68793137356051</text:p>
              </table:table-cell>
              <table:table-cell office:value-type="float" office:value="119.950666666667">
                <text:p>119.950666666667</text:p>
              </table:table-cell>
              <table:table-cell office:value-type="float" office:value="3.1547281792664">
                <text:p>3.1547281792664</text:p>
              </table:table-cell>
              <table:table-cell office:value-type="float" office:value="3.1547281792664">
                <text:p>3.1547281792664</text:p>
              </table:table-cell>
              <table:table-cell office:value-type="float" office:value="118.056333333333">
                <text:p>118.056333333333</text:p>
              </table:table-cell>
              <table:table-cell office:value-type="float" office:value="3.76182776864113">
                <text:p>3.76182776864113</text:p>
              </table:table-cell>
              <table:table-cell office:value-type="float" office:value="3.76182776864113">
                <text:p>3.76182776864113</text:p>
              </table:table-cell>
            </table:table-row>
            <table:table-row>
              <table:table-cell office:value-type="float" office:value="0.208333333333333">
                <text:p>0.208333333333333</text:p>
              </table:table-cell>
              <table:table-cell office:value-type="float" office:value="127.997333333333">
                <text:p>127.997333333333</text:p>
              </table:table-cell>
              <table:table-cell office:value-type="float" office:value="1.88990409049358">
                <text:p>1.88990409049358</text:p>
              </table:table-cell>
              <table:table-cell office:value-type="float" office:value="1.88990409049358">
                <text:p>1.88990409049358</text:p>
              </table:table-cell>
              <table:table-cell office:value-type="float" office:value="126.651333333333">
                <text:p>126.651333333333</text:p>
              </table:table-cell>
              <table:table-cell office:value-type="float" office:value="2.03970541032757">
                <text:p>2.03970541032757</text:p>
              </table:table-cell>
              <table:table-cell office:value-type="float" office:value="2.03970541032757">
                <text:p>2.03970541032757</text:p>
              </table:table-cell>
              <table:table-cell office:value-type="float" office:value="126.533666666667">
                <text:p>126.533666666667</text:p>
              </table:table-cell>
              <table:table-cell office:value-type="float" office:value="1.83878048667069">
                <text:p>1.83878048667069</text:p>
              </table:table-cell>
              <table:table-cell office:value-type="float" office:value="1.83878048667069">
                <text:p>1.83878048667069</text:p>
              </table:table-cell>
              <table:table-cell office:value-type="float" office:value="125.010333333333">
                <text:p>125.010333333333</text:p>
              </table:table-cell>
              <table:table-cell office:value-type="float" office:value="1.86166125911191">
                <text:p>1.86166125911191</text:p>
              </table:table-cell>
              <table:table-cell office:value-type="float" office:value="1.86166125911191">
                <text:p>1.86166125911191</text:p>
              </table:table-cell>
            </table:table-row>
            <table:table-row>
              <table:table-cell office:value-type="float" office:value="0.25">
                <text:p>0.25</text:p>
              </table:table-cell>
              <table:table-cell office:value-type="float" office:value="126.798333333333">
                <text:p>126.798333333333</text:p>
              </table:table-cell>
              <table:table-cell office:value-type="float" office:value="1.73761446327674">
                <text:p>1.73761446327674</text:p>
              </table:table-cell>
              <table:table-cell office:value-type="float" office:value="1.73761446327674">
                <text:p>1.73761446327674</text:p>
              </table:table-cell>
              <table:table-cell office:value-type="float" office:value="123.514">
                <text:p>123.514</text:p>
              </table:table-cell>
              <table:table-cell office:value-type="float" office:value="1.56479942528725">
                <text:p>1.56479942528725</text:p>
              </table:table-cell>
              <table:table-cell office:value-type="float" office:value="1.56479942528725">
                <text:p>1.56479942528725</text:p>
              </table:table-cell>
              <table:table-cell office:value-type="float" office:value="123.516666666667">
                <text:p>123.516666666667</text:p>
              </table:table-cell>
              <table:table-cell office:value-type="float" office:value="1.55663503869024">
                <text:p>1.55663503869024</text:p>
              </table:table-cell>
              <table:table-cell office:value-type="float" office:value="1.55663503869024">
                <text:p>1.55663503869024</text:p>
              </table:table-cell>
              <table:table-cell office:value-type="float" office:value="123.158">
                <text:p>123.158</text:p>
              </table:table-cell>
              <table:table-cell office:value-type="float" office:value="1.48380312849715">
                <text:p>1.48380312849715</text:p>
              </table:table-cell>
              <table:table-cell office:value-type="float" office:value="1.48380312849715">
                <text:p>1.48380312849715</text:p>
              </table:table-cell>
            </table:table-row>
            <table:table-row>
              <table:table-cell office:value-type="float" office:value="0.291666666666667">
                <text:p>0.291666666666667</text:p>
              </table:table-cell>
              <table:table-cell office:value-type="float" office:value="202.313">
                <text:p>202.313</text:p>
              </table:table-cell>
              <table:table-cell office:value-type="float" office:value="13.0554391228199">
                <text:p>13.0554391228199</text:p>
              </table:table-cell>
              <table:table-cell office:value-type="float" office:value="13.0554391228199">
                <text:p>13.0554391228199</text:p>
              </table:table-cell>
              <table:table-cell office:value-type="float" office:value="193.88">
                <text:p>193.88</text:p>
              </table:table-cell>
              <table:table-cell office:value-type="float" office:value="15.1984872205461">
                <text:p>15.1984872205461</text:p>
              </table:table-cell>
              <table:table-cell office:value-type="float" office:value="15.1984872205461">
                <text:p>15.1984872205461</text:p>
              </table:table-cell>
              <table:table-cell office:value-type="float" office:value="215.305666666667">
                <text:p>215.305666666667</text:p>
              </table:table-cell>
              <table:table-cell office:value-type="float" office:value="23.9229243229359">
                <text:p>23.9229243229359</text:p>
              </table:table-cell>
              <table:table-cell office:value-type="float" office:value="23.9229243229359">
                <text:p>23.9229243229359</text:p>
              </table:table-cell>
              <table:table-cell office:value-type="float" office:value="275.207333333333">
                <text:p>275.207333333333</text:p>
              </table:table-cell>
              <table:table-cell office:value-type="float" office:value="33.3152416121835">
                <text:p>33.3152416121835</text:p>
              </table:table-cell>
              <table:table-cell office:value-type="float" office:value="33.3152416121835">
                <text:p>33.3152416121835</text:p>
              </table:table-cell>
            </table:table-row>
            <table:table-row>
              <table:table-cell office:value-type="float" office:value="0.333333333333333">
                <text:p>0.333333333333333</text:p>
              </table:table-cell>
              <table:table-cell office:value-type="float" office:value="327.691666666667">
                <text:p>327.691666666667</text:p>
              </table:table-cell>
              <table:table-cell office:value-type="float" office:value="41.795065628846">
                <text:p>41.795065628846</text:p>
              </table:table-cell>
              <table:table-cell office:value-type="float" office:value="41.795065628846">
                <text:p>41.795065628846</text:p>
              </table:table-cell>
              <table:table-cell office:value-type="float" office:value="326.356666666667">
                <text:p>326.356666666667</text:p>
              </table:table-cell>
              <table:table-cell office:value-type="float" office:value="63.0304034646736">
                <text:p>63.0304034646736</text:p>
              </table:table-cell>
              <table:table-cell office:value-type="float" office:value="63.0304034646736">
                <text:p>63.0304034646736</text:p>
              </table:table-cell>
              <table:table-cell office:value-type="float" office:value="386.001666666667">
                <text:p>386.001666666667</text:p>
              </table:table-cell>
              <table:table-cell office:value-type="float" office:value="38.6713241423091">
                <text:p>38.6713241423091</text:p>
              </table:table-cell>
              <table:table-cell office:value-type="float" office:value="38.6713241423091">
                <text:p>38.6713241423091</text:p>
              </table:table-cell>
              <table:table-cell office:value-type="float" office:value="764.369666666667">
                <text:p>764.369666666667</text:p>
              </table:table-cell>
              <table:table-cell office:value-type="float" office:value="66.6959560622492">
                <text:p>66.6959560622492</text:p>
              </table:table-cell>
              <table:table-cell office:value-type="float" office:value="66.6959560622492">
                <text:p>66.6959560622492</text:p>
              </table:table-cell>
            </table:table-row>
            <table:table-row>
              <table:table-cell office:value-type="float" office:value="0.375">
                <text:p>0.375</text:p>
              </table:table-cell>
              <table:table-cell office:value-type="float" office:value="561.563333333333">
                <text:p>561.563333333333</text:p>
              </table:table-cell>
              <table:table-cell office:value-type="float" office:value="329.135564055963">
                <text:p>329.135564055963</text:p>
              </table:table-cell>
              <table:table-cell office:value-type="float" office:value="329.135564055963">
                <text:p>329.135564055963</text:p>
              </table:table-cell>
              <table:table-cell office:value-type="float" office:value="593.187666666667">
                <text:p>593.187666666667</text:p>
              </table:table-cell>
              <table:table-cell office:value-type="float" office:value="320.154927320307">
                <text:p>320.154927320307</text:p>
              </table:table-cell>
              <table:table-cell office:value-type="float" office:value="320.154927320307">
                <text:p>320.154927320307</text:p>
              </table:table-cell>
              <table:table-cell office:value-type="float" office:value="1524.93566666667">
                <text:p>1524.93566666667</text:p>
              </table:table-cell>
              <table:table-cell office:value-type="float" office:value="150.717172068868">
                <text:p>150.717172068868</text:p>
              </table:table-cell>
              <table:table-cell office:value-type="float" office:value="150.717172068868">
                <text:p>150.717172068868</text:p>
              </table:table-cell>
              <table:table-cell office:value-type="float" office:value="1957.63166666667">
                <text:p>1957.63166666667</text:p>
              </table:table-cell>
              <table:table-cell office:value-type="float" office:value="108.532262614215">
                <text:p>108.532262614215</text:p>
              </table:table-cell>
              <table:table-cell office:value-type="float" office:value="108.532262614215">
                <text:p>108.532262614215</text:p>
              </table:table-cell>
            </table:table-row>
            <table:table-row>
              <table:table-cell office:value-type="float" office:value="0.416666666666667">
                <text:p>0.416666666666667</text:p>
              </table:table-cell>
              <table:table-cell office:value-type="float" office:value="264.223333333333">
                <text:p>264.223333333333</text:p>
              </table:table-cell>
              <table:table-cell office:value-type="float" office:value="251.069247644238">
                <text:p>251.069247644238</text:p>
              </table:table-cell>
              <table:table-cell office:value-type="float" office:value="251.069247644238">
                <text:p>251.069247644238</text:p>
              </table:table-cell>
              <table:table-cell office:value-type="float" office:value="271.874666666667">
                <text:p>271.874666666667</text:p>
              </table:table-cell>
              <table:table-cell office:value-type="float" office:value="275.47164930456">
                <text:p>275.47164930456</text:p>
              </table:table-cell>
              <table:table-cell office:value-type="float" office:value="275.47164930456">
                <text:p>275.47164930456</text:p>
              </table:table-cell>
              <table:table-cell office:value-type="float" office:value="2362.22966666667">
                <text:p>2362.22966666667</text:p>
              </table:table-cell>
              <table:table-cell office:value-type="float" office:value="401.469285280983">
                <text:p>401.469285280983</text:p>
              </table:table-cell>
              <table:table-cell office:value-type="float" office:value="401.469285280983">
                <text:p>401.469285280983</text:p>
              </table:table-cell>
              <table:table-cell office:value-type="float" office:value="3763.39266666666">
                <text:p>3763.39266666666</text:p>
              </table:table-cell>
              <table:table-cell office:value-type="float" office:value="294.399238753857">
                <text:p>294.399238753857</text:p>
              </table:table-cell>
              <table:table-cell office:value-type="float" office:value="294.399238753857">
                <text:p>294.399238753857</text:p>
              </table:table-cell>
            </table:table-row>
            <table:table-row>
              <table:table-cell office:value-type="float" office:value="0.458333333333333">
                <text:p>0.458333333333333</text:p>
              </table:table-cell>
              <table:table-cell office:value-type="float" office:value="123.73">
                <text:p>123.73</text:p>
              </table:table-cell>
              <table:table-cell office:value-type="float" office:value="14.2037668631757">
                <text:p>14.2037668631757</text:p>
              </table:table-cell>
              <table:table-cell office:value-type="float" office:value="14.2037668631757">
                <text:p>14.2037668631757</text:p>
              </table:table-cell>
              <table:table-cell office:value-type="float" office:value="125.651">
                <text:p>125.651</text:p>
              </table:table-cell>
              <table:table-cell office:value-type="float" office:value="38.626465944729">
                <text:p>38.626465944729</text:p>
              </table:table-cell>
              <table:table-cell office:value-type="float" office:value="38.626465944729">
                <text:p>38.626465944729</text:p>
              </table:table-cell>
              <table:table-cell office:value-type="float" office:value="1566.909">
                <text:p>1566.909</text:p>
              </table:table-cell>
              <table:table-cell office:value-type="float" office:value="540.237788554007">
                <text:p>540.237788554007</text:p>
              </table:table-cell>
              <table:table-cell office:value-type="float" office:value="540.237788554007">
                <text:p>540.237788554007</text:p>
              </table:table-cell>
              <table:table-cell office:value-type="float" office:value="4680.20833333333">
                <text:p>4680.20833333333</text:p>
              </table:table-cell>
              <table:table-cell office:value-type="float" office:value="268.379888309185">
                <text:p>268.379888309185</text:p>
              </table:table-cell>
              <table:table-cell office:value-type="float" office:value="268.379888309185">
                <text:p>268.379888309185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120.219">
                <text:p>120.219</text:p>
              </table:table-cell>
              <table:table-cell office:value-type="float" office:value="1.25989422106614">
                <text:p>1.25989422106614</text:p>
              </table:table-cell>
              <table:table-cell office:value-type="float" office:value="1.25989422106614">
                <text:p>1.25989422106614</text:p>
              </table:table-cell>
              <table:table-cell office:value-type="float" office:value="115.961333333333">
                <text:p>115.961333333333</text:p>
              </table:table-cell>
              <table:table-cell office:value-type="float" office:value="1.19706748962314">
                <text:p>1.19706748962314</text:p>
              </table:table-cell>
              <table:table-cell office:value-type="float" office:value="1.19706748962314">
                <text:p>1.19706748962314</text:p>
              </table:table-cell>
              <table:table-cell office:value-type="float" office:value="484.421666666667">
                <text:p>484.421666666667</text:p>
              </table:table-cell>
              <table:table-cell office:value-type="float" office:value="312.605203677245">
                <text:p>312.605203677245</text:p>
              </table:table-cell>
              <table:table-cell office:value-type="float" office:value="312.605203677245">
                <text:p>312.605203677245</text:p>
              </table:table-cell>
              <table:table-cell office:value-type="float" office:value="4958.985">
                <text:p>4958.985</text:p>
              </table:table-cell>
              <table:table-cell office:value-type="float" office:value="177.288555395259">
                <text:p>177.288555395259</text:p>
              </table:table-cell>
              <table:table-cell office:value-type="float" office:value="177.288555395259">
                <text:p>177.288555395259</text:p>
              </table:table-cell>
            </table:table-row>
            <table:table-row>
              <table:table-cell office:value-type="float" office:value="0.541666666666667">
                <text:p>0.541666666666667</text:p>
              </table:table-cell>
              <table:table-cell office:value-type="float" office:value="118.081333333333">
                <text:p>118.081333333333</text:p>
              </table:table-cell>
              <table:table-cell office:value-type="float" office:value="1.64858713455792">
                <text:p>1.64858713455792</text:p>
              </table:table-cell>
              <table:table-cell office:value-type="float" office:value="1.64858713455792">
                <text:p>1.64858713455792</text:p>
              </table:table-cell>
              <table:table-cell office:value-type="float" office:value="120.479333333333">
                <text:p>120.479333333333</text:p>
              </table:table-cell>
              <table:table-cell office:value-type="float" office:value="1.58387332594614">
                <text:p>1.58387332594614</text:p>
              </table:table-cell>
              <table:table-cell office:value-type="float" office:value="1.58387332594614">
                <text:p>1.58387332594614</text:p>
              </table:table-cell>
              <table:table-cell office:value-type="float" office:value="126.418">
                <text:p>126.418</text:p>
              </table:table-cell>
              <table:table-cell office:value-type="float" office:value="19.0861013522298">
                <text:p>19.0861013522298</text:p>
              </table:table-cell>
              <table:table-cell office:value-type="float" office:value="19.0861013522298">
                <text:p>19.0861013522298</text:p>
              </table:table-cell>
              <table:table-cell office:value-type="float" office:value="6327.82066666667">
                <text:p>6327.82066666667</text:p>
              </table:table-cell>
              <table:table-cell office:value-type="float" office:value="229.515962256604">
                <text:p>229.515962256604</text:p>
              </table:table-cell>
              <table:table-cell office:value-type="float" office:value="229.515962256604">
                <text:p>229.515962256604</text:p>
              </table:table-cell>
            </table:table-row>
            <table:table-row>
              <table:table-cell office:value-type="float" office:value="0.583333333333333">
                <text:p>0.583333333333333</text:p>
              </table:table-cell>
              <table:table-cell office:value-type="float" office:value="121.659333333333">
                <text:p>121.659333333333</text:p>
              </table:table-cell>
              <table:table-cell office:value-type="float" office:value="1.41686621988721">
                <text:p>1.41686621988721</text:p>
              </table:table-cell>
              <table:table-cell office:value-type="float" office:value="1.41686621988721">
                <text:p>1.41686621988721</text:p>
              </table:table-cell>
              <table:table-cell office:value-type="float" office:value="118.387">
                <text:p>118.387</text:p>
              </table:table-cell>
              <table:table-cell office:value-type="float" office:value="1.36190067489368">
                <text:p>1.36190067489368</text:p>
              </table:table-cell>
              <table:table-cell office:value-type="float" office:value="1.36190067489368">
                <text:p>1.36190067489368</text:p>
              </table:table-cell>
              <table:table-cell office:value-type="float" office:value="118.533333333333">
                <text:p>118.533333333333</text:p>
              </table:table-cell>
              <table:table-cell office:value-type="float" office:value="1.03509231083707">
                <text:p>1.03509231083707</text:p>
              </table:table-cell>
              <table:table-cell office:value-type="float" office:value="1.03509231083707">
                <text:p>1.03509231083707</text:p>
              </table:table-cell>
              <table:table-cell office:value-type="float" office:value="7521.75933333333">
                <text:p>7521.75933333333</text:p>
              </table:table-cell>
              <table:table-cell office:value-type="float" office:value="272.717306519778">
                <text:p>272.717306519778</text:p>
              </table:table-cell>
              <table:table-cell office:value-type="float" office:value="272.717306519778">
                <text:p>272.717306519778</text:p>
              </table:table-cell>
            </table:table-row>
            <table:table-row>
              <table:table-cell office:value-type="float" office:value="0.625">
                <text:p>0.625</text:p>
              </table:table-cell>
              <table:table-cell office:value-type="float" office:value="126.052333333333">
                <text:p>126.052333333333</text:p>
              </table:table-cell>
              <table:table-cell office:value-type="float" office:value="1.08296108547061">
                <text:p>1.08296108547061</text:p>
              </table:table-cell>
              <table:table-cell office:value-type="float" office:value="1.08296108547061">
                <text:p>1.08296108547061</text:p>
              </table:table-cell>
              <table:table-cell office:value-type="float" office:value="119.895333333333">
                <text:p>119.895333333333</text:p>
              </table:table-cell>
              <table:table-cell office:value-type="float" office:value="1.12523632256037">
                <text:p>1.12523632256037</text:p>
              </table:table-cell>
              <table:table-cell office:value-type="float" office:value="1.12523632256037">
                <text:p>1.12523632256037</text:p>
              </table:table-cell>
              <table:table-cell office:value-type="float" office:value="119.927666666667">
                <text:p>119.927666666667</text:p>
              </table:table-cell>
              <table:table-cell office:value-type="float" office:value="1.26266462452347">
                <text:p>1.26266462452347</text:p>
              </table:table-cell>
              <table:table-cell office:value-type="float" office:value="1.26266462452347">
                <text:p>1.26266462452347</text:p>
              </table:table-cell>
              <table:table-cell office:value-type="float" office:value="6699.18066666667">
                <text:p>6699.18066666667</text:p>
              </table:table-cell>
              <table:table-cell office:value-type="float" office:value="707.239909458293">
                <text:p>707.239909458293</text:p>
              </table:table-cell>
              <table:table-cell office:value-type="float" office:value="707.239909458293">
                <text:p>707.239909458293</text:p>
              </table:table-cell>
            </table:table-row>
            <table:table-row>
              <table:table-cell office:value-type="float" office:value="0.666666666666667">
                <text:p>0.666666666666667</text:p>
              </table:table-cell>
              <table:table-cell office:value-type="float" office:value="168.058666666667">
                <text:p>168.058666666667</text:p>
              </table:table-cell>
              <table:table-cell office:value-type="float" office:value="19.6756588170525">
                <text:p>19.6756588170525</text:p>
              </table:table-cell>
              <table:table-cell office:value-type="float" office:value="19.6756588170525">
                <text:p>19.6756588170525</text:p>
              </table:table-cell>
              <table:table-cell office:value-type="float" office:value="150.328333333333">
                <text:p>150.328333333333</text:p>
              </table:table-cell>
              <table:table-cell office:value-type="float" office:value="13.9218540886036">
                <text:p>13.9218540886036</text:p>
              </table:table-cell>
              <table:table-cell office:value-type="float" office:value="13.9218540886036">
                <text:p>13.9218540886036</text:p>
              </table:table-cell>
              <table:table-cell office:value-type="float" office:value="148.695">
                <text:p>148.695</text:p>
              </table:table-cell>
              <table:table-cell office:value-type="float" office:value="9.24400560661732">
                <text:p>9.24400560661732</text:p>
              </table:table-cell>
              <table:table-cell office:value-type="float" office:value="9.24400560661732">
                <text:p>9.24400560661732</text:p>
              </table:table-cell>
              <table:table-cell office:value-type="float" office:value="4685.59766666667">
                <text:p>4685.59766666667</text:p>
              </table:table-cell>
              <table:table-cell office:value-type="float" office:value="492.234669460112">
                <text:p>492.234669460112</text:p>
              </table:table-cell>
              <table:table-cell office:value-type="float" office:value="492.234669460112">
                <text:p>492.234669460112</text:p>
              </table:table-cell>
            </table:table-row>
            <table:table-row>
              <table:table-cell office:value-type="float" office:value="0.708333333333333">
                <text:p>0.708333333333333</text:p>
              </table:table-cell>
              <table:table-cell office:value-type="float" office:value="204.393333333333">
                <text:p>204.393333333333</text:p>
              </table:table-cell>
              <table:table-cell office:value-type="float" office:value="41.8929214112339">
                <text:p>41.8929214112339</text:p>
              </table:table-cell>
              <table:table-cell office:value-type="float" office:value="41.8929214112339">
                <text:p>41.8929214112339</text:p>
              </table:table-cell>
              <table:table-cell office:value-type="float" office:value="177.752666666667">
                <text:p>177.752666666667</text:p>
              </table:table-cell>
              <table:table-cell office:value-type="float" office:value="28.8107101653167">
                <text:p>28.8107101653167</text:p>
              </table:table-cell>
              <table:table-cell office:value-type="float" office:value="28.8107101653167">
                <text:p>28.8107101653167</text:p>
              </table:table-cell>
              <table:table-cell office:value-type="float" office:value="182.120666666667">
                <text:p>182.120666666667</text:p>
              </table:table-cell>
              <table:table-cell office:value-type="float" office:value="27.3233155373579">
                <text:p>27.3233155373579</text:p>
              </table:table-cell>
              <table:table-cell office:value-type="float" office:value="27.3233155373579">
                <text:p>27.3233155373579</text:p>
              </table:table-cell>
              <table:table-cell office:value-type="float" office:value="3083.62333333333">
                <text:p>3083.62333333333</text:p>
              </table:table-cell>
              <table:table-cell office:value-type="float" office:value="410.789442619715">
                <text:p>410.789442619715</text:p>
              </table:table-cell>
              <table:table-cell office:value-type="float" office:value="410.789442619715">
                <text:p>410.789442619715</text:p>
              </table:table-cell>
            </table:table-row>
            <table:table-row>
              <table:table-cell office:value-type="float" office:value="0.75">
                <text:p>0.75</text:p>
              </table:table-cell>
              <table:table-cell office:value-type="float" office:value="208.875">
                <text:p>208.875</text:p>
              </table:table-cell>
              <table:table-cell office:value-type="float" office:value="58.4436007381593">
                <text:p>58.4436007381593</text:p>
              </table:table-cell>
              <table:table-cell office:value-type="float" office:value="58.4436007381593">
                <text:p>58.4436007381593</text:p>
              </table:table-cell>
              <table:table-cell office:value-type="float" office:value="170.651333333333">
                <text:p>170.651333333333</text:p>
              </table:table-cell>
              <table:table-cell office:value-type="float" office:value="39.36599028685">
                <text:p>39.36599028685</text:p>
              </table:table-cell>
              <table:table-cell office:value-type="float" office:value="39.36599028685">
                <text:p>39.36599028685</text:p>
              </table:table-cell>
              <table:table-cell office:value-type="float" office:value="170.018666666667">
                <text:p>170.018666666667</text:p>
              </table:table-cell>
              <table:table-cell office:value-type="float" office:value="46.015913943895">
                <text:p>46.015913943895</text:p>
              </table:table-cell>
              <table:table-cell office:value-type="float" office:value="46.015913943895">
                <text:p>46.015913943895</text:p>
              </table:table-cell>
              <table:table-cell office:value-type="float" office:value="3484.57433333333">
                <text:p>3484.57433333333</text:p>
              </table:table-cell>
              <table:table-cell office:value-type="float" office:value="449.049527739796">
                <text:p>449.049527739796</text:p>
              </table:table-cell>
              <table:table-cell office:value-type="float" office:value="449.049527739796">
                <text:p>449.049527739796</text:p>
              </table:table-cell>
            </table:table-row>
            <table:table-row>
              <table:table-cell office:value-type="float" office:value="0.791666666666667">
                <text:p>0.791666666666667</text:p>
              </table:table-cell>
              <table:table-cell office:value-type="float" office:value="113.527333333333">
                <text:p>113.527333333333</text:p>
              </table:table-cell>
              <table:table-cell office:value-type="float" office:value="13.1194333175908">
                <text:p>13.1194333175908</text:p>
              </table:table-cell>
              <table:table-cell office:value-type="float" office:value="13.1194333175908">
                <text:p>13.1194333175908</text:p>
              </table:table-cell>
              <table:table-cell office:value-type="float" office:value="104.549">
                <text:p>104.549</text:p>
              </table:table-cell>
              <table:table-cell office:value-type="float" office:value="3.16846677813386">
                <text:p>3.16846677813386</text:p>
              </table:table-cell>
              <table:table-cell office:value-type="float" office:value="3.16846677813386">
                <text:p>3.16846677813386</text:p>
              </table:table-cell>
              <table:table-cell office:value-type="float" office:value="105.218333333333">
                <text:p>105.218333333333</text:p>
              </table:table-cell>
              <table:table-cell office:value-type="float" office:value="6.07993028733477">
                <text:p>6.07993028733477</text:p>
              </table:table-cell>
              <table:table-cell office:value-type="float" office:value="6.07993028733477">
                <text:p>6.07993028733477</text:p>
              </table:table-cell>
              <table:table-cell office:value-type="float" office:value="3723.584">
                <text:p>3723.584</text:p>
              </table:table-cell>
              <table:table-cell office:value-type="float" office:value="692.098019979331">
                <text:p>692.098019979331</text:p>
              </table:table-cell>
              <table:table-cell office:value-type="float" office:value="692.098019979331">
                <text:p>692.098019979331</text:p>
              </table:table-cell>
            </table:table-row>
            <table:table-row>
              <table:table-cell office:value-type="float" office:value="0.833333333333333">
                <text:p>0.833333333333333</text:p>
              </table:table-cell>
              <table:table-cell office:value-type="float" office:value="113.974666666667">
                <text:p>113.974666666667</text:p>
              </table:table-cell>
              <table:table-cell office:value-type="float" office:value="1.30118177937923">
                <text:p>1.30118177937923</text:p>
              </table:table-cell>
              <table:table-cell office:value-type="float" office:value="1.30118177937923">
                <text:p>1.30118177937923</text:p>
              </table:table-cell>
              <table:table-cell office:value-type="float" office:value="109.783">
                <text:p>109.783</text:p>
              </table:table-cell>
              <table:table-cell office:value-type="float" office:value="1.73345608539703">
                <text:p>1.73345608539703</text:p>
              </table:table-cell>
              <table:table-cell office:value-type="float" office:value="1.73345608539703">
                <text:p>1.73345608539703</text:p>
              </table:table-cell>
              <table:table-cell office:value-type="float" office:value="109.875">
                <text:p>109.875</text:p>
              </table:table-cell>
              <table:table-cell office:value-type="float" office:value="1.38477870757949">
                <text:p>1.38477870757949</text:p>
              </table:table-cell>
              <table:table-cell office:value-type="float" office:value="1.38477870757949">
                <text:p>1.38477870757949</text:p>
              </table:table-cell>
              <table:table-cell office:value-type="float" office:value="4377.68533333333">
                <text:p>4377.68533333333</text:p>
              </table:table-cell>
              <table:table-cell office:value-type="float" office:value="1091.01969600962">
                <text:p>1091.01969600962</text:p>
              </table:table-cell>
              <table:table-cell office:value-type="float" office:value="1091.01969600962">
                <text:p>1091.01969600962</text:p>
              </table:table-cell>
            </table:table-row>
            <table:table-row>
              <table:table-cell office:value-type="float" office:value="0.875">
                <text:p>0.875</text:p>
              </table:table-cell>
              <table:table-cell office:value-type="float" office:value="101.994">
                <text:p>101.994</text:p>
              </table:table-cell>
              <table:table-cell office:value-type="float" office:value="2.2054972072153">
                <text:p>2.2054972072153</text:p>
              </table:table-cell>
              <table:table-cell office:value-type="float" office:value="2.2054972072153">
                <text:p>2.2054972072153</text:p>
              </table:table-cell>
              <table:table-cell office:value-type="float" office:value="99.1223333333334">
                <text:p>99.1223333333334</text:p>
              </table:table-cell>
              <table:table-cell office:value-type="float" office:value="1.98371070494655">
                <text:p>1.98371070494655</text:p>
              </table:table-cell>
              <table:table-cell office:value-type="float" office:value="1.98371070494655">
                <text:p>1.98371070494655</text:p>
              </table:table-cell>
              <table:table-cell office:value-type="float" office:value="99.445">
                <text:p>99.445</text:p>
              </table:table-cell>
              <table:table-cell office:value-type="float" office:value="2.26762940169867">
                <text:p>2.26762940169867</text:p>
              </table:table-cell>
              <table:table-cell office:value-type="float" office:value="2.26762940169867">
                <text:p>2.26762940169867</text:p>
              </table:table-cell>
              <table:table-cell office:value-type="float" office:value="2988.177">
                <text:p>2988.177</text:p>
              </table:table-cell>
              <table:table-cell office:value-type="float" office:value="1470.37346980669">
                <text:p>1470.37346980669</text:p>
              </table:table-cell>
              <table:table-cell office:value-type="float" office:value="1470.37346980669">
                <text:p>1470.37346980669</text:p>
              </table:table-cell>
            </table:table-row>
            <table:table-row>
              <table:table-cell office:value-type="float" office:value="0.916666666666667">
                <text:p>0.916666666666667</text:p>
              </table:table-cell>
              <table:table-cell office:value-type="float" office:value="99.049">
                <text:p>99.049</text:p>
              </table:table-cell>
              <table:table-cell office:value-type="float" office:value="2.02931167198855">
                <text:p>2.02931167198855</text:p>
              </table:table-cell>
              <table:table-cell office:value-type="float" office:value="2.02931167198855">
                <text:p>2.02931167198855</text:p>
              </table:table-cell>
              <table:table-cell office:value-type="float" office:value="97.4856666666667">
                <text:p>97.4856666666667</text:p>
              </table:table-cell>
              <table:table-cell office:value-type="float" office:value="2.14169395304412">
                <text:p>2.14169395304412</text:p>
              </table:table-cell>
              <table:table-cell office:value-type="float" office:value="2.14169395304412">
                <text:p>2.14169395304412</text:p>
              </table:table-cell>
              <table:table-cell office:value-type="float" office:value="98.28">
                <text:p>98.28</text:p>
              </table:table-cell>
              <table:table-cell office:value-type="float" office:value="2.17298935998792">
                <text:p>2.17298935998792</text:p>
              </table:table-cell>
              <table:table-cell office:value-type="float" office:value="2.17298935998792">
                <text:p>2.17298935998792</text:p>
              </table:table-cell>
              <table:table-cell office:value-type="float" office:value="526.437666666667">
                <text:p>526.437666666667</text:p>
              </table:table-cell>
              <table:table-cell office:value-type="float" office:value="822.994597265894">
                <text:p>822.994597265894</text:p>
              </table:table-cell>
              <table:table-cell office:value-type="float" office:value="822.994597265894">
                <text:p>822.994597265894</text:p>
              </table:table-cell>
            </table:table-row>
            <table:table-row>
              <table:table-cell office:value-type="float" office:value="0.958333333333333">
                <text:p>0.958333333333333</text:p>
              </table:table-cell>
              <table:table-cell office:value-type="float" office:value="88.6543333333333">
                <text:p>88.6543333333333</text:p>
              </table:table-cell>
              <table:table-cell office:value-type="float" office:value="1.57906494228516">
                <text:p>1.57906494228516</text:p>
              </table:table-cell>
              <table:table-cell office:value-type="float" office:value="1.57906494228516">
                <text:p>1.57906494228516</text:p>
              </table:table-cell>
              <table:table-cell office:value-type="float" office:value="87.7996666666666">
                <text:p>87.7996666666666</text:p>
              </table:table-cell>
              <table:table-cell office:value-type="float" office:value="2.67061336533884">
                <text:p>2.67061336533884</text:p>
              </table:table-cell>
              <table:table-cell office:value-type="float" office:value="2.67061336533884">
                <text:p>2.67061336533884</text:p>
              </table:table-cell>
              <table:table-cell office:value-type="float" office:value="88.2763333333333">
                <text:p>88.2763333333333</text:p>
              </table:table-cell>
              <table:table-cell office:value-type="float" office:value="1.89569836705383">
                <text:p>1.89569836705383</text:p>
              </table:table-cell>
              <table:table-cell office:value-type="float" office:value="1.89569836705383">
                <text:p>1.89569836705383</text:p>
              </table:table-cell>
              <table:table-cell office:value-type="float" office:value="88.059">
                <text:p>88.059</text:p>
              </table:table-cell>
              <table:table-cell office:value-type="float" office:value="2.48417106135406">
                <text:p>2.48417106135406</text:p>
              </table:table-cell>
              <table:table-cell office:value-type="float" office:value="2.48417106135406">
                <text:p>2.484171061354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loext:min-decimal-places="2" number:min-integer-digits="1"/>
    </number:number-style>
    <number:time-style style:name="N40">
      <number:hours number:style="long"/>
      <number:text>:</number:text>
      <number:minutes number:style="long"/>
    </number:time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solid" draw:fill-color="#ffffff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 chart:error-category="cell-range"/>
    </style:style>
    <style:style style:name="ch6" style:family="chart" style:data-style-name="N4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0"/>
      <style:text-properties fo:font-size="9pt" style:font-size-asian="9pt" style:font-size-complex="9pt"/>
    </style:style>
    <style:style style:name="ch8" style:family="chart" style:data-style-name="N2">
      <style:chart-properties chart:display-label="true" chart:logarithmic="false" chart:maximum="3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2">
      <style:chart-properties chart:link-data-style-to-source="true" chart:error-category="cell-range" chart:error-upper-range="10p_scenario1_no.C17:10p_scenario1_no.C23" chart:error-lower-range="10p_scenario1_no.C17:10p_scenario1_no.C23"/>
      <style:graphic-properties draw:stroke="none" draw:fill-color="#004586"/>
      <style:text-properties fo:font-size="10pt" style:font-size-asian="10pt" style:font-size-complex="10pt"/>
    </style:style>
    <style:style style:name="ch12" style:family="chart">
      <style:chart-properties chart:error-upper-indicator="true" chart:error-lower-indicator="true" chart:error-category="cell-range" chart:error-upper-range="10p_scenario1_no.C17:10p_scenario1_no.C23" chart:error-lower-range="10p_scenario1_no.C17:10p_scenario1_no.C23" loext:std-weight="1"/>
      <style:graphic-properties draw:stroke="solid" svg:stroke-width="0cm" svg:stroke-color="#000000" svg:stroke-opacity="100%" draw:stroke-linejoin="round"/>
    </style:style>
    <style:style style:name="ch13" style:family="chart" style:data-style-name="N2">
      <style:chart-properties chart:link-data-style-to-source="true" chart:error-category="cell-range" chart:error-upper-range="10p_scenario1_min.C17:10p_scenario1_min.C23" chart:error-lower-range="10p_scenario1_min.C17:10p_scenario1_min.C23"/>
      <style:graphic-properties draw:stroke="none" draw:fill-color="#ff420e"/>
      <style:text-properties fo:font-size="10pt" style:font-size-asian="10pt" style:font-size-complex="10pt"/>
    </style:style>
    <style:style style:name="ch14" style:family="chart">
      <style:chart-properties chart:error-upper-indicator="true" chart:error-lower-indicator="true" chart:error-category="cell-range" chart:error-upper-range="10p_scenario1_min.C17:10p_scenario1_min.C23" chart:error-lower-range="10p_scenario1_min.C17:10p_scenario1_min.C23" loext:std-weight="1"/>
      <style:graphic-properties draw:stroke="solid" svg:stroke-width="0cm" svg:stroke-color="#000000" svg:stroke-opacity="100%" draw:stroke-linejoin="round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2.001cm" svg:height="8.001cm" xlink:href=".." xlink:type="simple" chart:class="chart:bar" chart:style-name="ch1">
        <chart:title svg:x="2.962cm" svg:y="0.451cm" chart:style-name="ch2">
          <text:p>Temps moyen des trajets sur le réseau</text:p>
        </chart:title>
        <chart:subtitle svg:x="3.584cm" svg:y="1.261cm" chart:style-name="ch3">
          <text:p>30 simulations par scénario</text:p>
        </chart:subtitle>
        <chart:legend svg:x="8.173cm" svg:y="2.078cm" style:legend-expansion="custom" chartooo:width="3.689cm" chartooo:height="1.736cm" style:legend-expansion-aspect-ratio="2.125" chart:style-name="ch4"/>
        <chart:plot-area chart:style-name="ch5" table:cell-range-address="10p_scenario1_min.A17:10p_scenario1_min.B23 10p_scenario1_no.B17:10p_scenario1_no.B23" chart:data-source-has-labels="both" svg:x="1.234cm" svg:y="2.078cm" svg:width="10.527cm" svg:height="4.799cm">
          <chartooo:coordinate-region svg:x="2.649cm" svg:y="2.274cm" svg:width="9.112cm" svg:height="3.964cm"/>
          <chart:axis chart:dimension="x" chart:name="primary-x" chart:style-name="ch6" chartooo:axis-type="auto">
            <chartooo:date-scale/>
            <chart:title svg:x="5.935cm" svg:y="7.027cm" chart:style-name="ch7">
              <text:p>Heures</text:p>
            </chart:title>
            <chart:categories table:cell-range-address="10p_scenario1_min.A17:10p_scenario1_min.A23"/>
          </chart:axis>
          <chart:axis chart:dimension="y" chart:name="primary-y" chart:style-name="ch8">
            <chart:title svg:x="0.49cm" svg:y="5.146cm" chart:style-name="ch9">
              <text:p>Durée (secondes)</text:p>
            </chart:title>
            <chart:grid chart:style-name="ch10" chart:class="major"/>
          </chart:axis>
          <chart:series chart:style-name="ch11" chart:values-cell-range-address="10p_scenario1_no.B17:10p_scenario1_no.B23" loext:label-string="&quot;Scénario actuel&quot;" chart:class="chart:bar">
            <chart:error-indicator chart:style-name="ch12" chart:dimension="y"/>
            <chart:data-point chart:repeated="7"/>
          </chart:series>
          <chart:series chart:style-name="ch13" chart:values-cell-range-address="10p_scenario1_min.B17:10p_scenario1_min.B23" loext:label-string="&quot;Scénario actuel report min&quot;" chart:class="chart:bar">
            <chart:error-indicator chart:style-name="ch14" chart:dimension="y"/>
            <chart:data-point chart:repeated="7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cénario actuel</text:p>
              </table:table-cell>
              <table:table-cell office:value-type="string">
                <text:p>Column C</text:p>
              </table:table-cell>
              <table:table-cell office:value-type="string">
                <text:p>Column C</text:p>
              </table:table-cell>
              <table:table-cell office:value-type="string">
                <text:p>Scénario actuel report min</text:p>
              </table:table-cell>
              <table:table-cell office:value-type="string">
                <text:p>Column C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float" office:value="0.625">
                <text:p>0.625</text:p>
                <draw:g>
                  <svg:desc>10p_scenario1_min.A17:10p_scenario1_min.A23</svg:desc>
                </draw:g>
              </table:table-cell>
              <table:table-cell office:value-type="float" office:value="126.052333333333">
                <text:p>126.052333333333</text:p>
                <draw:g>
                  <svg:desc>10p_scenario1_no.B17:10p_scenario1_no.B23</svg:desc>
                </draw:g>
              </table:table-cell>
              <table:table-cell office:value-type="float" office:value="1.08296108547061">
                <text:p>1.08296108547061</text:p>
                <draw:g>
                  <svg:desc>10p_scenario1_no.C17:10p_scenario1_no.C23</svg:desc>
                </draw:g>
              </table:table-cell>
              <table:table-cell office:value-type="float" office:value="1.08296108547061">
                <text:p>1.08296108547061</text:p>
                <draw:g>
                  <svg:desc>10p_scenario1_no.C17:10p_scenario1_no.C23</svg:desc>
                </draw:g>
              </table:table-cell>
              <table:table-cell office:value-type="float" office:value="126.179">
                <text:p>126.179</text:p>
                <draw:g>
                  <svg:desc>10p_scenario1_min.B17:10p_scenario1_min.B23</svg:desc>
                </draw:g>
              </table:table-cell>
              <table:table-cell office:value-type="float" office:value="1.69559337594593">
                <text:p>1.69559337594593</text:p>
                <draw:g>
                  <svg:desc>10p_scenario1_min.C17:10p_scenario1_min.C23</svg:desc>
                </draw:g>
              </table:table-cell>
              <table:table-cell office:value-type="float" office:value="1.69559337594593">
                <text:p>1.69559337594593</text:p>
                <draw:g>
                  <svg:desc>10p_scenario1_min.C17:10p_scenario1_min.C23</svg:desc>
                </draw:g>
              </table:table-cell>
            </table:table-row>
            <table:table-row>
              <table:table-cell office:value-type="float" office:value="0.666666666666667">
                <text:p>0.666666666666667</text:p>
              </table:table-cell>
              <table:table-cell office:value-type="float" office:value="168.058666666667">
                <text:p>168.058666666667</text:p>
              </table:table-cell>
              <table:table-cell office:value-type="float" office:value="19.6756588170525">
                <text:p>19.6756588170525</text:p>
              </table:table-cell>
              <table:table-cell office:value-type="float" office:value="19.6756588170525">
                <text:p>19.6756588170525</text:p>
              </table:table-cell>
              <table:table-cell office:value-type="float" office:value="163.713333333333">
                <text:p>163.713333333333</text:p>
              </table:table-cell>
              <table:table-cell office:value-type="float" office:value="14.5003161281433">
                <text:p>14.5003161281433</text:p>
              </table:table-cell>
              <table:table-cell office:value-type="float" office:value="14.5003161281433">
                <text:p>14.5003161281433</text:p>
              </table:table-cell>
            </table:table-row>
            <table:table-row>
              <table:table-cell office:value-type="float" office:value="0.708333333333333">
                <text:p>0.708333333333333</text:p>
              </table:table-cell>
              <table:table-cell office:value-type="float" office:value="204.393333333333">
                <text:p>204.393333333333</text:p>
              </table:table-cell>
              <table:table-cell office:value-type="float" office:value="41.8929214112339">
                <text:p>41.8929214112339</text:p>
              </table:table-cell>
              <table:table-cell office:value-type="float" office:value="41.8929214112339">
                <text:p>41.8929214112339</text:p>
              </table:table-cell>
              <table:table-cell office:value-type="float" office:value="201.296333333333">
                <text:p>201.296333333333</text:p>
              </table:table-cell>
              <table:table-cell office:value-type="float" office:value="33.1478787466453">
                <text:p>33.1478787466453</text:p>
              </table:table-cell>
              <table:table-cell office:value-type="float" office:value="33.1478787466453">
                <text:p>33.1478787466453</text:p>
              </table:table-cell>
            </table:table-row>
            <table:table-row>
              <table:table-cell office:value-type="float" office:value="0.75">
                <text:p>0.75</text:p>
              </table:table-cell>
              <table:table-cell office:value-type="float" office:value="208.875">
                <text:p>208.875</text:p>
              </table:table-cell>
              <table:table-cell office:value-type="float" office:value="58.4436007381593">
                <text:p>58.4436007381593</text:p>
              </table:table-cell>
              <table:table-cell office:value-type="float" office:value="58.4436007381593">
                <text:p>58.4436007381593</text:p>
              </table:table-cell>
              <table:table-cell office:value-type="float" office:value="195.502333333333">
                <text:p>195.502333333333</text:p>
              </table:table-cell>
              <table:table-cell office:value-type="float" office:value="48.7506024495637">
                <text:p>48.7506024495637</text:p>
              </table:table-cell>
              <table:table-cell office:value-type="float" office:value="48.7506024495637">
                <text:p>48.7506024495637</text:p>
              </table:table-cell>
            </table:table-row>
            <table:table-row>
              <table:table-cell office:value-type="float" office:value="0.791666666666667">
                <text:p>0.791666666666667</text:p>
              </table:table-cell>
              <table:table-cell office:value-type="float" office:value="113.527333333333">
                <text:p>113.527333333333</text:p>
              </table:table-cell>
              <table:table-cell office:value-type="float" office:value="13.1194333175908">
                <text:p>13.1194333175908</text:p>
              </table:table-cell>
              <table:table-cell office:value-type="float" office:value="13.1194333175908">
                <text:p>13.1194333175908</text:p>
              </table:table-cell>
              <table:table-cell office:value-type="float" office:value="111.484">
                <text:p>111.484</text:p>
              </table:table-cell>
              <table:table-cell office:value-type="float" office:value="9.85955430202009">
                <text:p>9.85955430202009</text:p>
              </table:table-cell>
              <table:table-cell office:value-type="float" office:value="9.85955430202009">
                <text:p>9.85955430202009</text:p>
              </table:table-cell>
            </table:table-row>
            <table:table-row>
              <table:table-cell office:value-type="float" office:value="0.833333333333333">
                <text:p>0.833333333333333</text:p>
              </table:table-cell>
              <table:table-cell office:value-type="float" office:value="113.974666666667">
                <text:p>113.974666666667</text:p>
              </table:table-cell>
              <table:table-cell office:value-type="float" office:value="1.30118177937923">
                <text:p>1.30118177937923</text:p>
              </table:table-cell>
              <table:table-cell office:value-type="float" office:value="1.30118177937923">
                <text:p>1.30118177937923</text:p>
              </table:table-cell>
              <table:table-cell office:value-type="float" office:value="113.747666666667">
                <text:p>113.747666666667</text:p>
              </table:table-cell>
              <table:table-cell office:value-type="float" office:value="2.08682679970189">
                <text:p>2.08682679970189</text:p>
              </table:table-cell>
              <table:table-cell office:value-type="float" office:value="2.08682679970189">
                <text:p>2.08682679970189</text:p>
              </table:table-cell>
            </table:table-row>
            <table:table-row>
              <table:table-cell office:value-type="float" office:value="0.875">
                <text:p>0.875</text:p>
              </table:table-cell>
              <table:table-cell office:value-type="float" office:value="101.994">
                <text:p>101.994</text:p>
              </table:table-cell>
              <table:table-cell office:value-type="float" office:value="2.2054972072153">
                <text:p>2.2054972072153</text:p>
              </table:table-cell>
              <table:table-cell office:value-type="float" office:value="2.2054972072153">
                <text:p>2.2054972072153</text:p>
              </table:table-cell>
              <table:table-cell office:value-type="float" office:value="102.635666666667">
                <text:p>102.635666666667</text:p>
              </table:table-cell>
              <table:table-cell office:value-type="float" office:value="2.20954462984217">
                <text:p>2.20954462984217</text:p>
              </table:table-cell>
              <table:table-cell office:value-type="float" office:value="2.20954462984217">
                <text:p>2.2095446298421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loext:min-decimal-places="2" number:min-integer-digits="1"/>
    </number:number-style>
    <number:time-style style:name="N40">
      <number:hours number:style="long"/>
      <number:text>:</number:text>
      <number:minutes number:style="long"/>
    </number:time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solid" draw:fill-color="#ffffff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 chart:error-category="cell-range"/>
    </style:style>
    <style:style style:name="ch6" style:family="chart" style:data-style-name="N4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0"/>
      <style:text-properties fo:font-size="9pt" style:font-size-asian="9pt" style:font-size-complex="9pt"/>
    </style:style>
    <style:style style:name="ch8" style:family="chart" style:data-style-name="N2">
      <style:chart-properties chart:display-label="true" chart:logarithmic="false" chart:maximum="3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2">
      <style:chart-properties chart:link-data-style-to-source="true" chart:error-category="cell-range" chart:error-upper-range="10p_scenario1_no.C17:10p_scenario1_no.C23" chart:error-lower-range="10p_scenario1_no.C17:10p_scenario1_no.C23"/>
      <style:graphic-properties draw:stroke="none" draw:fill-color="#004586"/>
      <style:text-properties fo:font-size="10pt" style:font-size-asian="10pt" style:font-size-complex="10pt"/>
    </style:style>
    <style:style style:name="ch12" style:family="chart">
      <style:chart-properties chart:error-upper-indicator="true" chart:error-lower-indicator="true" chart:error-category="cell-range" chart:error-upper-range="10p_scenario1_no.C17:10p_scenario1_no.C23" chart:error-lower-range="10p_scenario1_no.C17:10p_scenario1_no.C23" loext:std-weight="1"/>
      <style:graphic-properties draw:stroke="solid" svg:stroke-width="0cm" svg:stroke-color="#000000" svg:stroke-opacity="100%" draw:stroke-linejoin="round"/>
    </style:style>
    <style:style style:name="ch13" style:family="chart" style:data-style-name="N2">
      <style:chart-properties chart:link-data-style-to-source="true" chart:error-category="cell-range" chart:error-upper-range="10p_scenario2_no.C17:10p_scenario2_no.C23" chart:error-lower-range="10p_scenario2_no.C17:10p_scenario2_no.C23"/>
      <style:graphic-properties draw:stroke="none" draw:fill-color="#579d1c"/>
      <style:text-properties fo:font-size="10pt" style:font-size-asian="10pt" style:font-size-complex="10pt"/>
    </style:style>
    <style:style style:name="ch14" style:family="chart">
      <style:chart-properties chart:error-upper-indicator="true" chart:error-lower-indicator="true" chart:error-category="cell-range" chart:error-upper-range="10p_scenario2_no.C17:10p_scenario2_no.C23" chart:error-lower-range="10p_scenario2_no.C17:10p_scenario2_no.C23" loext:std-weight="1"/>
      <style:graphic-properties draw:stroke="solid" svg:stroke-width="0cm" svg:stroke-color="#000000" svg:stroke-opacity="100%" draw:stroke-linejoin="round"/>
    </style:style>
    <style:style style:name="ch15" style:family="chart" style:data-style-name="N2">
      <style:chart-properties chart:link-data-style-to-source="true" chart:error-category="cell-range" chart:error-upper-range="10p_scenario2_min.C17:10p_scenario2_min.C23" chart:error-lower-range="10p_scenario2_min.C17:10p_scenario2_min.C23"/>
      <style:graphic-properties draw:stroke="none" draw:fill-color="#ff420e"/>
      <style:text-properties fo:font-size="10pt" style:font-size-asian="10pt" style:font-size-complex="10pt"/>
    </style:style>
    <style:style style:name="ch16" style:family="chart">
      <style:chart-properties chart:error-upper-indicator="true" chart:error-lower-indicator="true" chart:error-category="cell-range" chart:error-upper-range="10p_scenario2_min.C17:10p_scenario2_min.C23" chart:error-lower-range="10p_scenario2_min.C17:10p_scenario2_min.C23" loext:std-weight="1"/>
      <style:graphic-properties draw:stroke="solid" svg:stroke-width="0cm" svg:stroke-color="#000000" svg:stroke-opacity="100%" draw:stroke-linejoin="round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2.001cm" svg:height="8.001cm" xlink:href=".." xlink:type="simple" chart:class="chart:bar" chart:style-name="ch1">
        <chart:title svg:x="2.963cm" svg:y="0.452cm" chart:style-name="ch2">
          <text:p>Temps moyen des trajets sur le réseau</text:p>
        </chart:title>
        <chart:subtitle svg:x="3.584cm" svg:y="1.261cm" chart:style-name="ch3">
          <text:p>30 simulations par scénario</text:p>
        </chart:subtitle>
        <chart:legend svg:x="8.023cm" svg:y="1.867cm" style:legend-expansion="custom" chartooo:width="3.829cm" chartooo:height="2.101cm" style:legend-expansion-aspect-ratio="1.82246549262256" chart:style-name="ch4"/>
        <chart:plot-area chart:style-name="ch5" table:cell-range-address="10p_scenario1_min.A17:10p_scenario1_min.A23 10p_scenario1_no.B17:10p_scenario1_no.B23 10p_scenario2_no.B17:10p_scenario2_no.B23 10p_scenario2_min.B17:10p_scenario2_min.B23" chart:data-source-has-labels="both" svg:x="1.234cm" svg:y="2.078cm" svg:width="10.527cm" svg:height="4.799cm">
          <chartooo:coordinate-region svg:x="2.649cm" svg:y="2.274cm" svg:width="9.112cm" svg:height="3.964cm"/>
          <chart:axis chart:dimension="x" chart:name="primary-x" chart:style-name="ch6" chartooo:axis-type="auto">
            <chartooo:date-scale/>
            <chart:title svg:x="5.935cm" svg:y="7.027cm" chart:style-name="ch7">
              <text:p>Heures</text:p>
            </chart:title>
            <chart:categories table:cell-range-address="10p_scenario1_min.A17:10p_scenario1_min.A23"/>
          </chart:axis>
          <chart:axis chart:dimension="y" chart:name="primary-y" chart:style-name="ch8">
            <chart:title svg:x="0.49cm" svg:y="5.08cm" chart:style-name="ch9">
              <text:p>Durée (secondes)</text:p>
            </chart:title>
            <chart:grid chart:style-name="ch10" chart:class="major"/>
          </chart:axis>
          <chart:series chart:style-name="ch11" chart:values-cell-range-address="10p_scenario1_no.B17:10p_scenario1_no.B23" loext:label-string="&quot;Scénario actuel&quot;" chart:class="chart:bar">
            <chart:error-indicator chart:style-name="ch12" chart:dimension="y"/>
            <chart:data-point chart:repeated="7"/>
          </chart:series>
          <chart:series chart:style-name="ch13" chart:values-cell-range-address="10p_scenario2_no.B17:10p_scenario2_no.B23" loext:label-string="&quot;Scénario 2 sans report&quot;" chart:class="chart:bar">
            <chart:error-indicator chart:style-name="ch14" chart:dimension="y"/>
            <chart:data-point chart:repeated="7"/>
          </chart:series>
          <chart:series chart:style-name="ch15" chart:values-cell-range-address="10p_scenario2_min.B17:10p_scenario2_min.B23" loext:label-string="&quot;Scénario 2 report min&quot;" chart:class="chart:bar">
            <chart:error-indicator chart:style-name="ch16" chart:dimension="y"/>
            <chart:data-point chart:repeated="7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cénario actuel</text:p>
              </table:table-cell>
              <table:table-cell office:value-type="string">
                <text:p>Column C</text:p>
              </table:table-cell>
              <table:table-cell office:value-type="string">
                <text:p>Column C</text:p>
              </table:table-cell>
              <table:table-cell office:value-type="string">
                <text:p>Scénario 2 sans report</text:p>
              </table:table-cell>
              <table:table-cell office:value-type="string">
                <text:p>Column C</text:p>
              </table:table-cell>
              <table:table-cell office:value-type="string">
                <text:p>Column C</text:p>
              </table:table-cell>
              <table:table-cell office:value-type="string">
                <text:p>Scénario 2 report min</text:p>
              </table:table-cell>
              <table:table-cell office:value-type="string">
                <text:p>Column C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float" office:value="0.625">
                <text:p>0.625</text:p>
                <draw:g>
                  <svg:desc>10p_scenario1_min.A17:10p_scenario1_min.A23</svg:desc>
                </draw:g>
              </table:table-cell>
              <table:table-cell office:value-type="float" office:value="126.052333333333">
                <text:p>126.052333333333</text:p>
                <draw:g>
                  <svg:desc>10p_scenario1_no.B17:10p_scenario1_no.B23</svg:desc>
                </draw:g>
              </table:table-cell>
              <table:table-cell office:value-type="float" office:value="1.08296108547061">
                <text:p>1.08296108547061</text:p>
                <draw:g>
                  <svg:desc>10p_scenario1_no.C17:10p_scenario1_no.C23</svg:desc>
                </draw:g>
              </table:table-cell>
              <table:table-cell office:value-type="float" office:value="1.08296108547061">
                <text:p>1.08296108547061</text:p>
                <draw:g>
                  <svg:desc>10p_scenario1_no.C17:10p_scenario1_no.C23</svg:desc>
                </draw:g>
              </table:table-cell>
              <table:table-cell office:value-type="float" office:value="119.895333333333">
                <text:p>119.895333333333</text:p>
                <draw:g>
                  <svg:desc>10p_scenario2_no.B17:10p_scenario2_no.B23</svg:desc>
                </draw:g>
              </table:table-cell>
              <table:table-cell office:value-type="float" office:value="1.12523632256037">
                <text:p>1.12523632256037</text:p>
                <draw:g>
                  <svg:desc>10p_scenario2_no.C17:10p_scenario2_no.C23</svg:desc>
                </draw:g>
              </table:table-cell>
              <table:table-cell office:value-type="float" office:value="1.12523632256037">
                <text:p>1.12523632256037</text:p>
                <draw:g>
                  <svg:desc>10p_scenario2_no.C17:10p_scenario2_no.C23</svg:desc>
                </draw:g>
              </table:table-cell>
              <table:table-cell office:value-type="float" office:value="119.927666666667">
                <text:p>119.927666666667</text:p>
                <draw:g>
                  <svg:desc>10p_scenario2_min.B17:10p_scenario2_min.B23</svg:desc>
                </draw:g>
              </table:table-cell>
              <table:table-cell office:value-type="float" office:value="1.26266462452347">
                <text:p>1.26266462452347</text:p>
                <draw:g>
                  <svg:desc>10p_scenario2_min.C17:10p_scenario2_min.C23</svg:desc>
                </draw:g>
              </table:table-cell>
              <table:table-cell office:value-type="float" office:value="1.26266462452347">
                <text:p>1.26266462452347</text:p>
                <draw:g>
                  <svg:desc>10p_scenario2_min.C17:10p_scenario2_min.C23</svg:desc>
                </draw:g>
              </table:table-cell>
            </table:table-row>
            <table:table-row>
              <table:table-cell office:value-type="float" office:value="0.666666666666667">
                <text:p>0.666666666666667</text:p>
              </table:table-cell>
              <table:table-cell office:value-type="float" office:value="168.058666666667">
                <text:p>168.058666666667</text:p>
              </table:table-cell>
              <table:table-cell office:value-type="float" office:value="19.6756588170525">
                <text:p>19.6756588170525</text:p>
              </table:table-cell>
              <table:table-cell office:value-type="float" office:value="19.6756588170525">
                <text:p>19.6756588170525</text:p>
              </table:table-cell>
              <table:table-cell office:value-type="float" office:value="150.328333333333">
                <text:p>150.328333333333</text:p>
              </table:table-cell>
              <table:table-cell office:value-type="float" office:value="13.9218540886036">
                <text:p>13.9218540886036</text:p>
              </table:table-cell>
              <table:table-cell office:value-type="float" office:value="13.9218540886036">
                <text:p>13.9218540886036</text:p>
              </table:table-cell>
              <table:table-cell office:value-type="float" office:value="148.695">
                <text:p>148.695</text:p>
              </table:table-cell>
              <table:table-cell office:value-type="float" office:value="9.24400560661732">
                <text:p>9.24400560661732</text:p>
              </table:table-cell>
              <table:table-cell office:value-type="float" office:value="9.24400560661732">
                <text:p>9.24400560661732</text:p>
              </table:table-cell>
            </table:table-row>
            <table:table-row>
              <table:table-cell office:value-type="float" office:value="0.708333333333333">
                <text:p>0.708333333333333</text:p>
              </table:table-cell>
              <table:table-cell office:value-type="float" office:value="204.393333333333">
                <text:p>204.393333333333</text:p>
              </table:table-cell>
              <table:table-cell office:value-type="float" office:value="41.8929214112339">
                <text:p>41.8929214112339</text:p>
              </table:table-cell>
              <table:table-cell office:value-type="float" office:value="41.8929214112339">
                <text:p>41.8929214112339</text:p>
              </table:table-cell>
              <table:table-cell office:value-type="float" office:value="177.752666666667">
                <text:p>177.752666666667</text:p>
              </table:table-cell>
              <table:table-cell office:value-type="float" office:value="28.8107101653167">
                <text:p>28.8107101653167</text:p>
              </table:table-cell>
              <table:table-cell office:value-type="float" office:value="28.8107101653167">
                <text:p>28.8107101653167</text:p>
              </table:table-cell>
              <table:table-cell office:value-type="float" office:value="182.120666666667">
                <text:p>182.120666666667</text:p>
              </table:table-cell>
              <table:table-cell office:value-type="float" office:value="27.3233155373579">
                <text:p>27.3233155373579</text:p>
              </table:table-cell>
              <table:table-cell office:value-type="float" office:value="27.3233155373579">
                <text:p>27.3233155373579</text:p>
              </table:table-cell>
            </table:table-row>
            <table:table-row>
              <table:table-cell office:value-type="float" office:value="0.75">
                <text:p>0.75</text:p>
              </table:table-cell>
              <table:table-cell office:value-type="float" office:value="208.875">
                <text:p>208.875</text:p>
              </table:table-cell>
              <table:table-cell office:value-type="float" office:value="58.4436007381593">
                <text:p>58.4436007381593</text:p>
              </table:table-cell>
              <table:table-cell office:value-type="float" office:value="58.4436007381593">
                <text:p>58.4436007381593</text:p>
              </table:table-cell>
              <table:table-cell office:value-type="float" office:value="170.651333333333">
                <text:p>170.651333333333</text:p>
              </table:table-cell>
              <table:table-cell office:value-type="float" office:value="39.36599028685">
                <text:p>39.36599028685</text:p>
              </table:table-cell>
              <table:table-cell office:value-type="float" office:value="39.36599028685">
                <text:p>39.36599028685</text:p>
              </table:table-cell>
              <table:table-cell office:value-type="float" office:value="170.018666666667">
                <text:p>170.018666666667</text:p>
              </table:table-cell>
              <table:table-cell office:value-type="float" office:value="46.015913943895">
                <text:p>46.015913943895</text:p>
              </table:table-cell>
              <table:table-cell office:value-type="float" office:value="46.015913943895">
                <text:p>46.015913943895</text:p>
              </table:table-cell>
            </table:table-row>
            <table:table-row>
              <table:table-cell office:value-type="float" office:value="0.791666666666667">
                <text:p>0.791666666666667</text:p>
              </table:table-cell>
              <table:table-cell office:value-type="float" office:value="113.527333333333">
                <text:p>113.527333333333</text:p>
              </table:table-cell>
              <table:table-cell office:value-type="float" office:value="13.1194333175908">
                <text:p>13.1194333175908</text:p>
              </table:table-cell>
              <table:table-cell office:value-type="float" office:value="13.1194333175908">
                <text:p>13.1194333175908</text:p>
              </table:table-cell>
              <table:table-cell office:value-type="float" office:value="104.549">
                <text:p>104.549</text:p>
              </table:table-cell>
              <table:table-cell office:value-type="float" office:value="3.16846677813386">
                <text:p>3.16846677813386</text:p>
              </table:table-cell>
              <table:table-cell office:value-type="float" office:value="3.16846677813386">
                <text:p>3.16846677813386</text:p>
              </table:table-cell>
              <table:table-cell office:value-type="float" office:value="105.218333333333">
                <text:p>105.218333333333</text:p>
              </table:table-cell>
              <table:table-cell office:value-type="float" office:value="6.07993028733477">
                <text:p>6.07993028733477</text:p>
              </table:table-cell>
              <table:table-cell office:value-type="float" office:value="6.07993028733477">
                <text:p>6.07993028733477</text:p>
              </table:table-cell>
            </table:table-row>
            <table:table-row>
              <table:table-cell office:value-type="float" office:value="0.833333333333333">
                <text:p>0.833333333333333</text:p>
              </table:table-cell>
              <table:table-cell office:value-type="float" office:value="113.974666666667">
                <text:p>113.974666666667</text:p>
              </table:table-cell>
              <table:table-cell office:value-type="float" office:value="1.30118177937923">
                <text:p>1.30118177937923</text:p>
              </table:table-cell>
              <table:table-cell office:value-type="float" office:value="1.30118177937923">
                <text:p>1.30118177937923</text:p>
              </table:table-cell>
              <table:table-cell office:value-type="float" office:value="109.783">
                <text:p>109.783</text:p>
              </table:table-cell>
              <table:table-cell office:value-type="float" office:value="1.73345608539703">
                <text:p>1.73345608539703</text:p>
              </table:table-cell>
              <table:table-cell office:value-type="float" office:value="1.73345608539703">
                <text:p>1.73345608539703</text:p>
              </table:table-cell>
              <table:table-cell office:value-type="float" office:value="109.875">
                <text:p>109.875</text:p>
              </table:table-cell>
              <table:table-cell office:value-type="float" office:value="1.38477870757949">
                <text:p>1.38477870757949</text:p>
              </table:table-cell>
              <table:table-cell office:value-type="float" office:value="1.38477870757949">
                <text:p>1.38477870757949</text:p>
              </table:table-cell>
            </table:table-row>
            <table:table-row>
              <table:table-cell office:value-type="float" office:value="0.875">
                <text:p>0.875</text:p>
              </table:table-cell>
              <table:table-cell office:value-type="float" office:value="101.994">
                <text:p>101.994</text:p>
              </table:table-cell>
              <table:table-cell office:value-type="float" office:value="2.2054972072153">
                <text:p>2.2054972072153</text:p>
              </table:table-cell>
              <table:table-cell office:value-type="float" office:value="2.2054972072153">
                <text:p>2.2054972072153</text:p>
              </table:table-cell>
              <table:table-cell office:value-type="float" office:value="99.1223333333334">
                <text:p>99.1223333333334</text:p>
              </table:table-cell>
              <table:table-cell office:value-type="float" office:value="1.98371070494655">
                <text:p>1.98371070494655</text:p>
              </table:table-cell>
              <table:table-cell office:value-type="float" office:value="1.98371070494655">
                <text:p>1.98371070494655</text:p>
              </table:table-cell>
              <table:table-cell office:value-type="float" office:value="99.445">
                <text:p>99.445</text:p>
              </table:table-cell>
              <table:table-cell office:value-type="float" office:value="2.26762940169867">
                <text:p>2.26762940169867</text:p>
              </table:table-cell>
              <table:table-cell office:value-type="float" office:value="2.26762940169867">
                <text:p>2.2676294016986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loext:min-decimal-places="2" number:min-integer-digits="1"/>
    </number:number-style>
    <number:time-style style:name="N40">
      <number:hours number:style="long"/>
      <number:text>:</number:text>
      <number:minutes number:style="long"/>
    </number:time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solid" draw:fill-color="#ffffff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 chart:error-category="cell-range"/>
    </style:style>
    <style:style style:name="ch6" style:family="chart" style:data-style-name="N4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0"/>
      <style:text-properties fo:font-size="9pt" style:font-size-asian="9pt" style:font-size-complex="9pt"/>
    </style:style>
    <style:style style:name="ch8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2">
      <style:chart-properties chart:link-data-style-to-source="true" chart:error-category="cell-range" chart:error-upper-range="10p_scenario1_no.C17:10p_scenario1_no.C23" chart:error-lower-range="10p_scenario1_no.C17:10p_scenario1_no.C23"/>
      <style:graphic-properties draw:stroke="none" draw:fill-color="#004586"/>
      <style:text-properties fo:font-size="10pt" style:font-size-asian="10pt" style:font-size-complex="10pt"/>
    </style:style>
    <style:style style:name="ch12" style:family="chart">
      <style:chart-properties chart:error-upper-indicator="true" chart:error-lower-indicator="true" chart:error-category="cell-range" chart:error-upper-range="10p_scenario1_no.C17:10p_scenario1_no.C23" chart:error-lower-range="10p_scenario1_no.C17:10p_scenario1_no.C23" loext:std-weight="1"/>
      <style:graphic-properties draw:stroke="solid" svg:stroke-width="0cm" svg:stroke-color="#000000" svg:stroke-opacity="100%" draw:stroke-linejoin="round"/>
    </style:style>
    <style:style style:name="ch13" style:family="chart" style:data-style-name="N2">
      <style:chart-properties chart:link-data-style-to-source="true" chart:error-category="cell-range" chart:error-upper-range="10p_scenario2_no.C17:10p_scenario2_no.C23" chart:error-lower-range="10p_scenario2_no.C17:10p_scenario2_no.C23"/>
      <style:graphic-properties draw:stroke="none" draw:fill-color="#579d1c"/>
      <style:text-properties fo:font-size="10pt" style:font-size-asian="10pt" style:font-size-complex="10pt"/>
    </style:style>
    <style:style style:name="ch14" style:family="chart">
      <style:chart-properties chart:error-upper-indicator="true" chart:error-lower-indicator="true" chart:error-category="cell-range" chart:error-upper-range="10p_scenario2_no.C17:10p_scenario2_no.C23" chart:error-lower-range="10p_scenario2_no.C17:10p_scenario2_no.C23" loext:std-weight="1"/>
      <style:graphic-properties draw:stroke="solid" svg:stroke-width="0cm" svg:stroke-color="#000000" svg:stroke-opacity="100%" draw:stroke-linejoin="round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2.001cm" svg:height="8.001cm" xlink:href=".." xlink:type="simple" chart:class="chart:bar" chart:style-name="ch1">
        <chart:title svg:x="2.965cm" svg:y="0.454cm" chart:style-name="ch2">
          <text:p>Temps moyen des trajets sur le réseau</text:p>
        </chart:title>
        <chart:subtitle svg:x="3.584cm" svg:y="1.261cm" chart:style-name="ch3">
          <text:p>30 simulations par scénario</text:p>
        </chart:subtitle>
        <chart:legend svg:x="8.192cm" svg:y="2.078cm" style:legend-expansion="custom" chartooo:width="3.569cm" chartooo:height="1.366cm" style:legend-expansion-aspect-ratio="2.61273792093704" chart:style-name="ch4"/>
        <chart:plot-area chart:style-name="ch5" table:cell-range-address="10p_scenario1_min.A8:10p_scenario1_min.A14 10p_scenario1_no.B8:10p_scenario1_no.B14 10p_scenario2_no.B8:10p_scenario2_no.B14" chart:data-source-has-labels="both" svg:x="1.234cm" svg:y="2.078cm" svg:width="10.527cm" svg:height="4.799cm">
          <chartooo:coordinate-region svg:x="2.649cm" svg:y="2.274cm" svg:width="9.112cm" svg:height="3.964cm"/>
          <chart:axis chart:dimension="x" chart:name="primary-x" chart:style-name="ch6" chartooo:axis-type="auto">
            <chartooo:date-scale/>
            <chart:title svg:x="5.937cm" svg:y="7.029cm" chart:style-name="ch7">
              <text:p>Heures</text:p>
            </chart:title>
            <chart:categories table:cell-range-address="10p_scenario1_min.A8:10p_scenario1_min.A14"/>
          </chart:axis>
          <chart:axis chart:dimension="y" chart:name="primary-y" chart:style-name="ch8">
            <chart:title svg:x="0.492cm" svg:y="5.08cm" chart:style-name="ch9">
              <text:p>Durée (secondes)</text:p>
            </chart:title>
            <chart:grid chart:style-name="ch10" chart:class="major"/>
          </chart:axis>
          <chart:series chart:style-name="ch11" chart:values-cell-range-address="10p_scenario1_no.B8:10p_scenario1_no.B14" loext:label-string="&quot;Scénario actuel&quot;" chart:class="chart:bar">
            <chart:error-indicator chart:style-name="ch12" chart:dimension="y"/>
            <chart:data-point chart:repeated="7"/>
          </chart:series>
          <chart:series chart:style-name="ch13" chart:values-cell-range-address="10p_scenario2_no.B8:10p_scenario2_no.B14" loext:label-string="&quot;Scénario 2&quot;" chart:class="chart:bar">
            <chart:error-indicator chart:style-name="ch14" chart:dimension="y"/>
            <chart:data-point chart:repeated="7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cénario actuel</text:p>
              </table:table-cell>
              <table:table-cell office:value-type="string">
                <text:p>Column C</text:p>
              </table:table-cell>
              <table:table-cell office:value-type="string">
                <text:p>Column C</text:p>
              </table:table-cell>
              <table:table-cell office:value-type="string">
                <text:p>Scénario 2</text:p>
              </table:table-cell>
              <table:table-cell office:value-type="string">
                <text:p>Column C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float" office:value="0.25">
                <text:p>0.25</text:p>
                <draw:g>
                  <svg:desc>10p_scenario1_min.A8:10p_scenario1_min.A14</svg:desc>
                </draw:g>
              </table:table-cell>
              <table:table-cell office:value-type="float" office:value="126.798333333333">
                <text:p>126.798333333333</text:p>
                <draw:g>
                  <svg:desc>10p_scenario1_no.B8:10p_scenario1_no.B14</svg:desc>
                </draw:g>
              </table:table-cell>
              <table:table-cell office:value-type="float" office:value="1.08296108547061">
                <text:p>1.08296108547061</text:p>
                <draw:g>
                  <svg:desc>10p_scenario1_no.C17:10p_scenario1_no.C23</svg:desc>
                </draw:g>
              </table:table-cell>
              <table:table-cell office:value-type="float" office:value="1.08296108547061">
                <text:p>1.08296108547061</text:p>
                <draw:g>
                  <svg:desc>10p_scenario1_no.C17:10p_scenario1_no.C23</svg:desc>
                </draw:g>
              </table:table-cell>
              <table:table-cell office:value-type="float" office:value="123.514">
                <text:p>123.514</text:p>
                <draw:g>
                  <svg:desc>10p_scenario2_no.B8:10p_scenario2_no.B14</svg:desc>
                </draw:g>
              </table:table-cell>
              <table:table-cell office:value-type="float" office:value="1.12523632256037">
                <text:p>1.12523632256037</text:p>
                <draw:g>
                  <svg:desc>10p_scenario2_no.C17:10p_scenario2_no.C23</svg:desc>
                </draw:g>
              </table:table-cell>
              <table:table-cell office:value-type="float" office:value="1.12523632256037">
                <text:p>1.12523632256037</text:p>
                <draw:g>
                  <svg:desc>10p_scenario2_no.C17:10p_scenario2_no.C23</svg:desc>
                </draw:g>
              </table:table-cell>
            </table:table-row>
            <table:table-row>
              <table:table-cell office:value-type="float" office:value="0.291666666666667">
                <text:p>0.291666666666667</text:p>
              </table:table-cell>
              <table:table-cell office:value-type="float" office:value="202.313">
                <text:p>202.313</text:p>
              </table:table-cell>
              <table:table-cell office:value-type="float" office:value="19.6756588170525">
                <text:p>19.6756588170525</text:p>
              </table:table-cell>
              <table:table-cell office:value-type="float" office:value="19.6756588170525">
                <text:p>19.6756588170525</text:p>
              </table:table-cell>
              <table:table-cell office:value-type="float" office:value="193.88">
                <text:p>193.88</text:p>
              </table:table-cell>
              <table:table-cell office:value-type="float" office:value="13.9218540886036">
                <text:p>13.9218540886036</text:p>
              </table:table-cell>
              <table:table-cell office:value-type="float" office:value="13.9218540886036">
                <text:p>13.9218540886036</text:p>
              </table:table-cell>
            </table:table-row>
            <table:table-row>
              <table:table-cell office:value-type="float" office:value="0.333333333333333">
                <text:p>0.333333333333333</text:p>
              </table:table-cell>
              <table:table-cell office:value-type="float" office:value="327.691666666667">
                <text:p>327.691666666667</text:p>
              </table:table-cell>
              <table:table-cell office:value-type="float" office:value="41.8929214112339">
                <text:p>41.8929214112339</text:p>
              </table:table-cell>
              <table:table-cell office:value-type="float" office:value="41.8929214112339">
                <text:p>41.8929214112339</text:p>
              </table:table-cell>
              <table:table-cell office:value-type="float" office:value="326.356666666667">
                <text:p>326.356666666667</text:p>
              </table:table-cell>
              <table:table-cell office:value-type="float" office:value="28.8107101653167">
                <text:p>28.8107101653167</text:p>
              </table:table-cell>
              <table:table-cell office:value-type="float" office:value="28.8107101653167">
                <text:p>28.8107101653167</text:p>
              </table:table-cell>
            </table:table-row>
            <table:table-row>
              <table:table-cell office:value-type="float" office:value="0.375">
                <text:p>0.375</text:p>
              </table:table-cell>
              <table:table-cell office:value-type="float" office:value="561.563333333333">
                <text:p>561.563333333333</text:p>
              </table:table-cell>
              <table:table-cell office:value-type="float" office:value="58.4436007381593">
                <text:p>58.4436007381593</text:p>
              </table:table-cell>
              <table:table-cell office:value-type="float" office:value="58.4436007381593">
                <text:p>58.4436007381593</text:p>
              </table:table-cell>
              <table:table-cell office:value-type="float" office:value="593.187666666667">
                <text:p>593.187666666667</text:p>
              </table:table-cell>
              <table:table-cell office:value-type="float" office:value="39.36599028685">
                <text:p>39.36599028685</text:p>
              </table:table-cell>
              <table:table-cell office:value-type="float" office:value="39.36599028685">
                <text:p>39.36599028685</text:p>
              </table:table-cell>
            </table:table-row>
            <table:table-row>
              <table:table-cell office:value-type="float" office:value="0.416666666666667">
                <text:p>0.416666666666667</text:p>
              </table:table-cell>
              <table:table-cell office:value-type="float" office:value="264.223333333333">
                <text:p>264.223333333333</text:p>
              </table:table-cell>
              <table:table-cell office:value-type="float" office:value="13.1194333175908">
                <text:p>13.1194333175908</text:p>
              </table:table-cell>
              <table:table-cell office:value-type="float" office:value="13.1194333175908">
                <text:p>13.1194333175908</text:p>
              </table:table-cell>
              <table:table-cell office:value-type="float" office:value="271.874666666667">
                <text:p>271.874666666667</text:p>
              </table:table-cell>
              <table:table-cell office:value-type="float" office:value="3.16846677813386">
                <text:p>3.16846677813386</text:p>
              </table:table-cell>
              <table:table-cell office:value-type="float" office:value="3.16846677813386">
                <text:p>3.16846677813386</text:p>
              </table:table-cell>
            </table:table-row>
            <table:table-row>
              <table:table-cell office:value-type="float" office:value="0.458333333333333">
                <text:p>0.458333333333333</text:p>
              </table:table-cell>
              <table:table-cell office:value-type="float" office:value="123.73">
                <text:p>123.73</text:p>
              </table:table-cell>
              <table:table-cell office:value-type="float" office:value="1.30118177937923">
                <text:p>1.30118177937923</text:p>
              </table:table-cell>
              <table:table-cell office:value-type="float" office:value="1.30118177937923">
                <text:p>1.30118177937923</text:p>
              </table:table-cell>
              <table:table-cell office:value-type="float" office:value="125.651">
                <text:p>125.651</text:p>
              </table:table-cell>
              <table:table-cell office:value-type="float" office:value="1.73345608539703">
                <text:p>1.73345608539703</text:p>
              </table:table-cell>
              <table:table-cell office:value-type="float" office:value="1.73345608539703">
                <text:p>1.73345608539703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120.219">
                <text:p>120.219</text:p>
              </table:table-cell>
              <table:table-cell office:value-type="float" office:value="2.2054972072153">
                <text:p>2.2054972072153</text:p>
              </table:table-cell>
              <table:table-cell office:value-type="float" office:value="2.2054972072153">
                <text:p>2.2054972072153</text:p>
              </table:table-cell>
              <table:table-cell office:value-type="float" office:value="115.961333333333">
                <text:p>115.961333333333</text:p>
              </table:table-cell>
              <table:table-cell office:value-type="float" office:value="1.98371070494655">
                <text:p>1.98371070494655</text:p>
              </table:table-cell>
              <table:table-cell office:value-type="float" office:value="1.98371070494655">
                <text:p>1.9837107049465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